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362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cccccc"/>
      <style:text-properties fo:color="#ffffff" style:font-name="Arial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in"/>
      <style:text-properties fo:color="#ffffff" style:font-name="Arial" fo:font-size="13pt" fo:font-weight="bold" style:font-size-asian="13pt" style:font-weight-asian="bold" style:font-size-complex="13pt" style:font-weight-complex="bold"/>
    </style:style>
    <style:style style:name="ce102" style:family="table-cell" style:parent-style-name="Default" style:data-style-name="N104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04">
      <style:table-cell-properties fo:background-color="#cccccc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color="#ffffff" style:font-name="Arial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 style:data-style-name="N0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cccccc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in"/>
      <style:text-properties fo:color="#ffffff" style:font-name="Arial"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color="#ffffff" style:font-name="Arial" fo:font-size="13pt" fo:font-weight="bold" style:font-size-asian="13pt" style:font-weight-asian="bold" style:font-size-complex="13pt" style:font-weight-complex="bold"/>
    </style:style>
    <style:style style:name="ce119" style:family="table-cell" style:parent-style-name="Default" style:data-style-name="N104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30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color="#ffffff" style:font-name="Arial" fo:font-size="11pt" fo:font-weight="bold" style:font-size-asian="11pt" style:font-weight-asian="bold" style:font-size-complex="11pt" style:font-weight-complex="bold"/>
    </style:style>
    <style:style style:name="ce1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ffffff" style:font-name="Arial"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104">
      <style:table-cell-properties fo:background-color="#cccccc" style:text-align-source="fix" style:repeat-content="false" style:vertical-align="middle"/>
      <style:paragraph-properties fo:text-align="center" fo:margin-left="0in"/>
      <style:text-properties fo:color="#ffffff" style:font-name="Arial"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 style:data-style-name="N104">
      <style:table-cell-properties fo:background-color="#333333" style:text-align-source="fix" style:repeat-content="false" fo:border="0.74pt solid #000000" style:vertical-align="middle"/>
      <style:paragraph-properties fo:text-align="center" fo:margin-left="0in"/>
      <style:text-properties fo:color="#ffffff" style:font-name="Arial" fo:font-size="11pt" fo:font-weight="bold" style:font-size-asian="11pt" style:font-weight-asian="bold" style:font-size-complex="11pt" style:font-weight-complex="bold"/>
    </style:style>
    <style:style style:name="ce143" style:family="table-cell" style:parent-style-name="Default" style:data-style-name="N104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04">
      <style:table-cell-properties fo:background-color="#333333" style:text-align-source="fix" style:repeat-content="false" style:vertical-align="middle"/>
      <style:paragraph-properties fo:text-align="center" fo:margin-left="0in"/>
      <style:text-properties fo:color="#ffffff" style:font-name="Arial" fo:font-size="8pt" fo:font-weight="bold" style:font-size-asian="8pt" style:font-weight-asian="bold" style:font-size-complex="8pt" style:font-weight-complex="bold"/>
    </style:style>
    <style:style style:name="ce146" style:family="table-cell" style:parent-style-name="Default" style:data-style-name="N104">
      <style:table-cell-properties fo:background-color="#cccccc" style:text-align-source="fix" style:repeat-content="false" style:vertical-align="middle"/>
      <style:paragraph-properties fo:text-align="center" fo:margin-left="0in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104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>
      <style:table-cell-properties fo:background-color="#cccccc"/>
      <style:text-properties fo:color="#000000" fo:font-weight="bold" style:font-weight-asian="bold" style:font-weight-complex="bold"/>
    </style:style>
    <style:style style:name="ce151" style:family="table-cell" style:parent-style-name="Default" style:data-style-name="N104">
      <style:table-cell-properties fo:background-color="#cccccc"/>
      <style:text-properties fo:font-weight="bold" style:font-weight-asian="bold" style:font-weight-complex="bold"/>
    </style:style>
    <style:style style:name="ce153" style:family="table-cell" style:parent-style-name="Default" style:data-style-name="N104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 style:data-style-name="N104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cccccc" fo:border="none"/>
      <style:text-properties fo:font-weight="bold" style:font-weight-asian="bold" style:font-weight-complex="bold"/>
    </style:style>
    <style:style style:name="ce43" style:family="table-cell" style:parent-style-name="Default" style:data-style-name="N104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104">
      <style:table-cell-properties fo:background-color="#cccccc" fo:border="none"/>
      <style:text-properties fo:font-weight="bold" style:font-weight-asian="bold" style:font-weight-complex="bold"/>
    </style:style>
    <style:style style:name="ce17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17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74" style:family="table-cell" style:parent-style-name="Default" style:data-style-name="N104">
      <style:table-cell-properties fo:background-color="#cccccc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104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5" style:family="table-cell" style:parent-style-name="Default" style:data-style-name="N104">
      <style:table-cell-properties fo:background-color="#666666" style:text-align-source="fix" style:repeat-content="false" fo:border="0.74pt solid #000000" style:vertical-align="middle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196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in"/>
      <style:text-properties fo:color="#ffffff" style:font-name="Arial" fo:font-size="11pt" fo:font-weight="bold" style:font-size-asian="11pt" style:font-weight-asian="bold" style:font-size-complex="11pt" style:font-weight-complex="bold"/>
    </style:style>
    <style:style style:name="ce198" style:family="table-cell" style:parent-style-name="Default" style:data-style-name="N104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 style:data-style-name="N104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 style:data-style-name="N104">
      <style:table-cell-properties fo:background-color="#cccccc" style:text-align-source="fix" style:repeat-content="false" fo:border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01" style:family="table-cell" style:parent-style-name="Default" style:data-style-name="N104">
      <style:table-cell-properties fo:background-color="#cccccc" style:text-align-source="fix" style:repeat-content="false" fo:border="none" style:vertical-align="middl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202" style:family="table-cell" style:parent-style-name="Default">
      <style:table-cell-properties fo:background-color="#cccccc"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99" style:family="table-cell" style:parent-style-name="Default" style:data-style-name="N104">
      <style:table-cell-properties fo:background-color="#cccccc" style:text-align-source="fix" style:repeat-content="false" fo:border="none" style:vertical-align="top"/>
      <style:paragraph-properties fo:text-align="end" fo:margin-left="0in"/>
      <style:text-properties fo:font-weight="bold" style:font-weight-asian="bold" style:font-weight-complex="bold"/>
    </style:style>
    <style:style style:name="ce206" style:family="table-cell" style:parent-style-name="Default" style:data-style-name="N104">
      <style:table-cell-properties fo:background-color="#cccccc" style:text-align-source="fix" style:repeat-content="false" fo:border="none" style:vertical-align="middle"/>
      <style:paragraph-properties fo:text-align="start" fo:margin-left="0in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207" style:family="table-cell" style:parent-style-name="Default">
      <style:table-cell-properties fo:background-color="#cccccc" style:text-align-source="fix" style:repeat-content="false" style:vertical-align="middle"/>
      <style:paragraph-properties fo:text-align="end" fo:margin-left="0in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208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  <style:text-properties fo:color="#ffffff" style:font-name="Arial" fo:font-size="8pt" fo:font-weight="bold" style:font-size-asian="8pt" style:font-weight-asian="bold" style:font-size-complex="8pt" style:font-weight-complex="bold"/>
    </style:style>
    <style:style style:name="ce209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210" style:family="table-cell" style:parent-style-name="Default">
      <style:table-cell-properties fo:background-color="#cccccc" style:text-align-source="value-type" style:repeat-content="false" style:vertical-align="middle"/>
      <style:paragraph-properties fo:margin-left="0in"/>
      <style:text-properties fo:font-size="8pt" fo:font-weight="bold" style:font-size-asian="8pt" style:font-weight-asian="bold" style:font-size-complex="8pt" style:font-weight-complex="bold"/>
    </style:style>
    <style:style style:name="ce211" style:family="table-cell" style:parent-style-name="Default" style:data-style-name="N104">
      <style:table-cell-properties fo:background-color="#cccccc" style:text-align-source="value-type" style:repeat-content="false" fo:border="none" style:vertical-align="middle"/>
      <style:paragraph-properties fo:margin-left="0in"/>
      <style:text-properties fo:font-weight="bold" style:font-weight-asian="bold" style:font-weight-complex="bold"/>
    </style:style>
    <style:style style:name="ce212" style:family="table-cell" style:parent-style-name="Default" style:data-style-name="N104">
      <style:table-cell-properties fo:background-color="#cccccc" style:text-align-source="fix" style:repeat-content="false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13" style:family="table-cell" style:parent-style-name="Default" style:data-style-name="N104">
      <style:table-cell-properties fo:background-color="#cccccc" style:text-align-source="fix" style:repeat-content="false" fo:border="none" style:vertical-align="middl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14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cccccc" style:text-align-source="value-type" style:repeat-content="false" style:vertical-align="middle"/>
      <style:paragraph-properties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7" style:family="table-cell" style:parent-style-name="Default" style:data-style-name="N104">
      <style:table-cell-properties fo:background-color="#cccccc"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18" style:family="table-cell" style:parent-style-name="Default" style:data-style-name="N104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color="#000000" style:font-name="Liberation Serif" fo:font-size="10pt" fo:font-weight="normal" style:font-name-asian="Segoe UI" style:font-size-asian="10pt" style:font-weight-asian="normal" style:font-name-complex="Tahoma" style:font-size-complex="10pt" style:font-weight-complex="normal"/>
    </style:style>
    <style:style style:name="ce219" style:family="table-cell" style:parent-style-name="Default" style:data-style-name="N104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20" style:family="table-cell" style:parent-style-name="Default">
      <style:table-cell-properties fo:background-color="#cccccc" style:text-align-source="fix" style:repeat-content="false" style:vertical-align="middl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 style:data-style-name="N63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27" style:family="table-cell" style:parent-style-name="Default">
      <style:table-cell-properties fo:background-color="#cccccc" style:text-align-source="value-type" style:repeat-content="false" style:vertical-align="middle"/>
      <style:paragraph-properties fo:margin-left="0in"/>
      <style:text-properties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 style:data-style-name="N104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32pt" fo:font-weight="normal" style:font-size-asian="32pt" style:font-weight-asian="normal" style:font-size-complex="32pt" style:font-weight-complex="normal"/>
    </style:style>
    <style:style style:name="ce229" style:family="table-cell" style:parent-style-name="Default" style:data-style-name="N104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>
      <style:table-cell-properties fo:background-color="#cccccc" style:text-align-source="value-type" style:repeat-content="false" style:vertical-align="middl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 style:data-style-name="N104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34" style:family="table-cell" style:parent-style-name="Default" style:data-style-name="N0">
      <style:table-cell-properties fo:background-color="#333333" style:text-align-source="fix" style:repeat-content="false" fo:border="0.74pt solid #000000" style:vertical-align="middle"/>
      <style:paragraph-properties fo:text-align="center" fo:margin-left="0in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fo:border-bottom="none" fo:background-color="#cccccc" fo:border-left="0.74pt solid #000000" fo:border-right="none" fo:border-top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237" style:family="table-cell" style:parent-style-name="Default" style:data-style-name="N104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25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ffffff" style:font-name="Arial" fo:font-size="13pt" fo:font-weight="bold" style:font-size-asian="13pt" style:font-weight-asian="bold" style:font-size-complex="13pt" style:font-weight-complex="bold"/>
    </style:style>
    <style:style style:name="ce262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start" fo:margin-left="0in"/>
      <style:text-properties fo:color="#ffffff" style:font-name="Arial" fo:font-size="13pt" fo:font-weight="bold" style:font-size-asian="13pt" style:font-weight-asian="bold" style:font-size-complex="13pt" style:font-weight-complex="bold"/>
    </style:style>
    <style:style style:name="ce264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color="#ffffff" style:font-name="Arial" fo:font-size="11pt" fo:font-weight="bold" style:font-size-asian="11pt" style:font-weight-asian="bold" style:font-size-complex="11pt" style:font-weight-complex="bold"/>
    </style:style>
    <style:style style:name="ce265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>
      <style:table-cell-properties fo:border-bottom="0.74pt solid #000000" fo:background-color="#cccccc" fo:border-left="none" fo:border-right="0.74pt solid #000000" fo:border-top="0.74pt solid #000000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fo:border-bottom="none" fo:background-color="#cccccc" fo:border-left="none" fo:border-right="0.74pt solid #000000" fo:border-top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268" style:family="table-cell" style:parent-style-name="Default">
      <style:table-cell-properties fo:border-bottom="0.74pt solid #000000" fo:background-color="#cccccc" fo:border-left="none" fo:border-right="0.74pt solid #000000" fo:border-top="none"/>
      <style:text-properties fo:color="#ffffff" style:font-name="Arial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 style:data-style-name="N104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ffffff" style:font-name="Arial" fo:font-size="11pt" fo:font-weight="bold" style:font-size-asian="11pt" style:font-weight-asian="bold" style:font-size-complex="11pt" style:font-weight-complex="bold"/>
    </style:style>
    <style:style style:name="ce270" style:family="table-cell" style:parent-style-name="Default" style:data-style-name="N104">
      <style:table-cell-properties fo:background-color="#333333" style:text-align-source="fix" style:repeat-content="false" fo:border="0.74pt solid #000000" style:vertical-align="middle"/>
      <style:paragraph-properties fo:text-align="center" fo:margin-left="0in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104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color="#ffffff" style:font-name="Arial" fo:font-size="11pt" fo:font-weight="bold" style:font-size-asian="11pt" style:font-weight-asian="bold" style:font-size-complex="11pt" style:font-weight-complex="bold"/>
    </style:style>
    <style:style style:name="ce272" style:family="table-cell" style:parent-style-name="Default" style:data-style-name="N104">
      <style:table-cell-properties fo:background-color="#cccccc" style:text-align-source="fix" style:repeat-content="false" style:vertical-align="middle"/>
      <style:paragraph-properties fo:text-align="center" fo:margin-left="0in"/>
      <style:text-properties fo:color="#ffffff" style:font-name="Arial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04">
      <style:table-cell-properties fo:background-color="#cccccc"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82" style:family="table-cell" style:parent-style-name="Default" style:data-style-name="N104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ence" table:style-name="ta1">
        <table:table-column table:style-name="co1" table:number-columns-repeated="10" table:default-cell-style-name="ce124"/>
        <table:table-column table:style-name="co1" table:default-cell-style-name="ce149"/>
        <table:table-column table:style-name="co1" table:number-columns-repeated="6" table:default-cell-style-name="ce124"/>
        <table:table-column table:style-name="co1" table:number-columns-repeated="8" table:default-cell-style-name="ce35"/>
        <table:table-column table:style-name="co1" table:number-columns-repeated="16359"/>
        <table:table-row table:style-name="ro1">
          <table:table-cell table:style-name="ce1" table:number-columns-repeated="4"/>
          <table:table-cell table:style-name="ce15"/>
          <table:table-cell table:style-name="ce19" table:number-columns-repeated="3"/>
          <table:table-cell table:style-name="ce9" office:value-type="string" calcext:value-type="string" table:number-columns-spanned="1" table:number-rows-spanned="2">
            <text:p>Hours</text:p>
            <text:p>Worked</text:p>
          </table:table-cell>
          <table:table-cell table:style-name="ce140"/>
          <table:table-cell table:style-name="ce21" office:value-type="string" calcext:value-type="string" table:number-columns-spanned="1" table:number-rows-spanned="2">
            <text:p>Daily Earnings</text:p>
            <text:p>Hourly/</text:p>
            <text:p>Comission</text:p>
          </table:table-cell>
          <table:table-cell table:style-name="ce151" table:number-columns-repeated="2"/>
          <table:table-cell table:number-columns-repeated="4"/>
          <table:table-cell table:style-name="ce154" office:value-type="string" calcext:value-type="string">
            <text:p>Veljko</text:p>
          </table:table-cell>
          <table:table-cell table:style-name="ce154" office:value-type="string" calcext:value-type="string">
            <text:p>Stefan</text:p>
          </table:table-cell>
          <table:table-cell table:style-name="ce154" office:value-type="string" calcext:value-type="string">
            <text:p>Vezilije</text:p>
          </table:table-cell>
          <table:table-cell table:style-name="ce154" office:value-type="string" calcext:value-type="string">
            <text:p>Pavle</text:p>
          </table:table-cell>
          <table:table-cell table:style-name="ce154" office:value-type="string" calcext:value-type="string">
            <text:p>Dejan</text:p>
          </table:table-cell>
          <table:table-cell table:style-name="ce154" office:value-type="string" calcext:value-type="string">
            <text:p>Aleksandar</text:p>
          </table:table-cell>
          <table:table-cell table:style-name="ce154" office:value-type="string" calcext:value-type="string">
            <text:p>Pat</text:p>
          </table:table-cell>
          <table:table-cell table:style-name="ce154" office:value-type="string" calcext:value-type="string">
            <text:p>Andrija</text:p>
          </table:table-cell>
          <table:table-cell table:style-name="ce124" table:number-columns-repeated="16359"/>
        </table:table-row>
        <table:table-row table:style-name="ro1">
          <table:table-cell table:style-name="ce100" office:value-type="string" calcext:value-type="string" table:number-columns-spanned="2" table:number-rows-spanned="2">
            <text:p>Sales</text:p>
          </table:table-cell>
          <table:covered-table-cell table:style-name="ce1"/>
          <table:table-cell table:style-name="ce9" office:value-type="string" calcext:value-type="string" table:number-columns-spanned="2" table:number-rows-spanned="2">
            <text:p>Commission from</text:p>
            <text:p> Sales 3%</text:p>
          </table:table-cell>
          <table:covered-table-cell table:style-name="ce1"/>
          <table:table-cell table:style-name="ce126" office:value-type="string" calcext:value-type="string">
            <text:p><text:s/>chatter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Shift</text:p>
          </table:table-cell>
          <table:covered-table-cell table:style-name="ce19"/>
          <table:covered-table-cell table:style-name="ce137"/>
          <table:table-cell table:style-name="ce141" office:value-type="string" calcext:value-type="string">
            <text:p>NETSales</text:p>
          </table:table-cell>
          <table:covered-table-cell table:style-name="ce146"/>
          <table:table-cell/>
          <table:table-cell table:style-name="ce100" office:value-type="string" calcext:value-type="string" table:number-columns-spanned="3" table:number-rows-spanned="3">
            <text:p>Total due hourly/comission/</text:p>
            <text:p>CM% combined</text:p>
          </table:table-cell>
          <table:covered-table-cell table:number-columns-repeated="2" table:style-name="ce1"/>
          <table:table-cell table:number-columns-repeated="2"/>
          <table:table-cell table:style-name="ce155" office:value-type="currency" office:currency="USD" office:value="32.14" calcext:value-type="currency">
            <text:p>$32.14</text:p>
          </table:table-cell>
          <table:table-cell table:style-name="ce155" office:value-type="currency" office:currency="USD" office:value="53.04" calcext:value-type="currency">
            <text:p>$53.04</text:p>
          </table:table-cell>
          <table:table-cell table:style-name="ce155" office:value-type="currency" office:currency="USD" office:value="40.06" calcext:value-type="currency">
            <text:p>$40.06</text:p>
          </table:table-cell>
          <table:table-cell table:style-name="ce155" office:value-type="currency" office:currency="USD" office:value="23.28" calcext:value-type="currency">
            <text:p>$23.28</text:p>
          </table:table-cell>
          <table:table-cell table:style-name="ce155" office:value-type="currency" office:currency="USD" office:value="29.9" calcext:value-type="currency">
            <text:p>$29.90</text:p>
          </table:table-cell>
          <table:table-cell table:style-name="ce155" office:value-type="currency" office:currency="USD" office:value="24" calcext:value-type="currency">
            <text:p>$24.00</text:p>
          </table:table-cell>
          <table:table-cell table:style-name="ce155" office:value-type="currency" office:currency="USD" office:value="28.56" calcext:value-type="currency">
            <text:p>$28.56</text:p>
          </table:table-cell>
          <table:table-cell table:style-name="ce155" office:value-type="currency" office:currency="USD" office:value="31.54" calcext:value-type="currency">
            <text:p>$31.54</text:p>
          </table:table-cell>
          <table:table-cell table:style-name="ce124" table:number-columns-repeated="16359"/>
        </table:table-row>
        <table:table-row table:style-name="ro1">
          <table:covered-table-cell table:number-columns-repeated="4" table:style-name="ce1"/>
          <table:table-cell table:style-name="ce130" office:value-type="string" calcext:value-type="string">
            <text:p>Veljko</text:p>
          </table:table-cell>
          <table:table-cell table:style-name="ce135" office:value-type="string" calcext:value-type="string">
            <text:p>17.7.2025</text:p>
          </table:table-cell>
          <table:table-cell table:style-name="ce135" office:value-type="string" calcext:value-type="string" table:number-columns-spanned="2" table:number-rows-spanned="1">
            <text:p>4PM:1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71.2" calcext:value-type="currency">
            <text:p>$271.20</text:p>
          </table:table-cell>
          <table:table-cell table:style-name="ce3" table:formula="of:=IF(OR([.I3]=&quot;&quot;; [.J3]=&quot;&quot;); &quot;&quot;; [.J3]*0.03 + [.I3]*3)" office:value-type="currency" office:currency="USD" office:value="32.136" calcext:value-type="currency">
            <text:p>$32.14</text:p>
          </table:table-cell>
          <table:table-cell/>
          <table:covered-table-cell table:number-columns-repeated="3" table:style-name="ce1"/>
          <table:table-cell table:number-columns-repeated="2"/>
          <table:table-cell table:style-name="ce155" office:value-type="currency" office:currency="USD" office:value="33.6" calcext:value-type="currency">
            <text:p>$33.60</text:p>
          </table:table-cell>
          <table:table-cell table:style-name="ce155" office:value-type="currency" office:currency="USD" office:value="25.13" calcext:value-type="currency">
            <text:p>$25.13</text:p>
          </table:table-cell>
          <table:table-cell table:style-name="ce155" office:value-type="currency" office:currency="USD" office:value="28.32" calcext:value-type="currency">
            <text:p>$28.32</text:p>
          </table:table-cell>
          <table:table-cell table:style-name="ce155" office:value-type="currency" office:currency="USD" office:value="30.96" calcext:value-type="currency">
            <text:p>$30.96</text:p>
          </table:table-cell>
          <table:table-cell table:style-name="ce155" office:value-type="currency" office:currency="USD" office:value="32.04" calcext:value-type="currency">
            <text:p>$32.04</text:p>
          </table:table-cell>
          <table:table-cell table:style-name="ce155" office:value-type="currency" office:currency="USD" office:value="24" calcext:value-type="currency">
            <text:p>$24.00</text:p>
          </table:table-cell>
          <table:table-cell table:style-name="ce155" office:value-type="currency" office:currency="USD" office:value="31.68" calcext:value-type="currency">
            <text:p>$31.68</text:p>
          </table:table-cell>
          <table:table-cell table:style-name="ce155" office:value-type="currency" office:currency="USD" office:value="41.78" calcext:value-type="currency">
            <text:p>$41.78</text:p>
          </table:table-cell>
          <table:table-cell table:style-name="ce124" table:number-columns-repeated="16359"/>
        </table:table-row>
        <table:table-row table:style-name="ro1">
          <table:table-cell table:style-name="ce102" table:formula="of:=SUM([.J:.J])" office:value-type="currency" office:currency="USD" office:value="11248.85" calcext:value-type="currency" table:number-columns-spanned="2" table:number-rows-spanned="2">
            <text:p>$11,248.85</text:p>
          </table:table-cell>
          <table:covered-table-cell table:style-name="ce5"/>
          <table:table-cell table:style-name="ce102" table:formula="of:=[.A4]*0.03" office:value-type="currency" office:currency="USD" office:value="337.4655" calcext:value-type="currency" table:number-columns-spanned="2" table:number-rows-spanned="2">
            <text:p>$337.47</text:p>
          </table:table-cell>
          <table:covered-table-cell table:style-name="ce5"/>
          <table:table-cell table:style-name="ce130" office:value-type="string" calcext:value-type="string">
            <text:p>Pavle</text:p>
          </table:table-cell>
          <table:table-cell table:style-name="ce135" office:value-type="string" calcext:value-type="string">
            <text:p>17.7.2025</text:p>
          </table:table-cell>
          <table:table-cell table:style-name="ce135" office:value-type="string" calcext:value-type="string" table:number-columns-spanned="2" table:number-rows-spanned="1">
            <text:p>12AM:2AM</text:p>
          </table:table-cell>
          <table:covered-table-cell table:style-name="ce15"/>
          <table:table-cell table:style-name="ce135" office:value-type="float" office:value="2" calcext:value-type="float">
            <text:p>2</text:p>
          </table:table-cell>
          <table:table-cell table:style-name="ce143" office:value-type="currency" office:currency="USD" office:value="576" calcext:value-type="currency">
            <text:p>$576.00</text:p>
          </table:table-cell>
          <table:table-cell table:style-name="ce3" table:formula="of:=IF(OR([.I4]=&quot;&quot;; [.J4]=&quot;&quot;); &quot;&quot;; [.J4]*0.03 + [.I4]*3)" office:value-type="currency" office:currency="USD" office:value="23.28" calcext:value-type="currency">
            <text:p>$23.28</text:p>
          </table:table-cell>
          <table:table-cell/>
          <table:covered-table-cell table:number-columns-repeated="3" table:style-name="ce1"/>
          <table:table-cell table:number-columns-repeated="2"/>
          <table:table-cell table:style-name="ce155" office:value-type="currency" office:currency="USD" office:value="28.56" calcext:value-type="currency">
            <text:p>$28.56</text:p>
          </table:table-cell>
          <table:table-cell table:style-name="ce155" office:value-type="currency" office:currency="USD" office:value="31.2" calcext:value-type="currency">
            <text:p>$31.20</text:p>
          </table:table-cell>
          <table:table-cell table:style-name="ce155" office:value-type="currency" office:currency="USD" office:value="28.08" calcext:value-type="currency">
            <text:p>$28.08</text:p>
          </table:table-cell>
          <table:table-cell table:style-name="ce155" office:value-type="currency" office:currency="USD" office:value="24" calcext:value-type="currency">
            <text:p>$24.00</text:p>
          </table:table-cell>
          <table:table-cell table:style-name="ce155" office:value-type="currency" office:currency="USD" office:value="25.56" calcext:value-type="currency">
            <text:p>$25.56</text:p>
          </table:table-cell>
          <table:table-cell table:style-name="ce155"/>
          <table:table-cell table:style-name="ce155" office:value-type="currency" office:currency="USD" office:value="38.95" calcext:value-type="currency">
            <text:p>$38.95</text:p>
          </table:table-cell>
          <table:table-cell table:style-name="ce155" office:value-type="currency" office:currency="USD" office:value="41.93" calcext:value-type="currency">
            <text:p>$41.93</text:p>
          </table:table-cell>
          <table:table-cell table:style-name="ce124" table:number-columns-repeated="16359"/>
        </table:table-row>
        <table:table-row table:style-name="ro1">
          <table:covered-table-cell table:number-columns-repeated="4" table:style-name="ce5"/>
          <table:table-cell table:style-name="ce130" office:value-type="string" calcext:value-type="string">
            <text:p>Aca Brat</text:p>
          </table:table-cell>
          <table:table-cell table:style-name="ce135" office:value-type="string" calcext:value-type="string">
            <text:p>17.7.2025</text:p>
          </table:table-cell>
          <table:table-cell table:style-name="ce135" office:value-type="string" calcext:value-type="string" table:number-columns-spanned="2" table:number-rows-spanned="1">
            <text:p>2AM: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string" calcext:value-type="string">
            <text:p>/</text:p>
          </table:table-cell>
          <table:table-cell table:style-name="ce3" office:value-type="currency" office:currency="USD" office:value="24" calcext:value-type="currency">
            <text:p>$24.00</text:p>
          </table:table-cell>
          <table:table-cell/>
          <table:table-cell table:style-name="ce153" table:formula="of:=[.C20]+[.C12]+[.C4]" office:value-type="currency" office:currency="USD" office:value="1825.4195" calcext:value-type="currency" table:number-columns-spanned="3" table:number-rows-spanned="3">
            <text:p>$1,825.42</text:p>
          </table:table-cell>
          <table:covered-table-cell table:number-columns-repeated="2" table:style-name="ce1"/>
          <table:table-cell table:number-columns-repeated="2"/>
          <table:table-cell table:style-name="ce155"/>
          <table:table-cell table:style-name="ce155" office:value-type="currency" office:currency="USD" office:value="26.52" calcext:value-type="currency">
            <text:p>$26.52</text:p>
          </table:table-cell>
          <table:table-cell table:style-name="ce155" office:value-type="currency" office:currency="USD" office:value="36.34" calcext:value-type="currency">
            <text:p>$36.34</text:p>
          </table:table-cell>
          <table:table-cell table:style-name="ce155" office:value-type="currency" office:currency="USD" office:value="24.18" calcext:value-type="currency">
            <text:p>$24.18</text:p>
          </table:table-cell>
          <table:table-cell table:style-name="ce155" office:value-type="currency" office:currency="USD" office:value="35.52" calcext:value-type="currency">
            <text:p>$35.52</text:p>
          </table:table-cell>
          <table:table-cell table:style-name="ce155"/>
          <table:table-cell table:style-name="ce155" office:value-type="currency" office:currency="USD" office:value="46.06" calcext:value-type="currency">
            <text:p>$46.06</text:p>
          </table:table-cell>
          <table:table-cell table:style-name="ce155"/>
          <table:table-cell table:style-name="ce124" table:number-columns-repeated="16359"/>
        </table:table-row>
        <table:table-row table:style-name="ro1">
          <table:table-cell table:style-name="ce106"/>
          <table:table-cell table:style-name="ce1"/>
          <table:table-cell table:style-name="ce106"/>
          <table:table-cell table:style-name="ce1"/>
          <table:table-cell table:style-name="ce130" office:value-type="string" calcext:value-type="string">
            <text:p>Veljko</text:p>
          </table:table-cell>
          <table:table-cell table:style-name="ce135" office:value-type="string" calcext:value-type="string">
            <text:p>18.7.2025</text:p>
          </table:table-cell>
          <table:table-cell table:style-name="ce135" office:value-type="string" calcext:value-type="string" table:number-columns-spanned="2" table:number-rows-spanned="1">
            <text:p>10AM:<text:span text:style-name="T3">6PM</text:span>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20.05" calcext:value-type="currency">
            <text:p>$320.05</text:p>
          </table:table-cell>
          <table:table-cell table:style-name="ce3" table:formula="of:=IF(OR([.I6]=&quot;&quot;; [.J6]=&quot;&quot;); &quot;&quot;; [.J6]*0.03 + [.I6]*3)" office:value-type="currency" office:currency="USD" office:value="33.6015" calcext:value-type="currency">
            <text:p>$33.60</text:p>
          </table:table-cell>
          <table:table-cell/>
          <table:covered-table-cell table:number-columns-repeated="3" table:style-name="ce1"/>
          <table:table-cell table:number-columns-repeated="2"/>
          <table:table-cell table:style-name="ce155"/>
          <table:table-cell table:style-name="ce155" office:value-type="currency" office:currency="USD" office:value="39.36" calcext:value-type="currency">
            <text:p>$39.36</text:p>
          </table:table-cell>
          <table:table-cell table:style-name="ce155" office:value-type="currency" office:currency="USD" office:value="27.94" calcext:value-type="currency">
            <text:p>$27.94</text:p>
          </table:table-cell>
          <table:table-cell table:style-name="ce155" office:value-type="currency" office:currency="USD" office:value="24.18" calcext:value-type="currency">
            <text:p>$24.18</text:p>
          </table:table-cell>
          <table:table-cell table:style-name="ce155" office:value-type="currency" office:currency="USD" office:value="35.11" calcext:value-type="currency">
            <text:p>$35.11</text:p>
          </table:table-cell>
          <table:table-cell table:style-name="ce155" table:number-columns-repeated="3"/>
          <table:table-cell table:style-name="ce124" table:number-columns-repeated="16359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Stefan</text:p>
          </table:table-cell>
          <table:table-cell table:style-name="ce135" office:value-type="string" calcext:value-type="string">
            <text:p>18.7.2025</text:p>
          </table:table-cell>
          <table:table-cell table:style-name="ce135" office:value-type="string" calcext:value-type="string" table:number-columns-spanned="2" table:number-rows-spanned="1">
            <text:p>6PM: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68" calcext:value-type="currency">
            <text:p>$968.00</text:p>
          </table:table-cell>
          <table:table-cell table:style-name="ce3" table:formula="of:=IF(OR([.I7]=&quot;&quot;; [.J7]=&quot;&quot;); &quot;&quot;; [.J7]*0.03 + [.I7]*3)" office:value-type="currency" office:currency="USD" office:value="53.04" calcext:value-type="currency">
            <text:p>$53.04</text:p>
          </table:table-cell>
          <table:table-cell/>
          <table:covered-table-cell table:number-columns-repeated="3" table:style-name="ce1"/>
          <table:table-cell table:number-columns-repeated="2"/>
          <table:table-cell table:style-name="ce155"/>
          <table:table-cell table:style-name="ce155" office:value-type="currency" office:currency="USD" office:value="28.8" calcext:value-type="currency">
            <text:p>$28.80</text:p>
          </table:table-cell>
          <table:table-cell table:style-name="ce155"/>
          <table:table-cell table:style-name="ce155" office:value-type="currency" office:currency="USD" office:value="28.44" calcext:value-type="currency">
            <text:p>$28.44</text:p>
          </table:table-cell>
          <table:table-cell table:style-name="ce155" office:value-type="currency" office:currency="USD" office:value="28.39" calcext:value-type="currency">
            <text:p>$28.39</text:p>
          </table:table-cell>
          <table:table-cell table:style-name="ce155" table:number-columns-repeated="3"/>
          <table:table-cell table:style-name="ce124" table:number-columns-repeated="16359"/>
        </table:table-row>
        <table:table-row table:style-name="ro1">
          <table:table-cell table:style-name="ce108"/>
          <table:table-cell table:style-name="ce8"/>
          <table:table-cell table:style-name="ce119"/>
          <table:table-cell table:style-name="ce8"/>
          <table:table-cell table:style-name="ce130" office:value-type="string" calcext:value-type="string">
            <text:p>Milica</text:p>
          </table:table-cell>
          <table:table-cell table:style-name="ce135" office:value-type="string" calcext:value-type="string">
            <text:p>18.7.2025</text:p>
          </table:table-cell>
          <table:table-cell table:style-name="ce135" office:value-type="string" calcext:value-type="string" table:number-columns-spanned="2" table:number-rows-spanned="1">
            <text:p>2AM: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3" table:formula="of:=IF(OR([.I8]=&quot;&quot;; [.J8]=&quot;&quot;); &quot;&quot;; [.J8]*0.03 + [.I8]*3)" office:value-type="currency" office:currency="USD" office:value="24" calcext:value-type="currency">
            <text:p>$24.00</text:p>
          </table:table-cell>
          <table:table-cell table:number-columns-repeated="6"/>
          <table:table-cell table:style-name="ce155"/>
          <table:table-cell table:style-name="ce155" office:value-type="currency" office:currency="USD" office:value="43.92" calcext:value-type="currency">
            <text:p>$43.92</text:p>
          </table:table-cell>
          <table:table-cell table:style-name="ce155"/>
          <table:table-cell table:style-name="ce155" office:value-type="currency" office:currency="USD" office:value="28.44" calcext:value-type="currency">
            <text:p>$28.44</text:p>
          </table:table-cell>
          <table:table-cell table:style-name="ce155" table:number-columns-repeated="4"/>
          <table:table-cell table:style-name="ce124" table:number-columns-repeated="16359"/>
        </table:table-row>
        <table:table-row table:style-name="ro1">
          <table:table-cell table:style-name="ce8" table:number-columns-repeated="4"/>
          <table:table-cell table:style-name="ce130" office:value-type="string" calcext:value-type="string">
            <text:p>Stefan</text:p>
          </table:table-cell>
          <table:table-cell table:style-name="ce135" office:value-type="string" calcext:value-type="string">
            <text:p>19.7.2025</text:p>
          </table:table-cell>
          <table:table-cell table:style-name="ce135" office:value-type="string" calcext:value-type="string" table:number-columns-spanned="2" table:number-rows-spanned="1">
            <text:p>10AM: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7.6" calcext:value-type="currency">
            <text:p>$37.60</text:p>
          </table:table-cell>
          <table:table-cell table:style-name="ce3" table:formula="of:=IF(OR([.I9]=&quot;&quot;; [.J9]=&quot;&quot;); &quot;&quot;; [.J9]*0.03 + [.I9]*3)" office:value-type="currency" office:currency="USD" office:value="25.128" calcext:value-type="currency">
            <text:p>$25.13</text:p>
          </table:table-cell>
          <table:table-cell table:number-columns-repeated="6"/>
          <table:table-cell table:style-name="ce155"/>
          <table:table-cell table:style-name="ce155" office:value-type="currency" office:currency="USD" office:value="33.36" calcext:value-type="currency">
            <text:p>$33.36</text:p>
          </table:table-cell>
          <table:table-cell table:style-name="ce155"/>
          <table:table-cell table:style-name="ce155" office:value-type="currency" office:currency="USD" office:value="26.45" calcext:value-type="currency">
            <text:p>$26.45</text:p>
          </table:table-cell>
          <table:table-cell table:style-name="ce155" table:number-columns-repeated="4"/>
          <table:table-cell table:style-name="ce124" table:number-columns-repeated="16359"/>
        </table:table-row>
        <table:table-row table:style-name="ro1">
          <table:table-cell table:style-name="ce9" office:value-type="string" calcext:value-type="string" table:number-columns-spanned="2" table:number-rows-spanned="2">
            <text:p>Total Paid hours</text:p>
          </table:table-cell>
          <table:covered-table-cell table:style-name="ce1"/>
          <table:table-cell table:style-name="ce9" office:value-type="string" calcext:value-type="string" table:number-columns-spanned="2" table:number-rows-spanned="2">
            <text:p>Total From Hourly Pay</text:p>
          </table:table-cell>
          <table:covered-table-cell table:style-name="ce1"/>
          <table:table-cell table:style-name="ce130" office:value-type="string" calcext:value-type="string">
            <text:p>Pavle</text:p>
          </table:table-cell>
          <table:table-cell table:style-name="ce135" office:value-type="string" calcext:value-type="string">
            <text:p>19.7.2025</text:p>
          </table:table-cell>
          <table:table-cell table:style-name="ce135" office:value-type="string" calcext:value-type="string" table:number-columns-spanned="2" table:number-rows-spanned="1">
            <text:p>6PM: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32" calcext:value-type="currency">
            <text:p>$232.00</text:p>
          </table:table-cell>
          <table:table-cell table:style-name="ce3" table:formula="of:=IF(OR([.I10]=&quot;&quot;; [.J10]=&quot;&quot;); &quot;&quot;; [.J10]*0.03 + [.I10]*3)" office:value-type="currency" office:currency="USD" office:value="30.96" calcext:value-type="currency">
            <text:p>$30.96</text:p>
          </table:table-cell>
          <table:table-cell table:number-columns-repeated="6"/>
          <table:table-cell table:style-name="ce155"/>
          <table:table-cell table:style-name="ce155" office:value-type="currency" office:currency="USD" office:value="24" calcext:value-type="currency">
            <text:p>$24.00</text:p>
          </table:table-cell>
          <table:table-cell table:style-name="ce155"/>
          <table:table-cell table:style-name="ce155" office:value-type="currency" office:currency="USD" office:value="26.64" calcext:value-type="currency">
            <text:p>$26.64</text:p>
          </table:table-cell>
          <table:table-cell table:style-name="ce155" table:number-columns-repeated="4"/>
          <table:table-cell table:style-name="ce124" table:number-columns-repeated="16359"/>
        </table:table-row>
        <table:table-row table:style-name="ro1">
          <table:covered-table-cell table:number-columns-repeated="4" table:style-name="ce1"/>
          <table:table-cell table:style-name="ce130" office:value-type="string" calcext:value-type="string">
            <text:p>Pavle</text:p>
          </table:table-cell>
          <table:table-cell table:style-name="ce135" office:value-type="string" calcext:value-type="string">
            <text:p>19.7.2025</text:p>
          </table:table-cell>
          <table:table-cell table:style-name="ce135" office:value-type="string" calcext:value-type="string" table:number-columns-spanned="2" table:number-rows-spanned="1">
            <text:p>2AM: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3" table:formula="of:=IF(OR([.I11]=&quot;&quot;; [.J11]=&quot;&quot;); &quot;&quot;; [.J11]*0.03 + [.I11]*3)" office:value-type="currency" office:currency="USD" office:value="24" calcext:value-type="currency">
            <text:p>$24.00</text:p>
          </table:table-cell>
          <table:table-cell table:number-columns-repeated="6"/>
          <table:table-cell table:style-name="ce155" table:number-columns-repeated="3"/>
          <table:table-cell table:style-name="ce155" office:value-type="currency" office:currency="USD" office:value="25.56" calcext:value-type="currency">
            <text:p>$25.56</text:p>
          </table:table-cell>
          <table:table-cell table:style-name="ce155" table:number-columns-repeated="4"/>
          <table:table-cell table:style-name="ce124" table:number-columns-repeated="16359"/>
        </table:table-row>
        <table:table-row table:style-name="ro1">
          <table:table-cell table:style-name="ce115" table:formula="of:=SUM([.I:.I])" office:value-type="float" office:value="346" calcext:value-type="float" table:number-columns-spanned="2" table:number-rows-spanned="2">
            <text:p>346</text:p>
          </table:table-cell>
          <table:covered-table-cell table:style-name="ce8"/>
          <table:table-cell table:style-name="ce102" table:formula="of:=[.A12]*3" office:value-type="currency" office:currency="USD" office:value="1038" calcext:value-type="currency" table:number-columns-spanned="2" table:number-rows-spanned="2">
            <text:p>$1,038.00</text:p>
          </table:table-cell>
          <table:covered-table-cell table:style-name="ce8"/>
          <table:table-cell table:style-name="ce130" office:value-type="string" calcext:value-type="string">
            <text:p>Veljko</text:p>
          </table:table-cell>
          <table:table-cell table:style-name="ce135" office:value-type="string" calcext:value-type="string">
            <text:p>20.7.2025</text:p>
          </table:table-cell>
          <table:table-cell table:style-name="ce135" office:value-type="string" calcext:value-type="string" table:number-columns-spanned="2" table:number-rows-spanned="1">
            <text:p>10AM: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52" calcext:value-type="currency">
            <text:p>$152.00</text:p>
          </table:table-cell>
          <table:table-cell table:style-name="ce3" table:formula="of:=IF(OR([.I12]=&quot;&quot;; [.J12]=&quot;&quot;); &quot;&quot;; [.J12]*0.03 + [.I12]*3)" office:value-type="currency" office:currency="USD" office:value="28.56" calcext:value-type="currency">
            <text:p>$28.56</text:p>
          </table:table-cell>
          <table:table-cell table:number-columns-repeated="6"/>
          <table:table-cell table:style-name="ce155" table:number-columns-repeated="3"/>
          <table:table-cell table:style-name="ce155" office:value-type="currency" office:currency="USD" office:value="26.52" calcext:value-type="currency">
            <text:p>$26.52</text:p>
          </table:table-cell>
          <table:table-cell table:style-name="ce155" table:number-columns-repeated="4"/>
          <table:table-cell table:style-name="ce124" table:number-columns-repeated="16359"/>
        </table:table-row>
        <table:table-row table:style-name="ro1">
          <table:covered-table-cell table:number-columns-repeated="4" table:style-name="ce8"/>
          <table:table-cell table:style-name="ce130" office:value-type="string" calcext:value-type="string">
            <text:p>Pavle</text:p>
          </table:table-cell>
          <table:table-cell table:style-name="ce135" office:value-type="string" calcext:value-type="string">
            <text:p>20.7.2025</text:p>
          </table:table-cell>
          <table:table-cell table:style-name="ce135" office:value-type="string" calcext:value-type="string" table:number-columns-spanned="2" table:number-rows-spanned="1">
            <text:p>6PM: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" calcext:value-type="currency">
            <text:p>$6.00</text:p>
          </table:table-cell>
          <table:table-cell table:style-name="ce3" table:formula="of:=IF(OR([.I13]=&quot;&quot;; [.J13]=&quot;&quot;); &quot;&quot;; [.J13]*0.03 + [.I13]*3)" office:value-type="currency" office:currency="USD" office:value="24.18" calcext:value-type="currency">
            <text:p>$24.18</text:p>
          </table:table-cell>
          <table:table-cell table:number-columns-repeated="6"/>
          <table:table-cell table:style-name="ce155" table:number-columns-repeated="3"/>
          <table:table-cell table:style-name="ce155" office:value-type="currency" office:currency="USD" office:value="31.44" calcext:value-type="currency">
            <text:p>$31.44</text:p>
          </table:table-cell>
          <table:table-cell table:style-name="ce155" table:number-columns-repeated="4"/>
          <table:table-cell table:style-name="ce124" table:number-columns-repeated="16359"/>
        </table:table-row>
        <table:table-row table:style-name="ro1">
          <table:table-cell table:style-name="ce8" table:number-columns-repeated="4"/>
          <table:table-cell table:style-name="ce130" office:value-type="string" calcext:value-type="string">
            <text:p>Pavle</text:p>
          </table:table-cell>
          <table:table-cell table:style-name="ce135" office:value-type="string" calcext:value-type="string">
            <text:p>20.7.2025</text:p>
          </table:table-cell>
          <table:table-cell table:style-name="ce135" office:value-type="string" calcext:value-type="string" table:number-columns-spanned="2" table:number-rows-spanned="1">
            <text:p>2AM: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" calcext:value-type="currency">
            <text:p>$6.00</text:p>
          </table:table-cell>
          <table:table-cell table:style-name="ce3" table:formula="of:=IF(OR([.I14]=&quot;&quot;; [.J14]=&quot;&quot;); &quot;&quot;; [.J14]*0.03 + [.I14]*3)" office:value-type="currency" office:currency="USD" office:value="24.18" calcext:value-type="currency">
            <text:p>$24.18</text:p>
          </table:table-cell>
          <table:table-cell table:number-columns-repeated="6"/>
          <table:table-cell table:style-name="ce155" table:number-columns-repeated="8"/>
          <table:table-cell table:style-name="ce124" table:number-columns-repeated="16359"/>
        </table:table-row>
        <table:table-row table:style-name="ro2">
          <table:table-cell table:style-name="ce116"/>
          <table:table-cell table:style-name="ce1"/>
          <table:table-cell table:style-name="ce116"/>
          <table:table-cell table:style-name="ce1"/>
          <table:table-cell table:style-name="ce130" office:value-type="string" calcext:value-type="string">
            <text:p>Stefan</text:p>
          </table:table-cell>
          <table:table-cell table:style-name="ce135" office:value-type="string" calcext:value-type="string">
            <text:p>21.7.2025</text:p>
          </table:table-cell>
          <table:table-cell table:style-name="ce135" office:value-type="string" calcext:value-type="string" table:number-columns-spanned="2" table:number-rows-spanned="1">
            <text:p>10AM: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40" calcext:value-type="currency">
            <text:p>$240.00</text:p>
          </table:table-cell>
          <table:table-cell table:style-name="ce3" table:formula="of:=IF(OR([.I15]=&quot;&quot;; [.J15]=&quot;&quot;); &quot;&quot;; [.J15]*0.03 + [.I15]*3)" office:value-type="currency" office:currency="USD" office:value="31.2" calcext:value-type="currency">
            <text:p>$31.20</text:p>
          </table:table-cell>
          <table:table-cell table:number-columns-repeated="6"/>
          <table:table-cell table:style-name="ce155" table:number-columns-repeated="8"/>
          <table:table-cell table:style-name="ce124" table:number-columns-repeated="16359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Pavle</text:p>
          </table:table-cell>
          <table:table-cell table:style-name="ce135" office:value-type="string" calcext:value-type="string">
            <text:p>21.7.2025</text:p>
          </table:table-cell>
          <table:table-cell table:style-name="ce135" office:value-type="string" calcext:value-type="string" table:number-columns-spanned="2" table:number-rows-spanned="1">
            <text:p>6PM: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48" calcext:value-type="currency">
            <text:p>$148.00</text:p>
          </table:table-cell>
          <table:table-cell table:style-name="ce3" table:formula="of:=IF(OR([.I16]=&quot;&quot;; [.J16]=&quot;&quot;); &quot;&quot;; [.J16]*0.03 + [.I16]*3)" office:value-type="currency" office:currency="USD" office:value="28.44" calcext:value-type="currency">
            <text:p>$28.44</text:p>
          </table:table-cell>
          <table:table-cell table:number-columns-repeated="6"/>
          <table:table-cell table:style-name="ce155" table:number-columns-repeated="8"/>
          <table:table-cell table:style-name="ce124" table:number-columns-repeated="16359"/>
        </table:table-row>
        <table:table-row table:style-name="ro1">
          <table:table-cell table:style-name="ce119"/>
          <table:table-cell table:style-name="ce8"/>
          <table:table-cell table:style-name="ce119"/>
          <table:table-cell table:style-name="ce8"/>
          <table:table-cell table:style-name="ce130" office:value-type="string" calcext:value-type="string">
            <text:p>Dejan</text:p>
          </table:table-cell>
          <table:table-cell table:style-name="ce135" office:value-type="string" calcext:value-type="string">
            <text:p>21.7.2025</text:p>
          </table:table-cell>
          <table:table-cell table:style-name="ce135" office:value-type="string" calcext:value-type="string" table:number-columns-spanned="2" table:number-rows-spanned="1">
            <text:p>2AM: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96.8" calcext:value-type="currency">
            <text:p>$196.80</text:p>
          </table:table-cell>
          <table:table-cell table:style-name="ce3" table:formula="of:=IF(OR([.I17]=&quot;&quot;; [.J17]=&quot;&quot;); &quot;&quot;; [.J17]*0.03 + [.I17]*3)" office:value-type="currency" office:currency="USD" office:value="29.904" calcext:value-type="currency">
            <text:p>$29.90</text:p>
          </table:table-cell>
          <table:table-cell table:number-columns-repeated="6"/>
          <table:table-cell table:style-name="ce155" table:number-columns-repeated="8"/>
          <table:table-cell table:style-name="ce124" table:number-columns-repeated="16359"/>
        </table:table-row>
        <table:table-row table:style-name="ro1">
          <table:table-cell table:style-name="ce100" table:number-columns-spanned="2" table:number-rows-spanned="2"/>
          <table:covered-table-cell table:style-name="ce1"/>
          <table:table-cell table:style-name="ce100" office:value-type="string" calcext:value-type="string" table:number-columns-spanned="2" table:number-rows-spanned="2">
            <text:p><text:span text:style-name="T2">CM % from</text:span></text:p>
            <text:p><text:span text:style-name="T2">Net Sales 4%</text:span></text:p>
          </table:table-cell>
          <table:covered-table-cell table:style-name="ce1"/>
          <table:table-cell table:style-name="ce130" office:value-type="string" calcext:value-type="string">
            <text:p>Stefan</text:p>
          </table:table-cell>
          <table:table-cell table:style-name="ce135" office:value-type="string" calcext:value-type="string">
            <text:p>22.7.2025</text:p>
          </table:table-cell>
          <table:table-cell table:style-name="ce135" office:value-type="string" calcext:value-type="string" table:number-columns-spanned="2" table:number-rows-spanned="1">
            <text:p>10AM: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4" calcext:value-type="currency">
            <text:p>$84.00</text:p>
          </table:table-cell>
          <table:table-cell table:style-name="ce3" table:formula="of:=IF(OR([.I18]=&quot;&quot;; [.J18]=&quot;&quot;); &quot;&quot;; [.J18]*0.03 + [.I18]*3)" office:value-type="currency" office:currency="USD" office:value="26.52" calcext:value-type="currency">
            <text:p>$26.52</text:p>
          </table:table-cell>
          <table:table-cell table:number-columns-repeated="6"/>
          <table:table-cell table:style-name="ce155" table:number-columns-repeated="8"/>
          <table:table-cell table:style-name="ce124" table:number-columns-repeated="16359"/>
        </table:table-row>
        <table:table-row table:style-name="ro1">
          <table:covered-table-cell table:number-columns-repeated="4" table:style-name="ce1"/>
          <table:table-cell table:style-name="ce130" office:value-type="string" calcext:value-type="string">
            <text:p>Pavle</text:p>
          </table:table-cell>
          <table:table-cell table:style-name="ce135" office:value-type="string" calcext:value-type="string">
            <text:p>22.7.2025</text:p>
          </table:table-cell>
          <table:table-cell table:style-name="ce135" office:value-type="string" calcext:value-type="string" table:number-columns-spanned="2" table:number-rows-spanned="1">
            <text:p>6PM: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48" calcext:value-type="currency">
            <text:p>$148.00</text:p>
          </table:table-cell>
          <table:table-cell table:style-name="ce3" table:formula="of:=IF(OR([.I19]=&quot;&quot;; [.J19]=&quot;&quot;); &quot;&quot;; [.J19]*0.03 + [.I19]*3)" office:value-type="currency" office:currency="USD" office:value="28.44" calcext:value-type="currency">
            <text:p>$28.44</text:p>
          </table:table-cell>
          <table:table-cell table:number-columns-repeated="6"/>
          <table:table-cell table:style-name="ce155" table:number-columns-repeated="8"/>
          <table:table-cell table:style-name="ce124" table:number-columns-repeated="16359"/>
        </table:table-row>
        <table:table-row table:style-name="ro1">
          <table:table-cell table:style-name="ce102" table:number-columns-spanned="2" table:number-rows-spanned="2"/>
          <table:covered-table-cell table:style-name="ce8"/>
          <table:table-cell table:style-name="ce102" table:formula="of:=[.A4]*0.04" office:value-type="currency" office:currency="USD" office:value="449.954" calcext:value-type="currency" table:number-columns-spanned="2" table:number-rows-spanned="2">
            <text:p>$449.95</text:p>
          </table:table-cell>
          <table:covered-table-cell table:style-name="ce8"/>
          <table:table-cell table:style-name="ce130" office:value-type="string" calcext:value-type="string">
            <text:p>Dejan</text:p>
          </table:table-cell>
          <table:table-cell table:style-name="ce135" office:value-type="string" calcext:value-type="string">
            <text:p>22.7.2025</text:p>
          </table:table-cell>
          <table:table-cell table:style-name="ce135" office:value-type="string" calcext:value-type="string" table:number-columns-spanned="2" table:number-rows-spanned="1">
            <text:p>2AM: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68" calcext:value-type="currency">
            <text:p>$268.00</text:p>
          </table:table-cell>
          <table:table-cell table:style-name="ce3" table:formula="of:=IF(OR([.I20]=&quot;&quot;; [.J20]=&quot;&quot;); &quot;&quot;; [.J20]*0.03 + [.I20]*3)" office:value-type="currency" office:currency="USD" office:value="32.04" calcext:value-type="currency">
            <text:p>$32.04</text:p>
          </table:table-cell>
          <table:table-cell table:number-columns-repeated="6"/>
          <table:table-cell table:style-name="ce155" table:number-columns-repeated="8"/>
          <table:table-cell table:style-name="ce124" table:number-columns-repeated="16359"/>
        </table:table-row>
        <table:table-row table:style-name="ro1">
          <table:covered-table-cell table:number-columns-repeated="4" table:style-name="ce8"/>
          <table:table-cell table:style-name="ce130" office:value-type="string" calcext:value-type="string">
            <text:p>Stefan</text:p>
          </table:table-cell>
          <table:table-cell table:style-name="ce135" office:value-type="string" calcext:value-type="string">
            <text:p>23.7.2025</text:p>
          </table:table-cell>
          <table:table-cell table:style-name="ce135" office:value-type="string" calcext:value-type="string" table:number-columns-spanned="2" table:number-rows-spanned="1">
            <text:p>10AM: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3" table:formula="of:=IF(OR([.I21]=&quot;&quot;; [.J21]=&quot;&quot;); &quot;&quot;; [.J21]*0.03 + [.I21]*3)" office:value-type="currency" office:currency="USD" office:value="24" calcext:value-type="currency">
            <text:p>$24.00</text:p>
          </table:table-cell>
          <table:table-cell table:number-columns-repeated="6"/>
          <table:table-cell table:style-name="ce155" table:number-columns-repeated="8"/>
          <table:table-cell table:style-name="ce124" table:number-columns-repeated="16359"/>
        </table:table-row>
        <table:table-row table:style-name="ro1">
          <table:table-cell table:style-name="ce8" table:number-columns-repeated="4"/>
          <table:table-cell table:style-name="ce130" office:value-type="string" calcext:value-type="string">
            <text:p>Vezilije</text:p>
          </table:table-cell>
          <table:table-cell table:style-name="ce135" office:value-type="string" calcext:value-type="string">
            <text:p>23.7.2025</text:p>
          </table:table-cell>
          <table:table-cell table:style-name="ce135" office:value-type="string" calcext:value-type="string" table:number-columns-spanned="2" table:number-rows-spanned="1">
            <text:p>6PM: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35.2" calcext:value-type="currency">
            <text:p>$535.20</text:p>
          </table:table-cell>
          <table:table-cell table:style-name="ce3" table:formula="of:=IF(OR([.I22]=&quot;&quot;; [.J22]=&quot;&quot;); &quot;&quot;; [.J22]*0.03 + [.I22]*3)" office:value-type="currency" office:currency="USD" office:value="40.056" calcext:value-type="currency">
            <text:p>$40.06</text:p>
          </table:table-cell>
          <table:table-cell table:number-columns-repeated="6"/>
          <table:table-cell table:style-name="ce155" table:number-columns-repeated="8"/>
          <table:table-cell table:style-name="ce124" table:number-columns-repeated="16359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Dejan</text:p>
          </table:table-cell>
          <table:table-cell table:style-name="ce135" office:value-type="string" calcext:value-type="string">
            <text:p>23.7.2025</text:p>
          </table:table-cell>
          <table:table-cell table:style-name="ce135" office:value-type="string" calcext:value-type="string" table:number-columns-spanned="2" table:number-rows-spanned="1">
            <text:p>2AM: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2" calcext:value-type="currency">
            <text:p>$52.00</text:p>
          </table:table-cell>
          <table:table-cell table:style-name="ce3" table:formula="of:=IF(OR([.I23]=&quot;&quot;; [.J23]=&quot;&quot;); &quot;&quot;; [.J23]*0.03 + [.I23]*3)" office:value-type="currency" office:currency="USD" office:value="25.56" calcext:value-type="currency">
            <text:p>$25.56</text:p>
          </table:table-cell>
          <table:table-cell table:number-columns-repeated="6"/>
          <table:table-cell table:style-name="ce155" table:number-columns-repeated="8"/>
          <table:table-cell table:style-name="ce124" table:number-columns-repeated="16359"/>
        </table:table-row>
        <table:table-row table:style-name="ro1">
          <table:table-cell table:style-name="ce123"/>
          <table:table-cell table:style-name="ce1" table:number-columns-repeated="3"/>
          <table:table-cell table:style-name="ce130" office:value-type="string" calcext:value-type="string">
            <text:p>Pavle</text:p>
          </table:table-cell>
          <table:table-cell table:style-name="ce135" office:value-type="string" calcext:value-type="string">
            <text:p>24.7.2025</text:p>
          </table:table-cell>
          <table:table-cell table:style-name="ce135" office:value-type="string" calcext:value-type="string" table:number-columns-spanned="2" table:number-rows-spanned="1">
            <text:p>10AM: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1.6" calcext:value-type="currency">
            <text:p>$81.60</text:p>
          </table:table-cell>
          <table:table-cell table:style-name="ce3" table:formula="of:=IF(OR([.I24]=&quot;&quot;; [.J24]=&quot;&quot;); &quot;&quot;; [.J24]*0.03 + [.I24]*3)" office:value-type="currency" office:currency="USD" office:value="26.448" calcext:value-type="currency">
            <text:p>$26.45</text:p>
          </table:table-cell>
          <table:table-cell table:number-columns-repeated="6"/>
          <table:table-cell table:style-name="ce155" table:number-columns-repeated="8"/>
          <table:table-cell table:style-name="ce124" table:number-columns-repeated="16359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Stefan</text:p>
          </table:table-cell>
          <table:table-cell table:style-name="ce135" office:value-type="string" calcext:value-type="string">
            <text:p>24.7.2025</text:p>
          </table:table-cell>
          <table:table-cell table:style-name="ce135" office:value-type="string" calcext:value-type="string" table:number-columns-spanned="2" table:number-rows-spanned="1">
            <text:p>6PM: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12" calcext:value-type="currency">
            <text:p>$512.00</text:p>
          </table:table-cell>
          <table:table-cell table:style-name="ce3" table:formula="of:=IF(OR([.I25]=&quot;&quot;; [.J25]=&quot;&quot;); &quot;&quot;; [.J25]*0.03 + [.I25]*3)" office:value-type="currency" office:currency="USD" office:value="39.36" calcext:value-type="currency">
            <text:p>$39.36</text:p>
          </table:table-cell>
          <table:table-cell table:number-columns-repeated="6"/>
          <table:table-cell table:style-name="ce155" table:number-columns-repeated="8"/>
          <table:table-cell table:style-name="ce124" table:number-columns-repeated="16359"/>
        </table:table-row>
        <table:table-row table:style-name="ro1">
          <table:table-cell table:style-name="ce9" office:value-type="string" calcext:value-type="string" table:number-columns-spanned="2" table:number-rows-spanned="2">
            <text:p>Veljko</text:p>
            <text:p>%3.2 CM</text:p>
          </table:table-cell>
          <table:covered-table-cell table:style-name="ce1"/>
          <table:table-cell table:style-name="ce9" office:value-type="string" calcext:value-type="string" table:number-columns-spanned="2" table:number-rows-spanned="2">
            <text:p>Aleksandar</text:p>
            <text:p>%0.8 CM</text:p>
          </table:table-cell>
          <table:covered-table-cell table:style-name="ce1"/>
          <table:table-cell table:style-name="ce130" office:value-type="string" calcext:value-type="string">
            <text:p>Dejan</text:p>
          </table:table-cell>
          <table:table-cell table:style-name="ce135" office:value-type="string" calcext:value-type="string">
            <text:p>24.7.2025</text:p>
          </table:table-cell>
          <table:table-cell table:style-name="ce135" office:value-type="string" calcext:value-type="string" table:number-columns-spanned="2" table:number-rows-spanned="1">
            <text:p>2AM: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84" calcext:value-type="currency">
            <text:p>$384.00</text:p>
          </table:table-cell>
          <table:table-cell table:style-name="ce3" table:formula="of:=IF(OR([.I26]=&quot;&quot;; [.J26]=&quot;&quot;); &quot;&quot;; [.J26]*0.03 + [.I26]*3)" office:value-type="currency" office:currency="USD" office:value="35.52" calcext:value-type="currency">
            <text:p>$35.52</text:p>
          </table:table-cell>
          <table:table-cell table:number-columns-repeated="6"/>
          <table:table-cell table:style-name="ce155" table:number-columns-repeated="8"/>
          <table:table-cell table:style-name="ce124" table:number-columns-repeated="16359"/>
        </table:table-row>
        <table:table-row table:style-name="ro1">
          <table:covered-table-cell table:number-columns-repeated="4" table:style-name="ce1"/>
          <table:table-cell table:style-name="ce130" office:value-type="string" calcext:value-type="string">
            <text:p>Stefan</text:p>
          </table:table-cell>
          <table:table-cell table:style-name="ce135" office:value-type="string" calcext:value-type="string">
            <text:p>25.7.2025</text:p>
          </table:table-cell>
          <table:table-cell table:style-name="ce135" office:value-type="string" calcext:value-type="string" table:number-columns-spanned="2" table:number-rows-spanned="1">
            <text:p>10AM: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60" calcext:value-type="currency">
            <text:p>$160.00</text:p>
          </table:table-cell>
          <table:table-cell table:style-name="ce3" table:formula="of:=IF(OR([.I27]=&quot;&quot;; [.J27]=&quot;&quot;); &quot;&quot;; [.J27]*0.03 + [.I27]*3)" office:value-type="currency" office:currency="USD" office:value="28.8" calcext:value-type="currency">
            <text:p>$28.80</text:p>
          </table:table-cell>
          <table:table-cell table:number-columns-repeated="6"/>
          <table:table-cell table:style-name="ce155" table:number-columns-repeated="8"/>
          <table:table-cell table:style-name="ce124" table:number-columns-repeated="16359"/>
        </table:table-row>
        <table:table-row table:style-name="ro1">
          <table:table-cell table:style-name="ce102" table:formula="of:=[.C20]*0.8" office:value-type="currency" office:currency="USD" office:value="359.9632" calcext:value-type="currency" table:number-columns-spanned="2" table:number-rows-spanned="2">
            <text:p>$359.96</text:p>
          </table:table-cell>
          <table:covered-table-cell table:style-name="ce8"/>
          <table:table-cell table:style-name="ce102" table:formula="of:=[.C20]*0.2" office:value-type="currency" office:currency="USD" office:value="89.9908" calcext:value-type="currency" table:number-columns-spanned="2" table:number-rows-spanned="2">
            <text:p>$89.99</text:p>
          </table:table-cell>
          <table:covered-table-cell table:style-name="ce8"/>
          <table:table-cell table:style-name="ce130" office:value-type="string" calcext:value-type="string">
            <text:p>Vezilije</text:p>
          </table:table-cell>
          <table:table-cell table:style-name="ce135" office:value-type="string" calcext:value-type="string">
            <text:p>25.7.2025</text:p>
          </table:table-cell>
          <table:table-cell table:style-name="ce135" office:value-type="string" calcext:value-type="string" table:number-columns-spanned="2" table:number-rows-spanned="1">
            <text:p>6PM: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44" calcext:value-type="currency">
            <text:p>$144.00</text:p>
          </table:table-cell>
          <table:table-cell table:style-name="ce3" table:formula="of:=IF(OR([.I28]=&quot;&quot;; [.J28]=&quot;&quot;); &quot;&quot;; [.J28]*0.03 + [.I28]*3)" office:value-type="currency" office:currency="USD" office:value="28.32" calcext:value-type="currency">
            <text:p>$28.32</text:p>
          </table:table-cell>
          <table:table-cell table:number-columns-repeated="6"/>
          <table:table-cell table:style-name="ce155" table:number-columns-repeated="8"/>
          <table:table-cell table:style-name="ce124" table:number-columns-repeated="16359"/>
        </table:table-row>
        <table:table-row table:style-name="ro1">
          <table:covered-table-cell table:number-columns-repeated="4" table:style-name="ce8"/>
          <table:table-cell table:style-name="ce130" office:value-type="string" calcext:value-type="string">
            <text:p>Pavle</text:p>
          </table:table-cell>
          <table:table-cell table:style-name="ce135" office:value-type="string" calcext:value-type="string">
            <text:p>25.7.2025</text:p>
          </table:table-cell>
          <table:table-cell table:style-name="ce135" office:value-type="string" calcext:value-type="string" table:number-columns-spanned="2" table:number-rows-spanned="1">
            <text:p>2AM: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8" calcext:value-type="currency">
            <text:p>$88.00</text:p>
          </table:table-cell>
          <table:table-cell table:style-name="ce3" table:formula="of:=IF(OR([.I29]=&quot;&quot;; [.J29]=&quot;&quot;); &quot;&quot;; [.J29]*0.03 + [.I29]*3)" office:value-type="currency" office:currency="USD" office:value="26.64" calcext:value-type="currency">
            <text:p>$26.64</text:p>
          </table:table-cell>
          <table:table-cell table:number-columns-repeated="6"/>
          <table:table-cell table:style-name="ce155" table:number-columns-repeated="8"/>
          <table:table-cell table:style-name="ce124" table:number-columns-repeated="16359"/>
        </table:table-row>
        <table:table-row table:style-name="ro1">
          <table:table-cell table:style-name="ce1" office:value-type="string" calcext:value-type="string">
            <text:p>-<text:span text:style-name="T1">-$15 pat bonus</text:span></text:p>
          </table:table-cell>
          <table:table-cell table:style-name="ce1" table:number-columns-repeated="3"/>
          <table:table-cell table:style-name="ce130" office:value-type="string" calcext:value-type="string">
            <text:p>Stefan</text:p>
          </table:table-cell>
          <table:table-cell table:style-name="ce135" office:value-type="string" calcext:value-type="string">
            <text:p>26.7.2025</text:p>
          </table:table-cell>
          <table:table-cell table:style-name="ce135" office:value-type="string" calcext:value-type="string" table:number-columns-spanned="2" table:number-rows-spanned="1">
            <text:p>10AM: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64" calcext:value-type="currency">
            <text:p>$664.00</text:p>
          </table:table-cell>
          <table:table-cell table:style-name="ce3" table:formula="of:=IF(OR([.I30]=&quot;&quot;; [.J30]=&quot;&quot;); &quot;&quot;; [.J30]*0.03 + [.I30]*3)" office:value-type="currency" office:currency="USD" office:value="43.92" calcext:value-type="currency">
            <text:p>$43.92</text:p>
          </table:table-cell>
          <table:table-cell table:number-columns-repeated="6"/>
          <table:table-cell table:style-name="ce155" table:number-columns-repeated="8"/>
          <table:table-cell table:style-name="ce124" table:number-columns-repeated="16359"/>
        </table:table-row>
        <table:table-row table:style-name="ro1">
          <table:table-cell table:style-name="ce8" office:value-type="string" calcext:value-type="string">
            <text:p>-$50cale</text:p>
          </table:table-cell>
          <table:table-cell table:style-name="ce1" table:number-columns-repeated="3"/>
          <table:table-cell table:style-name="ce130" office:value-type="string" calcext:value-type="string">
            <text:p>Vezilije</text:p>
          </table:table-cell>
          <table:table-cell table:style-name="ce135" office:value-type="string" calcext:value-type="string">
            <text:p>26.7.2025</text:p>
          </table:table-cell>
          <table:table-cell table:style-name="ce135" office:value-type="string" calcext:value-type="string" table:number-columns-spanned="2" table:number-rows-spanned="1">
            <text:p>6PM: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36" calcext:value-type="currency">
            <text:p>$136.00</text:p>
          </table:table-cell>
          <table:table-cell table:style-name="ce3" table:formula="of:=IF(OR([.I31]=&quot;&quot;; [.J31]=&quot;&quot;); &quot;&quot;; [.J31]*0.03 + [.I31]*3)" office:value-type="currency" office:currency="USD" office:value="28.08" calcext:value-type="currency">
            <text:p>$28.08</text:p>
          </table:table-cell>
          <table:table-cell table:number-columns-repeated="6"/>
          <table:table-cell table:style-name="ce155" table:number-columns-repeated="8"/>
          <table:table-cell table:style-name="ce124" table:number-columns-repeated="16359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Pavle</text:p>
          </table:table-cell>
          <table:table-cell table:style-name="ce135" office:value-type="string" calcext:value-type="string">
            <text:p>26.7.2025</text:p>
          </table:table-cell>
          <table:table-cell table:style-name="ce135" office:value-type="string" calcext:value-type="string" table:number-columns-spanned="2" table:number-rows-spanned="1">
            <text:p>2AM: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2" calcext:value-type="currency">
            <text:p>$52.00</text:p>
          </table:table-cell>
          <table:table-cell table:style-name="ce3" table:formula="of:=IF(OR([.I32]=&quot;&quot;; [.J32]=&quot;&quot;); &quot;&quot;; [.J32]*0.03 + [.I32]*3)" office:value-type="currency" office:currency="USD" office:value="25.56" calcext:value-type="currency">
            <text:p>$25.56</text:p>
          </table:table-cell>
          <table:table-cell table:number-columns-repeated="6"/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24" table:number-columns-repeated="16359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7.7.2025</text:p>
          </table:table-cell>
          <table:table-cell table:style-name="ce135" office:value-type="string" calcext:value-type="string" table:number-columns-spanned="2" table:number-rows-spanned="1">
            <text:p>10AM: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52" calcext:value-type="currency">
            <text:p>$152.00</text:p>
          </table:table-cell>
          <table:table-cell table:style-name="ce3" table:formula="of:=IF(OR([.I33]=&quot;&quot;; [.J33]=&quot;&quot;); &quot;&quot;; [.J33]*0.03 + [.I33]*3)" office:value-type="currency" office:currency="USD" office:value="28.56" calcext:value-type="currency">
            <text:p>$28.56</text:p>
          </table:table-cell>
          <table:table-cell table:number-columns-repeated="6"/>
          <table:covered-table-cell table:number-columns-repeated="8"/>
          <table:table-cell table:style-name="ce124" table:number-columns-repeated="1635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30" office:value-type="string" calcext:value-type="string">
            <text:p>Vezilije</text:p>
          </table:table-cell>
          <table:table-cell table:style-name="ce135" office:value-type="string" calcext:value-type="string">
            <text:p>27.7.2025</text:p>
          </table:table-cell>
          <table:table-cell table:style-name="ce135" office:value-type="string" calcext:value-type="string" table:number-columns-spanned="2" table:number-rows-spanned="1">
            <text:p>6PM: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11.2" calcext:value-type="currency">
            <text:p>$411.20</text:p>
          </table:table-cell>
          <table:table-cell table:style-name="ce3" table:formula="of:=IF(OR([.I34]=&quot;&quot;; [.J34]=&quot;&quot;); &quot;&quot;; [.J34]*0.03 + [.I34]*3)" office:value-type="currency" office:currency="USD" office:value="36.336" calcext:value-type="currency">
            <text:p>$36.34</text:p>
          </table:table-cell>
          <table:table-cell table:number-columns-repeated="6"/>
          <table:table-cell table:style-name="ce155" table:formula="of:=SUM([.R2:.R31])" office:value-type="currency" office:currency="USD" office:value="94.3" calcext:value-type="currency" table:number-columns-spanned="1" table:number-rows-spanned="2">
            <text:p>$94.30</text:p>
          </table:table-cell>
          <table:table-cell table:style-name="ce155" table:formula="of:=SUM([.S2:.S31])" office:value-type="currency" office:currency="USD" office:value="305.33" calcext:value-type="currency" table:number-columns-spanned="1" table:number-rows-spanned="2">
            <text:p>$305.33</text:p>
          </table:table-cell>
          <table:table-cell table:style-name="ce155" table:formula="of:=SUM([.T2:.T31])" office:value-type="currency" office:currency="USD" office:value="160.74" calcext:value-type="currency" table:number-columns-spanned="1" table:number-rows-spanned="2">
            <text:p>$160.74</text:p>
          </table:table-cell>
          <table:table-cell table:style-name="ce155" table:formula="of:=SUM([.U2:.U31])" office:value-type="currency" office:currency="USD" office:value="320.09" calcext:value-type="currency" table:number-columns-spanned="1" table:number-rows-spanned="2">
            <text:p>$320.09</text:p>
          </table:table-cell>
          <table:table-cell table:style-name="ce155" table:formula="of:=SUM([.V2:.V31])" office:value-type="currency" office:currency="USD" office:value="186.52" calcext:value-type="currency" table:number-columns-spanned="1" table:number-rows-spanned="2">
            <text:p>$186.52</text:p>
          </table:table-cell>
          <table:table-cell table:style-name="ce155" table:formula="of:=SUM([.W2:.W31])" office:value-type="currency" office:currency="USD" office:value="48" calcext:value-type="currency" table:number-columns-spanned="1" table:number-rows-spanned="2">
            <text:p>$48.00</text:p>
          </table:table-cell>
          <table:table-cell table:style-name="ce155" table:formula="of:=SUM([.X2:.X31])" office:value-type="currency" office:currency="USD" office:value="145.25" calcext:value-type="currency" table:number-columns-spanned="1" table:number-rows-spanned="2">
            <text:p>$145.25</text:p>
          </table:table-cell>
          <table:table-cell table:style-name="ce155" table:formula="of:=SUM([.Y2:.Y31])" office:value-type="currency" office:currency="USD" office:value="115.25" calcext:value-type="currency" table:number-columns-spanned="1" table:number-rows-spanned="2">
            <text:p>$115.25</text:p>
          </table:table-cell>
          <table:table-cell table:style-name="ce124" table:number-columns-repeated="16359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Pavle</text:p>
          </table:table-cell>
          <table:table-cell table:style-name="ce135" office:value-type="string" calcext:value-type="string">
            <text:p>27.7.2025</text:p>
          </table:table-cell>
          <table:table-cell table:style-name="ce135" office:value-type="string" calcext:value-type="string" table:number-columns-spanned="2" table:number-rows-spanned="1">
            <text:p>2AM: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4" calcext:value-type="currency">
            <text:p>$84.00</text:p>
          </table:table-cell>
          <table:table-cell table:style-name="ce3" table:formula="of:=IF(OR([.I35]=&quot;&quot;; [.J35]=&quot;&quot;); &quot;&quot;; [.J35]*0.03 + [.I35]*3)" office:value-type="currency" office:currency="USD" office:value="26.52" calcext:value-type="currency">
            <text:p>$26.52</text:p>
          </table:table-cell>
          <table:table-cell table:number-columns-repeated="6"/>
          <table:covered-table-cell table:number-columns-repeated="8" table:style-name="ce158"/>
          <table:table-cell table:style-name="ce124" table:number-columns-repeated="16359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8.7.2025</text:p>
          </table:table-cell>
          <table:table-cell table:style-name="ce135" office:value-type="string" calcext:value-type="string" table:number-columns-spanned="2" table:number-rows-spanned="1">
            <text:p>10AM: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56" calcext:value-type="currency">
            <text:p>$256.00</text:p>
          </table:table-cell>
          <table:table-cell table:style-name="ce3" table:formula="of:=IF(OR([.I36]=&quot;&quot;; [.J36]=&quot;&quot;); &quot;&quot;; [.J36]*0.03 + [.I36]*3)" office:value-type="currency" office:currency="USD" office:value="31.68" calcext:value-type="currency">
            <text:p>$31.68</text:p>
          </table:table-cell>
          <table:table-cell table:number-columns-repeated="6"/>
          <table:table-cell table:number-columns-repeated="3" office:value-type="string" calcext:value-type="string">
            <text:p>isplaceno</text:p>
          </table:table-cell>
          <table:table-cell table:number-columns-repeated="5" office:value-type="string" calcext:value-type="string">
            <text:p>Isplaceno</text:p>
          </table:table-cell>
          <table:table-cell table:style-name="ce124" table:number-columns-repeated="16359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Andrija</text:p>
          </table:table-cell>
          <table:table-cell table:style-name="ce135" office:value-type="string" calcext:value-type="string">
            <text:p>28.7.2025</text:p>
          </table:table-cell>
          <table:table-cell table:style-name="ce135" office:value-type="string" calcext:value-type="string" table:number-columns-spanned="2" table:number-rows-spanned="1">
            <text:p>6PM: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51.2" calcext:value-type="currency">
            <text:p>$251.20</text:p>
          </table:table-cell>
          <table:table-cell table:style-name="ce3" table:formula="of:=IF(OR([.I37]=&quot;&quot;; [.J37]=&quot;&quot;); &quot;&quot;; [.J37]*0.03 + [.I37]*3)" office:value-type="currency" office:currency="USD" office:value="31.536" calcext:value-type="currency">
            <text:p>$31.54</text:p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Pavle</text:p>
          </table:table-cell>
          <table:table-cell table:style-name="ce135" office:value-type="string" calcext:value-type="string">
            <text:p>28.7.2025</text:p>
          </table:table-cell>
          <table:table-cell table:style-name="ce135" office:value-type="string" calcext:value-type="string" table:number-columns-spanned="2" table:number-rows-spanned="1">
            <text:p>2AM: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48" calcext:value-type="currency">
            <text:p>$248.00</text:p>
          </table:table-cell>
          <table:table-cell table:style-name="ce3" table:formula="of:=IF(OR([.I38]=&quot;&quot;; [.J38]=&quot;&quot;); &quot;&quot;; [.J38]*0.03 + [.I38]*3)" office:value-type="currency" office:currency="USD" office:value="31.44" calcext:value-type="currency">
            <text:p>$31.44</text:p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9.7.2025</text:p>
          </table:table-cell>
          <table:table-cell table:style-name="ce135" office:value-type="string" calcext:value-type="string" table:number-columns-spanned="2" table:number-rows-spanned="1">
            <text:p>10AM: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98.4" calcext:value-type="currency">
            <text:p>$498.40</text:p>
          </table:table-cell>
          <table:table-cell table:style-name="ce3" table:formula="of:=IF(OR([.I39]=&quot;&quot;; [.J39]=&quot;&quot;); &quot;&quot;; [.J39]*0.03 + [.I39]*3)" office:value-type="currency" office:currency="USD" office:value="38.952" calcext:value-type="currency">
            <text:p>$38.95</text:p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Andrija</text:p>
          </table:table-cell>
          <table:table-cell table:style-name="ce135" office:value-type="string" calcext:value-type="string">
            <text:p>29.7.2025</text:p>
          </table:table-cell>
          <table:table-cell table:style-name="ce135" office:value-type="string" calcext:value-type="string" table:number-columns-spanned="2" table:number-rows-spanned="1">
            <text:p>6PM: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92.8" calcext:value-type="currency">
            <text:p>$592.80</text:p>
          </table:table-cell>
          <table:table-cell table:style-name="ce3" table:formula="of:=IF(OR([.I40]=&quot;&quot;; [.J40]=&quot;&quot;); &quot;&quot;; [.J40]*0.03 + [.I40]*3)" office:value-type="currency" office:currency="USD" office:value="41.784" calcext:value-type="currency">
            <text:p>$41.78</text:p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Dejan</text:p>
          </table:table-cell>
          <table:table-cell table:style-name="ce135" office:value-type="string" calcext:value-type="string">
            <text:p>29.7.2025</text:p>
          </table:table-cell>
          <table:table-cell table:style-name="ce135" office:value-type="string" calcext:value-type="string" table:number-columns-spanned="2" table:number-rows-spanned="1">
            <text:p>2AM: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70.4" calcext:value-type="currency">
            <text:p>$370.40</text:p>
          </table:table-cell>
          <table:table-cell table:style-name="ce3" table:formula="of:=IF(OR([.I41]=&quot;&quot;; [.J41]=&quot;&quot;); &quot;&quot;; [.J41]*0.03 + [.I41]*3)" office:value-type="currency" office:currency="USD" office:value="35.112" calcext:value-type="currency">
            <text:p>$35.11</text:p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30.7.2025</text:p>
          </table:table-cell>
          <table:table-cell table:style-name="ce135" office:value-type="string" calcext:value-type="string" table:number-columns-spanned="2" table:number-rows-spanned="1">
            <text:p>10AM: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735.2" calcext:value-type="currency">
            <text:p>$735.20</text:p>
          </table:table-cell>
          <table:table-cell table:style-name="ce3" table:formula="of:=IF(OR([.I42]=&quot;&quot;; [.J42]=&quot;&quot;); &quot;&quot;; [.J42]*0.03 + [.I42]*3)" office:value-type="currency" office:currency="USD" office:value="46.056" calcext:value-type="currency">
            <text:p>$46.06</text:p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Andrija</text:p>
          </table:table-cell>
          <table:table-cell table:style-name="ce135" office:value-type="string" calcext:value-type="string">
            <text:p>30.7.2025</text:p>
          </table:table-cell>
          <table:table-cell table:style-name="ce135" office:value-type="string" calcext:value-type="string" table:number-columns-spanned="2" table:number-rows-spanned="1">
            <text:p>6PM: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97.6" calcext:value-type="currency">
            <text:p>$597.60</text:p>
          </table:table-cell>
          <table:table-cell table:style-name="ce3" table:formula="of:=IF(OR([.I43]=&quot;&quot;; [.J43]=&quot;&quot;); &quot;&quot;; [.J43]*0.03 + [.I43]*3)" office:value-type="currency" office:currency="USD" office:value="41.928" calcext:value-type="currency">
            <text:p>$41.93</text:p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Dejan</text:p>
          </table:table-cell>
          <table:table-cell table:style-name="ce135" office:value-type="string" calcext:value-type="string">
            <text:p>30.7.2025</text:p>
          </table:table-cell>
          <table:table-cell table:style-name="ce135" office:value-type="string" calcext:value-type="string" table:number-columns-spanned="2" table:number-rows-spanned="1">
            <text:p>2AM: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46.4" calcext:value-type="currency">
            <text:p>$146.40</text:p>
          </table:table-cell>
          <table:table-cell table:style-name="ce3" table:formula="of:=IF(OR([.I44]=&quot;&quot;; [.J44]=&quot;&quot;); &quot;&quot;; [.J44]*0.03 + [.I44]*3)" office:value-type="currency" office:currency="USD" office:value="28.392" calcext:value-type="currency">
            <text:p>$28.39</text:p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Stefan</text:p>
          </table:table-cell>
          <table:table-cell table:style-name="ce135" office:value-type="string" calcext:value-type="string">
            <text:p>31.7.2025</text:p>
          </table:table-cell>
          <table:table-cell table:style-name="ce135" office:value-type="string" calcext:value-type="string" table:number-columns-spanned="2" table:number-rows-spanned="1">
            <text:p>10AM: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12" calcext:value-type="currency">
            <text:p>$312.00</text:p>
          </table:table-cell>
          <table:table-cell table:style-name="ce3" table:formula="of:=IF(OR([.I45]=&quot;&quot;; [.J45]=&quot;&quot;); &quot;&quot;; [.J45]*0.03 + [.I45]*3)" office:value-type="currency" office:currency="USD" office:value="33.36" calcext:value-type="currency">
            <text:p>$33.36</text:p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Vezilije</text:p>
          </table:table-cell>
          <table:table-cell table:style-name="ce135" office:value-type="string" calcext:value-type="string">
            <text:p>31.7.2025</text:p>
          </table:table-cell>
          <table:table-cell table:style-name="ce135" office:value-type="string" calcext:value-type="string" table:number-columns-spanned="2" table:number-rows-spanned="1">
            <text:p>6PM: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31.2" calcext:value-type="currency">
            <text:p>$131.20</text:p>
          </table:table-cell>
          <table:table-cell table:style-name="ce3" table:formula="of:=IF(OR([.I46]=&quot;&quot;; [.J46]=&quot;&quot;); &quot;&quot;; [.J46]*0.03 + [.I46]*3)" office:value-type="currency" office:currency="USD" office:value="27.936" calcext:value-type="currency">
            <text:p>$27.94</text:p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47]=&quot;&quot;; [.J47]=&quot;&quot;); &quot;&quot;; [.J47]*0.03 + [.I47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48]=&quot;&quot;; [.J48]=&quot;&quot;); &quot;&quot;; [.J48]*0.03 + [.I48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49]=&quot;&quot;; [.J49]=&quot;&quot;); &quot;&quot;; [.J49]*0.03 + [.I49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50]=&quot;&quot;; [.J50]=&quot;&quot;); &quot;&quot;; [.J50]*0.03 + [.I50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 office:value-type="string" calcext:value-type="string">
            <text:p><text:s/></text:p>
          </table:table-cell>
          <table:table-cell table:style-name="ce3" table:formula="of:=IF(OR([.I51]=&quot;&quot;; [.J51]=&quot;&quot;); &quot;&quot;; [.J51]*0.03 + [.I51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52]=&quot;&quot;; [.J52]=&quot;&quot;); &quot;&quot;; [.J52]*0.03 + [.I52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53]=&quot;&quot;; [.J53]=&quot;&quot;); &quot;&quot;; [.J53]*0.03 + [.I53]*3)">
            <text:p/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1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54]=&quot;&quot;; [.J54]=&quot;&quot;); &quot;&quot;; [.J54]*0.03 + [.I54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55]=&quot;&quot;; [.J55]=&quot;&quot;); &quot;&quot;; [.J55]*0.03 + [.I55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56]=&quot;&quot;; [.J56]=&quot;&quot;); &quot;&quot;; [.J56]*0.03 + [.I56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57]=&quot;&quot;; [.J57]=&quot;&quot;); &quot;&quot;; [.J57]*0.03 + [.I57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58]=&quot;&quot;; [.J58]=&quot;&quot;); &quot;&quot;; [.J58]*0.03 + [.I58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59]=&quot;&quot;; [.J59]=&quot;&quot;); &quot;&quot;; [.J59]*0.03 + [.I59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60]=&quot;&quot;; [.J60]=&quot;&quot;); &quot;&quot;; [.J60]*0.03 + [.I60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61]=&quot;&quot;; [.J61]=&quot;&quot;); &quot;&quot;; [.J61]*0.03 + [.I61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62]=&quot;&quot;; [.J62]=&quot;&quot;); &quot;&quot;; [.J62]*0.03 + [.I62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63]=&quot;&quot;; [.J63]=&quot;&quot;); &quot;&quot;; [.J63]*0.03 + [.I63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64]=&quot;&quot;; [.J64]=&quot;&quot;); &quot;&quot;; [.J64]*0.03 + [.I64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65]=&quot;&quot;; [.J65]=&quot;&quot;); &quot;&quot;; [.J65]*0.03 + [.I65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66]=&quot;&quot;; [.J66]=&quot;&quot;); &quot;&quot;; [.J66]*0.03 + [.I66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67]=&quot;&quot;; [.J67]=&quot;&quot;); &quot;&quot;; [.J67]*0.03 + [.I67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68]=&quot;&quot;; [.J68]=&quot;&quot;); &quot;&quot;; [.J68]*0.03 + [.I68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69]=&quot;&quot;; [.J69]=&quot;&quot;); &quot;&quot;; [.J69]*0.03 + [.I69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70]=&quot;&quot;; [.J70]=&quot;&quot;); &quot;&quot;; [.J70]*0.03 + [.I70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71]=&quot;&quot;; [.J71]=&quot;&quot;); &quot;&quot;; [.J71]*0.03 + [.I71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72]=&quot;&quot;; [.J72]=&quot;&quot;); &quot;&quot;; [.J72]*0.03 + [.I72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73]=&quot;&quot;; [.J73]=&quot;&quot;); &quot;&quot;; [.J73]*0.03 + [.I73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74]=&quot;&quot;; [.J74]=&quot;&quot;); &quot;&quot;; [.J74]*0.03 + [.I74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75]=&quot;&quot;; [.J75]=&quot;&quot;); &quot;&quot;; [.J75]*0.03 + [.I75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76]=&quot;&quot;; [.J76]=&quot;&quot;); &quot;&quot;; [.J76]*0.03 + [.I76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77]=&quot;&quot;; [.J77]=&quot;&quot;); &quot;&quot;; [.J77]*0.03 + [.I77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78]=&quot;&quot;; [.J78]=&quot;&quot;); &quot;&quot;; [.J78]*0.03 + [.I78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79]=&quot;&quot;; [.J79]=&quot;&quot;); &quot;&quot;; [.J79]*0.03 + [.I79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80]=&quot;&quot;; [.J80]=&quot;&quot;); &quot;&quot;; [.J80]*0.03 + [.I80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81]=&quot;&quot;; [.J81]=&quot;&quot;); &quot;&quot;; [.J81]*0.03 + [.I81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82]=&quot;&quot;; [.J82]=&quot;&quot;); &quot;&quot;; [.J82]*0.03 + [.I82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83]=&quot;&quot;; [.J83]=&quot;&quot;); &quot;&quot;; [.J83]*0.03 + [.I83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84]=&quot;&quot;; [.J84]=&quot;&quot;); &quot;&quot;; [.J84]*0.03 + [.I84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85]=&quot;&quot;; [.J85]=&quot;&quot;); &quot;&quot;; [.J85]*0.03 + [.I85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86]=&quot;&quot;; [.J86]=&quot;&quot;); &quot;&quot;; [.J86]*0.03 + [.I86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87]=&quot;&quot;; [.J87]=&quot;&quot;); &quot;&quot;; [.J87]*0.03 + [.I87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88]=&quot;&quot;; [.J88]=&quot;&quot;); &quot;&quot;; [.J88]*0.03 + [.I88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89]=&quot;&quot;; [.J89]=&quot;&quot;); &quot;&quot;; [.J89]*0.03 + [.I89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90]=&quot;&quot;; [.J90]=&quot;&quot;); &quot;&quot;; [.J90]*0.03 + [.I90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91]=&quot;&quot;; [.J91]=&quot;&quot;); &quot;&quot;; [.J91]*0.03 + [.I91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92]=&quot;&quot;; [.J92]=&quot;&quot;); &quot;&quot;; [.J92]*0.03 + [.I92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93]=&quot;&quot;; [.J93]=&quot;&quot;); &quot;&quot;; [.J93]*0.03 + [.I93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3" table:formula="of:=IF(OR([.I94]=&quot;&quot;; [.J94]=&quot;&quot;); &quot;&quot;; [.J94]*0.03 + [.I94]*3)">
            <text:p/>
          </table:table-cell>
          <table:table-cell table:number-columns-repeated="14"/>
          <table:table-cell table:style-name="ce124" table:number-columns-repeated="16359"/>
        </table:table-row>
        <table:table-row table:style-name="ro3" table:number-rows-repeated="1048481">
          <table:table-cell table:number-columns-repeated="25"/>
          <table:table-cell table:style-name="ce124" table:number-columns-repeated="16359"/>
        </table:table-row>
        <table:table-row table:style-name="ro3">
          <table:table-cell table:number-columns-repeated="25"/>
          <table:table-cell table:style-name="ce124" table:number-columns-repeated="16359"/>
        </table:table-row>
      </table:table>
      <table:table table:name="Vence2" table:style-name="ta1">
        <table:table-column table:style-name="co1" table:number-columns-repeated="10" table:default-cell-style-name="ce124"/>
        <table:table-column table:style-name="co1" table:default-cell-style-name="ce149"/>
        <table:table-column table:style-name="co1" table:number-columns-repeated="6" table:default-cell-style-name="ce124"/>
        <table:table-column table:style-name="co1" table:number-columns-repeated="8" table:default-cell-style-name="ce35"/>
        <table:table-column table:style-name="co1" table:number-columns-repeated="8" table:default-cell-style-name="ce124"/>
        <table:table-column table:style-name="co1" table:number-columns-repeated="16351"/>
        <table:table-row table:style-name="ro1">
          <table:table-cell table:style-name="ce1" table:number-columns-repeated="4"/>
          <table:table-cell table:style-name="ce15"/>
          <table:table-cell table:style-name="ce19" table:number-columns-repeated="3"/>
          <table:table-cell table:style-name="ce9" office:value-type="string" calcext:value-type="string" table:number-columns-spanned="1" table:number-rows-spanned="2">
            <text:p>Hours</text:p>
            <text:p>Worked</text:p>
          </table:table-cell>
          <table:table-cell table:style-name="ce140"/>
          <table:table-cell table:style-name="ce21" office:value-type="string" calcext:value-type="string" table:number-columns-spanned="1" table:number-rows-spanned="2">
            <text:p>Daily Earnings</text:p>
            <text:p>Hourly/</text:p>
            <text:p>Comission</text:p>
          </table:table-cell>
          <table:table-cell table:style-name="ce151" table:number-columns-repeated="2"/>
          <table:table-cell table:number-columns-repeated="4"/>
          <table:table-cell table:style-name="ce154" office:value-type="string" calcext:value-type="string">
            <text:p>Veljko</text:p>
          </table:table-cell>
          <table:table-cell table:style-name="ce154" office:value-type="string" calcext:value-type="string">
            <text:p>Stefan</text:p>
          </table:table-cell>
          <table:table-cell table:style-name="ce154" office:value-type="string" calcext:value-type="string">
            <text:p>Vezilije</text:p>
          </table:table-cell>
          <table:table-cell table:style-name="ce154" office:value-type="string" calcext:value-type="string">
            <text:p>Pavle</text:p>
          </table:table-cell>
          <table:table-cell table:style-name="ce154" office:value-type="string" calcext:value-type="string">
            <text:p>Dejan</text:p>
          </table:table-cell>
          <table:table-cell table:style-name="ce154"/>
          <table:table-cell table:style-name="ce154" office:value-type="string" calcext:value-type="string">
            <text:p>Pat</text:p>
          </table:table-cell>
          <table:table-cell table:style-name="ce154" office:value-type="string" calcext:value-type="string">
            <text:p>Andrija</text:p>
          </table:table-cell>
          <table:table-cell table:style-name="ce154"/>
          <table:table-cell table:style-name="ce154" office:value-type="string" calcext:value-type="string">
            <text:p>Vlada</text:p>
          </table:table-cell>
          <table:table-cell table:style-name="ce154" office:value-type="string" calcext:value-type="string">
            <text:p>Cale</text:p>
          </table:table-cell>
          <table:table-cell table:style-name="ce154" table:number-columns-repeated="5"/>
          <table:table-cell table:style-name="ce124" table:number-columns-repeated="16351"/>
        </table:table-row>
        <table:table-row table:style-name="ro1">
          <table:table-cell table:style-name="ce100" office:value-type="string" calcext:value-type="string" table:number-columns-spanned="2" table:number-rows-spanned="2">
            <text:p>NET Sales</text:p>
          </table:table-cell>
          <table:covered-table-cell table:style-name="ce1"/>
          <table:table-cell table:style-name="ce9" office:value-type="string" calcext:value-type="string" table:number-columns-spanned="2" table:number-rows-spanned="2">
            <text:p>Commission from</text:p>
            <text:p> Sales 3%</text:p>
          </table:table-cell>
          <table:covered-table-cell table:style-name="ce1"/>
          <table:table-cell table:style-name="ce126" office:value-type="string" calcext:value-type="string">
            <text:p><text:s/>chatter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Shift</text:p>
          </table:table-cell>
          <table:covered-table-cell table:style-name="ce19"/>
          <table:covered-table-cell table:style-name="ce137"/>
          <table:table-cell table:style-name="ce141" office:value-type="string" calcext:value-type="string">
            <text:p>NETSales</text:p>
          </table:table-cell>
          <table:covered-table-cell table:style-name="ce146"/>
          <table:table-cell/>
          <table:table-cell table:style-name="ce100" office:value-type="string" calcext:value-type="string" table:number-columns-spanned="3" table:number-rows-spanned="3">
            <text:p>Total due hourly/comission/</text:p>
            <text:p>CM% combined</text:p>
          </table:table-cell>
          <table:covered-table-cell table:number-columns-repeated="2" table:style-name="ce1"/>
          <table:table-cell table:number-columns-repeated="2"/>
          <table:table-cell table:style-name="ce155" table:number-columns-repeated="2"/>
          <table:table-cell table:style-name="ce155" office:value-type="currency" office:currency="USD" office:value="33.14" calcext:value-type="currency">
            <text:p>$33.14</text:p>
          </table:table-cell>
          <table:table-cell table:style-name="ce155" office:value-type="currency" office:currency="USD" office:value="35.4" calcext:value-type="currency">
            <text:p>$35.40</text:p>
          </table:table-cell>
          <table:table-cell table:style-name="ce155" office:value-type="currency" office:currency="USD" office:value="33.32" calcext:value-type="currency">
            <text:p>$33.32</text:p>
          </table:table-cell>
          <table:table-cell table:style-name="ce155" office:value-type="string" calcext:value-type="string">
            <text:p><text:s/></text:p>
          </table:table-cell>
          <table:table-cell table:style-name="ce155" office:value-type="currency" office:currency="USD" office:value="33.48" calcext:value-type="currency">
            <text:p>$33.48</text:p>
          </table:table-cell>
          <table:table-cell table:style-name="ce155" office:value-type="currency" office:currency="USD" office:value="54.96" calcext:value-type="currency">
            <text:p>$54.96</text:p>
          </table:table-cell>
          <table:table-cell table:style-name="ce155"/>
          <table:table-cell table:style-name="ce155" office:value-type="currency" office:currency="USD" office:value="60.51" calcext:value-type="currency">
            <text:p>$60.51</text:p>
          </table:table-cell>
          <table:table-cell table:style-name="ce155" office:value-type="currency" office:currency="USD" office:value="33.12" calcext:value-type="currency">
            <text:p>$33.12</text:p>
          </table:table-cell>
          <table:table-cell table:style-name="ce155" table:number-columns-repeated="5"/>
          <table:table-cell table:style-name="ce124" table:number-columns-repeated="16351"/>
        </table:table-row>
        <table:table-row table:style-name="ro1">
          <table:covered-table-cell table:number-columns-repeated="4" table:style-name="ce1"/>
          <table:table-cell table:style-name="ce130" office:value-type="string" calcext:value-type="string">
            <text:p>Pavle</text:p>
          </table:table-cell>
          <table:table-cell table:style-name="ce135" office:value-type="float" office:value="31.07" calcext:value-type="float">
            <text:p>31.07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80" calcext:value-type="currency">
            <text:p>$380.00</text:p>
          </table:table-cell>
          <table:table-cell table:style-name="ce102" table:formula="of:=IF(OR([.I3]=&quot;&quot;; [.J3]=&quot;&quot;); &quot;&quot;; [.J3]*0.03 + [.I3]*3)" office:value-type="currency" office:currency="USD" office:value="35.4" calcext:value-type="currency">
            <text:p>$35.40</text:p>
          </table:table-cell>
          <table:table-cell/>
          <table:covered-table-cell table:number-columns-repeated="3" table:style-name="ce1"/>
          <table:table-cell table:number-columns-repeated="2"/>
          <table:table-cell table:style-name="ce155" table:number-columns-repeated="2"/>
          <table:table-cell table:style-name="ce155" office:value-type="currency" office:currency="USD" office:value="39.96" calcext:value-type="currency">
            <text:p>$39.96</text:p>
          </table:table-cell>
          <table:table-cell table:style-name="ce155" office:value-type="currency" office:currency="USD" office:value="42.39" calcext:value-type="currency">
            <text:p>$42.39</text:p>
          </table:table-cell>
          <table:table-cell table:style-name="ce155" office:value-type="currency" office:currency="USD" office:value="34.77" calcext:value-type="currency">
            <text:p>$34.77</text:p>
          </table:table-cell>
          <table:table-cell table:style-name="ce155"/>
          <table:table-cell table:style-name="ce155" office:value-type="currency" office:currency="USD" office:value="37.34" calcext:value-type="currency">
            <text:p>$37.34</text:p>
          </table:table-cell>
          <table:table-cell table:style-name="ce155" office:value-type="currency" office:currency="USD" office:value="39.51" calcext:value-type="currency">
            <text:p>$39.51</text:p>
          </table:table-cell>
          <table:table-cell table:style-name="ce155"/>
          <table:table-cell table:style-name="ce155" office:value-type="currency" office:currency="USD" office:value="40.8" calcext:value-type="currency">
            <text:p>$40.80</text:p>
          </table:table-cell>
          <table:table-cell table:style-name="ce155" office:value-type="currency" office:currency="USD" office:value="32.57" calcext:value-type="currency">
            <text:p>$32.57</text:p>
          </table:table-cell>
          <table:table-cell table:style-name="ce155" table:number-columns-repeated="5"/>
          <table:table-cell table:style-name="ce124" table:number-columns-repeated="16351"/>
        </table:table-row>
        <table:table-row table:style-name="ro1">
          <table:table-cell table:style-name="ce102" table:formula="of:=SUM([.J:.J])" office:value-type="currency" office:currency="USD" office:value="20489.47" calcext:value-type="currency" table:number-columns-spanned="2" table:number-rows-spanned="2">
            <text:p>$20,489.47</text:p>
          </table:table-cell>
          <table:covered-table-cell table:style-name="ce5"/>
          <table:table-cell table:style-name="ce102" table:formula="of:=[.A4]*0.03" office:value-type="currency" office:currency="USD" office:value="614.6841" calcext:value-type="currency" table:number-columns-spanned="2" table:number-rows-spanned="2">
            <text:p>$614.68</text:p>
          </table:table-cell>
          <table:covered-table-cell table:style-name="ce5"/>
          <table:table-cell table:style-name="ce130" office:value-type="string" calcext:value-type="string">
            <text:p>Andrija</text:p>
          </table:table-cell>
          <table:table-cell table:style-name="ce135" office:value-type="float" office:value="1.08" calcext:value-type="float">
            <text:p>1.0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032" calcext:value-type="currency">
            <text:p>$1,032.00</text:p>
          </table:table-cell>
          <table:table-cell table:style-name="ce102" table:formula="of:=IF(OR([.I4]=&quot;&quot;; [.J4]=&quot;&quot;); &quot;&quot;; [.J4]*0.03 + [.I4]*3)" office:value-type="currency" office:currency="USD" office:value="54.96" calcext:value-type="currency">
            <text:p>$54.96</text:p>
          </table:table-cell>
          <table:table-cell/>
          <table:covered-table-cell table:number-columns-repeated="3" table:style-name="ce1"/>
          <table:table-cell table:number-columns-repeated="2"/>
          <table:table-cell table:style-name="ce155" table:number-columns-repeated="2"/>
          <table:table-cell table:style-name="ce155" office:value-type="currency" office:currency="USD" office:value="34.8" calcext:value-type="currency">
            <text:p>$34.80</text:p>
          </table:table-cell>
          <table:table-cell table:style-name="ce155" office:value-type="currency" office:currency="USD" office:value="35.52" calcext:value-type="currency">
            <text:p>$35.52</text:p>
          </table:table-cell>
          <table:table-cell table:style-name="ce155" office:value-type="currency" office:currency="USD" office:value="32.88" calcext:value-type="currency">
            <text:p>$32.88</text:p>
          </table:table-cell>
          <table:table-cell table:style-name="ce155"/>
          <table:table-cell table:style-name="ce155" office:value-type="currency" office:currency="USD" office:value="36.33" calcext:value-type="currency">
            <text:p>$36.33</text:p>
          </table:table-cell>
          <table:table-cell table:style-name="ce155" table:number-columns-repeated="2"/>
          <table:table-cell table:style-name="ce155" office:value-type="currency" office:currency="USD" office:value="36" calcext:value-type="currency">
            <text:p>$36.00</text:p>
          </table:table-cell>
          <table:table-cell table:style-name="ce155" office:value-type="currency" office:currency="USD" office:value="31.93" calcext:value-type="currency">
            <text:p>$31.93</text:p>
          </table:table-cell>
          <table:table-cell table:style-name="ce155" table:number-columns-repeated="5"/>
          <table:table-cell table:style-name="ce124" table:number-columns-repeated="16351"/>
        </table:table-row>
        <table:table-row table:style-name="ro1">
          <table:covered-table-cell table:number-columns-repeated="4" table:style-name="ce5"/>
          <table:table-cell table:style-name="ce130" office:value-type="string" calcext:value-type="string">
            <text:p>Vezilije</text:p>
          </table:table-cell>
          <table:table-cell table:style-name="ce135" office:value-type="float" office:value="1.08" calcext:value-type="float">
            <text:p>1.0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04.8" calcext:value-type="currency">
            <text:p>$304.80</text:p>
          </table:table-cell>
          <table:table-cell table:style-name="ce102" table:formula="of:=IF(OR([.I5]=&quot;&quot;; [.J5]=&quot;&quot;); &quot;&quot;; [.J5]*0.03 + [.I5]*3)" office:value-type="currency" office:currency="USD" office:value="33.144" calcext:value-type="currency">
            <text:p>$33.14</text:p>
          </table:table-cell>
          <table:table-cell/>
          <table:table-cell table:style-name="ce153" table:formula="of:=[.C20]+[.C12]+[.C4]" office:value-type="currency" office:currency="USD" office:value="2442.2629" calcext:value-type="currency" table:number-columns-spanned="3" table:number-rows-spanned="3">
            <text:p>$2,442.26</text:p>
          </table:table-cell>
          <table:covered-table-cell table:number-columns-repeated="2" table:style-name="ce1"/>
          <table:table-cell table:number-columns-repeated="2"/>
          <table:table-cell table:style-name="ce155" table:number-columns-repeated="2"/>
          <table:table-cell table:style-name="ce155" office:value-type="currency" office:currency="USD" office:value="43.5" calcext:value-type="currency">
            <text:p>$43.50</text:p>
          </table:table-cell>
          <table:table-cell table:style-name="ce155" office:value-type="currency" office:currency="USD" office:value="42.72" calcext:value-type="currency">
            <text:p>$42.72</text:p>
          </table:table-cell>
          <table:table-cell table:style-name="ce155" office:value-type="currency" office:currency="USD" office:value="40.59" calcext:value-type="currency">
            <text:p>$40.59</text:p>
          </table:table-cell>
          <table:table-cell table:style-name="ce155"/>
          <table:table-cell table:style-name="ce155" office:value-type="currency" office:currency="USD" office:value="27.96" calcext:value-type="currency">
            <text:p>$27.96</text:p>
          </table:table-cell>
          <table:table-cell table:style-name="ce155" table:number-columns-repeated="2"/>
          <table:table-cell table:style-name="ce155" office:value-type="currency" office:currency="USD" office:value="38.38" calcext:value-type="currency">
            <text:p>$38.38</text:p>
          </table:table-cell>
          <table:table-cell table:style-name="ce155" table:number-columns-repeated="6"/>
          <table:table-cell table:style-name="ce124" table:number-columns-repeated="16351"/>
        </table:table-row>
        <table:table-row table:style-name="ro1">
          <table:table-cell table:style-name="ce106"/>
          <table:table-cell table:style-name="ce1"/>
          <table:table-cell table:style-name="ce106"/>
          <table:table-cell table:style-name="ce1"/>
          <table:table-cell table:style-name="ce130" office:value-type="string" calcext:value-type="string">
            <text:p>Dejan</text:p>
          </table:table-cell>
          <table:table-cell table:style-name="ce135" office:value-type="float" office:value="1.08" calcext:value-type="float">
            <text:p>1.0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44" calcext:value-type="currency">
            <text:p>$344.00</text:p>
          </table:table-cell>
          <table:table-cell table:style-name="ce102" table:formula="of:=IF(OR([.I6]=&quot;&quot;; [.J6]=&quot;&quot;); &quot;&quot;; [.J6]*0.03 + [.I6]*3)" office:value-type="currency" office:currency="USD" office:value="34.32" calcext:value-type="currency">
            <text:p>$34.32</text:p>
          </table:table-cell>
          <table:table-cell/>
          <table:covered-table-cell table:number-columns-repeated="3" table:style-name="ce1"/>
          <table:table-cell table:number-columns-repeated="2"/>
          <table:table-cell table:style-name="ce155" table:number-columns-repeated="2"/>
          <table:table-cell table:style-name="ce155" office:value-type="currency" office:currency="USD" office:value="30.51" calcext:value-type="currency">
            <text:p>$30.51</text:p>
          </table:table-cell>
          <table:table-cell table:style-name="ce155" office:value-type="currency" office:currency="USD" office:value="41.88" calcext:value-type="currency">
            <text:p>$41.88</text:p>
          </table:table-cell>
          <table:table-cell table:style-name="ce155" office:value-type="currency" office:currency="USD" office:value="33.36" calcext:value-type="currency">
            <text:p>$33.36</text:p>
          </table:table-cell>
          <table:table-cell table:style-name="ce155"/>
          <table:table-cell table:style-name="ce155" office:value-type="currency" office:currency="USD" office:value="58.44" calcext:value-type="currency">
            <text:p>$58.44</text:p>
          </table:table-cell>
          <table:table-cell table:style-name="ce155" table:number-columns-repeated="2"/>
          <table:table-cell table:style-name="ce155" office:value-type="currency" office:currency="USD" office:value="33.6" calcext:value-type="currency">
            <text:p>$33.60</text:p>
          </table:table-cell>
          <table:table-cell table:style-name="ce155" table:number-columns-repeated="6"/>
          <table:table-cell table:style-name="ce124" table:number-columns-repeated="16351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2.08" calcext:value-type="float">
            <text:p>2.0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16" calcext:value-type="currency">
            <text:p>$316.00</text:p>
          </table:table-cell>
          <table:table-cell table:style-name="ce102" table:formula="of:=IF(OR([.I7]=&quot;&quot;; [.J7]=&quot;&quot;); &quot;&quot;; [.J7]*0.03 + [.I7]*3)" office:value-type="currency" office:currency="USD" office:value="33.48" calcext:value-type="currency">
            <text:p>$33.48</text:p>
          </table:table-cell>
          <table:table-cell/>
          <table:covered-table-cell table:number-columns-repeated="3" table:style-name="ce1"/>
          <table:table-cell table:number-columns-repeated="2"/>
          <table:table-cell table:style-name="ce155" table:number-columns-repeated="2"/>
          <table:table-cell table:style-name="ce155" office:value-type="currency" office:currency="USD" office:value="34.32" calcext:value-type="currency">
            <text:p>$34.32</text:p>
          </table:table-cell>
          <table:table-cell table:style-name="ce155" office:value-type="currency" office:currency="USD" office:value="31.68" calcext:value-type="currency">
            <text:p>$31.68</text:p>
          </table:table-cell>
          <table:table-cell table:style-name="ce155" table:number-columns-repeated="2"/>
          <table:table-cell table:style-name="ce155" office:value-type="currency" office:currency="USD" office:value="32.55" calcext:value-type="currency">
            <text:p>$32.55</text:p>
          </table:table-cell>
          <table:table-cell table:style-name="ce155" table:number-columns-repeated="9"/>
          <table:table-cell table:style-name="ce124" table:number-columns-repeated="16351"/>
        </table:table-row>
        <table:table-row table:style-name="ro1">
          <table:table-cell table:style-name="ce108"/>
          <table:table-cell table:style-name="ce8"/>
          <table:table-cell table:style-name="ce119"/>
          <table:table-cell table:style-name="ce8"/>
          <table:table-cell table:style-name="ce130" office:value-type="string" calcext:value-type="string">
            <text:p>Vezilije</text:p>
          </table:table-cell>
          <table:table-cell table:style-name="ce135" office:value-type="float" office:value="2.08" calcext:value-type="float">
            <text:p>2.0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32" calcext:value-type="currency">
            <text:p>$532.00</text:p>
          </table:table-cell>
          <table:table-cell table:style-name="ce102" table:formula="of:=IF(OR([.I8]=&quot;&quot;; [.J8]=&quot;&quot;); &quot;&quot;; [.J8]*0.03 + [.I8]*3)" office:value-type="currency" office:currency="USD" office:value="39.96" calcext:value-type="currency">
            <text:p>$39.96</text:p>
          </table:table-cell>
          <table:table-cell table:number-columns-repeated="6"/>
          <table:table-cell table:style-name="ce155" table:number-columns-repeated="3"/>
          <table:table-cell table:style-name="ce155" office:value-type="currency" office:currency="USD" office:value="40.71" calcext:value-type="currency">
            <text:p>$40.71</text:p>
          </table:table-cell>
          <table:table-cell table:style-name="ce155" table:number-columns-repeated="2"/>
          <table:table-cell table:style-name="ce155" office:value-type="currency" office:currency="USD" office:value="40.58" calcext:value-type="currency">
            <text:p>$40.58</text:p>
          </table:table-cell>
          <table:table-cell table:style-name="ce155" table:number-columns-repeated="9"/>
          <table:table-cell table:style-name="ce124" table:number-columns-repeated="16351"/>
        </table:table-row>
        <table:table-row table:style-name="ro1">
          <table:table-cell table:style-name="ce8" table:number-columns-repeated="4"/>
          <table:table-cell table:style-name="ce130" office:value-type="string" calcext:value-type="string">
            <text:p>Pavle</text:p>
          </table:table-cell>
          <table:table-cell table:style-name="ce135" office:value-type="float" office:value="2.08" calcext:value-type="float">
            <text:p>2.0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13" calcext:value-type="currency">
            <text:p>$613.00</text:p>
          </table:table-cell>
          <table:table-cell table:style-name="ce102" table:formula="of:=IF(OR([.I9]=&quot;&quot;; [.J9]=&quot;&quot;); &quot;&quot;; [.J9]*0.03 + [.I9]*3)" office:value-type="currency" office:currency="USD" office:value="42.39" calcext:value-type="currency">
            <text:p>$42.39</text:p>
          </table:table-cell>
          <table:table-cell table:number-columns-repeated="6"/>
          <table:table-cell table:style-name="ce155" table:number-columns-repeated="3"/>
          <table:table-cell table:style-name="ce155" office:value-type="currency" office:currency="USD" office:value="30.12" calcext:value-type="currency">
            <text:p>$30.12</text:p>
          </table:table-cell>
          <table:table-cell table:style-name="ce155" table:number-columns-repeated="2"/>
          <table:table-cell table:style-name="ce155" office:value-type="currency" office:currency="USD" office:value="47.04" calcext:value-type="currency">
            <text:p>$47.04</text:p>
          </table:table-cell>
          <table:table-cell table:style-name="ce155" table:number-columns-repeated="9"/>
          <table:table-cell table:style-name="ce124" table:number-columns-repeated="16351"/>
        </table:table-row>
        <table:table-row table:style-name="ro1">
          <table:table-cell table:style-name="ce9" office:value-type="string" calcext:value-type="string" table:number-columns-spanned="2" table:number-rows-spanned="2">
            <text:p>Total Paid hours</text:p>
          </table:table-cell>
          <table:covered-table-cell table:style-name="ce1"/>
          <table:table-cell table:style-name="ce9" office:value-type="string" calcext:value-type="string" table:number-columns-spanned="2" table:number-rows-spanned="2">
            <text:p>Total From Hourly Pay</text:p>
          </table:table-cell>
          <table:covered-table-cell table:style-name="ce1"/>
          <table:table-cell table:style-name="ce130" office:value-type="string" calcext:value-type="string">
            <text:p>Dejan</text:p>
          </table:table-cell>
          <table:table-cell table:style-name="ce135" office:value-type="float" office:value="3.8" calcext:value-type="float">
            <text:p>3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59" calcext:value-type="currency">
            <text:p>$359.00</text:p>
          </table:table-cell>
          <table:table-cell table:style-name="ce102" table:formula="of:=IF(OR([.I10]=&quot;&quot;; [.J10]=&quot;&quot;); &quot;&quot;; [.J10]*0.03 + [.I10]*3)" office:value-type="currency" office:currency="USD" office:value="34.77" calcext:value-type="currency">
            <text:p>$34.77</text:p>
          </table:table-cell>
          <table:table-cell table:number-columns-repeated="6"/>
          <table:table-cell table:style-name="ce155" table:number-columns-repeated="3"/>
          <table:table-cell table:style-name="ce155" office:value-type="currency" office:currency="USD" office:value="32.64" calcext:value-type="currency">
            <text:p>$32.64</text:p>
          </table:table-cell>
          <table:table-cell table:style-name="ce155" table:number-columns-repeated="2"/>
          <table:table-cell table:style-name="ce155" office:value-type="currency" office:currency="USD" office:value="52.32" calcext:value-type="currency">
            <text:p>$52.32</text:p>
          </table:table-cell>
          <table:table-cell table:style-name="ce155" table:number-columns-repeated="9"/>
          <table:table-cell table:style-name="ce124" table:number-columns-repeated="16351"/>
        </table:table-row>
        <table:table-row table:style-name="ro1">
          <table:covered-table-cell table:number-columns-repeated="4" table:style-name="ce1"/>
          <table:table-cell table:style-name="ce130" office:value-type="string" calcext:value-type="string">
            <text:p>Pavle</text:p>
          </table:table-cell>
          <table:table-cell table:style-name="ce135" office:value-type="float" office:value="3.8" calcext:value-type="float">
            <text:p>3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84" calcext:value-type="currency">
            <text:p>$384.00</text:p>
          </table:table-cell>
          <table:table-cell table:style-name="ce102" table:formula="of:=IF(OR([.I11]=&quot;&quot;; [.J11]=&quot;&quot;); &quot;&quot;; [.J11]*0.03 + [.I11]*3)" office:value-type="currency" office:currency="USD" office:value="35.52" calcext:value-type="currency">
            <text:p>$35.52</text:p>
          </table:table-cell>
          <table:table-cell table:number-columns-repeated="6"/>
          <table:table-cell table:style-name="ce155" table:number-columns-repeated="3"/>
          <table:table-cell table:style-name="ce155" office:value-type="currency" office:currency="USD" office:value="32.88" calcext:value-type="currency">
            <text:p>$32.88</text:p>
          </table:table-cell>
          <table:table-cell table:style-name="ce155" table:number-columns-repeated="2"/>
          <table:table-cell table:style-name="ce155" office:value-type="currency" office:currency="USD" office:value="44.52" calcext:value-type="currency">
            <text:p>$44.52</text:p>
          </table:table-cell>
          <table:table-cell table:style-name="ce155" table:number-columns-repeated="9"/>
          <table:table-cell table:style-name="ce124" table:number-columns-repeated="16351"/>
        </table:table-row>
        <table:table-row table:style-name="ro1">
          <table:table-cell table:style-name="ce115" table:formula="of:=SUM([.I:.I])" office:value-type="float" office:value="336" calcext:value-type="float" table:number-columns-spanned="2" table:number-rows-spanned="2">
            <text:p>336</text:p>
          </table:table-cell>
          <table:covered-table-cell table:style-name="ce8"/>
          <table:table-cell table:style-name="ce102" table:formula="of:=[.A12]*3" office:value-type="currency" office:currency="USD" office:value="1008" calcext:value-type="currency" table:number-columns-spanned="2" table:number-rows-spanned="2">
            <text:p>$1,008.00</text:p>
          </table:table-cell>
          <table:covered-table-cell table:style-name="ce8"/>
          <table:table-cell table:style-name="ce130" office:value-type="string" calcext:value-type="string">
            <text:p>PeterGrindr</text:p>
          </table:table-cell>
          <table:table-cell table:style-name="ce135" office:value-type="float" office:value="3.8" calcext:value-type="float">
            <text:p>3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64.42" calcext:value-type="currency">
            <text:p>$264.42</text:p>
          </table:table-cell>
          <table:table-cell table:style-name="ce102" table:formula="of:=IF(OR([.I12]=&quot;&quot;; [.J12]=&quot;&quot;); &quot;&quot;; [.J12]*0.03 + [.I12]*3)" office:value-type="currency" office:currency="USD" office:value="31.9326" calcext:value-type="currency">
            <text:p>$31.93</text:p>
          </table:table-cell>
          <table:table-cell table:number-columns-repeated="6"/>
          <table:table-cell table:style-name="ce155" table:number-columns-repeated="6"/>
          <table:table-cell table:style-name="ce155" office:value-type="currency" office:currency="USD" office:value="52.65" calcext:value-type="currency">
            <text:p>$52.65</text:p>
          </table:table-cell>
          <table:table-cell table:style-name="ce155" table:number-columns-repeated="9"/>
          <table:table-cell table:style-name="ce124" table:number-columns-repeated="16351"/>
        </table:table-row>
        <table:table-row table:style-name="ro1">
          <table:covered-table-cell table:number-columns-repeated="4" table:style-name="ce8"/>
          <table:table-cell table:style-name="ce130" office:value-type="string" calcext:value-type="string">
            <text:p>Pat</text:p>
          </table:table-cell>
          <table:table-cell table:style-name="ce135" office:value-type="float" office:value="4.8" calcext:value-type="float">
            <text:p>4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44.8" calcext:value-type="currency">
            <text:p>$444.80</text:p>
          </table:table-cell>
          <table:table-cell table:style-name="ce102" table:formula="of:=IF(OR([.I13]=&quot;&quot;; [.J13]=&quot;&quot;); &quot;&quot;; [.J13]*0.03 + [.I13]*3)" office:value-type="currency" office:currency="USD" office:value="37.344" calcext:value-type="currency">
            <text:p>$37.34</text:p>
          </table:table-cell>
          <table:table-cell table:number-columns-repeated="6"/>
          <table:table-cell table:style-name="ce155" table:number-columns-repeated="16"/>
          <table:table-cell table:style-name="ce124" table:number-columns-repeated="16351"/>
        </table:table-row>
        <table:table-row table:style-name="ro1">
          <table:table-cell table:style-name="ce8" table:number-columns-repeated="4"/>
          <table:table-cell table:style-name="ce130" office:value-type="string" calcext:value-type="string">
            <text:p>Vezilije</text:p>
          </table:table-cell>
          <table:table-cell table:style-name="ce135" office:value-type="float" office:value="4.8" calcext:value-type="float">
            <text:p>4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60" calcext:value-type="currency">
            <text:p>$360.00</text:p>
          </table:table-cell>
          <table:table-cell table:style-name="ce102" table:formula="of:=IF(OR([.I14]=&quot;&quot;; [.J14]=&quot;&quot;); &quot;&quot;; [.J14]*0.03 + [.I14]*3)" office:value-type="currency" office:currency="USD" office:value="34.8" calcext:value-type="currency">
            <text:p>$34.80</text:p>
          </table:table-cell>
          <table:table-cell table:number-columns-repeated="6"/>
          <table:table-cell table:style-name="ce155" table:number-columns-repeated="16"/>
          <table:table-cell table:style-name="ce124" table:number-columns-repeated="16351"/>
        </table:table-row>
        <table:table-row table:style-name="ro2">
          <table:table-cell table:style-name="ce116"/>
          <table:table-cell table:style-name="ce1"/>
          <table:table-cell table:style-name="ce116"/>
          <table:table-cell table:style-name="ce1"/>
          <table:table-cell table:style-name="ce130" office:value-type="string" calcext:value-type="string">
            <text:p>Dejan</text:p>
          </table:table-cell>
          <table:table-cell table:style-name="ce135" office:value-type="float" office:value="4.8" calcext:value-type="float">
            <text:p>4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96" calcext:value-type="currency">
            <text:p>$296.00</text:p>
          </table:table-cell>
          <table:table-cell table:style-name="ce102" table:formula="of:=IF(OR([.I15]=&quot;&quot;; [.J15]=&quot;&quot;); &quot;&quot;; [.J15]*0.03 + [.I15]*3)" office:value-type="currency" office:currency="USD" office:value="32.88" calcext:value-type="currency">
            <text:p>$32.88</text:p>
          </table:table-cell>
          <table:table-cell table:number-columns-repeated="6"/>
          <table:table-cell table:style-name="ce155" table:number-columns-repeated="16"/>
          <table:table-cell table:style-name="ce124" table:number-columns-repeated="16351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5.8" calcext:value-type="float">
            <text:p>5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11" calcext:value-type="currency">
            <text:p>$411.00</text:p>
          </table:table-cell>
          <table:table-cell table:style-name="ce102" table:formula="of:=IF(OR([.I16]=&quot;&quot;; [.J16]=&quot;&quot;); &quot;&quot;; [.J16]*0.03 + [.I16]*3)" office:value-type="currency" office:currency="USD" office:value="36.33" calcext:value-type="currency">
            <text:p>$36.33</text:p>
          </table:table-cell>
          <table:table-cell/>
          <table:table-cell table:style-name="ce37" table:number-columns-spanned="2" table:number-rows-spanned="2"/>
          <table:covered-table-cell table:style-name="ce37"/>
          <table:table-cell table:number-columns-repeated="3"/>
          <table:table-cell table:style-name="ce155" table:number-columns-repeated="16"/>
          <table:table-cell table:style-name="ce124" table:number-columns-repeated="16351"/>
        </table:table-row>
        <table:table-row table:style-name="ro1">
          <table:table-cell table:style-name="ce119"/>
          <table:table-cell table:style-name="ce8"/>
          <table:table-cell table:style-name="ce119"/>
          <table:table-cell table:style-name="ce8"/>
          <table:table-cell table:style-name="ce130" office:value-type="string" calcext:value-type="string">
            <text:p>Vlada</text:p>
          </table:table-cell>
          <table:table-cell table:style-name="ce135" office:value-type="float" office:value="5.8" calcext:value-type="float">
            <text:p>5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217" calcext:value-type="currency">
            <text:p>$1,217.00</text:p>
          </table:table-cell>
          <table:table-cell table:style-name="ce102" table:formula="of:=IF(OR([.I17]=&quot;&quot;; [.J17]=&quot;&quot;); &quot;&quot;; [.J17]*0.03 + [.I17]*3)" office:value-type="currency" office:currency="USD" office:value="60.51" calcext:value-type="currency">
            <text:p>$60.51</text:p>
          </table:table-cell>
          <table:table-cell/>
          <table:covered-table-cell table:number-columns-repeated="2" table:style-name="ce37"/>
          <table:table-cell table:number-columns-repeated="3"/>
          <table:table-cell table:style-name="ce155" table:number-columns-repeated="16"/>
          <table:table-cell table:style-name="ce124" table:number-columns-repeated="16351"/>
        </table:table-row>
        <table:table-row table:style-name="ro1">
          <table:table-cell table:style-name="ce116" table:number-columns-spanned="2" table:number-rows-spanned="2"/>
          <table:covered-table-cell table:style-name="ce1"/>
          <table:table-cell table:style-name="ce100" office:value-type="string" calcext:value-type="string" table:number-columns-spanned="2" table:number-rows-spanned="2">
            <text:p><text:span text:style-name="T2">CM % from</text:span></text:p>
            <text:p><text:span text:style-name="T2">Net Sales 4%</text:span></text:p>
          </table:table-cell>
          <table:covered-table-cell table:style-name="ce1"/>
          <table:table-cell table:style-name="ce130" office:value-type="string" calcext:value-type="string">
            <text:p>Pavle</text:p>
          </table:table-cell>
          <table:table-cell table:style-name="ce135" office:value-type="float" office:value="5.8" calcext:value-type="float">
            <text:p>5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24" calcext:value-type="currency">
            <text:p>$624.00</text:p>
          </table:table-cell>
          <table:table-cell table:style-name="ce102" table:formula="of:=IF(OR([.I18]=&quot;&quot;; [.J18]=&quot;&quot;); &quot;&quot;; [.J18]*0.03 + [.I18]*3)" office:value-type="currency" office:currency="USD" office:value="42.72" calcext:value-type="currency">
            <text:p>$42.72</text:p>
          </table:table-cell>
          <table:table-cell/>
          <table:table-cell table:style-name="ce109"/>
          <table:table-cell table:style-name="ce43"/>
          <table:table-cell table:number-columns-repeated="3"/>
          <table:table-cell table:style-name="ce155" table:number-columns-repeated="16"/>
          <table:table-cell table:style-name="ce124" table:number-columns-repeated="16351"/>
        </table:table-row>
        <table:table-row table:style-name="ro1">
          <table:covered-table-cell table:number-columns-repeated="4" table:style-name="ce1"/>
          <table:table-cell table:style-name="ce130" office:value-type="string" calcext:value-type="string">
            <text:p>Pat</text:p>
          </table:table-cell>
          <table:table-cell table:style-name="ce135" office:value-type="float" office:value="6.8" calcext:value-type="float">
            <text:p>6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32" calcext:value-type="currency">
            <text:p>$132.00</text:p>
          </table:table-cell>
          <table:table-cell table:style-name="ce102" table:formula="of:=IF(OR([.I19]=&quot;&quot;; [.J19]=&quot;&quot;); &quot;&quot;; [.J19]*0.03 + [.I19]*3)" office:value-type="currency" office:currency="USD" office:value="27.96" calcext:value-type="currency">
            <text:p>$27.96</text:p>
          </table:table-cell>
          <table:table-cell/>
          <table:table-cell table:style-name="ce109"/>
          <table:table-cell table:style-name="ce43"/>
          <table:table-cell table:number-columns-repeated="3"/>
          <table:table-cell table:style-name="ce155" table:number-columns-repeated="16"/>
          <table:table-cell table:style-name="ce124" table:number-columns-repeated="16351"/>
        </table:table-row>
        <table:table-row table:style-name="ro1">
          <table:table-cell table:style-name="ce119" table:number-columns-spanned="2" table:number-rows-spanned="2"/>
          <table:covered-table-cell table:style-name="ce8"/>
          <table:table-cell table:style-name="ce102" table:formula="of:=[.A4]*0.04" office:value-type="currency" office:currency="USD" office:value="819.5788" calcext:value-type="currency" table:number-columns-spanned="2" table:number-rows-spanned="2">
            <text:p>$819.58</text:p>
          </table:table-cell>
          <table:covered-table-cell table:style-name="ce8"/>
          <table:table-cell table:style-name="ce130" office:value-type="string" calcext:value-type="string">
            <text:p>Vlada</text:p>
          </table:table-cell>
          <table:table-cell table:style-name="ce135" office:value-type="float" office:value="6.8" calcext:value-type="float">
            <text:p>6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60" calcext:value-type="currency">
            <text:p>$560.00</text:p>
          </table:table-cell>
          <table:table-cell table:style-name="ce102" table:formula="of:=IF(OR([.I20]=&quot;&quot;; [.J20]=&quot;&quot;); &quot;&quot;; [.J20]*0.03 + [.I20]*3)" office:value-type="currency" office:currency="USD" office:value="40.8" calcext:value-type="currency">
            <text:p>$40.80</text:p>
          </table:table-cell>
          <table:table-cell/>
          <table:table-cell table:style-name="ce109"/>
          <table:table-cell table:style-name="ce43"/>
          <table:table-cell table:number-columns-repeated="3"/>
          <table:table-cell table:style-name="ce155" table:number-columns-repeated="16"/>
          <table:table-cell table:style-name="ce124" table:number-columns-repeated="16351"/>
        </table:table-row>
        <table:table-row table:style-name="ro1">
          <table:covered-table-cell table:number-columns-repeated="4" table:style-name="ce8"/>
          <table:table-cell table:style-name="ce130" office:value-type="string" calcext:value-type="string">
            <text:p>Pavle</text:p>
          </table:table-cell>
          <table:table-cell table:style-name="ce135" office:value-type="float" office:value="6.8" calcext:value-type="float">
            <text:p>6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96" calcext:value-type="currency">
            <text:p>$596.00</text:p>
          </table:table-cell>
          <table:table-cell table:style-name="ce102" table:formula="of:=IF(OR([.I21]=&quot;&quot;; [.J21]=&quot;&quot;); &quot;&quot;; [.J21]*0.03 + [.I21]*3)" office:value-type="currency" office:currency="USD" office:value="41.88" calcext:value-type="currency">
            <text:p>$41.88</text:p>
          </table:table-cell>
          <table:table-cell/>
          <table:table-cell table:style-name="ce109"/>
          <table:table-cell table:style-name="ce43"/>
          <table:table-cell table:number-columns-repeated="3"/>
          <table:table-cell table:style-name="ce155" table:number-columns-repeated="16"/>
          <table:table-cell table:style-name="ce124" table:number-columns-repeated="16351"/>
        </table:table-row>
        <table:table-row table:style-name="ro1">
          <table:table-cell table:style-name="ce8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7.8" calcext:value-type="float">
            <text:p>7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148" calcext:value-type="currency">
            <text:p>$1,148.00</text:p>
          </table:table-cell>
          <table:table-cell table:style-name="ce102" table:formula="of:=IF(OR([.I22]=&quot;&quot;; [.J22]=&quot;&quot;); &quot;&quot;; [.J22]*0.03 + [.I22]*3)" office:value-type="currency" office:currency="USD" office:value="58.44" calcext:value-type="currency">
            <text:p>$58.44</text:p>
          </table:table-cell>
          <table:table-cell/>
          <table:table-cell table:style-name="ce109"/>
          <table:table-cell table:style-name="ce43"/>
          <table:table-cell table:number-columns-repeated="3"/>
          <table:table-cell table:style-name="ce155" table:number-columns-repeated="16"/>
          <table:table-cell table:style-name="ce124" table:number-columns-repeated="16351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Pavle</text:p>
          </table:table-cell>
          <table:table-cell table:style-name="ce135" office:value-type="float" office:value="7.8" calcext:value-type="float">
            <text:p>7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56" calcext:value-type="currency">
            <text:p>$256.00</text:p>
          </table:table-cell>
          <table:table-cell table:style-name="ce102" table:formula="of:=IF(OR([.I23]=&quot;&quot;; [.J23]=&quot;&quot;); &quot;&quot;; [.J23]*0.03 + [.I23]*3)" office:value-type="currency" office:currency="USD" office:value="31.68" calcext:value-type="currency">
            <text:p>$31.68</text:p>
          </table:table-cell>
          <table:table-cell/>
          <table:table-cell table:style-name="ce109"/>
          <table:table-cell table:style-name="ce43"/>
          <table:table-cell table:number-columns-repeated="3"/>
          <table:table-cell table:style-name="ce155" table:number-columns-repeated="16"/>
          <table:table-cell table:style-name="ce124" table:number-columns-repeated="16351"/>
        </table:table-row>
        <table:table-row table:style-name="ro1">
          <table:table-cell table:style-name="ce123"/>
          <table:table-cell table:style-name="ce1" table:number-columns-repeated="3"/>
          <table:table-cell table:style-name="ce130" office:value-type="string" calcext:value-type="string">
            <text:p>Dejan</text:p>
          </table:table-cell>
          <table:table-cell table:style-name="ce135" office:value-type="float" office:value="7.8" calcext:value-type="float">
            <text:p>7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53" calcext:value-type="currency">
            <text:p>$553.00</text:p>
          </table:table-cell>
          <table:table-cell table:style-name="ce102" table:formula="of:=IF(OR([.I24]=&quot;&quot;; [.J24]=&quot;&quot;); &quot;&quot;; [.J24]*0.03 + [.I24]*3)" office:value-type="currency" office:currency="USD" office:value="40.59" calcext:value-type="currency">
            <text:p>$40.59</text:p>
          </table:table-cell>
          <table:table-cell/>
          <table:table-cell table:style-name="ce109"/>
          <table:table-cell table:style-name="ce43"/>
          <table:table-cell table:number-columns-repeated="3"/>
          <table:table-cell table:style-name="ce155" table:number-columns-repeated="16"/>
          <table:table-cell table:style-name="ce124" table:number-columns-repeated="16351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8.8" calcext:value-type="float">
            <text:p>8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84.85" calcext:value-type="currency">
            <text:p>$284.85</text:p>
          </table:table-cell>
          <table:table-cell table:style-name="ce102" table:formula="of:=IF(OR([.I25]=&quot;&quot;; [.J25]=&quot;&quot;); &quot;&quot;; [.J25]*0.03 + [.I25]*3)" office:value-type="currency" office:currency="USD" office:value="32.5455" calcext:value-type="currency">
            <text:p>$32.55</text:p>
          </table:table-cell>
          <table:table-cell/>
          <table:table-cell table:style-name="ce109"/>
          <table:table-cell table:style-name="ce43"/>
          <table:table-cell table:number-columns-repeated="3"/>
          <table:table-cell table:style-name="ce155" table:number-columns-repeated="16"/>
          <table:table-cell table:style-name="ce124" table:number-columns-repeated="16351"/>
        </table:table-row>
        <table:table-row table:style-name="ro1">
          <table:table-cell table:style-name="ce9" office:value-type="string" calcext:value-type="string" table:number-columns-spanned="2" table:number-rows-spanned="2">
            <text:p>Veljko</text:p>
            <text:p>%3 CM</text:p>
          </table:table-cell>
          <table:covered-table-cell table:style-name="ce1"/>
          <table:table-cell table:style-name="ce9" office:value-type="string" calcext:value-type="string" table:number-columns-spanned="2" table:number-rows-spanned="2">
            <text:p>Cale</text:p>
            <text:p>%1 CM</text:p>
          </table:table-cell>
          <table:covered-table-cell table:style-name="ce1"/>
          <table:table-cell table:style-name="ce130" office:value-type="string" calcext:value-type="string">
            <text:p>Vezilije</text:p>
          </table:table-cell>
          <table:table-cell table:style-name="ce135" office:value-type="float" office:value="8.8" calcext:value-type="float">
            <text:p>8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50" calcext:value-type="currency">
            <text:p>$650.00</text:p>
          </table:table-cell>
          <table:table-cell table:style-name="ce102" table:formula="of:=IF(OR([.I26]=&quot;&quot;; [.J26]=&quot;&quot;); &quot;&quot;; [.J26]*0.03 + [.I26]*3)" office:value-type="currency" office:currency="USD" office:value="43.5" calcext:value-type="currency">
            <text:p>$43.50</text:p>
          </table:table-cell>
          <table:table-cell/>
          <table:table-cell table:style-name="ce109"/>
          <table:table-cell table:style-name="ce43"/>
          <table:table-cell table:number-columns-repeated="3"/>
          <table:table-cell table:style-name="ce155" table:number-columns-repeated="16"/>
          <table:table-cell table:style-name="ce124" table:number-columns-repeated="16351"/>
        </table:table-row>
        <table:table-row table:style-name="ro1">
          <table:covered-table-cell table:number-columns-repeated="4" table:style-name="ce1"/>
          <table:table-cell table:style-name="ce130" office:value-type="string" calcext:value-type="string">
            <text:p>Pavle</text:p>
          </table:table-cell>
          <table:table-cell table:style-name="ce135" office:value-type="float" office:value="8.8" calcext:value-type="float">
            <text:p>8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57" calcext:value-type="currency">
            <text:p>$557.00</text:p>
          </table:table-cell>
          <table:table-cell table:style-name="ce102" table:formula="of:=IF(OR([.I27]=&quot;&quot;; [.J27]=&quot;&quot;); &quot;&quot;; [.J27]*0.03 + [.I27]*3)" office:value-type="currency" office:currency="USD" office:value="40.71" calcext:value-type="currency">
            <text:p>$40.71</text:p>
          </table:table-cell>
          <table:table-cell/>
          <table:table-cell table:style-name="ce109"/>
          <table:table-cell table:style-name="ce43"/>
          <table:table-cell table:number-columns-repeated="3"/>
          <table:table-cell table:style-name="ce155" table:number-columns-repeated="16"/>
          <table:table-cell table:style-name="ce124" table:number-columns-repeated="16351"/>
        </table:table-row>
        <table:table-row table:style-name="ro1">
          <table:table-cell table:style-name="ce102" table:formula="of:=[.A4]*0.03" office:value-type="currency" office:currency="USD" office:value="614.6841" calcext:value-type="currency" table:number-columns-spanned="2" table:number-rows-spanned="2">
            <text:p>$614.68</text:p>
          </table:table-cell>
          <table:covered-table-cell table:style-name="ce8"/>
          <table:table-cell table:style-name="ce102" table:formula="of:=[.A4]*0.01" office:value-type="currency" office:currency="USD" office:value="204.8947" calcext:value-type="currency" table:number-columns-spanned="2" table:number-rows-spanned="2">
            <text:p>$204.89</text:p>
          </table:table-cell>
          <table:covered-table-cell table:style-name="ce8"/>
          <table:table-cell table:style-name="ce130" office:value-type="string" calcext:value-type="string">
            <text:p>Pat</text:p>
          </table:table-cell>
          <table:table-cell table:style-name="ce135" office:value-type="float" office:value="9.8" calcext:value-type="float">
            <text:p>9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52.8" calcext:value-type="currency">
            <text:p>$552.80</text:p>
          </table:table-cell>
          <table:table-cell table:style-name="ce102" table:formula="of:=IF(OR([.I28]=&quot;&quot;; [.J28]=&quot;&quot;); &quot;&quot;; [.J28]*0.03 + [.I28]*3)" office:value-type="currency" office:currency="USD" office:value="40.584" calcext:value-type="currency">
            <text:p>$40.58</text:p>
          </table:table-cell>
          <table:table-cell/>
          <table:table-cell table:style-name="ce109"/>
          <table:table-cell table:style-name="ce43"/>
          <table:table-cell table:number-columns-repeated="3"/>
          <table:table-cell table:style-name="ce155" table:number-columns-repeated="16"/>
          <table:table-cell table:style-name="ce124" table:number-columns-repeated="16351"/>
        </table:table-row>
        <table:table-row table:style-name="ro1">
          <table:covered-table-cell table:number-columns-repeated="4" table:style-name="ce8"/>
          <table:table-cell table:style-name="ce130" office:value-type="string" calcext:value-type="string">
            <text:p>Cale</text:p>
          </table:table-cell>
          <table:table-cell table:style-name="ce135" office:value-type="float" office:value="9.8" calcext:value-type="float">
            <text:p>9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04" calcext:value-type="currency">
            <text:p>$304.00</text:p>
          </table:table-cell>
          <table:table-cell table:style-name="ce102" table:formula="of:=IF(OR([.I29]=&quot;&quot;; [.J29]=&quot;&quot;); &quot;&quot;; [.J29]*0.03 + [.I29]*3)" office:value-type="currency" office:currency="USD" office:value="33.12" calcext:value-type="currency">
            <text:p>$33.12</text:p>
          </table:table-cell>
          <table:table-cell/>
          <table:table-cell table:style-name="ce109"/>
          <table:table-cell table:style-name="ce43"/>
          <table:table-cell table:number-columns-repeated="3"/>
          <table:table-cell table:style-name="ce155" table:number-columns-repeated="16"/>
          <table:table-cell table:style-name="ce124" table:number-columns-repeated="16351"/>
        </table:table-row>
        <table:table-row table:style-name="ro1">
          <table:table-cell table:style-name="ce8" table:number-columns-repeated="2"/>
          <table:table-cell table:style-name="ce1" table:number-columns-repeated="2"/>
          <table:table-cell table:style-name="ce130" office:value-type="string" calcext:value-type="string">
            <text:p>Filip</text:p>
          </table:table-cell>
          <table:table-cell table:style-name="ce135" office:value-type="float" office:value="9.8" calcext:value-type="float">
            <text:p>9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85.6" calcext:value-type="currency">
            <text:p>$285.60</text:p>
          </table:table-cell>
          <table:table-cell table:style-name="ce102" table:formula="of:=IF(OR([.I30]=&quot;&quot;; [.J30]=&quot;&quot;); &quot;&quot;; [.J30]*0.03 + [.I30]*3)" office:value-type="currency" office:currency="USD" office:value="32.568" calcext:value-type="currency">
            <text:p>$32.57</text:p>
          </table:table-cell>
          <table:table-cell/>
          <table:table-cell table:style-name="ce109"/>
          <table:table-cell table:style-name="ce43"/>
          <table:table-cell table:number-columns-repeated="3"/>
          <table:table-cell table:style-name="ce155" table:number-columns-repeated="16"/>
          <table:table-cell table:style-name="ce124" table:number-columns-repeated="16351"/>
        </table:table-row>
        <table:table-row table:style-name="ro1">
          <table:table-cell table:style-name="ce8" table:number-columns-repeated="2"/>
          <table:table-cell table:style-name="ce1" table:number-columns-repeated="2"/>
          <table:table-cell table:style-name="ce130" office:value-type="string" calcext:value-type="string">
            <text:p>Vezilije</text:p>
          </table:table-cell>
          <table:table-cell table:style-name="ce135" office:value-type="float" office:value="10.8" calcext:value-type="float">
            <text:p>10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17" calcext:value-type="currency">
            <text:p>$217.00</text:p>
          </table:table-cell>
          <table:table-cell table:style-name="ce102" table:formula="of:=IF(OR([.I31]=&quot;&quot;; [.J31]=&quot;&quot;); &quot;&quot;; [.J31]*0.03 + [.I31]*3)" office:value-type="currency" office:currency="USD" office:value="30.51" calcext:value-type="currency">
            <text:p>$30.51</text:p>
          </table:table-cell>
          <table:table-cell/>
          <table:table-cell table:style-name="ce109"/>
          <table:table-cell table:style-name="ce43"/>
          <table:table-cell table:number-columns-repeated="3"/>
          <table:table-cell table:style-name="ce155" table:number-columns-repeated="16"/>
          <table:table-cell table:style-name="ce124" table:number-columns-repeated="16351"/>
        </table:table-row>
        <table:table-row table:style-name="ro1">
          <table:table-cell table:style-name="ce8" table:number-columns-repeated="2"/>
          <table:table-cell table:style-name="ce1" table:number-columns-repeated="2"/>
          <table:table-cell table:style-name="ce130" office:value-type="string" calcext:value-type="string">
            <text:p>Vlada</text:p>
          </table:table-cell>
          <table:table-cell table:style-name="ce135" office:value-type="float" office:value="10.8" calcext:value-type="float">
            <text:p>10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00" calcext:value-type="currency">
            <text:p>$400.00</text:p>
          </table:table-cell>
          <table:table-cell table:style-name="ce102" table:formula="of:=IF(OR([.I32]=&quot;&quot;; [.J32]=&quot;&quot;); &quot;&quot;; [.J32]*0.03 + [.I32]*3)" office:value-type="currency" office:currency="USD" office:value="36" calcext:value-type="currency">
            <text:p>$36.00</text:p>
          </table:table-cell>
          <table:table-cell/>
          <table:table-cell table:style-name="ce109"/>
          <table:table-cell table:style-name="ce43"/>
          <table:table-cell table:number-columns-repeated="3"/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table:number-columns-spanned="1" table:number-rows-spanned="2"/>
          <table:table-cell table:style-name="ce156" table:number-columns-spanned="1" table:number-rows-spanned="2"/>
          <table:table-cell table:style-name="ce156" table:number-columns-spanned="1" table:number-rows-spanned="2"/>
          <table:table-cell table:style-name="ce156" table:number-columns-spanned="1" table:number-rows-spanned="2"/>
          <table:table-cell table:style-name="ce156" table:number-columns-spanned="1" table:number-rows-spanned="2"/>
          <table:table-cell table:style-name="ce156" table:number-columns-spanned="1" table:number-rows-spanned="2"/>
          <table:table-cell table:style-name="ce156" table:number-columns-spanned="1" table:number-rows-spanned="2"/>
          <table:table-cell table:style-name="ce156" table:number-columns-spanned="1" table:number-rows-spanned="2"/>
          <table:table-cell table:style-name="ce124" table:number-columns-repeated="16351"/>
        </table:table-row>
        <table:table-row table:style-name="ro1">
          <table:table-cell table:style-name="ce8" table:number-columns-repeated="2"/>
          <table:table-cell table:style-name="ce1" table:number-columns-repeated="2"/>
          <table:table-cell table:style-name="ce130" office:value-type="string" calcext:value-type="string">
            <text:p>Pavle</text:p>
          </table:table-cell>
          <table:table-cell table:style-name="ce135" office:value-type="float" office:value="10.8" calcext:value-type="float">
            <text:p>10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04" calcext:value-type="currency">
            <text:p>$204.00</text:p>
          </table:table-cell>
          <table:table-cell table:style-name="ce102" table:formula="of:=IF(OR([.I33]=&quot;&quot;; [.J33]=&quot;&quot;); &quot;&quot;; [.J33]*0.03 + [.I33]*3)" office:value-type="currency" office:currency="USD" office:value="30.12" calcext:value-type="currency">
            <text:p>$30.12</text:p>
          </table:table-cell>
          <table:table-cell/>
          <table:table-cell table:style-name="ce109"/>
          <table:table-cell table:style-name="ce43"/>
          <table:table-cell table:number-columns-repeated="3"/>
          <table:covered-table-cell table:number-columns-repeated="8"/>
          <table:covered-table-cell table:number-columns-repeated="8" table:style-name="ce35"/>
          <table:table-cell table:style-name="ce124" table:number-columns-repeated="16351"/>
        </table:table-row>
        <table:table-row table:style-name="ro1">
          <table:table-cell table:style-name="ce8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30" office:value-type="string" calcext:value-type="string">
            <text:p>Pat</text:p>
          </table:table-cell>
          <table:table-cell table:style-name="ce135" office:value-type="float" office:value="11.8" calcext:value-type="float">
            <text:p>11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768" calcext:value-type="currency">
            <text:p>$768.00</text:p>
          </table:table-cell>
          <table:table-cell table:style-name="ce102" table:formula="of:=IF(OR([.I34]=&quot;&quot;; [.J34]=&quot;&quot;); &quot;&quot;; [.J34]*0.03 + [.I34]*3)" office:value-type="currency" office:currency="USD" office:value="47.04" calcext:value-type="currency">
            <text:p>$47.04</text:p>
          </table:table-cell>
          <table:table-cell/>
          <table:table-cell table:style-name="ce109"/>
          <table:table-cell table:style-name="ce43"/>
          <table:table-cell table:number-columns-repeated="3"/>
          <table:table-cell table:style-name="ce155" table:formula="of:=SUM([.R2:.R31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S2:.S31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T2:.T31])" office:value-type="currency" office:currency="USD" office:value="216.23" calcext:value-type="currency" table:number-columns-spanned="1" table:number-rows-spanned="2">
            <text:p>$216.23</text:p>
          </table:table-cell>
          <table:table-cell table:style-name="ce155" table:formula="of:=SUM([.U2:.U31])" office:value-type="currency" office:currency="USD" office:value="365.94" calcext:value-type="currency" table:number-columns-spanned="1" table:number-rows-spanned="2">
            <text:p>$365.94</text:p>
          </table:table-cell>
          <table:table-cell table:style-name="ce155" table:formula="of:=SUM([.V2:.V31])" office:value-type="currency" office:currency="USD" office:value="174.92" calcext:value-type="currency" table:number-columns-spanned="1" table:number-rows-spanned="2">
            <text:p>$174.92</text:p>
          </table:table-cell>
          <table:table-cell table:style-name="ce155" table:formula="of:=SUM([.W2:.W31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X2:.X31])" office:value-type="currency" office:currency="USD" office:value="463.21" calcext:value-type="currency" table:number-columns-spanned="1" table:number-rows-spanned="2">
            <text:p>$463.21</text:p>
          </table:table-cell>
          <table:table-cell table:style-name="ce155" table:formula="of:=SUM([.Y2:.Y31])" office:value-type="currency" office:currency="USD" office:value="94.47" calcext:value-type="currency" table:number-columns-spanned="1" table:number-rows-spanned="2">
            <text:p>$94.47</text:p>
          </table:table-cell>
          <table:table-cell table:style-name="ce155" table:formula="of:=SUM([.Z2:.Z31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AA2:.AA31])" office:value-type="currency" office:currency="USD" office:value="209.29" calcext:value-type="currency" table:number-columns-spanned="1" table:number-rows-spanned="2">
            <text:p>$209.29</text:p>
          </table:table-cell>
          <table:table-cell table:style-name="ce155" table:formula="of:=SUM([.AB2:.AB31])" office:value-type="currency" office:currency="USD" office:value="97.62" calcext:value-type="currency" table:number-columns-spanned="1" table:number-rows-spanned="2">
            <text:p>$97.62</text:p>
          </table:table-cell>
          <table:table-cell table:style-name="ce155" table:formula="of:=SUM([.AC2:.AC31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AD2:.AD31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AE2:.AE31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AF2:.AF31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AG2:.AG31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24" table:number-columns-repeated="16351"/>
        </table:table-row>
        <table:table-row table:style-name="ro1">
          <table:table-cell table:style-name="ce8" table:number-columns-repeated="2"/>
          <table:table-cell table:style-name="ce1" table:number-columns-repeated="2"/>
          <table:table-cell table:style-name="ce130" office:value-type="string" calcext:value-type="string">
            <text:p>Andrija</text:p>
          </table:table-cell>
          <table:table-cell table:style-name="ce135" office:value-type="float" office:value="11.8" calcext:value-type="float">
            <text:p>11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17" calcext:value-type="currency">
            <text:p>$517.00</text:p>
          </table:table-cell>
          <table:table-cell table:style-name="ce102" table:formula="of:=IF(OR([.I35]=&quot;&quot;; [.J35]=&quot;&quot;); &quot;&quot;; [.J35]*0.03 + [.I35]*3)" office:value-type="currency" office:currency="USD" office:value="39.51" calcext:value-type="currency">
            <text:p>$39.51</text:p>
          </table:table-cell>
          <table:table-cell/>
          <table:table-cell table:style-name="ce109"/>
          <table:table-cell table:style-name="ce43"/>
          <table:table-cell table:number-columns-repeated="3"/>
          <table:covered-table-cell table:number-columns-repeated="16" table:style-name="ce158"/>
          <table:table-cell table:style-name="ce124" table:number-columns-repeated="16351"/>
        </table:table-row>
        <table:table-row table:style-name="ro1">
          <table:table-cell table:style-name="ce8" table:number-columns-repeated="2"/>
          <table:table-cell table:style-name="ce1" table:number-columns-repeated="2"/>
          <table:table-cell table:style-name="ce130" office:value-type="string" calcext:value-type="string">
            <text:p>Pavle</text:p>
          </table:table-cell>
          <table:table-cell table:style-name="ce135" office:value-type="float" office:value="11.8" calcext:value-type="float">
            <text:p>11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88" calcext:value-type="currency">
            <text:p>$288.00</text:p>
          </table:table-cell>
          <table:table-cell table:style-name="ce102" table:formula="of:=IF(OR([.I36]=&quot;&quot;; [.J36]=&quot;&quot;); &quot;&quot;; [.J36]*0.03 + [.I36]*3)" office:value-type="currency" office:currency="USD" office:value="32.64" calcext:value-type="currency">
            <text:p>$32.64</text:p>
          </table:table-cell>
          <table:table-cell/>
          <table:table-cell table:style-name="ce109"/>
          <table:table-cell table:style-name="ce43"/>
          <table:table-cell table:number-columns-repeated="5"/>
          <table:table-cell office:value-type="string" calcext:value-type="string">
            <text:p>Isplaceno </text:p>
          </table:table-cell>
          <table:table-cell office:value-type="string" calcext:value-type="string">
            <text:p>Isplaceno</text:p>
          </table:table-cell>
          <table:table-cell office:value-type="string" calcext:value-type="string">
            <text:p>ISPLACENO</text:p>
          </table:table-cell>
          <table:table-cell/>
          <table:table-cell table:number-columns-repeated="2" office:value-type="string" calcext:value-type="string">
            <text:p>Isplacen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Isplaceno</text:p>
          </table:table-cell>
          <table:table-cell table:number-columns-repeated="5"/>
          <table:table-cell table:style-name="ce124" table:number-columns-repeated="16351"/>
        </table:table-row>
        <table:table-row table:style-name="ro1">
          <table:table-cell table:style-name="ce8" table:number-columns-repeated="2"/>
          <table:table-cell table:style-name="ce1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12.8" calcext:value-type="float">
            <text:p>12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44" calcext:value-type="currency">
            <text:p>$944.00</text:p>
          </table:table-cell>
          <table:table-cell table:style-name="ce102" table:formula="of:=IF(OR([.I37]=&quot;&quot;; [.J37]=&quot;&quot;); &quot;&quot;; [.J37]*0.03 + [.I37]*3)" office:value-type="currency" office:currency="USD" office:value="52.32" calcext:value-type="currency">
            <text:p>$52.32</text:p>
          </table:table-cell>
          <table:table-cell/>
          <table:table-cell table:style-name="ce109"/>
          <table:table-cell table:style-name="ce43"/>
          <table:table-cell table:number-columns-repeated="19"/>
          <table:table-cell table:style-name="ce124" table:number-columns-repeated="16351"/>
        </table:table-row>
        <table:table-row table:style-name="ro1">
          <table:table-cell table:style-name="ce8" table:number-columns-repeated="2"/>
          <table:table-cell table:style-name="ce1" table:number-columns-repeated="2"/>
          <table:table-cell table:style-name="ce130" office:value-type="string" calcext:value-type="string">
            <text:p>Vezilije</text:p>
          </table:table-cell>
          <table:table-cell table:style-name="ce135" office:value-type="float" office:value="12.8" calcext:value-type="float">
            <text:p>12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44" calcext:value-type="currency">
            <text:p>$344.00</text:p>
          </table:table-cell>
          <table:table-cell table:style-name="ce102" table:formula="of:=IF(OR([.I38]=&quot;&quot;; [.J38]=&quot;&quot;); &quot;&quot;; [.J38]*0.03 + [.I38]*3)" office:value-type="currency" office:currency="USD" office:value="34.32" calcext:value-type="currency">
            <text:p>$34.32</text:p>
          </table:table-cell>
          <table:table-cell/>
          <table:table-cell table:style-name="ce109"/>
          <table:table-cell table:style-name="ce43"/>
          <table:table-cell table:number-columns-repeated="19"/>
          <table:table-cell table:style-name="ce124" table:number-columns-repeated="16351"/>
        </table:table-row>
        <table:table-row table:style-name="ro1">
          <table:table-cell table:style-name="ce8" table:number-columns-repeated="2"/>
          <table:table-cell table:style-name="ce1" table:number-columns-repeated="2"/>
          <table:table-cell table:style-name="ce130" office:value-type="string" calcext:value-type="string">
            <text:p>Dejan</text:p>
          </table:table-cell>
          <table:table-cell table:style-name="ce135" office:value-type="float" office:value="12.8" calcext:value-type="float">
            <text:p>12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12" calcext:value-type="currency">
            <text:p>$312.00</text:p>
          </table:table-cell>
          <table:table-cell table:style-name="ce102" table:formula="of:=IF(OR([.I39]=&quot;&quot;; [.J39]=&quot;&quot;); &quot;&quot;; [.J39]*0.03 + [.I39]*3)" office:value-type="currency" office:currency="USD" office:value="33.36" calcext:value-type="currency">
            <text:p>$33.36</text:p>
          </table:table-cell>
          <table:table-cell/>
          <table:table-cell table:style-name="ce109"/>
          <table:table-cell table:style-name="ce43"/>
          <table:table-cell table:number-columns-repeated="19"/>
          <table:table-cell table:style-name="ce124" table:number-columns-repeated="16351"/>
        </table:table-row>
        <table:table-row table:style-name="ro1">
          <table:table-cell table:style-name="ce8" table:number-columns-repeated="2"/>
          <table:table-cell table:style-name="ce1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13.8" calcext:value-type="float">
            <text:p>13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84" calcext:value-type="currency">
            <text:p>$684.00</text:p>
          </table:table-cell>
          <table:table-cell table:style-name="ce102" table:formula="of:=IF(OR([.I40]=&quot;&quot;; [.J40]=&quot;&quot;); &quot;&quot;; [.J40]*0.03 + [.I40]*3)" office:value-type="currency" office:currency="USD" office:value="44.52" calcext:value-type="currency">
            <text:p>$44.52</text:p>
          </table:table-cell>
          <table:table-cell/>
          <table:table-cell table:style-name="ce109"/>
          <table:table-cell table:style-name="ce43"/>
          <table:table-cell table:number-columns-repeated="19"/>
          <table:table-cell table:style-name="ce124" table:number-columns-repeated="16351"/>
        </table:table-row>
        <table:table-row table:style-name="ro1">
          <table:table-cell table:style-name="ce8" table:number-columns-repeated="2"/>
          <table:table-cell table:style-name="ce1" table:number-columns-repeated="2"/>
          <table:table-cell table:style-name="ce130" office:value-type="string" calcext:value-type="string">
            <text:p>Vlada</text:p>
          </table:table-cell>
          <table:table-cell table:style-name="ce135" office:value-type="float" office:value="13.8" calcext:value-type="float">
            <text:p>13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79.2" calcext:value-type="currency">
            <text:p>$479.20</text:p>
          </table:table-cell>
          <table:table-cell table:style-name="ce102" table:formula="of:=IF(OR([.I41]=&quot;&quot;; [.J41]=&quot;&quot;); &quot;&quot;; [.J41]*0.03 + [.I41]*3)" office:value-type="currency" office:currency="USD" office:value="38.376" calcext:value-type="currency">
            <text:p>$38.38</text:p>
          </table:table-cell>
          <table:table-cell/>
          <table:table-cell table:style-name="ce109"/>
          <table:table-cell table:style-name="ce43"/>
          <table:table-cell table:number-columns-repeated="19"/>
          <table:table-cell table:style-name="ce124" table:number-columns-repeated="16351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Pavle</text:p>
          </table:table-cell>
          <table:table-cell table:style-name="ce135" office:value-type="float" office:value="13.8" calcext:value-type="float">
            <text:p>13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96" calcext:value-type="currency">
            <text:p>$296.00</text:p>
          </table:table-cell>
          <table:table-cell table:style-name="ce102" table:formula="of:=IF(OR([.I42]=&quot;&quot;; [.J42]=&quot;&quot;); &quot;&quot;; [.J42]*0.03 + [.I42]*3)" office:value-type="currency" office:currency="USD" office:value="32.88" calcext:value-type="currency">
            <text:p>$32.88</text:p>
          </table:table-cell>
          <table:table-cell/>
          <table:table-cell table:style-name="ce109"/>
          <table:table-cell table:style-name="ce43"/>
          <table:table-cell table:number-columns-repeated="19"/>
          <table:table-cell table:style-name="ce124" table:number-columns-repeated="16351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14.8" calcext:value-type="float">
            <text:p>14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55" calcext:value-type="currency">
            <text:p>$955.00</text:p>
          </table:table-cell>
          <table:table-cell table:style-name="ce102" table:formula="of:=IF(OR([.I43]=&quot;&quot;; [.J43]=&quot;&quot;); &quot;&quot;; [.J43]*0.03 + [.I43]*3)" office:value-type="currency" office:currency="USD" office:value="52.65" calcext:value-type="currency">
            <text:p>$52.65</text:p>
          </table:table-cell>
          <table:table-cell/>
          <table:table-cell table:style-name="ce109"/>
          <table:table-cell table:style-name="ce43"/>
          <table:table-cell table:number-columns-repeated="19"/>
          <table:table-cell table:style-name="ce124" table:number-columns-repeated="16351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Vlada</text:p>
          </table:table-cell>
          <table:table-cell table:style-name="ce135" office:value-type="float" office:value="14.8" calcext:value-type="float">
            <text:p>14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20" calcext:value-type="currency">
            <text:p>$320.00</text:p>
          </table:table-cell>
          <table:table-cell table:style-name="ce102" table:formula="of:=IF(OR([.I44]=&quot;&quot;; [.J44]=&quot;&quot;); &quot;&quot;; [.J44]*0.03 + [.I44]*3)" office:value-type="currency" office:currency="USD" office:value="33.6" calcext:value-type="currency">
            <text:p>$33.60</text:p>
          </table:table-cell>
          <table:table-cell/>
          <table:table-cell table:style-name="ce109"/>
          <table:table-cell table:style-name="ce43"/>
          <table:table-cell table:number-columns-repeated="19"/>
          <table:table-cell table:style-name="ce124" table:number-columns-repeated="16351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45]=&quot;&quot;; [.J45]=&quot;&quot;); &quot;&quot;; [.J45]*0.03 + [.I45]*3)">
            <text:p/>
          </table:table-cell>
          <table:table-cell/>
          <table:table-cell table:style-name="ce109"/>
          <table:table-cell table:style-name="ce43"/>
          <table:table-cell table:number-columns-repeated="19"/>
          <table:table-cell table:style-name="ce124" table:number-columns-repeated="16351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/>
          <table:table-cell/>
          <table:table-cell table:style-name="ce109"/>
          <table:table-cell table:style-name="ce43"/>
          <table:table-cell table:number-columns-repeated="19"/>
          <table:table-cell table:style-name="ce124" table:number-columns-repeated="16351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47]=&quot;&quot;; [.J47]=&quot;&quot;); &quot;&quot;; [.J47]*0.03 + [.I47]*3)">
            <text:p/>
          </table:table-cell>
          <table:table-cell/>
          <table:table-cell table:style-name="ce109"/>
          <table:table-cell table:style-name="ce43"/>
          <table:table-cell table:number-columns-repeated="19"/>
          <table:table-cell table:style-name="ce124" table:number-columns-repeated="16351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48]=&quot;&quot;; [.J48]=&quot;&quot;); &quot;&quot;; [.J48]*0.03 + [.I48]*3)">
            <text:p/>
          </table:table-cell>
          <table:table-cell/>
          <table:table-cell table:style-name="ce109"/>
          <table:table-cell table:style-name="ce43"/>
          <table:table-cell table:number-columns-repeated="19"/>
          <table:table-cell table:style-name="ce124" table:number-columns-repeated="16351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49]=&quot;&quot;; [.J49]=&quot;&quot;); &quot;&quot;; [.J49]*0.03 + [.I49]*3)">
            <text:p/>
          </table:table-cell>
          <table:table-cell/>
          <table:table-cell table:style-name="ce109"/>
          <table:table-cell table:style-name="ce43"/>
          <table:table-cell table:number-columns-repeated="19"/>
          <table:table-cell table:style-name="ce124" table:number-columns-repeated="16351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0]=&quot;&quot;; [.J50]=&quot;&quot;); &quot;&quot;; [.J50]*0.03 + [.I50]*3)">
            <text:p/>
          </table:table-cell>
          <table:table-cell/>
          <table:table-cell table:style-name="ce109"/>
          <table:table-cell table:style-name="ce43"/>
          <table:table-cell table:number-columns-repeated="19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 office:value-type="string" calcext:value-type="string">
            <text:p><text:s/></text:p>
          </table:table-cell>
          <table:table-cell table:style-name="ce102" table:formula="of:=IF(OR([.I51]=&quot;&quot;; [.J51]=&quot;&quot;); &quot;&quot;; [.J51]*0.03 + [.I51]*3)">
            <text:p/>
          </table:table-cell>
          <table:table-cell/>
          <table:table-cell table:style-name="ce109"/>
          <table:table-cell table:style-name="ce43"/>
          <table:table-cell table:number-columns-repeated="19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2]=&quot;&quot;; [.J52]=&quot;&quot;); &quot;&quot;; [.J52]*0.03 + [.I52]*3)">
            <text:p/>
          </table:table-cell>
          <table:table-cell/>
          <table:table-cell table:style-name="ce109"/>
          <table:table-cell table:style-name="ce43"/>
          <table:table-cell table:number-columns-repeated="19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3]=&quot;&quot;; [.J53]=&quot;&quot;); &quot;&quot;; [.J53]*0.03 + [.I53]*3)">
            <text:p/>
          </table:table-cell>
          <table:table-cell/>
          <table:table-cell table:style-name="ce109"/>
          <table:table-cell table:style-name="ce43"/>
          <table:table-cell table:number-columns-repeated="19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4]=&quot;&quot;; [.J54]=&quot;&quot;); &quot;&quot;; [.J54]*0.03 + [.I54]*3)">
            <text:p/>
          </table:table-cell>
          <table:table-cell/>
          <table:table-cell table:style-name="ce109"/>
          <table:table-cell table:style-name="ce43"/>
          <table:table-cell table:number-columns-repeated="19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5]=&quot;&quot;; [.J55]=&quot;&quot;); &quot;&quot;; [.J55]*0.03 + [.I55]*3)">
            <text:p/>
          </table:table-cell>
          <table:table-cell/>
          <table:table-cell table:style-name="ce109"/>
          <table:table-cell table:style-name="ce43"/>
          <table:table-cell table:number-columns-repeated="19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6]=&quot;&quot;; [.J56]=&quot;&quot;); &quot;&quot;; [.J56]*0.03 + [.I56]*3)">
            <text:p/>
          </table:table-cell>
          <table:table-cell/>
          <table:table-cell table:style-name="ce109"/>
          <table:table-cell table:style-name="ce43"/>
          <table:table-cell table:number-columns-repeated="19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7]=&quot;&quot;; [.J57]=&quot;&quot;); &quot;&quot;; [.J57]*0.03 + [.I57]*3)">
            <text:p/>
          </table:table-cell>
          <table:table-cell/>
          <table:table-cell table:style-name="ce42"/>
          <table:table-cell table:style-name="ce44"/>
          <table:table-cell table:number-columns-repeated="19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8]=&quot;&quot;; [.J58]=&quot;&quot;); &quot;&quot;; [.J58]*0.03 + [.I58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9]=&quot;&quot;; [.J59]=&quot;&quot;); &quot;&quot;; [.J59]*0.03 + [.I59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0]=&quot;&quot;; [.J60]=&quot;&quot;); &quot;&quot;; [.J60]*0.03 + [.I60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1]=&quot;&quot;; [.J61]=&quot;&quot;); &quot;&quot;; [.J61]*0.03 + [.I61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2]=&quot;&quot;; [.J62]=&quot;&quot;); &quot;&quot;; [.J62]*0.03 + [.I62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3]=&quot;&quot;; [.J63]=&quot;&quot;); &quot;&quot;; [.J63]*0.03 + [.I63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4]=&quot;&quot;; [.J64]=&quot;&quot;); &quot;&quot;; [.J64]*0.03 + [.I64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5]=&quot;&quot;; [.J65]=&quot;&quot;); &quot;&quot;; [.J65]*0.03 + [.I65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6]=&quot;&quot;; [.J66]=&quot;&quot;); &quot;&quot;; [.J66]*0.03 + [.I66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7]=&quot;&quot;; [.J67]=&quot;&quot;); &quot;&quot;; [.J67]*0.03 + [.I67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8]=&quot;&quot;; [.J68]=&quot;&quot;); &quot;&quot;; [.J68]*0.03 + [.I68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9]=&quot;&quot;; [.J69]=&quot;&quot;); &quot;&quot;; [.J69]*0.03 + [.I69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0]=&quot;&quot;; [.J70]=&quot;&quot;); &quot;&quot;; [.J70]*0.03 + [.I70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1]=&quot;&quot;; [.J71]=&quot;&quot;); &quot;&quot;; [.J71]*0.03 + [.I71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2]=&quot;&quot;; [.J72]=&quot;&quot;); &quot;&quot;; [.J72]*0.03 + [.I72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3]=&quot;&quot;; [.J73]=&quot;&quot;); &quot;&quot;; [.J73]*0.03 + [.I73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4]=&quot;&quot;; [.J74]=&quot;&quot;); &quot;&quot;; [.J74]*0.03 + [.I74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5]=&quot;&quot;; [.J75]=&quot;&quot;); &quot;&quot;; [.J75]*0.03 + [.I75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6]=&quot;&quot;; [.J76]=&quot;&quot;); &quot;&quot;; [.J76]*0.03 + [.I76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7]=&quot;&quot;; [.J77]=&quot;&quot;); &quot;&quot;; [.J77]*0.03 + [.I77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8]=&quot;&quot;; [.J78]=&quot;&quot;); &quot;&quot;; [.J78]*0.03 + [.I78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9]=&quot;&quot;; [.J79]=&quot;&quot;); &quot;&quot;; [.J79]*0.03 + [.I79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0]=&quot;&quot;; [.J80]=&quot;&quot;); &quot;&quot;; [.J80]*0.03 + [.I80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1]=&quot;&quot;; [.J81]=&quot;&quot;); &quot;&quot;; [.J81]*0.03 + [.I81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2]=&quot;&quot;; [.J82]=&quot;&quot;); &quot;&quot;; [.J82]*0.03 + [.I82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3]=&quot;&quot;; [.J83]=&quot;&quot;); &quot;&quot;; [.J83]*0.03 + [.I83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4]=&quot;&quot;; [.J84]=&quot;&quot;); &quot;&quot;; [.J84]*0.03 + [.I84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5]=&quot;&quot;; [.J85]=&quot;&quot;); &quot;&quot;; [.J85]*0.03 + [.I85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6]=&quot;&quot;; [.J86]=&quot;&quot;); &quot;&quot;; [.J86]*0.03 + [.I86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7]=&quot;&quot;; [.J87]=&quot;&quot;); &quot;&quot;; [.J87]*0.03 + [.I87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8]=&quot;&quot;; [.J88]=&quot;&quot;); &quot;&quot;; [.J88]*0.03 + [.I88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9]=&quot;&quot;; [.J89]=&quot;&quot;); &quot;&quot;; [.J89]*0.03 + [.I89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90]=&quot;&quot;; [.J90]=&quot;&quot;); &quot;&quot;; [.J90]*0.03 + [.I90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91]=&quot;&quot;; [.J91]=&quot;&quot;); &quot;&quot;; [.J91]*0.03 + [.I91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92]=&quot;&quot;; [.J92]=&quot;&quot;); &quot;&quot;; [.J92]*0.03 + [.I92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93]=&quot;&quot;; [.J93]=&quot;&quot;); &quot;&quot;; [.J93]*0.03 + [.I93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94]=&quot;&quot;; [.J94]=&quot;&quot;); &quot;&quot;; [.J94]*0.03 + [.I94]*3)">
            <text:p/>
          </table:table-cell>
          <table:table-cell table:number-columns-repeated="22"/>
          <table:table-cell table:style-name="ce124" table:number-columns-repeated="16351"/>
        </table:table-row>
        <table:table-row table:style-name="ro3" table:number-rows-repeated="1048481">
          <table:table-cell table:number-columns-repeated="33"/>
          <table:table-cell table:style-name="ce124" table:number-columns-repeated="16351"/>
        </table:table-row>
        <table:table-row table:style-name="ro3">
          <table:table-cell table:number-columns-repeated="33"/>
          <table:table-cell table:style-name="ce124" table:number-columns-repeated="16351"/>
        </table:table-row>
      </table:table>
      <table:table table:name="Vence3" table:style-name="ta1">
        <table:table-column table:style-name="co1" table:number-columns-repeated="10" table:default-cell-style-name="ce35"/>
        <table:table-column table:style-name="co1" table:default-cell-style-name="ce173"/>
        <table:table-column table:style-name="co1" table:number-columns-repeated="22" table:default-cell-style-name="ce35"/>
        <table:table-column table:style-name="co1" table:number-columns-repeated="328" table:default-cell-style-name="ce185"/>
        <table:table-column table:style-name="co1" table:number-columns-repeated="16023"/>
        <table:table-row table:style-name="ro1"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9" office:value-type="string" calcext:value-type="string" table:number-columns-spanned="1" table:number-rows-spanned="2">
            <text:p>Hours</text:p>
            <text:p>Worked</text:p>
          </table:table-cell>
          <table:table-cell table:style-name="ce140"/>
          <table:table-cell table:style-name="ce21" office:value-type="string" calcext:value-type="string" table:number-columns-spanned="1" table:number-rows-spanned="2">
            <text:p>Daily Earnings</text:p>
            <text:p>Hourly/</text:p>
            <text:p>Comission</text:p>
          </table:table-cell>
          <table:table-cell table:style-name="ce174" table:number-columns-repeated="2"/>
          <table:table-cell table:number-columns-repeated="4"/>
          <table:table-cell table:style-name="ce177" table:number-columns-repeated="16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00" office:value-type="string" calcext:value-type="string" table:number-columns-spanned="2" table:number-rows-spanned="2">
            <text:p>NET Sales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ommission from</text:p>
            <text:p> Sales 3%</text:p>
          </table:table-cell>
          <table:covered-table-cell table:style-name="ce19"/>
          <table:table-cell table:style-name="ce126" office:value-type="string" calcext:value-type="string">
            <text:p><text:s/>chatter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Shift</text:p>
          </table:table-cell>
          <table:covered-table-cell table:style-name="ce19"/>
          <table:covered-table-cell table:style-name="ce137"/>
          <table:table-cell table:style-name="ce141" office:value-type="string" calcext:value-type="string">
            <text:p>NETSales</text:p>
          </table:table-cell>
          <table:covered-table-cell table:style-name="ce146"/>
          <table:table-cell/>
          <table:table-cell table:style-name="ce100" office:value-type="string" calcext:value-type="string" table:number-columns-spanned="3" table:number-rows-spanned="3">
            <text:p>Total due hourly/comission/</text:p>
            <text:p>CM%/chatterbonus combined</text:p>
          </table:table-cell>
          <table:covered-table-cell table:number-columns-repeated="2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Dejan</text:p>
          </table:table-cell>
          <table:table-cell table:style-name="ce135" office:value-type="float" office:value="14.8" calcext:value-type="float">
            <text:p>14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76" calcext:value-type="currency">
            <text:p>$176.00</text:p>
          </table:table-cell>
          <table:table-cell table:style-name="ce102" table:formula="of:=IF(OR([.I3]=&quot;&quot;; [.J3]=&quot;&quot;); &quot;&quot;; [.J3]*0.03 + [.I3]*3)" office:value-type="currency" office:currency="USD" office:value="29.28" calcext:value-type="currency">
            <text:p>$29.28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02" table:formula="of:=SUM([.J:.J])" office:value-type="currency" office:currency="USD" office:value="30295.954" calcext:value-type="currency" table:number-columns-spanned="2" table:number-rows-spanned="2">
            <text:p>$30,295.95</text:p>
          </table:table-cell>
          <table:covered-table-cell table:style-name="ce146"/>
          <table:table-cell table:style-name="ce102" table:formula="of:=[.A4]*0.03" office:value-type="currency" office:currency="USD" office:value="908.87862" calcext:value-type="currency" table:number-columns-spanned="2" table:number-rows-spanned="2">
            <text:p>$908.88</text:p>
          </table:table-cell>
          <table:covered-table-cell table:style-name="ce146"/>
          <table:table-cell table:style-name="ce130" office:value-type="string" calcext:value-type="string">
            <text:p>Pat</text:p>
          </table:table-cell>
          <table:table-cell table:style-name="ce135" office:value-type="float" office:value="15.8" calcext:value-type="float">
            <text:p>15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707.99" calcext:value-type="currency">
            <text:p>$707.99</text:p>
          </table:table-cell>
          <table:table-cell table:style-name="ce102" table:formula="of:=IF(OR([.I4]=&quot;&quot;; [.J4]=&quot;&quot;); &quot;&quot;; [.J4]*0.03 + [.I4]*3)" office:value-type="currency" office:currency="USD" office:value="45.2397" calcext:value-type="currency">
            <text:p>$45.24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Vezilije</text:p>
          </table:table-cell>
          <table:table-cell table:style-name="ce135" office:value-type="float" office:value="15.8" calcext:value-type="float">
            <text:p>15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92" calcext:value-type="currency">
            <text:p>$692.00</text:p>
          </table:table-cell>
          <table:table-cell table:style-name="ce102" table:formula="of:=IF(OR([.I5]=&quot;&quot;; [.J5]=&quot;&quot;); &quot;&quot;; [.J5]*0.03 + [.I5]*3)" office:value-type="currency" office:currency="USD" office:value="44.76" calcext:value-type="currency">
            <text:p>$44.76</text:p>
          </table:table-cell>
          <table:table-cell/>
          <table:table-cell table:style-name="ce153" table:formula="of:=[.C20]+[.C12]+[.C4]+[.A20]" office:value-type="currency" office:currency="USD" office:value="3601.71678" calcext:value-type="currency" table:number-columns-spanned="3" table:number-rows-spanned="3">
            <text:p>$3,601.72</text:p>
          </table:table-cell>
          <table:covered-table-cell table:number-columns-repeated="2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06"/>
          <table:table-cell table:style-name="ce19"/>
          <table:table-cell table:style-name="ce106"/>
          <table:table-cell table:style-name="ce19"/>
          <table:table-cell table:style-name="ce130" office:value-type="string" calcext:value-type="string">
            <text:p>Pavle</text:p>
          </table:table-cell>
          <table:table-cell table:style-name="ce135" office:value-type="float" office:value="15.8" calcext:value-type="float">
            <text:p>15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IF(OR([.I6]=&quot;&quot;; [.J6]=&quot;&quot;); &quot;&quot;; [.J6]*0.03 + [.I6]*3)" office:value-type="currency" office:currency="USD" office:value="24" calcext:value-type="currency">
            <text:p>$24.00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16.8" calcext:value-type="float">
            <text:p>16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04" calcext:value-type="currency">
            <text:p>$904.00</text:p>
          </table:table-cell>
          <table:table-cell table:style-name="ce102" table:formula="of:=IF(OR([.I7]=&quot;&quot;; [.J7]=&quot;&quot;); &quot;&quot;; [.J7]*0.03 + [.I7]*3)" office:value-type="currency" office:currency="USD" office:value="51.12" calcext:value-type="currency">
            <text:p>$51.12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08"/>
          <table:table-cell table:style-name="ce171"/>
          <table:table-cell table:style-name="ce119"/>
          <table:table-cell table:style-name="ce171"/>
          <table:table-cell table:style-name="ce130" office:value-type="string" calcext:value-type="string">
            <text:p>Andrija</text:p>
          </table:table-cell>
          <table:table-cell table:style-name="ce135" office:value-type="float" office:value="16.8" calcext:value-type="float">
            <text:p>16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76.67" calcext:value-type="currency">
            <text:p>$676.67</text:p>
          </table:table-cell>
          <table:table-cell table:style-name="ce102" table:formula="of:=IF(OR([.I8]=&quot;&quot;; [.J8]=&quot;&quot;); &quot;&quot;; [.J8]*0.03 + [.I8]*3)" office:value-type="currency" office:currency="USD" office:value="44.3001" calcext:value-type="currency">
            <text:p>$44.30</text:p>
          </table:table-cell>
          <table:table-cell table:number-columns-repeated="6"/>
          <table:table-cell table:style-name="ce50" table:number-columns-repeated="16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Pavle</text:p>
          </table:table-cell>
          <table:table-cell table:style-name="ce135" office:value-type="float" office:value="16.8" calcext:value-type="float">
            <text:p>16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IF(OR([.I9]=&quot;&quot;; [.J9]=&quot;&quot;); &quot;&quot;; [.J9]*0.03 + [.I9]*3)" office:value-type="currency" office:currency="USD" office:value="24" calcext:value-type="currency">
            <text:p>$24.00</text:p>
          </table:table-cell>
          <table:table-cell table:number-columns-repeated="6"/>
          <table:table-cell table:style-name="ce50" table:number-columns-repeated="16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9" office:value-type="string" calcext:value-type="string" table:number-columns-spanned="2" table:number-rows-spanned="2">
            <text:p>Total Paid hours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Total From Hourly Pay</text:p>
          </table:table-cell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17.8" calcext:value-type="float">
            <text:p>17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752" calcext:value-type="currency">
            <text:p>$752.00</text:p>
          </table:table-cell>
          <table:table-cell table:style-name="ce102" table:formula="of:=IF(OR([.I10]=&quot;&quot;; [.J10]=&quot;&quot;); &quot;&quot;; [.J10]*0.03 + [.I10]*3)" office:value-type="currency" office:currency="USD" office:value="46.56" calcext:value-type="currency">
            <text:p>$46.56</text:p>
          </table:table-cell>
          <table:table-cell table:number-columns-repeated="6"/>
          <table:table-cell table:style-name="ce50" table:number-columns-repeated="16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Bogdan</text:p>
          </table:table-cell>
          <table:table-cell table:style-name="ce135" office:value-type="float" office:value="17.8" calcext:value-type="float">
            <text:p>17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4" calcext:value-type="currency">
            <text:p>$24.00</text:p>
          </table:table-cell>
          <table:table-cell table:style-name="ce102" table:formula="of:=IF(OR([.I11]=&quot;&quot;; [.J11]=&quot;&quot;); &quot;&quot;; [.J11]*0.03 + [.I11]*3)" office:value-type="currency" office:currency="USD" office:value="24.72" calcext:value-type="currency">
            <text:p>$24.72</text:p>
          </table:table-cell>
          <table:table-cell table:number-columns-repeated="6"/>
          <table:table-cell table:style-name="ce50" table:number-columns-repeated="16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15" table:formula="of:=SUM([.I:.I])" office:value-type="float" office:value="472" calcext:value-type="float" table:number-columns-spanned="2" table:number-rows-spanned="2">
            <text:p>472</text:p>
          </table:table-cell>
          <table:covered-table-cell table:style-name="ce171"/>
          <table:table-cell table:style-name="ce102" table:formula="of:=[.A12]*3" office:value-type="currency" office:currency="USD" office:value="1416" calcext:value-type="currency" table:number-columns-spanned="2" table:number-rows-spanned="2">
            <text:p>$1,416.00</text:p>
          </table:table-cell>
          <table:covered-table-cell table:style-name="ce171"/>
          <table:table-cell table:style-name="ce130" office:value-type="string" calcext:value-type="string">
            <text:p>Stojanovic</text:p>
          </table:table-cell>
          <table:table-cell table:style-name="ce135" office:value-type="float" office:value="17.8" calcext:value-type="float">
            <text:p>17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40" calcext:value-type="currency">
            <text:p>$140.00</text:p>
          </table:table-cell>
          <table:table-cell table:style-name="ce102" table:formula="of:=IF(OR([.I12]=&quot;&quot;; [.J12]=&quot;&quot;); &quot;&quot;; [.J12]*0.03 + [.I12]*3)" office:value-type="currency" office:currency="USD" office:value="28.2" calcext:value-type="currency">
            <text:p>$28.20</text:p>
          </table:table-cell>
          <table:table-cell/>
          <table:table-cell table:style-name="ce154" office:value-type="string" calcext:value-type="string">
            <text:p>Stojanovic</text:p>
          </table:table-cell>
          <table:table-cell table:style-name="ce154" office:value-type="string" calcext:value-type="string">
            <text:p>Jovke</text:p>
          </table:table-cell>
          <table:table-cell table:style-name="ce154" office:value-type="string" calcext:value-type="string">
            <text:p>Vezilije</text:p>
          </table:table-cell>
          <table:table-cell table:style-name="ce154" office:value-type="string" calcext:value-type="string">
            <text:p>Pavle</text:p>
          </table:table-cell>
          <table:table-cell table:style-name="ce154" office:value-type="string" calcext:value-type="string">
            <text:p>Dejan</text:p>
          </table:table-cell>
          <table:table-cell table:style-name="ce154" office:value-type="string" calcext:value-type="string">
            <text:p>Pat</text:p>
          </table:table-cell>
          <table:table-cell table:style-name="ce154" office:value-type="string" calcext:value-type="string">
            <text:p>Andrija</text:p>
          </table:table-cell>
          <table:table-cell table:style-name="ce154" office:value-type="string" calcext:value-type="string">
            <text:p>Vlada</text:p>
          </table:table-cell>
          <table:table-cell table:style-name="ce154" office:value-type="string" calcext:value-type="string">
            <text:p>Cale</text:p>
          </table:table-cell>
          <table:table-cell table:style-name="ce154" office:value-type="string" calcext:value-type="string">
            <text:p>Bogdan</text:p>
          </table:table-cell>
          <table:table-cell table:style-name="ce154" office:value-type="string" calcext:value-type="string">
            <text:p>Penguin</text:p>
          </table:table-cell>
          <table:table-cell table:style-name="ce154" office:value-type="string" calcext:value-type="string">
            <text:p>Andrija</text:p>
          </table:table-cell>
          <table:table-cell table:style-name="ce154" office:value-type="string" calcext:value-type="string">
            <text:p>Filip</text:p>
          </table:table-cell>
          <table:table-cell table:style-name="ce154" office:value-type="string" calcext:value-type="string">
            <text:p>Markec</text:p>
          </table:table-cell>
          <table:table-cell table:style-name="ce154" office:value-type="string" calcext:value-type="string">
            <text:p>Milos</text:p>
          </table:table-cell>
          <table:table-cell table:style-name="ce154" office:value-type="string" calcext:value-type="string">
            <text:p>Welja</text:p>
          </table:table-cell>
          <table:table-cell table:style-name="ce50"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Pavle </text:p>
          </table:table-cell>
          <table:table-cell table:style-name="ce135" office:value-type="float" office:value="17.8" calcext:value-type="float">
            <text:p>17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08" calcext:value-type="currency">
            <text:p>$108.00</text:p>
          </table:table-cell>
          <table:table-cell table:style-name="ce102" table:formula="of:=IF(OR([.I13]=&quot;&quot;; [.J13]=&quot;&quot;); &quot;&quot;; [.J13]*0.03 + [.I13]*3)" office:value-type="currency" office:currency="USD" office:value="27.24" calcext:value-type="currency">
            <text:p>$27.24</text:p>
          </table:table-cell>
          <table:table-cell/>
          <table:table-cell table:style-name="ce155" office:value-type="currency" office:currency="USD" office:value="28.2" calcext:value-type="currency">
            <text:p>$28.20</text:p>
          </table:table-cell>
          <table:table-cell table:style-name="ce155" office:value-type="currency" office:currency="USD" office:value="10" calcext:value-type="currency">
            <text:p>$10.00</text:p>
          </table:table-cell>
          <table:table-cell table:style-name="ce155" office:value-type="currency" office:currency="USD" office:value="44.76" calcext:value-type="currency">
            <text:p>$44.76</text:p>
          </table:table-cell>
          <table:table-cell table:style-name="ce155" office:value-type="currency" office:currency="USD" office:value="24" calcext:value-type="currency">
            <text:p>$24.00</text:p>
          </table:table-cell>
          <table:table-cell table:style-name="ce155" office:value-type="currency" office:currency="USD" office:value="29.28" calcext:value-type="currency">
            <text:p>$29.28</text:p>
          </table:table-cell>
          <table:table-cell table:style-name="ce155" office:value-type="currency" office:currency="USD" office:value="20" calcext:value-type="currency">
            <text:p>$20.00</text:p>
          </table:table-cell>
          <table:table-cell table:style-name="ce155" office:value-type="currency" office:currency="USD" office:value="44.3" calcext:value-type="currency">
            <text:p>$44.30</text:p>
          </table:table-cell>
          <table:table-cell table:style-name="ce155"/>
          <table:table-cell table:style-name="ce155" office:value-type="currency" office:currency="USD" office:value="24" calcext:value-type="currency">
            <text:p>$24.00</text:p>
          </table:table-cell>
          <table:table-cell table:style-name="ce155" office:value-type="currency" office:currency="USD" office:value="24.72" calcext:value-type="currency">
            <text:p>$24.72</text:p>
          </table:table-cell>
          <table:table-cell table:style-name="ce155" office:value-type="currency" office:currency="USD" office:value="4.55" calcext:value-type="currency">
            <text:p>$4.55</text:p>
          </table:table-cell>
          <table:table-cell table:style-name="ce155"/>
          <table:table-cell table:style-name="ce155" office:value-type="currency" office:currency="USD" office:value="24" calcext:value-type="currency">
            <text:p>$24.00</text:p>
          </table:table-cell>
          <table:table-cell table:style-name="ce155" office:value-type="currency" office:currency="USD" office:value="24.55" calcext:value-type="currency">
            <text:p>$24.55</text:p>
          </table:table-cell>
          <table:table-cell table:style-name="ce155" office:value-type="currency" office:currency="USD" office:value="52.2" calcext:value-type="currency">
            <text:p>$52.20</text:p>
          </table:table-cell>
          <table:table-cell table:style-name="ce155" office:value-type="currency" office:currency="USD" office:value="63.62" calcext:value-type="currency">
            <text:p>$63.62</text:p>
          </table:table-cell>
          <table:table-cell table:style-name="ce50"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Pavle</text:p>
          </table:table-cell>
          <table:table-cell table:style-name="ce135" office:value-type="float" office:value="17.8" calcext:value-type="float">
            <text:p>17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IF(OR([.I14]=&quot;&quot;; [.J14]=&quot;&quot;); &quot;&quot;; [.J14]*0.03 + [.I14]*3)" office:value-type="currency" office:currency="USD" office:value="24" calcext:value-type="currency">
            <text:p>$24.00</text:p>
          </table:table-cell>
          <table:table-cell/>
          <table:table-cell table:style-name="ce155" office:value-type="currency" office:currency="USD" office:value="41.16" calcext:value-type="currency">
            <text:p>$41.16</text:p>
          </table:table-cell>
          <table:table-cell table:style-name="ce155" office:value-type="currency" office:currency="USD" office:value="44.76" calcext:value-type="currency">
            <text:p>$44.76</text:p>
          </table:table-cell>
          <table:table-cell table:style-name="ce155" office:value-type="currency" office:currency="USD" office:value="36.99" calcext:value-type="currency">
            <text:p>$36.99</text:p>
          </table:table-cell>
          <table:table-cell table:style-name="ce155" office:value-type="currency" office:currency="USD" office:value="24" calcext:value-type="currency">
            <text:p>$24.00</text:p>
          </table:table-cell>
          <table:table-cell table:style-name="ce155" office:value-type="currency" office:currency="USD" office:value="24.96" calcext:value-type="currency">
            <text:p>$24.96</text:p>
          </table:table-cell>
          <table:table-cell table:style-name="ce155" office:value-type="currency" office:currency="USD" office:value="45.24" calcext:value-type="currency">
            <text:p>$45.24</text:p>
          </table:table-cell>
          <table:table-cell table:style-name="ce155" office:value-type="currency" office:currency="USD" office:value="24" calcext:value-type="currency">
            <text:p>$24.00</text:p>
          </table:table-cell>
          <table:table-cell table:style-name="ce155"/>
          <table:table-cell table:style-name="ce155" office:value-type="currency" office:currency="USD" office:value="24.95" calcext:value-type="currency">
            <text:p>$24.95</text:p>
          </table:table-cell>
          <table:table-cell table:style-name="ce155" office:value-type="currency" office:currency="USD" office:value="28.97" calcext:value-type="currency">
            <text:p>$28.97</text:p>
          </table:table-cell>
          <table:table-cell table:style-name="ce155" office:value-type="currency" office:currency="USD" office:value="0.175" calcext:value-type="currency">
            <text:p>$0.18</text:p>
          </table:table-cell>
          <table:table-cell table:style-name="ce155"/>
          <table:table-cell table:style-name="ce155" office:value-type="currency" office:currency="USD" office:value="29.4" calcext:value-type="currency">
            <text:p>$29.40</text:p>
          </table:table-cell>
          <table:table-cell table:style-name="ce155"/>
          <table:table-cell table:style-name="ce155" office:value-type="currency" office:currency="USD" office:value="30.84" calcext:value-type="currency">
            <text:p>$30.84</text:p>
          </table:table-cell>
          <table:table-cell table:style-name="ce155" office:value-type="currency" office:currency="USD" office:value="38.77" calcext:value-type="currency">
            <text:p>$38.77</text:p>
          </table:table-cell>
          <table:table-cell table:style-name="ce50"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2">
          <table:table-cell table:style-name="ce116"/>
          <table:table-cell table:style-name="ce19"/>
          <table:table-cell table:style-name="ce116"/>
          <table:table-cell table:style-name="ce19"/>
          <table:table-cell table:style-name="ce130" office:value-type="string" calcext:value-type="string">
            <text:p>Stojanovic</text:p>
          </table:table-cell>
          <table:table-cell table:style-name="ce135" office:value-type="float" office:value="18.8" calcext:value-type="float">
            <text:p>18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72" calcext:value-type="currency">
            <text:p>$572.00</text:p>
          </table:table-cell>
          <table:table-cell table:style-name="ce102" table:formula="of:=IF(OR([.I15]=&quot;&quot;; [.J15]=&quot;&quot;); &quot;&quot;; [.J15]*0.03 + [.I15]*3)" office:value-type="currency" office:currency="USD" office:value="41.16" calcext:value-type="currency">
            <text:p>$41.16</text:p>
          </table:table-cell>
          <table:table-cell/>
          <table:table-cell table:style-name="ce155" office:value-type="currency" office:currency="USD" office:value="28.41" calcext:value-type="currency">
            <text:p>$28.41</text:p>
          </table:table-cell>
          <table:table-cell table:style-name="ce155" office:value-type="currency" office:currency="USD" office:value="36.56" calcext:value-type="currency">
            <text:p>$36.56</text:p>
          </table:table-cell>
          <table:table-cell table:style-name="ce155" office:value-type="currency" office:currency="USD" office:value="27.84" calcext:value-type="currency">
            <text:p>$27.84</text:p>
          </table:table-cell>
          <table:table-cell table:style-name="ce155" office:value-type="currency" office:currency="USD" office:value="24" calcext:value-type="currency">
            <text:p>$24.00</text:p>
          </table:table-cell>
          <table:table-cell table:style-name="ce155"/>
          <table:table-cell table:style-name="ce155" office:value-type="currency" office:currency="USD" office:value="51.12" calcext:value-type="currency">
            <text:p>$51.12</text:p>
          </table:table-cell>
          <table:table-cell table:style-name="ce155" office:value-type="currency" office:currency="USD" office:value="24" calcext:value-type="currency">
            <text:p>$24.00</text:p>
          </table:table-cell>
          <table:table-cell table:style-name="ce155" table:number-columns-repeated="2"/>
          <table:table-cell table:style-name="ce155" office:value-type="currency" office:currency="USD" office:value="41.11" calcext:value-type="currency">
            <text:p>$41.11</text:p>
          </table:table-cell>
          <table:table-cell table:style-name="ce155" office:value-type="currency" office:currency="USD" office:value="7.478" calcext:value-type="currency">
            <text:p>$7.48</text:p>
          </table:table-cell>
          <table:table-cell table:style-name="ce155"/>
          <table:table-cell table:style-name="ce155" office:value-type="currency" office:currency="USD" office:value="47.1" calcext:value-type="currency">
            <text:p>$47.10</text:p>
          </table:table-cell>
          <table:table-cell table:style-name="ce155"/>
          <table:table-cell table:style-name="ce155" office:value-type="currency" office:currency="USD" office:value="29.42" calcext:value-type="currency">
            <text:p>$29.42</text:p>
          </table:table-cell>
          <table:table-cell table:style-name="ce155" office:value-type="currency" office:currency="USD" office:value="38.46" calcext:value-type="currency">
            <text:p>$38.46</text:p>
          </table:table-cell>
          <table:table-cell table:style-name="ce50"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Andrija</text:p>
          </table:table-cell>
          <table:table-cell table:style-name="ce135" office:value-type="float" office:value="18.8" calcext:value-type="float">
            <text:p>18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IF(OR([.I16]=&quot;&quot;; [.J16]=&quot;&quot;); &quot;&quot;; [.J16]*0.03 + [.I16]*3)" office:value-type="currency" office:currency="USD" office:value="24" calcext:value-type="currency">
            <text:p>$24.00</text:p>
          </table:table-cell>
          <table:table-cell/>
          <table:table-cell table:style-name="ce155" office:value-type="currency" office:currency="USD" office:value="27.12" calcext:value-type="currency">
            <text:p>$27.12</text:p>
          </table:table-cell>
          <table:table-cell table:style-name="ce155" office:value-type="currency" office:currency="USD" office:value="41.17" calcext:value-type="currency">
            <text:p>$41.17</text:p>
          </table:table-cell>
          <table:table-cell table:style-name="ce155" office:value-type="currency" office:currency="USD" office:value="45.77" calcext:value-type="currency">
            <text:p>$45.77</text:p>
          </table:table-cell>
          <table:table-cell table:style-name="ce155" office:value-type="currency" office:currency="USD" office:value="27.24" calcext:value-type="currency">
            <text:p>$27.24</text:p>
          </table:table-cell>
          <table:table-cell table:style-name="ce155"/>
          <table:table-cell table:style-name="ce155" office:value-type="currency" office:currency="USD" office:value="46.56" calcext:value-type="currency">
            <text:p>$46.56</text:p>
          </table:table-cell>
          <table:table-cell table:style-name="ce155" office:value-type="currency" office:currency="USD" office:value="32.19" calcext:value-type="currency">
            <text:p>$32.19</text:p>
          </table:table-cell>
          <table:table-cell table:style-name="ce155" table:number-columns-repeated="2"/>
          <table:table-cell table:style-name="ce155" office:value-type="currency" office:currency="USD" office:value="39.41" calcext:value-type="currency">
            <text:p>$39.41</text:p>
          </table:table-cell>
          <table:table-cell table:style-name="ce155" office:value-type="currency" office:currency="USD" office:value="5.2" calcext:value-type="currency">
            <text:p>$5.20</text:p>
          </table:table-cell>
          <table:table-cell table:style-name="ce155" table:number-columns-repeated="3"/>
          <table:table-cell table:style-name="ce155" office:value-type="currency" office:currency="USD" office:value="24.12" calcext:value-type="currency">
            <text:p>$24.12</text:p>
          </table:table-cell>
          <table:table-cell table:style-name="ce155"/>
          <table:table-cell table:style-name="ce50"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19"/>
          <table:table-cell table:style-name="ce171"/>
          <table:table-cell table:style-name="ce119"/>
          <table:table-cell table:style-name="ce171"/>
          <table:table-cell table:style-name="ce130" office:value-type="string" calcext:value-type="string">
            <text:p>Jovke</text:p>
          </table:table-cell>
          <table:table-cell table:style-name="ce135" office:value-type="float" office:value="18.8" calcext:value-type="float">
            <text:p>18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92" calcext:value-type="currency">
            <text:p>$692.00</text:p>
          </table:table-cell>
          <table:table-cell table:style-name="ce102" table:formula="of:=IF(OR([.I17]=&quot;&quot;; [.J17]=&quot;&quot;); &quot;&quot;; [.J17]*0.03 + [.I17]*3)" office:value-type="currency" office:currency="USD" office:value="44.76" calcext:value-type="currency">
            <text:p>$44.76</text:p>
          </table:table-cell>
          <table:table-cell/>
          <table:table-cell table:style-name="ce155" office:value-type="currency" office:currency="USD" office:value="85.2" calcext:value-type="currency">
            <text:p>$85.20</text:p>
          </table:table-cell>
          <table:table-cell table:style-name="ce155" office:value-type="currency" office:currency="USD" office:value="48.67" calcext:value-type="currency">
            <text:p>$48.67</text:p>
          </table:table-cell>
          <table:table-cell table:style-name="ce155"/>
          <table:table-cell table:style-name="ce155" office:value-type="currency" office:currency="USD" office:value="31.68" calcext:value-type="currency">
            <text:p>$31.68</text:p>
          </table:table-cell>
          <table:table-cell table:style-name="ce155"/>
          <table:table-cell table:style-name="ce155" office:value-type="currency" office:currency="USD" office:value="6" calcext:value-type="currency">
            <text:p>$6.00</text:p>
          </table:table-cell>
          <table:table-cell table:style-name="ce155" office:value-type="currency" office:currency="USD" office:value="40.04" calcext:value-type="currency">
            <text:p>$40.04</text:p>
          </table:table-cell>
          <table:table-cell table:style-name="ce155" table:number-columns-repeated="2"/>
          <table:table-cell table:style-name="ce155" office:value-type="currency" office:currency="USD" office:value="28.08" calcext:value-type="currency">
            <text:p>$28.08</text:p>
          </table:table-cell>
          <table:table-cell table:style-name="ce155" office:value-type="currency" office:currency="USD" office:value="0" calcext:value-type="currency">
            <text:p>$0.00</text:p>
          </table:table-cell>
          <table:table-cell table:style-name="ce155" table:number-columns-repeated="5"/>
          <table:table-cell table:style-name="ce50"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9" office:value-type="string" calcext:value-type="string" table:number-columns-spanned="2" table:number-rows-spanned="2">
            <text:p>Bonuses</text:p>
          </table:table-cell>
          <table:covered-table-cell table:style-name="ce19"/>
          <table:table-cell table:style-name="ce100" office:value-type="string" calcext:value-type="string" table:number-columns-spanned="2" table:number-rows-spanned="2">
            <text:p><text:span text:style-name="T2">CM % from</text:span></text:p>
            <text:p><text:span text:style-name="T2">Net Sales 4%</text:span></text:p>
          </table:table-cell>
          <table:covered-table-cell table:style-name="ce19"/>
          <table:table-cell table:style-name="ce130" office:value-type="string" calcext:value-type="string">
            <text:p>Bogdan</text:p>
          </table:table-cell>
          <table:table-cell table:style-name="ce135" office:value-type="float" office:value="18.8" calcext:value-type="float">
            <text:p>18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65.6" calcext:value-type="currency">
            <text:p>$165.60</text:p>
          </table:table-cell>
          <table:table-cell table:style-name="ce102" table:formula="of:=IF(OR([.I18]=&quot;&quot;; [.J18]=&quot;&quot;); &quot;&quot;; [.J18]*0.03 + [.I18]*3)" office:value-type="currency" office:currency="USD" office:value="28.968" calcext:value-type="currency">
            <text:p>$28.97</text:p>
          </table:table-cell>
          <table:table-cell/>
          <table:table-cell table:style-name="ce155" office:value-type="currency" office:currency="USD" office:value="10.49" calcext:value-type="currency">
            <text:p>$10.49</text:p>
          </table:table-cell>
          <table:table-cell table:style-name="ce155" office:value-type="currency" office:currency="USD" office:value="57.42" calcext:value-type="currency">
            <text:p>$57.42</text:p>
          </table:table-cell>
          <table:table-cell table:style-name="ce155" table:number-columns-repeated="3"/>
          <table:table-cell table:style-name="ce155" office:value-type="currency" office:currency="USD" office:value="35.52" calcext:value-type="currency">
            <text:p>$35.52</text:p>
          </table:table-cell>
          <table:table-cell table:style-name="ce155" office:value-type="currency" office:currency="USD" office:value="53.55" calcext:value-type="currency">
            <text:p>$53.55</text:p>
          </table:table-cell>
          <table:table-cell table:style-name="ce155" table:number-columns-repeated="9"/>
          <table:table-cell table:style-name="ce50"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Filip</text:p>
          </table:table-cell>
          <table:table-cell table:style-name="ce135" office:value-type="float" office:value="18.8" calcext:value-type="float">
            <text:p>18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IF(OR([.I19]=&quot;&quot;; [.J19]=&quot;&quot;); &quot;&quot;; [.J19]*0.03 + [.I19]*3)" office:value-type="currency" office:currency="USD" office:value="24" calcext:value-type="currency">
            <text:p>$24.00</text:p>
          </table:table-cell>
          <table:table-cell/>
          <table:table-cell table:style-name="ce155" office:value-type="currency" office:currency="USD" office:value="20" calcext:value-type="currency">
            <text:p>$20.00</text:p>
          </table:table-cell>
          <table:table-cell table:style-name="ce155" table:number-columns-repeated="4"/>
          <table:table-cell table:style-name="ce155" office:value-type="currency" office:currency="USD" office:value="28.92" calcext:value-type="currency">
            <text:p>$28.92</text:p>
          </table:table-cell>
          <table:table-cell table:style-name="ce155" office:value-type="currency" office:currency="USD" office:value="49.14" calcext:value-type="currency">
            <text:p>$49.14</text:p>
          </table:table-cell>
          <table:table-cell table:style-name="ce155" table:number-columns-repeated="9"/>
          <table:table-cell table:style-name="ce50"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02" office:value-type="currency" office:currency="USD" office:value="65" calcext:value-type="currency" table:number-columns-spanned="2" table:number-rows-spanned="2">
            <text:p>$65.00</text:p>
          </table:table-cell>
          <table:covered-table-cell table:style-name="ce171"/>
          <table:table-cell table:style-name="ce102" table:formula="of:=[.A4]*0.04" office:value-type="currency" office:currency="USD" office:value="1211.83816" calcext:value-type="currency" table:number-columns-spanned="2" table:number-rows-spanned="2">
            <text:p>$1,211.84</text:p>
          </table:table-cell>
          <table:covered-table-cell table:style-name="ce171"/>
          <table:table-cell table:style-name="ce130" office:value-type="string" calcext:value-type="string">
            <text:p>Penguin</text:p>
          </table:table-cell>
          <table:table-cell table:style-name="ce135" office:value-type="float" office:value="18.8" calcext:value-type="float">
            <text:p>18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0" calcext:value-type="float">
            <text:p>0</text:p>
          </table:table-cell>
          <table:table-cell table:style-name="ce143" office:value-type="currency" office:currency="USD" office:value="91" calcext:value-type="currency">
            <text:p>$91.00</text:p>
          </table:table-cell>
          <table:table-cell table:style-name="ce102" table:formula="of:=[.J20]*0.05" office:value-type="currency" office:currency="USD" office:value="4.55" calcext:value-type="currency">
            <text:p>$4.55</text:p>
          </table:table-cell>
          <table:table-cell office:value-type="string" calcext:value-type="string">
            <text:p>5%netsales</text:p>
          </table:table-cell>
          <table:table-cell table:style-name="ce155" table:number-columns-repeated="5"/>
          <table:table-cell table:style-name="ce155" office:value-type="currency" office:currency="USD" office:value="39.6" calcext:value-type="currency">
            <text:p>$39.60</text:p>
          </table:table-cell>
          <table:table-cell table:style-name="ce155" office:value-type="currency" office:currency="USD" office:value="15" calcext:value-type="currency">
            <text:p>$15.00</text:p>
          </table:table-cell>
          <table:table-cell table:style-name="ce155" table:number-columns-repeated="9"/>
          <table:table-cell table:style-name="ce50"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Jovke</text:p>
          </table:table-cell>
          <table:table-cell table:style-name="ce135" office:value-type="float" office:value="19.8" calcext:value-type="float">
            <text:p>19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18.66" calcext:value-type="currency">
            <text:p>$418.66</text:p>
          </table:table-cell>
          <table:table-cell table:style-name="ce102" table:formula="of:=IF(OR([.I21]=&quot;&quot;; [.J21]=&quot;&quot;); &quot;&quot;; [.J21]*0.03 + [.I21]*3)" office:value-type="currency" office:currency="USD" office:value="36.5598" calcext:value-type="currency">
            <text:p>$36.56</text:p>
          </table:table-cell>
          <table:table-cell/>
          <table:table-cell table:style-name="ce155" table:number-columns-repeated="5"/>
          <table:table-cell table:style-name="ce155" office:value-type="currency" office:currency="USD" office:value="34.29" calcext:value-type="currency">
            <text:p>$34.29</text:p>
          </table:table-cell>
          <table:table-cell table:style-name="ce155" office:value-type="currency" office:currency="USD" office:value="32.68" calcext:value-type="currency">
            <text:p>$32.68</text:p>
          </table:table-cell>
          <table:table-cell table:style-name="ce155" table:number-columns-repeated="9"/>
          <table:table-cell table:style-name="ce50"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19.8" calcext:value-type="float">
            <text:p>19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0" calcext:value-type="float">
            <text:p>0</text:p>
          </table:table-cell>
          <table:table-cell table:style-name="ce143" office:value-type="currency" office:currency="USD" office:value="200" calcext:value-type="currency">
            <text:p>$200.00</text:p>
          </table:table-cell>
          <table:table-cell table:style-name="ce102" table:formula="of:=IF(OR([.I22]=&quot;&quot;; [.J22]=&quot;&quot;); &quot;&quot;; [.J22]*0.03 + [.I22]*3)" office:value-type="currency" office:currency="USD" office:value="6" calcext:value-type="currency">
            <text:p>$6.00</text:p>
          </table:table-cell>
          <table:table-cell/>
          <table:table-cell table:style-name="ce155" table:number-columns-repeated="5"/>
          <table:table-cell table:style-name="ce155" office:value-type="currency" office:currency="USD" office:value="35.22" calcext:value-type="currency">
            <text:p>$35.22</text:p>
          </table:table-cell>
          <table:table-cell table:style-name="ce155" table:number-columns-repeated="10"/>
          <table:table-cell table:style-name="ce50"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Andrija</text:p>
          </table:table-cell>
          <table:table-cell table:style-name="ce135" office:value-type="float" office:value="19.8" calcext:value-type="float">
            <text:p>19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IF(OR([.I23]=&quot;&quot;; [.J23]=&quot;&quot;); &quot;&quot;; [.J23]*0.03 + [.I23]*3)" office:value-type="currency" office:currency="USD" office:value="24" calcext:value-type="currency">
            <text:p>$24.00</text:p>
          </table:table-cell>
          <table:table-cell/>
          <table:table-cell table:style-name="ce155" table:number-columns-repeated="5"/>
          <table:table-cell table:style-name="ce155" office:value-type="currency" office:currency="USD" office:value="97.56" calcext:value-type="currency">
            <text:p>$97.56</text:p>
          </table:table-cell>
          <table:table-cell table:style-name="ce155" table:number-columns-repeated="10"/>
          <table:table-cell table:style-name="ce50"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23"/>
          <table:table-cell table:style-name="ce19" table:number-columns-repeated="3"/>
          <table:table-cell table:style-name="ce130" office:value-type="string" calcext:value-type="string">
            <text:p>Stojanovic</text:p>
          </table:table-cell>
          <table:table-cell table:style-name="ce135" office:value-type="float" office:value="19.8" calcext:value-type="float">
            <text:p>19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47" calcext:value-type="currency">
            <text:p>$147.00</text:p>
          </table:table-cell>
          <table:table-cell table:style-name="ce102" table:formula="of:=IF(OR([.I24]=&quot;&quot;; [.J24]=&quot;&quot;); &quot;&quot;; [.J24]*0.03 + [.I24]*3)" office:value-type="currency" office:currency="USD" office:value="28.41" calcext:value-type="currency">
            <text:p>$28.41</text:p>
          </table:table-cell>
          <table:table-cell/>
          <table:table-cell table:style-name="ce155" table:number-columns-repeated="5"/>
          <table:table-cell table:style-name="ce155" office:value-type="currency" office:currency="USD" office:value="31.1" calcext:value-type="currency">
            <text:p>$31.10</text:p>
          </table:table-cell>
          <table:table-cell table:style-name="ce155" table:number-columns-repeated="10"/>
          <table:table-cell table:style-name="ce50"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Bogdan</text:p>
          </table:table-cell>
          <table:table-cell table:style-name="ce135" office:value-type="float" office:value="19.8" calcext:value-type="float">
            <text:p>19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70.4" calcext:value-type="currency">
            <text:p>$570.40</text:p>
          </table:table-cell>
          <table:table-cell table:style-name="ce102" table:formula="of:=IF(OR([.I25]=&quot;&quot;; [.J25]=&quot;&quot;); &quot;&quot;; [.J25]*0.03 + [.I25]*3)" office:value-type="currency" office:currency="USD" office:value="41.112" calcext:value-type="currency">
            <text:p>$41.11</text:p>
          </table:table-cell>
          <table:table-cell/>
          <table:table-cell table:style-name="ce155" table:number-columns-repeated="5"/>
          <table:table-cell table:style-name="ce155" office:value-type="currency" office:currency="USD" office:value="60.19" calcext:value-type="currency">
            <text:p>$60.19</text:p>
          </table:table-cell>
          <table:table-cell table:style-name="ce155" table:number-columns-repeated="10"/>
          <table:table-cell table:style-name="ce50"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9" office:value-type="string" calcext:value-type="string" table:number-columns-spanned="2" table:number-rows-spanned="2">
            <text:p>Veljko</text:p>
            <text:p>%3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ale</text:p>
            <text:p>%1 CM</text:p>
          </table:table-cell>
          <table:covered-table-cell table:style-name="ce19"/>
          <table:table-cell table:style-name="ce130" office:value-type="string" calcext:value-type="string">
            <text:p>Penguin</text:p>
          </table:table-cell>
          <table:table-cell table:style-name="ce135" office:value-type="float" office:value="19.8" calcext:value-type="float">
            <text:p>19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0" calcext:value-type="float">
            <text:p>0</text:p>
          </table:table-cell>
          <table:table-cell table:style-name="ce143" office:value-type="currency" office:currency="USD" office:value="3.5" calcext:value-type="currency">
            <text:p>$3.50</text:p>
          </table:table-cell>
          <table:table-cell table:style-name="ce102" table:formula="of:=[.J26]*0.05" office:value-type="currency" office:currency="USD" office:value="0.175" calcext:value-type="currency">
            <text:p>$0.18</text:p>
          </table:table-cell>
          <table:table-cell office:value-type="string" calcext:value-type="string">
            <text:p>5%netsales</text:p>
          </table:table-cell>
          <table:table-cell table:style-name="ce155" table:number-columns-repeated="5"/>
          <table:table-cell table:style-name="ce155" office:value-type="currency" office:currency="USD" office:value="58.67" calcext:value-type="currency">
            <text:p>$58.67</text:p>
          </table:table-cell>
          <table:table-cell table:style-name="ce155" table:number-columns-repeated="10"/>
          <table:table-cell table:style-name="ce50"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Filip</text:p>
          </table:table-cell>
          <table:table-cell table:style-name="ce135" office:value-type="float" office:value="19.8" calcext:value-type="float">
            <text:p>19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80" calcext:value-type="currency">
            <text:p>$180.00</text:p>
          </table:table-cell>
          <table:table-cell table:style-name="ce102" table:formula="of:=IF(OR([.I27]=&quot;&quot;; [.J27]=&quot;&quot;); &quot;&quot;; [.J27]*0.03 + [.I27]*3)" office:value-type="currency" office:currency="USD" office:value="29.4" calcext:value-type="currency">
            <text:p>$29.40</text:p>
          </table:table-cell>
          <table:table-cell/>
          <table:table-cell table:style-name="ce155" table:number-columns-repeated="5"/>
          <table:table-cell table:style-name="ce155" office:value-type="currency" office:currency="USD" office:value="41.16" calcext:value-type="currency">
            <text:p>$41.16</text:p>
          </table:table-cell>
          <table:table-cell table:style-name="ce155" table:number-columns-repeated="10"/>
          <table:table-cell table:style-name="ce50"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02" table:formula="of:=[.A4]*0.03" office:value-type="currency" office:currency="USD" office:value="908.87862" calcext:value-type="currency" table:number-columns-spanned="2" table:number-rows-spanned="2">
            <text:p>$908.88</text:p>
          </table:table-cell>
          <table:covered-table-cell table:style-name="ce171"/>
          <table:table-cell table:style-name="ce102" table:formula="of:=[.A4]*0.01" office:value-type="currency" office:currency="USD" office:value="302.95954" calcext:value-type="currency" table:number-columns-spanned="2" table:number-rows-spanned="2">
            <text:p>$302.96</text:p>
          </table:table-cell>
          <table:covered-table-cell table:style-name="ce171"/>
          <table:table-cell table:style-name="ce130" office:value-type="string" calcext:value-type="string">
            <text:p>Pat</text:p>
          </table:table-cell>
          <table:table-cell table:style-name="ce135" office:value-type="float" office:value="20.8" calcext:value-type="float">
            <text:p>20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84" calcext:value-type="currency">
            <text:p>$384.00</text:p>
          </table:table-cell>
          <table:table-cell table:style-name="ce102" table:formula="of:=IF(OR([.I28]=&quot;&quot;; [.J28]=&quot;&quot;); &quot;&quot;; [.J28]*0.03 + [.I28]*3)" office:value-type="currency" office:currency="USD" office:value="35.52" calcext:value-type="currency">
            <text:p>$35.52</text:p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Markec</text:p>
          </table:table-cell>
          <table:table-cell table:style-name="ce135" office:value-type="float" office:value="20.8" calcext:value-type="float">
            <text:p>20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8.4" calcext:value-type="currency">
            <text:p>$18.40</text:p>
          </table:table-cell>
          <table:table-cell table:style-name="ce102" table:formula="of:=IF(OR([.I29]=&quot;&quot;; [.J29]=&quot;&quot;); &quot;&quot;; [.J29]*0.03 + [.I29]*3)" office:value-type="currency" office:currency="USD" office:value="24.552" calcext:value-type="currency">
            <text:p>$24.55</text:p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Jovke</text:p>
          </table:table-cell>
          <table:table-cell table:style-name="ce135" office:value-type="float" office:value="20.8" calcext:value-type="float">
            <text:p>20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72.2" calcext:value-type="currency">
            <text:p>$572.20</text:p>
          </table:table-cell>
          <table:table-cell table:style-name="ce102" table:formula="of:=IF(OR([.I30]=&quot;&quot;; [.J30]=&quot;&quot;); &quot;&quot;; [.J30]*0.03 + [.I30]*3)" office:value-type="currency" office:currency="USD" office:value="41.166" calcext:value-type="currency">
            <text:p>$41.17</text:p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Bogdan</text:p>
          </table:table-cell>
          <table:table-cell table:style-name="ce135" office:value-type="float" office:value="20.8" calcext:value-type="float">
            <text:p>20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13.6" calcext:value-type="currency">
            <text:p>$513.60</text:p>
          </table:table-cell>
          <table:table-cell table:style-name="ce102" table:formula="of:=IF(OR([.I31]=&quot;&quot;; [.J31]=&quot;&quot;); &quot;&quot;; [.J31]*0.03 + [.I31]*3)" office:value-type="currency" office:currency="USD" office:value="39.408" calcext:value-type="currency">
            <text:p>$39.41</text:p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Dejan</text:p>
          </table:table-cell>
          <table:table-cell table:style-name="ce135" office:value-type="float" office:value="20.8" calcext:value-type="float">
            <text:p>20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2" calcext:value-type="currency">
            <text:p>$32.00</text:p>
          </table:table-cell>
          <table:table-cell table:style-name="ce102" table:formula="of:=IF(OR([.I32]=&quot;&quot;; [.J32]=&quot;&quot;); &quot;&quot;; [.J32]*0.03 + [.I32]*3)" office:value-type="currency" office:currency="USD" office:value="24.96" calcext:value-type="currency">
            <text:p>$24.96</text:p>
          </table:table-cell>
          <table:table-cell/>
          <table:table-cell table:style-name="ce155" table:number-columns-repeated="16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5" table:number-columns-spanned="1" table:number-rows-spanned="2"/>
          <table:table-cell table:style-name="ce183" table:number-columns-repeated="327"/>
          <table:table-cell table:style-name="ce185" table:number-columns-repeated="16023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Cale</text:p>
          </table:table-cell>
          <table:table-cell table:style-name="ce135" office:value-type="float" office:value="20.8" calcext:value-type="float">
            <text:p>20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IF(OR([.I33]=&quot;&quot;; [.J33]=&quot;&quot;); &quot;&quot;; [.J33]*0.03 + [.I33]*3)" office:value-type="currency" office:currency="USD" office:value="24" calcext:value-type="currency">
            <text:p>$24.00</text:p>
          </table:table-cell>
          <table:table-cell/>
          <table:table-cell table:style-name="ce155" table:number-columns-repeated="16"/>
          <table:covered-table-cell table:number-columns-repeated="5"/>
          <table:covered-table-cell table:style-name="ce35"/>
          <table:table-cell table:style-name="ce183" table:number-columns-repeated="327"/>
          <table:table-cell table:style-name="ce185" table:number-columns-repeated="16023"/>
        </table:table-row>
        <table:table-row table:style-name="ro1">
          <table:table-cell table:style-name="ce171" table:number-columns-repeated="2"/>
          <table:table-cell table:style-name="ce19" office:value-type="string" calcext:value-type="string">
            <text:p><text:s/></text:p>
          </table:table-cell>
          <table:table-cell table:style-name="ce19"/>
          <table:table-cell table:style-name="ce130" office:value-type="string" calcext:value-type="string">
            <text:p>Stojanovic</text:p>
          </table:table-cell>
          <table:table-cell table:style-name="ce135" office:value-type="float" office:value="21.8" calcext:value-type="float">
            <text:p>21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04" calcext:value-type="currency">
            <text:p>$104.00</text:p>
          </table:table-cell>
          <table:table-cell table:style-name="ce102" table:formula="of:=IF(OR([.I34]=&quot;&quot;; [.J34]=&quot;&quot;); &quot;&quot;; [.J34]*0.03 + [.I34]*3)" office:value-type="currency" office:currency="USD" office:value="27.12" calcext:value-type="currency">
            <text:p>$27.12</text:p>
          </table:table-cell>
          <table:table-cell/>
          <table:table-cell table:style-name="ce155" table:number-columns-repeated="16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21.8" calcext:value-type="float">
            <text:p>21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64" calcext:value-type="currency">
            <text:p>$164.00</text:p>
          </table:table-cell>
          <table:table-cell table:style-name="ce102" table:formula="of:=IF(OR([.I35]=&quot;&quot;; [.J35]=&quot;&quot;); &quot;&quot;; [.J35]*0.03 + [.I35]*3)" office:value-type="currency" office:currency="USD" office:value="28.92" calcext:value-type="currency">
            <text:p>$28.92</text:p>
          </table:table-cell>
          <table:table-cell/>
          <table:table-cell table:style-name="ce155" table:number-columns-repeated="16"/>
          <table:covered-table-cell table:number-columns-repeated="5" table:style-name="ce50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Vezilije</text:p>
          </table:table-cell>
          <table:table-cell table:style-name="ce135" office:value-type="float" office:value="21.8" calcext:value-type="float">
            <text:p>21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33" calcext:value-type="currency">
            <text:p>$433.00</text:p>
          </table:table-cell>
          <table:table-cell table:style-name="ce102" table:formula="of:=IF(OR([.I36]=&quot;&quot;; [.J36]=&quot;&quot;); &quot;&quot;; [.J36]*0.03 + [.I36]*3)" office:value-type="currency" office:currency="USD" office:value="36.99" calcext:value-type="currency">
            <text:p>$36.99</text:p>
          </table:table-cell>
          <table:table-cell/>
          <table:table-cell table:style-name="ce155" table:number-columns-repeated="16"/>
          <table:table-cell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Bogdan</text:p>
          </table:table-cell>
          <table:table-cell table:style-name="ce135" office:value-type="float" office:value="21.8" calcext:value-type="float">
            <text:p>21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36" calcext:value-type="currency">
            <text:p>$136.00</text:p>
          </table:table-cell>
          <table:table-cell table:style-name="ce102" table:formula="of:=IF(OR([.I37]=&quot;&quot;; [.J37]=&quot;&quot;); &quot;&quot;; [.J37]*0.03 + [.I37]*3)" office:value-type="currency" office:currency="USD" office:value="28.08" calcext:value-type="currency">
            <text:p>$28.08</text:p>
          </table:table-cell>
          <table:table-cell/>
          <table:table-cell table:style-name="ce155" table:number-columns-repeated="16"/>
          <table:table-cell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Milos</text:p>
          </table:table-cell>
          <table:table-cell table:style-name="ce135" office:value-type="float" office:value="21.8" calcext:value-type="float">
            <text:p>21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40" calcext:value-type="currency">
            <text:p>$940.00</text:p>
          </table:table-cell>
          <table:table-cell table:style-name="ce102" table:formula="of:=IF(OR([.I38]=&quot;&quot;; [.J38]=&quot;&quot;); &quot;&quot;; [.J38]*0.03 + [.I38]*3)" office:value-type="currency" office:currency="USD" office:value="52.2" calcext:value-type="currency">
            <text:p>$52.20</text:p>
          </table:table-cell>
          <table:table-cell/>
          <table:table-cell table:style-name="ce155" table:number-columns-repeated="16"/>
          <table:table-cell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22.8" calcext:value-type="float">
            <text:p>22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20" calcext:value-type="currency">
            <text:p>$520.00</text:p>
          </table:table-cell>
          <table:table-cell table:style-name="ce102" table:formula="of:=IF(OR([.I39]=&quot;&quot;; [.J39]=&quot;&quot;); &quot;&quot;; [.J39]*0.03 + [.I39]*3)" office:value-type="currency" office:currency="USD" office:value="39.6" calcext:value-type="currency">
            <text:p>$39.60</text:p>
          </table:table-cell>
          <table:table-cell/>
          <table:table-cell table:style-name="ce155" table:number-columns-repeated="16"/>
          <table:table-cell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Andrija</text:p>
          </table:table-cell>
          <table:table-cell table:style-name="ce135" office:value-type="float" office:value="22.8" calcext:value-type="float">
            <text:p>22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73" calcext:value-type="currency">
            <text:p>$273.00</text:p>
          </table:table-cell>
          <table:table-cell table:style-name="ce102" table:formula="of:=IF(OR([.I40]=&quot;&quot;; [.J40]=&quot;&quot;); &quot;&quot;; [.J40]*0.03 + [.I40]*3)" office:value-type="currency" office:currency="USD" office:value="32.19" calcext:value-type="currency">
            <text:p>$32.19</text:p>
          </table:table-cell>
          <table:table-cell/>
          <table:table-cell table:style-name="ce155" table:number-columns-repeated="16"/>
          <table:table-cell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Milos</text:p>
          </table:table-cell>
          <table:table-cell table:style-name="ce135" office:value-type="float" office:value="22.8" calcext:value-type="float">
            <text:p>22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28" calcext:value-type="currency">
            <text:p>$228.00</text:p>
          </table:table-cell>
          <table:table-cell table:style-name="ce102" table:formula="of:=IF(OR([.I41]=&quot;&quot;; [.J41]=&quot;&quot;); &quot;&quot;; [.J41]*0.03 + [.I41]*3)" office:value-type="currency" office:currency="USD" office:value="30.84" calcext:value-type="currency">
            <text:p>$30.84</text:p>
          </table:table-cell>
          <table:table-cell/>
          <table:table-cell table:style-name="ce155" table:number-columns-repeated="16"/>
          <table:table-cell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23.8" calcext:value-type="float">
            <text:p>23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42.95" calcext:value-type="currency">
            <text:p>$342.95</text:p>
          </table:table-cell>
          <table:table-cell table:style-name="ce102" table:formula="of:=IF(OR([.I42]=&quot;&quot;; [.J42]=&quot;&quot;); &quot;&quot;; [.J42]*0.03 + [.I42]*3)" office:value-type="currency" office:currency="USD" office:value="34.2885" calcext:value-type="currency">
            <text:p>$34.29</text:p>
          </table:table-cell>
          <table:table-cell/>
          <table:table-cell table:style-name="ce155" table:number-columns-repeated="16"/>
          <table:table-cell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Vezilije</text:p>
          </table:table-cell>
          <table:table-cell table:style-name="ce135" office:value-type="float" office:value="23.8" calcext:value-type="float">
            <text:p>23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28" calcext:value-type="currency">
            <text:p>$128.00</text:p>
          </table:table-cell>
          <table:table-cell table:style-name="ce102" table:formula="of:=IF(OR([.I43]=&quot;&quot;; [.J43]=&quot;&quot;); &quot;&quot;; [.J43]*0.03 + [.I43]*3)" office:value-type="currency" office:currency="USD" office:value="27.84" calcext:value-type="currency">
            <text:p>$27.84</text:p>
          </table:table-cell>
          <table:table-cell/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Milos</text:p>
          </table:table-cell>
          <table:table-cell table:style-name="ce135" office:value-type="float" office:value="23.8" calcext:value-type="float">
            <text:p>23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80.52" calcext:value-type="currency">
            <text:p>$180.52</text:p>
          </table:table-cell>
          <table:table-cell table:style-name="ce102" table:formula="of:=IF(OR([.I44]=&quot;&quot;; [.J44]=&quot;&quot;); &quot;&quot;; [.J44]*0.03 + [.I44]*3)" office:value-type="currency" office:currency="USD" office:value="29.4156" calcext:value-type="currency">
            <text:p>$29.42</text:p>
          </table:table-cell>
          <table:table-cell/>
          <table:covered-table-cell table:number-columns-repeated="16"/>
          <table:table-cell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24.8" calcext:value-type="float">
            <text:p>24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73.96" calcext:value-type="currency">
            <text:p>$373.96</text:p>
          </table:table-cell>
          <table:table-cell table:style-name="ce102" table:formula="of:=IF(OR([.I45]=&quot;&quot;; [.J45]=&quot;&quot;); &quot;&quot;; [.J45]*0.03 + [.I45]*3)" office:value-type="currency" office:currency="USD" office:value="35.2188" calcext:value-type="currency">
            <text:p>$35.22</text:p>
          </table:table-cell>
          <table:table-cell/>
          <table:table-cell table:style-name="ce155" table:formula="of:=SUM([.M13:.M42])" office:value-type="currency" office:currency="USD" office:value="240.58" calcext:value-type="currency" table:number-columns-spanned="1" table:number-rows-spanned="2">
            <text:p>$240.58</text:p>
          </table:table-cell>
          <table:table-cell table:style-name="ce155" table:formula="of:=SUM([.N13:.N42])" office:value-type="currency" office:currency="USD" office:value="238.58" calcext:value-type="currency" table:number-columns-spanned="1" table:number-rows-spanned="2">
            <text:p>$238.58</text:p>
          </table:table-cell>
          <table:table-cell table:style-name="ce155" table:formula="of:=SUM([.O13:.O42])" office:value-type="currency" office:currency="USD" office:value="155.36" calcext:value-type="currency" table:number-columns-spanned="1" table:number-rows-spanned="2">
            <text:p>$155.36</text:p>
          </table:table-cell>
          <table:table-cell table:style-name="ce155" table:formula="of:=SUM([.P13:.P42])" office:value-type="currency" office:currency="USD" office:value="130.92" calcext:value-type="currency" table:number-columns-spanned="1" table:number-rows-spanned="2">
            <text:p>$130.92</text:p>
          </table:table-cell>
          <table:table-cell table:style-name="ce155" table:formula="of:=SUM([.Q13:.Q42])" office:value-type="currency" office:currency="USD" office:value="54.24" calcext:value-type="currency" table:number-columns-spanned="1" table:number-rows-spanned="2">
            <text:p>$54.24</text:p>
          </table:table-cell>
          <table:table-cell table:style-name="ce155" table:formula="of:=SUM([.R13:.R42])" office:value-type="currency" office:currency="USD" office:value="631.15" calcext:value-type="currency" table:number-columns-spanned="1" table:number-rows-spanned="2">
            <text:p>$631.15</text:p>
          </table:table-cell>
          <table:table-cell table:style-name="ce155" table:formula="of:=SUM([.S13:.S42])" office:value-type="currency" office:currency="USD" office:value="314.9" calcext:value-type="currency" table:number-columns-spanned="1" table:number-rows-spanned="2">
            <text:p>$314.90</text:p>
          </table:table-cell>
          <table:table-cell table:style-name="ce155" table:formula="of:=SUM([.T13:.T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U13:.U42])" office:value-type="currency" office:currency="USD" office:value="48.95" calcext:value-type="currency" table:number-columns-spanned="1" table:number-rows-spanned="2">
            <text:p>$48.95</text:p>
          </table:table-cell>
          <table:table-cell table:style-name="ce155" table:formula="of:=SUM([.V13:.V42])" office:value-type="currency" office:currency="USD" office:value="162.29" calcext:value-type="currency" table:number-columns-spanned="1" table:number-rows-spanned="2">
            <text:p>$162.29</text:p>
          </table:table-cell>
          <table:table-cell table:style-name="ce155" table:formula="of:=SUM([.W13:.W42])" office:value-type="currency" office:currency="USD" office:value="17.403" calcext:value-type="currency" table:number-columns-spanned="1" table:number-rows-spanned="2">
            <text:p>$17.40</text:p>
          </table:table-cell>
          <table:table-cell table:style-name="ce155" table:formula="of:=SUM([.X13:.X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Y13:.Y42])" office:value-type="currency" office:currency="USD" office:value="100.5" calcext:value-type="currency" table:number-columns-spanned="1" table:number-rows-spanned="2">
            <text:p>$100.50</text:p>
          </table:table-cell>
          <table:table-cell table:style-name="ce155" table:formula="of:=SUM([.Z13:.Z42])" office:value-type="currency" office:currency="USD" office:value="24.55" calcext:value-type="currency" table:number-columns-spanned="1" table:number-rows-spanned="2">
            <text:p>$24.55</text:p>
          </table:table-cell>
          <table:table-cell table:style-name="ce155" table:formula="of:=SUM([.AA13:.AA42])" office:value-type="currency" office:currency="USD" office:value="136.58" calcext:value-type="currency" table:number-columns-spanned="1" table:number-rows-spanned="2">
            <text:p>$136.58</text:p>
          </table:table-cell>
          <table:table-cell table:style-name="ce155" table:formula="of:=SUM([.AB13:.AB42])" office:value-type="currency" office:currency="USD" office:value="140.85" calcext:value-type="currency" table:number-columns-spanned="1" table:number-rows-spanned="2">
            <text:p>$140.85</text:p>
          </table:table-cell>
          <table:table-cell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Andrija</text:p>
          </table:table-cell>
          <table:table-cell table:style-name="ce135" office:value-type="float" office:value="24.8" calcext:value-type="float">
            <text:p>24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56" calcext:value-type="currency">
            <text:p>$256.00</text:p>
          </table:table-cell>
          <table:table-cell table:style-name="ce102" table:formula="of:=IF(OR([.I46]=&quot;&quot;; [.J46]=&quot;&quot;); &quot;&quot;; [.J46]*0.03 + [.I46]*3)" office:value-type="currency" office:currency="USD" office:value="31.68" calcext:value-type="currency">
            <text:p>$31.68</text:p>
          </table:table-cell>
          <table:table-cell/>
          <table:covered-table-cell table:number-columns-repeated="16" table:style-name="ce158"/>
          <table:table-cell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Milos</text:p>
          </table:table-cell>
          <table:table-cell table:style-name="ce135" office:value-type="float" office:value="24.8" calcext:value-type="float">
            <text:p>24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" calcext:value-type="currency">
            <text:p>$4.00</text:p>
          </table:table-cell>
          <table:table-cell table:style-name="ce102" table:formula="of:=IF(OR([.I47]=&quot;&quot;; [.J47]=&quot;&quot;); &quot;&quot;; [.J47]*0.03 + [.I47]*3)" office:value-type="currency" office:currency="USD" office:value="24.12" calcext:value-type="currency">
            <text:p>$24.12</text:p>
          </table:table-cell>
          <table:table-cell/>
          <table:table-cell table:style-name="ce37" office:value-type="string" calcext:value-type="string">
            <text:p>Isplaceno</text:p>
          </table:table-cell>
          <table:table-cell table:style-name="ce43" office:value-type="string" calcext:value-type="string">
            <text:p>isplaceno</text:p>
          </table:table-cell>
          <table:table-cell office:value-type="string" calcext:value-type="string">
            <text:p>Isplaceno</text:p>
          </table:table-cell>
          <table:table-cell table:number-columns-repeated="2" office:value-type="string" calcext:value-type="string">
            <text:p>isplaceno</text:p>
          </table:table-cell>
          <table:table-cell table:style-name="ce58" office:value-type="string" calcext:value-type="string">
            <text:p>isplaceno</text:p>
          </table:table-cell>
          <table:table-cell office:value-type="string" calcext:value-type="string">
            <text:p>isplaceno</text:p>
          </table:table-cell>
          <table:table-cell/>
          <table:table-cell table:number-columns-repeated="3" office:value-type="string" calcext:value-type="string">
            <text:p>isplaceno</text:p>
          </table:table-cell>
          <table:table-cell/>
          <table:table-cell office:value-type="string" calcext:value-type="string">
            <text:p>Ispalceno</text:p>
          </table:table-cell>
          <table:table-cell table:number-columns-repeated="2" office:value-type="string" calcext:value-type="string">
            <text:p>isplaceno</text:p>
          </table:table-cell>
          <table:table-cell table:number-columns-repeated="6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Jovke</text:p>
          </table:table-cell>
          <table:table-cell table:style-name="ce135" office:value-type="float" office:value="25.8" calcext:value-type="float">
            <text:p>25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22.4" calcext:value-type="currency">
            <text:p>$822.40</text:p>
          </table:table-cell>
          <table:table-cell table:style-name="ce102" table:formula="of:=IF(OR([.I48]=&quot;&quot;; [.J48]=&quot;&quot;); &quot;&quot;; [.J48]*0.03 + [.I48]*3)" office:value-type="currency" office:currency="USD" office:value="48.672" calcext:value-type="currency">
            <text:p>$48.67</text:p>
          </table:table-cell>
          <table:table-cell/>
          <table:table-cell table:style-name="ce37"/>
          <table:table-cell table:style-name="ce43"/>
          <table:table-cell table:number-columns-repeated="3"/>
          <table:table-cell table:style-name="ce58"/>
          <table:table-cell table:number-columns-repeated="1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Andrija</text:p>
          </table:table-cell>
          <table:table-cell table:style-name="ce135" office:value-type="float" office:value="25.8" calcext:value-type="float">
            <text:p>25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34.69" calcext:value-type="currency">
            <text:p>$534.69</text:p>
          </table:table-cell>
          <table:table-cell table:style-name="ce102" table:formula="of:=IF(OR([.I49]=&quot;&quot;; [.J49]=&quot;&quot;); &quot;&quot;; [.J49]*0.03 + [.I49]*3)" office:value-type="currency" office:currency="USD" office:value="40.0407" calcext:value-type="currency">
            <text:p>$40.04</text:p>
          </table:table-cell>
          <table:table-cell/>
          <table:table-cell table:style-name="ce37"/>
          <table:table-cell table:style-name="ce43"/>
          <table:table-cell table:number-columns-repeated="19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enguin</text:p>
          </table:table-cell>
          <table:table-cell table:style-name="ce135" office:value-type="float" office:value="25.8" calcext:value-type="float">
            <text:p>25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0" calcext:value-type="float">
            <text:p>0</text:p>
          </table:table-cell>
          <table:table-cell table:style-name="ce143" office:value-type="currency" office:currency="USD" office:value="149.56" calcext:value-type="currency">
            <text:p>$149.56</text:p>
          </table:table-cell>
          <table:table-cell table:style-name="ce102" table:formula="of:=[.J50]*0.05" office:value-type="currency" office:currency="USD" office:value="7.478" calcext:value-type="currency">
            <text:p>$7.48</text:p>
          </table:table-cell>
          <table:table-cell office:value-type="string" calcext:value-type="string">
            <text:p>5%netsales</text:p>
          </table:table-cell>
          <table:table-cell table:style-name="ce37"/>
          <table:table-cell table:style-name="ce43"/>
          <table:table-cell table:number-columns-repeated="19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 office:value-type="string" calcext:value-type="string">
            <text:p>Pat</text:p>
          </table:table-cell>
          <table:table-cell table:style-name="ce135" office:value-type="float" office:value="26.8" calcext:value-type="float">
            <text:p>26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451.98" calcext:value-type="currency">
            <text:p>$2,451.98</text:p>
          </table:table-cell>
          <table:table-cell table:style-name="ce102" table:formula="of:=IF(OR([.I51]=&quot;&quot;; [.J51]=&quot;&quot;); &quot;&quot;; [.J51]*0.03 + [.I51]*3)" office:value-type="currency" office:currency="USD" office:value="97.5594" calcext:value-type="currency">
            <text:p>$97.56</text:p>
          </table:table-cell>
          <table:table-cell/>
          <table:table-cell table:style-name="ce37"/>
          <table:table-cell table:style-name="ce43"/>
          <table:table-cell table:number-columns-repeated="19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 office:value-type="string" calcext:value-type="string">
            <text:p>Jovke</text:p>
          </table:table-cell>
          <table:table-cell table:style-name="ce135" office:value-type="float" office:value="26.8" calcext:value-type="float">
            <text:p>26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113.904" calcext:value-type="currency">
            <text:p>$1,113.90</text:p>
          </table:table-cell>
          <table:table-cell table:style-name="ce102" table:formula="of:=IF(OR([.I52]=&quot;&quot;; [.J52]=&quot;&quot;); &quot;&quot;; [.J52]*0.03 + [.I52]*3)" office:value-type="currency" office:currency="USD" office:value="57.41712" calcext:value-type="currency">
            <text:p>$57.42</text:p>
          </table:table-cell>
          <table:table-cell/>
          <table:table-cell table:style-name="ce37"/>
          <table:table-cell table:style-name="ce43"/>
          <table:table-cell table:number-columns-repeated="19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 office:value-type="string" calcext:value-type="string">
            <text:p>Penguin</text:p>
          </table:table-cell>
          <table:table-cell table:style-name="ce135" office:value-type="float" office:value="26.8" calcext:value-type="float">
            <text:p>26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0" calcext:value-type="float">
            <text:p>0</text:p>
          </table:table-cell>
          <table:table-cell table:style-name="ce143" office:value-type="currency" office:currency="USD" office:value="104" calcext:value-type="currency">
            <text:p>$104.00</text:p>
          </table:table-cell>
          <table:table-cell table:style-name="ce102" table:formula="of:=[.J53]*0.05" office:value-type="currency" office:currency="USD" office:value="5.2" calcext:value-type="currency">
            <text:p>$5.20</text:p>
          </table:table-cell>
          <table:table-cell office:value-type="string" calcext:value-type="string">
            <text:p>5%netsales</text:p>
          </table:table-cell>
          <table:table-cell table:style-name="ce37"/>
          <table:table-cell table:style-name="ce43"/>
          <table:table-cell table:number-columns-repeated="19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 office:value-type="string" calcext:value-type="string">
            <text:p>Pat</text:p>
          </table:table-cell>
          <table:table-cell table:style-name="ce135" office:value-type="float" office:value="27.8" calcext:value-type="float">
            <text:p>27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36.8" calcext:value-type="currency">
            <text:p>$236.80</text:p>
          </table:table-cell>
          <table:table-cell table:style-name="ce102" table:formula="of:=IF(OR([.I54]=&quot;&quot;; [.J54]=&quot;&quot;); &quot;&quot;; [.J54]*0.03 + [.I54]*3)" office:value-type="currency" office:currency="USD" office:value="31.104" calcext:value-type="currency">
            <text:p>$31.10</text:p>
          </table:table-cell>
          <table:table-cell/>
          <table:table-cell table:style-name="ce37"/>
          <table:table-cell table:style-name="ce43"/>
          <table:table-cell table:number-columns-repeated="19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 office:value-type="string" calcext:value-type="string">
            <text:p>Stojanovic</text:p>
          </table:table-cell>
          <table:table-cell table:style-name="ce135" office:value-type="float" office:value="27.8" calcext:value-type="float">
            <text:p>27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040" calcext:value-type="currency">
            <text:p>$2,040.00</text:p>
          </table:table-cell>
          <table:table-cell table:style-name="ce102" table:formula="of:=IF(OR([.I55]=&quot;&quot;; [.J55]=&quot;&quot;); &quot;&quot;; [.J55]*0.03 + [.I55]*3)" office:value-type="currency" office:currency="USD" office:value="85.2" calcext:value-type="currency">
            <text:p>$85.20</text:p>
          </table:table-cell>
          <table:table-cell/>
          <table:table-cell table:style-name="ce37"/>
          <table:table-cell table:style-name="ce43"/>
          <table:table-cell table:number-columns-repeated="19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 office:value-type="string" calcext:value-type="string">
            <text:p>Welja</text:p>
          </table:table-cell>
          <table:table-cell table:style-name="ce135" office:value-type="float" office:value="27.8" calcext:value-type="float">
            <text:p>27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320.8" calcext:value-type="currency">
            <text:p>$1,320.80</text:p>
          </table:table-cell>
          <table:table-cell table:style-name="ce102" table:formula="of:=IF(OR([.I56]=&quot;&quot;; [.J56]=&quot;&quot;); &quot;&quot;; [.J56]*0.03 + [.I56]*3)" office:value-type="currency" office:currency="USD" office:value="63.624" calcext:value-type="currency">
            <text:p>$63.62</text:p>
          </table:table-cell>
          <table:table-cell/>
          <table:table-cell table:style-name="ce37"/>
          <table:table-cell table:style-name="ce43"/>
          <table:table-cell table:number-columns-repeated="13"/>
          <table:table-cell office:value-type="string" calcext:value-type="string">
            <text:p>daj I</text:p>
          </table:table-cell>
          <table:table-cell table:number-columns-repeated="5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 office:value-type="string" calcext:value-type="string">
            <text:p>Welja</text:p>
          </table:table-cell>
          <table:table-cell table:style-name="ce135" office:value-type="float" office:value="28.8" calcext:value-type="float">
            <text:p>28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92.29" calcext:value-type="currency">
            <text:p>$492.29</text:p>
          </table:table-cell>
          <table:table-cell table:style-name="ce102" table:formula="of:=IF(OR([.I57]=&quot;&quot;; [.J57]=&quot;&quot;); &quot;&quot;; [.J57]*0.03 + [.I57]*3)" office:value-type="currency" office:currency="USD" office:value="38.7687" calcext:value-type="currency">
            <text:p>$38.77</text:p>
          </table:table-cell>
          <table:table-cell/>
          <table:table-cell table:style-name="ce177"/>
          <table:table-cell table:style-name="ce50"/>
          <table:table-cell table:number-columns-repeated="19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 office:value-type="string" calcext:value-type="string">
            <text:p>Stojanovic</text:p>
          </table:table-cell>
          <table:table-cell table:style-name="ce135" office:value-type="float" office:value="28.8" calcext:value-type="float">
            <text:p>28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0" calcext:value-type="float">
            <text:p>0</text:p>
          </table:table-cell>
          <table:table-cell table:style-name="ce143" office:value-type="currency" office:currency="USD" office:value="349.6" calcext:value-type="currency">
            <text:p>$349.60</text:p>
          </table:table-cell>
          <table:table-cell table:style-name="ce102" table:formula="of:=IF(OR([.I58]=&quot;&quot;; [.J58]=&quot;&quot;); &quot;&quot;; [.J58]*0.03 + [.I58]*3)" office:value-type="currency" office:currency="USD" office:value="10.488" calcext:value-type="currency">
            <text:p>$10.49</text:p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 office:value-type="string" calcext:value-type="string">
            <text:p>Andrija</text:p>
          </table:table-cell>
          <table:table-cell table:style-name="ce135" office:value-type="float" office:value="28.8" calcext:value-type="float">
            <text:p>28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85" calcext:value-type="currency">
            <text:p>$985.00</text:p>
          </table:table-cell>
          <table:table-cell table:style-name="ce102" table:formula="of:=IF(OR([.I59]=&quot;&quot;; [.J59]=&quot;&quot;); &quot;&quot;; [.J59]*0.03 + [.I59]*3)" office:value-type="currency" office:currency="USD" office:value="53.55" calcext:value-type="currency">
            <text:p>$53.55</text:p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 office:value-type="string" calcext:value-type="string">
            <text:p>Penguin</text:p>
          </table:table-cell>
          <table:table-cell table:style-name="ce135" office:value-type="float" office:value="28.8" calcext:value-type="float">
            <text:p>28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0" calcext:value-type="float">
            <text:p>0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IF(OR([.I60]=&quot;&quot;; [.J60]=&quot;&quot;); &quot;&quot;; [.J60]*0.03 + [.I60]*3)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 office:value-type="string" calcext:value-type="string">
            <text:p>Pat</text:p>
          </table:table-cell>
          <table:table-cell table:style-name="ce135" office:value-type="float" office:value="29.8" calcext:value-type="float">
            <text:p>29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206.4" calcext:value-type="currency">
            <text:p>$1,206.40</text:p>
          </table:table-cell>
          <table:table-cell table:style-name="ce102" table:formula="of:=IF(OR([.I61]=&quot;&quot;; [.J61]=&quot;&quot;); &quot;&quot;; [.J61]*0.03 + [.I61]*3)" office:value-type="currency" office:currency="USD" office:value="60.192" calcext:value-type="currency">
            <text:p>$60.19</text:p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 office:value-type="string" calcext:value-type="string">
            <text:p>Andrija</text:p>
          </table:table-cell>
          <table:table-cell table:style-name="ce135" office:value-type="float" office:value="29.8" calcext:value-type="float">
            <text:p>29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38" calcext:value-type="currency">
            <text:p>$838.00</text:p>
          </table:table-cell>
          <table:table-cell table:style-name="ce102" table:formula="of:=IF(OR([.I62]=&quot;&quot;; [.J62]=&quot;&quot;); &quot;&quot;; [.J62]*0.03 + [.I62]*3)" office:value-type="currency" office:currency="USD" office:value="49.14" calcext:value-type="currency">
            <text:p>$49.14</text:p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 office:value-type="string" calcext:value-type="string">
            <text:p>Welja</text:p>
          </table:table-cell>
          <table:table-cell table:style-name="ce135" office:value-type="float" office:value="29.8" calcext:value-type="float">
            <text:p>29.8</text:p>
          </table:table-cell>
          <table:table-cell table:style-name="ce135" office:value-type="string" calcext:value-type="string" table:number-columns-spanned="2" table:number-rows-spanned="1">
            <text:p>2AM/6:30AM</text:p>
          </table:table-cell>
          <table:covered-table-cell table:style-name="ce15"/>
          <table:table-cell table:style-name="ce135" office:value-type="float" office:value="4.5" calcext:value-type="float">
            <text:p>4.5</text:p>
          </table:table-cell>
          <table:table-cell table:style-name="ce143" office:value-type="currency" office:currency="USD" office:value="832" calcext:value-type="currency">
            <text:p>$832.00</text:p>
          </table:table-cell>
          <table:table-cell table:style-name="ce102" table:formula="of:=IF(OR([.I63]=&quot;&quot;; [.J63]=&quot;&quot;); &quot;&quot;; [.J63]*0.03 + [.I63]*3)" office:value-type="currency" office:currency="USD" office:value="38.46" calcext:value-type="currency">
            <text:p>$38.46</text:p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 office:value-type="string" calcext:value-type="string">
            <text:p>Cale</text:p>
          </table:table-cell>
          <table:table-cell table:style-name="ce135" office:value-type="float" office:value="29.8" calcext:value-type="float">
            <text:p>29.8</text:p>
          </table:table-cell>
          <table:table-cell table:style-name="ce135" office:value-type="string" calcext:value-type="string" table:number-columns-spanned="2" table:number-rows-spanned="1">
            <text:p>6:30AM/10AM</text:p>
          </table:table-cell>
          <table:covered-table-cell table:style-name="ce15"/>
          <table:table-cell table:style-name="ce135" office:value-type="float" office:value="3.5" calcext:value-type="float">
            <text:p>3.5</text:p>
          </table:table-cell>
          <table:table-cell table:style-name="ce143" office:value-type="currency" office:currency="USD" office:value="481.6" calcext:value-type="currency">
            <text:p>$481.60</text:p>
          </table:table-cell>
          <table:table-cell table:style-name="ce102" table:formula="of:=IF(OR([.I64]=&quot;&quot;; [.J64]=&quot;&quot;); &quot;&quot;; [.J64]*0.03 + [.I64]*3)" office:value-type="currency" office:currency="USD" office:value="24.948" calcext:value-type="currency">
            <text:p>$24.95</text:p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 office:value-type="string" calcext:value-type="string">
            <text:p>Pat</text:p>
          </table:table-cell>
          <table:table-cell table:style-name="ce135" office:value-type="float" office:value="30.8" calcext:value-type="float">
            <text:p>30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155.72" calcext:value-type="currency">
            <text:p>$1,155.72</text:p>
          </table:table-cell>
          <table:table-cell table:style-name="ce102" table:formula="of:=IF(OR([.I65]=&quot;&quot;; [.J65]=&quot;&quot;); &quot;&quot;; [.J65]*0.03 + [.I65]*3)" office:value-type="currency" office:currency="USD" office:value="58.6716" calcext:value-type="currency">
            <text:p>$58.67</text:p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 office:value-type="string" calcext:value-type="string">
            <text:p>Vezilije</text:p>
          </table:table-cell>
          <table:table-cell table:style-name="ce135" office:value-type="float" office:value="30.8" calcext:value-type="float">
            <text:p>30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725.54" calcext:value-type="currency">
            <text:p>$725.54</text:p>
          </table:table-cell>
          <table:table-cell table:style-name="ce102" table:formula="of:=IF(OR([.I66]=&quot;&quot;; [.J66]=&quot;&quot;); &quot;&quot;; [.J66]*0.03 + [.I66]*3)" office:value-type="currency" office:currency="USD" office:value="45.7662" calcext:value-type="currency">
            <text:p>$45.77</text:p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 office:value-type="string" calcext:value-type="string">
            <text:p>Filip</text:p>
          </table:table-cell>
          <table:table-cell table:style-name="ce135" office:value-type="float" office:value="30.8" calcext:value-type="float">
            <text:p>30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770" calcext:value-type="currency">
            <text:p>$770.00</text:p>
          </table:table-cell>
          <table:table-cell table:style-name="ce102" table:formula="of:=IF(OR([.I67]=&quot;&quot;; [.J67]=&quot;&quot;); &quot;&quot;; [.J67]*0.03 + [.I67]*3)" office:value-type="currency" office:currency="USD" office:value="47.1" calcext:value-type="currency">
            <text:p>$47.10</text:p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 office:value-type="string" calcext:value-type="string">
            <text:p>Pat</text:p>
          </table:table-cell>
          <table:table-cell table:style-name="ce135" office:value-type="float" office:value="31.8" calcext:value-type="float">
            <text:p>31.8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72" calcext:value-type="currency">
            <text:p>$572.00</text:p>
          </table:table-cell>
          <table:table-cell table:style-name="ce102" table:formula="of:=IF(OR([.I68]=&quot;&quot;; [.J68]=&quot;&quot;); &quot;&quot;; [.J68]*0.03 + [.I68]*3)" office:value-type="currency" office:currency="USD" office:value="41.16" calcext:value-type="currency">
            <text:p>$41.16</text:p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 office:value-type="string" calcext:value-type="string">
            <text:p>Andrija</text:p>
          </table:table-cell>
          <table:table-cell table:style-name="ce135" office:value-type="float" office:value="31.8" calcext:value-type="float">
            <text:p>31.8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89.22" calcext:value-type="currency">
            <text:p>$289.22</text:p>
          </table:table-cell>
          <table:table-cell table:style-name="ce102" table:formula="of:=IF(OR([.I69]=&quot;&quot;; [.J69]=&quot;&quot;); &quot;&quot;; [.J69]*0.03 + [.I69]*3)" office:value-type="currency" office:currency="USD" office:value="32.6766" calcext:value-type="currency">
            <text:p>$32.68</text:p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0]=&quot;&quot;; [.J70]=&quot;&quot;); &quot;&quot;; [.J70]*0.03 + [.I70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1]=&quot;&quot;; [.J71]=&quot;&quot;); &quot;&quot;; [.J71]*0.03 + [.I71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2]=&quot;&quot;; [.J72]=&quot;&quot;); &quot;&quot;; [.J72]*0.03 + [.I72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3]=&quot;&quot;; [.J73]=&quot;&quot;); &quot;&quot;; [.J73]*0.03 + [.I73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4]=&quot;&quot;; [.J74]=&quot;&quot;); &quot;&quot;; [.J74]*0.03 + [.I74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5]=&quot;&quot;; [.J75]=&quot;&quot;); &quot;&quot;; [.J75]*0.03 + [.I75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6]=&quot;&quot;; [.J76]=&quot;&quot;); &quot;&quot;; [.J76]*0.03 + [.I76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7]=&quot;&quot;; [.J77]=&quot;&quot;); &quot;&quot;; [.J77]*0.03 + [.I77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8]=&quot;&quot;; [.J78]=&quot;&quot;); &quot;&quot;; [.J78]*0.03 + [.I78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9]=&quot;&quot;; [.J79]=&quot;&quot;); &quot;&quot;; [.J79]*0.03 + [.I79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0]=&quot;&quot;; [.J80]=&quot;&quot;); &quot;&quot;; [.J80]*0.03 + [.I80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1]=&quot;&quot;; [.J81]=&quot;&quot;); &quot;&quot;; [.J81]*0.03 + [.I81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2]=&quot;&quot;; [.J82]=&quot;&quot;); &quot;&quot;; [.J82]*0.03 + [.I82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3]=&quot;&quot;; [.J83]=&quot;&quot;); &quot;&quot;; [.J83]*0.03 + [.I83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4]=&quot;&quot;; [.J84]=&quot;&quot;); &quot;&quot;; [.J84]*0.03 + [.I84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5]=&quot;&quot;; [.J85]=&quot;&quot;); &quot;&quot;; [.J85]*0.03 + [.I85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6]=&quot;&quot;; [.J86]=&quot;&quot;); &quot;&quot;; [.J86]*0.03 + [.I86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7]=&quot;&quot;; [.J87]=&quot;&quot;); &quot;&quot;; [.J87]*0.03 + [.I87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8]=&quot;&quot;; [.J88]=&quot;&quot;); &quot;&quot;; [.J88]*0.03 + [.I88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9]=&quot;&quot;; [.J89]=&quot;&quot;); &quot;&quot;; [.J89]*0.03 + [.I89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90]=&quot;&quot;; [.J90]=&quot;&quot;); &quot;&quot;; [.J90]*0.03 + [.I90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91]=&quot;&quot;; [.J91]=&quot;&quot;); &quot;&quot;; [.J91]*0.03 + [.I91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92]=&quot;&quot;; [.J92]=&quot;&quot;); &quot;&quot;; [.J92]*0.03 + [.I92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93]=&quot;&quot;; [.J93]=&quot;&quot;); &quot;&quot;; [.J93]*0.03 + [.I93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94]=&quot;&quot;; [.J94]=&quot;&quot;); &quot;&quot;; [.J94]*0.03 + [.I94]*3)">
            <text:p/>
          </table:table-cell>
          <table:table-cell table:number-columns-repeated="22"/>
          <table:table-cell table:style-name="ce183" table:number-columns-repeated="328"/>
          <table:table-cell table:style-name="ce185" table:number-columns-repeated="16023"/>
        </table:table-row>
        <table:table-row table:style-name="ro3" table:number-rows-repeated="1334">
          <table:table-cell table:number-columns-repeated="33"/>
          <table:table-cell table:style-name="ce183" table:number-columns-repeated="328"/>
          <table:table-cell table:style-name="ce185" table:number-columns-repeated="16023"/>
        </table:table-row>
        <table:table-row table:style-name="ro3" table:number-rows-repeated="1047147">
          <table:table-cell table:number-columns-repeated="361"/>
          <table:table-cell table:style-name="ce185" table:number-columns-repeated="16023"/>
        </table:table-row>
        <table:table-row table:style-name="ro3">
          <table:table-cell table:number-columns-repeated="361"/>
          <table:table-cell table:style-name="ce185" table:number-columns-repeated="16023"/>
        </table:table-row>
      </table:table>
      <table:table table:name="Vence4" table:style-name="ta1">
        <table:table-column table:style-name="co1" table:number-columns-repeated="10" table:default-cell-style-name="ce35"/>
        <table:table-column table:style-name="co1" table:default-cell-style-name="ce173"/>
        <table:table-column table:style-name="co1" table:number-columns-repeated="22" table:default-cell-style-name="ce35"/>
        <table:table-column table:style-name="co1" table:number-columns-repeated="328" table:default-cell-style-name="ce185"/>
        <table:table-row table:style-name="ro1"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9" office:value-type="string" calcext:value-type="string" table:number-columns-spanned="1" table:number-rows-spanned="2">
            <text:p>Hours</text:p>
            <text:p>Worked</text:p>
          </table:table-cell>
          <table:table-cell table:style-name="ce140"/>
          <table:table-cell table:style-name="ce21" office:value-type="string" calcext:value-type="string" table:number-columns-spanned="1" table:number-rows-spanned="2">
            <text:p>Daily Earnings</text:p>
            <text:p>Hourly/</text:p>
            <text:p>Comission</text:p>
          </table:table-cell>
          <table:table-cell table:style-name="ce174" table:number-columns-repeated="2"/>
          <table:table-cell table:number-columns-repeated="4"/>
          <table:table-cell table:style-name="ce177" table:number-columns-repeated="16"/>
          <table:table-cell table:style-name="ce183" table:number-columns-repeated="328"/>
        </table:table-row>
        <table:table-row table:style-name="ro1">
          <table:table-cell table:style-name="ce100" office:value-type="string" calcext:value-type="string" table:number-columns-spanned="2" table:number-rows-spanned="2">
            <text:p>NET Sales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ommission from</text:p>
            <text:p> Sales 3%</text:p>
          </table:table-cell>
          <table:covered-table-cell table:style-name="ce19"/>
          <table:table-cell table:style-name="ce126" office:value-type="string" calcext:value-type="string">
            <text:p><text:s/>chatter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Shift</text:p>
          </table:table-cell>
          <table:covered-table-cell table:style-name="ce19"/>
          <table:covered-table-cell table:style-name="ce137"/>
          <table:table-cell table:style-name="ce141" office:value-type="string" calcext:value-type="string">
            <text:p>NETSales</text:p>
          </table:table-cell>
          <table:covered-table-cell table:style-name="ce146"/>
          <table:table-cell/>
          <table:table-cell table:style-name="ce100" office:value-type="string" calcext:value-type="string" table:number-columns-spanned="3" table:number-rows-spanned="3">
            <text:p>Total due hourly/comission/</text:p>
            <text:p>CM% combined</text:p>
          </table:table-cell>
          <table:covered-table-cell table:number-columns-repeated="2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Filip</text:p>
          </table:table-cell>
          <table:table-cell table:style-name="ce135" office:value-type="float" office:value="31.8" calcext:value-type="float">
            <text:p>31.8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212" calcext:value-type="currency">
            <text:p>$1,212.00</text:p>
          </table:table-cell>
          <table:table-cell table:style-name="ce102" table:formula="of:=IF(OR([.I3]=&quot;&quot;; [.J3]=&quot;&quot;); &quot;&quot;; [.J3]*0.03 + [.I3]*3)" office:value-type="currency" office:currency="USD" office:value="60.36" calcext:value-type="currency">
            <text:p>$60.36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2" table:formula="of:=SUM([.J:.J])" office:value-type="currency" office:currency="USD" office:value="32783.35" calcext:value-type="currency" table:number-columns-spanned="2" table:number-rows-spanned="2">
            <text:p>$32,783.35</text:p>
          </table:table-cell>
          <table:covered-table-cell table:style-name="ce146"/>
          <table:table-cell table:style-name="ce102" table:formula="of:=[.A4]*0.03" office:value-type="currency" office:currency="USD" office:value="983.5005" calcext:value-type="currency" table:number-columns-spanned="2" table:number-rows-spanned="2">
            <text:p>$983.50</text:p>
          </table:table-cell>
          <table:covered-table-cell table:style-name="ce146"/>
          <table:table-cell table:style-name="ce130" office:value-type="string" calcext:value-type="string">
            <text:p>Pat</text:p>
          </table:table-cell>
          <table:table-cell table:style-name="ce135" office:value-type="float" office:value="1.9" calcext:value-type="float">
            <text:p>1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32" calcext:value-type="currency">
            <text:p>$632.00</text:p>
          </table:table-cell>
          <table:table-cell table:style-name="ce102" table:formula="of:=IF(OR([.I4]=&quot;&quot;; [.J4]=&quot;&quot;); &quot;&quot;; [.J4]*0.03 + [.I4]*3)" office:value-type="currency" office:currency="USD" office:value="42.96" calcext:value-type="currency">
            <text:p>$42.96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Andreja</text:p>
          </table:table-cell>
          <table:table-cell table:style-name="ce135" office:value-type="float" office:value="1.9" calcext:value-type="float">
            <text:p>1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12.69" calcext:value-type="currency">
            <text:p>$412.69</text:p>
          </table:table-cell>
          <table:table-cell table:style-name="ce102" table:formula="of:=IF(OR([.I5]=&quot;&quot;; [.J5]=&quot;&quot;); &quot;&quot;; [.J5]*0.03 + [.I5]*3)" office:value-type="currency" office:currency="USD" office:value="36.3807" calcext:value-type="currency">
            <text:p>$36.38</text:p>
          </table:table-cell>
          <table:table-cell/>
          <table:table-cell table:style-name="ce153" table:formula="of:=[.C20]+[.C12]+[.C4]" office:value-type="currency" office:currency="USD" office:value="3374.8345" calcext:value-type="currency" table:number-columns-spanned="3" table:number-rows-spanned="3">
            <text:p>$3,374.83</text:p>
          </table:table-cell>
          <table:covered-table-cell table:number-columns-repeated="2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6"/>
          <table:table-cell table:style-name="ce19"/>
          <table:table-cell table:style-name="ce106"/>
          <table:table-cell table:style-name="ce19"/>
          <table:table-cell table:style-name="ce130" office:value-type="string" calcext:value-type="string">
            <text:p>Vezilije</text:p>
          </table:table-cell>
          <table:table-cell table:style-name="ce135" office:value-type="float" office:value="1.9" calcext:value-type="float">
            <text:p>1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13.6" calcext:value-type="currency">
            <text:p>$113.60</text:p>
          </table:table-cell>
          <table:table-cell table:style-name="ce102" table:formula="of:=IF(OR([.I6]=&quot;&quot;; [.J6]=&quot;&quot;); &quot;&quot;; [.J6]*0.03 + [.I6]*3)" office:value-type="currency" office:currency="USD" office:value="27.408" calcext:value-type="currency">
            <text:p>$27.41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2.9" calcext:value-type="float">
            <text:p>2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391.2" calcext:value-type="currency">
            <text:p>$1,391.20</text:p>
          </table:table-cell>
          <table:table-cell table:style-name="ce102" table:formula="of:=IF(OR([.I7]=&quot;&quot;; [.J7]=&quot;&quot;); &quot;&quot;; [.J7]*0.03 + [.I7]*3)" office:value-type="currency" office:currency="USD" office:value="65.736" calcext:value-type="currency">
            <text:p>$65.74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8"/>
          <table:table-cell table:style-name="ce171"/>
          <table:table-cell table:style-name="ce119"/>
          <table:table-cell table:style-name="ce171"/>
          <table:table-cell table:style-name="ce130" office:value-type="string" calcext:value-type="string">
            <text:p>Stojanovic</text:p>
          </table:table-cell>
          <table:table-cell table:style-name="ce135" office:value-type="float" office:value="2.9" calcext:value-type="float">
            <text:p>2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47" calcext:value-type="currency">
            <text:p>$147.00</text:p>
          </table:table-cell>
          <table:table-cell table:style-name="ce102" table:formula="of:=IF(OR([.I8]=&quot;&quot;; [.J8]=&quot;&quot;); &quot;&quot;; [.J8]*0.03 + [.I8]*3)" office:value-type="currency" office:currency="USD" office:value="28.41" calcext:value-type="currency">
            <text:p>$28.41</text:p>
          </table:table-cell>
          <table:table-cell table:number-columns-repeated="6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Andreja</text:p>
          </table:table-cell>
          <table:table-cell table:style-name="ce135" office:value-type="float" office:value="2.9" calcext:value-type="float">
            <text:p>2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20" calcext:value-type="currency">
            <text:p>$320.00</text:p>
          </table:table-cell>
          <table:table-cell table:style-name="ce102" table:formula="of:=IF(OR([.I9]=&quot;&quot;; [.J9]=&quot;&quot;); &quot;&quot;; [.J9]*0.03 + [.I9]*3)" office:value-type="currency" office:currency="USD" office:value="33.6" calcext:value-type="currency">
            <text:p>$33.60</text:p>
          </table:table-cell>
          <table:table-cell table:number-columns-repeated="6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Total Paid hours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Total From Hourly Pay</text:p>
          </table:table-cell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3.9" calcext:value-type="float">
            <text:p>3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016" calcext:value-type="currency">
            <text:p>$1,016.00</text:p>
          </table:table-cell>
          <table:table-cell table:style-name="ce102" table:formula="of:=IF(OR([.I10]=&quot;&quot;; [.J10]=&quot;&quot;); &quot;&quot;; [.J10]*0.03 + [.I10]*3)" office:value-type="currency" office:currency="USD" office:value="54.48" calcext:value-type="currency">
            <text:p>$54.48</text:p>
          </table:table-cell>
          <table:table-cell table:number-columns-repeated="6"/>
          <table:table-cell table:style-name="ce50" table:number-columns-repeated="16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Vezilije</text:p>
          </table:table-cell>
          <table:table-cell table:style-name="ce135" office:value-type="float" office:value="3.9" calcext:value-type="float">
            <text:p>3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48" calcext:value-type="currency">
            <text:p>$248.00</text:p>
          </table:table-cell>
          <table:table-cell table:style-name="ce102" table:formula="of:=IF(OR([.I11]=&quot;&quot;; [.J11]=&quot;&quot;); &quot;&quot;; [.J11]*0.03 + [.I11]*3)" office:value-type="currency" office:currency="USD" office:value="31.44" calcext:value-type="currency">
            <text:p>$31.44</text:p>
          </table:table-cell>
          <table:table-cell table:number-columns-repeated="6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15" table:formula="of:=SUM([.I:.I])" office:value-type="float" office:value="360" calcext:value-type="float" table:number-columns-spanned="2" table:number-rows-spanned="2">
            <text:p>360</text:p>
          </table:table-cell>
          <table:covered-table-cell table:style-name="ce171"/>
          <table:table-cell table:style-name="ce102" table:formula="of:=[.A12]*3" office:value-type="currency" office:currency="USD" office:value="1080" calcext:value-type="currency" table:number-columns-spanned="2" table:number-rows-spanned="2">
            <text:p>$1,080.00</text:p>
          </table:table-cell>
          <table:covered-table-cell table:style-name="ce171"/>
          <table:table-cell table:style-name="ce130" office:value-type="string" calcext:value-type="string">
            <text:p>Filip</text:p>
          </table:table-cell>
          <table:table-cell table:style-name="ce135" office:value-type="float" office:value="3.9" calcext:value-type="float">
            <text:p>3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100" calcext:value-type="currency">
            <text:p>$1,100.00</text:p>
          </table:table-cell>
          <table:table-cell table:style-name="ce102" table:formula="of:=IF(OR([.I12]=&quot;&quot;; [.J12]=&quot;&quot;); &quot;&quot;; [.J12]*0.03 + [.I12]*3)" office:value-type="currency" office:currency="USD" office:value="57" calcext:value-type="currency">
            <text:p>$57.00</text:p>
          </table:table-cell>
          <table:table-cell/>
          <table:table-cell table:style-name="ce154" office:value-type="string" calcext:value-type="string">
            <text:p>Stojanovic</text:p>
          </table:table-cell>
          <table:table-cell table:style-name="ce154" office:value-type="string" calcext:value-type="string">
            <text:p>Jovke</text:p>
          </table:table-cell>
          <table:table-cell table:style-name="ce154" office:value-type="string" calcext:value-type="string">
            <text:p>Vezilije</text:p>
          </table:table-cell>
          <table:table-cell table:style-name="ce154" office:value-type="string" calcext:value-type="string">
            <text:p>Pat</text:p>
          </table:table-cell>
          <table:table-cell table:style-name="ce154" office:value-type="string" calcext:value-type="string">
            <text:p>Cale</text:p>
          </table:table-cell>
          <table:table-cell table:style-name="ce154" office:value-type="string" calcext:value-type="string">
            <text:p>Andreja</text:p>
          </table:table-cell>
          <table:table-cell table:style-name="ce154" office:value-type="string" calcext:value-type="string">
            <text:p>Filip</text:p>
          </table:table-cell>
          <table:table-cell table:style-name="ce154" office:value-type="string" calcext:value-type="string">
            <text:p>Welja</text:p>
          </table:table-cell>
          <table:table-cell table:style-name="ce154" office:value-type="string" calcext:value-type="string">
            <text:p>Perez</text:p>
          </table:table-cell>
          <table:table-cell table:style-name="ce154" office:value-type="string" calcext:value-type="string">
            <text:p>Voki</text:p>
          </table:table-cell>
          <table:table-cell table:style-name="ce154" table:number-columns-repeated="6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Pat</text:p>
          </table:table-cell>
          <table:table-cell table:style-name="ce135" office:value-type="float" office:value="4.9" calcext:value-type="float">
            <text:p>4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68" calcext:value-type="currency">
            <text:p>$868.00</text:p>
          </table:table-cell>
          <table:table-cell table:style-name="ce102" table:formula="of:=IF(OR([.I13]=&quot;&quot;; [.J13]=&quot;&quot;); &quot;&quot;; [.J13]*0.03 + [.I13]*3)" office:value-type="currency" office:currency="USD" office:value="50.04" calcext:value-type="currency">
            <text:p>$50.04</text:p>
          </table:table-cell>
          <table:table-cell/>
          <table:table-cell table:style-name="ce155" office:value-type="currency" office:currency="USD" office:value="28.41" calcext:value-type="currency">
            <text:p>$28.41</text:p>
          </table:table-cell>
          <table:table-cell table:style-name="ce155"/>
          <table:table-cell table:style-name="ce155" office:value-type="currency" office:currency="USD" office:value="27.41" calcext:value-type="currency">
            <text:p>$27.41</text:p>
          </table:table-cell>
          <table:table-cell table:style-name="ce155" office:value-type="currency" office:currency="USD" office:value="-24" calcext:value-type="currency">
            <text:p>-$24.00</text:p>
          </table:table-cell>
          <table:table-cell table:style-name="ce155" office:value-type="currency" office:currency="USD" office:value="42.36" calcext:value-type="currency">
            <text:p>$42.36</text:p>
          </table:table-cell>
          <table:table-cell table:style-name="ce155" office:value-type="currency" office:currency="USD" office:value="36.38" calcext:value-type="currency">
            <text:p>$36.38</text:p>
          </table:table-cell>
          <table:table-cell table:style-name="ce155" office:value-type="currency" office:currency="USD" office:value="15" calcext:value-type="currency">
            <text:p>$15.00</text:p>
          </table:table-cell>
          <table:table-cell table:style-name="ce155" office:value-type="currency" office:currency="USD" office:value="31.82" calcext:value-type="currency">
            <text:p>$31.82</text:p>
          </table:table-cell>
          <table:table-cell table:style-name="ce155" office:value-type="currency" office:currency="USD" office:value="30.75" calcext:value-type="currency">
            <text:p>$30.75</text:p>
          </table:table-cell>
          <table:table-cell table:style-name="ce155" office:value-type="currency" office:currency="USD" office:value="29.01" calcext:value-type="currency">
            <text:p>$29.01</text:p>
          </table:table-cell>
          <table:table-cell table:style-name="ce155" table:number-columns-repeated="6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Stojanovic</text:p>
          </table:table-cell>
          <table:table-cell table:style-name="ce135" office:value-type="float" office:value="4.9" calcext:value-type="float">
            <text:p>4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07" calcext:value-type="currency">
            <text:p>$507.00</text:p>
          </table:table-cell>
          <table:table-cell table:style-name="ce102" table:formula="of:=IF(OR([.I14]=&quot;&quot;; [.J14]=&quot;&quot;); &quot;&quot;; [.J14]*0.03 + [.I14]*3)" office:value-type="currency" office:currency="USD" office:value="39.21" calcext:value-type="currency">
            <text:p>$39.21</text:p>
          </table:table-cell>
          <table:table-cell/>
          <table:table-cell table:style-name="ce155" office:value-type="currency" office:currency="USD" office:value="39.21" calcext:value-type="currency">
            <text:p>$39.21</text:p>
          </table:table-cell>
          <table:table-cell table:style-name="ce155"/>
          <table:table-cell table:style-name="ce155" office:value-type="currency" office:currency="USD" office:value="31.44" calcext:value-type="currency">
            <text:p>$31.44</text:p>
          </table:table-cell>
          <table:table-cell table:style-name="ce155" office:value-type="currency" office:currency="USD" office:value="42.96" calcext:value-type="currency">
            <text:p>$42.96</text:p>
          </table:table-cell>
          <table:table-cell table:style-name="ce155" office:value-type="currency" office:currency="USD" office:value="28.8" calcext:value-type="currency">
            <text:p>$28.80</text:p>
          </table:table-cell>
          <table:table-cell table:style-name="ce155" office:value-type="currency" office:currency="USD" office:value="33.6" calcext:value-type="currency">
            <text:p>$33.60</text:p>
          </table:table-cell>
          <table:table-cell table:style-name="ce155" office:value-type="currency" office:currency="USD" office:value="60.36" calcext:value-type="currency">
            <text:p>$60.36</text:p>
          </table:table-cell>
          <table:table-cell table:style-name="ce155" office:value-type="currency" office:currency="USD" office:value="28.54" calcext:value-type="currency">
            <text:p>$28.54</text:p>
          </table:table-cell>
          <table:table-cell table:style-name="ce155"/>
          <table:table-cell table:style-name="ce155" office:value-type="currency" office:currency="USD" office:value="90.96" calcext:value-type="currency">
            <text:p>$90.96</text:p>
          </table:table-cell>
          <table:table-cell table:style-name="ce155" table:number-columns-repeated="6"/>
          <table:table-cell table:style-name="ce50" table:number-columns-repeated="5"/>
          <table:table-cell table:style-name="ce183" table:number-columns-repeated="328"/>
        </table:table-row>
        <table:table-row table:style-name="ro2">
          <table:table-cell table:style-name="ce116"/>
          <table:table-cell table:style-name="ce19"/>
          <table:table-cell table:style-name="ce116"/>
          <table:table-cell table:style-name="ce19"/>
          <table:table-cell table:style-name="ce130" office:value-type="string" calcext:value-type="string">
            <text:p>Filip</text:p>
          </table:table-cell>
          <table:table-cell table:style-name="ce135" office:value-type="float" office:value="4.9" calcext:value-type="float">
            <text:p>4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435" calcext:value-type="currency">
            <text:p>$2,435.00</text:p>
          </table:table-cell>
          <table:table-cell table:style-name="ce102" table:formula="of:=IF(OR([.I15]=&quot;&quot;; [.J15]=&quot;&quot;); &quot;&quot;; [.J15]*0.03 + [.I15]*3)" office:value-type="currency" office:currency="USD" office:value="97.05" calcext:value-type="currency">
            <text:p>$97.05</text:p>
          </table:table-cell>
          <table:table-cell/>
          <table:table-cell table:style-name="ce155" office:value-type="currency" office:currency="USD" office:value="31.59" calcext:value-type="currency">
            <text:p>$31.59</text:p>
          </table:table-cell>
          <table:table-cell table:style-name="ce155"/>
          <table:table-cell table:style-name="ce155" office:value-type="currency" office:currency="USD" office:value="37.56" calcext:value-type="currency">
            <text:p>$37.56</text:p>
          </table:table-cell>
          <table:table-cell table:style-name="ce155" office:value-type="currency" office:currency="USD" office:value="65.74" calcext:value-type="currency">
            <text:p>$65.74</text:p>
          </table:table-cell>
          <table:table-cell table:style-name="ce155" office:value-type="currency" office:currency="USD" office:value="33.03" calcext:value-type="currency">
            <text:p>$33.03</text:p>
          </table:table-cell>
          <table:table-cell table:style-name="ce155" office:value-type="currency" office:currency="USD" office:value="55.8" calcext:value-type="currency">
            <text:p>$55.80</text:p>
          </table:table-cell>
          <table:table-cell table:style-name="ce155" office:value-type="currency" office:currency="USD" office:value="57" calcext:value-type="currency">
            <text:p>$57.00</text:p>
          </table:table-cell>
          <table:table-cell table:style-name="ce155" office:value-type="currency" office:currency="USD" office:value="24" calcext:value-type="currency">
            <text:p>$24.00</text:p>
          </table:table-cell>
          <table:table-cell table:style-name="ce155"/>
          <table:table-cell table:style-name="ce155" office:value-type="currency" office:currency="USD" office:value="12" calcext:value-type="currency">
            <text:p>$12.00</text:p>
          </table:table-cell>
          <table:table-cell table:style-name="ce155" table:number-columns-repeated="6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Welja</text:p>
          </table:table-cell>
          <table:table-cell table:style-name="ce135" office:value-type="float" office:value="5.9" calcext:value-type="float">
            <text:p>5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60.55" calcext:value-type="currency">
            <text:p>$260.55</text:p>
          </table:table-cell>
          <table:table-cell table:style-name="ce102" table:formula="of:=IF(OR([.I16]=&quot;&quot;; [.J16]=&quot;&quot;); &quot;&quot;; [.J16]*0.03 + [.I16]*3)" office:value-type="currency" office:currency="USD" office:value="31.8165" calcext:value-type="currency">
            <text:p>$31.82</text:p>
          </table:table-cell>
          <table:table-cell/>
          <table:table-cell table:style-name="ce155" office:value-type="currency" office:currency="USD" office:value="38.64" calcext:value-type="currency">
            <text:p>$38.64</text:p>
          </table:table-cell>
          <table:table-cell table:style-name="ce155"/>
          <table:table-cell table:style-name="ce155" office:value-type="currency" office:currency="USD" office:value="5" calcext:value-type="currency">
            <text:p>$5.00</text:p>
          </table:table-cell>
          <table:table-cell table:style-name="ce155" office:value-type="currency" office:currency="USD" office:value="54.48" calcext:value-type="currency">
            <text:p>$54.48</text:p>
          </table:table-cell>
          <table:table-cell table:style-name="ce155"/>
          <table:table-cell table:style-name="ce155" office:value-type="currency" office:currency="USD" office:value="50.7" calcext:value-type="currency">
            <text:p>$50.70</text:p>
          </table:table-cell>
          <table:table-cell table:style-name="ce155" office:value-type="currency" office:currency="USD" office:value="97.05" calcext:value-type="currency">
            <text:p>$97.05</text:p>
          </table:table-cell>
          <table:table-cell table:style-name="ce155" table:number-columns-repeated="9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9"/>
          <table:table-cell table:style-name="ce171"/>
          <table:table-cell table:style-name="ce119"/>
          <table:table-cell table:style-name="ce171"/>
          <table:table-cell table:style-name="ce130" office:value-type="string" calcext:value-type="string">
            <text:p>Andreja</text:p>
          </table:table-cell>
          <table:table-cell table:style-name="ce135" office:value-type="float" office:value="5.9" calcext:value-type="float">
            <text:p>5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060" calcext:value-type="currency">
            <text:p>$1,060.00</text:p>
          </table:table-cell>
          <table:table-cell table:style-name="ce102" table:formula="of:=IF(OR([.I17]=&quot;&quot;; [.J17]=&quot;&quot;); &quot;&quot;; [.J17]*0.03 + [.I17]*3)" office:value-type="currency" office:currency="USD" office:value="55.8" calcext:value-type="currency">
            <text:p>$55.80</text:p>
          </table:table-cell>
          <table:table-cell/>
          <table:table-cell table:style-name="ce155" table:number-columns-repeated="2"/>
          <table:table-cell table:style-name="ce155" office:value-type="currency" office:currency="USD" office:value="35.52" calcext:value-type="currency">
            <text:p>$35.52</text:p>
          </table:table-cell>
          <table:table-cell table:style-name="ce155" office:value-type="currency" office:currency="USD" office:value="50.04" calcext:value-type="currency">
            <text:p>$50.04</text:p>
          </table:table-cell>
          <table:table-cell table:style-name="ce155"/>
          <table:table-cell table:style-name="ce155" office:value-type="currency" office:currency="USD" office:value="42.45" calcext:value-type="currency">
            <text:p>$42.45</text:p>
          </table:table-cell>
          <table:table-cell table:style-name="ce155" office:value-type="currency" office:currency="USD" office:value="34.89" calcext:value-type="currency">
            <text:p>$34.89</text:p>
          </table:table-cell>
          <table:table-cell table:style-name="ce155" table:number-columns-repeated="9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</text:p>
          </table:table-cell>
          <table:covered-table-cell table:style-name="ce19"/>
          <table:table-cell table:style-name="ce100" office:value-type="string" calcext:value-type="string" table:number-columns-spanned="2" table:number-rows-spanned="2">
            <text:p><text:span text:style-name="T2">CM % from</text:span></text:p>
            <text:p><text:span text:style-name="T2">Net Sales 4%</text:span></text:p>
          </table:table-cell>
          <table:covered-table-cell table:style-name="ce19"/>
          <table:table-cell table:style-name="ce130" office:value-type="string" calcext:value-type="string">
            <text:p>Welja</text:p>
          </table:table-cell>
          <table:table-cell table:style-name="ce135" office:value-type="float" office:value="5.9" calcext:value-type="float">
            <text:p>5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51.2" calcext:value-type="currency">
            <text:p>$151.20</text:p>
          </table:table-cell>
          <table:table-cell table:style-name="ce102" table:formula="of:=IF(OR([.I18]=&quot;&quot;; [.J18]=&quot;&quot;); &quot;&quot;; [.J18]*0.03 + [.I18]*3)" office:value-type="currency" office:currency="USD" office:value="28.536" calcext:value-type="currency">
            <text:p>$28.54</text:p>
          </table:table-cell>
          <table:table-cell/>
          <table:table-cell table:style-name="ce155" table:number-columns-repeated="2"/>
          <table:table-cell table:style-name="ce155" office:value-type="currency" office:currency="USD" office:value="41.02" calcext:value-type="currency">
            <text:p>$41.02</text:p>
          </table:table-cell>
          <table:table-cell table:style-name="ce155" office:value-type="currency" office:currency="USD" office:value="60.99" calcext:value-type="currency">
            <text:p>$60.99</text:p>
          </table:table-cell>
          <table:table-cell table:style-name="ce155" table:number-columns-repeated="2"/>
          <table:table-cell table:style-name="ce155" office:value-type="currency" office:currency="USD" office:value="53.31" calcext:value-type="currency">
            <text:p>$53.31</text:p>
          </table:table-cell>
          <table:table-cell table:style-name="ce155" table:number-columns-repeated="9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6.9" calcext:value-type="float">
            <text:p>6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233.09" calcext:value-type="currency">
            <text:p>$1,233.09</text:p>
          </table:table-cell>
          <table:table-cell table:style-name="ce102" table:formula="of:=IF(OR([.I19]=&quot;&quot;; [.J19]=&quot;&quot;); &quot;&quot;; [.J19]*0.03 + [.I19]*3)" office:value-type="currency" office:currency="USD" office:value="60.9927" calcext:value-type="currency">
            <text:p>$60.99</text:p>
          </table:table-cell>
          <table:table-cell/>
          <table:table-cell table:style-name="ce155" table:number-columns-repeated="2"/>
          <table:table-cell table:style-name="ce155" office:value-type="currency" office:currency="USD" office:value="46.01" calcext:value-type="currency">
            <text:p>$46.01</text:p>
          </table:table-cell>
          <table:table-cell table:style-name="ce155" office:value-type="currency" office:currency="USD" office:value="36.24" calcext:value-type="currency">
            <text:p>$36.24</text:p>
          </table:table-cell>
          <table:table-cell table:style-name="ce155" table:number-columns-repeated="2"/>
          <table:table-cell table:style-name="ce155" office:value-type="currency" office:currency="USD" office:value="30.24" calcext:value-type="currency">
            <text:p>$30.24</text:p>
          </table:table-cell>
          <table:table-cell table:style-name="ce155" table:number-columns-repeated="9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office:value-type="currency" office:currency="USD" office:value="52" calcext:value-type="currency" table:number-columns-spanned="2" table:number-rows-spanned="2">
            <text:p>$52.00</text:p>
          </table:table-cell>
          <table:covered-table-cell table:style-name="ce171"/>
          <table:table-cell table:style-name="ce102" table:formula="of:=[.A4]*0.04" office:value-type="currency" office:currency="USD" office:value="1311.334" calcext:value-type="currency" table:number-columns-spanned="2" table:number-rows-spanned="2">
            <text:p>$1,311.33</text:p>
          </table:table-cell>
          <table:covered-table-cell table:style-name="ce171"/>
          <table:table-cell table:style-name="ce130" office:value-type="string" calcext:value-type="string">
            <text:p>Vezilije</text:p>
          </table:table-cell>
          <table:table-cell table:style-name="ce135" office:value-type="float" office:value="6.9" calcext:value-type="float">
            <text:p>6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52" calcext:value-type="currency">
            <text:p>$452.00</text:p>
          </table:table-cell>
          <table:table-cell table:style-name="ce102" table:formula="of:=IF(OR([.I20]=&quot;&quot;; [.J20]=&quot;&quot;); &quot;&quot;; [.J20]*0.03 + [.I20]*3)" office:value-type="currency" office:currency="USD" office:value="37.56" calcext:value-type="currency">
            <text:p>$37.56</text:p>
          </table:table-cell>
          <table:table-cell/>
          <table:table-cell table:style-name="ce155" table:number-columns-repeated="3"/>
          <table:table-cell table:style-name="ce155" office:value-type="currency" office:currency="USD" office:value="-48" calcext:value-type="currency">
            <text:p>-$48.00</text:p>
          </table:table-cell>
          <table:table-cell table:style-name="ce155" table:number-columns-repeated="2"/>
          <table:table-cell table:style-name="ce155" office:value-type="currency" office:currency="USD" office:value="72.78" calcext:value-type="currency">
            <text:p>$72.78</text:p>
          </table:table-cell>
          <table:table-cell table:style-name="ce155" table:number-columns-repeated="9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Cale</text:p>
          </table:table-cell>
          <table:table-cell table:style-name="ce135" office:value-type="float" office:value="6.9" calcext:value-type="float">
            <text:p>6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12" calcext:value-type="currency">
            <text:p>$612.00</text:p>
          </table:table-cell>
          <table:table-cell table:style-name="ce102" table:formula="of:=IF(OR([.I21]=&quot;&quot;; [.J21]=&quot;&quot;); &quot;&quot;; [.J21]*0.03 + [.I21]*3)" office:value-type="currency" office:currency="USD" office:value="42.36" calcext:value-type="currency">
            <text:p>$42.36</text:p>
          </table:table-cell>
          <table:table-cell/>
          <table:table-cell table:style-name="ce155" table:number-columns-repeated="3"/>
          <table:table-cell table:style-name="ce155" office:value-type="currency" office:currency="USD" office:value="43.56" calcext:value-type="currency">
            <text:p>$43.56</text:p>
          </table:table-cell>
          <table:table-cell table:style-name="ce155" table:number-columns-repeated="12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7.9" calcext:value-type="float">
            <text:p>7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08" calcext:value-type="currency">
            <text:p>$408.00</text:p>
          </table:table-cell>
          <table:table-cell table:style-name="ce102" table:formula="of:=IF(OR([.I22]=&quot;&quot;; [.J22]=&quot;&quot;); &quot;&quot;; [.J22]*0.03 + [.I22]*3)" office:value-type="currency" office:currency="USD" office:value="36.24" calcext:value-type="currency">
            <text:p>$36.24</text:p>
          </table:table-cell>
          <table:table-cell/>
          <table:table-cell table:style-name="ce155" table:number-columns-repeated="3"/>
          <table:table-cell table:style-name="ce155" office:value-type="currency" office:currency="USD" office:value="56.64" calcext:value-type="currency">
            <text:p>$56.64</text:p>
          </table:table-cell>
          <table:table-cell table:style-name="ce155" table:number-columns-repeated="12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Stojanovic</text:p>
          </table:table-cell>
          <table:table-cell table:style-name="ce135" office:value-type="float" office:value="7.9" calcext:value-type="float">
            <text:p>7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53" calcext:value-type="currency">
            <text:p>$253.00</text:p>
          </table:table-cell>
          <table:table-cell table:style-name="ce102" table:formula="of:=IF(OR([.I23]=&quot;&quot;; [.J23]=&quot;&quot;); &quot;&quot;; [.J23]*0.03 + [.I23]*3)" office:value-type="currency" office:currency="USD" office:value="31.59" calcext:value-type="currency">
            <text:p>$31.59</text:p>
          </table:table-cell>
          <table:table-cell/>
          <table:table-cell table:style-name="ce155" table:number-columns-repeated="3"/>
          <table:table-cell table:style-name="ce155" office:value-type="currency" office:currency="USD" office:value="56.87" calcext:value-type="currency">
            <text:p>$56.87</text:p>
          </table:table-cell>
          <table:table-cell table:style-name="ce155" table:number-columns-repeated="12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23"/>
          <table:table-cell table:style-name="ce19" table:number-columns-repeated="3"/>
          <table:table-cell table:style-name="ce130" office:value-type="string" calcext:value-type="string">
            <text:p>Perez</text:p>
          </table:table-cell>
          <table:table-cell table:style-name="ce135" office:value-type="float" office:value="7.9" calcext:value-type="float">
            <text:p>7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25" calcext:value-type="currency">
            <text:p>$225.00</text:p>
          </table:table-cell>
          <table:table-cell table:style-name="ce102" table:formula="of:=IF(OR([.I24]=&quot;&quot;; [.J24]=&quot;&quot;); &quot;&quot;; [.J24]*0.03 + [.I24]*3)" office:value-type="currency" office:currency="USD" office:value="30.75" calcext:value-type="currency">
            <text:p>$30.75</text:p>
          </table:table-cell>
          <table:table-cell/>
          <table:table-cell table:style-name="ce155" table:number-columns-repeated="3"/>
          <table:table-cell table:style-name="ce155" office:value-type="currency" office:currency="USD" office:value="40.86" calcext:value-type="currency">
            <text:p>$40.86</text:p>
          </table:table-cell>
          <table:table-cell table:style-name="ce155" table:number-columns-repeated="12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Filip</text:p>
          </table:table-cell>
          <table:table-cell table:style-name="ce135" office:value-type="float" office:value="8.9" calcext:value-type="float">
            <text:p>8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63" calcext:value-type="currency">
            <text:p>$363.00</text:p>
          </table:table-cell>
          <table:table-cell table:style-name="ce102" table:formula="of:=IF(OR([.I25]=&quot;&quot;; [.J25]=&quot;&quot;); &quot;&quot;; [.J25]*0.03 + [.I25]*3)" office:value-type="currency" office:currency="USD" office:value="34.89" calcext:value-type="currency">
            <text:p>$34.89</text:p>
          </table:table-cell>
          <table:table-cell/>
          <table:table-cell table:style-name="ce155" table:number-columns-repeated="3"/>
          <table:table-cell table:style-name="ce155" office:value-type="currency" office:currency="USD" office:value="51.36" calcext:value-type="currency">
            <text:p>$51.36</text:p>
          </table:table-cell>
          <table:table-cell table:style-name="ce155" table:number-columns-repeated="12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Veljko</text:p>
            <text:p>%3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ale</text:p>
            <text:p>%1 CM</text:p>
          </table:table-cell>
          <table:covered-table-cell table:style-name="ce19"/>
          <table:table-cell table:style-name="ce130" office:value-type="string" calcext:value-type="string">
            <text:p>Andreja</text:p>
          </table:table-cell>
          <table:table-cell table:style-name="ce135" office:value-type="float" office:value="8.9" calcext:value-type="float">
            <text:p>8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90" calcext:value-type="currency">
            <text:p>$890.00</text:p>
          </table:table-cell>
          <table:table-cell table:style-name="ce102" table:formula="of:=IF(OR([.I26]=&quot;&quot;; [.J26]=&quot;&quot;); &quot;&quot;; [.J26]*0.03 + [.I26]*3)" office:value-type="currency" office:currency="USD" office:value="50.7" calcext:value-type="currency">
            <text:p>$50.70</text:p>
          </table:table-cell>
          <table:table-cell/>
          <table:table-cell table:style-name="ce155" table:number-columns-repeated="3"/>
          <table:table-cell table:style-name="ce155" office:value-type="currency" office:currency="USD" office:value="54.2" calcext:value-type="currency">
            <text:p>$54.20</text:p>
          </table:table-cell>
          <table:table-cell table:style-name="ce155" table:number-columns-repeated="12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perez</text:p>
          </table:table-cell>
          <table:table-cell table:style-name="ce135" office:value-type="float" office:value="8.9" calcext:value-type="float">
            <text:p>8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8" calcext:value-type="currency">
            <text:p>$68.00</text:p>
          </table:table-cell>
          <table:table-cell table:style-name="ce102" table:formula="of:=IF(OR([.I27]=&quot;&quot;; [.J27]=&quot;&quot;); &quot;&quot;; [.J27]*0.03 + [.I27]*3)" office:value-type="currency" office:currency="USD" office:value="26.04" calcext:value-type="currency">
            <text:p>$26.04</text:p>
          </table:table-cell>
          <table:table-cell/>
          <table:table-cell table:style-name="ce155" table:number-columns-repeated="3"/>
          <table:table-cell table:style-name="ce155" office:value-type="currency" office:currency="USD" office:value="10" calcext:value-type="currency">
            <text:p>$10.00</text:p>
          </table:table-cell>
          <table:table-cell table:style-name="ce155" table:number-columns-repeated="12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table:formula="of:=[.A4]*0.03" office:value-type="currency" office:currency="USD" office:value="983.5005" calcext:value-type="currency" table:number-columns-spanned="2" table:number-rows-spanned="2">
            <text:p>$983.50</text:p>
          </table:table-cell>
          <table:covered-table-cell table:style-name="ce171"/>
          <table:table-cell table:style-name="ce102" table:formula="of:=[.A4]*0.01" office:value-type="currency" office:currency="USD" office:value="327.8335" calcext:value-type="currency" table:number-columns-spanned="2" table:number-rows-spanned="2">
            <text:p>$327.83</text:p>
          </table:table-cell>
          <table:covered-table-cell table:style-name="ce171"/>
          <table:table-cell table:style-name="ce130" office:value-type="string" calcext:value-type="string">
            <text:p>Welja</text:p>
          </table:table-cell>
          <table:table-cell table:style-name="ce135" office:value-type="float" office:value="9.9" calcext:value-type="float">
            <text:p>9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IF(OR([.I28]=&quot;&quot;; [.J28]=&quot;&quot;); &quot;&quot;; [.J28]*0.03 + [.I28]*3)" office:value-type="currency" office:currency="USD" office:value="24" calcext:value-type="currency">
            <text:p>$24.00</text:p>
          </table:table-cell>
          <table:table-cell/>
          <table:table-cell table:style-name="ce155" table:number-columns-repeated="3"/>
          <table:table-cell table:style-name="ce155" office:value-type="currency" office:currency="USD" office:value="10" calcext:value-type="currency">
            <text:p>$10.00</text:p>
          </table:table-cell>
          <table:table-cell table:style-name="ce155" table:number-columns-repeated="12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Cale</text:p>
          </table:table-cell>
          <table:table-cell table:style-name="ce135" office:value-type="float" office:value="9.9" calcext:value-type="float">
            <text:p>9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60" calcext:value-type="currency">
            <text:p>$160.00</text:p>
          </table:table-cell>
          <table:table-cell table:style-name="ce102" table:formula="of:=IF(OR([.I29]=&quot;&quot;; [.J29]=&quot;&quot;); &quot;&quot;; [.J29]*0.03 + [.I29]*3)" office:value-type="currency" office:currency="USD" office:value="28.8" calcext:value-type="currency">
            <text:p>$28.80</text:p>
          </table:table-cell>
          <table:table-cell/>
          <table:table-cell table:style-name="ce155" table:number-columns-repeated="3"/>
          <table:table-cell table:style-name="ce155" office:value-type="currency" office:currency="USD" office:value="102.89" calcext:value-type="currency">
            <text:p>$102.89</text:p>
          </table:table-cell>
          <table:table-cell table:style-name="ce155" table:number-columns-repeated="12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Cale</text:p>
          </table:table-cell>
          <table:table-cell table:style-name="ce135" office:value-type="float" office:value="9.9" calcext:value-type="float">
            <text:p>9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01" calcext:value-type="currency">
            <text:p>$301.00</text:p>
          </table:table-cell>
          <table:table-cell table:style-name="ce102" table:formula="of:=IF(OR([.I30]=&quot;&quot;; [.J30]=&quot;&quot;); &quot;&quot;; [.J30]*0.03 + [.I30]*3)" office:value-type="currency" office:currency="USD" office:value="33.03" calcext:value-type="currency">
            <text:p>$33.03</text:p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10.9" calcext:value-type="float">
            <text:p>10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52" calcext:value-type="currency">
            <text:p>$652.00</text:p>
          </table:table-cell>
          <table:table-cell table:style-name="ce102" table:formula="of:=IF(OR([.I31]=&quot;&quot;; [.J31]=&quot;&quot;); &quot;&quot;; [.J31]*0.03 + [.I31]*3)" office:value-type="currency" office:currency="USD" office:value="43.56" calcext:value-type="currency">
            <text:p>$43.56</text:p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Andreja</text:p>
          </table:table-cell>
          <table:table-cell table:style-name="ce135" office:value-type="float" office:value="10.9" calcext:value-type="float">
            <text:p>10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15" calcext:value-type="currency">
            <text:p>$615.00</text:p>
          </table:table-cell>
          <table:table-cell table:style-name="ce102" table:formula="of:=IF(OR([.I32]=&quot;&quot;; [.J32]=&quot;&quot;); &quot;&quot;; [.J32]*0.03 + [.I32]*3)" office:value-type="currency" office:currency="USD" office:value="42.45" calcext:value-type="currency">
            <text:p>$42.45</text:p>
          </table:table-cell>
          <table:table-cell/>
          <table:table-cell table:style-name="ce155" table:number-columns-repeated="16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5" table:number-columns-spanned="1" table:number-rows-spanned="2"/>
          <table:table-cell table:style-name="ce183" table:number-columns-repeated="327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Filip</text:p>
          </table:table-cell>
          <table:table-cell table:style-name="ce135" office:value-type="float" office:value="10.9" calcext:value-type="float">
            <text:p>10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77" calcext:value-type="currency">
            <text:p>$977.00</text:p>
          </table:table-cell>
          <table:table-cell table:style-name="ce102" table:formula="of:=IF(OR([.I33]=&quot;&quot;; [.J33]=&quot;&quot;); &quot;&quot;; [.J33]*0.03 + [.I33]*3)" office:value-type="currency" office:currency="USD" office:value="53.31" calcext:value-type="currency">
            <text:p>$53.31</text:p>
          </table:table-cell>
          <table:table-cell/>
          <table:table-cell table:style-name="ce155" table:number-columns-repeated="16"/>
          <table:covered-table-cell table:number-columns-repeated="5"/>
          <table:covered-table-cell table:style-name="ce35"/>
          <table:table-cell table:style-name="ce183" table:number-columns-repeated="327"/>
        </table:table-row>
        <table:table-row table:style-name="ro1">
          <table:table-cell table:style-name="ce9" office:value-type="string" calcext:value-type="string" table:number-columns-spanned="2" table:number-rows-spanned="2">
            <text:p>Penalties</text:p>
          </table:table-cell>
          <table:covered-table-cell table:style-name="ce19"/>
          <table:table-cell table:style-name="ce19" office:value-type="string" calcext:value-type="string">
            <text:p><text:s/></text:p>
          </table:table-cell>
          <table: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11.9" calcext:value-type="float">
            <text:p>11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088" calcext:value-type="currency">
            <text:p>$1,088.00</text:p>
          </table:table-cell>
          <table:table-cell table:style-name="ce102" table:formula="of:=IF(OR([.I34]=&quot;&quot;; [.J34]=&quot;&quot;); &quot;&quot;; [.J34]*0.03 + [.I34]*3)" office:value-type="currency" office:currency="USD" office:value="56.64" calcext:value-type="currency">
            <text:p>$56.64</text:p>
          </table:table-cell>
          <table:table-cell/>
          <table:table-cell table:style-name="ce155" table:number-columns-repeated="16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83" table:number-columns-repeated="328"/>
        </table:table-row>
        <table:table-row table:style-name="ro1">
          <table:covered-table-cell table:number-columns-repeated="2" table:style-name="ce19"/>
          <table:table-cell table:style-name="ce19" table:number-columns-repeated="2"/>
          <table:table-cell table:style-name="ce130" office:value-type="string" calcext:value-type="string">
            <text:p>Stojanovic</text:p>
          </table:table-cell>
          <table:table-cell table:style-name="ce135" office:value-type="float" office:value="11.9" calcext:value-type="float">
            <text:p>11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88" calcext:value-type="currency">
            <text:p>$488.00</text:p>
          </table:table-cell>
          <table:table-cell table:style-name="ce102" table:formula="of:=IF(OR([.I35]=&quot;&quot;; [.J35]=&quot;&quot;); &quot;&quot;; [.J35]*0.03 + [.I35]*3)" office:value-type="currency" office:currency="USD" office:value="38.64" calcext:value-type="currency">
            <text:p>$38.64</text:p>
          </table:table-cell>
          <table:table-cell/>
          <table:table-cell table:style-name="ce155" table:number-columns-repeated="16"/>
          <table:covered-table-cell table:number-columns-repeated="5" table:style-name="ce50"/>
          <table:table-cell table:style-name="ce183" table:number-columns-repeated="328"/>
        </table:table-row>
        <table:table-row table:style-name="ro1">
          <table:table-cell table:style-name="ce102" office:value-type="currency" office:currency="USD" office:value="72" calcext:value-type="currency" table:number-columns-spanned="2" table:number-rows-spanned="2">
            <text:p>$72.00</text:p>
          </table:table-cell>
          <table:covered-table-cell table:style-name="ce171"/>
          <table:table-cell table:style-name="ce19" table:number-columns-repeated="2"/>
          <table:table-cell table:style-name="ce130" office:value-type="string" calcext:value-type="string">
            <text:p>Filip</text:p>
          </table:table-cell>
          <table:table-cell table:style-name="ce135" office:value-type="float" office:value="11.9" calcext:value-type="float">
            <text:p>11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08" calcext:value-type="currency">
            <text:p>$208.00</text:p>
          </table:table-cell>
          <table:table-cell table:style-name="ce102" table:formula="of:=IF(OR([.I36]=&quot;&quot;; [.J36]=&quot;&quot;); &quot;&quot;; [.J36]*0.03 + [.I36]*3)" office:value-type="currency" office:currency="USD" office:value="30.24" calcext:value-type="currency">
            <text:p>$30.24</text:p>
          </table:table-cell>
          <table:table-cell/>
          <table:table-cell table:style-name="ce155" table:number-columns-repeated="16"/>
          <table:table-cell table:number-columns-repeated="5"/>
          <table:table-cell table:style-name="ce183" table:number-columns-repeated="328"/>
        </table:table-row>
        <table:table-row table:style-name="ro1">
          <table:covered-table-cell table:number-columns-repeated="2" table:style-name="ce171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12.9" calcext:value-type="float">
            <text:p>12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095.75" calcext:value-type="currency">
            <text:p>$1,095.75</text:p>
          </table:table-cell>
          <table:table-cell table:style-name="ce102" table:formula="of:=IF(OR([.I37]=&quot;&quot;; [.J37]=&quot;&quot;); &quot;&quot;; [.J37]*0.03 + [.I37]*3)" office:value-type="currency" office:currency="USD" office:value="56.8725" calcext:value-type="currency">
            <text:p>$56.87</text:p>
          </table:table-cell>
          <table:table-cell/>
          <table:table-cell table:style-name="ce155" table:number-columns-repeated="16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12.9" calcext:value-type="float">
            <text:p>12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62.14" calcext:value-type="currency">
            <text:p>$562.14</text:p>
          </table:table-cell>
          <table:table-cell table:style-name="ce102" table:formula="of:=IF(OR([.I38]=&quot;&quot;; [.J38]=&quot;&quot;); &quot;&quot;; [.J38]*0.03 + [.I38]*3)" office:value-type="currency" office:currency="USD" office:value="40.8642" calcext:value-type="currency">
            <text:p>$40.86</text:p>
          </table:table-cell>
          <table:table-cell/>
          <table:table-cell table:style-name="ce155" table:number-columns-repeated="16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Voki</text:p>
          </table:table-cell>
          <table:table-cell table:style-name="ce135" office:value-type="float" office:value="12.9" calcext:value-type="float">
            <text:p>12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67" calcext:value-type="currency">
            <text:p>$167.00</text:p>
          </table:table-cell>
          <table:table-cell table:style-name="ce102" table:formula="of:=IF(OR([.I39]=&quot;&quot;; [.J39]=&quot;&quot;); &quot;&quot;; [.J39]*0.03 + [.I39]*3)" office:value-type="currency" office:currency="USD" office:value="29.01" calcext:value-type="currency">
            <text:p>$29.01</text:p>
          </table:table-cell>
          <table:table-cell/>
          <table:table-cell table:style-name="ce155" table:number-columns-repeated="16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13.9" calcext:value-type="float">
            <text:p>13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12" calcext:value-type="currency">
            <text:p>$912.00</text:p>
          </table:table-cell>
          <table:table-cell table:style-name="ce102" table:formula="of:=IF(OR([.I40]=&quot;&quot;; [.J40]=&quot;&quot;); &quot;&quot;; [.J40]*0.03 + [.I40]*3)" office:value-type="currency" office:currency="USD" office:value="51.36" calcext:value-type="currency">
            <text:p>$51.36</text:p>
          </table:table-cell>
          <table:table-cell/>
          <table:table-cell table:style-name="ce155" table:number-columns-repeated="16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Vezilije</text:p>
          </table:table-cell>
          <table:table-cell table:style-name="ce135" office:value-type="float" office:value="13.9" calcext:value-type="float">
            <text:p>13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84" calcext:value-type="currency">
            <text:p>$384.00</text:p>
          </table:table-cell>
          <table:table-cell table:style-name="ce102" table:formula="of:=IF(OR([.I41]=&quot;&quot;; [.J41]=&quot;&quot;); &quot;&quot;; [.J41]*0.03 + [.I41]*3)" office:value-type="currency" office:currency="USD" office:value="35.52" calcext:value-type="currency">
            <text:p>$35.52</text:p>
          </table:table-cell>
          <table:table-cell/>
          <table:table-cell table:style-name="ce155" table:number-columns-repeated="16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Filip</text:p>
          </table:table-cell>
          <table:table-cell table:style-name="ce135" office:value-type="float" office:value="13.9" calcext:value-type="float">
            <text:p>13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626" calcext:value-type="currency">
            <text:p>$1,626.00</text:p>
          </table:table-cell>
          <table:table-cell table:style-name="ce102" table:formula="of:=IF(OR([.I42]=&quot;&quot;; [.J42]=&quot;&quot;); &quot;&quot;; [.J42]*0.03 + [.I42]*3)" office:value-type="currency" office:currency="USD" office:value="72.78" calcext:value-type="currency">
            <text:p>$72.78</text:p>
          </table:table-cell>
          <table:table-cell/>
          <table:table-cell table:style-name="ce155" table:number-columns-repeated="16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14.9" calcext:value-type="float">
            <text:p>14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006.56" calcext:value-type="currency">
            <text:p>$1,006.56</text:p>
          </table:table-cell>
          <table:table-cell table:style-name="ce102" table:formula="of:=IF(OR([.I43]=&quot;&quot;; [.J43]=&quot;&quot;); &quot;&quot;; [.J43]*0.03 + [.I43]*3)" office:value-type="currency" office:currency="USD" office:value="54.1968" calcext:value-type="currency">
            <text:p>$54.20</text:p>
          </table:table-cell>
          <table:table-cell/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Vezilije</text:p>
          </table:table-cell>
          <table:table-cell table:style-name="ce135" office:value-type="float" office:value="14.9" calcext:value-type="float">
            <text:p>14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67.2" calcext:value-type="currency">
            <text:p>$567.20</text:p>
          </table:table-cell>
          <table:table-cell table:style-name="ce102" table:formula="of:=IF(OR([.I44]=&quot;&quot;; [.J44]=&quot;&quot;); &quot;&quot;; [.J44]*0.03 + [.I44]*3)" office:value-type="currency" office:currency="USD" office:value="41.016" calcext:value-type="currency">
            <text:p>$41.02</text:p>
          </table:table-cell>
          <table:table-cell/>
          <table:covered-table-cell table:number-columns-repeated="16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Voki</text:p>
          </table:table-cell>
          <table:table-cell table:style-name="ce135" office:value-type="float" office:value="14.9" calcext:value-type="float">
            <text:p>14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232" calcext:value-type="currency">
            <text:p>$2,232.00</text:p>
          </table:table-cell>
          <table:table-cell table:style-name="ce102" table:formula="of:=IF(OR([.I45]=&quot;&quot;; [.J45]=&quot;&quot;); &quot;&quot;; [.J45]*0.03 + [.I45]*3)" office:value-type="currency" office:currency="USD" office:value="90.96" calcext:value-type="currency">
            <text:p>$90.96</text:p>
          </table:table-cell>
          <table:table-cell/>
          <table:table-cell table:style-name="ce155" table:formula="of:=SUM([.M13:.M42])" office:value-type="currency" office:currency="USD" office:value="137.85" calcext:value-type="currency" table:number-columns-spanned="1" table:number-rows-spanned="2">
            <text:p>$137.85</text:p>
          </table:table-cell>
          <table:table-cell table:style-name="ce155" table:formula="of:=SUM([.N13:.N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O13:.O42])" office:value-type="currency" office:currency="USD" office:value="223.96" calcext:value-type="currency" table:number-columns-spanned="1" table:number-rows-spanned="2">
            <text:p>$223.96</text:p>
          </table:table-cell>
          <table:table-cell table:style-name="ce155" table:formula="of:=SUM([.P13:.P42])" office:value-type="currency" office:currency="USD" office:value="664.83" calcext:value-type="currency" table:number-columns-spanned="1" table:number-rows-spanned="2">
            <text:p>$664.83</text:p>
          </table:table-cell>
          <table:table-cell table:style-name="ce155" table:formula="of:=SUM([.Q13:.Q42])" office:value-type="currency" office:currency="USD" office:value="104.19" calcext:value-type="currency" table:number-columns-spanned="1" table:number-rows-spanned="2">
            <text:p>$104.19</text:p>
          </table:table-cell>
          <table:table-cell table:style-name="ce155" table:formula="of:=SUM([.R13:.R42])" office:value-type="currency" office:currency="USD" office:value="218.93" calcext:value-type="currency" table:number-columns-spanned="1" table:number-rows-spanned="2">
            <text:p>$218.93</text:p>
          </table:table-cell>
          <table:table-cell table:style-name="ce155" table:formula="of:=SUM([.S13:.S42])" office:value-type="currency" office:currency="USD" office:value="420.63" calcext:value-type="currency" table:number-columns-spanned="1" table:number-rows-spanned="2">
            <text:p>$420.63</text:p>
          </table:table-cell>
          <table:table-cell table:style-name="ce155" table:formula="of:=SUM([.T13:.T42])" office:value-type="currency" office:currency="USD" office:value="84.36" calcext:value-type="currency" table:number-columns-spanned="1" table:number-rows-spanned="2">
            <text:p>$84.36</text:p>
          </table:table-cell>
          <table:table-cell table:style-name="ce155" table:formula="of:=SUM([.U13:.U42])" office:value-type="currency" office:currency="USD" office:value="30.75" calcext:value-type="currency" table:number-columns-spanned="1" table:number-rows-spanned="2">
            <text:p>$30.75</text:p>
          </table:table-cell>
          <table:table-cell table:style-name="ce155" table:formula="of:=SUM([.V13:.V42])" office:value-type="currency" office:currency="USD" office:value="131.97" calcext:value-type="currency" table:number-columns-spanned="1" table:number-rows-spanned="2">
            <text:p>$131.97</text:p>
          </table:table-cell>
          <table:table-cell table:style-name="ce155" table:formula="of:=SUM([.W13:.W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X13:.X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Y13:.Y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Z13:.Z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AA13:.AA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AB13:.AB42])" office:value-type="currency" office:currency="USD" office:value="0" calcext:value-type="currency" table:number-columns-spanned="1" table:number-rows-spanned="2">
            <text:p>$0.00</text:p>
          </table:table-cell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15.9" calcext:value-type="float">
            <text:p>15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629.6" calcext:value-type="currency">
            <text:p>$2,629.60</text:p>
          </table:table-cell>
          <table:table-cell table:style-name="ce102" table:formula="of:=IF(OR([.I46]=&quot;&quot;; [.J46]=&quot;&quot;); &quot;&quot;; [.J46]*0.03 + [.I46]*3)" office:value-type="currency" office:currency="USD" office:value="102.888" calcext:value-type="currency">
            <text:p>$102.89</text:p>
          </table:table-cell>
          <table:table-cell/>
          <table:covered-table-cell table:number-columns-repeated="16" table:style-name="ce158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Vezilije</text:p>
          </table:table-cell>
          <table:table-cell table:style-name="ce135" office:value-type="float" office:value="15.9" calcext:value-type="float">
            <text:p>15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733.77" calcext:value-type="currency">
            <text:p>$733.77</text:p>
          </table:table-cell>
          <table:table-cell table:style-name="ce102" table:formula="of:=IF(OR([.I47]=&quot;&quot;; [.J47]=&quot;&quot;); &quot;&quot;; [.J47]*0.03 + [.I47]*3)" office:value-type="currency" office:currency="USD" office:value="46.0131" calcext:value-type="currency">
            <text:p>$46.01</text:p>
          </table:table-cell>
          <table:table-cell/>
          <table:table-cell table:style-name="ce72" office:value-type="string" calcext:value-type="string">
            <text:p>ISPLACENO</text:p>
          </table:table-cell>
          <table:table-cell table:style-name="ce43" office:value-type="string" calcext:value-type="string">
            <text:p>//</text:p>
          </table:table-cell>
          <table:table-cell table:number-columns-repeated="3" office:value-type="string" calcext:value-type="string">
            <text:p>ISPLACENO</text:p>
          </table:table-cell>
          <table:table-cell table:style-name="ce73" office:value-type="string" calcext:value-type="string">
            <text:p>ISPLACENO</text:p>
          </table:table-cell>
          <table:table-cell table:number-columns-repeated="2" office:value-type="string" calcext:value-type="string">
            <text:p>ISPLACENO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ISPLACENO</text:p>
          </table:table-cell>
          <table:table-cell table:number-columns-repeated="11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48]=&quot;&quot;; [.J48]=&quot;&quot;); &quot;&quot;; [.J48]*0.03 + [.I48]*3)">
            <text:p/>
          </table:table-cell>
          <table:table-cell/>
          <table:table-cell table:style-name="ce37"/>
          <table:table-cell table:style-name="ce43"/>
          <table:table-cell table:number-columns-repeated="3"/>
          <table:table-cell table:style-name="ce58"/>
          <table:table-cell table:number-columns-repeated="1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49]=&quot;&quot;; [.J49]=&quot;&quot;); &quot;&quot;; [.J49]*0.03 + [.I49]*3)">
            <text:p/>
          </table:table-cell>
          <table:table-cell/>
          <table:table-cell table:style-name="ce37"/>
          <table:table-cell table:style-name="ce43"/>
          <table:table-cell table:number-columns-repeated="19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0]=&quot;&quot;; [.J50]=&quot;&quot;); &quot;&quot;; [.J50]*0.03 + [.I50]*3)">
            <text:p/>
          </table:table-cell>
          <table:table-cell/>
          <table:table-cell table:style-name="ce37"/>
          <table:table-cell table:style-name="ce43"/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1]=&quot;&quot;; [.J51]=&quot;&quot;); &quot;&quot;; [.J51]*0.03 + [.I51]*3)">
            <text:p/>
          </table:table-cell>
          <table:table-cell/>
          <table:table-cell table:style-name="ce37"/>
          <table:table-cell table:style-name="ce43"/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2]=&quot;&quot;; [.J52]=&quot;&quot;); &quot;&quot;; [.J52]*0.03 + [.I52]*3)">
            <text:p/>
          </table:table-cell>
          <table:table-cell/>
          <table:table-cell table:style-name="ce37"/>
          <table:table-cell table:style-name="ce43"/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3]=&quot;&quot;; [.J53]=&quot;&quot;); &quot;&quot;; [.J53]*0.03 + [.I53]*3)">
            <text:p/>
          </table:table-cell>
          <table:table-cell/>
          <table:table-cell table:style-name="ce37"/>
          <table:table-cell table:style-name="ce43"/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4]=&quot;&quot;; [.J54]=&quot;&quot;); &quot;&quot;; [.J54]*0.03 + [.I54]*3)">
            <text:p/>
          </table:table-cell>
          <table:table-cell/>
          <table:table-cell table:style-name="ce37"/>
          <table:table-cell table:style-name="ce43"/>
          <table:table-cell/>
          <table:table-cell table:style-name="ce174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5]=&quot;&quot;; [.J55]=&quot;&quot;); &quot;&quot;; [.J55]*0.03 + [.I55]*3)">
            <text:p/>
          </table:table-cell>
          <table:table-cell/>
          <table:table-cell table:style-name="ce37"/>
          <table:table-cell table:style-name="ce43"/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6]=&quot;&quot;; [.J56]=&quot;&quot;); &quot;&quot;; [.J56]*0.03 + [.I56]*3)">
            <text:p/>
          </table:table-cell>
          <table:table-cell/>
          <table:table-cell table:style-name="ce37"/>
          <table:table-cell table:style-name="ce43"/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7]=&quot;&quot;; [.J57]=&quot;&quot;); &quot;&quot;; [.J57]*0.03 + [.I57]*3)">
            <text:p/>
          </table:table-cell>
          <table:table-cell/>
          <table:table-cell table:style-name="ce177"/>
          <table:table-cell table:style-name="ce50"/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8]=&quot;&quot;; [.J58]=&quot;&quot;); &quot;&quot;; [.J58]*0.03 + [.I58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9]=&quot;&quot;; [.J59]=&quot;&quot;); &quot;&quot;; [.J59]*0.03 + [.I59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0]=&quot;&quot;; [.J60]=&quot;&quot;); &quot;&quot;; [.J60]*0.03 + [.I60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1]=&quot;&quot;; [.J61]=&quot;&quot;); &quot;&quot;; [.J61]*0.03 + [.I61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2]=&quot;&quot;; [.J62]=&quot;&quot;); &quot;&quot;; [.J62]*0.03 + [.I62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3]=&quot;&quot;; [.J63]=&quot;&quot;); &quot;&quot;; [.J63]*0.03 + [.I63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4]=&quot;&quot;; [.J64]=&quot;&quot;); &quot;&quot;; [.J64]*0.03 + [.I64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5]=&quot;&quot;; [.J65]=&quot;&quot;); &quot;&quot;; [.J65]*0.03 + [.I65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6]=&quot;&quot;; [.J66]=&quot;&quot;); &quot;&quot;; [.J66]*0.03 + [.I66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7]=&quot;&quot;; [.J67]=&quot;&quot;); &quot;&quot;; [.J67]*0.03 + [.I67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8]=&quot;&quot;; [.J68]=&quot;&quot;); &quot;&quot;; [.J68]*0.03 + [.I68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9]=&quot;&quot;; [.J69]=&quot;&quot;); &quot;&quot;; [.J69]*0.03 + [.I69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0]=&quot;&quot;; [.J70]=&quot;&quot;); &quot;&quot;; [.J70]*0.03 + [.I70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1]=&quot;&quot;; [.J71]=&quot;&quot;); &quot;&quot;; [.J71]*0.03 + [.I71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2]=&quot;&quot;; [.J72]=&quot;&quot;); &quot;&quot;; [.J72]*0.03 + [.I72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3]=&quot;&quot;; [.J73]=&quot;&quot;); &quot;&quot;; [.J73]*0.03 + [.I73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4]=&quot;&quot;; [.J74]=&quot;&quot;); &quot;&quot;; [.J74]*0.03 + [.I74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5]=&quot;&quot;; [.J75]=&quot;&quot;); &quot;&quot;; [.J75]*0.03 + [.I75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6]=&quot;&quot;; [.J76]=&quot;&quot;); &quot;&quot;; [.J76]*0.03 + [.I76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7]=&quot;&quot;; [.J77]=&quot;&quot;); &quot;&quot;; [.J77]*0.03 + [.I77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8]=&quot;&quot;; [.J78]=&quot;&quot;); &quot;&quot;; [.J78]*0.03 + [.I78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9]=&quot;&quot;; [.J79]=&quot;&quot;); &quot;&quot;; [.J79]*0.03 + [.I79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0]=&quot;&quot;; [.J80]=&quot;&quot;); &quot;&quot;; [.J80]*0.03 + [.I80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1]=&quot;&quot;; [.J81]=&quot;&quot;); &quot;&quot;; [.J81]*0.03 + [.I81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2]=&quot;&quot;; [.J82]=&quot;&quot;); &quot;&quot;; [.J82]*0.03 + [.I82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3]=&quot;&quot;; [.J83]=&quot;&quot;); &quot;&quot;; [.J83]*0.03 + [.I83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4]=&quot;&quot;; [.J84]=&quot;&quot;); &quot;&quot;; [.J84]*0.03 + [.I84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5]=&quot;&quot;; [.J85]=&quot;&quot;); &quot;&quot;; [.J85]*0.03 + [.I85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6]=&quot;&quot;; [.J86]=&quot;&quot;); &quot;&quot;; [.J86]*0.03 + [.I86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7]=&quot;&quot;; [.J87]=&quot;&quot;); &quot;&quot;; [.J87]*0.03 + [.I87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8]=&quot;&quot;; [.J88]=&quot;&quot;); &quot;&quot;; [.J88]*0.03 + [.I88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9]=&quot;&quot;; [.J89]=&quot;&quot;); &quot;&quot;; [.J89]*0.03 + [.I89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90]=&quot;&quot;; [.J90]=&quot;&quot;); &quot;&quot;; [.J90]*0.03 + [.I90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91]=&quot;&quot;; [.J91]=&quot;&quot;); &quot;&quot;; [.J91]*0.03 + [.I91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92]=&quot;&quot;; [.J92]=&quot;&quot;); &quot;&quot;; [.J92]*0.03 + [.I92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93]=&quot;&quot;; [.J93]=&quot;&quot;); &quot;&quot;; [.J93]*0.03 + [.I93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94]=&quot;&quot;; [.J94]=&quot;&quot;); &quot;&quot;; [.J94]*0.03 + [.I94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3" table:number-rows-repeated="1334">
          <table:table-cell table:number-columns-repeated="33"/>
          <table:table-cell table:style-name="ce183" table:number-columns-repeated="328"/>
        </table:table-row>
        <table:table-row table:style-name="ro3" table:number-rows-repeated="1047147">
          <table:table-cell table:number-columns-repeated="361"/>
        </table:table-row>
        <table:table-row table:style-name="ro3">
          <table:table-cell table:number-columns-repeated="361"/>
        </table:table-row>
      </table:table>
      <table:table table:name="Vence5" table:style-name="ta1">
        <table:table-column table:style-name="co1" table:number-columns-repeated="10" table:default-cell-style-name="ce35"/>
        <table:table-column table:style-name="co1" table:default-cell-style-name="ce173"/>
        <table:table-column table:style-name="co1" table:number-columns-repeated="22" table:default-cell-style-name="ce35"/>
        <table:table-column table:style-name="co1" table:number-columns-repeated="328" table:default-cell-style-name="ce185"/>
        <table:table-row table:style-name="ro1"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9" office:value-type="string" calcext:value-type="string" table:number-columns-spanned="1" table:number-rows-spanned="2">
            <text:p>Hours</text:p>
            <text:p>Worked</text:p>
          </table:table-cell>
          <table:table-cell table:style-name="ce140"/>
          <table:table-cell table:style-name="ce21" office:value-type="string" calcext:value-type="string" table:number-columns-spanned="1" table:number-rows-spanned="2">
            <text:p>Daily Earnings</text:p>
            <text:p>Hourly/</text:p>
            <text:p>Comission</text:p>
          </table:table-cell>
          <table:table-cell table:style-name="ce174" table:number-columns-repeated="2"/>
          <table:table-cell table:number-columns-repeated="4"/>
          <table:table-cell table:style-name="ce177" table:number-columns-repeated="16"/>
          <table:table-cell table:style-name="ce183" table:number-columns-repeated="328"/>
        </table:table-row>
        <table:table-row table:style-name="ro1">
          <table:table-cell table:style-name="ce100" office:value-type="string" calcext:value-type="string" table:number-columns-spanned="2" table:number-rows-spanned="2">
            <text:p>NET Sales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ommission from</text:p>
            <text:p> Sales 3%</text:p>
          </table:table-cell>
          <table:covered-table-cell table:style-name="ce19"/>
          <table:table-cell table:style-name="ce126" office:value-type="string" calcext:value-type="string">
            <text:p><text:s/>chatter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Shift</text:p>
          </table:table-cell>
          <table:covered-table-cell table:style-name="ce19"/>
          <table:covered-table-cell table:style-name="ce137"/>
          <table:table-cell table:style-name="ce141" office:value-type="string" calcext:value-type="string">
            <text:p>NETSales</text:p>
          </table:table-cell>
          <table:covered-table-cell table:style-name="ce146"/>
          <table:table-cell/>
          <table:table-cell table:style-name="ce100" office:value-type="string" calcext:value-type="string" table:number-columns-spanned="3" table:number-rows-spanned="3">
            <text:p>Total due chatter pay /</text:p>
            <text:p>CM %pay combined</text:p>
          </table:table-cell>
          <table:covered-table-cell table:number-columns-repeated="2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Voki</text:p>
          </table:table-cell>
          <table:table-cell table:style-name="ce135" office:value-type="float" office:value="15.9" calcext:value-type="float">
            <text:p>15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273.61" calcext:value-type="currency">
            <text:p>$1,273.61</text:p>
          </table:table-cell>
          <table:table-cell table:style-name="ce102" table:formula="of:=IF(OR([.I3]=&quot;&quot;; [.J3]=&quot;&quot;); &quot;&quot;; [.J3]*0.03 + [.I3]*3)" office:value-type="currency" office:currency="USD" office:value="62.2083" calcext:value-type="currency">
            <text:p>$62.21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2" table:formula="of:=SUM([.J:.J])" office:value-type="currency" office:currency="USD" office:value="31570.07" calcext:value-type="currency" table:number-columns-spanned="2" table:number-rows-spanned="2">
            <text:p>$31,570.07</text:p>
          </table:table-cell>
          <table:covered-table-cell table:style-name="ce146"/>
          <table:table-cell table:style-name="ce102" table:formula="of:=[.A4]*0.03" office:value-type="currency" office:currency="USD" office:value="947.1021" calcext:value-type="currency" table:number-columns-spanned="2" table:number-rows-spanned="2">
            <text:p>$947.10</text:p>
          </table:table-cell>
          <table:covered-table-cell table:style-name="ce146"/>
          <table:table-cell table:style-name="ce130" office:value-type="string" calcext:value-type="string">
            <text:p>Pat</text:p>
          </table:table-cell>
          <table:table-cell table:style-name="ce135" office:value-type="float" office:value="16.9" calcext:value-type="float">
            <text:p>16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352.08" calcext:value-type="currency">
            <text:p>$1,352.08</text:p>
          </table:table-cell>
          <table:table-cell table:style-name="ce102" table:formula="of:=IF(OR([.I4]=&quot;&quot;; [.J4]=&quot;&quot;); &quot;&quot;; [.J4]*0.03 + [.I4]*3)" office:value-type="currency" office:currency="USD" office:value="64.5624" calcext:value-type="currency">
            <text:p>$64.56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Andreja</text:p>
          </table:table-cell>
          <table:table-cell table:style-name="ce135" office:value-type="float" office:value="16.9" calcext:value-type="float">
            <text:p>16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IF(OR([.I5]=&quot;&quot;; [.J5]=&quot;&quot;); &quot;&quot;; [.J5]*0.03 + [.I5]*3)" office:value-type="currency" office:currency="USD" office:value="24" calcext:value-type="currency">
            <text:p>$24.00</text:p>
          </table:table-cell>
          <table:table-cell/>
          <table:table-cell table:style-name="ce153" table:formula="of:=[.A12]+[.C12]" office:value-type="currency" office:currency="USD" office:value="3148.2528" calcext:value-type="currency" table:number-columns-spanned="3" table:number-rows-spanned="3">
            <text:p>$3,148.25</text:p>
          </table:table-cell>
          <table:covered-table-cell table:number-columns-repeated="2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6"/>
          <table:table-cell table:style-name="ce19"/>
          <table:table-cell table:style-name="ce106"/>
          <table:table-cell table:style-name="ce19"/>
          <table:table-cell table:style-name="ce130" office:value-type="string" calcext:value-type="string">
            <text:p>Filip</text:p>
          </table:table-cell>
          <table:table-cell table:style-name="ce135" office:value-type="float" office:value="16.9" calcext:value-type="float">
            <text:p>16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75" calcext:value-type="currency">
            <text:p>$275.00</text:p>
          </table:table-cell>
          <table:table-cell table:style-name="ce102" table:formula="of:=IF(OR([.I6]=&quot;&quot;; [.J6]=&quot;&quot;); &quot;&quot;; [.J6]*0.03 + [.I6]*3)" office:value-type="currency" office:currency="USD" office:value="32.25" calcext:value-type="currency">
            <text:p>$32.25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Andreja</text:p>
          </table:table-cell>
          <table:table-cell table:style-name="ce135" office:value-type="float" office:value="17.9" calcext:value-type="float">
            <text:p>17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23.2" calcext:value-type="currency">
            <text:p>$323.20</text:p>
          </table:table-cell>
          <table:table-cell table:style-name="ce102" table:formula="of:=IF(OR([.I7]=&quot;&quot;; [.J7]=&quot;&quot;); &quot;&quot;; [.J7]*0.03 + [.I7]*3)" office:value-type="currency" office:currency="USD" office:value="33.696" calcext:value-type="currency">
            <text:p>$33.70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8"/>
          <table:table-cell table:style-name="ce171"/>
          <table:table-cell table:style-name="ce119"/>
          <table:table-cell table:style-name="ce171"/>
          <table:table-cell table:style-name="ce130" office:value-type="string" calcext:value-type="string">
            <text:p>Vezilije</text:p>
          </table:table-cell>
          <table:table-cell table:style-name="ce135" office:value-type="float" office:value="17.9" calcext:value-type="float">
            <text:p>17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76.8" calcext:value-type="currency">
            <text:p>$276.80</text:p>
          </table:table-cell>
          <table:table-cell table:style-name="ce102" table:formula="of:=IF(OR([.I8]=&quot;&quot;; [.J8]=&quot;&quot;); &quot;&quot;; [.J8]*0.03 + [.I8]*3)" office:value-type="currency" office:currency="USD" office:value="32.304" calcext:value-type="currency">
            <text:p>$32.30</text:p>
          </table:table-cell>
          <table:table-cell table:number-columns-repeated="6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Voki</text:p>
          </table:table-cell>
          <table:table-cell table:style-name="ce135" office:value-type="float" office:value="17.9" calcext:value-type="float">
            <text:p>17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7.2" calcext:value-type="currency">
            <text:p>$87.20</text:p>
          </table:table-cell>
          <table:table-cell table:style-name="ce102" table:formula="of:=IF(OR([.I9]=&quot;&quot;; [.J9]=&quot;&quot;); &quot;&quot;; [.J9]*0.03 + [.I9]*3)" office:value-type="currency" office:currency="USD" office:value="26.616" calcext:value-type="currency">
            <text:p>$26.62</text:p>
          </table:table-cell>
          <table:table-cell table:number-columns-repeated="6"/>
          <table:table-cell table:style-name="ce200" office:value-type="string" calcext:value-type="string">
            <text:p>$2636 net sales x5%</text:p>
          </table:table-cell>
          <table:table-cell table:style-name="ce50" table:number-columns-repeated="15"/>
          <table:table-cell table:style-name="ce183" table:number-columns-repeated="328"/>
        </table:table-row>
        <table:table-row table:style-name="ro1">
          <table:table-cell table:style-name="ce190" office:value-type="string" calcext:value-type="string" table:number-columns-spanned="2" table:number-rows-spanned="2">
            <text:p>CM % from </text:p>
            <text:p>Net Sales 4%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hatter Pay</text:p>
          </table:table-cell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18.9" calcext:value-type="float">
            <text:p>18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513.6" calcext:value-type="currency">
            <text:p>$1,513.60</text:p>
          </table:table-cell>
          <table:table-cell table:style-name="ce102" table:formula="of:=IF(OR([.I10]=&quot;&quot;; [.J10]=&quot;&quot;); &quot;&quot;; [.J10]*0.03 + [.I10]*3)" office:value-type="currency" office:currency="USD" office:value="69.408" calcext:value-type="currency">
            <text:p>$69.41</text:p>
          </table:table-cell>
          <table:table-cell table:number-columns-repeated="4"/>
          <table:table-cell table:style-name="ce202" office:value-type="string" calcext:value-type="string">
            <text:p>15shifts average $872.71</text:p>
          </table:table-cell>
          <table:table-cell/>
          <table:table-cell table:style-name="ce200" office:value-type="string" calcext:value-type="string">
            <text:p>7shifts average $376.58</text:p>
          </table:table-cell>
          <table:table-cell table:style-name="ce50"/>
          <table:table-cell table:style-name="ce200" office:value-type="string" calcext:value-type="string">
            <text:p>8 shifts average $753.76</text:p>
          </table:table-cell>
          <table:table-cell table:style-name="ce50"/>
          <table:table-cell table:style-name="ce200" office:value-type="string" calcext:value-type="string">
            <text:p>5shifts average $761.8 </text:p>
          </table:table-cell>
          <table:table-cell table:style-name="ce50" table:number-columns-repeated="5"/>
          <table:table-cell table:style-name="ce200" office:value-type="string" calcext:value-type="string">
            <text:p>8shifts average $648.65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style-name="ce191" office:value-type="string" calcext:value-type="string">
            <text:p>Net Sales 4%</text:p>
          </table:covered-table-cell>
          <table:covered-table-cell table:number-columns-repeated="3" table:style-name="ce19"/>
          <table:table-cell table:style-name="ce130" office:value-type="string" calcext:value-type="string">
            <text:p>Andreja</text:p>
          </table:table-cell>
          <table:table-cell table:style-name="ce135" office:value-type="float" office:value="18.9" calcext:value-type="float">
            <text:p>18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275.2" calcext:value-type="currency">
            <text:p>$1,275.20</text:p>
          </table:table-cell>
          <table:table-cell table:style-name="ce102" table:formula="of:=IF(OR([.I11]=&quot;&quot;; [.J11]=&quot;&quot;); &quot;&quot;; [.J11]*0.03 + [.I11]*3)" office:value-type="currency" office:currency="USD" office:value="62.256" calcext:value-type="currency">
            <text:p>$62.26</text:p>
          </table:table-cell>
          <table:table-cell/>
          <table:table-cell table:style-name="ce195" office:value-type="string" calcext:value-type="string" table:number-columns-spanned="2" table:number-rows-spanned="1">
            <text:p>Stojanovic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Pat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Vezilije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Andrej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Filip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Welj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Cale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Voki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table:formula="of:=[.A4]*0.04" office:value-type="currency" office:currency="USD" office:value="1262.8028" calcext:value-type="currency" table:number-columns-spanned="2" table:number-rows-spanned="2">
            <text:p>$1,262.80</text:p>
          </table:table-cell>
          <table:covered-table-cell table:style-name="ce171"/>
          <table:table-cell table:style-name="ce102" table:formula="of:=+[.M31]+[.O31]+[.Q31]+[.S31]+[.U31]+[.W31]+[.Y31]+[.AA31]+[.M54]+[.O54]+[.Q54]+[.S54]+[.U54]+[.W54]+[.Y54]+[.AA54]" office:value-type="currency" office:currency="USD" office:value="1885.45" calcext:value-type="currency" table:number-columns-spanned="2" table:number-rows-spanned="2">
            <text:p>$1,885.45</text:p>
          </table:table-cell>
          <table:covered-table-cell table:style-name="ce171"/>
          <table:table-cell table:style-name="ce130" office:value-type="string" calcext:value-type="string">
            <text:p>Pat</text:p>
          </table:table-cell>
          <table:table-cell table:style-name="ce135" office:value-type="float" office:value="19.9" calcext:value-type="float">
            <text:p>19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14.28" calcext:value-type="currency">
            <text:p>$814.28</text:p>
          </table:table-cell>
          <table:table-cell table:style-name="ce102" table:formula="of:=IF(OR([.I12]=&quot;&quot;; [.J12]=&quot;&quot;); &quot;&quot;; [.J12]*0.03 + [.I12]*3)" office:value-type="currency" office:currency="USD" office:value="48.4284" calcext:value-type="currency">
            <text:p>$48.43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Vezilije</text:p>
          </table:table-cell>
          <table:table-cell table:style-name="ce135" office:value-type="float" office:value="19.9" calcext:value-type="float">
            <text:p>19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48.8" calcext:value-type="currency">
            <text:p>$848.80</text:p>
          </table:table-cell>
          <table:table-cell table:style-name="ce102" table:formula="of:=IF(OR([.I13]=&quot;&quot;; [.J13]=&quot;&quot;); &quot;&quot;; [.J13]*0.03 + [.I13]*3)" office:value-type="currency" office:currency="USD" office:value="49.464" calcext:value-type="currency">
            <text:p>$49.4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64.56" calcext:value-type="currency">
            <text:p>$64.56</text:p>
          </table:table-cell>
          <table:table-cell table:style-name="ce143" office:value-type="currency" office:currency="USD" office:value="1352.08" calcext:value-type="currency">
            <text:p>$1,352.08</text:p>
          </table:table-cell>
          <table:table-cell table:style-name="ce198"/>
          <table:table-cell table:style-name="ce143" office:value-type="currency" office:currency="USD" office:value="276.8" calcext:value-type="currency">
            <text:p>$276.80</text:p>
          </table:table-cell>
          <table:table-cell table:style-name="ce198" office:value-type="currency" office:currency="USD" office:value="24" calcext:value-type="currency">
            <text:p>$24.00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198" office:value-type="currency" office:currency="USD" office:value="32.25" calcext:value-type="currency">
            <text:p>$32.25</text:p>
          </table:table-cell>
          <table:table-cell table:style-name="ce143" office:value-type="currency" office:currency="USD" office:value="275" calcext:value-type="currency">
            <text:p>$275.0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62.21" calcext:value-type="currency">
            <text:p>$62.21</text:p>
          </table:table-cell>
          <table:table-cell table:style-name="ce143" office:value-type="currency" office:currency="USD" office:value="1273.61" calcext:value-type="currency">
            <text:p>$1,273.61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Filip</text:p>
          </table:table-cell>
          <table:table-cell table:style-name="ce135" office:value-type="float" office:value="19.9" calcext:value-type="float">
            <text:p>19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760" calcext:value-type="currency">
            <text:p>$1,760.00</text:p>
          </table:table-cell>
          <table:table-cell table:style-name="ce102" table:formula="of:=IF(OR([.I14]=&quot;&quot;; [.J14]=&quot;&quot;); &quot;&quot;; [.J14]*0.03 + [.I14]*3)" office:value-type="currency" office:currency="USD" office:value="76.8" calcext:value-type="currency">
            <text:p>$76.8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69.41" calcext:value-type="currency">
            <text:p>$69.41</text:p>
          </table:table-cell>
          <table:table-cell table:style-name="ce143" office:value-type="currency" office:currency="USD" office:value="1513.6" calcext:value-type="currency">
            <text:p>$1,513.60</text:p>
          </table:table-cell>
          <table:table-cell table:style-name="ce198"/>
          <table:table-cell table:style-name="ce143" office:value-type="currency" office:currency="USD" office:value="848.8" calcext:value-type="currency">
            <text:p>$848.80</text:p>
          </table:table-cell>
          <table:table-cell table:style-name="ce198" office:value-type="currency" office:currency="USD" office:value="33.7" calcext:value-type="currency">
            <text:p>$33.70</text:p>
          </table:table-cell>
          <table:table-cell table:style-name="ce143" office:value-type="currency" office:currency="USD" office:value="323.2" calcext:value-type="currency">
            <text:p>$323.20</text:p>
          </table:table-cell>
          <table:table-cell table:style-name="ce198" office:value-type="currency" office:currency="USD" office:value="76.8" calcext:value-type="currency">
            <text:p>$76.80</text:p>
          </table:table-cell>
          <table:table-cell table:style-name="ce143" office:value-type="currency" office:currency="USD" office:value="1760" calcext:value-type="currency">
            <text:p>$1,760.0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6.62" calcext:value-type="currency">
            <text:p>$26.62</text:p>
          </table:table-cell>
          <table:table-cell table:style-name="ce143" office:value-type="currency" office:currency="USD" office:value="87.2" calcext:value-type="currency">
            <text:p>$87.20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2">
          <table:table-cell table:style-name="ce116"/>
          <table:table-cell table:style-name="ce19"/>
          <table:table-cell table:style-name="ce116"/>
          <table: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20.9" calcext:value-type="float">
            <text:p>20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32" calcext:value-type="currency">
            <text:p>$932.00</text:p>
          </table:table-cell>
          <table:table-cell table:style-name="ce102" table:formula="of:=IF(OR([.I15]=&quot;&quot;; [.J15]=&quot;&quot;); &quot;&quot;; [.J15]*0.03 + [.I15]*3)" office:value-type="currency" office:currency="USD" office:value="51.96" calcext:value-type="currency">
            <text:p>$51.9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8.43" calcext:value-type="currency">
            <text:p>$48.43</text:p>
          </table:table-cell>
          <table:table-cell table:style-name="ce143" office:value-type="currency" office:currency="USD" office:value="814.28" calcext:value-type="currency">
            <text:p>$814.28</text:p>
          </table:table-cell>
          <table:table-cell table:style-name="ce198"/>
          <table:table-cell table:style-name="ce143" office:value-type="currency" office:currency="USD" office:value="160.9" calcext:value-type="currency">
            <text:p>$160.90</text:p>
          </table:table-cell>
          <table:table-cell table:style-name="ce198" office:value-type="currency" office:currency="USD" office:value="62.26" calcext:value-type="currency">
            <text:p>$62.26</text:p>
          </table:table-cell>
          <table:table-cell table:style-name="ce143" office:value-type="currency" office:currency="USD" office:value="1275.2" calcext:value-type="currency">
            <text:p>$1,275.20</text:p>
          </table:table-cell>
          <table:table-cell table:style-name="ce198" office:value-type="currency" office:currency="USD" office:value="29.67" calcext:value-type="currency">
            <text:p>$29.67</text:p>
          </table:table-cell>
          <table:table-cell table:style-name="ce143" office:value-type="currency" office:currency="USD" office:value="189" calcext:value-type="currency">
            <text:p>$189.0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4" calcext:value-type="currency">
            <text:p>$24.00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Andreja</text:p>
          </table:table-cell>
          <table:table-cell table:style-name="ce135" office:value-type="float" office:value="20.9" calcext:value-type="float">
            <text:p>20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773.6" calcext:value-type="currency">
            <text:p>$773.60</text:p>
          </table:table-cell>
          <table:table-cell table:style-name="ce102" table:formula="of:=IF(OR([.I16]=&quot;&quot;; [.J16]=&quot;&quot;); &quot;&quot;; [.J16]*0.03 + [.I16]*3)" office:value-type="currency" office:currency="USD" office:value="47.208" calcext:value-type="currency">
            <text:p>$47.21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1.96" calcext:value-type="currency">
            <text:p>$51.96</text:p>
          </table:table-cell>
          <table:table-cell table:style-name="ce143" office:value-type="currency" office:currency="USD" office:value="932" calcext:value-type="currency">
            <text:p>$932.00</text:p>
          </table:table-cell>
          <table:table-cell table:style-name="ce198"/>
          <table:table-cell table:style-name="ce143" office:value-type="currency" office:currency="USD" office:value="416.1" calcext:value-type="currency">
            <text:p>$416.10</text:p>
          </table:table-cell>
          <table:table-cell table:style-name="ce198" office:value-type="currency" office:currency="USD" office:value="47.21" calcext:value-type="currency">
            <text:p>$47.21</text:p>
          </table:table-cell>
          <table:table-cell table:style-name="ce143" office:value-type="currency" office:currency="USD" office:value="773.6" calcext:value-type="currency">
            <text:p>$773.60</text:p>
          </table:table-cell>
          <table:table-cell table:style-name="ce198" office:value-type="currency" office:currency="USD" office:value="43.83" calcext:value-type="currency">
            <text:p>$43.83</text:p>
          </table:table-cell>
          <table:table-cell table:style-name="ce143" office:value-type="currency" office:currency="USD" office:value="661" calcext:value-type="currency">
            <text:p>$661.0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66.42" calcext:value-type="currency">
            <text:p>$66.42</text:p>
          </table:table-cell>
          <table:table-cell table:style-name="ce143" office:value-type="currency" office:currency="USD" office:value="1414.15" calcext:value-type="currency">
            <text:p>$1,414.15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9"/>
          <table:table-cell table:style-name="ce171"/>
          <table:table-cell table:style-name="ce119"/>
          <table:table-cell table:style-name="ce171"/>
          <table:table-cell table:style-name="ce130" office:value-type="string" calcext:value-type="string">
            <text:p>Pikac</text:p>
          </table:table-cell>
          <table:table-cell table:style-name="ce135" office:value-type="float" office:value="20.9" calcext:value-type="float">
            <text:p>20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81.6" calcext:value-type="currency">
            <text:p>$681.60</text:p>
          </table:table-cell>
          <table:table-cell table:style-name="ce102" table:formula="of:=IF(OR([.I17]=&quot;&quot;; [.J17]=&quot;&quot;); &quot;&quot;; [.J17]*0.03 + [.I17]*3)" office:value-type="currency" office:currency="USD" office:value="44.448" calcext:value-type="currency">
            <text:p>$44.45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3.43" calcext:value-type="currency">
            <text:p>$33.43</text:p>
          </table:table-cell>
          <table:table-cell table:style-name="ce143" office:value-type="currency" office:currency="USD" office:value="314.4" calcext:value-type="currency">
            <text:p>$314.40</text:p>
          </table:table-cell>
          <table:table-cell table:style-name="ce198"/>
          <table:table-cell table:style-name="ce143" office:value-type="currency" office:currency="USD" office:value="222" calcext:value-type="currency">
            <text:p>$222.00</text:p>
          </table:table-cell>
          <table:table-cell table:style-name="ce198" office:value-type="currency" office:currency="USD" office:value="37.72" calcext:value-type="currency">
            <text:p>$37.72</text:p>
          </table:table-cell>
          <table:table-cell table:style-name="ce143" office:value-type="currency" office:currency="USD" office:value="457.35" calcext:value-type="currency">
            <text:p>$457.35</text:p>
          </table:table-cell>
          <table:table-cell table:style-name="ce198" office:value-type="currency" office:currency="USD" office:value="51.72" calcext:value-type="currency">
            <text:p>$51.72</text:p>
          </table:table-cell>
          <table:table-cell table:style-name="ce143" office:value-type="currency" office:currency="USD" office:value="924" calcext:value-type="currency">
            <text:p>$924.0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9.7" calcext:value-type="currency">
            <text:p>$39.70</text:p>
          </table:table-cell>
          <table:table-cell table:style-name="ce143" office:value-type="currency" office:currency="USD" office:value="523.4" calcext:value-type="currency">
            <text:p>$523.40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Penalties</text:p>
          </table:table-cell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21.9" calcext:value-type="float">
            <text:p>21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14.4" calcext:value-type="currency">
            <text:p>$314.40</text:p>
          </table:table-cell>
          <table:table-cell table:style-name="ce102" table:formula="of:=IF(OR([.I18]=&quot;&quot;; [.J18]=&quot;&quot;); &quot;&quot;; [.J18]*0.03 + [.I18]*3)" office:value-type="currency" office:currency="USD" office:value="33.432" calcext:value-type="currency">
            <text:p>$33.43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1.68" calcext:value-type="currency">
            <text:p>$31.68</text:p>
          </table:table-cell>
          <table:table-cell table:style-name="ce143" office:value-type="currency" office:currency="USD" office:value="256" calcext:value-type="currency">
            <text:p>$256.00</text:p>
          </table:table-cell>
          <table:table-cell table:style-name="ce198"/>
          <table:table-cell table:style-name="ce143" office:value-type="currency" office:currency="USD" office:value="449.89" calcext:value-type="currency">
            <text:p>$449.89</text:p>
          </table:table-cell>
          <table:table-cell table:style-name="ce198" office:value-type="currency" office:currency="USD" office:value="53.69" calcext:value-type="currency">
            <text:p>$53.69</text:p>
          </table:table-cell>
          <table:table-cell table:style-name="ce143" office:value-type="currency" office:currency="USD" office:value="989.6" calcext:value-type="currency">
            <text:p>$989.60</text:p>
          </table:table-cell>
          <table:table-cell table:style-name="ce198" office:value-type="currency" office:currency="USD" office:value="-24" calcext:value-type="currency">
            <text:p>-$24.00</text:p>
          </table:table-cell>
          <table:table-cell table:style-name="ce143" office:value-type="string" calcext:value-type="string">
            <text:p>penalty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8.88" calcext:value-type="currency">
            <text:p>$38.88</text:p>
          </table:table-cell>
          <table:table-cell table:style-name="ce143" office:value-type="currency" office:currency="USD" office:value="496" calcext:value-type="currency">
            <text:p>$496.00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Andreja</text:p>
          </table:table-cell>
          <table:table-cell table:style-name="ce135" office:value-type="float" office:value="21.9" calcext:value-type="float">
            <text:p>21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57.35" calcext:value-type="currency">
            <text:p>$457.35</text:p>
          </table:table-cell>
          <table:table-cell table:style-name="ce102" table:formula="of:=IF(OR([.I19]=&quot;&quot;; [.J19]=&quot;&quot;); &quot;&quot;; [.J19]*0.03 + [.I19]*3)" office:value-type="currency" office:currency="USD" office:value="37.7205" calcext:value-type="currency">
            <text:p>$37.72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2.54" calcext:value-type="currency">
            <text:p>$52.54</text:p>
          </table:table-cell>
          <table:table-cell table:style-name="ce143" office:value-type="currency" office:currency="USD" office:value="951.2" calcext:value-type="currency">
            <text:p>$951.20</text:p>
          </table:table-cell>
          <table:table-cell table:style-name="ce198"/>
          <table:table-cell table:style-name="ce143" office:value-type="currency" office:currency="USD" office:value="261.6" calcext:value-type="currency">
            <text:p>$261.60</text:p>
          </table:table-cell>
          <table:table-cell table:style-name="ce198" office:value-type="currency" office:currency="USD" office:value="48.62" calcext:value-type="currency">
            <text:p>$48.62</text:p>
          </table:table-cell>
          <table:table-cell table:style-name="ce143" office:value-type="currency" office:currency="USD" office:value="820.8" calcext:value-type="currency">
            <text:p>$820.8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50.58" calcext:value-type="currency">
            <text:p>$50.58</text:p>
          </table:table-cell>
          <table:table-cell table:style-name="ce143" office:value-type="currency" office:currency="USD" office:value="885.88" calcext:value-type="currency">
            <text:p>$885.88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office:value-type="currency" office:currency="USD" office:value="45" calcext:value-type="currency" table:number-columns-spanned="2" table:number-rows-spanned="2">
            <text:p>$45.00</text:p>
          </table:table-cell>
          <table:covered-table-cell table:style-name="ce146"/>
          <table:table-cell table:style-name="ce102" office:value-type="currency" office:currency="USD" office:value="44" calcext:value-type="currency" table:number-columns-spanned="2" table:number-rows-spanned="2">
            <text:p>$44.00</text:p>
          </table:table-cell>
          <table:covered-table-cell table:style-name="ce146"/>
          <table:table-cell table:style-name="ce130" office:value-type="string" calcext:value-type="string">
            <text:p>Voki</text:p>
          </table:table-cell>
          <table:table-cell table:style-name="ce135" office:value-type="float" office:value="21.9" calcext:value-type="float">
            <text:p>21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IF(OR([.I20]=&quot;&quot;; [.J20]=&quot;&quot;); &quot;&quot;; [.J20]*0.03 + [.I20]*3)" office:value-type="currency" office:currency="USD" office:value="24" calcext:value-type="currency">
            <text:p>$24.0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24.48" calcext:value-type="currency">
            <text:p>$24.48</text:p>
          </table:table-cell>
          <table:table-cell table:style-name="ce143" office:value-type="currency" office:currency="USD" office:value="416.1" calcext:value-type="currency">
            <text:p>$416.10</text:p>
          </table:table-cell>
          <table:table-cell table:style-name="ce198"/>
          <table:table-cell table:style-name="ce143"/>
          <table:table-cell table:style-name="ce198" office:value-type="currency" office:currency="USD" office:value="65.71" calcext:value-type="currency">
            <text:p>$65.71</text:p>
          </table:table-cell>
          <table:table-cell table:style-name="ce143" office:value-type="currency" office:currency="USD" office:value="1390.4" calcext:value-type="currency">
            <text:p>$1,390.4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9.3" calcext:value-type="currency">
            <text:p>$39.30</text:p>
          </table:table-cell>
          <table:table-cell table:style-name="ce143" office:value-type="currency" office:currency="USD" office:value="509.89" calcext:value-type="currency">
            <text:p>$509.89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Pat</text:p>
          </table:table-cell>
          <table:table-cell table:style-name="ce135" office:value-type="float" office:value="22.9" calcext:value-type="float">
            <text:p>22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56" calcext:value-type="currency">
            <text:p>$256.00</text:p>
          </table:table-cell>
          <table:table-cell table:style-name="ce102" table:formula="of:=IF(OR([.I21]=&quot;&quot;; [.J21]=&quot;&quot;); &quot;&quot;; [.J21]*0.03 + [.I21]*3)" office:value-type="currency" office:currency="USD" office:value="31.68" calcext:value-type="currency">
            <text:p>$31.6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60.82" calcext:value-type="currency">
            <text:p>$60.82</text:p>
          </table:table-cell>
          <table:table-cell table:style-name="ce143" office:value-type="currency" office:currency="USD" office:value="1227.2" calcext:value-type="currency">
            <text:p>$1,227.20</text:p>
          </table:table-cell>
          <table:table-cell table:style-name="ce198" office:value-type="currency" office:currency="USD" office:value="131.8" calcext:value-type="currency">
            <text:p>$131.80</text:p>
          </table:table-cell>
          <table:table-cell table:style-name="ce143" office:value-type="currency" office:currency="USD" office:value="2636" calcext:value-type="currency">
            <text:p>$2,636.00</text:p>
          </table:table-cell>
          <table:table-cell table:style-name="ce198" office:value-type="currency" office:currency="USD" office:value="20" calcext:value-type="currency">
            <text:p>$20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0" calcext:value-type="currency">
            <text:p>$20.00</text:p>
          </table:table-cell>
          <table:table-cell table:style-name="ce143" office:value-type="string" calcext:value-type="string">
            <text:p>bonus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Vezilije</text:p>
          </table:table-cell>
          <table:table-cell table:style-name="ce135" office:value-type="float" office:value="22.9" calcext:value-type="float">
            <text:p>22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60.9" calcext:value-type="currency">
            <text:p>$160.90</text:p>
          </table:table-cell>
          <table:table-cell table:style-name="ce102" table:formula="of:=IF(OR([.I22]=&quot;&quot;; [.J22]=&quot;&quot;); &quot;&quot;; [.J22]*0.03 + [.I22]*3)" office:value-type="currency" office:currency="USD" office:value="28.827" calcext:value-type="currency">
            <text:p>$28.83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0.25" calcext:value-type="currency">
            <text:p>$40.25</text:p>
          </table:table-cell>
          <table:table-cell table:style-name="ce143" office:value-type="currency" office:currency="USD" office:value="541.6" calcext:value-type="currency">
            <text:p>$541.60</text:p>
          </table:table-cell>
          <table:table-cell table:style-name="ce198" office:value-type="currency" office:currency="USD" office:value="-24" calcext:value-type="currency">
            <text:p>-$24.0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Filip</text:p>
          </table:table-cell>
          <table:table-cell table:style-name="ce135" office:value-type="float" office:value="22.9" calcext:value-type="float">
            <text:p>22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89" calcext:value-type="currency">
            <text:p>$189.00</text:p>
          </table:table-cell>
          <table:table-cell table:style-name="ce102" table:formula="of:=IF(OR([.I23]=&quot;&quot;; [.J23]=&quot;&quot;); &quot;&quot;; [.J23]*0.03 + [.I23]*3)" office:value-type="currency" office:currency="USD" office:value="29.67" calcext:value-type="currency">
            <text:p>$29.67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9.84" calcext:value-type="currency">
            <text:p>$39.84</text:p>
          </table:table-cell>
          <table:table-cell table:style-name="ce143" office:value-type="currency" office:currency="USD" office:value="528" calcext:value-type="currency">
            <text:p>$528.0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23"/>
          <table:table-cell table:style-name="ce19" table:number-columns-repeated="3"/>
          <table:table-cell table:style-name="ce130" office:value-type="string" calcext:value-type="string">
            <text:p>Pat</text:p>
          </table:table-cell>
          <table:table-cell table:style-name="ce135" office:value-type="float" office:value="23.9" calcext:value-type="float">
            <text:p>23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51.2" calcext:value-type="currency">
            <text:p>$951.20</text:p>
          </table:table-cell>
          <table:table-cell table:style-name="ce102" table:formula="of:=IF(OR([.I24]=&quot;&quot;; [.J24]=&quot;&quot;); &quot;&quot;; [.J24]*0.03 + [.I24]*3)" office:value-type="currency" office:currency="USD" office:value="52.536" calcext:value-type="currency">
            <text:p>$52.54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7.8" calcext:value-type="currency">
            <text:p>$37.80</text:p>
          </table:table-cell>
          <table:table-cell table:style-name="ce143" office:value-type="currency" office:currency="USD" office:value="460" calcext:value-type="currency">
            <text:p>$460.0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23.9" calcext:value-type="float">
            <text:p>23.9</text:p>
          </table:table-cell>
          <table:table-cell table:style-name="ce135" office:value-type="string" calcext:value-type="string" table:number-columns-spanned="2" table:number-rows-spanned="1">
            <text:p>6PM/10PM</text:p>
          </table:table-cell>
          <table:covered-table-cell table:style-name="ce15"/>
          <table:table-cell table:style-name="ce135" office:value-type="float" office:value="4" calcext:value-type="float">
            <text:p>4</text:p>
          </table:table-cell>
          <table:table-cell table:style-name="ce143" office:value-type="currency" office:currency="USD" office:value="416.1" calcext:value-type="currency">
            <text:p>$416.10</text:p>
          </table:table-cell>
          <table:table-cell table:style-name="ce102" table:formula="of:=IF(OR([.I25]=&quot;&quot;; [.J25]=&quot;&quot;); &quot;&quot;; [.J25]*0.03 + [.I25]*3)" office:value-type="currency" office:currency="USD" office:value="24.483" calcext:value-type="currency">
            <text:p>$24.4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87.69" calcext:value-type="currency">
            <text:p>$87.69</text:p>
          </table:table-cell>
          <table:table-cell table:style-name="ce143" office:value-type="currency" office:currency="USD" office:value="2123" calcext:value-type="currency">
            <text:p>$2,123.0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Vezilije</text:p>
          </table:table-cell>
          <table:table-cell table:style-name="ce135" office:value-type="float" office:value="23.9" calcext:value-type="float">
            <text:p>23.9</text:p>
          </table:table-cell>
          <table:table-cell table:style-name="ce135" office:value-type="string" calcext:value-type="string" table:number-columns-spanned="2" table:number-rows-spanned="1">
            <text:p>10PM/2AM</text:p>
          </table:table-cell>
          <table:covered-table-cell table:style-name="ce15"/>
          <table:table-cell table:style-name="ce135" office:value-type="float" office:value="4" calcext:value-type="float">
            <text:p>4</text:p>
          </table:table-cell>
          <table:table-cell table:style-name="ce143" office:value-type="currency" office:currency="USD" office:value="416.1" calcext:value-type="currency">
            <text:p>$416.10</text:p>
          </table:table-cell>
          <table:table-cell table:style-name="ce102" table:formula="of:=IF(OR([.I26]=&quot;&quot;; [.J26]=&quot;&quot;); &quot;&quot;; [.J26]*0.03 + [.I26]*3)" office:value-type="currency" office:currency="USD" office:value="24.483" calcext:value-type="currency">
            <text:p>$24.4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8.56" calcext:value-type="currency">
            <text:p>$48.56</text:p>
          </table:table-cell>
          <table:table-cell table:style-name="ce143" office:value-type="currency" office:currency="USD" office:value="818.7" calcext:value-type="currency">
            <text:p>$818.7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Voki</text:p>
          </table:table-cell>
          <table:table-cell table:style-name="ce135" office:value-type="float" office:value="23.9" calcext:value-type="float">
            <text:p>23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414.15" calcext:value-type="currency">
            <text:p>$1,414.15</text:p>
          </table:table-cell>
          <table:table-cell table:style-name="ce102" table:formula="of:=IF(OR([.I27]=&quot;&quot;; [.J27]=&quot;&quot;); &quot;&quot;; [.J27]*0.03 + [.I27]*3)" office:value-type="currency" office:currency="USD" office:value="66.4245" calcext:value-type="currency">
            <text:p>$66.42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9.32" calcext:value-type="currency">
            <text:p>$49.32</text:p>
          </table:table-cell>
          <table:table-cell table:style-name="ce143" office:value-type="currency" office:currency="USD" office:value="844" calcext:value-type="currency">
            <text:p>$844.0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9" table:number-columns-spanned="2" table:number-rows-spanned="2"/>
          <table:covered-table-cell table:style-name="ce171"/>
          <table:table-cell table:style-name="ce119" table:number-columns-spanned="2" table:number-rows-spanned="2"/>
          <table:covered-table-cell table:style-name="ce171"/>
          <table:table-cell table:style-name="ce130" office:value-type="string" calcext:value-type="string">
            <text:p>Pat</text:p>
          </table:table-cell>
          <table:table-cell table:style-name="ce135" office:value-type="float" office:value="24.9" calcext:value-type="float">
            <text:p>24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227.2" calcext:value-type="currency">
            <text:p>$1,227.20</text:p>
          </table:table-cell>
          <table:table-cell table:style-name="ce102" table:formula="of:=IF(OR([.I28]=&quot;&quot;; [.J28]=&quot;&quot;); &quot;&quot;; [.J28]*0.03 + [.I28]*3)" office:value-type="currency" office:currency="USD" office:value="60.816" calcext:value-type="currency">
            <text:p>$60.82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15" calcext:value-type="currency">
            <text:p>$15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Andreja</text:p>
          </table:table-cell>
          <table:table-cell table:style-name="ce135" office:value-type="float" office:value="24.9" calcext:value-type="float">
            <text:p>24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89.6" calcext:value-type="currency">
            <text:p>$989.60</text:p>
          </table:table-cell>
          <table:table-cell table:style-name="ce102" table:formula="of:=IF(OR([.I29]=&quot;&quot;; [.J29]=&quot;&quot;); &quot;&quot;; [.J29]*0.03 + [.I29]*3)" office:value-type="currency" office:currency="USD" office:value="53.688" calcext:value-type="currency">
            <text:p>$53.69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Voki</text:p>
          </table:table-cell>
          <table:table-cell table:style-name="ce135" office:value-type="float" office:value="24.9" calcext:value-type="float">
            <text:p>24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23.4" calcext:value-type="currency">
            <text:p>$523.40</text:p>
          </table:table-cell>
          <table:table-cell table:style-name="ce102" table:formula="of:=IF(OR([.I30]=&quot;&quot;; [.J30]=&quot;&quot;); &quot;&quot;; [.J30]*0.03 + [.I30]*3)" office:value-type="currency" office:currency="USD" office:value="39.702" calcext:value-type="currency">
            <text:p>$39.70</text:p>
          </table:table-cell>
          <table:table-cell/>
          <table:covered-table-cell table:number-columns-repeated="16"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25.9" calcext:value-type="float">
            <text:p>25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41.6" calcext:value-type="currency">
            <text:p>$541.60</text:p>
          </table:table-cell>
          <table:table-cell table:style-name="ce102" table:formula="of:=IF(OR([.I31]=&quot;&quot;; [.J31]=&quot;&quot;); &quot;&quot;; [.J31]*0.03 + [.I31]*3)" office:value-type="currency" office:currency="USD" office:value="40.248" calcext:value-type="currency">
            <text:p>$40.25</text:p>
          </table:table-cell>
          <table:table-cell/>
          <table:table-cell table:style-name="ce155" table:formula="of:=SUM([.M13:.M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O13:.O28])" office:value-type="currency" office:currency="USD" office:value="755.77" calcext:value-type="currency" table:number-columns-spanned="2" table:number-rows-spanned="2">
            <text:p>$755.77</text:p>
          </table:table-cell>
          <table:covered-table-cell table:style-name="ce50"/>
          <table:table-cell table:style-name="ce155" table:formula="of:=SUM([.Q13:.Q28])" office:value-type="currency" office:currency="USD" office:value="107.8" calcext:value-type="currency" table:number-columns-spanned="2" table:number-rows-spanned="2">
            <text:p>$107.80</text:p>
          </table:table-cell>
          <table:covered-table-cell table:style-name="ce50"/>
          <table:table-cell table:style-name="ce155" table:formula="of:=SUM([.S13:.S28])" office:value-type="currency" office:currency="USD" office:value="392.91" calcext:value-type="currency" table:number-columns-spanned="2" table:number-rows-spanned="2">
            <text:p>$392.91</text:p>
          </table:table-cell>
          <table:covered-table-cell table:style-name="ce50"/>
          <table:table-cell table:style-name="ce155" table:formula="of:=SUM([.U13:.U28])" office:value-type="currency" office:currency="USD" office:value="210.27" calcext:value-type="currency" table:number-columns-spanned="2" table:number-rows-spanned="2">
            <text:p>$210.27</text:p>
          </table:table-cell>
          <table:covered-table-cell table:style-name="ce50"/>
          <table:table-cell table:style-name="ce155" table:formula="of:=SUM([.W13:.W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Y13:.Y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13:.AA28])" office:value-type="currency" office:currency="USD" office:value="367.71" calcext:value-type="currency" table:number-columns-spanned="2" table:number-rows-spanned="2">
            <text:p>$367.71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Andreja</text:p>
          </table:table-cell>
          <table:table-cell table:style-name="ce135" office:value-type="float" office:value="25.9" calcext:value-type="float">
            <text:p>25.9</text:p>
          </table:table-cell>
          <table:table-cell table:style-name="ce135" office:value-type="string" calcext:value-type="string" table:number-columns-spanned="2" table:number-rows-spanned="1">
            <text:p>6PM/10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20.8" calcext:value-type="currency">
            <text:p>$820.80</text:p>
          </table:table-cell>
          <table:table-cell table:style-name="ce102" table:formula="of:=IF(OR([.I32]=&quot;&quot;; [.J32]=&quot;&quot;); &quot;&quot;; [.J32]*0.03 + [.I32]*3)" office:value-type="currency" office:currency="USD" office:value="48.624" calcext:value-type="currency">
            <text:p>$48.62</text:p>
          </table:table-cell>
          <table:table-cell/>
          <table:covered-table-cell table:number-columns-repeated="16" table:style-name="ce50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5" table:number-columns-spanned="1" table:number-rows-spanned="2"/>
          <table:table-cell table:style-name="ce183" table:number-columns-repeated="327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Voki</text:p>
          </table:table-cell>
          <table:table-cell table:style-name="ce135" office:value-type="float" office:value="25.9" calcext:value-type="float">
            <text:p>25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96" calcext:value-type="currency">
            <text:p>$496.00</text:p>
          </table:table-cell>
          <table:table-cell table:style-name="ce102" table:formula="of:=IF(OR([.I33]=&quot;&quot;; [.J33]=&quot;&quot;); &quot;&quot;; [.J33]*0.03 + [.I33]*3)" office:value-type="currency" office:currency="USD" office:value="38.88" calcext:value-type="currency">
            <text:p>$38.88</text:p>
          </table:table-cell>
          <table:table-cell/>
          <table:table-cell table:style-name="ce50"/>
          <table:table-cell table:style-name="ce200"/>
          <table:table-cell table:style-name="ce50"/>
          <table:table-cell table:style-name="ce99" office:value-type="string" calcext:value-type="string">
            <text:p>ISPLACENO</text:p>
          </table:table-cell>
          <table:table-cell table:style-name="ce50"/>
          <table:table-cell table:style-name="ce200" office:value-type="string" calcext:value-type="string">
            <text:p>ISPLACENO</text:p>
          </table:table-cell>
          <table:table-cell table:style-name="ce50"/>
          <table:table-cell table:style-name="ce200" office:value-type="string" calcext:value-type="string">
            <text:p>ISPLACENO</text:p>
          </table:table-cell>
          <table:table-cell table:style-name="ce50"/>
          <table:table-cell table:style-name="ce50" office:value-type="string" calcext:value-type="string">
            <text:p>ISPLACENO </text:p>
          </table:table-cell>
          <table:table-cell table:style-name="ce50" table:number-columns-repeated="5"/>
          <table:table-cell table:style-name="ce200" office:value-type="string" calcext:value-type="string">
            <text:p>Isplaceno</text:p>
          </table:table-cell>
          <table:covered-table-cell table:number-columns-repeated="5"/>
          <table:covered-table-cell table:style-name="ce35"/>
          <table:table-cell table:style-name="ce183" table:number-columns-repeated="327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26.9" calcext:value-type="float">
            <text:p>26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28" calcext:value-type="currency">
            <text:p>$528.00</text:p>
          </table:table-cell>
          <table:table-cell table:style-name="ce102" table:formula="of:=IF(OR([.I34]=&quot;&quot;; [.J34]=&quot;&quot;); &quot;&quot;; [.J34]*0.03 + [.I34]*3)" office:value-type="currency" office:currency="USD" office:value="39.84" calcext:value-type="currency">
            <text:p>$39.84</text:p>
          </table:table-cell>
          <table:table-cell/>
          <table:table-cell table:style-name="ce195" office:value-type="string" calcext:value-type="string" table:number-columns-spanned="2" table:number-rows-spanned="1">
            <text:p>Pikac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Masa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Andreja</text:p>
          </table:table-cell>
          <table:table-cell table:style-name="ce135" office:value-type="float" office:value="26.9" calcext:value-type="float">
            <text:p>26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390.4" calcext:value-type="currency">
            <text:p>$1,390.40</text:p>
          </table:table-cell>
          <table:table-cell table:style-name="ce102" table:formula="of:=IF(OR([.I35]=&quot;&quot;; [.J35]=&quot;&quot;); &quot;&quot;; [.J35]*0.03 + [.I35]*3)" office:value-type="currency" office:currency="USD" office:value="65.712" calcext:value-type="currency">
            <text:p>$65.71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covered-table-cell table:number-columns-repeated="5" table:style-name="ce50"/>
          <table:table-cell table:style-name="ce183" table:number-columns-repeated="328"/>
        </table:table-row>
        <table:table-row table:style-name="ro1">
          <table:table-cell table:style-name="ce119" table:number-columns-spanned="2" table:number-rows-spanned="2"/>
          <table:covered-table-cell table:style-name="ce171"/>
          <table:table-cell table:style-name="ce119" table:number-columns-spanned="2" table:number-rows-spanned="2"/>
          <table:covered-table-cell table:style-name="ce171"/>
          <table:table-cell table:style-name="ce130" office:value-type="string" calcext:value-type="string">
            <text:p>Voki</text:p>
          </table:table-cell>
          <table:table-cell table:style-name="ce135" office:value-type="float" office:value="26.9" calcext:value-type="float">
            <text:p>26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85.88" calcext:value-type="currency">
            <text:p>$885.88</text:p>
          </table:table-cell>
          <table:table-cell table:style-name="ce102" table:formula="of:=IF(OR([.I36]=&quot;&quot;; [.J36]=&quot;&quot;); &quot;&quot;; [.J36]*0.03 + [.I36]*3)" office:value-type="currency" office:currency="USD" office:value="50.5764" calcext:value-type="currency">
            <text:p>$50.58</text:p>
          </table:table-cell>
          <table:table-cell/>
          <table:table-cell table:style-name="ce198" office:value-type="currency" office:currency="USD" office:value="44.45" calcext:value-type="currency">
            <text:p>$44.45</text:p>
          </table:table-cell>
          <table:table-cell table:style-name="ce143" office:value-type="currency" office:currency="USD" office:value="681.6" calcext:value-type="currency">
            <text:p>$681.60</text:p>
          </table:table-cell>
          <table:table-cell table:style-name="ce198" office:value-type="currency" office:currency="USD" office:value="6.54" calcext:value-type="currency">
            <text:p>$6.54</text:p>
          </table:table-cell>
          <table:table-cell table:style-name="ce143" office:value-type="string" calcext:value-type="string">
            <text:p>130,94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Pat</text:p>
          </table:table-cell>
          <table:table-cell table:style-name="ce135" office:value-type="float" office:value="27.9" calcext:value-type="float">
            <text:p>27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60" calcext:value-type="currency">
            <text:p>$460.00</text:p>
          </table:table-cell>
          <table:table-cell table:style-name="ce102" table:formula="of:=IF(OR([.I37]=&quot;&quot;; [.J37]=&quot;&quot;); &quot;&quot;; [.J37]*0.03 + [.I37]*3)" office:value-type="currency" office:currency="USD" office:value="37.8" calcext:value-type="currency">
            <text:p>$37.8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Vezilije</text:p>
          </table:table-cell>
          <table:table-cell table:style-name="ce135" office:value-type="float" office:value="27.9" calcext:value-type="float">
            <text:p>27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22" calcext:value-type="currency">
            <text:p>$222.00</text:p>
          </table:table-cell>
          <table:table-cell table:style-name="ce102" table:formula="of:=IF(OR([.I38]=&quot;&quot;; [.J38]=&quot;&quot;); &quot;&quot;; [.J38]*0.03 + [.I38]*3)" office:value-type="currency" office:currency="USD" office:value="30.66" calcext:value-type="currency">
            <text:p>$30.66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Filip</text:p>
          </table:table-cell>
          <table:table-cell table:style-name="ce135" office:value-type="float" office:value="27.9" calcext:value-type="float">
            <text:p>27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61" calcext:value-type="currency">
            <text:p>$661.00</text:p>
          </table:table-cell>
          <table:table-cell table:style-name="ce102" table:formula="of:=IF(OR([.I39]=&quot;&quot;; [.J39]=&quot;&quot;); &quot;&quot;; [.J39]*0.03 + [.I39]*3)" office:value-type="currency" office:currency="USD" office:value="43.83" calcext:value-type="currency">
            <text:p>$43.83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28.9" calcext:value-type="float">
            <text:p>28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123" calcext:value-type="currency">
            <text:p>$2,123.00</text:p>
          </table:table-cell>
          <table:table-cell table:style-name="ce102" table:formula="of:=IF(OR([.I40]=&quot;&quot;; [.J40]=&quot;&quot;); &quot;&quot;; [.J40]*0.03 + [.I40]*3)" office:value-type="currency" office:currency="USD" office:value="87.69" calcext:value-type="currency">
            <text:p>$87.69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Filip</text:p>
          </table:table-cell>
          <table:table-cell table:style-name="ce135" office:value-type="float" office:value="28.9" calcext:value-type="float">
            <text:p>28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24" calcext:value-type="currency">
            <text:p>$924.00</text:p>
          </table:table-cell>
          <table:table-cell table:style-name="ce102" table:formula="of:=IF(OR([.I41]=&quot;&quot;; [.J41]=&quot;&quot;); &quot;&quot;; [.J41]*0.03 + [.I41]*3)" office:value-type="currency" office:currency="USD" office:value="51.72" calcext:value-type="currency">
            <text:p>$51.72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/>
          <table:table-cell table:style-name="ce194"/>
          <table:table-cell table:style-name="ce19" table:number-columns-repeated="2"/>
          <table:table-cell table:style-name="ce130" office:value-type="string" calcext:value-type="string">
            <text:p>Masa</text:p>
          </table:table-cell>
          <table:table-cell table:style-name="ce135" office:value-type="float" office:value="28.9" calcext:value-type="float">
            <text:p>28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30.94" calcext:value-type="currency">
            <text:p>$130.94</text:p>
          </table:table-cell>
          <table:table-cell table:style-name="ce102" table:formula="of:=IF(OR([.I42]=&quot;&quot;; [.J42]=&quot;&quot;); &quot;&quot;; [.J42]*0.03 + [.I42]*3)" office:value-type="currency" office:currency="USD" office:value="27.9282" calcext:value-type="currency">
            <text:p>$27.93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29.9" calcext:value-type="float">
            <text:p>29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18.7" calcext:value-type="currency">
            <text:p>$818.70</text:p>
          </table:table-cell>
          <table:table-cell table:style-name="ce102" table:formula="of:=IF(OR([.I43]=&quot;&quot;; [.J43]=&quot;&quot;); &quot;&quot;; [.J43]*0.03 + [.I43]*3)" office:value-type="currency" office:currency="USD" office:value="48.561" calcext:value-type="currency">
            <text:p>$48.56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Vezilije</text:p>
          </table:table-cell>
          <table:table-cell table:style-name="ce135" office:value-type="float" office:value="29.9" calcext:value-type="float">
            <text:p>29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49.89" calcext:value-type="currency">
            <text:p>$449.89</text:p>
          </table:table-cell>
          <table:table-cell table:style-name="ce102" table:formula="of:=IF(OR([.I44]=&quot;&quot;; [.J44]=&quot;&quot;); &quot;&quot;; [.J44]*0.03 + [.I44]*3)" office:value-type="currency" office:currency="USD" office:value="37.4967" calcext:value-type="currency">
            <text:p>$37.5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Voki</text:p>
          </table:table-cell>
          <table:table-cell table:style-name="ce135" office:value-type="float" office:value="29.9" calcext:value-type="float">
            <text:p>29.9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09.89" calcext:value-type="currency">
            <text:p>$509.89</text:p>
          </table:table-cell>
          <table:table-cell table:style-name="ce102" table:formula="of:=IF(OR([.I45]=&quot;&quot;; [.J45]=&quot;&quot;); &quot;&quot;; [.J45]*0.03 + [.I45]*3)" office:value-type="currency" office:currency="USD" office:value="39.2967" calcext:value-type="currency">
            <text:p>$39.3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30.9" calcext:value-type="float">
            <text:p>30.9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44" calcext:value-type="currency">
            <text:p>$844.00</text:p>
          </table:table-cell>
          <table:table-cell table:style-name="ce102" table:formula="of:=IF(OR([.I46]=&quot;&quot;; [.J46]=&quot;&quot;); &quot;&quot;; [.J46]*0.03 + [.I46]*3)" office:value-type="currency" office:currency="USD" office:value="49.32" calcext:value-type="currency">
            <text:p>$49.32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Vezilije</text:p>
          </table:table-cell>
          <table:table-cell table:style-name="ce135" office:value-type="float" office:value="30.9" calcext:value-type="float">
            <text:p>30.9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61.6" calcext:value-type="currency">
            <text:p>$261.60</text:p>
          </table:table-cell>
          <table:table-cell table:style-name="ce102" table:formula="of:=IF(OR([.I47]=&quot;&quot;; [.J47]=&quot;&quot;); &quot;&quot;; [.J47]*0.03 + [.I47]*3)" office:value-type="currency" office:currency="USD" office:value="31.848" calcext:value-type="currency">
            <text:p>$31.85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48]=&quot;&quot;; [.J48]=&quot;&quot;); &quot;&quot;; [.J48]*0.03 + [.I48]*3)">
            <text:p/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49]=&quot;&quot;; [.J49]=&quot;&quot;); &quot;&quot;; [.J49]*0.03 + [.I49]*3)">
            <text:p/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0]=&quot;&quot;; [.J50]=&quot;&quot;); &quot;&quot;; [.J50]*0.03 + [.I50]*3)">
            <text:p/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1]=&quot;&quot;; [.J51]=&quot;&quot;); &quot;&quot;; [.J51]*0.03 + [.I51]*3)">
            <text:p/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2]=&quot;&quot;; [.J52]=&quot;&quot;); &quot;&quot;; [.J52]*0.03 + [.I52]*3)">
            <text:p/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3]=&quot;&quot;; [.J53]=&quot;&quot;); &quot;&quot;; [.J53]*0.03 + [.I53]*3)">
            <text:p/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4]=&quot;&quot;; [.J54]=&quot;&quot;); &quot;&quot;; [.J54]*0.03 + [.I54]*3)">
            <text:p/>
          </table:table-cell>
          <table:table-cell/>
          <table:table-cell table:style-name="ce155" table:formula="of:=SUM([.M36:.M51])" office:value-type="currency" office:currency="USD" office:value="44.45" calcext:value-type="currency" table:number-columns-spanned="2" table:number-rows-spanned="2">
            <text:p>$44.45</text:p>
          </table:table-cell>
          <table:covered-table-cell table:style-name="ce50"/>
          <table:table-cell table:style-name="ce155" table:formula="of:=SUM([.O36:.O51])" office:value-type="currency" office:currency="USD" office:value="6.54" calcext:value-type="currency" table:number-columns-spanned="2" table:number-rows-spanned="2">
            <text:p>$6.54</text:p>
          </table:table-cell>
          <table:covered-table-cell table:style-name="ce50"/>
          <table:table-cell table:style-name="ce155" table:formula="of:=SUM([.Q36:.Q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S36:.S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U36:.U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W36:.W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Y36:.Y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36:.AA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5]=&quot;&quot;; [.J55]=&quot;&quot;); &quot;&quot;; [.J55]*0.03 + [.I55]*3)">
            <text:p/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6]=&quot;&quot;; [.J56]=&quot;&quot;); &quot;&quot;; [.J56]*0.03 + [.I56]*3)">
            <text:p/>
          </table:table-cell>
          <table:table-cell/>
          <table:table-cell table:style-name="ce37"/>
          <table:table-cell table:style-name="ce201" office:value-type="string" calcext:value-type="string">
            <text:p>1shift average $681.6</text:p>
          </table:table-cell>
          <table:table-cell/>
          <table:table-cell table:style-name="ce202" office:value-type="string" calcext:value-type="string">
            <text:p>1 shift average $130.94 </text:p>
          </table:table-cell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7]=&quot;&quot;; [.J57]=&quot;&quot;); &quot;&quot;; [.J57]*0.03 + [.I57]*3)">
            <text:p/>
          </table:table-cell>
          <table:table-cell/>
          <table:table-cell table:style-name="ce177"/>
          <table:table-cell table:style-name="ce200" office:value-type="string" calcext:value-type="string">
            <text:p>Isplaceno </text:p>
          </table:table-cell>
          <table:table-cell/>
          <table:table-cell table:style-name="ce202" office:value-type="string" calcext:value-type="string">
            <text:p>ISPLACENO</text:p>
          </table:table-cell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8]=&quot;&quot;; [.J58]=&quot;&quot;); &quot;&quot;; [.J58]*0.03 + [.I58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59]=&quot;&quot;; [.J59]=&quot;&quot;); &quot;&quot;; [.J59]*0.03 + [.I59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0]=&quot;&quot;; [.J60]=&quot;&quot;); &quot;&quot;; [.J60]*0.03 + [.I60]*3)">
            <text:p/>
          </table:table-cell>
          <table:table-cell/>
          <table:table-cell table:style-name="ce9" office:value-type="string" calcext:value-type="string" table:number-columns-spanned="2" table:number-rows-spanned="2">
            <text:p>Veljko</text:p>
            <text:p>%3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ale</text:p>
            <text:p>%1 CM</text:p>
          </table:table-cell>
          <table:covered-table-cell table:style-name="ce19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1]=&quot;&quot;; [.J61]=&quot;&quot;); &quot;&quot;; [.J61]*0.03 + [.I61]*3)">
            <text:p/>
          </table:table-cell>
          <table:table-cell/>
          <table:covered-table-cell table:number-columns-repeated="4" table:style-name="ce19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2]=&quot;&quot;; [.J62]=&quot;&quot;); &quot;&quot;; [.J62]*0.03 + [.I62]*3)">
            <text:p/>
          </table:table-cell>
          <table:table-cell/>
          <table:table-cell table:style-name="ce102" table:formula="of:=[.A4]*0.03" office:value-type="currency" office:currency="USD" office:value="947.1021" calcext:value-type="currency" table:number-columns-spanned="2" table:number-rows-spanned="2">
            <text:p>$947.10</text:p>
          </table:table-cell>
          <table:covered-table-cell table:style-name="ce171"/>
          <table:table-cell table:style-name="ce102" table:formula="of:=[.A4]*0.01" office:value-type="currency" office:currency="USD" office:value="315.7007" calcext:value-type="currency" table:number-columns-spanned="2" table:number-rows-spanned="2">
            <text:p>$315.70</text:p>
          </table:table-cell>
          <table:covered-table-cell table:style-name="ce171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3]=&quot;&quot;; [.J63]=&quot;&quot;); &quot;&quot;; [.J63]*0.03 + [.I63]*3)">
            <text:p/>
          </table:table-cell>
          <table:table-cell/>
          <table:covered-table-cell table:number-columns-repeated="4" table:style-name="ce171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4]=&quot;&quot;; [.J64]=&quot;&quot;); &quot;&quot;; [.J64]*0.03 + [.I64]*3)">
            <text:p/>
          </table:table-cell>
          <table:table-cell table:number-columns-repeated="4"/>
          <table:table-cell office:value-type="string" calcext:value-type="string">
            <text:p>POTVRDJENO </text:p>
          </table:table-cell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5]=&quot;&quot;; [.J65]=&quot;&quot;); &quot;&quot;; [.J65]*0.03 + [.I65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6]=&quot;&quot;; [.J66]=&quot;&quot;); &quot;&quot;; [.J66]*0.03 + [.I66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7]=&quot;&quot;; [.J67]=&quot;&quot;); &quot;&quot;; [.J67]*0.03 + [.I67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8]=&quot;&quot;; [.J68]=&quot;&quot;); &quot;&quot;; [.J68]*0.03 + [.I68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69]=&quot;&quot;; [.J69]=&quot;&quot;); &quot;&quot;; [.J69]*0.03 + [.I69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0]=&quot;&quot;; [.J70]=&quot;&quot;); &quot;&quot;; [.J70]*0.03 + [.I70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1]=&quot;&quot;; [.J71]=&quot;&quot;); &quot;&quot;; [.J71]*0.03 + [.I71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2]=&quot;&quot;; [.J72]=&quot;&quot;); &quot;&quot;; [.J72]*0.03 + [.I72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3]=&quot;&quot;; [.J73]=&quot;&quot;); &quot;&quot;; [.J73]*0.03 + [.I73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4]=&quot;&quot;; [.J74]=&quot;&quot;); &quot;&quot;; [.J74]*0.03 + [.I74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5]=&quot;&quot;; [.J75]=&quot;&quot;); &quot;&quot;; [.J75]*0.03 + [.I75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6]=&quot;&quot;; [.J76]=&quot;&quot;); &quot;&quot;; [.J76]*0.03 + [.I76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7]=&quot;&quot;; [.J77]=&quot;&quot;); &quot;&quot;; [.J77]*0.03 + [.I77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8]=&quot;&quot;; [.J78]=&quot;&quot;); &quot;&quot;; [.J78]*0.03 + [.I78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79]=&quot;&quot;; [.J79]=&quot;&quot;); &quot;&quot;; [.J79]*0.03 + [.I79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0]=&quot;&quot;; [.J80]=&quot;&quot;); &quot;&quot;; [.J80]*0.03 + [.I80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1]=&quot;&quot;; [.J81]=&quot;&quot;); &quot;&quot;; [.J81]*0.03 + [.I81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2]=&quot;&quot;; [.J82]=&quot;&quot;); &quot;&quot;; [.J82]*0.03 + [.I82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3]=&quot;&quot;; [.J83]=&quot;&quot;); &quot;&quot;; [.J83]*0.03 + [.I83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4]=&quot;&quot;; [.J84]=&quot;&quot;); &quot;&quot;; [.J84]*0.03 + [.I84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5]=&quot;&quot;; [.J85]=&quot;&quot;); &quot;&quot;; [.J85]*0.03 + [.I85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6]=&quot;&quot;; [.J86]=&quot;&quot;); &quot;&quot;; [.J86]*0.03 + [.I86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7]=&quot;&quot;; [.J87]=&quot;&quot;); &quot;&quot;; [.J87]*0.03 + [.I87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8]=&quot;&quot;; [.J88]=&quot;&quot;); &quot;&quot;; [.J88]*0.03 + [.I88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89]=&quot;&quot;; [.J89]=&quot;&quot;); &quot;&quot;; [.J89]*0.03 + [.I89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90]=&quot;&quot;; [.J90]=&quot;&quot;); &quot;&quot;; [.J90]*0.03 + [.I90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91]=&quot;&quot;; [.J91]=&quot;&quot;); &quot;&quot;; [.J91]*0.03 + [.I91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92]=&quot;&quot;; [.J92]=&quot;&quot;); &quot;&quot;; [.J92]*0.03 + [.I92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93]=&quot;&quot;; [.J93]=&quot;&quot;); &quot;&quot;; [.J93]*0.03 + [.I93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IF(OR([.I94]=&quot;&quot;; [.J94]=&quot;&quot;); &quot;&quot;; [.J94]*0.03 + [.I94]*3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3" table:number-rows-repeated="1334">
          <table:table-cell table:number-columns-repeated="33"/>
          <table:table-cell table:style-name="ce183" table:number-columns-repeated="328"/>
        </table:table-row>
        <table:table-row table:style-name="ro3" table:number-rows-repeated="1047147">
          <table:table-cell table:number-columns-repeated="361"/>
        </table:table-row>
        <table:table-row table:style-name="ro3">
          <table:table-cell table:number-columns-repeated="361"/>
        </table:table-row>
      </table:table>
      <table:table table:name="Vence6" table:style-name="ta1">
        <table:table-column table:style-name="co1" table:number-columns-repeated="10" table:default-cell-style-name="ce35"/>
        <table:table-column table:style-name="co1" table:default-cell-style-name="ce173"/>
        <table:table-column table:style-name="co1" table:number-columns-repeated="22" table:default-cell-style-name="ce35"/>
        <table:table-column table:style-name="co1" table:number-columns-repeated="328" table:default-cell-style-name="ce185"/>
        <table:table-row table:style-name="ro1"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9" office:value-type="string" calcext:value-type="string" table:number-columns-spanned="1" table:number-rows-spanned="2">
            <text:p>Hours</text:p>
            <text:p>Worked</text:p>
          </table:table-cell>
          <table:table-cell table:style-name="ce140"/>
          <table:table-cell table:style-name="ce208" office:value-type="string" calcext:value-type="string" table:number-columns-spanned="1" table:number-rows-spanned="2">
            <text:p>Daily earnings</text:p>
            <text:p>7%</text:p>
          </table:table-cell>
          <table:table-cell table:style-name="ce174" table:number-columns-repeated="2"/>
          <table:table-cell table:number-columns-repeated="4"/>
          <table:table-cell table:style-name="ce177" table:number-columns-repeated="16"/>
          <table:table-cell table:style-name="ce183" table:number-columns-repeated="328"/>
        </table:table-row>
        <table:table-row table:style-name="ro1">
          <table:table-cell table:style-name="ce100" office:value-type="string" calcext:value-type="string" table:number-columns-spanned="2" table:number-rows-spanned="2">
            <text:p>NET Sales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ommission from</text:p>
            <text:p> Sales 3%</text:p>
          </table:table-cell>
          <table:covered-table-cell table:style-name="ce19"/>
          <table:table-cell table:style-name="ce126" office:value-type="string" calcext:value-type="string">
            <text:p><text:s/>chatter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Shift</text:p>
          </table:table-cell>
          <table:covered-table-cell table:style-name="ce19"/>
          <table:covered-table-cell table:style-name="ce137"/>
          <table:table-cell table:style-name="ce141" office:value-type="string" calcext:value-type="string">
            <text:p>NETSales</text:p>
          </table:table-cell>
          <table:covered-table-cell table:style-name="ce146"/>
          <table:table-cell/>
          <table:table-cell table:style-name="ce100" office:value-type="string" calcext:value-type="string" table:number-columns-spanned="3" table:number-rows-spanned="3">
            <text:p>Total due chatter pay /</text:p>
            <text:p>CM %pay combined</text:p>
          </table:table-cell>
          <table:covered-table-cell table:number-columns-repeated="2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Voki</text:p>
          </table:table-cell>
          <table:table-cell table:style-name="ce135" office:value-type="string" calcext:value-type="string">
            <text:p>30.9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22" calcext:value-type="currency">
            <text:p>$522.00</text:p>
          </table:table-cell>
          <table:table-cell table:style-name="ce102" office:value-type="currency" office:currency="USD" office:value="15.66" calcext:value-type="currency">
            <text:p>$15.66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2" table:formula="of:=SUM([.J:.J])" office:value-type="currency" office:currency="USD" office:value="19816.93" calcext:value-type="currency" table:number-columns-spanned="2" table:number-rows-spanned="2">
            <text:p>$19,816.93</text:p>
          </table:table-cell>
          <table:covered-table-cell table:style-name="ce146"/>
          <table:table-cell table:style-name="ce102" table:formula="of:=[.A4]*0.03" office:value-type="currency" office:currency="USD" office:value="594.5079" calcext:value-type="currency" table:number-columns-spanned="2" table:number-rows-spanned="2">
            <text:p>$594.51</text:p>
          </table:table-cell>
          <table:covered-table-cell table:style-name="ce146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95" calcext:value-type="currency">
            <text:p>$295.00</text:p>
          </table:table-cell>
          <table:table-cell table:style-name="ce102" table:formula="of:=[.J4]*0.03+[.I4]*1.5" office:value-type="currency" office:currency="USD" office:value="20.85" calcext:value-type="currency">
            <text:p>$20.85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Andreja</text:p>
          </table:table-cell>
          <table:table-cell table:style-name="ce135" office:value-type="string" calcext:value-type="string">
            <text:p>1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64.8" calcext:value-type="currency">
            <text:p>$464.80</text:p>
          </table:table-cell>
          <table:table-cell table:style-name="ce102" table:formula="of:=[.J5]*0.03+[.I5]*1.5" office:value-type="currency" office:currency="USD" office:value="25.944" calcext:value-type="currency">
            <text:p>$25.94</text:p>
          </table:table-cell>
          <table:table-cell/>
          <table:table-cell table:style-name="ce153" table:formula="of:=[.A12]+[.C12]" office:value-type="currency" office:currency="USD" office:value="1933.8272" calcext:value-type="currency" table:number-columns-spanned="3" table:number-rows-spanned="3">
            <text:p>$1,933.83</text:p>
          </table:table-cell>
          <table:covered-table-cell table:number-columns-repeated="2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6"/>
          <table:table-cell table:style-name="ce19"/>
          <table:table-cell table:style-name="ce106"/>
          <table:table-cell table:style-name="ce19"/>
          <table:table-cell table:style-name="ce130" office:value-type="string" calcext:value-type="string">
            <text:p>Filip</text:p>
          </table:table-cell>
          <table:table-cell table:style-name="ce135" office:value-type="string" calcext:value-type="string">
            <text:p>1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376" calcext:value-type="currency">
            <text:p>$1,376.00</text:p>
          </table:table-cell>
          <table:table-cell table:style-name="ce102" table:formula="of:=[.J6]*0.03+[.I6]*1.5" office:value-type="currency" office:currency="USD" office:value="53.28" calcext:value-type="currency">
            <text:p>$53.28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20" calcext:value-type="currency">
            <text:p>$820.00</text:p>
          </table:table-cell>
          <table:table-cell table:style-name="ce102" table:formula="of:=[.J7]*0.03+[.I7]*1.5" office:value-type="currency" office:currency="USD" office:value="36.6" calcext:value-type="currency">
            <text:p>$36.60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8"/>
          <table:table-cell table:style-name="ce171"/>
          <table:table-cell table:style-name="ce119"/>
          <table:table-cell table:style-name="ce171"/>
          <table:table-cell table:style-name="ce130" office:value-type="string" calcext:value-type="string">
            <text:p>Masa</text:p>
          </table:table-cell>
          <table:table-cell table:style-name="ce135" office:value-type="string" calcext:value-type="string">
            <text:p>2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48" calcext:value-type="currency">
            <text:p>$148.00</text:p>
          </table:table-cell>
          <table:table-cell table:style-name="ce102" table:formula="of:=[.J8]*0.03+[.I8]*1.5" office:value-type="currency" office:currency="USD" office:value="16.44" calcext:value-type="currency">
            <text:p>$16.44</text:p>
          </table:table-cell>
          <table:table-cell table:number-columns-repeated="6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Voki</text:p>
          </table:table-cell>
          <table:table-cell table:style-name="ce135" office:value-type="string" calcext:value-type="string">
            <text:p>2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19.2" calcext:value-type="currency">
            <text:p>$419.20</text:p>
          </table:table-cell>
          <table:table-cell table:style-name="ce102" table:formula="of:=[.J9]*0.03+[.I9]*1.5" office:value-type="currency" office:currency="USD" office:value="24.576" calcext:value-type="currency">
            <text:p>$24.58</text:p>
          </table:table-cell>
          <table:table-cell table:number-columns-repeated="6"/>
          <table:table-cell table:style-name="ce200"/>
          <table:table-cell table:style-name="ce50" table:number-columns-repeated="15"/>
          <table:table-cell table:style-name="ce183" table:number-columns-repeated="328"/>
        </table:table-row>
        <table:table-row table:style-name="ro1">
          <table:table-cell table:style-name="ce190" office:value-type="string" calcext:value-type="string" table:number-columns-spanned="2" table:number-rows-spanned="2">
            <text:p>CM % from </text:p>
            <text:p>Net Sales 4%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hatter Pay</text:p>
          </table:table-cell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3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52" calcext:value-type="currency">
            <text:p>$452.00</text:p>
          </table:table-cell>
          <table:table-cell table:style-name="ce102" table:formula="of:=[.J10]*0.03+[.I10]*1.5" office:value-type="currency" office:currency="USD" office:value="25.56" calcext:value-type="currency">
            <text:p>$25.56</text:p>
          </table:table-cell>
          <table:table-cell table:number-columns-repeated="3"/>
          <table:table-cell table:style-name="ce209"/>
          <table:table-cell table:number-columns-repeated="2" table:style-name="ce210" office:value-type="string" calcext:value-type="string">
            <text:p>Isplaceno</text:p>
          </table:table-cell>
          <table:table-cell table:style-name="ce200"/>
          <table:table-cell table:style-name="ce210" office:value-type="string" calcext:value-type="string">
            <text:p>Isplaceno</text:p>
          </table:table-cell>
          <table:table-cell table:style-name="ce200"/>
          <table:table-cell table:style-name="ce210" office:value-type="string" calcext:value-type="string">
            <text:p>Isplaceno</text:p>
          </table:table-cell>
          <table:table-cell table:style-name="ce211"/>
          <table:table-cell table:style-name="ce210" office:value-type="string" calcext:value-type="string">
            <text:p>Isplaceno</text:p>
          </table:table-cell>
          <table:table-cell table:style-name="ce50" table:number-columns-repeated="3"/>
          <table:table-cell table:style-name="ce212"/>
          <table:table-cell table:style-name="ce213" office:value-type="string" calcext:value-type="string">
            <text:p>Isplaceno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style-name="ce191" office:value-type="string" calcext:value-type="string">
            <text:p>Net Sales 4%</text:p>
          </table:covered-table-cell>
          <table:covered-table-cell table:number-columns-repeated="3" table:style-name="ce19"/>
          <table:table-cell table:style-name="ce130" office:value-type="string" calcext:value-type="string">
            <text:p>Andreja</text:p>
          </table:table-cell>
          <table:table-cell table:style-name="ce135" office:value-type="string" calcext:value-type="string">
            <text:p>3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88.8" calcext:value-type="currency">
            <text:p>$388.80</text:p>
          </table:table-cell>
          <table:table-cell table:style-name="ce102" table:formula="of:=[.J11]*0.03+[.I11]*1.5" office:value-type="currency" office:currency="USD" office:value="23.664" calcext:value-type="currency">
            <text:p>$23.66</text:p>
          </table:table-cell>
          <table:table-cell/>
          <table:table-cell table:style-name="ce195" office:value-type="string" calcext:value-type="string" table:number-columns-spanned="2" table:number-rows-spanned="1">
            <text:p>Stojanovic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Pat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Vezilije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Andrej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Filip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Welj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Cale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Voki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table:formula="of:=[.A4]*0.04" office:value-type="currency" office:currency="USD" office:value="792.6772" calcext:value-type="currency" table:number-columns-spanned="2" table:number-rows-spanned="2">
            <text:p>$792.68</text:p>
          </table:table-cell>
          <table:covered-table-cell table:style-name="ce171"/>
          <table:table-cell table:style-name="ce102" table:formula="of:=+[.M31]+[.O31]+[.Q31]+[.S31]+[.U31]+[.W31]+[.Y31]+[.AA31]+[.M54]+[.O54]+[.Q54]+[.S54]+[.U54]+[.W54]+[.Y54]+[.AA54]" office:value-type="currency" office:currency="USD" office:value="1141.15" calcext:value-type="currency" table:number-columns-spanned="2" table:number-rows-spanned="2">
            <text:p>$1,141.15</text:p>
          </table:table-cell>
          <table:covered-table-cell table:style-name="ce171"/>
          <table:table-cell table:style-name="ce130" office:value-type="string" calcext:value-type="string">
            <text:p>Voki</text:p>
          </table:table-cell>
          <table:table-cell table:style-name="ce135" office:value-type="string" calcext:value-type="string">
            <text:p>3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63.45" calcext:value-type="currency">
            <text:p>$563.45</text:p>
          </table:table-cell>
          <table:table-cell table:style-name="ce102" table:formula="of:=[.J12]*0.03+[.I12]*1.5" office:value-type="currency" office:currency="USD" office:value="28.9035" calcext:value-type="currency">
            <text:p>$28.90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4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38.95" calcext:value-type="currency">
            <text:p>$638.95</text:p>
          </table:table-cell>
          <table:table-cell table:style-name="ce102" table:formula="of:=[.J13]*0.03+[.I13]*1.5" office:value-type="currency" office:currency="USD" office:value="31.1685" calcext:value-type="currency">
            <text:p>$31.17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295" calcext:value-type="currency">
            <text:p>$295.00</text:p>
          </table:table-cell>
          <table:table-cell table:style-name="ce198" office:value-type="currency" office:currency="USD" office:value="15.32" calcext:value-type="currency">
            <text:p>$15.32</text:p>
          </table:table-cell>
          <table:table-cell table:style-name="ce143" office:value-type="currency" office:currency="USD" office:value="306.4" calcext:value-type="currency">
            <text:p>$306.40</text:p>
          </table:table-cell>
          <table:table-cell table:style-name="ce198"/>
          <table:table-cell table:style-name="ce143" office:value-type="currency" office:currency="USD" office:value="464.8" calcext:value-type="currency">
            <text:p>$464.80</text:p>
          </table:table-cell>
          <table:table-cell table:style-name="ce198" office:value-type="currency" office:currency="USD" office:value="53.28" calcext:value-type="currency">
            <text:p>$53.28</text:p>
          </table:table-cell>
          <table:table-cell table:style-name="ce143" office:value-type="currency" office:currency="USD" office:value="1376" calcext:value-type="currency">
            <text:p>$1,376.00</text:p>
          </table:table-cell>
          <table:table-cell table:style-name="ce198" office:value-type="currency" office:currency="USD" office:value="24.68" calcext:value-type="currency">
            <text:p>$24.68</text:p>
          </table:table-cell>
          <table:table-cell table:style-name="ce143" office:value-type="currency" office:currency="USD" office:value="422.75" calcext:value-type="currency">
            <text:p>$422.75</text:p>
          </table:table-cell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522" calcext:value-type="currency">
            <text:p>$522.00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4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45.45" calcext:value-type="currency">
            <text:p>$945.45</text:p>
          </table:table-cell>
          <table:table-cell table:style-name="ce102" table:formula="of:=[.J14]*0.03+[.I14]*1.5" office:value-type="currency" office:currency="USD" office:value="40.3635" calcext:value-type="currency">
            <text:p>$40.36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820" calcext:value-type="currency">
            <text:p>$820.00</text:p>
          </table:table-cell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388.8" calcext:value-type="currency">
            <text:p>$388.80</text:p>
          </table:table-cell>
          <table:table-cell table:style-name="ce198" office:value-type="currency" office:currency="USD" office:value="18.51" calcext:value-type="currency">
            <text:p>$18.51</text:p>
          </table:table-cell>
          <table:table-cell table:style-name="ce143" office:value-type="currency" office:currency="USD" office:value="217" calcext:value-type="currency">
            <text:p>$217.0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419.2" calcext:value-type="currency">
            <text:p>$419.20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2">
          <table:table-cell table:style-name="ce116"/>
          <table:table-cell table:style-name="ce19"/>
          <table:table-cell table:style-name="ce116"/>
          <table:table-cell table:style-name="ce19"/>
          <table:table-cell table:style-name="ce130" office:value-type="string" calcext:value-type="string">
            <text:p>Filip</text:p>
          </table:table-cell>
          <table:table-cell table:style-name="ce135" office:value-type="string" calcext:value-type="string">
            <text:p>4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17" calcext:value-type="currency">
            <text:p>$217.00</text:p>
          </table:table-cell>
          <table:table-cell table:style-name="ce102" table:formula="of:=[.J15]*0.03+[.I15]*1.5" office:value-type="currency" office:currency="USD" office:value="18.51" calcext:value-type="currency">
            <text:p>$18.51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452" calcext:value-type="currency">
            <text:p>$452.00</text:p>
          </table:table-cell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400.8" calcext:value-type="currency">
            <text:p>$400.80</text:p>
          </table:table-cell>
          <table:table-cell table:style-name="ce198" office:value-type="currency" office:currency="USD" office:value="20.82" calcext:value-type="currency">
            <text:p>$20.82</text:p>
          </table:table-cell>
          <table:table-cell table:style-name="ce143" office:value-type="currency" office:currency="USD" office:value="294" calcext:value-type="currency">
            <text:p>$294.0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563.45" calcext:value-type="currency">
            <text:p>$563.45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vezilije</text:p>
          </table:table-cell>
          <table:table-cell table:style-name="ce135" office:value-type="string" calcext:value-type="string">
            <text:p>5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06.4" calcext:value-type="currency">
            <text:p>$306.40</text:p>
          </table:table-cell>
          <table:table-cell table:style-name="ce102" table:formula="of:=[.J16]*0.03+[.I16]*1.5" office:value-type="currency" office:currency="USD" office:value="21.192" calcext:value-type="currency">
            <text:p>$21.19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638.95" calcext:value-type="currency">
            <text:p>$638.95</text:p>
          </table:table-cell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0" calcext:value-type="currency">
            <text:p>$0.00</text:p>
          </table:table-cell>
          <table:table-cell table:style-name="ce198" office:value-type="currency" office:currency="USD" office:value="21.12" calcext:value-type="currency">
            <text:p>$21.12</text:p>
          </table:table-cell>
          <table:table-cell table:style-name="ce143" office:value-type="currency" office:currency="USD" office:value="304" calcext:value-type="currency">
            <text:p>$304.0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248.56" calcext:value-type="currency">
            <text:p>$248.56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9"/>
          <table:table-cell table:style-name="ce171"/>
          <table:table-cell table:style-name="ce206"/>
          <table:table-cell table:style-name="ce207"/>
          <table:table-cell table:style-name="ce130" office:value-type="string" calcext:value-type="string">
            <text:p>Masa</text:p>
          </table:table-cell>
          <table:table-cell table:style-name="ce135" office:value-type="string" calcext:value-type="string">
            <text:p>5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95.18" calcext:value-type="currency">
            <text:p>$295.18</text:p>
          </table:table-cell>
          <table:table-cell table:style-name="ce102" table:formula="of:=[.J17]*0.03+[.I17]*1.5" office:value-type="currency" office:currency="USD" office:value="20.8554" calcext:value-type="currency">
            <text:p>$20.86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292.55" calcext:value-type="currency">
            <text:p>$292.55</text:p>
          </table:table-cell>
          <table:table-cell table:style-name="ce198"/>
          <table:table-cell table:style-name="ce143"/>
          <table:table-cell table:style-name="ce198" office:value-type="currency" office:currency="USD" office:value="62.72" calcext:value-type="currency">
            <text:p>$62.72</text:p>
          </table:table-cell>
          <table:table-cell table:style-name="ce143"/>
          <table:table-cell table:style-name="ce198" office:value-type="currency" office:currency="USD" office:value="25.53" calcext:value-type="currency">
            <text:p>$25.53</text:p>
          </table:table-cell>
          <table:table-cell table:style-name="ce143" office:value-type="currency" office:currency="USD" office:value="451" calcext:value-type="currency">
            <text:p>$451.0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555.56" calcext:value-type="currency">
            <text:p>$555.56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Penalties</text:p>
          </table:table-cell>
          <table:covered-table-cell table:style-name="ce19"/>
          <table:table-cell table:style-name="ce130" office:value-type="string" calcext:value-type="string">
            <text:p>Filip</text:p>
          </table:table-cell>
          <table:table-cell table:style-name="ce135" office:value-type="string" calcext:value-type="string">
            <text:p>5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94" calcext:value-type="currency">
            <text:p>$294.00</text:p>
          </table:table-cell>
          <table:table-cell table:style-name="ce102" table:formula="of:=[.J18]*0.03+[.I18]*1.5" office:value-type="currency" office:currency="USD" office:value="20.82" calcext:value-type="currency">
            <text:p>$20.82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795.2" calcext:value-type="currency">
            <text:p>$795.2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0" calcext:value-type="currency">
            <text:p>$0.0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160" calcext:value-type="currency">
            <text:p>$160.00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Welja</text:p>
          </table:table-cell>
          <table:table-cell table:style-name="ce135" office:value-type="string" calcext:value-type="string">
            <text:p>6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22.75" calcext:value-type="currency">
            <text:p>$422.75</text:p>
          </table:table-cell>
          <table:table-cell table:style-name="ce102" table:formula="of:=[.J19]*0.03+[.I19]*1.5" office:value-type="currency" office:currency="USD" office:value="24.6825" calcext:value-type="currency">
            <text:p>$24.68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590.15" calcext:value-type="currency">
            <text:p>$590.15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152" calcext:value-type="currency">
            <text:p>$152.00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office:value-type="currency" office:currency="USD" office:value="30" calcext:value-type="currency" table:number-columns-spanned="2" table:number-rows-spanned="2">
            <text:p>$30.00</text:p>
          </table:table-cell>
          <table:covered-table-cell table:style-name="ce146"/>
          <table:table-cell table:style-name="ce102" office:value-type="currency" office:currency="USD" office:value="74" calcext:value-type="currency" table:number-columns-spanned="2" table:number-rows-spanned="2">
            <text:p>$74.00</text:p>
          </table:table-cell>
          <table:covered-table-cell table:style-name="ce146"/>
          <table:table-cell table:style-name="ce130" office:value-type="string" calcext:value-type="string">
            <text:p>Masa</text:p>
          </table:table-cell>
          <table:table-cell table:style-name="ce135" office:value-type="string" calcext:value-type="string">
            <text:p>6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790.05" calcext:value-type="currency">
            <text:p>$790.05</text:p>
          </table:table-cell>
          <table:table-cell table:style-name="ce102" table:formula="of:=[.J20]*0.03+[.I20]*1.5" office:value-type="currency" office:currency="USD" office:value="35.7015" calcext:value-type="currency">
            <text:p>$35.7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810.4" calcext:value-type="currency">
            <text:p>$810.4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82.4" calcext:value-type="currency">
            <text:p>$82.40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<text:s/>chatter</text:p>
          </table:table-cell>
          <table:table-cell table:style-name="ce135" office:value-type="string" calcext:value-type="string">
            <text:p>6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48.56" calcext:value-type="currency">
            <text:p>$248.56</text:p>
          </table:table-cell>
          <table:table-cell table:style-name="ce102" table:formula="of:=[.J21]*0.03+[.I21]*1.5" office:value-type="currency" office:currency="USD" office:value="19.4568" calcext:value-type="currency">
            <text:p>$19.46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834.4" calcext:value-type="currency">
            <text:p>$834.4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35.05" calcext:value-type="currency">
            <text:p>$135.05</text:p>
          </table:table-cell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7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4.24" calcext:value-type="currency">
            <text:p>$94.24</text:p>
          </table:table-cell>
          <table:table-cell table:style-name="ce102" table:formula="of:=[.J22]*0.03+[.I22]*1.5" office:value-type="currency" office:currency="USD" office:value="14.8272" calcext:value-type="currency">
            <text:p>$14.83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768" calcext:value-type="currency">
            <text:p>$768.0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Masa</text:p>
          </table:table-cell>
          <table:table-cell table:style-name="ce135" office:value-type="string" calcext:value-type="string">
            <text:p>7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33.59" calcext:value-type="currency">
            <text:p>$633.59</text:p>
          </table:table-cell>
          <table:table-cell table:style-name="ce102" table:formula="of:=[.J23]*0.03+[.I23]*1.5" office:value-type="currency" office:currency="USD" office:value="31.0077" calcext:value-type="currency">
            <text:p>$31.01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804" calcext:value-type="currency">
            <text:p>$804.0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23"/>
          <table:table-cell table:style-name="ce19" table:number-columns-repeated="3"/>
          <table:table-cell table:style-name="ce130" office:value-type="string" calcext:value-type="string">
            <text:p>Filip</text:p>
          </table:table-cell>
          <table:table-cell table:style-name="ce135" office:value-type="string" calcext:value-type="string">
            <text:p>7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04" calcext:value-type="currency">
            <text:p>$304.00</text:p>
          </table:table-cell>
          <table:table-cell table:style-name="ce102" table:formula="of:=[.J24]*0.03+[.I24]*1.5" office:value-type="currency" office:currency="USD" office:value="21.12" calcext:value-type="currency">
            <text:p>$21.12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76.94" calcext:value-type="currency">
            <text:p>$476.94</text:p>
          </table:table-cell>
          <table:table-cell table:style-name="ce143" office:value-type="string" calcext:value-type="string">
            <text:p>3$h3%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Welja</text:p>
          </table:table-cell>
          <table:table-cell table:style-name="ce135" office:value-type="string" calcext:value-type="string">
            <text:p>8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[.J25]*0.03+[.I25]*1.5" office:value-type="currency" office:currency="USD" office:value="12" calcext:value-type="currency">
            <text:p>$12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8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25.52" calcext:value-type="currency">
            <text:p>$225.52</text:p>
          </table:table-cell>
          <table:table-cell table:style-name="ce102" table:formula="of:=[.J26]*0.03+[.I26]*1.5" office:value-type="currency" office:currency="USD" office:value="18.7656" calcext:value-type="currency">
            <text:p>$18.77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Filip</text:p>
          </table:table-cell>
          <table:table-cell table:style-name="ce135" office:value-type="string" calcext:value-type="string">
            <text:p>8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51" calcext:value-type="currency">
            <text:p>$451.00</text:p>
          </table:table-cell>
          <table:table-cell table:style-name="ce102" table:formula="of:=[.J27]*0.03+[.I27]*1.5" office:value-type="currency" office:currency="USD" office:value="25.53" calcext:value-type="currency">
            <text:p>$25.53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9" table:number-columns-spanned="2" table:number-rows-spanned="2"/>
          <table:covered-table-cell table:style-name="ce171"/>
          <table:table-cell table:style-name="ce119" table:number-columns-spanned="2" table:number-rows-spanned="2"/>
          <table:covered-table-cell table:style-name="ce171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9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92.55" calcext:value-type="currency">
            <text:p>$292.55</text:p>
          </table:table-cell>
          <table:table-cell table:style-name="ce102" table:formula="of:=[.J28]*0.03+[.I28]*1.5" office:value-type="currency" office:currency="USD" office:value="20.7765" calcext:value-type="currency">
            <text:p>$20.78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Filip</text:p>
          </table:table-cell>
          <table:table-cell table:style-name="ce135" office:value-type="string" calcext:value-type="string">
            <text:p>9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[.J29]*0.03+[.I29]*1.5" office:value-type="currency" office:currency="USD" office:value="12" calcext:value-type="currency">
            <text:p>$12.00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voki</text:p>
          </table:table-cell>
          <table:table-cell table:style-name="ce135" office:value-type="string" calcext:value-type="string">
            <text:p>9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55.56" calcext:value-type="currency">
            <text:p>$555.56</text:p>
          </table:table-cell>
          <table:table-cell table:style-name="ce102" table:formula="of:=[.J30]*0.03+[.I30]*1.5" office:value-type="currency" office:currency="USD" office:value="28.6668" calcext:value-type="currency">
            <text:p>$28.67</text:p>
          </table:table-cell>
          <table:table-cell/>
          <table:covered-table-cell table:number-columns-repeated="16"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0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795.2" calcext:value-type="currency">
            <text:p>$795.20</text:p>
          </table:table-cell>
          <table:table-cell table:style-name="ce102" table:formula="of:=[.J31]*0.03+[.I31]*1.5" office:value-type="currency" office:currency="USD" office:value="35.856" calcext:value-type="currency">
            <text:p>$35.86</text:p>
          </table:table-cell>
          <table:table-cell/>
          <table:table-cell table:style-name="ce155" table:formula="of:=SUM([.M13:.M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O13:.O28])" office:value-type="currency" office:currency="USD" office:value="476.94" calcext:value-type="currency" table:number-columns-spanned="2" table:number-rows-spanned="2">
            <text:p>$476.94</text:p>
          </table:table-cell>
          <table:covered-table-cell table:style-name="ce50"/>
          <table:table-cell table:style-name="ce155" table:formula="of:=SUM([.Q13:.Q28])" office:value-type="currency" office:currency="USD" office:value="15.32" calcext:value-type="currency" table:number-columns-spanned="2" table:number-rows-spanned="2">
            <text:p>$15.32</text:p>
          </table:table-cell>
          <table:covered-table-cell table:style-name="ce50"/>
          <table:table-cell table:style-name="ce155" table:formula="of:=SUM([.S13:.S28])" office:value-type="currency" office:currency="USD" office:value="62.72" calcext:value-type="currency" table:number-columns-spanned="2" table:number-rows-spanned="2">
            <text:p>$62.72</text:p>
          </table:table-cell>
          <table:covered-table-cell table:style-name="ce50"/>
          <table:table-cell table:style-name="ce155" table:formula="of:=SUM([.U13:.U28])" office:value-type="currency" office:currency="USD" office:value="139.26" calcext:value-type="currency" table:number-columns-spanned="2" table:number-rows-spanned="2">
            <text:p>$139.26</text:p>
          </table:table-cell>
          <table:covered-table-cell table:style-name="ce50"/>
          <table:table-cell table:style-name="ce155" table:formula="of:=SUM([.W13:.W28])" office:value-type="currency" office:currency="USD" office:value="24.68" calcext:value-type="currency" table:number-columns-spanned="2" table:number-rows-spanned="2">
            <text:p>$24.68</text:p>
          </table:table-cell>
          <table:covered-table-cell table:style-name="ce50"/>
          <table:table-cell table:style-name="ce155" table:formula="of:=SUM([.Y13:.Y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13:.AA28])" office:value-type="currency" office:currency="USD" office:value="135.05" calcext:value-type="currency" table:number-columns-spanned="2" table:number-rows-spanned="2">
            <text:p>$135.05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0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12.71" calcext:value-type="currency">
            <text:p>$612.71</text:p>
          </table:table-cell>
          <table:table-cell table:style-name="ce102" table:formula="of:=[.J32]*0.03+[.I32]*1.5" office:value-type="currency" office:currency="USD" office:value="30.3813" calcext:value-type="currency">
            <text:p>$30.38</text:p>
          </table:table-cell>
          <table:table-cell/>
          <table:covered-table-cell table:number-columns-repeated="16" table:style-name="ce50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5" table:number-columns-spanned="1" table:number-rows-spanned="2"/>
          <table:table-cell table:style-name="ce183" table:number-columns-repeated="327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voki</text:p>
          </table:table-cell>
          <table:table-cell table:style-name="ce135" office:value-type="string" calcext:value-type="string">
            <text:p>10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60" calcext:value-type="currency">
            <text:p>$160.00</text:p>
          </table:table-cell>
          <table:table-cell table:style-name="ce102" table:formula="of:=[.J33]*0.03+[.I33]*1.5" office:value-type="currency" office:currency="USD" office:value="16.8" calcext:value-type="currency">
            <text:p>$16.80</text:p>
          </table:table-cell>
          <table:table-cell/>
          <table:table-cell table:style-name="ce50"/>
          <table:table-cell table:style-name="ce200"/>
          <table:table-cell table:style-name="ce50"/>
          <table:table-cell table:style-name="ce210" office:value-type="string" calcext:value-type="string">
            <text:p>Isplaceno</text:p>
          </table:table-cell>
          <table:table-cell table:style-name="ce50"/>
          <table:table-cell table:style-name="ce210" office:value-type="string" calcext:value-type="string">
            <text:p>Isplaceno</text:p>
          </table:table-cell>
          <table:table-cell table:style-name="ce50"/>
          <table:table-cell table:style-name="ce200"/>
          <table:table-cell table:style-name="ce50" table:number-columns-repeated="7"/>
          <table:table-cell table:style-name="ce200"/>
          <table:covered-table-cell table:number-columns-repeated="5"/>
          <table:covered-table-cell table:style-name="ce35"/>
          <table:table-cell table:style-name="ce183" table:number-columns-repeated="327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1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90.15" calcext:value-type="currency">
            <text:p>$590.15</text:p>
          </table:table-cell>
          <table:table-cell table:style-name="ce102" table:formula="of:=[.J34]*0.03+[.I34]*1.5" office:value-type="currency" office:currency="USD" office:value="29.7045" calcext:value-type="currency">
            <text:p>$29.70</text:p>
          </table:table-cell>
          <table:table-cell/>
          <table:table-cell table:style-name="ce195" office:value-type="string" calcext:value-type="string" table:number-columns-spanned="2" table:number-rows-spanned="1">
            <text:p>Pikac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Mas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Klaudija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Andreja</text:p>
          </table:table-cell>
          <table:table-cell table:style-name="ce135" office:value-type="string" calcext:value-type="string">
            <text:p>11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00.8" calcext:value-type="currency">
            <text:p>$400.80</text:p>
          </table:table-cell>
          <table:table-cell table:style-name="ce102" table:formula="of:=[.J35]*0.03+[.I35]*1.5" office:value-type="currency" office:currency="USD" office:value="24.024" calcext:value-type="currency">
            <text:p>$24.02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covered-table-cell table:number-columns-repeated="5" table:style-name="ce50"/>
          <table:table-cell table:style-name="ce183" table:number-columns-repeated="328"/>
        </table:table-row>
        <table:table-row table:style-name="ro1">
          <table:table-cell table:style-name="ce119" table:number-columns-spanned="2" table:number-rows-spanned="2"/>
          <table:covered-table-cell table:style-name="ce171"/>
          <table:table-cell table:style-name="ce119" table:number-columns-spanned="2" table:number-rows-spanned="2"/>
          <table:covered-table-cell table:style-name="ce171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1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12.25" calcext:value-type="currency">
            <text:p>$512.25</text:p>
          </table:table-cell>
          <table:table-cell table:style-name="ce102" table:formula="of:=[.J36]*0.03+[.I36]*1.5" office:value-type="currency" office:currency="USD" office:value="27.3675" calcext:value-type="currency">
            <text:p>$27.37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148" calcext:value-type="currency">
            <text:p>$148.00</text:p>
          </table:table-cell>
          <table:table-cell table:style-name="ce198"/>
          <table:table-cell table:style-name="ce143" office:value-type="currency" office:currency="USD" office:value="945.45" calcext:value-type="currency">
            <text:p>$945.45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2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10.4" calcext:value-type="currency">
            <text:p>$810.40</text:p>
          </table:table-cell>
          <table:table-cell table:style-name="ce102" table:formula="of:=[.J37]*0.03+[.I37]*1.5" office:value-type="currency" office:currency="USD" office:value="36.312" calcext:value-type="currency">
            <text:p>$36.31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 office:value-type="string" calcext:value-type="string">
            <text:p>295,18</text:p>
          </table:table-cell>
          <table:table-cell table:style-name="ce198"/>
          <table:table-cell table:style-name="ce143" office:value-type="currency" office:currency="USD" office:value="94.24" calcext:value-type="currency">
            <text:p>$94.24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Andreja</text:p>
          </table:table-cell>
          <table:table-cell table:style-name="ce135" office:value-type="string" calcext:value-type="string">
            <text:p>12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[.J38]*0.03+[.I38]*1.5" office:value-type="currency" office:currency="USD" office:value="12" calcext:value-type="currency">
            <text:p>$12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 office:value-type="string" calcext:value-type="string">
            <text:p>790,05</text:p>
          </table:table-cell>
          <table:table-cell table:style-name="ce198"/>
          <table:table-cell table:style-name="ce143" office:value-type="currency" office:currency="USD" office:value="225.52" calcext:value-type="currency">
            <text:p>$225.52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2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9.46" calcext:value-type="currency">
            <text:p>$99.46</text:p>
          </table:table-cell>
          <table:table-cell table:style-name="ce102" table:formula="of:=[.J39]*0.03+[.I39]*1.5" office:value-type="currency" office:currency="USD" office:value="14.9838" calcext:value-type="currency">
            <text:p>$14.98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 office:value-type="string" calcext:value-type="string">
            <text:p>633,59</text:p>
          </table:table-cell>
          <table:table-cell table:style-name="ce198"/>
          <table:table-cell table:style-name="ce143" office:value-type="currency" office:currency="USD" office:value="612.71" calcext:value-type="currency">
            <text:p>$612.71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3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34.4" calcext:value-type="currency">
            <text:p>$834.40</text:p>
          </table:table-cell>
          <table:table-cell table:style-name="ce102" table:formula="of:=[.J40]*0.03+[.I40]*1.5" office:value-type="currency" office:currency="USD" office:value="37.032" calcext:value-type="currency">
            <text:p>$37.03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299.99" calcext:value-type="currency">
            <text:p>$299.99</text:p>
          </table:table-cell>
          <table:table-cell table:style-name="ce198"/>
          <table:table-cell table:style-name="ce143" office:value-type="currency" office:currency="USD" office:value="512.25" calcext:value-type="currency">
            <text:p>$512.25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Masa</text:p>
          </table:table-cell>
          <table:table-cell table:style-name="ce135" office:value-type="string" calcext:value-type="string">
            <text:p>13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99.99" calcext:value-type="currency">
            <text:p>$299.99</text:p>
          </table:table-cell>
          <table:table-cell table:style-name="ce102" table:formula="of:=[.J41]*0.03+[.I41]*1.5" office:value-type="currency" office:currency="USD" office:value="20.9997" calcext:value-type="currency">
            <text:p>$21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 office:value-type="currency" office:currency="USD" office:value="531.2" calcext:value-type="currency">
            <text:p>$531.20</text:p>
          </table:table-cell>
          <table:table-cell table:style-name="ce198"/>
          <table:table-cell table:style-name="ce143" office:value-type="currency" office:currency="USD" office:value="99.46" calcext:value-type="currency">
            <text:p>$99.46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/>
          <table:table-cell table:style-name="ce194"/>
          <table:table-cell table:style-name="ce19" table:number-columns-repeated="2"/>
          <table:table-cell table:style-name="ce130" office:value-type="string" calcext:value-type="string">
            <text:p>voki</text:p>
          </table:table-cell>
          <table:table-cell table:style-name="ce135" office:value-type="string" calcext:value-type="string">
            <text:p>13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52" calcext:value-type="currency">
            <text:p>$152.00</text:p>
          </table:table-cell>
          <table:table-cell table:style-name="ce102" table:formula="of:=[.J42]*0.03+[.I42]*1.5" office:value-type="currency" office:currency="USD" office:value="16.56" calcext:value-type="currency">
            <text:p>$16.5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152.88" calcext:value-type="currency">
            <text:p>$152.88</text:p>
          </table:table-cell>
          <table:table-cell table:style-name="ce143"/>
          <table:table-cell table:style-name="ce198"/>
          <table:table-cell table:style-name="ce143" office:value-type="currency" office:currency="USD" office:value="199.92" calcext:value-type="currency">
            <text:p>$199.92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4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768" calcext:value-type="currency">
            <text:p>$768.00</text:p>
          </table:table-cell>
          <table:table-cell table:style-name="ce102" table:formula="of:=[.J43]*0.03+[.I43]*1.5" office:value-type="currency" office:currency="USD" office:value="35.04" calcext:value-type="currency">
            <text:p>$35.04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34.3" calcext:value-type="currency">
            <text:p>$134.3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Masa</text:p>
          </table:table-cell>
          <table:table-cell table:style-name="ce135" office:value-type="string" calcext:value-type="string">
            <text:p>14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31.2" calcext:value-type="currency">
            <text:p>$531.20</text:p>
          </table:table-cell>
          <table:table-cell table:style-name="ce102" table:formula="of:=[.J44]*0.03+[.I44]*1.5" office:value-type="currency" office:currency="USD" office:value="27.936" calcext:value-type="currency">
            <text:p>$27.94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voki</text:p>
          </table:table-cell>
          <table:table-cell table:style-name="ce135" office:value-type="string" calcext:value-type="string">
            <text:p>14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2.4" calcext:value-type="currency">
            <text:p>$82.40</text:p>
          </table:table-cell>
          <table:table-cell table:style-name="ce102" table:formula="of:=[.J45]*0.03+[.I45]*1.5" office:value-type="currency" office:currency="USD" office:value="14.472" calcext:value-type="currency">
            <text:p>$14.47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5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04" calcext:value-type="currency">
            <text:p>$804.00</text:p>
          </table:table-cell>
          <table:table-cell table:style-name="ce102" table:formula="of:=[.J46]*0.03+[.I46]*1.5" office:value-type="currency" office:currency="USD" office:value="36.12" calcext:value-type="currency">
            <text:p>$36.12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5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99.92" calcext:value-type="currency">
            <text:p>$199.92</text:p>
          </table:table-cell>
          <table:table-cell table:style-name="ce102" table:formula="of:=[.J47]*0.03+[.I47]*1.5" office:value-type="currency" office:currency="USD" office:value="17.9976" calcext:value-type="currency">
            <text:p>$18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8]*0.03+[.I48]*1.5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9]*0.03+[.I49]*1.5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0]*0.03+[.I50]*1.5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1]*0.03+[.I51]*1.5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2]*0.03+[.I52]*1.5" office:value-type="currency" office:currency="USD" office:value="0" calcext:value-type="currency">
            <text:p>$0.00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3]*0.03+[.I53]*1.5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4]*0.03+[.I54]*1.5" office:value-type="currency" office:currency="USD" office:value="0" calcext:value-type="currency">
            <text:p>$0.00</text:p>
          </table:table-cell>
          <table:table-cell/>
          <table:table-cell table:style-name="ce155" table:formula="of:=SUM([.M36:.M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O36:.O51])" office:value-type="currency" office:currency="USD" office:value="152.88" calcext:value-type="currency" table:number-columns-spanned="2" table:number-rows-spanned="2">
            <text:p>$152.88</text:p>
          </table:table-cell>
          <table:covered-table-cell table:style-name="ce50"/>
          <table:table-cell table:style-name="ce155" table:formula="of:=SUM([.Q36:.Q51])" office:value-type="currency" office:currency="USD" office:value="134.3" calcext:value-type="currency" table:number-columns-spanned="2" table:number-rows-spanned="2">
            <text:p>$134.30</text:p>
          </table:table-cell>
          <table:covered-table-cell table:style-name="ce50"/>
          <table:table-cell table:style-name="ce155" table:formula="of:=SUM([.S36:.S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U36:.U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W36:.W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Y36:.Y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36:.AA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5]*0.03+[.I55]*1.5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6]*0.03+[.I56]*1.5" office:value-type="currency" office:currency="USD" office:value="0" calcext:value-type="currency">
            <text:p>$0.00</text:p>
          </table:table-cell>
          <table:table-cell/>
          <table:table-cell table:style-name="ce37"/>
          <table:table-cell table:style-name="ce201"/>
          <table:table-cell/>
          <table:table-cell table:style-name="ce202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7]*0.03+[.I57]*1.5" office:value-type="currency" office:currency="USD" office:value="0" calcext:value-type="currency">
            <text:p>$0.00</text:p>
          </table:table-cell>
          <table:table-cell/>
          <table:table-cell table:style-name="ce177"/>
          <table:table-cell table:style-name="ce200"/>
          <table:table-cell/>
          <table:table-cell table:style-name="ce202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8]*0.03+[.I58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9]*0.03+[.I59]*1.5" office:value-type="currency" office:currency="USD" office:value="0" calcext:value-type="currency">
            <text:p>$0.00</text:p>
          </table:table-cell>
          <table:table-cell table:number-columns-repeated="4"/>
          <table:table-cell table:style-name="ce210" office:value-type="string" calcext:value-type="string">
            <text:p>POTVRDJENO</text:p>
          </table:table-cell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0]*0.03+[.I60]*1.5" office:value-type="currency" office:currency="USD" office:value="0" calcext:value-type="currency">
            <text:p>$0.00</text:p>
          </table:table-cell>
          <table:table-cell/>
          <table:table-cell table:style-name="ce9" office:value-type="string" calcext:value-type="string" table:number-columns-spanned="2" table:number-rows-spanned="2">
            <text:p>Veljko</text:p>
            <text:p>%3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ale</text:p>
            <text:p>%1 CM</text:p>
          </table:table-cell>
          <table:covered-table-cell table:style-name="ce19"/>
          <table:table-cell office:value-type="string" calcext:value-type="string">
            <text:p><text:s/></text:p>
          </table:table-cell>
          <table:table-cell table:number-columns-repeated="16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1]*0.03+[.I61]*1.5" office:value-type="currency" office:currency="USD" office:value="0" calcext:value-type="currency">
            <text:p>$0.00</text:p>
          </table:table-cell>
          <table:table-cell/>
          <table:covered-table-cell table:number-columns-repeated="4" table:style-name="ce19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2]*0.03+[.I62]*1.5" office:value-type="currency" office:currency="USD" office:value="0" calcext:value-type="currency">
            <text:p>$0.00</text:p>
          </table:table-cell>
          <table:table-cell/>
          <table:table-cell table:style-name="ce102" table:formula="of:=[.A4]*0.03" office:value-type="currency" office:currency="USD" office:value="594.5079" calcext:value-type="currency" table:number-columns-spanned="2" table:number-rows-spanned="2">
            <text:p>$594.51</text:p>
          </table:table-cell>
          <table:covered-table-cell table:style-name="ce171"/>
          <table:table-cell table:style-name="ce102" table:formula="of:=[.A4]*0.01" office:value-type="currency" office:currency="USD" office:value="198.1693" calcext:value-type="currency" table:number-columns-spanned="2" table:number-rows-spanned="2">
            <text:p>$198.17</text:p>
          </table:table-cell>
          <table:covered-table-cell table:style-name="ce171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3]*0.03+[.I63]*1.5" office:value-type="currency" office:currency="USD" office:value="0" calcext:value-type="currency">
            <text:p>$0.00</text:p>
          </table:table-cell>
          <table:table-cell/>
          <table:covered-table-cell table:number-columns-repeated="4" table:style-name="ce171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4]*0.03+[.I64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5]*0.03+[.I65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6]*0.03+[.I66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7]*0.03+[.I67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8]*0.03+[.I68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9]*0.03+[.I69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0]*0.03+[.I70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1]*0.03+[.I71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2]*0.03+[.I72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3]*0.03+[.I73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4]*0.03+[.I74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5]*0.03+[.I75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6]*0.03+[.I76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7]*0.03+[.I77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8]*0.03+[.I78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9]*0.03+[.I79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0]*0.03+[.I80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1]*0.03+[.I81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2]*0.03+[.I82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3]*0.03+[.I83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4]*0.03+[.I84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5]*0.03+[.I85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6]*0.03+[.I86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7]*0.03+[.I87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8]*0.03+[.I88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9]*0.03+[.I89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90]*0.03+[.I90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91]*0.03+[.I91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92]*0.03+[.I92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93]*0.03+[.I93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94]*0.03+[.I94]*1.5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3" table:number-rows-repeated="1334">
          <table:table-cell table:number-columns-repeated="33"/>
          <table:table-cell table:style-name="ce183" table:number-columns-repeated="328"/>
        </table:table-row>
        <table:table-row table:style-name="ro3" table:number-rows-repeated="1047147">
          <table:table-cell table:number-columns-repeated="361"/>
        </table:table-row>
        <table:table-row table:style-name="ro3">
          <table:table-cell table:number-columns-repeated="361"/>
        </table:table-row>
      </table:table>
      <table:table table:name="Vence7" table:style-name="ta1">
        <table:table-column table:style-name="co1" table:number-columns-repeated="10" table:default-cell-style-name="ce35"/>
        <table:table-column table:style-name="co1" table:default-cell-style-name="ce173"/>
        <table:table-column table:style-name="co1" table:number-columns-repeated="22" table:default-cell-style-name="ce35"/>
        <table:table-column table:style-name="co1" table:number-columns-repeated="328" table:default-cell-style-name="ce185"/>
        <table:table-row table:style-name="ro1"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9" office:value-type="string" calcext:value-type="string" table:number-columns-spanned="1" table:number-rows-spanned="2">
            <text:p>Hours</text:p>
            <text:p>Worked</text:p>
          </table:table-cell>
          <table:table-cell table:style-name="ce140"/>
          <table:table-cell table:style-name="ce208" office:value-type="string" calcext:value-type="string" table:number-columns-spanned="1" table:number-rows-spanned="2">
            <text:p>Daily earnings</text:p>
            <text:p>7%</text:p>
          </table:table-cell>
          <table:table-cell table:style-name="ce174" table:number-columns-repeated="2"/>
          <table:table-cell table:number-columns-repeated="4"/>
          <table:table-cell table:style-name="ce177" table:number-columns-repeated="16"/>
          <table:table-cell table:style-name="ce183" table:number-columns-repeated="328"/>
        </table:table-row>
        <table:table-row table:style-name="ro1">
          <table:table-cell table:style-name="ce100" office:value-type="string" calcext:value-type="string" table:number-columns-spanned="4" table:number-rows-spanned="2">
            <text:p>NET Sales</text:p>
          </table:table-cell>
          <table:covered-table-cell table:style-name="ce19"/>
          <table:covered-table-cell table:style-name="ce9"/>
          <table:covered-table-cell table:style-name="ce19"/>
          <table:table-cell table:style-name="ce126" office:value-type="string" calcext:value-type="string">
            <text:p><text:s/>chatter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Shift</text:p>
          </table:table-cell>
          <table:covered-table-cell table:style-name="ce19"/>
          <table:covered-table-cell table:style-name="ce137"/>
          <table:table-cell table:style-name="ce141" office:value-type="string" calcext:value-type="string">
            <text:p>NETSales</text:p>
          </table:table-cell>
          <table:covered-table-cell table:style-name="ce146"/>
          <table:table-cell/>
          <table:table-cell table:style-name="ce100" office:value-type="string" calcext:value-type="string" table:number-columns-spanned="3" table:number-rows-spanned="3">
            <text:p>Total due chatter pay /</text:p>
            <text:p>CM %pay combined</text:p>
          </table:table-cell>
          <table:covered-table-cell table:number-columns-repeated="2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Voki</text:p>
          </table:table-cell>
          <table:table-cell table:style-name="ce135" office:value-type="string" calcext:value-type="string">
            <text:p>15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5" calcext:value-type="currency">
            <text:p>$35.00</text:p>
          </table:table-cell>
          <table:table-cell table:style-name="ce102" table:formula="of:=[.J3]*0.03+[.I3]*3" office:value-type="currency" office:currency="USD" office:value="25.05" calcext:value-type="currency">
            <text:p>$25.05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2" table:formula="of:=SUM([.J:.J])" office:value-type="currency" office:currency="USD" office:value="21544.334" calcext:value-type="currency" table:number-columns-spanned="4" table:number-rows-spanned="2">
            <text:p>$21,544.33</text:p>
          </table:table-cell>
          <table:covered-table-cell table:style-name="ce146"/>
          <table:covered-table-cell table:style-name="ce102"/>
          <table:covered-table-cell table:style-name="ce146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6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20.8" calcext:value-type="currency">
            <text:p>$820.80</text:p>
          </table:table-cell>
          <table:table-cell table:style-name="ce102" table:formula="of:=[.J4]*0.03+[.I4]*3" office:value-type="currency" office:currency="USD" office:value="48.624" calcext:value-type="currency">
            <text:p>$48.62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6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39.99" calcext:value-type="currency">
            <text:p>$139.99</text:p>
          </table:table-cell>
          <table:table-cell table:style-name="ce102" table:formula="of:=[.J5]*0.03+[.I5]*3" office:value-type="currency" office:currency="USD" office:value="28.1997" calcext:value-type="currency">
            <text:p>$28.20</text:p>
          </table:table-cell>
          <table:table-cell/>
          <table:table-cell table:style-name="ce153" table:formula="of:=[.A12]+[.C12]" office:value-type="currency" office:currency="USD" office:value="2290.51336" calcext:value-type="currency" table:number-columns-spanned="3" table:number-rows-spanned="3">
            <text:p>$2,290.51</text:p>
          </table:table-cell>
          <table:covered-table-cell table:number-columns-repeated="2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6"/>
          <table:table-cell table:style-name="ce19"/>
          <table:table-cell table:style-name="ce106"/>
          <table:table-cell table:style-name="ce19"/>
          <table:table-cell table:style-name="ce130" office:value-type="string" calcext:value-type="string">
            <text:p>Voki</text:p>
          </table:table-cell>
          <table:table-cell table:style-name="ce135" office:value-type="string" calcext:value-type="string">
            <text:p>16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20" calcext:value-type="currency">
            <text:p>$120.00</text:p>
          </table:table-cell>
          <table:table-cell table:style-name="ce102" table:formula="of:=[.J6]*0.03+[.I6]*3" office:value-type="currency" office:currency="USD" office:value="27.6" calcext:value-type="currency">
            <text:p>$27.60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7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50.12" calcext:value-type="currency">
            <text:p>$650.12</text:p>
          </table:table-cell>
          <table:table-cell table:style-name="ce102" table:formula="of:=[.J7]*0.03+[.I7]*3" office:value-type="currency" office:currency="USD" office:value="43.5036" calcext:value-type="currency">
            <text:p>$43.50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8"/>
          <table:table-cell table:style-name="ce171"/>
          <table:table-cell table:style-name="ce119"/>
          <table:table-cell table:style-name="ce171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7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35.2" calcext:value-type="currency">
            <text:p>$435.20</text:p>
          </table:table-cell>
          <table:table-cell table:style-name="ce102" table:formula="of:=[.J8]*0.03+[.I8]*3" office:value-type="currency" office:currency="USD" office:value="37.056" calcext:value-type="currency">
            <text:p>$37.06</text:p>
          </table:table-cell>
          <table:table-cell table:number-columns-repeated="6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Voki</text:p>
          </table:table-cell>
          <table:table-cell table:style-name="ce135" office:value-type="string" calcext:value-type="string">
            <text:p>17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82.95" calcext:value-type="currency">
            <text:p>$582.95</text:p>
          </table:table-cell>
          <table:table-cell table:style-name="ce102" table:formula="of:=[.J9]*0.03+[.I9]*3" office:value-type="currency" office:currency="USD" office:value="41.4885" calcext:value-type="currency">
            <text:p>$41.49</text:p>
          </table:table-cell>
          <table:table-cell table:number-columns-repeated="6"/>
          <table:table-cell table:style-name="ce200"/>
          <table:table-cell table:style-name="ce50" table:number-columns-repeated="15"/>
          <table:table-cell table:style-name="ce183" table:number-columns-repeated="328"/>
        </table:table-row>
        <table:table-row table:style-name="ro1">
          <table:table-cell table:style-name="ce190" office:value-type="string" calcext:value-type="string" table:number-columns-spanned="2" table:number-rows-spanned="2">
            <text:p>CM % from </text:p>
            <text:p>Net Sales 4%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hatter Pay</text:p>
          </table:table-cell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8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01.6" calcext:value-type="currency">
            <text:p>$301.60</text:p>
          </table:table-cell>
          <table:table-cell table:style-name="ce102" table:formula="of:=[.J10]*0.03+[.I10]*3" office:value-type="currency" office:currency="USD" office:value="33.048" calcext:value-type="currency">
            <text:p>$33.05</text:p>
          </table:table-cell>
          <table:table-cell table:number-columns-repeated="3"/>
          <table:table-cell table:style-name="ce214" office:value-type="string" calcext:value-type="string">
            <text:p>PAID</text:p>
          </table:table-cell>
          <table:table-cell table:style-name="ce210"/>
          <table:table-cell table:style-name="ce215" office:value-type="string" calcext:value-type="string">
            <text:p>PAID</text:p>
          </table:table-cell>
          <table:table-cell table:style-name="ce200"/>
          <table:table-cell table:style-name="ce210"/>
          <table:table-cell table:style-name="ce200"/>
          <table:table-cell table:style-name="ce210"/>
          <table:table-cell table:style-name="ce211"/>
          <table:table-cell table:style-name="ce210"/>
          <table:table-cell table:style-name="ce50" table:number-columns-repeated="3"/>
          <table:table-cell table:style-name="ce212" office:value-type="string" calcext:value-type="string">
            <text:p>PAID</text:p>
          </table:table-cell>
          <table:table-cell table:style-name="ce21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style-name="ce191" office:value-type="string" calcext:value-type="string">
            <text:p>Net Sales 4%</text:p>
          </table:covered-table-cell>
          <table:covered-table-cell table:number-columns-repeated="3" table:style-name="ce19"/>
          <table:table-cell table:style-name="ce130" office:value-type="string" calcext:value-type="string">
            <text:p>Masa</text:p>
          </table:table-cell>
          <table:table-cell table:style-name="ce135" office:value-type="string" calcext:value-type="string">
            <text:p>18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66.4" calcext:value-type="currency">
            <text:p>$366.40</text:p>
          </table:table-cell>
          <table:table-cell table:style-name="ce102" table:formula="of:=[.J11]*0.03+[.I11]*3" office:value-type="currency" office:currency="USD" office:value="34.992" calcext:value-type="currency">
            <text:p>$34.99</text:p>
          </table:table-cell>
          <table:table-cell/>
          <table:table-cell table:style-name="ce195" office:value-type="string" calcext:value-type="string" table:number-columns-spanned="2" table:number-rows-spanned="1">
            <text:p>Stojanovic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Pat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Vezilije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Andrej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Filip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Welj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Cale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Voki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table:formula="of:=[.A4]*0.04" office:value-type="currency" office:currency="USD" office:value="861.77336" calcext:value-type="currency" table:number-columns-spanned="2" table:number-rows-spanned="2">
            <text:p>$861.77</text:p>
          </table:table-cell>
          <table:covered-table-cell table:style-name="ce171"/>
          <table:table-cell table:style-name="ce102" table:formula="of:=+[.M31]+[.O31]+[.Q31]+[.S31]+[.U31]+[.W31]+[.Y31]+[.AA31]+[.M54]+[.O54]+[.Q54]+[.S54]+[.U54]+[.W54]+[.Y54]+[.AA54]" office:value-type="currency" office:currency="USD" office:value="1428.74" calcext:value-type="currency" table:number-columns-spanned="2" table:number-rows-spanned="2">
            <text:p>$1,428.74</text:p>
          </table:table-cell>
          <table:covered-table-cell table:style-name="ce171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8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40" calcext:value-type="currency">
            <text:p>$240.00</text:p>
          </table:table-cell>
          <table:table-cell table:style-name="ce102" table:formula="of:=[.J12]*0.03+[.I12]*3" office:value-type="currency" office:currency="USD" office:value="31.2" calcext:value-type="currency">
            <text:p>$31.20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9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04" calcext:value-type="currency">
            <text:p>$204.00</text:p>
          </table:table-cell>
          <table:table-cell table:style-name="ce102" table:formula="of:=[.J13]*0.03+[.I13]*3" office:value-type="currency" office:currency="USD" office:value="30.12" calcext:value-type="currency">
            <text:p>$30.12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8.62" calcext:value-type="currency">
            <text:p>$48.62</text:p>
          </table:table-cell>
          <table:table-cell table:style-name="ce143" office:value-type="currency" office:currency="USD" office:value="820" calcext:value-type="currency">
            <text:p>$820.00</text:p>
          </table:table-cell>
          <table:table-cell table:style-name="ce198" office:value-type="currency" office:currency="USD" office:value="34.2" calcext:value-type="currency">
            <text:p>$34.20</text:p>
          </table:table-cell>
          <table:table-cell table:style-name="ce143" office:value-type="currency" office:currency="USD" office:value="684" calcext:value-type="currency">
            <text:p>$684.0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67.75" calcext:value-type="currency">
            <text:p>$67.75</text:p>
          </table:table-cell>
          <table:table-cell table:style-name="ce143" office:value-type="currency" office:currency="USD" office:value="1355.04" calcext:value-type="currency">
            <text:p>$1,355.04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Masa</text:p>
          </table:table-cell>
          <table:table-cell table:style-name="ce135" office:value-type="string" calcext:value-type="string">
            <text:p>19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16" calcext:value-type="currency">
            <text:p>$316.00</text:p>
          </table:table-cell>
          <table:table-cell table:style-name="ce102" table:formula="of:=[.J14]*0.03+[.I14]*3" office:value-type="currency" office:currency="USD" office:value="33.48" calcext:value-type="currency">
            <text:p>$33.4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3.5" calcext:value-type="currency">
            <text:p>$43.50</text:p>
          </table:table-cell>
          <table:table-cell table:style-name="ce143" office:value-type="currency" office:currency="USD" office:value="650.12" calcext:value-type="currency">
            <text:p>$650.12</text:p>
          </table:table-cell>
          <table:table-cell table:style-name="ce198" office:value-type="string" calcext:value-type="string">
            <text:p>----------------</text:p>
          </table:table-cell>
          <table:table-cell table:style-name="ce143" office:value-type="string" calcext:value-type="string">
            <text:p>----------------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string" calcext:value-type="string">
            <text:p>----------------</text:p>
          </table:table-cell>
          <table:table-cell table:style-name="ce143" office:value-type="string" calcext:value-type="string">
            <text:p>----------------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2">
          <table:table-cell table:style-name="ce116"/>
          <table:table-cell table:style-name="ce19"/>
          <table:table-cell table:style-name="ce116"/>
          <table:table-cell table:style-name="ce19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9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70.4" calcext:value-type="currency">
            <text:p>$170.40</text:p>
          </table:table-cell>
          <table:table-cell table:style-name="ce102" table:formula="of:=[.J15]*0.03+[.I15]*3" office:value-type="currency" office:currency="USD" office:value="29.112" calcext:value-type="currency">
            <text:p>$29.11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3.05" calcext:value-type="currency">
            <text:p>$33.05</text:p>
          </table:table-cell>
          <table:table-cell table:style-name="ce143" office:value-type="currency" office:currency="USD" office:value="301.6" calcext:value-type="currency">
            <text:p>$301.60</text:p>
          </table:table-cell>
          <table:table-cell table:style-name="ce198" office:value-type="currency" office:currency="USD" office:value="42.02" calcext:value-type="currency">
            <text:p>$42.02</text:p>
          </table:table-cell>
          <table:table-cell table:style-name="ce143" office:value-type="currency" office:currency="USD" office:value="600.8" calcext:value-type="currency">
            <text:p>$600.8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43.74" calcext:value-type="currency">
            <text:p>$43.74</text:p>
          </table:table-cell>
          <table:table-cell table:style-name="ce143" office:value-type="currency" office:currency="USD" office:value="658.072" calcext:value-type="currency">
            <text:p>$658.07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0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174.4" calcext:value-type="currency">
            <text:p>$1,174.40</text:p>
          </table:table-cell>
          <table:table-cell table:style-name="ce102" table:formula="of:=[.J16]*0.03+[.I16]*3" office:value-type="currency" office:currency="USD" office:value="59.232" calcext:value-type="currency">
            <text:p>$59.23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0.12" calcext:value-type="currency">
            <text:p>$30.12</text:p>
          </table:table-cell>
          <table:table-cell table:style-name="ce143" office:value-type="currency" office:currency="USD" office:value="204" calcext:value-type="currency">
            <text:p>$204.0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5.94" calcext:value-type="currency">
            <text:p>$35.94</text:p>
          </table:table-cell>
          <table:table-cell table:style-name="ce143" office:value-type="currency" office:currency="USD" office:value="398.152" calcext:value-type="currency">
            <text:p>$398.15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9"/>
          <table:table-cell table:style-name="ce171"/>
          <table:table-cell table:style-name="ce206"/>
          <table:table-cell table:style-name="ce207"/>
          <table:table-cell table:style-name="ce130" office:value-type="string" calcext:value-type="string">
            <text:p>Vezilije</text:p>
          </table:table-cell>
          <table:table-cell table:style-name="ce135" office:value-type="string" calcext:value-type="string">
            <text:p>20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12" calcext:value-type="currency">
            <text:p>$212.00</text:p>
          </table:table-cell>
          <table:table-cell table:style-name="ce102" table:formula="of:=[.J17]*0.03+[.I17]*3" office:value-type="currency" office:currency="USD" office:value="30.36" calcext:value-type="currency">
            <text:p>$30.3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9.23" calcext:value-type="currency">
            <text:p>$59.23</text:p>
          </table:table-cell>
          <table:table-cell table:style-name="ce143" office:value-type="currency" office:currency="USD" office:value="1174.4" calcext:value-type="currency">
            <text:p>$1,174.4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3.55" calcext:value-type="currency">
            <text:p>$33.55</text:p>
          </table:table-cell>
          <table:table-cell table:style-name="ce143" office:value-type="currency" office:currency="USD" office:value="318.4" calcext:value-type="currency">
            <text:p>$318.40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Penalties</text:p>
          </table:table-cell>
          <table:covered-table-cell table:style-name="ce19"/>
          <table:table-cell table:style-name="ce130" office:value-type="string" calcext:value-type="string">
            <text:p>Voki</text:p>
          </table:table-cell>
          <table:table-cell table:style-name="ce135" office:value-type="string" calcext:value-type="string">
            <text:p>20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88.35" calcext:value-type="currency">
            <text:p>$188.35</text:p>
          </table:table-cell>
          <table:table-cell table:style-name="ce102" table:formula="of:=[.J18]*0.03+[.I18]*3" office:value-type="currency" office:currency="USD" office:value="29.6505" calcext:value-type="currency">
            <text:p>$29.65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8.98" calcext:value-type="currency">
            <text:p>$38.98</text:p>
          </table:table-cell>
          <table:table-cell table:style-name="ce143" office:value-type="currency" office:currency="USD" office:value="499.2" calcext:value-type="currency">
            <text:p>$499.2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9.4" calcext:value-type="currency">
            <text:p>$29.40</text:p>
          </table:table-cell>
          <table:table-cell table:style-name="ce143" office:value-type="currency" office:currency="USD" office:value="180" calcext:value-type="currency">
            <text:p>$180.00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1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99.2" calcext:value-type="currency">
            <text:p>$499.20</text:p>
          </table:table-cell>
          <table:table-cell table:style-name="ce102" table:formula="of:=[.J19]*0.03+[.I19]*3" office:value-type="currency" office:currency="USD" office:value="38.976" calcext:value-type="currency">
            <text:p>$38.9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8.47" calcext:value-type="currency">
            <text:p>$38.47</text:p>
          </table:table-cell>
          <table:table-cell table:style-name="ce143" office:value-type="currency" office:currency="USD" office:value="482.4" calcext:value-type="currency">
            <text:p>$482.4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5" calcext:value-type="currency">
            <text:p>$5.00</text:p>
          </table:table-cell>
          <table:table-cell table:style-name="ce143" office:value-type="string" calcext:value-type="string">
            <text:p>bonus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office:value-type="currency" office:currency="USD" office:value="65" calcext:value-type="currency" table:number-columns-spanned="2" table:number-rows-spanned="2">
            <text:p>$65.00</text:p>
          </table:table-cell>
          <table:covered-table-cell table:style-name="ce146"/>
          <table:table-cell table:style-name="ce102" office:value-type="currency" office:currency="USD" office:value="113" calcext:value-type="currency" table:number-columns-spanned="2" table:number-rows-spanned="2">
            <text:p>$113.00</text:p>
          </table:table-cell>
          <table:covered-table-cell table:style-name="ce146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1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54.4" calcext:value-type="currency">
            <text:p>$154.40</text:p>
          </table:table-cell>
          <table:table-cell table:style-name="ce102" table:formula="of:=[.J20]*0.03+[.I20]*3" office:value-type="currency" office:currency="USD" office:value="28.632" calcext:value-type="currency">
            <text:p>$28.63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3.23" calcext:value-type="currency">
            <text:p>$53.23</text:p>
          </table:table-cell>
          <table:table-cell table:style-name="ce143" office:value-type="currency" office:currency="USD" office:value="974.4" calcext:value-type="currency">
            <text:p>$974.4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Voki</text:p>
          </table:table-cell>
          <table:table-cell table:style-name="ce135" office:value-type="string" calcext:value-type="string">
            <text:p>21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[.J21]*0.03+[.I21]*3" office:value-type="currency" office:currency="USD" office:value="24" calcext:value-type="currency">
            <text:p>$24.0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7.66" calcext:value-type="currency">
            <text:p>$37.66</text:p>
          </table:table-cell>
          <table:table-cell table:style-name="ce143" office:value-type="currency" office:currency="USD" office:value="455.2" calcext:value-type="currency">
            <text:p>$455.2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 table:number-columns-repeated="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2.10.2025</text:p>
          </table:table-cell>
          <table:table-cell table:style-name="ce135" office:value-type="string" calcext:value-type="string" table:number-columns-spanned="2" table:number-rows-spanned="1">
            <text:p>1:30pm/2am</text:p>
          </table:table-cell>
          <table:covered-table-cell table:style-name="ce15"/>
          <table:table-cell table:style-name="ce135" office:value-type="float" office:value="12.5" calcext:value-type="float">
            <text:p>12.5</text:p>
          </table:table-cell>
          <table:table-cell table:style-name="ce143" office:value-type="currency" office:currency="USD" office:value="698.73" calcext:value-type="currency">
            <text:p>$698.73</text:p>
          </table:table-cell>
          <table:table-cell table:style-name="ce102" table:formula="of:=[.J22]*0.03+[.I22]*3" office:value-type="currency" office:currency="USD" office:value="58.4619" calcext:value-type="currency">
            <text:p>$58.4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0.06" calcext:value-type="currency">
            <text:p>$40.06</text:p>
          </table:table-cell>
          <table:table-cell table:style-name="ce143" office:value-type="currency" office:currency="USD" office:value="535.2" calcext:value-type="currency">
            <text:p>$535.2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Voki</text:p>
          </table:table-cell>
          <table:table-cell table:style-name="ce135" office:value-type="string" calcext:value-type="string">
            <text:p>22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24.8" calcext:value-type="currency">
            <text:p>$124.80</text:p>
          </table:table-cell>
          <table:table-cell table:style-name="ce102" table:formula="of:=[.J23]*0.03+[.I23]*3" office:value-type="currency" office:currency="USD" office:value="27.744" calcext:value-type="currency">
            <text:p>$27.74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4.84" calcext:value-type="currency">
            <text:p>$54.84</text:p>
          </table:table-cell>
          <table:table-cell table:style-name="ce143" office:value-type="currency" office:currency="USD" office:value="1028" calcext:value-type="currency">
            <text:p>$1,028.0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23"/>
          <table:table-cell table:style-name="ce19" table:number-columns-repeated="3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3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82.4" calcext:value-type="currency">
            <text:p>$482.40</text:p>
          </table:table-cell>
          <table:table-cell table:style-name="ce102" table:formula="of:=[.J24]*0.03+[.I24]*3" office:value-type="currency" office:currency="USD" office:value="38.472" calcext:value-type="currency">
            <text:p>$38.47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4.07" calcext:value-type="currency">
            <text:p>$44.07</text:p>
          </table:table-cell>
          <table:table-cell table:style-name="ce143" office:value-type="currency" office:currency="USD" office:value="669" calcext:value-type="currency">
            <text:p>$669.0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3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48.8" calcext:value-type="currency">
            <text:p>$648.80</text:p>
          </table:table-cell>
          <table:table-cell table:style-name="ce102" table:formula="of:=[.J25]*0.03+[.I25]*3" office:value-type="currency" office:currency="USD" office:value="43.464" calcext:value-type="currency">
            <text:p>$43.4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9.05" calcext:value-type="currency">
            <text:p>$39.05</text:p>
          </table:table-cell>
          <table:table-cell table:style-name="ce143" office:value-type="currency" office:currency="USD" office:value="501.66" calcext:value-type="currency">
            <text:p>$501.66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Voki</text:p>
          </table:table-cell>
          <table:table-cell table:style-name="ce135" office:value-type="string" calcext:value-type="string">
            <text:p>23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23.2" calcext:value-type="currency">
            <text:p>$223.20</text:p>
          </table:table-cell>
          <table:table-cell table:style-name="ce102" table:formula="of:=[.J26]*0.03+[.I26]*3" office:value-type="currency" office:currency="USD" office:value="30.696" calcext:value-type="currency">
            <text:p>$30.7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7.45" calcext:value-type="currency">
            <text:p>$47.45</text:p>
          </table:table-cell>
          <table:table-cell table:style-name="ce143" office:value-type="currency" office:currency="USD" office:value="781.6" calcext:value-type="currency">
            <text:p>$781.6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4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74.4" calcext:value-type="currency">
            <text:p>$974.40</text:p>
          </table:table-cell>
          <table:table-cell table:style-name="ce102" table:formula="of:=[.J27]*0.03+[.I27]*3" office:value-type="currency" office:currency="USD" office:value="53.232" calcext:value-type="currency">
            <text:p>$53.23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3.62" calcext:value-type="currency">
            <text:p>$43.62</text:p>
          </table:table-cell>
          <table:table-cell table:style-name="ce143" office:value-type="currency" office:currency="USD" office:value="654.15" calcext:value-type="currency">
            <text:p>$654.15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9" table:number-columns-spanned="2" table:number-rows-spanned="2"/>
          <table:covered-table-cell table:style-name="ce171"/>
          <table:table-cell table:style-name="ce119" table:number-columns-spanned="2" table:number-rows-spanned="2"/>
          <table:covered-table-cell table:style-name="ce171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4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68" calcext:value-type="currency">
            <text:p>$568.00</text:p>
          </table:table-cell>
          <table:table-cell table:style-name="ce102" table:formula="of:=[.J28]*0.03+[.I28]*3" office:value-type="currency" office:currency="USD" office:value="41.04" calcext:value-type="currency">
            <text:p>$41.04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-29" calcext:value-type="currency">
            <text:p>-$29.00</text:p>
          </table:table-cell>
          <table:table-cell table:style-name="ce143" office:value-type="string" calcext:value-type="string">
            <text:p>penalty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Voki</text:p>
          </table:table-cell>
          <table:table-cell table:style-name="ce135" office:value-type="string" calcext:value-type="string">
            <text:p>24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0.8" calcext:value-type="currency">
            <text:p>$80.80</text:p>
          </table:table-cell>
          <table:table-cell table:style-name="ce102" table:formula="of:=[.J29]*0.03+[.I29]*3" office:value-type="currency" office:currency="USD" office:value="26.424" calcext:value-type="currency">
            <text:p>$26.42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5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55.2" calcext:value-type="currency">
            <text:p>$455.20</text:p>
          </table:table-cell>
          <table:table-cell table:style-name="ce102" table:formula="of:=[.J30]*0.03+[.I30]*3" office:value-type="currency" office:currency="USD" office:value="37.656" calcext:value-type="currency">
            <text:p>$37.66</text:p>
          </table:table-cell>
          <table:table-cell/>
          <table:covered-table-cell table:number-columns-repeated="16"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Vezilije</text:p>
          </table:table-cell>
          <table:table-cell table:style-name="ce135" office:value-type="string" calcext:value-type="string">
            <text:p>25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72" calcext:value-type="currency">
            <text:p>$472.00</text:p>
          </table:table-cell>
          <table:table-cell table:style-name="ce102" table:formula="of:=[.J31]*0.03+[.I31]*3" office:value-type="currency" office:currency="USD" office:value="38.16" calcext:value-type="currency">
            <text:p>$38.16</text:p>
          </table:table-cell>
          <table:table-cell/>
          <table:table-cell table:style-name="ce155" table:formula="of:=SUM([.M13:.M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O13:.O28])" office:value-type="currency" office:currency="USD" office:value="622.95" calcext:value-type="currency" table:number-columns-spanned="2" table:number-rows-spanned="2">
            <text:p>$622.95</text:p>
          </table:table-cell>
          <table:covered-table-cell table:style-name="ce50"/>
          <table:table-cell table:style-name="ce155" table:formula="of:=SUM([.Q13:.Q28])" office:value-type="currency" office:currency="USD" office:value="76.22" calcext:value-type="currency" table:number-columns-spanned="2" table:number-rows-spanned="2">
            <text:p>$76.22</text:p>
          </table:table-cell>
          <table:covered-table-cell table:style-name="ce50"/>
          <table:table-cell table:style-name="ce155" table:formula="of:=SUM([.S13:.S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U13:.U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W13:.W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Y13:.Y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13:.AA28])" office:value-type="currency" office:currency="USD" office:value="215.38" calcext:value-type="currency" table:number-columns-spanned="2" table:number-rows-spanned="2">
            <text:p>$215.38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5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74.64" calcext:value-type="currency">
            <text:p>$574.64</text:p>
          </table:table-cell>
          <table:table-cell table:style-name="ce102" table:formula="of:=[.J32]*0.03+[.I32]*3" office:value-type="currency" office:currency="USD" office:value="41.2392" calcext:value-type="currency">
            <text:p>$41.24</text:p>
          </table:table-cell>
          <table:table-cell/>
          <table:covered-table-cell table:number-columns-repeated="16" table:style-name="ce50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5" table:number-columns-spanned="1" table:number-rows-spanned="2"/>
          <table:table-cell table:style-name="ce183" table:number-columns-repeated="327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6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35.2" calcext:value-type="currency">
            <text:p>$535.20</text:p>
          </table:table-cell>
          <table:table-cell table:style-name="ce102" table:formula="of:=[.J33]*0.03+[.I33]*3" office:value-type="currency" office:currency="USD" office:value="40.056" calcext:value-type="currency">
            <text:p>$40.06</text:p>
          </table:table-cell>
          <table:table-cell/>
          <table:table-cell table:style-name="ce50"/>
          <table:table-cell table:style-name="ce200"/>
          <table:table-cell table:style-name="ce50" office:value-type="string" calcext:value-type="string">
            <text:p>PAID</text:p>
          </table:table-cell>
          <table:table-cell table:style-name="ce210"/>
          <table:table-cell table:style-name="ce50" office:value-type="string" calcext:value-type="string">
            <text:p>PAID</text:p>
          </table:table-cell>
          <table:table-cell table:style-name="ce210"/>
          <table:table-cell table:style-name="ce50"/>
          <table:table-cell table:style-name="ce200"/>
          <table:table-cell table:style-name="ce50" table:number-columns-repeated="7"/>
          <table:table-cell table:style-name="ce200"/>
          <table:covered-table-cell table:number-columns-repeated="5"/>
          <table:covered-table-cell table:style-name="ce35"/>
          <table:table-cell table:style-name="ce183" table:number-columns-repeated="327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Vezilije</text:p>
          </table:table-cell>
          <table:table-cell table:style-name="ce135" office:value-type="string" calcext:value-type="string">
            <text:p>26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00.8" calcext:value-type="currency">
            <text:p>$600.80</text:p>
          </table:table-cell>
          <table:table-cell table:style-name="ce102" table:formula="of:=[.J34]*0.03+[.I34]*3" office:value-type="currency" office:currency="USD" office:value="42.024" calcext:value-type="currency">
            <text:p>$42.02</text:p>
          </table:table-cell>
          <table:table-cell/>
          <table:table-cell table:style-name="ce195" office:value-type="string" calcext:value-type="string" table:number-columns-spanned="2" table:number-rows-spanned="1">
            <text:p>Pikac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Mas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Klaudija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6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102.31" calcext:value-type="currency">
            <text:p>$1,102.31</text:p>
          </table:table-cell>
          <table:table-cell table:style-name="ce102" table:formula="of:=[.J35]*0.03+[.I35]*3" office:value-type="currency" office:currency="USD" office:value="57.0693" calcext:value-type="currency">
            <text:p>$57.07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covered-table-cell table:number-columns-repeated="5" table:style-name="ce50"/>
          <table:table-cell table:style-name="ce183" table:number-columns-repeated="328"/>
        </table:table-row>
        <table:table-row table:style-name="ro1">
          <table:table-cell table:style-name="ce119" table:number-columns-spanned="2" table:number-rows-spanned="2"/>
          <table:covered-table-cell table:style-name="ce171"/>
          <table:table-cell table:style-name="ce119" table:number-columns-spanned="2" table:number-rows-spanned="2"/>
          <table:covered-table-cell table:style-name="ce171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7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028" calcext:value-type="currency">
            <text:p>$1,028.00</text:p>
          </table:table-cell>
          <table:table-cell table:style-name="ce102" table:formula="of:=[.J36]*0.03+[.I36]*3" office:value-type="currency" office:currency="USD" office:value="54.84" calcext:value-type="currency">
            <text:p>$54.84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4.12" calcext:value-type="currency">
            <text:p>$34.12</text:p>
          </table:table-cell>
          <table:table-cell table:style-name="ce143" office:value-type="currency" office:currency="USD" office:value="682.4" calcext:value-type="currency">
            <text:p>$682.40</text:p>
          </table:table-cell>
          <table:table-cell table:style-name="ce198" office:value-type="currency" office:currency="USD" office:value="216.9" calcext:value-type="currency">
            <text:p>$216.90</text:p>
          </table:table-cell>
          <table:table-cell table:style-name="ce143" office:value-type="currency" office:currency="USD" office:value="3630.16" calcext:value-type="currency">
            <text:p>$3,630.16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7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35.71" calcext:value-type="currency">
            <text:p>$235.71</text:p>
          </table:table-cell>
          <table:table-cell table:style-name="ce102" table:formula="of:=[.J37]*0.03+[.I37]*3" office:value-type="currency" office:currency="USD" office:value="31.0713" calcext:value-type="currency">
            <text:p>$31.07</text:p>
          </table:table-cell>
          <table:table-cell/>
          <table:table-cell table:style-name="ce198"/>
          <table:table-cell table:style-name="ce143"/>
          <table:table-cell table:style-name="ce198" office:value-type="string" calcext:value-type="string">
            <text:p>----------------</text:p>
          </table:table-cell>
          <table:table-cell table:style-name="ce143" office:value-type="string" calcext:value-type="string">
            <text:p>----------------</text:p>
          </table:table-cell>
          <table:table-cell table:style-name="ce198" office:value-type="string" calcext:value-type="string">
            <text:p>----------------</text:p>
          </table:table-cell>
          <table:table-cell table:style-name="ce143" office:value-type="string" calcext:value-type="string">
            <text:p>----------------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Voki</text:p>
          </table:table-cell>
          <table:table-cell table:style-name="ce135" office:value-type="string" calcext:value-type="string">
            <text:p>27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58.072" calcext:value-type="currency">
            <text:p>$658.07</text:p>
          </table:table-cell>
          <table:table-cell table:style-name="ce102" table:formula="of:=[.J38]*0.03+[.I38]*3" office:value-type="currency" office:currency="USD" office:value="43.74216" calcext:value-type="currency">
            <text:p>$43.74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57.07" calcext:value-type="currency">
            <text:p>$57.07</text:p>
          </table:table-cell>
          <table:table-cell table:style-name="ce143" office:value-type="currency" office:currency="USD" office:value="1102.31" calcext:value-type="currency">
            <text:p>$1,102.31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8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69" calcext:value-type="currency">
            <text:p>$669.00</text:p>
          </table:table-cell>
          <table:table-cell table:style-name="ce102" table:formula="of:=[.J39]*0.03+[.I39]*3" office:value-type="currency" office:currency="USD" office:value="44.07" calcext:value-type="currency">
            <text:p>$44.07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1.07" calcext:value-type="currency">
            <text:p>$31.07</text:p>
          </table:table-cell>
          <table:table-cell table:style-name="ce143" office:value-type="currency" office:currency="USD" office:value="235.71" calcext:value-type="currency">
            <text:p>$235.71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8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721.6" calcext:value-type="currency">
            <text:p>$721.60</text:p>
          </table:table-cell>
          <table:table-cell table:style-name="ce102" table:formula="of:=[.J40]*0.03+[.I40]*3" office:value-type="currency" office:currency="USD" office:value="45.648" calcext:value-type="currency">
            <text:p>$45.65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45.65" calcext:value-type="currency">
            <text:p>$45.65</text:p>
          </table:table-cell>
          <table:table-cell table:style-name="ce143" office:value-type="currency" office:currency="USD" office:value="721.6" calcext:value-type="currency">
            <text:p>$721.6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Voki</text:p>
          </table:table-cell>
          <table:table-cell table:style-name="ce135" office:value-type="string" calcext:value-type="string">
            <text:p>28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98.152" calcext:value-type="currency">
            <text:p>$398.15</text:p>
          </table:table-cell>
          <table:table-cell table:style-name="ce102" table:formula="of:=[.J41]*0.03+[.I41]*3" office:value-type="currency" office:currency="USD" office:value="35.94456" calcext:value-type="currency">
            <text:p>$35.94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5.45" calcext:value-type="currency">
            <text:p>$35.45</text:p>
          </table:table-cell>
          <table:table-cell table:style-name="ce143" office:value-type="currency" office:currency="USD" office:value="381.6" calcext:value-type="currency">
            <text:p>$381.60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/>
          <table:table-cell table:style-name="ce194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9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01.66" calcext:value-type="currency">
            <text:p>$501.66</text:p>
          </table:table-cell>
          <table:table-cell table:style-name="ce102" table:formula="of:=[.J42]*0.03+[.I42]*3" office:value-type="currency" office:currency="USD" office:value="39.0498" calcext:value-type="currency">
            <text:p>$39.05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5.18" calcext:value-type="currency">
            <text:p>$35.18</text:p>
          </table:table-cell>
          <table:table-cell table:style-name="ce143" office:value-type="currency" office:currency="USD" office:value="372.55" calcext:value-type="currency">
            <text:p>$372.55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9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81.6" calcext:value-type="currency">
            <text:p>$381.60</text:p>
          </table:table-cell>
          <table:table-cell table:style-name="ce102" table:formula="of:=[.J43]*0.03+[.I43]*3" office:value-type="currency" office:currency="USD" office:value="35.448" calcext:value-type="currency">
            <text:p>$35.45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8.75" calcext:value-type="currency">
            <text:p>$38.75</text:p>
          </table:table-cell>
          <table:table-cell table:style-name="ce143" office:value-type="currency" office:currency="USD" office:value="491.75" calcext:value-type="currency">
            <text:p>$491.75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Voki</text:p>
          </table:table-cell>
          <table:table-cell table:style-name="ce135" office:value-type="string" calcext:value-type="string">
            <text:p>29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18.4" calcext:value-type="currency">
            <text:p>$318.40</text:p>
          </table:table-cell>
          <table:table-cell table:style-name="ce102" table:formula="of:=[.J44]*0.03+[.I44]*3" office:value-type="currency" office:currency="USD" office:value="33.552" calcext:value-type="currency">
            <text:p>$33.55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0" calcext:value-type="currency">
            <text:p>$20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30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781.6" calcext:value-type="currency">
            <text:p>$781.60</text:p>
          </table:table-cell>
          <table:table-cell table:style-name="ce102" table:formula="of:=[.J45]*0.03+[.I45]*3" office:value-type="currency" office:currency="USD" office:value="47.448" calcext:value-type="currency">
            <text:p>$47.45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 table:number-columns-repeated="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30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72.55" calcext:value-type="currency">
            <text:p>$372.55</text:p>
          </table:table-cell>
          <table:table-cell table:style-name="ce102" table:formula="of:=[.J46]*0.03+[.I46]*3" office:value-type="currency" office:currency="USD" office:value="35.1765" calcext:value-type="currency">
            <text:p>$35.18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Voki</text:p>
          </table:table-cell>
          <table:table-cell table:style-name="ce135" office:value-type="string" calcext:value-type="string">
            <text:p>30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80" calcext:value-type="currency">
            <text:p>$180.00</text:p>
          </table:table-cell>
          <table:table-cell table:style-name="ce102" table:formula="of:=[.J47]*0.03+[.I47]*3" office:value-type="currency" office:currency="USD" office:value="29.4" calcext:value-type="currency">
            <text:p>$29.4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31.10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54.15" calcext:value-type="currency">
            <text:p>$654.15</text:p>
          </table:table-cell>
          <table:table-cell table:style-name="ce102" table:formula="of:=[.J48]*0.03+[.I48]*3" office:value-type="currency" office:currency="USD" office:value="43.6245" calcext:value-type="currency">
            <text:p>$43.62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31.10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91.75" calcext:value-type="currency">
            <text:p>$491.75</text:p>
          </table:table-cell>
          <table:table-cell table:style-name="ce102" table:formula="of:=[.J49]*0.03+[.I49]*3" office:value-type="currency" office:currency="USD" office:value="38.7525" calcext:value-type="currency">
            <text:p>$38.75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0]*0.03+[.I50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1]*0.03+[.I51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2]*0.03+[.I52]*3" office:value-type="currency" office:currency="USD" office:value="0" calcext:value-type="currency">
            <text:p>$0.00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3]*0.03+[.I53]*3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4]*0.03+[.I54]*3" office:value-type="currency" office:currency="USD" office:value="0" calcext:value-type="currency">
            <text:p>$0.00</text:p>
          </table:table-cell>
          <table:table-cell/>
          <table:table-cell table:style-name="ce155" table:formula="of:=SUM([.M36:.M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O36:.O51])" office:value-type="currency" office:currency="USD" office:value="34.12" calcext:value-type="currency" table:number-columns-spanned="2" table:number-rows-spanned="2">
            <text:p>$34.12</text:p>
          </table:table-cell>
          <table:covered-table-cell table:style-name="ce50"/>
          <table:table-cell table:style-name="ce155" table:formula="of:=SUM([.Q36:.Q51])" office:value-type="currency" office:currency="USD" office:value="480.07" calcext:value-type="currency" table:number-columns-spanned="2" table:number-rows-spanned="2">
            <text:p>$480.07</text:p>
          </table:table-cell>
          <table:covered-table-cell table:style-name="ce50"/>
          <table:table-cell table:style-name="ce155" table:formula="of:=SUM([.S36:.S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U36:.U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W36:.W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Y36:.Y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36:.AA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5]*0.03+[.I55]*3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6]*0.03+[.I56]*3" office:value-type="currency" office:currency="USD" office:value="0" calcext:value-type="currency">
            <text:p>$0.00</text:p>
          </table:table-cell>
          <table:table-cell/>
          <table:table-cell table:style-name="ce37"/>
          <table:table-cell table:style-name="ce201"/>
          <table:table-cell/>
          <table:table-cell table:style-name="ce202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7]*0.03+[.I57]*3" office:value-type="currency" office:currency="USD" office:value="0" calcext:value-type="currency">
            <text:p>$0.00</text:p>
          </table:table-cell>
          <table:table-cell/>
          <table:table-cell table:style-name="ce177"/>
          <table:table-cell table:style-name="ce200"/>
          <table:table-cell/>
          <table:table-cell table:style-name="ce202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8]*0.03+[.I5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9]*0.03+[.I59]*3" office:value-type="currency" office:currency="USD" office:value="0" calcext:value-type="currency">
            <text:p>$0.00</text:p>
          </table:table-cell>
          <table:table-cell table:number-columns-repeated="4"/>
          <table:table-cell table:style-name="ce50" office:value-type="string" calcext:value-type="string">
            <text:p>PAID</text:p>
          </table:table-cell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0]*0.03+[.I60]*3" office:value-type="currency" office:currency="USD" office:value="0" calcext:value-type="currency">
            <text:p>$0.00</text:p>
          </table:table-cell>
          <table:table-cell/>
          <table:table-cell table:style-name="ce9" office:value-type="string" calcext:value-type="string" table:number-columns-spanned="2" table:number-rows-spanned="2">
            <text:p>Veljko</text:p>
            <text:p>%3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ale</text:p>
            <text:p>%1 CM</text:p>
          </table:table-cell>
          <table:covered-table-cell table:style-name="ce19"/>
          <table:table-cell office:value-type="string" calcext:value-type="string">
            <text:p><text:s/></text:p>
          </table:table-cell>
          <table:table-cell table:number-columns-repeated="16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1]*0.03+[.I61]*3" office:value-type="currency" office:currency="USD" office:value="0" calcext:value-type="currency">
            <text:p>$0.00</text:p>
          </table:table-cell>
          <table:table-cell/>
          <table:covered-table-cell table:number-columns-repeated="4" table:style-name="ce19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2]*0.03+[.I62]*3" office:value-type="currency" office:currency="USD" office:value="0" calcext:value-type="currency">
            <text:p>$0.00</text:p>
          </table:table-cell>
          <table:table-cell/>
          <table:table-cell table:style-name="ce102" table:formula="of:=[.A4]*0.03" office:value-type="currency" office:currency="USD" office:value="646.33002" calcext:value-type="currency" table:number-columns-spanned="2" table:number-rows-spanned="2">
            <text:p>$646.33</text:p>
          </table:table-cell>
          <table:covered-table-cell table:style-name="ce171"/>
          <table:table-cell table:style-name="ce102" table:formula="of:=[.A4]*0.01" office:value-type="currency" office:currency="USD" office:value="215.44334" calcext:value-type="currency" table:number-columns-spanned="2" table:number-rows-spanned="2">
            <text:p>$215.44</text:p>
          </table:table-cell>
          <table:covered-table-cell table:style-name="ce171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3]*0.03+[.I63]*3" office:value-type="currency" office:currency="USD" office:value="0" calcext:value-type="currency">
            <text:p>$0.00</text:p>
          </table:table-cell>
          <table:table-cell/>
          <table:covered-table-cell table:number-columns-repeated="4" table:style-name="ce171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4]*0.03+[.I64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5]*0.03+[.I65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6]*0.03+[.I66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7]*0.03+[.I67]*3" office:value-type="currency" office:currency="USD" office:value="0" calcext:value-type="currency">
            <text:p>$0.00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8]*0.03+[.I6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9]*0.03+[.I69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0]*0.03+[.I70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1]*0.03+[.I71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2]*0.03+[.I72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3]*0.03+[.I73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4]*0.03+[.I74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5]*0.03+[.I75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6]*0.03+[.I76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7]*0.03+[.I77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8]*0.03+[.I7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9]*0.03+[.I79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0]*0.03+[.I80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1]*0.03+[.I81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2]*0.03+[.I82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3]*0.03+[.I83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4]*0.03+[.I84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5]*0.03+[.I85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6]*0.03+[.I86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7]*0.03+[.I87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8]*0.03+[.I8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9]*0.03+[.I89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90]*0.03+[.I90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91]*0.03+[.I91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92]*0.03+[.I92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93]*0.03+[.I93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94]*0.03+[.I94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3" table:number-rows-repeated="1334">
          <table:table-cell table:number-columns-repeated="33"/>
          <table:table-cell table:style-name="ce183" table:number-columns-repeated="328"/>
        </table:table-row>
        <table:table-row table:style-name="ro3" table:number-rows-repeated="1047147">
          <table:table-cell table:number-columns-repeated="361"/>
        </table:table-row>
        <table:table-row table:style-name="ro3">
          <table:table-cell table:number-columns-repeated="361"/>
        </table:table-row>
      </table:table>
      <table:table table:name="Vence8" table:style-name="ta1">
        <table:table-column table:style-name="co1" table:number-columns-repeated="10" table:default-cell-style-name="ce35"/>
        <table:table-column table:style-name="co1" table:default-cell-style-name="ce173"/>
        <table:table-column table:style-name="co1" table:number-columns-repeated="22" table:default-cell-style-name="ce35"/>
        <table:table-column table:style-name="co1" table:number-columns-repeated="328" table:default-cell-style-name="ce185"/>
        <table:table-row table:style-name="ro1"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9" office:value-type="string" calcext:value-type="string" table:number-columns-spanned="1" table:number-rows-spanned="2">
            <text:p>Hours</text:p>
            <text:p>Worked</text:p>
          </table:table-cell>
          <table:table-cell table:style-name="ce140"/>
          <table:table-cell table:style-name="ce208" office:value-type="string" calcext:value-type="string" table:number-columns-spanned="1" table:number-rows-spanned="2">
            <text:p>Daily earnings</text:p>
            <text:p>7%</text:p>
          </table:table-cell>
          <table:table-cell table:style-name="ce174" table:number-columns-repeated="2"/>
          <table:table-cell table:number-columns-repeated="4"/>
          <table:table-cell table:style-name="ce177" table:number-columns-repeated="16"/>
          <table:table-cell table:style-name="ce183" table:number-columns-repeated="328"/>
        </table:table-row>
        <table:table-row table:style-name="ro1">
          <table:table-cell table:style-name="ce100" office:value-type="string" calcext:value-type="string" table:number-columns-spanned="4" table:number-rows-spanned="2">
            <text:p>NET Sales</text:p>
          </table:table-cell>
          <table:covered-table-cell table:style-name="ce19"/>
          <table:covered-table-cell table:style-name="ce9"/>
          <table:covered-table-cell table:style-name="ce19"/>
          <table:table-cell table:style-name="ce126" office:value-type="string" calcext:value-type="string">
            <text:p><text:s/>chatter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Shift</text:p>
          </table:table-cell>
          <table:covered-table-cell table:style-name="ce19"/>
          <table:covered-table-cell table:style-name="ce137"/>
          <table:table-cell table:style-name="ce141" office:value-type="string" calcext:value-type="string">
            <text:p>NETSales</text:p>
          </table:table-cell>
          <table:covered-table-cell table:style-name="ce146"/>
          <table:table-cell/>
          <table:table-cell table:style-name="ce100" office:value-type="string" calcext:value-type="string" table:number-columns-spanned="3" table:number-rows-spanned="3">
            <text:p>Total due chatter pay /</text:p>
            <text:p>CM %pay combined</text:p>
          </table:table-cell>
          <table:covered-table-cell table:number-columns-repeated="2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Welja</text:p>
          </table:table-cell>
          <table:table-cell table:style-name="ce135" office:value-type="string" calcext:value-type="string">
            <text:p>31.10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57.9" calcext:value-type="currency">
            <text:p>$857.90</text:p>
          </table:table-cell>
          <table:table-cell table:style-name="ce102" table:formula="of:=[.J3]*0.03+[.I3]*3" office:value-type="currency" office:currency="USD" office:value="49.737" calcext:value-type="currency">
            <text:p>$49.74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2" table:formula="of:=SUM([.J:.J])" office:value-type="currency" office:currency="USD" office:value="24212.92" calcext:value-type="currency" table:number-columns-spanned="4" table:number-rows-spanned="2">
            <text:p>$24,212.92</text:p>
          </table:table-cell>
          <table:covered-table-cell table:style-name="ce146"/>
          <table:covered-table-cell table:style-name="ce102"/>
          <table:covered-table-cell table:style-name="ce146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40" calcext:value-type="currency">
            <text:p>$940.00</text:p>
          </table:table-cell>
          <table:table-cell table:style-name="ce102" table:formula="of:=[.J4]*0.03+[.I4]*3" office:value-type="currency" office:currency="USD" office:value="52.2" calcext:value-type="currency">
            <text:p>$52.20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Vezilije</text:p>
          </table:table-cell>
          <table:table-cell table:style-name="ce135" office:value-type="string" calcext:value-type="string">
            <text:p>1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17.6" calcext:value-type="currency">
            <text:p>$317.60</text:p>
          </table:table-cell>
          <table:table-cell table:style-name="ce102" table:formula="of:=[.J5]*0.03+[.I5]*3" office:value-type="currency" office:currency="USD" office:value="33.528" calcext:value-type="currency">
            <text:p>$33.53</text:p>
          </table:table-cell>
          <table:table-cell/>
          <table:table-cell table:style-name="ce153" table:formula="of:=[.A12]+[.C12]+[.C30]+[.A24]" office:value-type="currency" office:currency="USD" office:value="2762.9044" calcext:value-type="currency" table:number-columns-spanned="3" table:number-rows-spanned="3">
            <text:p>$2,762.90</text:p>
          </table:table-cell>
          <table:covered-table-cell table:number-columns-repeated="2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6"/>
          <table:table-cell table:style-name="ce19"/>
          <table:table-cell table:style-name="ce106"/>
          <table:table-cell table:style-name="ce19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41.77" calcext:value-type="currency">
            <text:p>$441.77</text:p>
          </table:table-cell>
          <table:table-cell table:style-name="ce102" table:formula="of:=[.J6]*0.03+[.I6]*3" office:value-type="currency" office:currency="USD" office:value="37.2531" calcext:value-type="currency">
            <text:p>$37.25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751.2" calcext:value-type="currency">
            <text:p>$751.20</text:p>
          </table:table-cell>
          <table:table-cell table:style-name="ce102" table:formula="of:=[.J7]*0.03+[.I7]*3" office:value-type="currency" office:currency="USD" office:value="46.536" calcext:value-type="currency">
            <text:p>$46.54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8"/>
          <table:table-cell table:style-name="ce171"/>
          <table:table-cell table:style-name="ce119"/>
          <table:table-cell table:style-name="ce171"/>
          <table:table-cell table:style-name="ce130" office:value-type="string" calcext:value-type="string">
            <text:p>Vezilije</text:p>
          </table:table-cell>
          <table:table-cell table:style-name="ce135" office:value-type="string" calcext:value-type="string">
            <text:p>2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2" calcext:value-type="currency">
            <text:p>$92.00</text:p>
          </table:table-cell>
          <table:table-cell table:style-name="ce102" table:formula="of:=[.J8]*0.03+[.I8]*3" office:value-type="currency" office:currency="USD" office:value="26.76" calcext:value-type="currency">
            <text:p>$26.76</text:p>
          </table:table-cell>
          <table:table-cell table:number-columns-repeated="6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79.2" calcext:value-type="currency">
            <text:p>$379.20</text:p>
          </table:table-cell>
          <table:table-cell table:style-name="ce102" table:formula="of:=[.J9]*0.03+[.I9]*3" office:value-type="currency" office:currency="USD" office:value="35.376" calcext:value-type="currency">
            <text:p>$35.38</text:p>
          </table:table-cell>
          <table:table-cell table:number-columns-repeated="6"/>
          <table:table-cell table:style-name="ce200"/>
          <table:table-cell table:style-name="ce50" table:number-columns-repeated="15"/>
          <table:table-cell table:style-name="ce183" table:number-columns-repeated="328"/>
        </table:table-row>
        <table:table-row table:style-name="ro1">
          <table:table-cell table:style-name="ce190" office:value-type="string" calcext:value-type="string" table:number-columns-spanned="2" table:number-rows-spanned="2">
            <text:p>CM % from </text:p>
            <text:p>Net Sales 4%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omission from</text:p>
            <text:p>Sales 3%</text:p>
          </table:table-cell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3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236" calcext:value-type="currency">
            <text:p>$1,236.00</text:p>
          </table:table-cell>
          <table:table-cell table:style-name="ce102" table:formula="of:=[.J10]*0.03+[.I10]*3" office:value-type="currency" office:currency="USD" office:value="61.08" calcext:value-type="currency">
            <text:p>$61.08</text:p>
          </table:table-cell>
          <table:table-cell table:number-columns-repeated="3"/>
          <table:table-cell table:style-name="ce209" office:value-type="string" calcext:value-type="string">
            <text:p>PAID</text:p>
          </table:table-cell>
          <table:table-cell/>
          <table:table-cell table:style-name="ce209" office:value-type="string" calcext:value-type="string">
            <text:p>PAID</text:p>
          </table:table-cell>
          <table:table-cell table:style-name="ce200"/>
          <table:table-cell table:style-name="ce210" office:value-type="string" calcext:value-type="string">
            <text:p>PAID</text:p>
          </table:table-cell>
          <table:table-cell table:style-name="ce200"/>
          <table:table-cell table:style-name="ce210" office:value-type="string" calcext:value-type="string">
            <text:p>PAID</text:p>
          </table:table-cell>
          <table:table-cell table:style-name="ce211"/>
          <table:table-cell table:style-name="ce210" office:value-type="string" calcext:value-type="string">
            <text:p>PAID</text:p>
          </table:table-cell>
          <table:table-cell table:style-name="ce50" table:number-columns-repeated="3"/>
          <table:table-cell table:style-name="ce212"/>
          <table:table-cell table:style-name="ce21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style-name="ce191" office:value-type="string" calcext:value-type="string">
            <text:p>Net Sales 4%</text:p>
          </table:covered-table-cell>
          <table:covered-table-cell table:number-columns-repeated="3" table:style-name="ce19"/>
          <table:table-cell table:style-name="ce130" office:value-type="string" calcext:value-type="string">
            <text:p>Vezilije</text:p>
          </table:table-cell>
          <table:table-cell table:style-name="ce135" office:value-type="string" calcext:value-type="string">
            <text:p>3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41.6" calcext:value-type="currency">
            <text:p>$541.60</text:p>
          </table:table-cell>
          <table:table-cell table:style-name="ce102" table:formula="of:=[.J11]*0.03+[.I11]*3" office:value-type="currency" office:currency="USD" office:value="40.248" calcext:value-type="currency">
            <text:p>$40.25</text:p>
          </table:table-cell>
          <table:table-cell/>
          <table:table-cell table:style-name="ce195" office:value-type="string" calcext:value-type="string" table:number-columns-spanned="2" table:number-rows-spanned="1">
            <text:p>Stojanovic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Pat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Vezilije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Andrej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Filip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Welj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Cale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Voki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table:formula="of:=[.A4]*0.04" office:value-type="currency" office:currency="USD" office:value="968.5168" calcext:value-type="currency" table:number-columns-spanned="2" table:number-rows-spanned="2">
            <text:p>$968.52</text:p>
          </table:table-cell>
          <table:covered-table-cell table:style-name="ce171"/>
          <table:table-cell table:style-name="ce102" table:formula="of:=[.A4]*0.03" office:value-type="currency" office:currency="USD" office:value="726.3876" calcext:value-type="currency" table:number-columns-spanned="2" table:number-rows-spanned="2">
            <text:p>$726.39</text:p>
          </table:table-cell>
          <table:covered-table-cell table:style-name="ce171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3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78.4" calcext:value-type="currency">
            <text:p>$278.40</text:p>
          </table:table-cell>
          <table:table-cell table:style-name="ce102" table:formula="of:=[.J12]*0.03+[.I12]*3" office:value-type="currency" office:currency="USD" office:value="32.352" calcext:value-type="currency">
            <text:p>$32.35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4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69.6" calcext:value-type="currency">
            <text:p>$369.60</text:p>
          </table:table-cell>
          <table:table-cell table:style-name="ce102" table:formula="of:=[.J13]*0.03+[.I13]*3" office:value-type="currency" office:currency="USD" office:value="35.088" calcext:value-type="currency">
            <text:p>$35.09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2.2" calcext:value-type="currency">
            <text:p>$52.20</text:p>
          </table:table-cell>
          <table:table-cell table:style-name="ce143"/>
          <table:table-cell table:style-name="ce198" office:value-type="currency" office:currency="USD" office:value="33.53" calcext:value-type="currency">
            <text:p>$33.53</text:p>
          </table:table-cell>
          <table:table-cell table:style-name="ce143"/>
          <table:table-cell table:style-name="ce198" office:value-type="currency" office:currency="USD" office:value="48.19" calcext:value-type="currency">
            <text:p>$48.19</text:p>
          </table:table-cell>
          <table:table-cell table:style-name="ce143"/>
          <table:table-cell table:style-name="ce198" office:value-type="currency" office:currency="USD" office:value="41.61" calcext:value-type="currency">
            <text:p>$41.61</text:p>
          </table:table-cell>
          <table:table-cell table:style-name="ce143"/>
          <table:table-cell table:style-name="ce198" office:value-type="currency" office:currency="USD" office:value="49.74" calcext:value-type="currency">
            <text:p>$49.7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Andreja</text:p>
          </table:table-cell>
          <table:table-cell table:style-name="ce135" office:value-type="string" calcext:value-type="string">
            <text:p>4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06.4" calcext:value-type="currency">
            <text:p>$806.40</text:p>
          </table:table-cell>
          <table:table-cell table:style-name="ce102" table:formula="of:=[.J14]*0.03+[.I14]*3" office:value-type="currency" office:currency="USD" office:value="48.192" calcext:value-type="currency">
            <text:p>$48.19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6.54" calcext:value-type="currency">
            <text:p>$46.54</text:p>
          </table:table-cell>
          <table:table-cell table:style-name="ce143"/>
          <table:table-cell table:style-name="ce198" office:value-type="currency" office:currency="USD" office:value="26.76" calcext:value-type="currency">
            <text:p>$26.76</text:p>
          </table:table-cell>
          <table:table-cell table:style-name="ce143"/>
          <table:table-cell table:style-name="ce198" office:value-type="currency" office:currency="USD" office:value="38.33" calcext:value-type="currency">
            <text:p>$38.33</text:p>
          </table:table-cell>
          <table:table-cell table:style-name="ce143"/>
          <table:table-cell table:style-name="ce198" office:value-type="currency" office:currency="USD" office:value="29.13" calcext:value-type="currency">
            <text:p>$29.13</text:p>
          </table:table-cell>
          <table:table-cell table:style-name="ce143"/>
          <table:table-cell table:style-name="ce198" office:value-type="currency" office:currency="USD" office:value="39.77" calcext:value-type="currency">
            <text:p>$39.77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2">
          <table:table-cell table:style-name="ce116"/>
          <table:table-cell table:style-name="ce19"/>
          <table:table-cell table:style-name="ce116"/>
          <table:table-cell table:style-name="ce19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4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49.36" calcext:value-type="currency">
            <text:p>$349.36</text:p>
          </table:table-cell>
          <table:table-cell table:style-name="ce102" table:formula="of:=[.J15]*0.03+[.I15]*3" office:value-type="currency" office:currency="USD" office:value="34.4808" calcext:value-type="currency">
            <text:p>$34.4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61.08" calcext:value-type="currency">
            <text:p>$61.08</text:p>
          </table:table-cell>
          <table:table-cell table:style-name="ce143"/>
          <table:table-cell table:style-name="ce198" office:value-type="currency" office:currency="USD" office:value="40.25" calcext:value-type="currency">
            <text:p>$40.25</text:p>
          </table:table-cell>
          <table:table-cell table:style-name="ce143"/>
          <table:table-cell table:style-name="ce198" office:value-type="currency" office:currency="USD" office:value="48.72" calcext:value-type="currency">
            <text:p>$48.72</text:p>
          </table:table-cell>
          <table:table-cell table:style-name="ce143"/>
          <table:table-cell table:style-name="ce198" office:value-type="currency" office:currency="USD" office:value="-24" calcext:value-type="currency">
            <text:p>-$24.0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5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328" calcext:value-type="currency">
            <text:p>$1,328.00</text:p>
          </table:table-cell>
          <table:table-cell table:style-name="ce102" table:formula="of:=[.J16]*0.03+[.I16]*3" office:value-type="currency" office:currency="USD" office:value="63.84" calcext:value-type="currency">
            <text:p>$63.84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5.09" calcext:value-type="currency">
            <text:p>$35.09</text:p>
          </table:table-cell>
          <table:table-cell table:style-name="ce143"/>
          <table:table-cell table:style-name="ce198" office:value-type="currency" office:currency="USD" office:value="40.18" calcext:value-type="currency">
            <text:p>$40.1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9"/>
          <table:table-cell table:style-name="ce171"/>
          <table:table-cell table:style-name="ce206"/>
          <table:table-cell table:style-name="ce207"/>
          <table:table-cell table:style-name="ce130" office:value-type="string" calcext:value-type="string">
            <text:p>Andreja</text:p>
          </table:table-cell>
          <table:table-cell table:style-name="ce135" office:value-type="string" calcext:value-type="string">
            <text:p>5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77.6" calcext:value-type="currency">
            <text:p>$477.60</text:p>
          </table:table-cell>
          <table:table-cell table:style-name="ce102" table:formula="of:=[.J17]*0.03+[.I17]*3" office:value-type="currency" office:currency="USD" office:value="38.328" calcext:value-type="currency">
            <text:p>$38.33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63.84" calcext:value-type="currency">
            <text:p>$63.84</text:p>
          </table:table-cell>
          <table:table-cell table:style-name="ce143"/>
          <table:table-cell table:style-name="ce198" office:value-type="currency" office:currency="USD" office:value="33.6" calcext:value-type="currency">
            <text:p>$33.6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</text:p>
            <text:p>Paid out from penalties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Penalties</text:p>
          </table:table-cell>
          <table:covered-table-cell table:style-name="ce19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5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5.55" calcext:value-type="currency">
            <text:p>$95.55</text:p>
          </table:table-cell>
          <table:table-cell table:style-name="ce102" table:formula="of:=[.J18]*0.03+[.I18]*3" office:value-type="currency" office:currency="USD" office:value="26.8665" calcext:value-type="currency">
            <text:p>$26.87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1.26" calcext:value-type="currency">
            <text:p>$41.26</text:p>
          </table:table-cell>
          <table:table-cell table:style-name="ce143"/>
          <table:table-cell table:style-name="ce198" office:value-type="currency" office:currency="USD" office:value="36.84" calcext:value-type="currency">
            <text:p>$36.8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6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476" calcext:value-type="currency">
            <text:p>$1,476.00</text:p>
          </table:table-cell>
          <table:table-cell table:style-name="ce102" table:formula="of:=[.J19]*0.03+[.I19]*3" office:value-type="currency" office:currency="USD" office:value="68.28" calcext:value-type="currency">
            <text:p>$68.2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4.21" calcext:value-type="currency">
            <text:p>$44.21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office:value-type="currency" office:currency="USD" office:value="75" calcext:value-type="currency" table:number-columns-spanned="2" table:number-rows-spanned="2">
            <text:p>$75.00</text:p>
          </table:table-cell>
          <table:covered-table-cell table:style-name="ce146"/>
          <table:table-cell table:style-name="ce102" office:value-type="currency" office:currency="USD" office:value="72" calcext:value-type="currency" table:number-columns-spanned="2" table:number-rows-spanned="2">
            <text:p>$72.00</text:p>
          </table:table-cell>
          <table:covered-table-cell table:style-name="ce146"/>
          <table:table-cell table:style-name="ce130" office:value-type="string" calcext:value-type="string">
            <text:p>Vezilije</text:p>
          </table:table-cell>
          <table:table-cell table:style-name="ce135" office:value-type="string" calcext:value-type="string">
            <text:p>6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39.26" calcext:value-type="currency">
            <text:p>$539.26</text:p>
          </table:table-cell>
          <table:table-cell table:style-name="ce102" table:formula="of:=[.J20]*0.03+[.I20]*3" office:value-type="currency" office:currency="USD" office:value="40.1778" calcext:value-type="currency">
            <text:p>$40.1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7.8" calcext:value-type="currency">
            <text:p>$37.8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6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40" calcext:value-type="currency">
            <text:p>$340.00</text:p>
          </table:table-cell>
          <table:table-cell table:style-name="ce102" table:formula="of:=[.J21]*0.03+[.I21]*3" office:value-type="currency" office:currency="USD" office:value="34.2" calcext:value-type="currency">
            <text:p>$34.2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7.81" calcext:value-type="currency">
            <text:p>$47.81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 paid for by </text:p>
            <text:p>Vence</text:p>
          </table:table-cell>
          <table:covered-table-cell table:style-name="ce19"/>
          <table:table-cell table:style-name="ce171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7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75.19" calcext:value-type="currency">
            <text:p>$575.19</text:p>
          </table:table-cell>
          <table:table-cell table:style-name="ce102" table:formula="of:=[.J22]*0.03+[.I22]*3" office:value-type="currency" office:currency="USD" office:value="41.2557" calcext:value-type="currency">
            <text:p>$41.2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0.7" calcext:value-type="currency">
            <text:p>$40.7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2" table:style-name="ce19"/>
          <table:table-cell table:style-name="ce19" table:number-columns-repeated="2"/>
          <table:table-cell table:style-name="ce130" office:value-type="string" calcext:value-type="string">
            <text:p>Andreja</text:p>
          </table:table-cell>
          <table:table-cell table:style-name="ce135" office:value-type="string" calcext:value-type="string">
            <text:p>7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24" calcext:value-type="currency">
            <text:p>$824.00</text:p>
          </table:table-cell>
          <table:table-cell table:style-name="ce102" table:formula="of:=[.J23]*0.03+[.I23]*3" office:value-type="currency" office:currency="USD" office:value="48.72" calcext:value-type="currency">
            <text:p>$48.72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9.14" calcext:value-type="currency">
            <text:p>$39.1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table:number-columns-spanned="2" table:number-rows-spanned="2"/>
          <table:covered-table-cell table:style-name="ce171"/>
          <table:table-cell table:style-name="ce19" table:number-columns-repeated="2"/>
          <table:table-cell table:style-name="ce130" office:value-type="string" calcext:value-type="string">
            <text:p>Masa</text:p>
          </table:table-cell>
          <table:table-cell table:style-name="ce135" office:value-type="string" calcext:value-type="string">
            <text:p>7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112" calcext:value-type="currency">
            <text:p>$1,112.00</text:p>
          </table:table-cell>
          <table:table-cell table:style-name="ce102" table:formula="of:=[.J24]*0.03+[.I24]*3" office:value-type="currency" office:currency="USD" office:value="57.36" calcext:value-type="currency">
            <text:p>$57.3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6.39" calcext:value-type="currency">
            <text:p>$46.39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2" table:style-name="ce171"/>
          <table:table-cell table:style-name="ce19" table:number-columns-repeated="2"/>
          <table:table-cell table:style-name="ce130" office:value-type="string" calcext:value-type="string">
            <text:p>Vezilije</text:p>
          </table:table-cell>
          <table:table-cell table:style-name="ce135" office:value-type="string" calcext:value-type="string">
            <text:p>8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20" calcext:value-type="currency">
            <text:p>$320.00</text:p>
          </table:table-cell>
          <table:table-cell table:style-name="ce102" table:formula="of:=[.J25]*0.03+[.I25]*3" office:value-type="currency" office:currency="USD" office:value="33.6" calcext:value-type="currency">
            <text:p>$33.6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9.8" calcext:value-type="currency">
            <text:p>$49.8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8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73.6" calcext:value-type="currency">
            <text:p>$673.60</text:p>
          </table:table-cell>
          <table:table-cell table:style-name="ce102" table:formula="of:=[.J26]*0.03+[.I26]*3" office:value-type="currency" office:currency="USD" office:value="44.208" calcext:value-type="currency">
            <text:p>$44.21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68.69" calcext:value-type="currency">
            <text:p>$68.69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Masa</text:p>
          </table:table-cell>
          <table:table-cell table:style-name="ce135" office:value-type="string" calcext:value-type="string">
            <text:p>8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08" calcext:value-type="currency">
            <text:p>$608.00</text:p>
          </table:table-cell>
          <table:table-cell table:style-name="ce102" table:formula="of:=[.J27]*0.03+[.I27]*3" office:value-type="currency" office:currency="USD" office:value="42.24" calcext:value-type="currency">
            <text:p>$42.24</text:p>
          </table:table-cell>
          <table:table-cell/>
          <table:table-cell table:style-name="ce198"/>
          <table:table-cell table:style-name="ce143"/>
          <table:table-cell table:style-name="ce218" office:value-type="currency" office:currency="USD" office:value="-131.72" calcext:value-type="currency">
            <text:p>-$131.7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Total Hours Worked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Total from hourly pay</text:p>
          </table:table-cell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9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60" calcext:value-type="currency">
            <text:p>$460.00</text:p>
          </table:table-cell>
          <table:table-cell table:style-name="ce102" table:formula="of:=[.J28]*0.03+[.I28]*3" office:value-type="currency" office:currency="USD" office:value="37.8" calcext:value-type="currency">
            <text:p>$37.8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70" calcext:value-type="currency">
            <text:p>$70.00</text:p>
          </table:table-cell>
          <table:table-cell table:style-name="ce143" office:value-type="string" calcext:value-type="string">
            <text:p>bonus</text:p>
          </table:table-cell>
          <table:table-cell table:style-name="ce198" office:value-type="currency" office:currency="USD" office:value="5" calcext:value-type="currency">
            <text:p>$5.00</text:p>
          </table:table-cell>
          <table:table-cell table:style-name="ce143" office:value-type="string" calcext:value-type="string">
            <text:p>bonus</text:p>
          </table:table-cell>
          <table:table-cell table:style-name="ce198" office:value-type="currency" office:currency="USD" office:value="10" calcext:value-type="currency">
            <text:p>$10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Vezilije</text:p>
          </table:table-cell>
          <table:table-cell table:style-name="ce135" office:value-type="string" calcext:value-type="string">
            <text:p>9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28" calcext:value-type="currency">
            <text:p>$428.00</text:p>
          </table:table-cell>
          <table:table-cell table:style-name="ce102" table:formula="of:=[.J29]*0.03+[.I29]*3" office:value-type="currency" office:currency="USD" office:value="36.84" calcext:value-type="currency">
            <text:p>$36.84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5" table:formula="of:=SUM([.I:.I])" office:value-type="float" office:value="356" calcext:value-type="float" table:number-columns-spanned="2" table:number-rows-spanned="2">
            <text:p>356</text:p>
          </table:table-cell>
          <table:covered-table-cell table:style-name="ce171"/>
          <table:table-cell table:style-name="ce102" table:formula="of:=[.A30]*3" office:value-type="currency" office:currency="USD" office:value="1068" calcext:value-type="currency" table:number-columns-spanned="2" table:number-rows-spanned="2">
            <text:p>$1,068.00</text:p>
          </table:table-cell>
          <table:covered-table-cell table:style-name="ce171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9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82.4" calcext:value-type="currency">
            <text:p>$282.40</text:p>
          </table:table-cell>
          <table:table-cell table:style-name="ce102" table:formula="of:=[.J30]*0.03+[.I30]*3" office:value-type="currency" office:currency="USD" office:value="32.472" calcext:value-type="currency">
            <text:p>$32.47</text:p>
          </table:table-cell>
          <table:table-cell/>
          <table:covered-table-cell table:number-columns-repeated="16"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0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793.6" calcext:value-type="currency">
            <text:p>$793.60</text:p>
          </table:table-cell>
          <table:table-cell table:style-name="ce102" table:formula="of:=[.J31]*0.03+[.I31]*3" office:value-type="currency" office:currency="USD" office:value="47.808" calcext:value-type="currency">
            <text:p>$47.81</text:p>
          </table:table-cell>
          <table:table-cell/>
          <table:table-cell table:style-name="ce155" table:formula="of:=SUM([.M13:.M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O13:.O28])" office:value-type="currency" office:currency="USD" office:value="612.83" calcext:value-type="currency" table:number-columns-spanned="2" table:number-rows-spanned="2">
            <text:p>$612.83</text:p>
          </table:table-cell>
          <table:covered-table-cell table:style-name="ce50"/>
          <table:table-cell table:style-name="ce155" table:formula="of:=SUM([.Q13:.Q28])" office:value-type="currency" office:currency="USD" office:value="216.16" calcext:value-type="currency" table:number-columns-spanned="2" table:number-rows-spanned="2">
            <text:p>$216.16</text:p>
          </table:table-cell>
          <table:covered-table-cell table:style-name="ce50"/>
          <table:table-cell table:style-name="ce155" table:formula="of:=SUM([.S13:.S28])" office:value-type="currency" office:currency="USD" office:value="145.24" calcext:value-type="currency" table:number-columns-spanned="2" table:number-rows-spanned="2">
            <text:p>$145.24</text:p>
          </table:table-cell>
          <table:covered-table-cell table:style-name="ce50"/>
          <table:table-cell table:style-name="ce155" table:formula="of:=SUM([.U13:.U28])" office:value-type="currency" office:currency="USD" office:value="46.74" calcext:value-type="currency" table:number-columns-spanned="2" table:number-rows-spanned="2">
            <text:p>$46.74</text:p>
          </table:table-cell>
          <table:covered-table-cell table:style-name="ce50"/>
          <table:table-cell table:style-name="ce155" table:formula="of:=SUM([.W13:.W28])" office:value-type="currency" office:currency="USD" office:value="89.51" calcext:value-type="currency" table:number-columns-spanned="2" table:number-rows-spanned="2">
            <text:p>$89.51</text:p>
          </table:table-cell>
          <table:covered-table-cell table:style-name="ce50"/>
          <table:table-cell table:style-name="ce155" table:formula="of:=SUM([.Y13:.Y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13:.AA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0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92.8" calcext:value-type="currency">
            <text:p>$492.80</text:p>
          </table:table-cell>
          <table:table-cell table:style-name="ce102" table:formula="of:=[.J32]*0.03+[.I32]*3" office:value-type="currency" office:currency="USD" office:value="38.784" calcext:value-type="currency">
            <text:p>$38.78</text:p>
          </table:table-cell>
          <table:table-cell/>
          <table:covered-table-cell table:number-columns-repeated="16" table:style-name="ce50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5" table:number-columns-spanned="1" table:number-rows-spanned="2"/>
          <table:table-cell table:style-name="ce183" table:number-columns-repeated="327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jelena</text:p>
          </table:table-cell>
          <table:table-cell table:style-name="ce135" office:value-type="string" calcext:value-type="string">
            <text:p>10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09.7" calcext:value-type="currency">
            <text:p>$109.70</text:p>
          </table:table-cell>
          <table:table-cell table:style-name="ce102" table:formula="of:=[.J33]*0.03+[.I33]*3" office:value-type="currency" office:currency="USD" office:value="27.291" calcext:value-type="currency">
            <text:p>$27.29</text:p>
          </table:table-cell>
          <table:table-cell/>
          <table:table-cell table:style-name="ce50"/>
          <table:table-cell table:style-name="ce200"/>
          <table:table-cell table:style-name="ce219" office:value-type="string" calcext:value-type="string">
            <text:p>$25 od caleta</text:p>
          </table:table-cell>
          <table:table-cell table:style-name="ce210" office:value-type="string" calcext:value-type="string">
            <text:p>PAID</text:p>
          </table:table-cell>
          <table:table-cell table:style-name="ce50"/>
          <table:table-cell table:style-name="ce210" office:value-type="string" calcext:value-type="string">
            <text:p>PAID</text:p>
          </table:table-cell>
          <table:table-cell table:style-name="ce50"/>
          <table:table-cell table:style-name="ce200"/>
          <table:table-cell table:style-name="ce50" table:number-columns-repeated="7"/>
          <table:table-cell table:style-name="ce200"/>
          <table:covered-table-cell table:number-columns-repeated="5"/>
          <table:covered-table-cell table:style-name="ce35"/>
          <table:table-cell table:style-name="ce183" table:number-columns-repeated="327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1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56.5" calcext:value-type="currency">
            <text:p>$556.50</text:p>
          </table:table-cell>
          <table:table-cell table:style-name="ce102" table:formula="of:=[.J34]*0.03+[.I34]*3" office:value-type="currency" office:currency="USD" office:value="40.695" calcext:value-type="currency">
            <text:p>$40.70</text:p>
          </table:table-cell>
          <table:table-cell/>
          <table:table-cell table:style-name="ce195" office:value-type="string" calcext:value-type="string" table:number-columns-spanned="2" table:number-rows-spanned="1">
            <text:p>Pikac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Nis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Klaudija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1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50.4" calcext:value-type="currency">
            <text:p>$150.40</text:p>
          </table:table-cell>
          <table:table-cell table:style-name="ce102" table:formula="of:=[.J35]*0.03+[.I35]*3" office:value-type="currency" office:currency="USD" office:value="28.512" calcext:value-type="currency">
            <text:p>$28.51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covered-table-cell table:number-columns-repeated="5" table:style-name="ce50"/>
          <table:table-cell table:style-name="ce183" table:number-columns-repeated="328"/>
        </table:table-row>
        <table:table-row table:style-name="ro1">
          <table:table-cell table:style-name="ce119" table:number-columns-spanned="2" table:number-rows-spanned="2"/>
          <table:covered-table-cell table:style-name="ce171"/>
          <table:table-cell table:style-name="ce119" table:number-columns-spanned="2" table:number-rows-spanned="2"/>
          <table:covered-table-cell table:style-name="ce171"/>
          <table:table-cell table:style-name="ce130" office:value-type="string" calcext:value-type="string">
            <text:p>jelena</text:p>
          </table:table-cell>
          <table:table-cell table:style-name="ce135" office:value-type="string" calcext:value-type="string">
            <text:p>11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[.J36]*0.03+[.I36]*3" office:value-type="currency" office:currency="USD" office:value="24" calcext:value-type="currency">
            <text:p>$24.00</text:p>
          </table:table-cell>
          <table:table-cell/>
          <table:table-cell table:style-name="ce198"/>
          <table:table-cell table:style-name="ce143"/>
          <table:table-cell table:style-name="ce143" office:value-type="currency" office:currency="USD" office:value="57.36" calcext:value-type="currency">
            <text:p>$57.36</text:p>
          </table:table-cell>
          <table:table-cell table:style-name="ce143"/>
          <table:table-cell table:style-name="ce198" office:value-type="currency" office:currency="USD" office:value="37.25" calcext:value-type="currency">
            <text:p>$37.25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2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04.8" calcext:value-type="currency">
            <text:p>$504.80</text:p>
          </table:table-cell>
          <table:table-cell table:style-name="ce102" table:formula="of:=[.J37]*0.03+[.I37]*3" office:value-type="currency" office:currency="USD" office:value="39.144" calcext:value-type="currency">
            <text:p>$39.14</text:p>
          </table:table-cell>
          <table:table-cell/>
          <table:table-cell table:style-name="ce198"/>
          <table:table-cell table:style-name="ce143"/>
          <table:table-cell table:style-name="ce143" office:value-type="currency" office:currency="USD" office:value="42.24" calcext:value-type="currency">
            <text:p>$42.24</text:p>
          </table:table-cell>
          <table:table-cell table:style-name="ce143"/>
          <table:table-cell table:style-name="ce198" office:value-type="currency" office:currency="USD" office:value="35.38" calcext:value-type="currency">
            <text:p>$35.3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2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16" calcext:value-type="currency">
            <text:p>$216.00</text:p>
          </table:table-cell>
          <table:table-cell table:style-name="ce102" table:formula="of:=[.J38]*0.03+[.I38]*3" office:value-type="currency" office:currency="USD" office:value="30.48" calcext:value-type="currency">
            <text:p>$30.48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2.35" calcext:value-type="currency">
            <text:p>$32.35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Filip</text:p>
          </table:table-cell>
          <table:table-cell table:style-name="ce135" office:value-type="string" calcext:value-type="string">
            <text:p>12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87" calcext:value-type="currency">
            <text:p>$587.00</text:p>
          </table:table-cell>
          <table:table-cell table:style-name="ce102" table:formula="of:=[.J39]*0.03+[.I39]*3" office:value-type="currency" office:currency="USD" office:value="41.61" calcext:value-type="currency">
            <text:p>$41.61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4.48" calcext:value-type="currency">
            <text:p>$34.4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3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746.4" calcext:value-type="currency">
            <text:p>$746.40</text:p>
          </table:table-cell>
          <table:table-cell table:style-name="ce102" table:formula="of:=[.J40]*0.03+[.I40]*3" office:value-type="currency" office:currency="USD" office:value="46.392" calcext:value-type="currency">
            <text:p>$46.39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6.87" calcext:value-type="currency">
            <text:p>$26.87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3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49.6" calcext:value-type="currency">
            <text:p>$149.60</text:p>
          </table:table-cell>
          <table:table-cell table:style-name="ce102" table:formula="of:=[.J41]*0.03+[.I41]*3" office:value-type="currency" office:currency="USD" office:value="28.488" calcext:value-type="currency">
            <text:p>$28.49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4.2" calcext:value-type="currency">
            <text:p>$34.2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/>
          <table:table-cell table:style-name="ce194"/>
          <table:table-cell table:style-name="ce19" table:number-columns-repeated="2"/>
          <table:table-cell table:style-name="ce130" office:value-type="string" calcext:value-type="string">
            <text:p>Filip</text:p>
          </table:table-cell>
          <table:table-cell table:style-name="ce135" office:value-type="string" calcext:value-type="string">
            <text:p>13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71" calcext:value-type="currency">
            <text:p>$171.00</text:p>
          </table:table-cell>
          <table:table-cell table:style-name="ce102" table:formula="of:=[.J42]*0.03+[.I42]*3" office:value-type="currency" office:currency="USD" office:value="29.13" calcext:value-type="currency">
            <text:p>$29.13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2.47" calcext:value-type="currency">
            <text:p>$32.47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4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60" calcext:value-type="currency">
            <text:p>$860.00</text:p>
          </table:table-cell>
          <table:table-cell table:style-name="ce102" table:formula="of:=[.J43]*0.03+[.I43]*3" office:value-type="currency" office:currency="USD" office:value="49.8" calcext:value-type="currency">
            <text:p>$49.8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8.78" calcext:value-type="currency">
            <text:p>$38.7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4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59.39" calcext:value-type="currency">
            <text:p>$359.39</text:p>
          </table:table-cell>
          <table:table-cell table:style-name="ce102" table:formula="of:=[.J44]*0.03+[.I44]*3" office:value-type="currency" office:currency="USD" office:value="34.7817" calcext:value-type="currency">
            <text:p>$34.78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8.51" calcext:value-type="currency">
            <text:p>$28.51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Welja</text:p>
          </table:table-cell>
          <table:table-cell table:style-name="ce135" office:value-type="string" calcext:value-type="string">
            <text:p>14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25.6" calcext:value-type="currency">
            <text:p>$525.60</text:p>
          </table:table-cell>
          <table:table-cell table:style-name="ce102" table:formula="of:=[.J45]*0.03+[.I45]*3" office:value-type="currency" office:currency="USD" office:value="39.768" calcext:value-type="currency">
            <text:p>$39.77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0.48" calcext:value-type="currency">
            <text:p>$30.4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5.11.2025</text:p>
          </table:table-cell>
          <table:table-cell table:style-name="ce135" office:value-type="string" calcext:value-type="string" table:number-columns-spanned="2" table:number-rows-spanned="1">
            <text:p>10am/10pm</text:p>
          </table:table-cell>
          <table:covered-table-cell table:style-name="ce15"/>
          <table:table-cell table:style-name="ce135" office:value-type="float" office:value="12" calcext:value-type="float">
            <text:p>12</text:p>
          </table:table-cell>
          <table:table-cell table:style-name="ce143" office:value-type="currency" office:currency="USD" office:value="1089.5" calcext:value-type="currency">
            <text:p>$1,089.50</text:p>
          </table:table-cell>
          <table:table-cell table:style-name="ce102" table:formula="of:=[.J46]*0.03+[.I46]*3" office:value-type="currency" office:currency="USD" office:value="68.685" calcext:value-type="currency">
            <text:p>$68.69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8.49" calcext:value-type="currency">
            <text:p>$28.49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7]*0.03+[.I47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4.78" calcext:value-type="currency">
            <text:p>$34.7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8]*0.03+[.I48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-200" calcext:value-type="currency">
            <text:p>-$200.0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9]*0.03+[.I49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0]*0.03+[.I50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5" calcext:value-type="currency">
            <text:p>$25.00</text:p>
          </table:table-cell>
          <table:table-cell table:style-name="ce143" office:value-type="string" calcext:value-type="string">
            <text:p>Od Caleta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1]*0.03+[.I51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10" calcext:value-type="currency">
            <text:p>$10.00</text:p>
          </table:table-cell>
          <table:table-cell table:style-name="ce143" office:value-type="string" calcext:value-type="string">
            <text:p>bonus</text:p>
          </table:table-cell>
          <table:table-cell table:style-name="ce198" office:value-type="currency" office:currency="USD" office:value="5" calcext:value-type="currency">
            <text:p>$5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2]*0.03+[.I52]*3" office:value-type="currency" office:currency="USD" office:value="0" calcext:value-type="currency">
            <text:p>$0.00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3]*0.03+[.I53]*3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4]*0.03+[.I54]*3" office:value-type="currency" office:currency="USD" office:value="0" calcext:value-type="currency">
            <text:p>$0.00</text:p>
          </table:table-cell>
          <table:table-cell/>
          <table:table-cell table:style-name="ce155" table:formula="of:=SUM([.M36:.M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O36:.O51])" office:value-type="currency" office:currency="USD" office:value="109.6" calcext:value-type="currency" table:number-columns-spanned="2" table:number-rows-spanned="2">
            <text:p>$109.60</text:p>
          </table:table-cell>
          <table:covered-table-cell table:style-name="ce50"/>
          <table:table-cell table:style-name="ce155" table:formula="of:=SUM([.Q36:.Q51])" office:value-type="currency" office:currency="USD" office:value="224.04" calcext:value-type="currency" table:number-columns-spanned="2" table:number-rows-spanned="2">
            <text:p>$224.04</text:p>
          </table:table-cell>
          <table:covered-table-cell table:style-name="ce50"/>
          <table:table-cell table:style-name="ce155" table:formula="of:=SUM([.S36:.S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U36:.U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W36:.W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Y36:.Y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36:.AA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5]*0.03+[.I55]*3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6]*0.03+[.I56]*3" office:value-type="currency" office:currency="USD" office:value="0" calcext:value-type="currency">
            <text:p>$0.00</text:p>
          </table:table-cell>
          <table:table-cell/>
          <table:table-cell table:style-name="ce37"/>
          <table:table-cell table:style-name="ce201"/>
          <table:table-cell table:style-name="ce210" office:value-type="string" calcext:value-type="string">
            <text:p>CONFIRMED</text:p>
          </table:table-cell>
          <table:table-cell table:style-name="ce202"/>
          <table:table-cell table:style-name="ce219" office:value-type="string" calcext:value-type="string">
            <text:p>$25 od caleta</text:p>
          </table:table-cell>
          <table:table-cell table:number-columns-repeated="16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7]*0.03+[.I57]*3" office:value-type="currency" office:currency="USD" office:value="0" calcext:value-type="currency">
            <text:p>$0.00</text:p>
          </table:table-cell>
          <table:table-cell/>
          <table:table-cell table:style-name="ce177"/>
          <table:table-cell table:style-name="ce200"/>
          <table:table-cell/>
          <table:table-cell table:style-name="ce202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8]*0.03+[.I5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9]*0.03+[.I59]*3" office:value-type="currency" office:currency="USD" office:value="0" calcext:value-type="currency">
            <text:p>$0.00</text:p>
          </table:table-cell>
          <table:table-cell table:number-columns-repeated="2"/>
          <table:table-cell table:style-name="ce202" office:value-type="string" calcext:value-type="string">
            <text:p>+89.51 2 smene chatting</text:p>
          </table:table-cell>
          <table:table-cell/>
          <table:table-cell table:style-name="ce220" office:value-type="string" calcext:value-type="string">
            <text:p>-$50 pat/klaudija bonus</text:p>
          </table:table-cell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0]*0.03+[.I60]*3" office:value-type="currency" office:currency="USD" office:value="0" calcext:value-type="currency">
            <text:p>$0.00</text:p>
          </table:table-cell>
          <table:table-cell/>
          <table:table-cell table:style-name="ce9" office:value-type="string" calcext:value-type="string" table:number-columns-spanned="2" table:number-rows-spanned="2">
            <text:p>Veljko</text:p>
            <text:p>%3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ale</text:p>
            <text:p>%1 CM</text:p>
          </table:table-cell>
          <table:covered-table-cell table:style-name="ce19"/>
          <table:table-cell office:value-type="string" calcext:value-type="string">
            <text:p><text:s/></text:p>
          </table:table-cell>
          <table:table-cell table:number-columns-repeated="16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1]*0.03+[.I61]*3" office:value-type="currency" office:currency="USD" office:value="0" calcext:value-type="currency">
            <text:p>$0.00</text:p>
          </table:table-cell>
          <table:table-cell/>
          <table:covered-table-cell table:number-columns-repeated="4" table:style-name="ce19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2]*0.03+[.I62]*3" office:value-type="currency" office:currency="USD" office:value="0" calcext:value-type="currency">
            <text:p>$0.00</text:p>
          </table:table-cell>
          <table:table-cell/>
          <table:table-cell table:style-name="ce102" table:formula="of:=[.A4]*0.03" office:value-type="currency" office:currency="USD" office:value="726.3876" calcext:value-type="currency" table:number-columns-spanned="2" table:number-rows-spanned="2">
            <text:p>$726.39</text:p>
          </table:table-cell>
          <table:covered-table-cell table:style-name="ce171"/>
          <table:table-cell table:style-name="ce102" table:formula="of:=[.A4]*0.01" office:value-type="currency" office:currency="USD" office:value="242.1292" calcext:value-type="currency" table:number-columns-spanned="2" table:number-rows-spanned="2">
            <text:p>$242.13</text:p>
          </table:table-cell>
          <table:covered-table-cell table:style-name="ce171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3]*0.03+[.I63]*3" office:value-type="currency" office:currency="USD" office:value="0" calcext:value-type="currency">
            <text:p>$0.00</text:p>
          </table:table-cell>
          <table:table-cell/>
          <table:covered-table-cell table:number-columns-repeated="4" table:style-name="ce171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4]*0.03+[.I64]*3" office:value-type="currency" office:currency="USD" office:value="0" calcext:value-type="currency">
            <text:p>$0.00</text:p>
          </table:table-cell>
          <table:table-cell table:number-columns-repeated="2"/>
          <table:table-cell table:style-name="ce217" office:value-type="currency" office:currency="USD" office:value="815.9" calcext:value-type="currency">
            <text:p>$815.90</text:p>
          </table:table-cell>
          <table:table-cell/>
          <table:table-cell table:style-name="ce174" office:value-type="currency" office:currency="USD" office:value="192.13" calcext:value-type="currency">
            <text:p>$192.13</text:p>
          </table:table-cell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5]*0.03+[.I65]*3" office:value-type="currency" office:currency="USD" office:value="0" calcext:value-type="currency">
            <text:p>$0.00</text:p>
          </table:table-cell>
          <table:table-cell table:number-columns-repeated="4"/>
          <table:table-cell office:value-type="string" calcext:value-type="string">
            <text:p>PAID</text:p>
          </table:table-cell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6]*0.03+[.I66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7]*0.03+[.I67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8]*0.03+[.I6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9]*0.03+[.I69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0]*0.03+[.I70]*3" office:value-type="currency" office:currency="USD" office:value="0" calcext:value-type="currency">
            <text:p>$0.00</text:p>
          </table:table-cell>
          <table:table-cell table:number-columns-repeated="10"/>
          <table:table-cell table:style-name="ce174"/>
          <table:table-cell table:number-columns-repeated="11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1]*0.03+[.I71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2]*0.03+[.I72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3]*0.03+[.I73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4]*0.03+[.I74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5]*0.03+[.I75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6]*0.03+[.I76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7]*0.03+[.I77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8]*0.03+[.I7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9]*0.03+[.I79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0]*0.03+[.I80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1]*0.03+[.I81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2]*0.03+[.I82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3]*0.03+[.I83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4]*0.03+[.I84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5]*0.03+[.I85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6]*0.03+[.I86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7]*0.03+[.I87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8]*0.03+[.I8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9]*0.03+[.I89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90]*0.03+[.I90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91]*0.03+[.I91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92]*0.03+[.I92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93]*0.03+[.I93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94]*0.03+[.I94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3" table:number-rows-repeated="1334">
          <table:table-cell table:number-columns-repeated="33"/>
          <table:table-cell table:style-name="ce183" table:number-columns-repeated="328"/>
        </table:table-row>
        <table:table-row table:style-name="ro3" table:number-rows-repeated="1047147">
          <table:table-cell table:number-columns-repeated="361"/>
        </table:table-row>
        <table:table-row table:style-name="ro3">
          <table:table-cell table:number-columns-repeated="361"/>
        </table:table-row>
      </table:table>
      <table:table table:name="Vence9" table:style-name="ta1">
        <table:table-column table:style-name="co1" table:number-columns-repeated="10" table:default-cell-style-name="ce35"/>
        <table:table-column table:style-name="co1" table:default-cell-style-name="ce173"/>
        <table:table-column table:style-name="co1" table:number-columns-repeated="22" table:default-cell-style-name="ce35"/>
        <table:table-column table:style-name="co1" table:number-columns-repeated="328" table:default-cell-style-name="ce185"/>
        <table:table-row table:style-name="ro1"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9" office:value-type="string" calcext:value-type="string" table:number-columns-spanned="1" table:number-rows-spanned="2">
            <text:p>Hours</text:p>
            <text:p>Worked</text:p>
          </table:table-cell>
          <table:table-cell table:style-name="ce140"/>
          <table:table-cell table:style-name="ce208" office:value-type="string" calcext:value-type="string" table:number-columns-spanned="1" table:number-rows-spanned="2">
            <text:p>Daily earnings</text:p>
            <text:p>7%</text:p>
          </table:table-cell>
          <table:table-cell table:style-name="ce174" table:number-columns-repeated="2"/>
          <table:table-cell table:number-columns-repeated="4"/>
          <table:table-cell table:style-name="ce177" table:number-columns-repeated="16"/>
          <table:table-cell table:style-name="ce183" table:number-columns-repeated="328"/>
        </table:table-row>
        <table:table-row table:style-name="ro1">
          <table:table-cell table:style-name="ce100" office:value-type="string" calcext:value-type="string" table:number-columns-spanned="4" table:number-rows-spanned="2">
            <text:p>NET Sales</text:p>
          </table:table-cell>
          <table:covered-table-cell table:style-name="ce19"/>
          <table:covered-table-cell table:style-name="ce9"/>
          <table:covered-table-cell table:style-name="ce19"/>
          <table:table-cell table:style-name="ce126" office:value-type="string" calcext:value-type="string">
            <text:p><text:s/>chatter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Shift</text:p>
          </table:table-cell>
          <table:covered-table-cell table:style-name="ce19"/>
          <table:covered-table-cell table:style-name="ce137"/>
          <table:table-cell table:style-name="ce141" office:value-type="string" calcext:value-type="string">
            <text:p>NETSales</text:p>
          </table:table-cell>
          <table:covered-table-cell table:style-name="ce146"/>
          <table:table-cell/>
          <table:table-cell table:style-name="ce100" office:value-type="string" calcext:value-type="string" table:number-columns-spanned="3" table:number-rows-spanned="3">
            <text:p>Total due chatter pay /</text:p>
            <text:p>CM %pay combined</text:p>
          </table:table-cell>
          <table:covered-table-cell table:number-columns-repeated="2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5.11.2025</text:p>
          </table:table-cell>
          <table:table-cell table:style-name="ce135" office:value-type="string" calcext:value-type="string" table:number-columns-spanned="2" table:number-rows-spanned="1">
            <text:p>10pm/10am</text:p>
          </table:table-cell>
          <table:covered-table-cell table:style-name="ce15"/>
          <table:table-cell table:style-name="ce135" office:value-type="float" office:value="12" calcext:value-type="float">
            <text:p>12</text:p>
          </table:table-cell>
          <table:table-cell table:style-name="ce143" office:value-type="currency" office:currency="USD" office:value="393.53" calcext:value-type="currency">
            <text:p>$393.53</text:p>
          </table:table-cell>
          <table:table-cell table:style-name="ce102" table:formula="of:=[.J3]*0.03+[.I3]*3" office:value-type="currency" office:currency="USD" office:value="47.8059" calcext:value-type="currency">
            <text:p>$47.81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2" table:formula="of:=SUM([.J:.J])" office:value-type="currency" office:currency="USD" office:value="17999.88" calcext:value-type="currency" table:number-columns-spanned="4" table:number-rows-spanned="2">
            <text:p>$17,999.88</text:p>
          </table:table-cell>
          <table:covered-table-cell table:style-name="ce146"/>
          <table:covered-table-cell table:style-name="ce102"/>
          <table:covered-table-cell table:style-name="ce146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6.11.2025</text:p>
          </table:table-cell>
          <table:table-cell table:style-name="ce135" office:value-type="string" calcext:value-type="string" table:number-columns-spanned="2" table:number-rows-spanned="1">
            <text:p>10am/2pm</text:p>
          </table:table-cell>
          <table:covered-table-cell table:style-name="ce15"/>
          <table:table-cell table:style-name="ce135" office:value-type="float" office:value="4" calcext:value-type="float">
            <text:p>4</text:p>
          </table:table-cell>
          <table:table-cell table:style-name="ce143" office:value-type="currency" office:currency="USD" office:value="128" calcext:value-type="currency">
            <text:p>$128.00</text:p>
          </table:table-cell>
          <table:table-cell table:style-name="ce102" table:formula="of:=[.J4]*0.03+[.I4]*3" office:value-type="currency" office:currency="USD" office:value="15.84" calcext:value-type="currency">
            <text:p>$15.84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6.11.2025</text:p>
          </table:table-cell>
          <table:table-cell table:style-name="ce135" office:value-type="string" calcext:value-type="string" table:number-columns-spanned="2" table:number-rows-spanned="1">
            <text:p>2pm/6pm </text:p>
          </table:table-cell>
          <table:covered-table-cell table:style-name="ce15"/>
          <table:table-cell table:style-name="ce135" office:value-type="float" office:value="4" calcext:value-type="float">
            <text:p>4</text:p>
          </table:table-cell>
          <table:table-cell table:style-name="ce143" office:value-type="currency" office:currency="USD" office:value="139.12" calcext:value-type="currency">
            <text:p>$139.12</text:p>
          </table:table-cell>
          <table:table-cell table:style-name="ce102" table:formula="of:=[.J5]*0.03+[.I5]*3" office:value-type="currency" office:currency="USD" office:value="16.1736" calcext:value-type="currency">
            <text:p>$16.17</text:p>
          </table:table-cell>
          <table:table-cell/>
          <table:table-cell table:style-name="ce153" table:formula="of:=[.A12]+[.C12]+[.C30]+[.A24]" office:value-type="currency" office:currency="USD" office:value="2347.9916" calcext:value-type="currency" table:number-columns-spanned="3" table:number-rows-spanned="3">
            <text:p>$2,347.99</text:p>
          </table:table-cell>
          <table:covered-table-cell table:number-columns-repeated="2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6"/>
          <table:table-cell table:style-name="ce19"/>
          <table:table-cell table:style-name="ce106"/>
          <table:table-cell table:style-name="ce19"/>
          <table:table-cell table:style-name="ce130" office:value-type="string" calcext:value-type="string">
            <text:p>Vezilije</text:p>
          </table:table-cell>
          <table:table-cell table:style-name="ce135" office:value-type="string" calcext:value-type="string">
            <text:p>16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82.4" calcext:value-type="currency">
            <text:p>$182.40</text:p>
          </table:table-cell>
          <table:table-cell table:style-name="ce102" table:formula="of:=[.J6]*0.03+[.I6]*3" office:value-type="currency" office:currency="USD" office:value="29.472" calcext:value-type="currency">
            <text:p>$29.47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7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28.55" calcext:value-type="currency">
            <text:p>$128.55</text:p>
          </table:table-cell>
          <table:table-cell table:style-name="ce102" table:formula="of:=[.J7]*0.03+[.I7]*3" office:value-type="currency" office:currency="USD" office:value="27.8565" calcext:value-type="currency">
            <text:p>$27.86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8"/>
          <table:table-cell table:style-name="ce171"/>
          <table:table-cell table:style-name="ce119"/>
          <table:table-cell table:style-name="ce171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7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729.6" calcext:value-type="currency">
            <text:p>$729.60</text:p>
          </table:table-cell>
          <table:table-cell table:style-name="ce102" table:formula="of:=[.J8]*0.03+[.I8]*3" office:value-type="currency" office:currency="USD" office:value="45.888" calcext:value-type="currency">
            <text:p>$45.89</text:p>
          </table:table-cell>
          <table:table-cell table:number-columns-repeated="6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Vezilije</text:p>
          </table:table-cell>
          <table:table-cell table:style-name="ce135" office:value-type="string" calcext:value-type="string">
            <text:p>17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[.J9]*0.03+[.I9]*3" office:value-type="currency" office:currency="USD" office:value="24" calcext:value-type="currency">
            <text:p>$24.00</text:p>
          </table:table-cell>
          <table:table-cell table:number-columns-repeated="6"/>
          <table:table-cell table:style-name="ce200"/>
          <table:table-cell table:style-name="ce50" table:number-columns-repeated="15"/>
          <table:table-cell table:style-name="ce183" table:number-columns-repeated="328"/>
        </table:table-row>
        <table:table-row table:style-name="ro1">
          <table:table-cell table:style-name="ce190" office:value-type="string" calcext:value-type="string" table:number-columns-spanned="2" table:number-rows-spanned="2">
            <text:p>CM % from </text:p>
            <text:p>Net Sales 4%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omission from</text:p>
            <text:p>Sales 3%</text:p>
          </table:table-cell>
          <table:covered-table-cell table:style-name="ce19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7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12.23" calcext:value-type="currency">
            <text:p>$412.23</text:p>
          </table:table-cell>
          <table:table-cell table:style-name="ce102" table:formula="of:=[.J10]*0.03+[.I10]*3" office:value-type="currency" office:currency="USD" office:value="36.3669" calcext:value-type="currency">
            <text:p>$36.37</text:p>
          </table:table-cell>
          <table:table-cell table:number-columns-repeated="3"/>
          <table:table-cell table:style-name="ce209"/>
          <table:table-cell table:style-name="ce210" office:value-type="string" calcext:value-type="string">
            <text:p>PAID</text:p>
          </table:table-cell>
          <table:table-cell table:style-name="ce210"/>
          <table:table-cell table:style-name="ce200" office:value-type="string" calcext:value-type="string">
            <text:p>PAID</text:p>
          </table:table-cell>
          <table:table-cell table:style-name="ce210"/>
          <table:table-cell table:style-name="ce200"/>
          <table:table-cell table:style-name="ce210"/>
          <table:table-cell table:style-name="ce211"/>
          <table:table-cell table:style-name="ce210"/>
          <table:table-cell table:style-name="ce50" table:number-columns-repeated="3"/>
          <table:table-cell table:style-name="ce212"/>
          <table:table-cell table:style-name="ce21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style-name="ce191" office:value-type="string" calcext:value-type="string">
            <text:p>Net Sales 4%</text:p>
          </table:covered-table-cell>
          <table:covered-table-cell table:number-columns-repeated="3"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8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12.55" calcext:value-type="currency">
            <text:p>$612.55</text:p>
          </table:table-cell>
          <table:table-cell table:style-name="ce102" table:formula="of:=[.J11]*0.03+[.I11]*3" office:value-type="currency" office:currency="USD" office:value="42.3765" calcext:value-type="currency">
            <text:p>$42.38</text:p>
          </table:table-cell>
          <table:table-cell/>
          <table:table-cell table:style-name="ce195" office:value-type="string" calcext:value-type="string" table:number-columns-spanned="2" table:number-rows-spanned="1">
            <text:p>Stojanovic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Pat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Vezilije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Andrej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Filip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Welj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Cale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Voki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table:formula="of:=[.A4]*0.04" office:value-type="currency" office:currency="USD" office:value="719.9952" calcext:value-type="currency" table:number-columns-spanned="2" table:number-rows-spanned="2">
            <text:p>$720.00</text:p>
          </table:table-cell>
          <table:covered-table-cell table:style-name="ce171"/>
          <table:table-cell table:style-name="ce102" table:formula="of:=[.A4]*0.03" office:value-type="currency" office:currency="USD" office:value="539.9964" calcext:value-type="currency" table:number-columns-spanned="2" table:number-rows-spanned="2">
            <text:p>$540.00</text:p>
          </table:table-cell>
          <table:covered-table-cell table:style-name="ce171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8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64.79" calcext:value-type="currency">
            <text:p>$164.79</text:p>
          </table:table-cell>
          <table:table-cell table:style-name="ce102" table:formula="of:=[.J12]*0.03+[.I12]*3" office:value-type="currency" office:currency="USD" office:value="28.9437" calcext:value-type="currency">
            <text:p>$28.94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19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7.2" calcext:value-type="currency">
            <text:p>$87.20</text:p>
          </table:table-cell>
          <table:table-cell table:style-name="ce102" table:formula="of:=[.J13]*0.03+[.I13]*3" office:value-type="currency" office:currency="USD" office:value="26.616" calcext:value-type="currency">
            <text:p>$26.62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15.84" calcext:value-type="currency">
            <text:p>$15.84</text:p>
          </table:table-cell>
          <table:table-cell table:style-name="ce143"/>
          <table:table-cell table:style-name="ce198" office:value-type="currency" office:currency="USD" office:value="29.47" calcext:value-type="currency">
            <text:p>$29.47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9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23.2" calcext:value-type="currency">
            <text:p>$623.20</text:p>
          </table:table-cell>
          <table:table-cell table:style-name="ce102" table:formula="of:=[.J14]*0.03+[.I14]*3" office:value-type="currency" office:currency="USD" office:value="42.696" calcext:value-type="currency">
            <text:p>$42.7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5.89" calcext:value-type="currency">
            <text:p>$45.89</text:p>
          </table:table-cell>
          <table:table-cell table:style-name="ce143"/>
          <table:table-cell table:style-name="ce198" office:value-type="currency" office:currency="USD" office:value="24" calcext:value-type="currency">
            <text:p>$24.0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2">
          <table:table-cell table:style-name="ce116"/>
          <table:table-cell table:style-name="ce19"/>
          <table:table-cell table:style-name="ce116"/>
          <table:table-cell table:style-name="ce19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9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774.12" calcext:value-type="currency">
            <text:p>$774.12</text:p>
          </table:table-cell>
          <table:table-cell table:style-name="ce102" table:formula="of:=[.J15]*0.03+[.I15]*3" office:value-type="currency" office:currency="USD" office:value="47.2236" calcext:value-type="currency">
            <text:p>$47.22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2.38" calcext:value-type="currency">
            <text:p>$42.38</text:p>
          </table:table-cell>
          <table:table-cell table:style-name="ce143"/>
          <table:table-cell table:style-name="ce198" office:value-type="currency" office:currency="USD" office:value="33.24" calcext:value-type="currency">
            <text:p>$33.2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20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10.4" calcext:value-type="currency">
            <text:p>$310.40</text:p>
          </table:table-cell>
          <table:table-cell table:style-name="ce102" table:formula="of:=[.J16]*0.03+[.I16]*3" office:value-type="currency" office:currency="USD" office:value="33.312" calcext:value-type="currency">
            <text:p>$33.31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2.7" calcext:value-type="currency">
            <text:p>$42.70</text:p>
          </table:table-cell>
          <table:table-cell table:style-name="ce143"/>
          <table:table-cell table:style-name="ce198" office:value-type="currency" office:currency="USD" office:value="30.17" calcext:value-type="currency">
            <text:p>$30.17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9"/>
          <table:table-cell table:style-name="ce171"/>
          <table:table-cell table:style-name="ce206"/>
          <table:table-cell table:style-name="ce207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0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82.67" calcext:value-type="currency">
            <text:p>$682.67</text:p>
          </table:table-cell>
          <table:table-cell table:style-name="ce102" table:formula="of:=[.J17]*0.03+[.I17]*3" office:value-type="currency" office:currency="USD" office:value="44.4801" calcext:value-type="currency">
            <text:p>$44.4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4.48" calcext:value-type="currency">
            <text:p>$44.48</text:p>
          </table:table-cell>
          <table:table-cell table:style-name="ce143"/>
          <table:table-cell table:style-name="ce198" office:value-type="currency" office:currency="USD" office:value="47.88" calcext:value-type="currency">
            <text:p>$47.8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</text:p>
            <text:p>Paid out from penalties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Penalties</text:p>
          </table:table-cell>
          <table:covered-table-cell table:style-name="ce19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0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27.99" calcext:value-type="currency">
            <text:p>$427.99</text:p>
          </table:table-cell>
          <table:table-cell table:style-name="ce102" table:formula="of:=[.J18]*0.03+[.I18]*3" office:value-type="currency" office:currency="USD" office:value="36.8397" calcext:value-type="currency">
            <text:p>$36.84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-24" calcext:value-type="currency">
            <text:p>-$24.00</text:p>
          </table:table-cell>
          <table:table-cell table:style-name="ce143"/>
          <table:table-cell table:style-name="ce198" office:value-type="currency" office:currency="USD" office:value="29.16" calcext:value-type="currency">
            <text:p>$29.1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21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32" calcext:value-type="currency">
            <text:p>$232.00</text:p>
          </table:table-cell>
          <table:table-cell table:style-name="ce102" table:formula="of:=[.J19]*0.03+[.I19]*3" office:value-type="currency" office:currency="USD" office:value="30.96" calcext:value-type="currency">
            <text:p>$30.9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27.72" calcext:value-type="currency">
            <text:p>$27.72</text:p>
          </table:table-cell>
          <table:table-cell table:style-name="ce143"/>
          <table:table-cell table:style-name="ce198" office:value-type="currency" office:currency="USD" office:value="31.53" calcext:value-type="currency">
            <text:p>$31.53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office:value-type="currency" office:currency="USD" office:value="20" calcext:value-type="currency" table:number-columns-spanned="2" table:number-rows-spanned="2">
            <text:p>$20.00</text:p>
          </table:table-cell>
          <table:covered-table-cell table:style-name="ce146"/>
          <table:table-cell table:style-name="ce102" office:value-type="currency" office:currency="USD" office:value="24" calcext:value-type="currency" table:number-columns-spanned="2" table:number-rows-spanned="2">
            <text:p>$24.00</text:p>
          </table:table-cell>
          <table:covered-table-cell table:style-name="ce146"/>
          <table:table-cell table:style-name="ce130" office:value-type="string" calcext:value-type="string">
            <text:p>Vezilije</text:p>
          </table:table-cell>
          <table:table-cell table:style-name="ce135" office:value-type="string" calcext:value-type="string">
            <text:p>21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08" calcext:value-type="currency">
            <text:p>$308.00</text:p>
          </table:table-cell>
          <table:table-cell table:style-name="ce102" table:formula="of:=[.J20]*0.03+[.I20]*3" office:value-type="currency" office:currency="USD" office:value="33.24" calcext:value-type="currency">
            <text:p>$33.24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2.36" calcext:value-type="currency">
            <text:p>$42.36</text:p>
          </table:table-cell>
          <table:table-cell table:style-name="ce143"/>
          <table:table-cell table:style-name="ce198" office:value-type="currency" office:currency="USD" office:value="-50" calcext:value-type="currency">
            <text:p>-$50.0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1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00.6" calcext:value-type="currency">
            <text:p>$300.60</text:p>
          </table:table-cell>
          <table:table-cell table:style-name="ce102" table:formula="of:=[.J21]*0.03+[.I21]*3" office:value-type="currency" office:currency="USD" office:value="33.018" calcext:value-type="currency">
            <text:p>$33.02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6.6" calcext:value-type="currency">
            <text:p>$6.6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 paid for by </text:p>
            <text:p>Vence</text:p>
          </table:table-cell>
          <table:covered-table-cell table:style-name="ce19"/>
          <table:table-cell table:style-name="ce171" table:number-columns-repeated="2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22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32" calcext:value-type="currency">
            <text:p>$532.00</text:p>
          </table:table-cell>
          <table:table-cell table:style-name="ce102" table:formula="of:=[.J22]*0.03+[.I22]*3" office:value-type="currency" office:currency="USD" office:value="39.96" calcext:value-type="currency">
            <text:p>$39.9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0.51" calcext:value-type="currency">
            <text:p>$40.51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2" table:style-name="ce19"/>
          <table:table-cell table:style-name="ce19" table:number-columns-repeated="2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2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42.4" calcext:value-type="currency">
            <text:p>$442.40</text:p>
          </table:table-cell>
          <table:table-cell table:style-name="ce102" table:formula="of:=[.J23]*0.03+[.I23]*3" office:value-type="currency" office:currency="USD" office:value="37.272" calcext:value-type="currency">
            <text:p>$37.27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1.16" calcext:value-type="currency">
            <text:p>$41.1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office:value-type="currency" office:currency="USD" office:value="5" calcext:value-type="currency" table:number-columns-spanned="2" table:number-rows-spanned="2">
            <text:p>$5.00</text:p>
          </table:table-cell>
          <table:covered-table-cell table:style-name="ce171"/>
          <table:table-cell table:style-name="ce19" table:number-columns-repeated="2"/>
          <table:table-cell table:style-name="ce130" office:value-type="string" calcext:value-type="string">
            <text:p>Vezilije</text:p>
          </table:table-cell>
          <table:table-cell table:style-name="ce135" office:value-type="string" calcext:value-type="string">
            <text:p>22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05.6" calcext:value-type="currency">
            <text:p>$205.60</text:p>
          </table:table-cell>
          <table:table-cell table:style-name="ce102" table:formula="of:=[.J24]*0.03+[.I24]*3" office:value-type="currency" office:currency="USD" office:value="30.168" calcext:value-type="currency">
            <text:p>$30.17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9.92" calcext:value-type="currency">
            <text:p>$49.9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2" table:style-name="ce171"/>
          <table:table-cell table:style-name="ce19" table:number-columns-repeated="2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3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47.53" calcext:value-type="currency">
            <text:p>$247.53</text:p>
          </table:table-cell>
          <table:table-cell table:style-name="ce102" table:formula="of:=[.J25]*0.03+[.I25]*3" office:value-type="currency" office:currency="USD" office:value="31.4259" calcext:value-type="currency">
            <text:p>$31.43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0.86" calcext:value-type="currency">
            <text:p>$50.8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3.11.2025</text:p>
          </table:table-cell>
          <table:table-cell table:style-name="ce135" office:value-type="string" calcext:value-type="string" table:number-columns-spanned="2" table:number-rows-spanned="1">
            <text:p>1pm/6pm</text:p>
          </table:table-cell>
          <table:covered-table-cell table:style-name="ce15"/>
          <table:table-cell table:style-name="ce135" office:value-type="float" office:value="5" calcext:value-type="float">
            <text:p>5</text:p>
          </table:table-cell>
          <table:table-cell table:style-name="ce143" office:value-type="currency" office:currency="USD" office:value="62.4" calcext:value-type="currency">
            <text:p>$62.40</text:p>
          </table:table-cell>
          <table:table-cell table:style-name="ce102" table:formula="of:=[.J26]*0.03+[.I26]*3" office:value-type="currency" office:currency="USD" office:value="16.872" calcext:value-type="currency">
            <text:p>$16.87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1.12" calcext:value-type="currency">
            <text:p>$51.1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Vezilije</text:p>
          </table:table-cell>
          <table:table-cell table:style-name="ce135" office:value-type="string" calcext:value-type="string">
            <text:p>23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796" calcext:value-type="currency">
            <text:p>$796.00</text:p>
          </table:table-cell>
          <table:table-cell table:style-name="ce102" table:formula="of:=[.J27]*0.03+[.I27]*3" office:value-type="currency" office:currency="USD" office:value="47.88" calcext:value-type="currency">
            <text:p>$47.8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-50" calcext:value-type="currency">
            <text:p>-$50.0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Total Hours Worked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Total from hourly pay</text:p>
          </table:table-cell>
          <table:covered-table-cell table:style-name="ce19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4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78.56" calcext:value-type="currency">
            <text:p>$278.56</text:p>
          </table:table-cell>
          <table:table-cell table:style-name="ce102" table:formula="of:=[.J28]*0.03+[.I28]*3" office:value-type="currency" office:currency="USD" office:value="32.3568" calcext:value-type="currency">
            <text:p>$32.3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10" calcext:value-type="currency">
            <text:p>$10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4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24" calcext:value-type="currency">
            <text:p>$124.00</text:p>
          </table:table-cell>
          <table:table-cell table:style-name="ce102" table:formula="of:=[.J29]*0.03+[.I29]*3" office:value-type="currency" office:currency="USD" office:value="27.72" calcext:value-type="currency">
            <text:p>$27.72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5" table:formula="of:=SUM([.I:.I])" office:value-type="float" office:value="361" calcext:value-type="float" table:number-columns-spanned="2" table:number-rows-spanned="2">
            <text:p>361</text:p>
          </table:table-cell>
          <table:covered-table-cell table:style-name="ce171"/>
          <table:table-cell table:style-name="ce102" table:formula="of:=[.A30]*3" office:value-type="currency" office:currency="USD" office:value="1083" calcext:value-type="currency" table:number-columns-spanned="2" table:number-rows-spanned="2">
            <text:p>$1,083.00</text:p>
          </table:table-cell>
          <table:covered-table-cell table:style-name="ce171"/>
          <table:table-cell table:style-name="ce130" office:value-type="string" calcext:value-type="string">
            <text:p>Vezilije</text:p>
          </table:table-cell>
          <table:table-cell table:style-name="ce135" office:value-type="string" calcext:value-type="string">
            <text:p>24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72" calcext:value-type="currency">
            <text:p>$172.00</text:p>
          </table:table-cell>
          <table:table-cell table:style-name="ce102" table:formula="of:=[.J30]*0.03+[.I30]*3" office:value-type="currency" office:currency="USD" office:value="29.16" calcext:value-type="currency">
            <text:p>$29.16</text:p>
          </table:table-cell>
          <table:table-cell/>
          <table:covered-table-cell table:number-columns-repeated="16"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25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23.75" calcext:value-type="currency">
            <text:p>$323.75</text:p>
          </table:table-cell>
          <table:table-cell table:style-name="ce102" table:formula="of:=[.J31]*0.03+[.I31]*3" office:value-type="currency" office:currency="USD" office:value="33.7125" calcext:value-type="currency">
            <text:p>$33.71</text:p>
          </table:table-cell>
          <table:table-cell/>
          <table:table-cell table:style-name="ce155" table:formula="of:=SUM([.M13:.M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O13:.O28])" office:value-type="currency" office:currency="USD" office:value="437.54" calcext:value-type="currency" table:number-columns-spanned="2" table:number-rows-spanned="2">
            <text:p>$437.54</text:p>
          </table:table-cell>
          <table:covered-table-cell table:style-name="ce50"/>
          <table:table-cell table:style-name="ce155" table:formula="of:=SUM([.Q13:.Q28])" office:value-type="currency" office:currency="USD" office:value="175.45" calcext:value-type="currency" table:number-columns-spanned="2" table:number-rows-spanned="2">
            <text:p>$175.45</text:p>
          </table:table-cell>
          <table:covered-table-cell table:style-name="ce50"/>
          <table:table-cell table:style-name="ce155" table:formula="of:=SUM([.S13:.S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U13:.U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W13:.W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Y13:.Y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13:.AA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5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12" calcext:value-type="currency">
            <text:p>$612.00</text:p>
          </table:table-cell>
          <table:table-cell table:style-name="ce102" table:formula="of:=[.J32]*0.03+[.I32]*3" office:value-type="currency" office:currency="USD" office:value="42.36" calcext:value-type="currency">
            <text:p>$42.36</text:p>
          </table:table-cell>
          <table:table-cell/>
          <table:covered-table-cell table:number-columns-repeated="16" table:style-name="ce50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5" table:number-columns-spanned="1" table:number-rows-spanned="2"/>
          <table:table-cell table:style-name="ce183" table:number-columns-repeated="327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5.11.2025</text:p>
          </table:table-cell>
          <table:table-cell table:style-name="ce135" office:value-type="string" calcext:value-type="string" table:number-columns-spanned="2" table:number-rows-spanned="1">
            <text:p>7pm/8pm</text:p>
          </table:table-cell>
          <table:covered-table-cell table:style-name="ce15"/>
          <table:table-cell table:style-name="ce135" office:value-type="float" office:value="1" calcext:value-type="float">
            <text:p>1</text:p>
          </table:table-cell>
          <table:table-cell table:style-name="ce143" office:value-type="currency" office:currency="USD" office:value="120" calcext:value-type="currency">
            <text:p>$120.00</text:p>
          </table:table-cell>
          <table:table-cell table:style-name="ce102" table:formula="of:=[.J33]*0.03+[.I33]*3" office:value-type="currency" office:currency="USD" office:value="6.6" calcext:value-type="currency">
            <text:p>$6.60</text:p>
          </table:table-cell>
          <table:table-cell/>
          <table:table-cell table:style-name="ce50"/>
          <table:table-cell table:style-name="ce200"/>
          <table:table-cell table:style-name="ce50"/>
          <table:table-cell table:style-name="ce210"/>
          <table:table-cell table:style-name="ce50"/>
          <table:table-cell table:style-name="ce210"/>
          <table:table-cell table:style-name="ce50"/>
          <table:table-cell table:style-name="ce200"/>
          <table:table-cell table:style-name="ce50" table:number-columns-repeated="7"/>
          <table:table-cell table:style-name="ce200"/>
          <table:covered-table-cell table:number-columns-repeated="5"/>
          <table:covered-table-cell table:style-name="ce35"/>
          <table:table-cell table:style-name="ce183" table:number-columns-repeated="327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5.11.2025</text:p>
          </table:table-cell>
          <table:table-cell table:style-name="ce135" office:value-type="string" calcext:value-type="string" table:number-columns-spanned="2" table:number-rows-spanned="1">
            <text:p>8pm/3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79.75" calcext:value-type="currency">
            <text:p>$379.75</text:p>
          </table:table-cell>
          <table:table-cell table:style-name="ce102" table:formula="of:=[.J34]*0.03+[.I34]*3" office:value-type="currency" office:currency="USD" office:value="35.3925" calcext:value-type="currency">
            <text:p>$35.39</text:p>
          </table:table-cell>
          <table:table-cell/>
          <table:table-cell table:style-name="ce195" office:value-type="string" calcext:value-type="string" table:number-columns-spanned="2" table:number-rows-spanned="1">
            <text:p>Pikac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Mas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Klaudij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Camino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26.11.2025</text:p>
          </table:table-cell>
          <table:table-cell table:style-name="ce135" office:value-type="string" calcext:value-type="string" table:number-columns-spanned="2" table:number-rows-spanned="1">
            <text:p>3am/10am</text:p>
          </table:table-cell>
          <table:covered-table-cell table:style-name="ce15"/>
          <table:table-cell table:style-name="ce135" office:value-type="float" office:value="7" calcext:value-type="float">
            <text:p>7</text:p>
          </table:table-cell>
          <table:table-cell table:style-name="ce143" office:value-type="currency" office:currency="USD" office:value="139" calcext:value-type="currency">
            <text:p>$139.00</text:p>
          </table:table-cell>
          <table:table-cell table:style-name="ce102" table:formula="of:=[.J35]*0.03+[.I35]*3" office:value-type="currency" office:currency="USD" office:value="25.17" calcext:value-type="currency">
            <text:p>$25.17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covered-table-cell table:number-columns-repeated="5" table:style-name="ce50"/>
          <table:table-cell table:style-name="ce183" table:number-columns-repeated="328"/>
        </table:table-row>
        <table:table-row table:style-name="ro1">
          <table:table-cell table:style-name="ce119" table:number-columns-spanned="2" table:number-rows-spanned="2"/>
          <table:covered-table-cell table:style-name="ce171"/>
          <table:table-cell table:style-name="ce119" table:number-columns-spanned="2" table:number-rows-spanned="2"/>
          <table:covered-table-cell table:style-name="ce171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6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50.4" calcext:value-type="currency">
            <text:p>$550.40</text:p>
          </table:table-cell>
          <table:table-cell table:style-name="ce102" table:formula="of:=[.J36]*0.03+[.I36]*3" office:value-type="currency" office:currency="USD" office:value="40.512" calcext:value-type="currency">
            <text:p>$40.51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47.81" calcext:value-type="currency">
            <text:p>$47.81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6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34.95" calcext:value-type="currency">
            <text:p>$234.95</text:p>
          </table:table-cell>
          <table:table-cell table:style-name="ce102" table:formula="of:=[.J37]*0.03+[.I37]*3" office:value-type="currency" office:currency="USD" office:value="31.0485" calcext:value-type="currency">
            <text:p>$31.05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6.17" calcext:value-type="currency">
            <text:p>$16.17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27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08" calcext:value-type="currency">
            <text:p>$308.00</text:p>
          </table:table-cell>
          <table:table-cell table:style-name="ce102" table:formula="of:=[.J38]*0.03+[.I38]*3" office:value-type="currency" office:currency="USD" office:value="33.24" calcext:value-type="currency">
            <text:p>$33.24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7.86" calcext:value-type="currency">
            <text:p>$27.8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7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72" calcext:value-type="currency">
            <text:p>$572.00</text:p>
          </table:table-cell>
          <table:table-cell table:style-name="ce102" table:formula="of:=[.J39]*0.03+[.I39]*3" office:value-type="currency" office:currency="USD" office:value="41.16" calcext:value-type="currency">
            <text:p>$41.16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6.37" calcext:value-type="currency">
            <text:p>$36.37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7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89.58" calcext:value-type="currency">
            <text:p>$489.58</text:p>
          </table:table-cell>
          <table:table-cell table:style-name="ce102" table:formula="of:=[.J40]*0.03+[.I40]*3" office:value-type="currency" office:currency="USD" office:value="38.6874" calcext:value-type="currency">
            <text:p>$38.69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47.22" calcext:value-type="currency">
            <text:p>$47.2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28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04" calcext:value-type="currency">
            <text:p>$304.00</text:p>
          </table:table-cell>
          <table:table-cell table:style-name="ce102" table:formula="of:=[.J41]*0.03+[.I41]*3" office:value-type="currency" office:currency="USD" office:value="33.12" calcext:value-type="currency">
            <text:p>$33.12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6.84" calcext:value-type="currency">
            <text:p>$36.84</text:p>
          </table:table-cell>
          <table:table-cell table:style-name="ce143"/>
          <table:table-cell table:style-name="ce198" office:value-type="currency" office:currency="USD" office:value="88.5" calcext:value-type="currency">
            <text:p>$88.5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/>
          <table:table-cell table:style-name="ce194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8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64" calcext:value-type="currency">
            <text:p>$864.00</text:p>
          </table:table-cell>
          <table:table-cell table:style-name="ce102" table:formula="of:=[.J42]*0.03+[.I42]*3" office:value-type="currency" office:currency="USD" office:value="49.92" calcext:value-type="currency">
            <text:p>$49.92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3.02" calcext:value-type="currency">
            <text:p>$33.02</text:p>
          </table:table-cell>
          <table:table-cell table:style-name="ce143"/>
          <table:table-cell table:style-name="ce198" office:value-type="currency" office:currency="USD" office:value="33.24" calcext:value-type="currency">
            <text:p>$33.2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8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10" calcext:value-type="currency">
            <text:p>$410.00</text:p>
          </table:table-cell>
          <table:table-cell table:style-name="ce102" table:formula="of:=[.J43]*0.03+[.I43]*3" office:value-type="currency" office:currency="USD" office:value="36.3" calcext:value-type="currency">
            <text:p>$36.3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4.15" calcext:value-type="currency">
            <text:p>$24.15</text:p>
          </table:table-cell>
          <table:table-cell table:style-name="ce143"/>
          <table:table-cell table:style-name="ce198" office:value-type="currency" office:currency="USD" office:value="-10" calcext:value-type="currency">
            <text:p>-$10.0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29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43.2" calcext:value-type="currency">
            <text:p>$243.20</text:p>
          </table:table-cell>
          <table:table-cell table:style-name="ce102" table:formula="of:=[.J44]*0.03+[.I44]*3" office:value-type="currency" office:currency="USD" office:value="31.296" calcext:value-type="currency">
            <text:p>$31.3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1.43" calcext:value-type="currency">
            <text:p>$31.43</text:p>
          </table:table-cell>
          <table:table-cell table:style-name="ce143"/>
          <table:table-cell table:style-name="ce198" office:value-type="currency" office:currency="USD" office:value="33.12" calcext:value-type="currency">
            <text:p>$33.1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9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95.2" calcext:value-type="currency">
            <text:p>$895.20</text:p>
          </table:table-cell>
          <table:table-cell table:style-name="ce102" table:formula="of:=[.J45]*0.03+[.I45]*3" office:value-type="currency" office:currency="USD" office:value="50.856" calcext:value-type="currency">
            <text:p>$50.86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6.87" calcext:value-type="currency">
            <text:p>$16.87</text:p>
          </table:table-cell>
          <table:table-cell table:style-name="ce143"/>
          <table:table-cell table:style-name="ce198" office:value-type="currency" office:currency="USD" office:value="31.3" calcext:value-type="currency">
            <text:p>$31.3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Vezilije</text:p>
          </table:table-cell>
          <table:table-cell table:style-name="ce135" office:value-type="string" calcext:value-type="string">
            <text:p>29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50.94" calcext:value-type="currency">
            <text:p>$250.94</text:p>
          </table:table-cell>
          <table:table-cell table:style-name="ce102" table:formula="of:=[.J46]*0.03+[.I46]*3" office:value-type="currency" office:currency="USD" office:value="31.5282" calcext:value-type="currency">
            <text:p>$31.53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2.36" calcext:value-type="currency">
            <text:p>$32.3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9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96.71" calcext:value-type="currency">
            <text:p>$496.71</text:p>
          </table:table-cell>
          <table:table-cell table:style-name="ce102" table:formula="of:=[.J47]*0.03+[.I47]*3" office:value-type="currency" office:currency="USD" office:value="38.9013" calcext:value-type="currency">
            <text:p>$38.9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5.39" calcext:value-type="currency">
            <text:p>$35.39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30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04" calcext:value-type="currency">
            <text:p>$904.00</text:p>
          </table:table-cell>
          <table:table-cell table:style-name="ce102" table:formula="of:=[.J48]*0.03+[.I48]*3" office:value-type="currency" office:currency="USD" office:value="51.12" calcext:value-type="currency">
            <text:p>$51.12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1.05" calcext:value-type="currency">
            <text:p>$31.05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30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04.96" calcext:value-type="currency">
            <text:p>$404.96</text:p>
          </table:table-cell>
          <table:table-cell table:style-name="ce102" table:formula="of:=[.J49]*0.03+[.I49]*3" office:value-type="currency" office:currency="USD" office:value="36.1488" calcext:value-type="currency">
            <text:p>$36.15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8.69" calcext:value-type="currency">
            <text:p>$38.69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0]*0.03+[.I50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11.35" calcext:value-type="currency">
            <text:p>$111.35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1]*0.03+[.I51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5" calcext:value-type="currency">
            <text:p>$25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2]*0.03+[.I52]*3" office:value-type="currency" office:currency="USD" office:value="0" calcext:value-type="currency">
            <text:p>$0.00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pa 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3]*0.03+[.I53]*3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4]*0.03+[.I54]*3" office:value-type="currency" office:currency="USD" office:value="0" calcext:value-type="currency">
            <text:p>$0.00</text:p>
          </table:table-cell>
          <table:table-cell/>
          <table:table-cell table:style-name="ce155" table:formula="of:=SUM([.M36:.M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O36:.O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Q36:.Q51])" office:value-type="currency" office:currency="USD" office:value="591.58" calcext:value-type="currency" table:number-columns-spanned="2" table:number-rows-spanned="2">
            <text:p>$591.58</text:p>
          </table:table-cell>
          <table:covered-table-cell table:style-name="ce50"/>
          <table:table-cell table:style-name="ce155" table:formula="of:=SUM([.S36:.S51])" office:value-type="currency" office:currency="USD" office:value="176.16" calcext:value-type="currency" table:number-columns-spanned="2" table:number-rows-spanned="2">
            <text:p>$176.16</text:p>
          </table:table-cell>
          <table:covered-table-cell table:style-name="ce50"/>
          <table:table-cell table:style-name="ce155" table:formula="of:=SUM([.U36:.U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W36:.W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Y36:.Y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36:.AA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5]*0.03+[.I55]*3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6]*0.03+[.I56]*3" office:value-type="currency" office:currency="USD" office:value="0" calcext:value-type="currency">
            <text:p>$0.00</text:p>
          </table:table-cell>
          <table:table-cell/>
          <table:table-cell table:style-name="ce37"/>
          <table:table-cell table:style-name="ce201"/>
          <table:table-cell/>
          <table:table-cell table:style-name="ce202"/>
          <table:table-cell/>
          <table:table-cell office:value-type="string" calcext:value-type="string">
            <text:p>PAID</text:p>
          </table:table-cell>
          <table:table-cell/>
          <table:table-cell office:value-type="string" calcext:value-type="string">
            <text:p>PAID</text:p>
          </table:table-cell>
          <table:table-cell table:number-columns-repeated="13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7]*0.03+[.I57]*3" office:value-type="currency" office:currency="USD" office:value="0" calcext:value-type="currency">
            <text:p>$0.00</text:p>
          </table:table-cell>
          <table:table-cell/>
          <table:table-cell table:style-name="ce177"/>
          <table:table-cell table:style-name="ce200"/>
          <table:table-cell/>
          <table:table-cell table:style-name="ce202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8]*0.03+[.I5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9]*0.03+[.I59]*3" office:value-type="currency" office:currency="USD" office:value="0" calcext:value-type="currency">
            <text:p>$0.00</text:p>
          </table:table-cell>
          <table:table-cell table:number-columns-repeated="4"/>
          <table:table-cell table:style-name="ce210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0]*0.03+[.I60]*3" office:value-type="currency" office:currency="USD" office:value="0" calcext:value-type="currency">
            <text:p>$0.00</text:p>
          </table:table-cell>
          <table:table-cell/>
          <table:table-cell table:style-name="ce9" office:value-type="string" calcext:value-type="string" table:number-columns-spanned="2" table:number-rows-spanned="2">
            <text:p>Pera</text:p>
            <text:p>%2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Welja</text:p>
            <text:p>%1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ale</text:p>
            <text:p>%1 CM</text:p>
          </table:table-cell>
          <table:covered-table-cell table:style-name="ce19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1]*0.03+[.I61]*3" office:value-type="currency" office:currency="USD" office:value="0" calcext:value-type="currency">
            <text:p>$0.00</text:p>
          </table:table-cell>
          <table:table-cell/>
          <table:covered-table-cell table:number-columns-repeated="6" table:style-name="ce19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2]*0.03+[.I62]*3" office:value-type="currency" office:currency="USD" office:value="0" calcext:value-type="currency">
            <text:p>$0.00</text:p>
          </table:table-cell>
          <table:table-cell/>
          <table:table-cell table:style-name="ce102" table:formula="of:=[.A4]*0.02" office:value-type="currency" office:currency="USD" office:value="359.9976" calcext:value-type="currency" table:number-columns-spanned="2" table:number-rows-spanned="2">
            <text:p>$360.00</text:p>
          </table:table-cell>
          <table:covered-table-cell table:style-name="ce171"/>
          <table:table-cell table:style-name="ce102" table:formula="of:=[.A4]*0.01" office:value-type="currency" office:currency="USD" office:value="179.9988" calcext:value-type="currency" table:number-columns-spanned="2" table:number-rows-spanned="2">
            <text:p>$180.00</text:p>
          </table:table-cell>
          <table:covered-table-cell table:style-name="ce171"/>
          <table:table-cell table:style-name="ce102" table:formula="of:=[.A4]*0.01" office:value-type="currency" office:currency="USD" office:value="179.9988" calcext:value-type="currency" table:number-columns-spanned="2" table:number-rows-spanned="2">
            <text:p>$180.00</text:p>
          </table:table-cell>
          <table:covered-table-cell table:style-name="ce171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3]*0.03+[.I63]*3" office:value-type="currency" office:currency="USD" office:value="0" calcext:value-type="currency">
            <text:p>$0.00</text:p>
          </table:table-cell>
          <table:table-cell/>
          <table:covered-table-cell table:number-columns-repeated="6" table:style-name="ce171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4]*0.03+[.I64]*3" office:value-type="currency" office:currency="USD" office:value="0" calcext:value-type="currency">
            <text:p>$0.00</text:p>
          </table:table-cell>
          <table:table-cell table:number-columns-repeated="6"/>
          <table:table-cell office:value-type="string" calcext:value-type="string">
            <text:p>+50 od Vese</text:p>
          </table:table-cell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5]*0.03+[.I65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6]*0.03+[.I66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7]*0.03+[.I67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8]*0.03+[.I6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9]*0.03+[.I69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0]*0.03+[.I70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1]*0.03+[.I71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2]*0.03+[.I72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3]*0.03+[.I73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4]*0.03+[.I74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5]*0.03+[.I75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6]*0.03+[.I76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7]*0.03+[.I77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8]*0.03+[.I7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9]*0.03+[.I79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0]*0.03+[.I80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1]*0.03+[.I81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2]*0.03+[.I82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3]*0.03+[.I83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4]*0.03+[.I84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5]*0.03+[.I85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6]*0.03+[.I86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7]*0.03+[.I87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8]*0.03+[.I8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9]*0.03+[.I89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90]*0.03+[.I90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91]*0.03+[.I91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92]*0.03+[.I92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93]*0.03+[.I93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94]*0.03+[.I94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3" table:number-rows-repeated="1334">
          <table:table-cell table:number-columns-repeated="33"/>
          <table:table-cell table:style-name="ce183" table:number-columns-repeated="328"/>
        </table:table-row>
        <table:table-row table:style-name="ro3" table:number-rows-repeated="1047147">
          <table:table-cell table:number-columns-repeated="361"/>
        </table:table-row>
        <table:table-row table:style-name="ro3">
          <table:table-cell table:number-columns-repeated="361"/>
        </table:table-row>
      </table:table>
      <table:table table:name="Vence10" table:style-name="ta1">
        <table:table-column table:style-name="co1" table:number-columns-repeated="10" table:default-cell-style-name="ce35"/>
        <table:table-column table:style-name="co1" table:default-cell-style-name="ce173"/>
        <table:table-column table:style-name="co1" table:number-columns-repeated="22" table:default-cell-style-name="ce35"/>
        <table:table-column table:style-name="co1" table:number-columns-repeated="328" table:default-cell-style-name="ce185"/>
        <table:table-row table:style-name="ro1"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9" office:value-type="string" calcext:value-type="string" table:number-columns-spanned="1" table:number-rows-spanned="2">
            <text:p>Hours</text:p>
            <text:p>Worked</text:p>
          </table:table-cell>
          <table:table-cell table:style-name="ce140"/>
          <table:table-cell table:style-name="ce208" office:value-type="string" calcext:value-type="string" table:number-columns-spanned="1" table:number-rows-spanned="2">
            <text:p>Daily earnings</text:p>
            <text:p>7%</text:p>
          </table:table-cell>
          <table:table-cell table:style-name="ce174" table:number-columns-repeated="2"/>
          <table:table-cell table:number-columns-repeated="4"/>
          <table:table-cell table:style-name="ce177" table:number-columns-repeated="16"/>
          <table:table-cell table:style-name="ce183" table:number-columns-repeated="328"/>
        </table:table-row>
        <table:table-row table:style-name="ro1">
          <table:table-cell table:style-name="ce100" office:value-type="string" calcext:value-type="string" table:number-columns-spanned="4" table:number-rows-spanned="2">
            <text:p>NET Sales</text:p>
          </table:table-cell>
          <table:covered-table-cell table:style-name="ce19"/>
          <table:covered-table-cell table:style-name="ce9"/>
          <table:covered-table-cell table:style-name="ce19"/>
          <table:table-cell table:style-name="ce126" office:value-type="string" calcext:value-type="string">
            <text:p><text:s/>chatter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Shift</text:p>
          </table:table-cell>
          <table:covered-table-cell table:style-name="ce19"/>
          <table:covered-table-cell table:style-name="ce137"/>
          <table:table-cell table:style-name="ce141" office:value-type="string" calcext:value-type="string">
            <text:p>NETSales</text:p>
          </table:table-cell>
          <table:covered-table-cell table:style-name="ce146"/>
          <table:table-cell/>
          <table:table-cell table:style-name="ce100" office:value-type="string" calcext:value-type="string" table:number-columns-spanned="3" table:number-rows-spanned="3">
            <text:p>Total due chatter pay /</text:p>
            <text:p>CM %pay combined</text:p>
          </table:table-cell>
          <table:covered-table-cell table:number-columns-repeated="2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12.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72.8" calcext:value-type="currency">
            <text:p>$672.80</text:p>
          </table:table-cell>
          <table:table-cell table:style-name="ce102" table:formula="of:=[.J3]*0.03+[.I3]*3" office:value-type="currency" office:currency="USD" office:value="44.184" calcext:value-type="currency">
            <text:p>$44.18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2" table:formula="of:=SUM([.J:.J])" office:value-type="currency" office:currency="USD" office:value="20331.15" calcext:value-type="currency" table:number-columns-spanned="4" table:number-rows-spanned="2">
            <text:p>$20,331.15</text:p>
          </table:table-cell>
          <table:covered-table-cell table:style-name="ce146"/>
          <table:covered-table-cell table:style-name="ce102"/>
          <table:covered-table-cell table:style-name="ce146"/>
          <table:table-cell table:style-name="ce130" office:value-type="string" calcext:value-type="string">
            <text:p>02Janko</text:p>
          </table:table-cell>
          <table:table-cell table:style-name="ce135" office:value-type="string" calcext:value-type="string">
            <text:p>12.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54.4" calcext:value-type="currency">
            <text:p>$154.40</text:p>
          </table:table-cell>
          <table:table-cell table:style-name="ce102" table:formula="of:=[.J4]*0.03+[.I4]*3" office:value-type="currency" office:currency="USD" office:value="28.632" calcext:value-type="currency">
            <text:p>$28.63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P </text:p>
          </table:table-cell>
          <table:table-cell table:style-name="ce135" office:value-type="string" calcext:value-type="string">
            <text:p>12.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3.3" calcext:value-type="currency">
            <text:p>$63.30</text:p>
          </table:table-cell>
          <table:table-cell table:style-name="ce102" table:formula="of:=[.J5]*0.03+[.I5]*3" office:value-type="currency" office:currency="USD" office:value="25.899" calcext:value-type="currency">
            <text:p>$25.90</text:p>
          </table:table-cell>
          <table:table-cell/>
          <table:table-cell table:style-name="ce153" table:formula="of:=[.A12]+[.C12]+[.C30]+[.A24]" office:value-type="currency" office:currency="USD" office:value="2735.6805" calcext:value-type="currency" table:number-columns-spanned="3" table:number-rows-spanned="3">
            <text:p>$2,735.68</text:p>
          </table:table-cell>
          <table:covered-table-cell table:number-columns-repeated="2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6"/>
          <table:table-cell table:style-name="ce19"/>
          <table:table-cell table:style-name="ce106"/>
          <table: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2.1.2025</text:p>
          </table:table-cell>
          <table:table-cell table:style-name="ce135" office:value-type="string" calcext:value-type="string" table:number-columns-spanned="2" table:number-rows-spanned="1">
            <text:p>3:40pm/6pm</text:p>
          </table:table-cell>
          <table:covered-table-cell table:style-name="ce15"/>
          <table:table-cell table:style-name="ce135" office:value-type="float" office:value="3.5" calcext:value-type="float">
            <text:p>3.5</text:p>
          </table:table-cell>
          <table:table-cell table:style-name="ce143" office:value-type="currency" office:currency="USD" office:value="346.4" calcext:value-type="currency">
            <text:p>$346.40</text:p>
          </table:table-cell>
          <table:table-cell table:style-name="ce102" table:formula="of:=[.J6]*0.03+[.I6]*3" office:value-type="currency" office:currency="USD" office:value="20.892" calcext:value-type="currency">
            <text:p>$20.89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Vezilije </text:p>
          </table:table-cell>
          <table:table-cell table:style-name="ce135" office:value-type="string" calcext:value-type="string">
            <text:p>12.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8.8" calcext:value-type="currency">
            <text:p>$48.80</text:p>
          </table:table-cell>
          <table:table-cell table:style-name="ce102" table:formula="of:=[.J7]*0.03+[.I7]*3" office:value-type="currency" office:currency="USD" office:value="25.464" calcext:value-type="currency">
            <text:p>$25.46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8"/>
          <table:table-cell table:style-name="ce171"/>
          <table:table-cell table:style-name="ce119"/>
          <table:table-cell table:style-name="ce171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2.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41.84" calcext:value-type="currency">
            <text:p>$141.84</text:p>
          </table:table-cell>
          <table:table-cell table:style-name="ce102" table:formula="of:=[.J8]*0.03+[.I8]*3" office:value-type="currency" office:currency="USD" office:value="28.2552" calcext:value-type="currency">
            <text:p>$28.26</text:p>
          </table:table-cell>
          <table:table-cell table:number-columns-repeated="6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12.2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64" calcext:value-type="currency">
            <text:p>$264.00</text:p>
          </table:table-cell>
          <table:table-cell table:style-name="ce102" table:formula="of:=[.J9]*0.03+[.I9]*3" office:value-type="currency" office:currency="USD" office:value="31.92" calcext:value-type="currency">
            <text:p>$31.92</text:p>
          </table:table-cell>
          <table:table-cell table:number-columns-repeated="6"/>
          <table:table-cell table:style-name="ce200"/>
          <table:table-cell table:style-name="ce50" table:number-columns-repeated="15"/>
          <table:table-cell table:style-name="ce183" table:number-columns-repeated="328"/>
        </table:table-row>
        <table:table-row table:style-name="ro1">
          <table:table-cell table:style-name="ce190" office:value-type="string" calcext:value-type="string" table:number-columns-spanned="2" table:number-rows-spanned="2">
            <text:p>CM % from </text:p>
            <text:p>Net Sales 4%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omission from</text:p>
            <text:p>Sales 3%</text:p>
          </table:table-cell>
          <table:covered-table-cell table:style-name="ce19"/>
          <table:table-cell table:style-name="ce130" office:value-type="string" calcext:value-type="string">
            <text:p>Petar </text:p>
          </table:table-cell>
          <table:table-cell table:style-name="ce135" office:value-type="string" calcext:value-type="string">
            <text:p>12.2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29.6" calcext:value-type="currency">
            <text:p>$129.60</text:p>
          </table:table-cell>
          <table:table-cell table:style-name="ce102" table:formula="of:=[.J10]*0.03+[.I10]*3" office:value-type="currency" office:currency="USD" office:value="27.888" calcext:value-type="currency">
            <text:p>$27.89</text:p>
          </table:table-cell>
          <table:table-cell table:number-columns-repeated="3"/>
          <table:table-cell table:style-name="ce209"/>
          <table:table-cell table:style-name="ce210" office:value-type="string" calcext:value-type="string">
            <text:p>Paid</text:p>
          </table:table-cell>
          <table:table-cell table:style-name="ce210"/>
          <table:table-cell table:style-name="ce200" office:value-type="string" calcext:value-type="string">
            <text:p>Paid</text:p>
          </table:table-cell>
          <table:table-cell table:style-name="ce210"/>
          <table:table-cell table:style-name="ce200"/>
          <table:table-cell table:style-name="ce210"/>
          <table:table-cell table:style-name="ce211"/>
          <table:table-cell table:style-name="ce210"/>
          <table:table-cell table:style-name="ce50" table:number-columns-repeated="3"/>
          <table:table-cell table:style-name="ce212"/>
          <table:table-cell table:style-name="ce21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style-name="ce191" office:value-type="string" calcext:value-type="string">
            <text:p>Net Sales 4%</text:p>
          </table:covered-table-cell>
          <table:covered-table-cell table:number-columns-repeated="3" table:style-name="ce19"/>
          <table:table-cell table:style-name="ce130" office:value-type="string" calcext:value-type="string">
            <text:p>P T2</text:p>
          </table:table-cell>
          <table:table-cell table:style-name="ce135" office:value-type="string" calcext:value-type="string">
            <text:p>12.2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[.J11]*0.03+[.I11]*3" office:value-type="currency" office:currency="USD" office:value="24" calcext:value-type="currency">
            <text:p>$24.00</text:p>
          </table:table-cell>
          <table:table-cell/>
          <table:table-cell table:style-name="ce195" office:value-type="string" calcext:value-type="string" table:number-columns-spanned="2" table:number-rows-spanned="1">
            <text:p>02Janko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Pat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Vezilije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P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Gru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table:formula="of:=[.A4]*0.04" office:value-type="currency" office:currency="USD" office:value="813.246" calcext:value-type="currency" table:number-columns-spanned="2" table:number-rows-spanned="2">
            <text:p>$813.25</text:p>
          </table:table-cell>
          <table:covered-table-cell table:style-name="ce171"/>
          <table:table-cell table:style-name="ce102" table:formula="of:=[.A4]*0.03" office:value-type="currency" office:currency="USD" office:value="609.9345" calcext:value-type="currency" table:number-columns-spanned="2" table:number-rows-spanned="2">
            <text:p>$609.93</text:p>
          </table:table-cell>
          <table:covered-table-cell table:style-name="ce171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2.2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80" calcext:value-type="currency">
            <text:p>$280.00</text:p>
          </table:table-cell>
          <table:table-cell table:style-name="ce102" table:formula="of:=[.J12]*0.03+[.I12]*3" office:value-type="currency" office:currency="USD" office:value="32.4" calcext:value-type="currency">
            <text:p>$32.40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2.2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86.88" calcext:value-type="currency">
            <text:p>$386.88</text:p>
          </table:table-cell>
          <table:table-cell table:style-name="ce102" table:formula="of:=[.J13]*0.03+[.I13]*3" office:value-type="currency" office:currency="USD" office:value="35.6064" calcext:value-type="currency">
            <text:p>$35.61</text:p>
          </table:table-cell>
          <table:table-cell/>
          <table:table-cell table:style-name="ce198" office:value-type="currency" office:currency="USD" office:value="28.63" calcext:value-type="currency">
            <text:p>$28.63</text:p>
          </table:table-cell>
          <table:table-cell table:style-name="ce143" office:value-type="currency" office:currency="USD" office:value="154.4" calcext:value-type="currency">
            <text:p>$154.40</text:p>
          </table:table-cell>
          <table:table-cell table:style-name="ce198" office:value-type="currency" office:currency="USD" office:value="20.89" calcext:value-type="currency">
            <text:p>$20.89</text:p>
          </table:table-cell>
          <table:table-cell table:style-name="ce143"/>
          <table:table-cell table:style-name="ce198" office:value-type="currency" office:currency="USD" office:value="25.46" calcext:value-type="currency">
            <text:p>$25.46</text:p>
          </table:table-cell>
          <table:table-cell table:style-name="ce143"/>
          <table:table-cell table:style-name="ce198" office:value-type="currency" office:currency="USD" office:value="25.9" calcext:value-type="currency">
            <text:p>$25.90</text:p>
          </table:table-cell>
          <table:table-cell table:style-name="ce143"/>
          <table:table-cell table:style-name="ce198" office:value-type="currency" office:currency="USD" office:value="31.44" calcext:value-type="currency">
            <text:p>$31.4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Petar </text:p>
          </table:table-cell>
          <table:table-cell table:style-name="ce135" office:value-type="string" calcext:value-type="string">
            <text:p>12.3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38.4" calcext:value-type="currency">
            <text:p>$138.40</text:p>
          </table:table-cell>
          <table:table-cell table:style-name="ce102" table:formula="of:=[.J14]*0.03+[.I14]*3" office:value-type="currency" office:currency="USD" office:value="28.152" calcext:value-type="currency">
            <text:p>$28.15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2.4" calcext:value-type="currency">
            <text:p>$32.40</text:p>
          </table:table-cell>
          <table:table-cell table:style-name="ce143"/>
          <table:table-cell table:style-name="ce198" office:value-type="currency" office:currency="USD" office:value="34.92" calcext:value-type="currency">
            <text:p>$34.92</text:p>
          </table:table-cell>
          <table:table-cell table:style-name="ce143"/>
          <table:table-cell table:style-name="ce198" office:value-type="currency" office:currency="USD" office:value="24" calcext:value-type="currency">
            <text:p>$24.0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2">
          <table:table-cell table:style-name="ce116"/>
          <table:table-cell table:style-name="ce19"/>
          <table:table-cell table:style-name="ce116"/>
          <table: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12.3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28" calcext:value-type="currency">
            <text:p>$128.00</text:p>
          </table:table-cell>
          <table:table-cell table:style-name="ce102" table:formula="of:=[.J15]*0.03+[.I15]*3" office:value-type="currency" office:currency="USD" office:value="27.84" calcext:value-type="currency">
            <text:p>$27.84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3.44" calcext:value-type="currency">
            <text:p>$33.44</text:p>
          </table:table-cell>
          <table:table-cell table:style-name="ce143"/>
          <table:table-cell table:style-name="ce198" office:value-type="currency" office:currency="USD" office:value="33.36" calcext:value-type="currency">
            <text:p>$33.36</text:p>
          </table:table-cell>
          <table:table-cell table:style-name="ce143"/>
          <table:table-cell table:style-name="ce198" office:value-type="currency" office:currency="USD" office:value="24.83" calcext:value-type="currency">
            <text:p>$24.83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 </text:p>
          </table:table-cell>
          <table:table-cell table:style-name="ce135" office:value-type="string" calcext:value-type="string">
            <text:p>12.3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7.75" calcext:value-type="currency">
            <text:p>$27.75</text:p>
          </table:table-cell>
          <table:table-cell table:style-name="ce102" table:formula="of:=[.J16]*0.03+[.I16]*3" office:value-type="currency" office:currency="USD" office:value="24.8325" calcext:value-type="currency">
            <text:p>$24.83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8.89" calcext:value-type="currency">
            <text:p>$48.89</text:p>
          </table:table-cell>
          <table:table-cell table:style-name="ce143"/>
          <table:table-cell table:style-name="ce198" office:value-type="currency" office:currency="USD" office:value="27.84" calcext:value-type="currency">
            <text:p>$27.84</text:p>
          </table:table-cell>
          <table:table-cell table:style-name="ce143"/>
          <table:table-cell table:style-name="ce198" office:value-type="currency" office:currency="USD" office:value="56.85" calcext:value-type="currency">
            <text:p>$56.85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9"/>
          <table:table-cell table:style-name="ce171"/>
          <table:table-cell table:style-name="ce206"/>
          <table:table-cell table:style-name="ce207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2.3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14.72" calcext:value-type="currency">
            <text:p>$314.72</text:p>
          </table:table-cell>
          <table:table-cell table:style-name="ce102" table:formula="of:=[.J17]*0.03+[.I17]*3" office:value-type="currency" office:currency="USD" office:value="33.4416" calcext:value-type="currency">
            <text:p>$33.44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9.03" calcext:value-type="currency">
            <text:p>$49.03</text:p>
          </table:table-cell>
          <table:table-cell table:style-name="ce143"/>
          <table:table-cell table:style-name="ce198" office:value-type="currency" office:currency="USD" office:value="29.4" calcext:value-type="currency">
            <text:p>$29.4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</text:p>
            <text:p>Paid out from penalties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Penalties</text:p>
          </table:table-cell>
          <table:covered-table-cell table:style-name="ce19"/>
          <table:table-cell table:style-name="ce130" office:value-type="string" calcext:value-type="string">
            <text:p>Vezilije </text:p>
          </table:table-cell>
          <table:table-cell table:style-name="ce135" office:value-type="string" calcext:value-type="string">
            <text:p>12.3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64" calcext:value-type="currency">
            <text:p>$364.00</text:p>
          </table:table-cell>
          <table:table-cell table:style-name="ce102" table:formula="of:=[.J18]*0.03+[.I18]*3" office:value-type="currency" office:currency="USD" office:value="34.92" calcext:value-type="currency">
            <text:p>$34.92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6.52" calcext:value-type="currency">
            <text:p>$56.52</text:p>
          </table:table-cell>
          <table:table-cell table:style-name="ce143"/>
          <table:table-cell table:style-name="ce198" office:value-type="currency" office:currency="USD" office:value="18.5" calcext:value-type="currency">
            <text:p>$18.5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Kokica </text:p>
          </table:table-cell>
          <table:table-cell table:style-name="ce135" office:value-type="string" calcext:value-type="string">
            <text:p>12.3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32.8" calcext:value-type="currency">
            <text:p>$132.80</text:p>
          </table:table-cell>
          <table:table-cell table:style-name="ce102" table:formula="of:=[.J19]*0.03+[.I19]*3" office:value-type="currency" office:currency="USD" office:value="27.984" calcext:value-type="currency">
            <text:p>$27.9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4.6" calcext:value-type="currency">
            <text:p>$34.6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table:number-columns-spanned="2" table:number-rows-spanned="2"/>
          <table:covered-table-cell table:style-name="ce146"/>
          <table:table-cell table:style-name="ce102" table:number-columns-spanned="2" table:number-rows-spanned="2"/>
          <table:covered-table-cell table:style-name="ce146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2.4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35.23" calcext:value-type="currency">
            <text:p>$935.23</text:p>
          </table:table-cell>
          <table:table-cell table:style-name="ce102" table:formula="of:=[.J20]*0.03+[.I20]*3" office:value-type="currency" office:currency="USD" office:value="52.0569" calcext:value-type="currency">
            <text:p>$52.0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17.16" calcext:value-type="currency">
            <text:p>$17.1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Petar </text:p>
          </table:table-cell>
          <table:table-cell table:style-name="ce135" office:value-type="string" calcext:value-type="string">
            <text:p>12.4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2" calcext:value-type="currency">
            <text:p>$12.00</text:p>
          </table:table-cell>
          <table:table-cell table:style-name="ce102" table:formula="of:=[.J21]*0.03+[.I21]*3" office:value-type="currency" office:currency="USD" office:value="24.36" calcext:value-type="currency">
            <text:p>$24.3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8.08" calcext:value-type="currency">
            <text:p>$58.0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 paid for by </text:p>
            <text:p>Vence</text:p>
          </table:table-cell>
          <table:covered-table-cell table:style-name="ce19"/>
          <table:table-cell table:style-name="ce171" table:number-columns-repeated="2"/>
          <table:table-cell table:style-name="ce130" office:value-type="string" calcext:value-type="string">
            <text:p>CopeN </text:p>
          </table:table-cell>
          <table:table-cell table:style-name="ce135" office:value-type="string" calcext:value-type="string">
            <text:p>12.4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8.14" calcext:value-type="currency">
            <text:p>$38.14</text:p>
          </table:table-cell>
          <table:table-cell table:style-name="ce102" table:formula="of:=[.J22]*0.03+[.I22]*3" office:value-type="currency" office:currency="USD" office:value="25.1442" calcext:value-type="currency">
            <text:p>$25.14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5.4" calcext:value-type="currency">
            <text:p>$35.4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2" table:style-name="ce19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2.4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29.6" calcext:value-type="currency">
            <text:p>$829.60</text:p>
          </table:table-cell>
          <table:table-cell table:style-name="ce102" table:formula="of:=[.J23]*0.03+[.I23]*3" office:value-type="currency" office:currency="USD" office:value="48.888" calcext:value-type="currency">
            <text:p>$48.89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4.92" calcext:value-type="currency">
            <text:p>$44.9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171"/>
          <table:table-cell table:style-name="ce19" table:number-columns-repeated="2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2.4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50.4" calcext:value-type="currency">
            <text:p>$450.40</text:p>
          </table:table-cell>
          <table:table-cell table:style-name="ce102" table:formula="of:=[.J24]*0.03+[.I24]*3" office:value-type="currency" office:currency="USD" office:value="37.512" calcext:value-type="currency">
            <text:p>$37.51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2.5" calcext:value-type="currency">
            <text:p>$42.5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2" table:style-name="ce171"/>
          <table:table-cell table:style-name="ce19" table:number-columns-repeated="2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12.5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96" calcext:value-type="currency">
            <text:p>$396.00</text:p>
          </table:table-cell>
          <table:table-cell table:style-name="ce102" table:formula="of:=[.J25]*0.03+[.I25]*3" office:value-type="currency" office:currency="USD" office:value="35.88" calcext:value-type="currency">
            <text:p>$35.8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6.14" calcext:value-type="currency">
            <text:p>$56.1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2.5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34.4" calcext:value-type="currency">
            <text:p>$834.40</text:p>
          </table:table-cell>
          <table:table-cell table:style-name="ce102" table:formula="of:=[.J26]*0.03+[.I26]*3" office:value-type="currency" office:currency="USD" office:value="49.032" calcext:value-type="currency">
            <text:p>$49.03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3.18" calcext:value-type="currency">
            <text:p>$43.1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2.5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89.6" calcext:value-type="currency">
            <text:p>$189.60</text:p>
          </table:table-cell>
          <table:table-cell table:style-name="ce102" table:formula="of:=[.J27]*0.03+[.I27]*3" office:value-type="currency" office:currency="USD" office:value="29.688" calcext:value-type="currency">
            <text:p>$29.69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64.03" calcext:value-type="currency">
            <text:p>$64.03</text:p>
          </table:table-cell>
          <table:table-cell table:style-name="ce143"/>
          <table:table-cell table:style-name="ce198" office:value-type="currency" office:currency="USD" office:value="-50" calcext:value-type="currency">
            <text:p>-$50.0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Total Hours Worked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Total from hourly pay</text:p>
          </table:table-cell>
          <table:covered-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12.6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2" calcext:value-type="currency">
            <text:p>$92.00</text:p>
          </table:table-cell>
          <table:table-cell table:style-name="ce102" table:formula="of:=[.J28]*0.03+[.I28]*3" office:value-type="currency" office:currency="USD" office:value="26.76" calcext:value-type="currency">
            <text:p>$26.7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15" calcext:value-type="currency">
            <text:p>$15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2.6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084" calcext:value-type="currency">
            <text:p>$1,084.00</text:p>
          </table:table-cell>
          <table:table-cell table:style-name="ce102" table:formula="of:=[.J29]*0.03+[.I29]*3" office:value-type="currency" office:currency="USD" office:value="56.52" calcext:value-type="currency">
            <text:p>$56.52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5" table:formula="of:=SUM([.I:.I])" office:value-type="float" office:value="437.5" calcext:value-type="float" table:number-columns-spanned="2" table:number-rows-spanned="2">
            <text:p>437.5</text:p>
          </table:table-cell>
          <table:covered-table-cell table:style-name="ce171"/>
          <table:table-cell table:style-name="ce102" table:formula="of:=[.A30]*3" office:value-type="currency" office:currency="USD" office:value="1312.5" calcext:value-type="currency" table:number-columns-spanned="2" table:number-rows-spanned="2">
            <text:p>$1,312.50</text:p>
          </table:table-cell>
          <table:covered-table-cell table:style-name="ce171"/>
          <table:table-cell table:style-name="ce130" office:value-type="string" calcext:value-type="string">
            <text:p>CopeN </text:p>
          </table:table-cell>
          <table:table-cell table:style-name="ce135" office:value-type="string" calcext:value-type="string">
            <text:p>12.6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81.6" calcext:value-type="currency">
            <text:p>$281.60</text:p>
          </table:table-cell>
          <table:table-cell table:style-name="ce102" table:formula="of:=[.J30]*0.03+[.I30]*3" office:value-type="currency" office:currency="USD" office:value="32.448" calcext:value-type="currency">
            <text:p>$32.45</text:p>
          </table:table-cell>
          <table:table-cell/>
          <table:covered-table-cell table:number-columns-repeated="16"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12.7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64" calcext:value-type="currency">
            <text:p>$164.00</text:p>
          </table:table-cell>
          <table:table-cell table:style-name="ce102" table:formula="of:=[.J31]*0.03+[.I31]*3" office:value-type="currency" office:currency="USD" office:value="28.92" calcext:value-type="currency">
            <text:p>$28.92</text:p>
          </table:table-cell>
          <table:table-cell/>
          <table:table-cell table:style-name="ce155" table:formula="of:=SUM([.M13:.M28])" office:value-type="currency" office:currency="USD" office:value="28.63" calcext:value-type="currency" table:number-columns-spanned="2" table:number-rows-spanned="2">
            <text:p>$28.63</text:p>
          </table:table-cell>
          <table:covered-table-cell table:style-name="ce50"/>
          <table:table-cell table:style-name="ce155" table:formula="of:=SUM([.O13:.O28])" office:value-type="currency" office:currency="USD" office:value="652.18" calcext:value-type="currency" table:number-columns-spanned="2" table:number-rows-spanned="2">
            <text:p>$652.18</text:p>
          </table:table-cell>
          <table:covered-table-cell table:style-name="ce50"/>
          <table:table-cell table:style-name="ce155" table:formula="of:=SUM([.Q13:.Q28])" office:value-type="currency" office:currency="USD" office:value="119.48" calcext:value-type="currency" table:number-columns-spanned="2" table:number-rows-spanned="2">
            <text:p>$119.48</text:p>
          </table:table-cell>
          <table:covered-table-cell table:style-name="ce50"/>
          <table:table-cell table:style-name="ce155" table:formula="of:=SUM([.S13:.S28])" office:value-type="currency" office:currency="USD" office:value="131.58" calcext:value-type="currency" table:number-columns-spanned="2" table:number-rows-spanned="2">
            <text:p>$131.58</text:p>
          </table:table-cell>
          <table:covered-table-cell table:style-name="ce50"/>
          <table:table-cell table:style-name="ce155" table:formula="of:=SUM([.U13:.U28])" office:value-type="currency" office:currency="USD" office:value="31.44" calcext:value-type="currency" table:number-columns-spanned="2" table:number-rows-spanned="2">
            <text:p>$31.44</text:p>
          </table:table-cell>
          <table:covered-table-cell table:style-name="ce50"/>
          <table:table-cell table:style-name="ce155" table:formula="of:=SUM([.W13:.W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Y13:.Y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13:.AA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2.7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53.24" calcext:value-type="currency">
            <text:p>$353.24</text:p>
          </table:table-cell>
          <table:table-cell table:style-name="ce102" table:formula="of:=[.J32]*0.03+[.I32]*3" office:value-type="currency" office:currency="USD" office:value="34.5972" calcext:value-type="currency">
            <text:p>$34.60</text:p>
          </table:table-cell>
          <table:table-cell/>
          <table:covered-table-cell table:number-columns-repeated="16" table:style-name="ce50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5" table:number-columns-spanned="1" table:number-rows-spanned="2"/>
          <table:table-cell table:style-name="ce183" table:number-columns-repeated="327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Vezilije </text:p>
          </table:table-cell>
          <table:table-cell table:style-name="ce135" office:value-type="string" calcext:value-type="string">
            <text:p>12.7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12" calcext:value-type="currency">
            <text:p>$312.00</text:p>
          </table:table-cell>
          <table:table-cell table:style-name="ce102" table:formula="of:=[.J33]*0.03+[.I33]*3" office:value-type="currency" office:currency="USD" office:value="33.36" calcext:value-type="currency">
            <text:p>$33.36</text:p>
          </table:table-cell>
          <table:table-cell/>
          <table:table-cell table:style-name="ce50"/>
          <table:table-cell table:style-name="ce200"/>
          <table:table-cell table:style-name="ce50"/>
          <table:table-cell table:style-name="ce210"/>
          <table:table-cell table:style-name="ce50"/>
          <table:table-cell table:style-name="ce210" office:value-type="string" calcext:value-type="string">
            <text:p>Paid</text:p>
          </table:table-cell>
          <table:table-cell table:style-name="ce50" office:value-type="string" calcext:value-type="string">
            <text:p>Paid</text:p>
          </table:table-cell>
          <table:table-cell table:style-name="ce200"/>
          <table:table-cell table:style-name="ce50"/>
          <table:table-cell table:style-name="ce50" office:value-type="string" calcext:value-type="string">
            <text:p>Paid</text:p>
          </table:table-cell>
          <table:table-cell table:style-name="ce50" table:number-columns-repeated="5"/>
          <table:table-cell table:style-name="ce200"/>
          <table:covered-table-cell table:number-columns-repeated="5"/>
          <table:covered-table-cell table:style-name="ce35"/>
          <table:table-cell table:style-name="ce183" table:number-columns-repeated="327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12.8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48.8" calcext:value-type="currency">
            <text:p>$548.80</text:p>
          </table:table-cell>
          <table:table-cell table:style-name="ce102" table:formula="of:=[.J34]*0.03+[.I34]*3" office:value-type="currency" office:currency="USD" office:value="40.464" calcext:value-type="currency">
            <text:p>$40.46</text:p>
          </table:table-cell>
          <table:table-cell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office:value-type="string" calcext:value-type="string" table:number-columns-spanned="2" table:number-rows-spanned="1">
            <text:p>Klaudij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Camino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Petar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office:value-type="string" calcext:value-type="string" table:number-columns-spanned="2" table:number-rows-spanned="1">
            <text:p>CopeN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2.8.2025</text:p>
          </table:table-cell>
          <table:table-cell table:style-name="ce135" office:value-type="string" calcext:value-type="string" table:number-columns-spanned="2" table:number-rows-spanned="1">
            <text:p>2pm/4pm</text:p>
          </table:table-cell>
          <table:covered-table-cell table:style-name="ce15"/>
          <table:table-cell table:style-name="ce135" office:value-type="float" office:value="2" calcext:value-type="float">
            <text:p>2</text:p>
          </table:table-cell>
          <table:table-cell table:style-name="ce143" office:value-type="currency" office:currency="USD" office:value="372" calcext:value-type="currency">
            <text:p>$372.00</text:p>
          </table:table-cell>
          <table:table-cell table:style-name="ce102" table:formula="of:=[.J35]*0.03+[.I35]*3" office:value-type="currency" office:currency="USD" office:value="17.16" calcext:value-type="currency">
            <text:p>$17.16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covered-table-cell table:number-columns-repeated="5" table:style-name="ce50"/>
          <table:table-cell table:style-name="ce183" table:number-columns-repeated="328"/>
        </table:table-row>
        <table:table-row table:style-name="ro1">
          <table:table-cell table:style-name="ce119" table:number-columns-spanned="2" table:number-rows-spanned="2"/>
          <table:covered-table-cell table:style-name="ce171"/>
          <table:table-cell table:style-name="ce119" table:number-columns-spanned="2" table:number-rows-spanned="2"/>
          <table:covered-table-cell table:style-name="ce171"/>
          <table:table-cell table:style-name="ce130" office:value-type="string" calcext:value-type="string">
            <text:p>P</text:p>
          </table:table-cell>
          <table:table-cell table:style-name="ce135" office:value-type="string" calcext:value-type="string">
            <text:p>12.8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095.16" calcext:value-type="currency">
            <text:p>$1,095.16</text:p>
          </table:table-cell>
          <table:table-cell table:style-name="ce102" table:formula="of:=[.J36]*0.03+[.I36]*3" office:value-type="currency" office:currency="USD" office:value="56.8548" calcext:value-type="currency">
            <text:p>$56.85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8.26" calcext:value-type="currency">
            <text:p>$28.26</text:p>
          </table:table-cell>
          <table:table-cell table:style-name="ce143"/>
          <table:table-cell table:style-name="ce198" office:value-type="currency" office:currency="USD" office:value="44.18" calcext:value-type="currency">
            <text:p>$44.18</text:p>
          </table:table-cell>
          <table:table-cell table:style-name="ce143"/>
          <table:table-cell table:style-name="ce198" office:value-type="currency" office:currency="USD" office:value="27.89" calcext:value-type="currency">
            <text:p>$27.89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5.14" calcext:value-type="currency">
            <text:p>$25.14</text:p>
          </table:table-cell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Gru</text:p>
          </table:table-cell>
          <table:table-cell table:style-name="ce135" office:value-type="string" calcext:value-type="string">
            <text:p>12.8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48" calcext:value-type="currency">
            <text:p>$248.00</text:p>
          </table:table-cell>
          <table:table-cell table:style-name="ce102" table:formula="of:=[.J37]*0.03+[.I37]*3" office:value-type="currency" office:currency="USD" office:value="31.44" calcext:value-type="currency">
            <text:p>$31.44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5.61" calcext:value-type="currency">
            <text:p>$35.61</text:p>
          </table:table-cell>
          <table:table-cell table:style-name="ce143"/>
          <table:table-cell table:style-name="ce198" office:value-type="currency" office:currency="USD" office:value="31.92" calcext:value-type="currency">
            <text:p>$31.92</text:p>
          </table:table-cell>
          <table:table-cell table:style-name="ce143"/>
          <table:table-cell table:style-name="ce198" office:value-type="currency" office:currency="USD" office:value="28.15" calcext:value-type="currency">
            <text:p>$28.15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2.45" calcext:value-type="currency">
            <text:p>$32.45</text:p>
          </table:table-cell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12.9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67.2" calcext:value-type="currency">
            <text:p>$367.20</text:p>
          </table:table-cell>
          <table:table-cell table:style-name="ce102" table:formula="of:=[.J38]*0.03+[.I38]*3" office:value-type="currency" office:currency="USD" office:value="35.016" calcext:value-type="currency">
            <text:p>$35.02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52.06" calcext:value-type="currency">
            <text:p>$52.06</text:p>
          </table:table-cell>
          <table:table-cell table:style-name="ce143"/>
          <table:table-cell table:style-name="ce198" office:value-type="currency" office:currency="USD" office:value="27.84" calcext:value-type="currency">
            <text:p>$27.84</text:p>
          </table:table-cell>
          <table:table-cell table:style-name="ce143"/>
          <table:table-cell table:style-name="ce198" office:value-type="currency" office:currency="USD" office:value="24.36" calcext:value-type="currency">
            <text:p>$24.3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2.9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136" calcext:value-type="currency">
            <text:p>$1,136.00</text:p>
          </table:table-cell>
          <table:table-cell table:style-name="ce102" table:formula="of:=[.J39]*0.03+[.I39]*3" office:value-type="currency" office:currency="USD" office:value="58.08" calcext:value-type="currency">
            <text:p>$58.08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7.51" calcext:value-type="currency">
            <text:p>$37.51</text:p>
          </table:table-cell>
          <table:table-cell table:style-name="ce143"/>
          <table:table-cell table:style-name="ce198" office:value-type="currency" office:currency="USD" office:value="35.88" calcext:value-type="currency">
            <text:p>$35.8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Vezilije </text:p>
          </table:table-cell>
          <table:table-cell table:style-name="ce135" office:value-type="string" calcext:value-type="string">
            <text:p>12.9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28" calcext:value-type="currency">
            <text:p>$128.00</text:p>
          </table:table-cell>
          <table:table-cell table:style-name="ce102" table:formula="of:=[.J40]*0.03+[.I40]*3" office:value-type="currency" office:currency="USD" office:value="27.84" calcext:value-type="currency">
            <text:p>$27.84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9.69" calcext:value-type="currency">
            <text:p>$29.69</text:p>
          </table:table-cell>
          <table:table-cell table:style-name="ce143"/>
          <table:table-cell table:style-name="ce198" office:value-type="currency" office:currency="USD" office:value="26.76" calcext:value-type="currency">
            <text:p>$26.7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2.10.2025</text:p>
          </table:table-cell>
          <table:table-cell table:style-name="ce135" office:value-type="string" calcext:value-type="string" table:number-columns-spanned="2" table:number-rows-spanned="1">
            <text:p>2am/2pm</text:p>
          </table:table-cell>
          <table:covered-table-cell table:style-name="ce15"/>
          <table:table-cell table:style-name="ce135" office:value-type="float" office:value="12" calcext:value-type="float">
            <text:p>12</text:p>
          </table:table-cell>
          <table:table-cell table:style-name="ce143" office:value-type="currency" office:currency="USD" office:value="287.71" calcext:value-type="currency">
            <text:p>$287.71</text:p>
          </table:table-cell>
          <table:table-cell table:style-name="ce102" table:formula="of:=[.J41]*0.03+[.I41]*3" office:value-type="currency" office:currency="USD" office:value="44.6313" calcext:value-type="currency">
            <text:p>$44.63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44.63" calcext:value-type="currency">
            <text:p>$44.63</text:p>
          </table:table-cell>
          <table:table-cell table:style-name="ce143"/>
          <table:table-cell table:style-name="ce198" office:value-type="currency" office:currency="USD" office:value="28.92" calcext:value-type="currency">
            <text:p>$28.9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/>
          <table:table-cell table:style-name="ce194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2.10.2025</text:p>
          </table:table-cell>
          <table:table-cell table:style-name="ce135" office:value-type="string" calcext:value-type="string" table:number-columns-spanned="2" table:number-rows-spanned="1">
            <text:p>2pm/10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80" calcext:value-type="currency">
            <text:p>$380.00</text:p>
          </table:table-cell>
          <table:table-cell table:style-name="ce102" table:formula="of:=[.J42]*0.03+[.I42]*3" office:value-type="currency" office:currency="USD" office:value="35.4" calcext:value-type="currency">
            <text:p>$35.4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5.83" calcext:value-type="currency">
            <text:p>$15.83</text:p>
          </table:table-cell>
          <table:table-cell table:style-name="ce143"/>
          <table:table-cell table:style-name="ce198" office:value-type="currency" office:currency="USD" office:value="40.8" calcext:value-type="currency">
            <text:p>$40.8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2.10.2025</text:p>
          </table:table-cell>
          <table:table-cell table:style-name="ce135" office:value-type="string" calcext:value-type="string" table:number-columns-spanned="2" table:number-rows-spanned="1">
            <text:p>10pm/2am</text:p>
          </table:table-cell>
          <table:covered-table-cell table:style-name="ce15"/>
          <table:table-cell table:style-name="ce135" office:value-type="float" office:value="4" calcext:value-type="float">
            <text:p>4</text:p>
          </table:table-cell>
          <table:table-cell table:style-name="ce143" office:value-type="currency" office:currency="USD" office:value="127.75" calcext:value-type="currency">
            <text:p>$127.75</text:p>
          </table:table-cell>
          <table:table-cell table:style-name="ce102" table:formula="of:=[.J43]*0.03+[.I43]*3" office:value-type="currency" office:currency="USD" office:value="15.8325" calcext:value-type="currency">
            <text:p>$15.83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1.17" calcext:value-type="currency">
            <text:p>$31.17</text:p>
          </table:table-cell>
          <table:table-cell table:style-name="ce143"/>
          <table:table-cell table:style-name="ce198" office:value-type="currency" office:currency="USD" office:value="35.02" calcext:value-type="currency">
            <text:p>$35.0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12.1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23.2" calcext:value-type="currency">
            <text:p>$223.20</text:p>
          </table:table-cell>
          <table:table-cell table:style-name="ce102" table:formula="of:=[.J44]*0.03+[.I44]*3" office:value-type="currency" office:currency="USD" office:value="30.696" calcext:value-type="currency">
            <text:p>$30.7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2.8" calcext:value-type="currency">
            <text:p>$32.80</text:p>
          </table:table-cell>
          <table:table-cell table:style-name="ce143"/>
          <table:table-cell table:style-name="ce198" office:value-type="currency" office:currency="USD" office:value="30.7" calcext:value-type="currency">
            <text:p>$30.7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2.1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97.24" calcext:value-type="currency">
            <text:p>$697.24</text:p>
          </table:table-cell>
          <table:table-cell table:style-name="ce102" table:formula="of:=[.J45]*0.03+[.I45]*3" office:value-type="currency" office:currency="USD" office:value="44.9172" calcext:value-type="currency">
            <text:p>$44.92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7.6" calcext:value-type="currency">
            <text:p>$27.60</text:p>
          </table:table-cell>
          <table:table-cell table:style-name="ce143"/>
          <table:table-cell table:style-name="ce198" office:value-type="currency" office:currency="USD" office:value="29.01" calcext:value-type="currency">
            <text:p>$29.01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2.1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38.95" calcext:value-type="currency">
            <text:p>$238.95</text:p>
          </table:table-cell>
          <table:table-cell table:style-name="ce102" table:formula="of:=[.J46]*0.03+[.I46]*3" office:value-type="currency" office:currency="USD" office:value="31.1685" calcext:value-type="currency">
            <text:p>$31.17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5.32" calcext:value-type="currency">
            <text:p>$25.32</text:p>
          </table:table-cell>
          <table:table-cell table:style-name="ce143"/>
          <table:table-cell table:style-name="ce198" office:value-type="currency" office:currency="USD" office:value="32.41" calcext:value-type="currency">
            <text:p>$32.41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12.12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67" calcext:value-type="currency">
            <text:p>$167.00</text:p>
          </table:table-cell>
          <table:table-cell table:style-name="ce102" table:formula="of:=[.J47]*0.03+[.I47]*3" office:value-type="currency" office:currency="USD" office:value="29.01" calcext:value-type="currency">
            <text:p>$29.01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4.56" calcext:value-type="currency">
            <text:p>$34.5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 office:value-type="string" calcext:value-type="string">
            <text:p>Pat</text:p>
          </table:table-cell>
          <table:table-cell table:style-name="ce135" office:value-type="string" calcext:value-type="string">
            <text:p>12.12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16.8" calcext:value-type="currency">
            <text:p>$616.80</text:p>
          </table:table-cell>
          <table:table-cell table:style-name="ce102" table:formula="of:=[.J48]*0.03+[.I48]*3" office:value-type="currency" office:currency="USD" office:value="42.504" calcext:value-type="currency">
            <text:p>$42.5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-25" calcext:value-type="currency">
            <text:p>-$25.00</text:p>
          </table:table-cell>
          <table:table-cell table:style-name="ce143" office:value-type="string" calcext:value-type="string">
            <text:p>unapred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 office:value-type="string" calcext:value-type="string">
            <text:p>Vezilije </text:p>
          </table:table-cell>
          <table:table-cell table:style-name="ce135" office:value-type="string" calcext:value-type="string">
            <text:p>12.12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80" calcext:value-type="currency">
            <text:p>$180.00</text:p>
          </table:table-cell>
          <table:table-cell table:style-name="ce102" table:formula="of:=[.J49]*0.03+[.I49]*3" office:value-type="currency" office:currency="USD" office:value="29.4" calcext:value-type="currency">
            <text:p>$29.4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 office:value-type="string" calcext:value-type="string">
            <text:p>Klaudija</text:p>
          </table:table-cell>
          <table:table-cell table:style-name="ce135" office:value-type="string" calcext:value-type="string">
            <text:p>12.13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93.6" calcext:value-type="currency">
            <text:p>$293.60</text:p>
          </table:table-cell>
          <table:table-cell table:style-name="ce102" table:formula="of:=[.J50]*0.03+[.I50]*3" office:value-type="currency" office:currency="USD" office:value="32.808" calcext:value-type="currency">
            <text:p>$32.81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 office:value-type="string" calcext:value-type="string">
            <text:p>Pat</text:p>
          </table:table-cell>
          <table:table-cell table:style-name="ce135" office:value-type="string" calcext:value-type="string">
            <text:p>12.13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071.2" calcext:value-type="currency">
            <text:p>$1,071.20</text:p>
          </table:table-cell>
          <table:table-cell table:style-name="ce102" table:formula="of:=[.J51]*0.03+[.I51]*3" office:value-type="currency" office:currency="USD" office:value="56.136" calcext:value-type="currency">
            <text:p>$56.14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5" calcext:value-type="currency">
            <text:p>$5.00</text:p>
          </table:table-cell>
          <table:table-cell table:style-name="ce143" office:value-type="string" calcext:value-type="string">
            <text:p>Bonus</text:p>
          </table:table-cell>
          <table:table-cell table:style-name="ce198" office:value-type="currency" office:currency="USD" office:value="5" calcext:value-type="currency">
            <text:p>$5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 office:value-type="string" calcext:value-type="string">
            <text:p>Klaudija</text:p>
          </table:table-cell>
          <table:table-cell table:style-name="ce135" office:value-type="string" calcext:value-type="string">
            <text:p>12.13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19.99" calcext:value-type="currency">
            <text:p>$119.99</text:p>
          </table:table-cell>
          <table:table-cell table:style-name="ce102" table:formula="of:=[.J52]*0.03+[.I52]*3" office:value-type="currency" office:currency="USD" office:value="27.5997" calcext:value-type="currency">
            <text:p>$27.60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 office:value-type="string" calcext:value-type="string">
            <text:p>Camino</text:p>
          </table:table-cell>
          <table:table-cell table:style-name="ce135" office:value-type="string" calcext:value-type="string">
            <text:p>12.14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80.25" calcext:value-type="currency">
            <text:p>$280.25</text:p>
          </table:table-cell>
          <table:table-cell table:style-name="ce102" table:formula="of:=[.J53]*0.03+[.I53]*3" office:value-type="currency" office:currency="USD" office:value="32.4075" calcext:value-type="currency">
            <text:p>$32.41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 office:value-type="string" calcext:value-type="string">
            <text:p>Pat</text:p>
          </table:table-cell>
          <table:table-cell table:style-name="ce135" office:value-type="string" calcext:value-type="string">
            <text:p>12.14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39.2" calcext:value-type="currency">
            <text:p>$639.20</text:p>
          </table:table-cell>
          <table:table-cell table:style-name="ce102" table:formula="of:=[.J54]*0.03+[.I54]*3" office:value-type="currency" office:currency="USD" office:value="43.176" calcext:value-type="currency">
            <text:p>$43.18</text:p>
          </table:table-cell>
          <table:table-cell/>
          <table:table-cell table:style-name="ce155" table:formula="of:=SUM([.M36:.M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O36:.O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Q36:.Q51])" office:value-type="currency" office:currency="USD" office:value="365.48" calcext:value-type="currency" table:number-columns-spanned="2" table:number-rows-spanned="2">
            <text:p>$365.48</text:p>
          </table:table-cell>
          <table:covered-table-cell table:style-name="ce50"/>
          <table:table-cell table:style-name="ce155" table:formula="of:=SUM([.S36:.S51])" office:value-type="currency" office:currency="USD" office:value="378" calcext:value-type="currency" table:number-columns-spanned="2" table:number-rows-spanned="2">
            <text:p>$378.00</text:p>
          </table:table-cell>
          <table:covered-table-cell table:style-name="ce50"/>
          <table:table-cell table:style-name="ce155" table:formula="of:=SUM([.U36:.U51])" office:value-type="currency" office:currency="USD" office:value="80.4" calcext:value-type="currency" table:number-columns-spanned="2" table:number-rows-spanned="2">
            <text:p>$80.40</text:p>
          </table:table-cell>
          <table:covered-table-cell table:style-name="ce50"/>
          <table:table-cell table:style-name="ce155" table:formula="of:=SUM([.W36:.W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Y36:.Y51])" office:value-type="currency" office:currency="USD" office:value="57.59" calcext:value-type="currency" table:number-columns-spanned="2" table:number-rows-spanned="2">
            <text:p>$57.59</text:p>
          </table:table-cell>
          <table:covered-table-cell table:style-name="ce50"/>
          <table:table-cell table:style-name="ce155" table:formula="of:=SUM([.AA36:.AA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 office:value-type="string" calcext:value-type="string">
            <text:p>Klaudija</text:p>
          </table:table-cell>
          <table:table-cell table:style-name="ce135" office:value-type="string" calcext:value-type="string">
            <text:p>12.14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4" calcext:value-type="currency">
            <text:p>$44.00</text:p>
          </table:table-cell>
          <table:table-cell table:style-name="ce102" table:formula="of:=[.J55]*0.03+[.I55]*3" office:value-type="currency" office:currency="USD" office:value="25.32" calcext:value-type="currency">
            <text:p>$25.32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 office:value-type="string" calcext:value-type="string">
            <text:p>Camino</text:p>
          </table:table-cell>
          <table:table-cell table:style-name="ce135" office:value-type="string" calcext:value-type="string">
            <text:p>12.15.2025</text:p>
          </table:table-cell>
          <table:table-cell table:style-name="ce135" office:value-type="string" calcext:value-type="string" table:number-columns-spanned="2" table:number-rows-spanned="1">
            <text:p>2am/9am</text:p>
          </table:table-cell>
          <table:covered-table-cell table:style-name="ce15"/>
          <table:table-cell table:style-name="ce135" office:value-type="float" office:value="7" calcext:value-type="float">
            <text:p>7</text:p>
          </table:table-cell>
          <table:table-cell table:style-name="ce143" office:value-type="currency" office:currency="USD" office:value="452" calcext:value-type="currency">
            <text:p>$452.00</text:p>
          </table:table-cell>
          <table:table-cell table:style-name="ce102" table:formula="of:=[.J56]*0.03+[.I56]*3" office:value-type="currency" office:currency="USD" office:value="34.56" calcext:value-type="currency">
            <text:p>$34.56</text:p>
          </table:table-cell>
          <table:table-cell/>
          <table:table-cell table:style-name="ce37"/>
          <table:table-cell table:style-name="ce201"/>
          <table:table-cell/>
          <table:table-cell table:style-name="ce202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 office:value-type="string" calcext:value-type="string">
            <text:p>Pat</text:p>
          </table:table-cell>
          <table:table-cell table:style-name="ce135" office:value-type="string" calcext:value-type="string">
            <text:p>12.15.2025</text:p>
          </table:table-cell>
          <table:table-cell table:style-name="ce135" office:value-type="string" calcext:value-type="string" table:number-columns-spanned="2" table:number-rows-spanned="1">
            <text:p>9am/10pm</text:p>
          </table:table-cell>
          <table:covered-table-cell table:style-name="ce15"/>
          <table:table-cell table:style-name="ce135" office:value-type="float" office:value="13" calcext:value-type="float">
            <text:p>13</text:p>
          </table:table-cell>
          <table:table-cell table:style-name="ce143" office:value-type="currency" office:currency="USD" office:value="834.4" calcext:value-type="currency">
            <text:p>$834.40</text:p>
          </table:table-cell>
          <table:table-cell table:style-name="ce102" table:formula="of:=[.J57]*0.03+[.I57]*3" office:value-type="currency" office:currency="USD" office:value="64.032" calcext:value-type="currency">
            <text:p>$64.03</text:p>
          </table:table-cell>
          <table:table-cell/>
          <table:table-cell table:style-name="ce177"/>
          <table:table-cell table:style-name="ce200"/>
          <table:table-cell/>
          <table:table-cell table:style-name="ce202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 office:value-type="string" calcext:value-type="string">
            <text:p>Vezilije </text:p>
          </table:table-cell>
          <table:table-cell table:style-name="ce135" office:value-type="string" calcext:value-type="string">
            <text:p>12.15.2025</text:p>
          </table:table-cell>
          <table:table-cell table:style-name="ce135" office:value-type="string" calcext:value-type="string" table:number-columns-spanned="2" table:number-rows-spanned="1">
            <text:p>10pm/2am</text:p>
          </table:table-cell>
          <table:covered-table-cell table:style-name="ce15"/>
          <table:table-cell table:style-name="ce135" office:value-type="float" office:value="4" calcext:value-type="float">
            <text:p>4</text:p>
          </table:table-cell>
          <table:table-cell table:style-name="ce143" office:value-type="currency" office:currency="USD" office:value="216.8" calcext:value-type="currency">
            <text:p>$216.80</text:p>
          </table:table-cell>
          <table:table-cell table:style-name="ce102" table:formula="of:=[.J58]*0.03+[.I58]*3" office:value-type="currency" office:currency="USD" office:value="18.504" calcext:value-type="currency">
            <text:p>$18.50</text:p>
          </table:table-cell>
          <table:table-cell/>
          <table:table-cell office:value-type="string" calcext:value-type="string">
            <text:p>Vesi 50 advanced skini sa total</text:p>
          </table:table-cell>
          <table:table-cell table:number-columns-repeated="20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9]*0.03+[.I59]*3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Patu 30 advanced skini sa total</text:p>
          </table:table-cell>
          <table:table-cell table:number-columns-repeated="2"/>
          <table:table-cell table:style-name="ce210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0]*0.03+[.I60]*3" office:value-type="currency" office:currency="USD" office:value="0" calcext:value-type="currency">
            <text:p>$0.00</text:p>
          </table:table-cell>
          <table:table-cell/>
          <table:table-cell table:style-name="ce9" office:value-type="string" calcext:value-type="string" table:number-columns-spanned="2" table:number-rows-spanned="2">
            <text:p>Pera</text:p>
            <text:p>%2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Welja</text:p>
            <text:p>%1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ale</text:p>
            <text:p>%1 CM</text:p>
          </table:table-cell>
          <table:covered-table-cell table:style-name="ce19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1]*0.03+[.I61]*3" office:value-type="currency" office:currency="USD" office:value="0" calcext:value-type="currency">
            <text:p>$0.00</text:p>
          </table:table-cell>
          <table:table-cell/>
          <table:covered-table-cell table:number-columns-repeated="6" table:style-name="ce19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2]*0.03+[.I62]*3" office:value-type="currency" office:currency="USD" office:value="0" calcext:value-type="currency">
            <text:p>$0.00</text:p>
          </table:table-cell>
          <table:table-cell/>
          <table:table-cell table:style-name="ce102" table:formula="of:=[.A4]*0.02" office:value-type="currency" office:currency="USD" office:value="406.623" calcext:value-type="currency" table:number-columns-spanned="2" table:number-rows-spanned="2">
            <text:p>$406.62</text:p>
          </table:table-cell>
          <table:covered-table-cell table:style-name="ce171"/>
          <table:table-cell table:style-name="ce102" table:formula="of:=[.A4]*0.01" office:value-type="currency" office:currency="USD" office:value="203.3115" calcext:value-type="currency" table:number-columns-spanned="2" table:number-rows-spanned="2">
            <text:p>$203.31</text:p>
          </table:table-cell>
          <table:covered-table-cell table:style-name="ce171"/>
          <table:table-cell table:style-name="ce102" table:formula="of:=[.A4]*0.01" office:value-type="currency" office:currency="USD" office:value="203.3115" calcext:value-type="currency" table:number-columns-spanned="2" table:number-rows-spanned="2">
            <text:p>$203.31</text:p>
          </table:table-cell>
          <table:covered-table-cell table:style-name="ce171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3]*0.03+[.I63]*3" office:value-type="currency" office:currency="USD" office:value="0" calcext:value-type="currency">
            <text:p>$0.00</text:p>
          </table:table-cell>
          <table:table-cell/>
          <table:covered-table-cell table:number-columns-repeated="6" table:style-name="ce171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4]*0.03+[.I64]*3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-8.33 za bonuse</text:p>
          </table:table-cell>
          <table:table-cell/>
          <table:table-cell office:value-type="string" calcext:value-type="string">
            <text:p>-8.33 za bonuse</text:p>
          </table:table-cell>
          <table:table-cell/>
          <table:table-cell office:value-type="string" calcext:value-type="string">
            <text:p>-8.33 za bonuse</text:p>
          </table:table-cell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5]*0.03+[.I65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6]*0.03+[.I66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7]*0.03+[.I67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8]*0.03+[.I6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9]*0.03+[.I69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0]*0.03+[.I70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1]*0.03+[.I71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2]*0.03+[.I72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3]*0.03+[.I73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4]*0.03+[.I74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5]*0.03+[.I75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6]*0.03+[.I76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7]*0.03+[.I77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8]*0.03+[.I7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9]*0.03+[.I79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0]*0.03+[.I80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1]*0.03+[.I81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2]*0.03+[.I82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3]*0.03+[.I83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4]*0.03+[.I84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5]*0.03+[.I85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6]*0.03+[.I86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7]*0.03+[.I87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8]*0.03+[.I8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9]*0.03+[.I89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90]*0.03+[.I90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91]*0.03+[.I91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3" table:number-rows-repeated="1337">
          <table:table-cell table:number-columns-repeated="33"/>
          <table:table-cell table:style-name="ce183" table:number-columns-repeated="328"/>
        </table:table-row>
        <table:table-row table:style-name="ro3" table:number-rows-repeated="1047147">
          <table:table-cell table:number-columns-repeated="361"/>
        </table:table-row>
        <table:table-row table:style-name="ro3">
          <table:table-cell table:number-columns-repeated="361"/>
        </table:table-row>
      </table:table>
      <table:table table:name="Vence11" table:style-name="ta1">
        <table:table-column table:style-name="co1" table:number-columns-repeated="10" table:default-cell-style-name="ce35"/>
        <table:table-column table:style-name="co1" table:default-cell-style-name="ce173"/>
        <table:table-column table:style-name="co1" table:number-columns-repeated="22" table:default-cell-style-name="ce35"/>
        <table:table-column table:style-name="co1" table:number-columns-repeated="328" table:default-cell-style-name="ce185"/>
        <table:table-row table:style-name="ro1"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9" office:value-type="string" calcext:value-type="string" table:number-columns-spanned="1" table:number-rows-spanned="2">
            <text:p>Hours</text:p>
            <text:p>Worked</text:p>
          </table:table-cell>
          <table:table-cell table:style-name="ce140"/>
          <table:table-cell table:style-name="ce208" office:value-type="string" calcext:value-type="string" table:number-columns-spanned="1" table:number-rows-spanned="2">
            <text:p>Daily earnings</text:p>
            <text:p>7%</text:p>
          </table:table-cell>
          <table:table-cell table:style-name="ce174" table:number-columns-repeated="2"/>
          <table:table-cell table:number-columns-repeated="4"/>
          <table:table-cell table:style-name="ce177" table:number-columns-repeated="16"/>
          <table:table-cell table:style-name="ce183" table:number-columns-repeated="328"/>
        </table:table-row>
        <table:table-row table:style-name="ro1">
          <table:table-cell table:style-name="ce100" office:value-type="string" calcext:value-type="string" table:number-columns-spanned="4" table:number-rows-spanned="2">
            <text:p>NET Sales</text:p>
          </table:table-cell>
          <table:covered-table-cell table:style-name="ce19"/>
          <table:covered-table-cell table:style-name="ce9"/>
          <table:covered-table-cell table:style-name="ce19"/>
          <table:table-cell table:style-name="ce126" office:value-type="string" calcext:value-type="string">
            <text:p><text:s/>chatter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Shift</text:p>
          </table:table-cell>
          <table:covered-table-cell table:style-name="ce19"/>
          <table:covered-table-cell table:style-name="ce137"/>
          <table:table-cell table:style-name="ce141" office:value-type="string" calcext:value-type="string">
            <text:p>NETSales</text:p>
          </table:table-cell>
          <table:covered-table-cell table:style-name="ce146"/>
          <table:table-cell/>
          <table:table-cell table:style-name="ce100" office:value-type="string" calcext:value-type="string" table:number-columns-spanned="3" table:number-rows-spanned="3">
            <text:p>Total due chatter pay /</text:p>
            <text:p>CM %pay combined</text:p>
          </table:table-cell>
          <table:covered-table-cell table:number-columns-repeated="2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6.12.2025</text:p>
          </table:table-cell>
          <table:table-cell table:style-name="ce221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92" calcext:value-type="currency">
            <text:p>$492.00</text:p>
          </table:table-cell>
          <table:table-cell table:style-name="ce102" table:formula="of:=[.J3]*0.03+[.I3]*3" office:value-type="currency" office:currency="USD" office:value="38.76" calcext:value-type="currency">
            <text:p>$38.76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2" table:formula="of:=SUM([.J:.J])" office:value-type="currency" office:currency="USD" office:value="20252.01" calcext:value-type="currency" table:number-columns-spanned="4" table:number-rows-spanned="2">
            <text:p>$20,252.01</text:p>
          </table:table-cell>
          <table:covered-table-cell table:style-name="ce146"/>
          <table:covered-table-cell table:style-name="ce102"/>
          <table:covered-table-cell table:style-name="ce146"/>
          <table:table-cell table:style-name="ce130" office:value-type="string" calcext:value-type="string">
            <text:p>Kokica</text:p>
          </table:table-cell>
          <table:table-cell table:style-name="ce135" office:value-type="string" calcext:value-type="string">
            <text:p>16.12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19.2" calcext:value-type="currency">
            <text:p>$219.20</text:p>
          </table:table-cell>
          <table:table-cell table:style-name="ce102" table:formula="of:=[.J4]*0.03+[.I4]*3" office:value-type="currency" office:currency="USD" office:value="30.576" calcext:value-type="currency">
            <text:p>$30.58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17.12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32" calcext:value-type="currency">
            <text:p>$232.00</text:p>
          </table:table-cell>
          <table:table-cell table:style-name="ce102" table:formula="of:=[.J5]*0.03+[.I5]*3" office:value-type="currency" office:currency="USD" office:value="30.96" calcext:value-type="currency">
            <text:p>$30.96</text:p>
          </table:table-cell>
          <table:table-cell/>
          <table:table-cell table:style-name="ce153" table:formula="of:=[.A12]+[.C12]+[.C30]+[.A24]" office:value-type="currency" office:currency="USD" office:value="2515.1407" calcext:value-type="currency" table:number-columns-spanned="3" table:number-rows-spanned="3">
            <text:p>$2,515.14</text:p>
          </table:table-cell>
          <table:covered-table-cell table:number-columns-repeated="2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4">
          <table:table-cell table:style-name="ce106"/>
          <table:table-cell table:style-name="ce19"/>
          <table:table-cell table:style-name="ce106"/>
          <table: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7.12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11.75" calcext:value-type="currency">
            <text:p>$411.75</text:p>
          </table:table-cell>
          <table:table-cell table:style-name="ce102" table:formula="of:=[.J6]*0.03+[.I6]*3" office:value-type="currency" office:currency="USD" office:value="36.3525" calcext:value-type="currency">
            <text:p>$36.35</text:p>
          </table:table-cell>
          <table:table-cell/>
          <table:covered-table-cell table:number-columns-repeated="3" table:style-name="ce19"/>
          <table:table-cell table:number-columns-repeated="2"/>
          <table:table-cell table:style-name="ce228" office:value-type="string" calcext:value-type="string">
            <text:p>$1939 received</text:p>
          </table:table-cell>
          <table:table-cell table:style-name="ce50" table:number-columns-repeated="1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Vesa</text:p>
          </table:table-cell>
          <table:table-cell table:style-name="ce135" office:value-type="string" calcext:value-type="string">
            <text:p>17.12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47.98" calcext:value-type="currency">
            <text:p>$447.98</text:p>
          </table:table-cell>
          <table:table-cell table:style-name="ce102" table:formula="of:=[.J7]*0.03+[.I7]*3" office:value-type="currency" office:currency="USD" office:value="37.4394" calcext:value-type="currency">
            <text:p>$37.44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8"/>
          <table:table-cell table:style-name="ce171"/>
          <table:table-cell table:style-name="ce119"/>
          <table:table-cell table:style-name="ce171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18.12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7" calcext:value-type="float">
            <text:p>7</text:p>
          </table:table-cell>
          <table:table-cell table:style-name="ce143" office:value-type="currency" office:currency="USD" office:value="384" calcext:value-type="currency">
            <text:p>$384.00</text:p>
          </table:table-cell>
          <table:table-cell table:style-name="ce102" table:formula="of:=[.J8]*0.03+[.I8]*3" office:value-type="currency" office:currency="USD" office:value="32.52" calcext:value-type="currency">
            <text:p>$32.52</text:p>
          </table:table-cell>
          <table:table-cell table:number-columns-repeated="6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8.12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28" calcext:value-type="currency">
            <text:p>$428.00</text:p>
          </table:table-cell>
          <table:table-cell table:style-name="ce102" table:formula="of:=[.J9]*0.03+[.I9]*3" office:value-type="currency" office:currency="USD" office:value="36.84" calcext:value-type="currency">
            <text:p>$36.84</text:p>
          </table:table-cell>
          <table:table-cell table:number-columns-repeated="6"/>
          <table:table-cell table:style-name="ce200"/>
          <table:table-cell table:style-name="ce50" table:number-columns-repeated="15"/>
          <table:table-cell table:style-name="ce183" table:number-columns-repeated="328"/>
        </table:table-row>
        <table:table-row table:style-name="ro5">
          <table:table-cell table:style-name="ce190" office:value-type="string" calcext:value-type="string" table:number-columns-spanned="2" table:number-rows-spanned="2">
            <text:p>CM % from </text:p>
            <text:p>Net Sales 4%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omission from</text:p>
            <text:p>Sales 3%</text:p>
          </table:table-cell>
          <table:covered-table-cell table:style-name="ce19"/>
          <table:table-cell table:style-name="ce130" office:value-type="string" calcext:value-type="string">
            <text:p>Vesa</text:p>
          </table:table-cell>
          <table:table-cell table:style-name="ce135" office:value-type="string" calcext:value-type="string">
            <text:p>18.12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52" calcext:value-type="currency">
            <text:p>$152.00</text:p>
          </table:table-cell>
          <table:table-cell table:style-name="ce102" table:formula="of:=[.J10]*0.03+[.I10]*3" office:value-type="currency" office:currency="USD" office:value="28.56" calcext:value-type="currency">
            <text:p>$28.56</text:p>
          </table:table-cell>
          <table:table-cell table:number-columns-repeated="3"/>
          <table:table-cell table:style-name="ce225" office:value-type="string" calcext:value-type="string">
            <text:p>Paid 642</text:p>
          </table:table-cell>
          <table:table-cell table:style-name="ce210"/>
          <table:table-cell table:style-name="ce227" office:value-type="string" calcext:value-type="string">
            <text:p>Paid 195</text:p>
          </table:table-cell>
          <table:table-cell table:style-name="ce200"/>
          <table:table-cell table:style-name="ce210"/>
          <table:table-cell table:style-name="ce200"/>
          <table:table-cell table:style-name="ce210"/>
          <table:table-cell table:style-name="ce211"/>
          <table:table-cell table:style-name="ce210"/>
          <table:table-cell table:style-name="ce50" table:number-columns-repeated="3"/>
          <table:table-cell table:style-name="ce212"/>
          <table:table-cell table:style-name="ce21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style-name="ce191" office:value-type="string" calcext:value-type="string">
            <text:p>Net Sales 4%</text:p>
          </table:covered-table-cell>
          <table:covered-table-cell table:number-columns-repeated="3" table:style-name="ce19"/>
          <table:table-cell table:style-name="ce130" office:value-type="string" calcext:value-type="string">
            <text:p>Josipa</text:p>
          </table:table-cell>
          <table:table-cell table:style-name="ce135" office:value-type="string" calcext:value-type="string">
            <text:p>19.12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05.6" calcext:value-type="currency">
            <text:p>$205.60</text:p>
          </table:table-cell>
          <table:table-cell table:style-name="ce102" table:formula="of:=[.J11]*0.03+[.I11]*3" office:value-type="currency" office:currency="USD" office:value="30.168" calcext:value-type="currency">
            <text:p>$30.17</text:p>
          </table:table-cell>
          <table:table-cell/>
          <table:table-cell table:style-name="ce195" office:value-type="string" calcext:value-type="string" table:number-columns-spanned="2" table:number-rows-spanned="1">
            <text:p>02Janko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Pat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Vezilije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P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Gru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Josipa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table:formula="of:=[.A4]*0.04" office:value-type="currency" office:currency="USD" office:value="810.0804" calcext:value-type="currency" table:number-columns-spanned="2" table:number-rows-spanned="2">
            <text:p>$810.08</text:p>
          </table:table-cell>
          <table:covered-table-cell table:style-name="ce171"/>
          <table:table-cell table:style-name="ce102" table:formula="of:=[.A4]*0.03" office:value-type="currency" office:currency="USD" office:value="607.5603" calcext:value-type="currency" table:number-columns-spanned="2" table:number-rows-spanned="2">
            <text:p>$607.56</text:p>
          </table:table-cell>
          <table:covered-table-cell table:style-name="ce171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9.12.2025</text:p>
          </table:table-cell>
          <table:table-cell table:style-name="ce135" office:value-type="string" calcext:value-type="string" table:number-columns-spanned="2" table:number-rows-spanned="1">
            <text:p>1pm/6pm</text:p>
          </table:table-cell>
          <table:covered-table-cell table:style-name="ce15"/>
          <table:table-cell table:style-name="ce135" office:value-type="float" office:value="5" calcext:value-type="float">
            <text:p>5</text:p>
          </table:table-cell>
          <table:table-cell table:style-name="ce143" office:value-type="currency" office:currency="USD" office:value="789.97" calcext:value-type="currency">
            <text:p>$789.97</text:p>
          </table:table-cell>
          <table:table-cell table:style-name="ce102" table:formula="of:=[.J12]*0.03+[.I12]*3" office:value-type="currency" office:currency="USD" office:value="38.6991" calcext:value-type="currency">
            <text:p>$38.70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9.12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50.95" calcext:value-type="currency">
            <text:p>$150.95</text:p>
          </table:table-cell>
          <table:table-cell table:style-name="ce102" table:formula="of:=[.J13]*0.03+[.I13]*3" office:value-type="currency" office:currency="USD" office:value="28.5285" calcext:value-type="currency">
            <text:p>$28.53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8.76" calcext:value-type="currency">
            <text:p>$38.76</text:p>
          </table:table-cell>
          <table:table-cell table:style-name="ce143"/>
          <table:table-cell table:style-name="ce198" office:value-type="currency" office:currency="USD" office:value="37.44" calcext:value-type="currency">
            <text:p>$37.4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0.17" calcext:value-type="currency">
            <text:p>$30.17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20.12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16.8" calcext:value-type="currency">
            <text:p>$116.80</text:p>
          </table:table-cell>
          <table:table-cell table:style-name="ce102" table:formula="of:=[.J14]*0.03+[.I14]*3" office:value-type="currency" office:currency="USD" office:value="27.504" calcext:value-type="currency">
            <text:p>$27.5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6.35" calcext:value-type="currency">
            <text:p>$36.35</text:p>
          </table:table-cell>
          <table:table-cell table:style-name="ce143"/>
          <table:table-cell table:style-name="ce198" office:value-type="currency" office:currency="USD" office:value="28.56" calcext:value-type="currency">
            <text:p>$28.5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2">
          <table:table-cell table:style-name="ce116"/>
          <table:table-cell table:style-name="ce19"/>
          <table:table-cell table:style-name="ce116"/>
          <table: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0.12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26.39" calcext:value-type="currency">
            <text:p>$226.39</text:p>
          </table:table-cell>
          <table:table-cell table:style-name="ce102" table:formula="of:=[.J15]*0.03+[.I15]*3" office:value-type="currency" office:currency="USD" office:value="30.7917" calcext:value-type="currency">
            <text:p>$30.79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6.84" calcext:value-type="currency">
            <text:p>$36.84</text:p>
          </table:table-cell>
          <table:table-cell table:style-name="ce143"/>
          <table:table-cell table:style-name="ce198" office:value-type="currency" office:currency="USD" office:value="27.84" calcext:value-type="currency">
            <text:p>$27.8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Kokica</text:p>
          </table:table-cell>
          <table:table-cell table:style-name="ce135" office:value-type="string" calcext:value-type="string">
            <text:p>20.12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49.35" calcext:value-type="currency">
            <text:p>$349.35</text:p>
          </table:table-cell>
          <table:table-cell table:style-name="ce102" table:formula="of:=[.J16]*0.03+[.I16]*3" office:value-type="currency" office:currency="USD" office:value="34.4805" calcext:value-type="currency">
            <text:p>$34.4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8.7" calcext:value-type="currency">
            <text:p>$38.70</text:p>
          </table:table-cell>
          <table:table-cell table:style-name="ce143"/>
          <table:table-cell table:style-name="ce198" office:value-type="currency" office:currency="USD" office:value="33.07" calcext:value-type="currency">
            <text:p>$33.07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9"/>
          <table:table-cell table:style-name="ce171"/>
          <table:table-cell table:style-name="ce206"/>
          <table:table-cell table:style-name="ce207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21.12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96.8" calcext:value-type="currency">
            <text:p>$296.80</text:p>
          </table:table-cell>
          <table:table-cell table:style-name="ce102" table:formula="of:=[.J17]*0.03+[.I17]*3" office:value-type="currency" office:currency="USD" office:value="32.904" calcext:value-type="currency">
            <text:p>$32.9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0.79" calcext:value-type="currency">
            <text:p>$30.79</text:p>
          </table:table-cell>
          <table:table-cell table:style-name="ce143"/>
          <table:table-cell table:style-name="ce198" office:value-type="currency" office:currency="USD" office:value="36.96" calcext:value-type="currency">
            <text:p>$36.9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</text:p>
            <text:p>Paid out from penalties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Penalties</text:p>
          </table:table-cell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1.12.2025</text:p>
          </table:table-cell>
          <table:table-cell table:style-name="ce135" office:value-type="string" calcext:value-type="string" table:number-columns-spanned="2" table:number-rows-spanned="1">
            <text:p>10am/12am</text:p>
          </table:table-cell>
          <table:covered-table-cell table:style-name="ce15"/>
          <table:table-cell table:style-name="ce135" office:value-type="float" office:value="2" calcext:value-type="float">
            <text:p>2</text:p>
          </table:table-cell>
          <table:table-cell table:style-name="ce143" office:value-type="currency" office:currency="USD" office:value="194.8" calcext:value-type="currency">
            <text:p>$194.80</text:p>
          </table:table-cell>
          <table:table-cell table:style-name="ce102" table:formula="of:=[.J18]*0.03+[.I18]*3" office:value-type="currency" office:currency="USD" office:value="11.844" calcext:value-type="currency">
            <text:p>$11.84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11.84" calcext:value-type="currency">
            <text:p>$11.84</text:p>
          </table:table-cell>
          <table:table-cell table:style-name="ce143"/>
          <table:table-cell table:style-name="ce198" office:value-type="currency" office:currency="USD" office:value="24" calcext:value-type="currency">
            <text:p>$24.0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21.12.2025</text:p>
          </table:table-cell>
          <table:table-cell table:style-name="ce135" office:value-type="string" calcext:value-type="string" table:number-columns-spanned="2" table:number-rows-spanned="1">
            <text:p>12am/2pm</text:p>
          </table:table-cell>
          <table:covered-table-cell table:style-name="ce15"/>
          <table:table-cell table:style-name="ce135" office:value-type="float" office:value="2" calcext:value-type="float">
            <text:p>2</text:p>
          </table:table-cell>
          <table:table-cell table:style-name="ce143" office:value-type="currency" office:currency="USD" office:value="30.4" calcext:value-type="currency">
            <text:p>$30.40</text:p>
          </table:table-cell>
          <table:table-cell table:style-name="ce102" table:formula="of:=[.J19]*0.03+[.I19]*3" office:value-type="currency" office:currency="USD" office:value="6.912" calcext:value-type="currency">
            <text:p>$6.91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3.86" calcext:value-type="currency">
            <text:p>$43.8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office:value-type="currency" office:currency="USD" office:value="20" calcext:value-type="currency" table:number-columns-spanned="2" table:number-rows-spanned="2">
            <text:p>$20.00</text:p>
          </table:table-cell>
          <table:covered-table-cell table:style-name="ce146"/>
          <table:table-cell table:style-name="ce102" office:value-type="currency" office:currency="USD" office:value="20" calcext:value-type="currency" table:number-columns-spanned="2" table:number-rows-spanned="2">
            <text:p>$20.00</text:p>
          </table:table-cell>
          <table:covered-table-cell table:style-name="ce146"/>
          <table:table-cell table:style-name="ce130" office:value-type="string" calcext:value-type="string">
            <text:p>Kokica</text:p>
          </table:table-cell>
          <table:table-cell table:style-name="ce135" office:value-type="string" calcext:value-type="string">
            <text:p>21.12.2025</text:p>
          </table:table-cell>
          <table:table-cell table:style-name="ce135" office:value-type="string" calcext:value-type="string" table:number-columns-spanned="2" table:number-rows-spanned="1">
            <text:p>2pm/6pm</text:p>
          </table:table-cell>
          <table:covered-table-cell table:style-name="ce15"/>
          <table:table-cell table:style-name="ce135" office:value-type="float" office:value="4" calcext:value-type="float">
            <text:p>4</text:p>
          </table:table-cell>
          <table:table-cell table:style-name="ce143" office:value-type="currency" office:currency="USD" office:value="120" calcext:value-type="currency">
            <text:p>$120.00</text:p>
          </table:table-cell>
          <table:table-cell table:style-name="ce102" table:formula="of:=[.J20]*0.03+[.I20]*3" office:value-type="currency" office:currency="USD" office:value="15.6" calcext:value-type="currency">
            <text:p>$15.6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2.52" calcext:value-type="currency">
            <text:p>$32.5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Vesa</text:p>
          </table:table-cell>
          <table:table-cell table:style-name="ce135" office:value-type="string" calcext:value-type="string">
            <text:p>21.12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28" calcext:value-type="currency">
            <text:p>$128.00</text:p>
          </table:table-cell>
          <table:table-cell table:style-name="ce102" table:formula="of:=[.J21]*0.03+[.I21]*3" office:value-type="currency" office:currency="USD" office:value="27.84" calcext:value-type="currency">
            <text:p>$27.84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5.36" calcext:value-type="currency">
            <text:p>$45.3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 paid for by </text:p>
            <text:p>Vence</text:p>
          </table:table-cell>
          <table:covered-table-cell table:style-name="ce19"/>
          <table:table-cell table:style-name="ce171" table:number-columns-repeated="2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22.12.2025</text:p>
          </table:table-cell>
          <table:table-cell table:style-name="ce135" office:value-type="string" calcext:value-type="string" table:number-columns-spanned="2" table:number-rows-spanned="1">
            <text:p>2am/11:30am</text:p>
          </table:table-cell>
          <table:covered-table-cell table:style-name="ce15"/>
          <table:table-cell table:style-name="ce135" office:value-type="float" office:value="9.5" calcext:value-type="float">
            <text:p>9.5</text:p>
          </table:table-cell>
          <table:table-cell table:style-name="ce143" office:value-type="currency" office:currency="USD" office:value="127" calcext:value-type="currency">
            <text:p>$127.00</text:p>
          </table:table-cell>
          <table:table-cell table:style-name="ce102" table:formula="of:=[.J22]*0.03+[.I22]*3" office:value-type="currency" office:currency="USD" office:value="32.31" calcext:value-type="currency">
            <text:p>$32.31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1.47" calcext:value-type="currency">
            <text:p>$41.47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2" table:style-name="ce19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2.12.2025</text:p>
          </table:table-cell>
          <table:table-cell table:style-name="ce135" office:value-type="string" calcext:value-type="string" table:number-columns-spanned="2" table:number-rows-spanned="1">
            <text:p>11:30am/6pm</text:p>
          </table:table-cell>
          <table:covered-table-cell table:style-name="ce15"/>
          <table:table-cell table:style-name="ce135" office:value-type="float" office:value="6.5" calcext:value-type="float">
            <text:p>6.5</text:p>
          </table:table-cell>
          <table:table-cell table:style-name="ce143" office:value-type="currency" office:currency="USD" office:value="812" calcext:value-type="currency">
            <text:p>$812.00</text:p>
          </table:table-cell>
          <table:table-cell table:style-name="ce102" table:formula="of:=[.J23]*0.03+[.I23]*3" office:value-type="currency" office:currency="USD" office:value="43.86" calcext:value-type="currency">
            <text:p>$43.8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65.54" calcext:value-type="currency">
            <text:p>$65.5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office:value-type="currency" office:currency="USD" office:value="16" calcext:value-type="currency" table:number-columns-spanned="2" table:number-rows-spanned="2">
            <text:p>$16.00</text:p>
          </table:table-cell>
          <table:covered-table-cell table:style-name="ce171"/>
          <table:table-cell table:style-name="ce19" table:number-columns-repeated="2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2.12.2025</text:p>
          </table:table-cell>
          <table:table-cell table:style-name="ce135" office:value-type="string" calcext:value-type="string" table:number-columns-spanned="2" table:number-rows-spanned="1">
            <text:p>6pm/2:30am</text:p>
          </table:table-cell>
          <table:covered-table-cell table:style-name="ce15"/>
          <table:table-cell table:style-name="ce135" office:value-type="float" office:value="8.5" calcext:value-type="float">
            <text:p>8.5</text:p>
          </table:table-cell>
          <table:table-cell table:style-name="ce143" office:value-type="currency" office:currency="USD" office:value="342.92" calcext:value-type="currency">
            <text:p>$342.92</text:p>
          </table:table-cell>
          <table:table-cell table:style-name="ce102" table:formula="of:=[.J24]*0.03+[.I24]*3" office:value-type="currency" office:currency="USD" office:value="35.7876" calcext:value-type="currency">
            <text:p>$35.79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1.25" calcext:value-type="currency">
            <text:p>$31.25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2" table:style-name="ce171"/>
          <table:table-cell table:style-name="ce19" table:number-columns-repeated="2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23.12.2025</text:p>
          </table:table-cell>
          <table:table-cell table:style-name="ce135" office:value-type="string" calcext:value-type="string" table:number-columns-spanned="2" table:number-rows-spanned="1">
            <text:p>2:30am/10am</text:p>
          </table:table-cell>
          <table:covered-table-cell table:style-name="ce15"/>
          <table:table-cell table:style-name="ce135" office:value-type="float" office:value="7.5" calcext:value-type="float">
            <text:p>7.5</text:p>
          </table:table-cell>
          <table:table-cell table:style-name="ce143" office:value-type="currency" office:currency="USD" office:value="448" calcext:value-type="currency">
            <text:p>$448.00</text:p>
          </table:table-cell>
          <table:table-cell table:style-name="ce102" table:formula="of:=[.J25]*0.03+[.I25]*3" office:value-type="currency" office:currency="USD" office:value="35.94" calcext:value-type="currency">
            <text:p>$35.94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8.32" calcext:value-type="currency">
            <text:p>$58.3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3.12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84" calcext:value-type="currency">
            <text:p>$284.00</text:p>
          </table:table-cell>
          <table:table-cell table:style-name="ce102" table:formula="of:=[.J26]*0.03+[.I26]*3" office:value-type="currency" office:currency="USD" office:value="32.52" calcext:value-type="currency">
            <text:p>$32.52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2.18" calcext:value-type="currency">
            <text:p>$52.1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Kokica</text:p>
          </table:table-cell>
          <table:table-cell table:style-name="ce135" office:value-type="string" calcext:value-type="string">
            <text:p>23.12.2025</text:p>
          </table:table-cell>
          <table:table-cell table:style-name="ce135" office:value-type="string" calcext:value-type="string" table:number-columns-spanned="2" table:number-rows-spanned="1">
            <text:p>6pm/3am</text:p>
          </table:table-cell>
          <table:covered-table-cell table:style-name="ce15"/>
          <table:table-cell table:style-name="ce135" office:value-type="float" office:value="9" calcext:value-type="float">
            <text:p>9</text:p>
          </table:table-cell>
          <table:table-cell table:style-name="ce143" office:value-type="currency" office:currency="USD" office:value="92" calcext:value-type="currency">
            <text:p>$92.00</text:p>
          </table:table-cell>
          <table:table-cell table:style-name="ce102" table:formula="of:=[.J27]*0.03+[.I27]*3" office:value-type="currency" office:currency="USD" office:value="29.76" calcext:value-type="currency">
            <text:p>$29.7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28.89" calcext:value-type="currency">
            <text:p>$28.89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Total Hours Worked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Total from hourly pay</text:p>
          </table:table-cell>
          <table:covered-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24.12.2025</text:p>
          </table:table-cell>
          <table:table-cell table:style-name="ce135" office:value-type="string" calcext:value-type="string" table:number-columns-spanned="2" table:number-rows-spanned="1">
            <text:p>3am/10am</text:p>
          </table:table-cell>
          <table:covered-table-cell table:style-name="ce15"/>
          <table:table-cell table:style-name="ce135" office:value-type="float" office:value="7" calcext:value-type="float">
            <text:p>7</text:p>
          </table:table-cell>
          <table:table-cell table:style-name="ce143" office:value-type="currency" office:currency="USD" office:value="485.6" calcext:value-type="currency">
            <text:p>$485.60</text:p>
          </table:table-cell>
          <table:table-cell table:style-name="ce102" table:formula="of:=[.J28]*0.03+[.I28]*3" office:value-type="currency" office:currency="USD" office:value="35.568" calcext:value-type="currency">
            <text:p>$35.57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0" calcext:value-type="currency">
            <text:p>$50.00</text:p>
          </table:table-cell>
          <table:table-cell table:style-name="ce143"/>
          <table:table-cell table:style-name="ce198" office:value-type="currency" office:currency="USD" office:value="8" calcext:value-type="currency">
            <text:p>$8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Kokica</text:p>
          </table:table-cell>
          <table:table-cell table:style-name="ce135" office:value-type="string" calcext:value-type="string">
            <text:p>24.12.2025</text:p>
          </table:table-cell>
          <table:table-cell table:style-name="ce135" office:value-type="string" calcext:value-type="string" table:number-columns-spanned="2" table:number-rows-spanned="1">
            <text:p>1:30pm/6pm</text:p>
          </table:table-cell>
          <table:covered-table-cell table:style-name="ce15"/>
          <table:table-cell table:style-name="ce135" office:value-type="float" office:value="4.5" calcext:value-type="float">
            <text:p>4.5</text:p>
          </table:table-cell>
          <table:table-cell table:style-name="ce143" office:value-type="currency" office:currency="USD" office:value="332" calcext:value-type="currency">
            <text:p>$332.00</text:p>
          </table:table-cell>
          <table:table-cell table:style-name="ce102" table:formula="of:=[.J29]*0.03+[.I29]*3" office:value-type="currency" office:currency="USD" office:value="23.46" calcext:value-type="currency">
            <text:p>$23.46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5" table:formula="of:=SUM([.I:.I])" office:value-type="float" office:value="360.5" calcext:value-type="float" table:number-columns-spanned="2" table:number-rows-spanned="2">
            <text:p>360.5</text:p>
          </table:table-cell>
          <table:covered-table-cell table:style-name="ce171"/>
          <table:table-cell table:style-name="ce102" table:formula="of:=[.A30]*3" office:value-type="currency" office:currency="USD" office:value="1081.5" calcext:value-type="currency" table:number-columns-spanned="2" table:number-rows-spanned="2">
            <text:p>$1,081.50</text:p>
          </table:table-cell>
          <table:covered-table-cell table:style-name="ce171"/>
          <table:table-cell table:style-name="ce130" office:value-type="string" calcext:value-type="string">
            <text:p>Vesa</text:p>
          </table:table-cell>
          <table:table-cell table:style-name="ce135" office:value-type="string" calcext:value-type="string">
            <text:p>24.12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02.4" calcext:value-type="currency">
            <text:p>$302.40</text:p>
          </table:table-cell>
          <table:table-cell table:style-name="ce102" table:formula="of:=[.J30]*0.03+[.I30]*3" office:value-type="currency" office:currency="USD" office:value="33.072" calcext:value-type="currency">
            <text:p>$33.07</text:p>
          </table:table-cell>
          <table:table-cell/>
          <table:covered-table-cell table:number-columns-repeated="16"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25.12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60" calcext:value-type="currency">
            <text:p>$160.00</text:p>
          </table:table-cell>
          <table:table-cell table:style-name="ce102" table:formula="of:=[.J31]*0.03+[.I31]*3" office:value-type="currency" office:currency="USD" office:value="28.8" calcext:value-type="currency">
            <text:p>$28.80</text:p>
          </table:table-cell>
          <table:table-cell/>
          <table:table-cell table:style-name="ce155" table:formula="of:=SUM([.M13:.M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O13:.O28])" office:value-type="currency" office:currency="USD" office:value="642.67" calcext:value-type="currency" table:number-columns-spanned="2" table:number-rows-spanned="2">
            <text:p>$642.67</text:p>
          </table:table-cell>
          <table:covered-table-cell table:style-name="ce50"/>
          <table:table-cell table:style-name="ce155" table:formula="of:=SUM([.Q13:.Q28])" office:value-type="currency" office:currency="USD" office:value="195.87" calcext:value-type="currency" table:number-columns-spanned="2" table:number-rows-spanned="2">
            <text:p>$195.87</text:p>
          </table:table-cell>
          <table:covered-table-cell table:style-name="ce50"/>
          <table:table-cell table:style-name="ce155" table:formula="of:=SUM([.S13:.S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U13:.U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W13:.W28])" office:value-type="currency" office:currency="USD" office:value="30.17" calcext:value-type="currency" table:number-columns-spanned="2" table:number-rows-spanned="2">
            <text:p>$30.17</text:p>
          </table:table-cell>
          <table:covered-table-cell table:style-name="ce50"/>
          <table:table-cell table:style-name="ce155" table:formula="of:=SUM([.Y13:.Y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13:.AA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5.12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712" calcext:value-type="currency">
            <text:p>$712.00</text:p>
          </table:table-cell>
          <table:table-cell table:style-name="ce102" table:formula="of:=[.J32]*0.03+[.I32]*3" office:value-type="currency" office:currency="USD" office:value="45.36" calcext:value-type="currency">
            <text:p>$45.36</text:p>
          </table:table-cell>
          <table:table-cell/>
          <table:covered-table-cell table:number-columns-repeated="16" table:style-name="ce50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5" table:number-columns-spanned="1" table:number-rows-spanned="2"/>
          <table:table-cell table:style-name="ce183" table:number-columns-repeated="327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Vesa</text:p>
          </table:table-cell>
          <table:table-cell table:style-name="ce135" office:value-type="string" calcext:value-type="string">
            <text:p>25.12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32" calcext:value-type="currency">
            <text:p>$432.00</text:p>
          </table:table-cell>
          <table:table-cell table:style-name="ce102" table:formula="of:=[.J33]*0.03+[.I33]*3" office:value-type="currency" office:currency="USD" office:value="36.96" calcext:value-type="currency">
            <text:p>$36.96</text:p>
          </table:table-cell>
          <table:table-cell/>
          <table:table-cell table:style-name="ce50"/>
          <table:table-cell table:style-name="ce200"/>
          <table:table-cell table:style-name="ce50"/>
          <table:table-cell table:style-name="ce210"/>
          <table:table-cell table:style-name="ce50" office:value-type="string" calcext:value-type="string">
            <text:p>Paid 107</text:p>
          </table:table-cell>
          <table:table-cell table:style-name="ce210"/>
          <table:table-cell table:style-name="ce50" office:value-type="string" calcext:value-type="string">
            <text:p>Paid 355</text:p>
          </table:table-cell>
          <table:table-cell table:style-name="ce200"/>
          <table:table-cell table:style-name="ce50" table:number-columns-repeated="7"/>
          <table:table-cell table:style-name="ce200"/>
          <table:covered-table-cell table:number-columns-repeated="5"/>
          <table:covered-table-cell table:style-name="ce35"/>
          <table:table-cell table:style-name="ce183" table:number-columns-repeated="327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Kokica</text:p>
          </table:table-cell>
          <table:table-cell table:style-name="ce135" office:value-type="string" calcext:value-type="string">
            <text:p>26.12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235.75" calcext:value-type="currency">
            <text:p>$1,235.75</text:p>
          </table:table-cell>
          <table:table-cell table:style-name="ce102" table:formula="of:=[.J34]*0.03+[.I34]*3" office:value-type="currency" office:currency="USD" office:value="61.0725" calcext:value-type="currency">
            <text:p>$61.07</text:p>
          </table:table-cell>
          <table:table-cell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office:value-type="string" calcext:value-type="string" table:number-columns-spanned="2" table:number-rows-spanned="1">
            <text:p>Klaudij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Camino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Petar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Kokic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CopeN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6.12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82.4" calcext:value-type="currency">
            <text:p>$582.40</text:p>
          </table:table-cell>
          <table:table-cell table:style-name="ce102" table:formula="of:=[.J35]*0.03+[.I35]*3" office:value-type="currency" office:currency="USD" office:value="41.472" calcext:value-type="currency">
            <text:p>$41.47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covered-table-cell table:number-columns-repeated="5" table:style-name="ce50"/>
          <table:table-cell table:style-name="ce183" table:number-columns-repeated="328"/>
        </table:table-row>
        <table:table-row table:style-name="ro1">
          <table:table-cell table:style-name="ce119" table:number-columns-spanned="2" table:number-rows-spanned="2"/>
          <table:covered-table-cell table:style-name="ce171"/>
          <table:table-cell table:style-name="ce119" table:number-columns-spanned="2" table:number-rows-spanned="2"/>
          <table:covered-table-cell table:style-name="ce171"/>
          <table:table-cell table:style-name="ce130" office:value-type="string" calcext:value-type="string">
            <text:p>Kokica</text:p>
          </table:table-cell>
          <table:table-cell table:style-name="ce135" office:value-type="string" calcext:value-type="string">
            <text:p>26.12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83.75" calcext:value-type="currency">
            <text:p>$583.75</text:p>
          </table:table-cell>
          <table:table-cell table:style-name="ce102" table:formula="of:=[.J36]*0.03+[.I36]*3" office:value-type="currency" office:currency="USD" office:value="41.5125" calcext:value-type="currency">
            <text:p>$41.51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8.53" calcext:value-type="currency">
            <text:p>$28.53</text:p>
          </table:table-cell>
          <table:table-cell table:style-name="ce143"/>
          <table:table-cell table:style-name="ce198" office:value-type="currency" office:currency="USD" office:value="30.96" calcext:value-type="currency">
            <text:p>$30.96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0.58" calcext:value-type="currency">
            <text:p>$30.5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7.12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43.14" calcext:value-type="currency">
            <text:p>$643.14</text:p>
          </table:table-cell>
          <table:table-cell table:style-name="ce102" table:formula="of:=[.J37]*0.03+[.I37]*3" office:value-type="currency" office:currency="USD" office:value="43.2942" calcext:value-type="currency">
            <text:p>$43.29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5.79" calcext:value-type="currency">
            <text:p>$35.79</text:p>
          </table:table-cell>
          <table:table-cell table:style-name="ce143"/>
          <table:table-cell table:style-name="ce198" office:value-type="currency" office:currency="USD" office:value="32.52" calcext:value-type="currency">
            <text:p>$32.52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7" calcext:value-type="currency">
            <text:p>$7.0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7.12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384.55" calcext:value-type="currency">
            <text:p>$1,384.55</text:p>
          </table:table-cell>
          <table:table-cell table:style-name="ce102" table:formula="of:=[.J38]*0.03+[.I38]*3" office:value-type="currency" office:currency="USD" office:value="65.5365" calcext:value-type="currency">
            <text:p>$65.54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43.29" calcext:value-type="currency">
            <text:p>$43.29</text:p>
          </table:table-cell>
          <table:table-cell table:style-name="ce143"/>
          <table:table-cell table:style-name="ce198" office:value-type="currency" office:currency="USD" office:value="27.5" calcext:value-type="currency">
            <text:p>$27.50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4.48" calcext:value-type="currency">
            <text:p>$34.4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Kokica</text:p>
          </table:table-cell>
          <table:table-cell table:style-name="ce135" office:value-type="string" calcext:value-type="string">
            <text:p>27.12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33.32" calcext:value-type="currency">
            <text:p>$933.32</text:p>
          </table:table-cell>
          <table:table-cell table:style-name="ce102" table:formula="of:=[.J39]*0.03+[.I39]*3" office:value-type="currency" office:currency="USD" office:value="51.9996" calcext:value-type="currency">
            <text:p>$52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2.9" calcext:value-type="currency">
            <text:p>$32.90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5.6" calcext:value-type="currency">
            <text:p>$15.6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28.12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28" calcext:value-type="currency">
            <text:p>$128.00</text:p>
          </table:table-cell>
          <table:table-cell table:style-name="ce102" table:formula="of:=[.J40]*0.03+[.I40]*3" office:value-type="currency" office:currency="USD" office:value="27.84" calcext:value-type="currency">
            <text:p>$27.84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6.91" calcext:value-type="currency">
            <text:p>$6.91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9.76" calcext:value-type="currency">
            <text:p>$29.7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8.12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41.6" calcext:value-type="currency">
            <text:p>$241.60</text:p>
          </table:table-cell>
          <table:table-cell table:style-name="ce102" table:formula="of:=[.J41]*0.03+[.I41]*3" office:value-type="currency" office:currency="USD" office:value="31.248" calcext:value-type="currency">
            <text:p>$31.25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2.31" calcext:value-type="currency">
            <text:p>$32.31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3.46" calcext:value-type="currency">
            <text:p>$23.4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/>
          <table:table-cell table:style-name="ce194"/>
          <table:table-cell table:style-name="ce19" table:number-columns-repeated="2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28.12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21.59" calcext:value-type="currency">
            <text:p>$621.59</text:p>
          </table:table-cell>
          <table:table-cell table:style-name="ce102" table:formula="of:=[.J42]*0.03+[.I42]*3" office:value-type="currency" office:currency="USD" office:value="42.6477" calcext:value-type="currency">
            <text:p>$42.65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5.94" calcext:value-type="currency">
            <text:p>$35.94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61.07" calcext:value-type="currency">
            <text:p>$61.07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29.12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72" calcext:value-type="currency">
            <text:p>$372.00</text:p>
          </table:table-cell>
          <table:table-cell table:style-name="ce102" table:formula="of:=[.J43]*0.03+[.I43]*3" office:value-type="currency" office:currency="USD" office:value="35.16" calcext:value-type="currency">
            <text:p>$35.16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5.57" calcext:value-type="currency">
            <text:p>$35.57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41.51" calcext:value-type="currency">
            <text:p>$41.51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29.12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144" calcext:value-type="currency">
            <text:p>$1,144.00</text:p>
          </table:table-cell>
          <table:table-cell table:style-name="ce102" table:formula="of:=[.J44]*0.03+[.I44]*3" office:value-type="currency" office:currency="USD" office:value="58.32" calcext:value-type="currency">
            <text:p>$58.32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8.8" calcext:value-type="currency">
            <text:p>$28.80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52" calcext:value-type="currency">
            <text:p>$52.0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Vesa</text:p>
          </table:table-cell>
          <table:table-cell table:style-name="ce135" office:value-type="string" calcext:value-type="string">
            <text:p>29.12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[.J45]*0.03+[.I45]*3" office:value-type="currency" office:currency="USD" office:value="24" calcext:value-type="currency">
            <text:p>$24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7.84" calcext:value-type="currency">
            <text:p>$27.84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42.65" calcext:value-type="currency">
            <text:p>$42.65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 office:value-type="string" calcext:value-type="string">
            <text:p>Camino</text:p>
          </table:table-cell>
          <table:table-cell table:style-name="ce135" office:value-type="string" calcext:value-type="string">
            <text:p>30.12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1.2" calcext:value-type="currency">
            <text:p>$91.20</text:p>
          </table:table-cell>
          <table:table-cell table:style-name="ce102" table:formula="of:=[.J46]*0.03+[.I46]*3" office:value-type="currency" office:currency="USD" office:value="26.736" calcext:value-type="currency">
            <text:p>$26.74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5.16" calcext:value-type="currency">
            <text:p>$35.16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3.6" calcext:value-type="currency">
            <text:p>$33.6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 office:value-type="string" calcext:value-type="string">
            <text:p>Pat</text:p>
          </table:table-cell>
          <table:table-cell table:style-name="ce135" office:value-type="string" calcext:value-type="string">
            <text:p>30.12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39.2" calcext:value-type="currency">
            <text:p>$939.20</text:p>
          </table:table-cell>
          <table:table-cell table:style-name="ce102" table:formula="of:=[.J47]*0.03+[.I47]*3" office:value-type="currency" office:currency="USD" office:value="52.176" calcext:value-type="currency">
            <text:p>$52.18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6.7" calcext:value-type="currency">
            <text:p>$26.7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 office:value-type="string" calcext:value-type="string">
            <text:p>Kokica</text:p>
          </table:table-cell>
          <table:table-cell table:style-name="ce135" office:value-type="string" calcext:value-type="string">
            <text:p>30.12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20" calcext:value-type="currency">
            <text:p>$320.00</text:p>
          </table:table-cell>
          <table:table-cell table:style-name="ce102" table:formula="of:=[.J48]*0.03+[.I48]*3" office:value-type="currency" office:currency="USD" office:value="33.6" calcext:value-type="currency">
            <text:p>$33.6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2.88" calcext:value-type="currency">
            <text:p>$32.8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 office:value-type="string" calcext:value-type="string">
            <text:p>Camino</text:p>
          </table:table-cell>
          <table:table-cell table:style-name="ce135" office:value-type="string" calcext:value-type="string">
            <text:p>31.12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96" calcext:value-type="currency">
            <text:p>$296.00</text:p>
          </table:table-cell>
          <table:table-cell table:style-name="ce102" table:formula="of:=[.J49]*0.03+[.I49]*3" office:value-type="currency" office:currency="USD" office:value="32.88" calcext:value-type="currency">
            <text:p>$32.88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-30" calcext:value-type="currency">
            <text:p>-$30.00</text:p>
          </table:table-cell>
          <table:table-cell table:style-name="ce143" office:value-type="string" calcext:value-type="string">
            <text:p>advance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 office:value-type="string" calcext:value-type="string">
            <text:p>Pat</text:p>
          </table:table-cell>
          <table:table-cell table:style-name="ce135" office:value-type="string" calcext:value-type="string">
            <text:p>31.12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29.6" calcext:value-type="currency">
            <text:p>$829.60</text:p>
          </table:table-cell>
          <table:table-cell table:style-name="ce102" table:formula="of:=[.J50]*0.03+[.I50]*3" office:value-type="currency" office:currency="USD" office:value="48.888" calcext:value-type="currency">
            <text:p>$48.89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1]*0.03+[.I51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5" calcext:value-type="currency">
            <text:p>$15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2]*0.03+[.I52]*3" office:value-type="currency" office:currency="USD" office:value="0" calcext:value-type="currency">
            <text:p>$0.00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3]*0.03+[.I53]*3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4]*0.03+[.I54]*3" office:value-type="currency" office:currency="USD" office:value="0" calcext:value-type="currency">
            <text:p>$0.00</text:p>
          </table:table-cell>
          <table:table-cell/>
          <table:table-cell table:style-name="ce155" table:formula="of:=SUM([.M36:.M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O36:.O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Q36:.Q51])" office:value-type="currency" office:currency="USD" office:value="107.61" calcext:value-type="currency" table:number-columns-spanned="2" table:number-rows-spanned="2">
            <text:p>$107.61</text:p>
          </table:table-cell>
          <table:covered-table-cell table:style-name="ce50"/>
          <table:table-cell table:style-name="ce155" table:formula="of:=SUM([.S36:.S51])" office:value-type="currency" office:currency="USD" office:value="355.99" calcext:value-type="currency" table:number-columns-spanned="2" table:number-rows-spanned="2">
            <text:p>$355.99</text:p>
          </table:table-cell>
          <table:covered-table-cell table:style-name="ce50"/>
          <table:table-cell table:style-name="ce155" table:formula="of:=SUM([.U36:.U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W36:.W51])" office:value-type="currency" office:currency="USD" office:value="386.71" calcext:value-type="currency" table:number-columns-spanned="2" table:number-rows-spanned="2">
            <text:p>$386.71</text:p>
          </table:table-cell>
          <table:covered-table-cell table:style-name="ce50"/>
          <table:table-cell table:style-name="ce155" table:formula="of:=SUM([.Y36:.Y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36:.AA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5]*0.03+[.I55]*3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6]*0.03+[.I56]*3" office:value-type="currency" office:currency="USD" office:value="0" calcext:value-type="currency">
            <text:p>$0.00</text:p>
          </table:table-cell>
          <table:table-cell/>
          <table:table-cell table:style-name="ce37"/>
          <table:table-cell table:style-name="ce201"/>
          <table:table-cell/>
          <table:table-cell table:style-name="ce202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7]*0.03+[.I57]*3" office:value-type="currency" office:currency="USD" office:value="0" calcext:value-type="currency">
            <text:p>$0.00</text:p>
          </table:table-cell>
          <table:table-cell/>
          <table:table-cell table:style-name="ce177"/>
          <table:table-cell table:style-name="ce200"/>
          <table:table-cell/>
          <table:table-cell table:style-name="ce202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8]*0.03+[.I5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9]*0.03+[.I59]*3" office:value-type="currency" office:currency="USD" office:value="0" calcext:value-type="currency">
            <text:p>$0.00</text:p>
          </table:table-cell>
          <table:table-cell table:number-columns-repeated="4"/>
          <table:table-cell table:style-name="ce210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0]*0.03+[.I60]*3" office:value-type="currency" office:currency="USD" office:value="0" calcext:value-type="currency">
            <text:p>$0.00</text:p>
          </table:table-cell>
          <table:table-cell/>
          <table:table-cell table:style-name="ce9" office:value-type="string" calcext:value-type="string" table:number-columns-spanned="2" table:number-rows-spanned="2">
            <text:p>Pera</text:p>
            <text:p>%2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Welja</text:p>
            <text:p>%1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ale</text:p>
            <text:p>%1 CM</text:p>
          </table:table-cell>
          <table:covered-table-cell table:style-name="ce19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1]*0.03+[.I61]*3" office:value-type="currency" office:currency="USD" office:value="0" calcext:value-type="currency">
            <text:p>$0.00</text:p>
          </table:table-cell>
          <table:table-cell/>
          <table:covered-table-cell table:number-columns-repeated="6" table:style-name="ce19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2]*0.03+[.I62]*3" office:value-type="currency" office:currency="USD" office:value="0" calcext:value-type="currency">
            <text:p>$0.00</text:p>
          </table:table-cell>
          <table:table-cell/>
          <table:table-cell table:style-name="ce102" table:formula="of:=[.A4]*0.02" office:value-type="currency" office:currency="USD" office:value="405.0402" calcext:value-type="currency" table:number-columns-spanned="2" table:number-rows-spanned="2">
            <text:p>$405.04</text:p>
          </table:table-cell>
          <table:covered-table-cell table:style-name="ce171"/>
          <table:table-cell table:style-name="ce102" table:formula="of:=[.A4]*0.01" office:value-type="currency" office:currency="USD" office:value="202.5201" calcext:value-type="currency" table:number-columns-spanned="2" table:number-rows-spanned="2">
            <text:p>$202.52</text:p>
          </table:table-cell>
          <table:covered-table-cell table:style-name="ce171"/>
          <table:table-cell table:style-name="ce102" table:formula="of:=[.A4]*0.01" office:value-type="currency" office:currency="USD" office:value="202.5201" calcext:value-type="currency" table:number-columns-spanned="2" table:number-rows-spanned="2">
            <text:p>$202.52</text:p>
          </table:table-cell>
          <table:covered-table-cell table:style-name="ce171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3]*0.03+[.I63]*3" office:value-type="currency" office:currency="USD" office:value="0" calcext:value-type="currency">
            <text:p>$0.00</text:p>
          </table:table-cell>
          <table:table-cell/>
          <table:covered-table-cell table:number-columns-repeated="6" table:style-name="ce171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4]*0.03+[.I64]*3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+50 od Pat/Camino</text:p>
          </table:table-cell>
          <table:table-cell table:number-columns-repeated="4"/>
          <table:table-cell office:value-type="string" calcext:value-type="string">
            <text:p>-10 Patu</text:p>
          </table:table-cell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5]*0.03+[.I65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6]*0.03+[.I66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7]*0.03+[.I67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8]*0.03+[.I6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9]*0.03+[.I69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0]*0.03+[.I70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1]*0.03+[.I71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2]*0.03+[.I72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3]*0.03+[.I73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4]*0.03+[.I74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5]*0.03+[.I75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6]*0.03+[.I76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7]*0.03+[.I77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8]*0.03+[.I7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9]*0.03+[.I79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0]*0.03+[.I80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1]*0.03+[.I81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2]*0.03+[.I82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3]*0.03+[.I83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4]*0.03+[.I84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5]*0.03+[.I85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6]*0.03+[.I86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7]*0.03+[.I87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8]*0.03+[.I8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9]*0.03+[.I89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3" table:number-rows-repeated="1339">
          <table:table-cell table:number-columns-repeated="33"/>
          <table:table-cell table:style-name="ce183" table:number-columns-repeated="328"/>
        </table:table-row>
        <table:table-row table:style-name="ro3" table:number-rows-repeated="1047147">
          <table:table-cell table:number-columns-repeated="361"/>
        </table:table-row>
        <table:table-row table:style-name="ro3">
          <table:table-cell table:number-columns-repeated="361"/>
        </table:table-row>
      </table:table>
      <table:table table:name="Vence12" table:style-name="ta1">
        <table:table-column table:style-name="co1" table:number-columns-repeated="10" table:default-cell-style-name="ce35"/>
        <table:table-column table:style-name="co1" table:default-cell-style-name="ce173"/>
        <table:table-column table:style-name="co1" table:number-columns-repeated="22" table:default-cell-style-name="ce35"/>
        <table:table-column table:style-name="co1" table:number-columns-repeated="328" table:default-cell-style-name="ce185"/>
        <table:table-row table:style-name="ro1"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9" office:value-type="string" calcext:value-type="string" table:number-columns-spanned="1" table:number-rows-spanned="2">
            <text:p>Hours</text:p>
            <text:p>Worked</text:p>
          </table:table-cell>
          <table:table-cell table:style-name="ce140"/>
          <table:table-cell table:style-name="ce208" office:value-type="string" calcext:value-type="string" table:number-columns-spanned="1" table:number-rows-spanned="2">
            <text:p>Daily earnings</text:p>
            <text:p/>
          </table:table-cell>
          <table:table-cell table:style-name="ce174" table:number-columns-repeated="2"/>
          <table:table-cell table:number-columns-repeated="4"/>
          <table:table-cell table:style-name="ce177" table:number-columns-repeated="16"/>
          <table:table-cell table:style-name="ce183" table:number-columns-repeated="328"/>
        </table:table-row>
        <table:table-row table:style-name="ro1">
          <table:table-cell table:style-name="ce100" office:value-type="string" calcext:value-type="string" table:number-columns-spanned="4" table:number-rows-spanned="2">
            <text:p>NET Sales</text:p>
          </table:table-cell>
          <table:covered-table-cell table:style-name="ce19"/>
          <table:covered-table-cell table:style-name="ce9"/>
          <table:covered-table-cell table:style-name="ce19"/>
          <table:table-cell table:style-name="ce126" office:value-type="string" calcext:value-type="string">
            <text:p><text:s/>chatter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Shift</text:p>
          </table:table-cell>
          <table:covered-table-cell table:style-name="ce19"/>
          <table:covered-table-cell table:style-name="ce137"/>
          <table:table-cell table:style-name="ce141" office:value-type="string" calcext:value-type="string">
            <text:p>NETSales</text:p>
          </table:table-cell>
          <table:covered-table-cell table:style-name="ce146"/>
          <table:table-cell/>
          <table:table-cell table:style-name="ce100" office:value-type="string" calcext:value-type="string" table:number-columns-spanned="3" table:number-rows-spanned="3">
            <text:p>Total due chatter pay /</text:p>
            <text:p>CM %pay combined</text:p>
          </table:table-cell>
          <table:covered-table-cell table:number-columns-repeated="2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.1.2025</text:p>
          </table:table-cell>
          <table:table-cell table:style-name="ce221" office:value-type="string" calcext:value-type="string" table:number-columns-spanned="2" table:number-rows-spanned="1">
            <text:p>9am/6pm</text:p>
          </table:table-cell>
          <table:covered-table-cell table:style-name="ce15"/>
          <table:table-cell table:style-name="ce135" office:value-type="float" office:value="9" calcext:value-type="float">
            <text:p>9</text:p>
          </table:table-cell>
          <table:table-cell table:style-name="ce143" office:value-type="currency" office:currency="USD" office:value="843.22" calcext:value-type="currency">
            <text:p>$843.22</text:p>
          </table:table-cell>
          <table:table-cell table:style-name="ce102" table:formula="of:=[.J3]*0.03+[.I3]*3" office:value-type="currency" office:currency="USD" office:value="52.2966" calcext:value-type="currency">
            <text:p>$52.30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2" table:formula="of:=SUM([.J:.J])" office:value-type="currency" office:currency="USD" office:value="17029.82" calcext:value-type="currency" table:number-columns-spanned="4" table:number-rows-spanned="2">
            <text:p>$17,029.82</text:p>
          </table:table-cell>
          <table:covered-table-cell table:style-name="ce146"/>
          <table:covered-table-cell table:style-name="ce102"/>
          <table:covered-table-cell table:style-name="ce146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1.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46.56" calcext:value-type="currency">
            <text:p>$146.56</text:p>
          </table:table-cell>
          <table:table-cell table:style-name="ce102" table:formula="of:=[.J4]*0.03+[.I4]*3" office:value-type="currency" office:currency="USD" office:value="28.3968" calcext:value-type="currency">
            <text:p>$28.40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Kokica</text:p>
          </table:table-cell>
          <table:table-cell table:style-name="ce135" office:value-type="string" calcext:value-type="string">
            <text:p>2.1.2025</text:p>
          </table:table-cell>
          <table:table-cell table:style-name="ce135" office:value-type="string" calcext:value-type="string" table:number-columns-spanned="2" table:number-rows-spanned="1">
            <text:p>5pm/2.5am</text:p>
          </table:table-cell>
          <table:covered-table-cell table:style-name="ce15"/>
          <table:table-cell table:style-name="ce135" office:value-type="float" office:value="9.5" calcext:value-type="float">
            <text:p>9.5</text:p>
          </table:table-cell>
          <table:table-cell table:style-name="ce143" office:value-type="currency" office:currency="USD" office:value="595.2" calcext:value-type="currency">
            <text:p>$595.20</text:p>
          </table:table-cell>
          <table:table-cell table:style-name="ce102" table:formula="of:=[.J5]*0.03+[.I5]*3" office:value-type="currency" office:currency="USD" office:value="46.356" calcext:value-type="currency">
            <text:p>$46.36</text:p>
          </table:table-cell>
          <table:table-cell/>
          <table:table-cell table:style-name="ce153" table:formula="of:=[.A12]+[.C12]+[.C30]+[.A24]" office:value-type="currency" office:currency="USD" office:value="2080.0874" calcext:value-type="currency" table:number-columns-spanned="3" table:number-rows-spanned="3">
            <text:p>$2,080.09</text:p>
          </table:table-cell>
          <table:covered-table-cell table:number-columns-repeated="2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6"/>
          <table:table-cell table:style-name="ce19"/>
          <table:table-cell table:style-name="ce106"/>
          <table: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2.1.2025</text:p>
          </table:table-cell>
          <table:table-cell table:style-name="ce221" office:value-type="string" calcext:value-type="string" table:number-columns-spanned="2" table:number-rows-spanned="1">
            <text:p>2.5am/10am</text:p>
          </table:table-cell>
          <table:covered-table-cell table:style-name="ce15"/>
          <table:table-cell table:style-name="ce135" office:value-type="float" office:value="7.5" calcext:value-type="float">
            <text:p>7.5</text:p>
          </table:table-cell>
          <table:table-cell table:style-name="ce143" office:value-type="currency" office:currency="USD" office:value="108.8" calcext:value-type="currency">
            <text:p>$108.80</text:p>
          </table:table-cell>
          <table:table-cell table:style-name="ce102" table:formula="of:=[.J6]*0.03+[.I6]*3" office:value-type="currency" office:currency="USD" office:value="25.764" calcext:value-type="currency">
            <text:p>$25.76</text:p>
          </table:table-cell>
          <table:table-cell/>
          <table:covered-table-cell table:number-columns-repeated="3" table:style-name="ce19"/>
          <table:table-cell table:number-columns-repeated="2"/>
          <table:table-cell table:style-name="ce229"/>
          <table:table-cell table:style-name="ce50" table:number-columns-repeated="1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3.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24" calcext:value-type="currency">
            <text:p>$524.00</text:p>
          </table:table-cell>
          <table:table-cell table:style-name="ce102" table:formula="of:=[.J7]*0.03+[.I7]*3" office:value-type="currency" office:currency="USD" office:value="39.72" calcext:value-type="currency">
            <text:p>$39.72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8"/>
          <table:table-cell table:style-name="ce171"/>
          <table:table-cell table:style-name="ce119"/>
          <table:table-cell table:style-name="ce171"/>
          <table:table-cell table:style-name="ce130" office:value-type="string" calcext:value-type="string">
            <text:p>Kokica</text:p>
          </table:table-cell>
          <table:table-cell table:style-name="ce135" office:value-type="string" calcext:value-type="string">
            <text:p>3.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24.8" calcext:value-type="currency">
            <text:p>$324.80</text:p>
          </table:table-cell>
          <table:table-cell table:style-name="ce102" table:formula="of:=[.J8]*0.03+[.I8]*3" office:value-type="currency" office:currency="USD" office:value="33.744" calcext:value-type="currency">
            <text:p>$33.74</text:p>
          </table:table-cell>
          <table:table-cell table:number-columns-repeated="6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4.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84" calcext:value-type="currency">
            <text:p>$184.00</text:p>
          </table:table-cell>
          <table:table-cell table:style-name="ce102" table:formula="of:=[.J9]*0.03+[.I9]*3" office:value-type="currency" office:currency="USD" office:value="29.52" calcext:value-type="currency">
            <text:p>$29.52</text:p>
          </table:table-cell>
          <table:table-cell table:number-columns-repeated="6"/>
          <table:table-cell table:style-name="ce200"/>
          <table:table-cell table:style-name="ce50" table:number-columns-repeated="15"/>
          <table:table-cell table:style-name="ce183" table:number-columns-repeated="328"/>
        </table:table-row>
        <table:table-row table:style-name="ro5">
          <table:table-cell table:style-name="ce190" office:value-type="string" calcext:value-type="string" table:number-columns-spanned="2" table:number-rows-spanned="2">
            <text:p>CM % from </text:p>
            <text:p>Net Sales 4%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omission from</text:p>
            <text:p>Sales 3%</text:p>
          </table:table-cell>
          <table:covered-table-cell table:style-name="ce19"/>
          <table:table-cell table:style-name="ce130" office:value-type="string" calcext:value-type="string">
            <text:p>Kokica</text:p>
          </table:table-cell>
          <table:table-cell table:style-name="ce135" office:value-type="string" calcext:value-type="string">
            <text:p>4.1.2025</text:p>
          </table:table-cell>
          <table:table-cell table:style-name="ce135" office:value-type="string" calcext:value-type="string" table:number-columns-spanned="2" table:number-rows-spanned="1">
            <text:p>10am/5pm</text:p>
          </table:table-cell>
          <table:covered-table-cell table:style-name="ce15"/>
          <table:table-cell table:style-name="ce135" office:value-type="float" office:value="7" calcext:value-type="float">
            <text:p>7</text:p>
          </table:table-cell>
          <table:table-cell table:style-name="ce143" office:value-type="currency" office:currency="USD" office:value="455.9" calcext:value-type="currency">
            <text:p>$455.90</text:p>
          </table:table-cell>
          <table:table-cell table:style-name="ce102" table:formula="of:=[.J10]*0.03+[.I10]*3" office:value-type="currency" office:currency="USD" office:value="34.677" calcext:value-type="currency">
            <text:p>$34.68</text:p>
          </table:table-cell>
          <table:table-cell table:number-columns-repeated="3"/>
          <table:table-cell table:style-name="ce225" office:value-type="string" calcext:value-type="string">
            <text:p>Paid</text:p>
          </table:table-cell>
          <table:table-cell table:style-name="ce210"/>
          <table:table-cell table:style-name="ce227" office:value-type="string" calcext:value-type="string">
            <text:p>Paid</text:p>
          </table:table-cell>
          <table:table-cell table:style-name="ce200"/>
          <table:table-cell table:style-name="ce210"/>
          <table:table-cell table:style-name="ce200"/>
          <table:table-cell table:style-name="ce210"/>
          <table:table-cell table:style-name="ce211"/>
          <table:table-cell table:style-name="ce210"/>
          <table:table-cell table:style-name="ce50" table:number-columns-repeated="3"/>
          <table:table-cell table:style-name="ce212"/>
          <table:table-cell table:style-name="ce21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style-name="ce191" office:value-type="string" calcext:value-type="string">
            <text:p>Net Sales 4%</text:p>
          </table:covered-table-cell>
          <table:covered-table-cell table:number-columns-repeated="3" table:style-name="ce19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4.1.2025</text:p>
          </table:table-cell>
          <table:table-cell table:style-name="ce135" office:value-type="string" calcext:value-type="string" table:number-columns-spanned="2" table:number-rows-spanned="1">
            <text:p>5pm/3am</text:p>
          </table:table-cell>
          <table:covered-table-cell table:style-name="ce15"/>
          <table:table-cell table:style-name="ce135" office:value-type="float" office:value="10" calcext:value-type="float">
            <text:p>10</text:p>
          </table:table-cell>
          <table:table-cell table:style-name="ce143" office:value-type="currency" office:currency="USD" office:value="1020.55" calcext:value-type="currency">
            <text:p>$1,020.55</text:p>
          </table:table-cell>
          <table:table-cell table:style-name="ce102" table:formula="of:=[.J11]*0.03+[.I11]*3" office:value-type="currency" office:currency="USD" office:value="60.6165" calcext:value-type="currency">
            <text:p>$60.62</text:p>
          </table:table-cell>
          <table:table-cell/>
          <table:table-cell table:style-name="ce195" table:number-columns-spanned="2" table:number-rows-spanned="1"/>
          <table:covered-table-cell table:style-name="ce50"/>
          <table:table-cell table:style-name="ce195" office:value-type="string" calcext:value-type="string" table:number-columns-spanned="2" table:number-rows-spanned="1">
            <text:p>Pat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Vezilije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Reformed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table:formula="of:=[.A4]*0.04" office:value-type="currency" office:currency="USD" office:value="681.1928" calcext:value-type="currency" table:number-columns-spanned="2" table:number-rows-spanned="2">
            <text:p>$681.19</text:p>
          </table:table-cell>
          <table:covered-table-cell table:style-name="ce171"/>
          <table:table-cell table:style-name="ce102" table:formula="of:=[.A4]*0.03" office:value-type="currency" office:currency="USD" office:value="510.8946" calcext:value-type="currency" table:number-columns-spanned="2" table:number-rows-spanned="2">
            <text:p>$510.89</text:p>
          </table:table-cell>
          <table:covered-table-cell table:style-name="ce171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5.1.2025</text:p>
          </table:table-cell>
          <table:table-cell table:style-name="ce135" office:value-type="string" calcext:value-type="string" table:number-columns-spanned="2" table:number-rows-spanned="1">
            <text:p>3am/10am</text:p>
          </table:table-cell>
          <table:covered-table-cell table:style-name="ce15"/>
          <table:table-cell table:style-name="ce135" office:value-type="float" office:value="7" calcext:value-type="float">
            <text:p>7</text:p>
          </table:table-cell>
          <table:table-cell table:style-name="ce143" office:value-type="currency" office:currency="USD" office:value="464" calcext:value-type="currency">
            <text:p>$464.00</text:p>
          </table:table-cell>
          <table:table-cell table:style-name="ce102" table:formula="of:=[.J12]*0.03+[.I12]*3" office:value-type="currency" office:currency="USD" office:value="34.92" calcext:value-type="currency">
            <text:p>$34.92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5.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55.2" calcext:value-type="currency">
            <text:p>$255.20</text:p>
          </table:table-cell>
          <table:table-cell table:style-name="ce102" table:formula="of:=[.J13]*0.03+[.I13]*3" office:value-type="currency" office:currency="USD" office:value="31.656" calcext:value-type="currency">
            <text:p>$31.6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2.3" calcext:value-type="currency">
            <text:p>$52.30</text:p>
          </table:table-cell>
          <table:table-cell table:style-name="ce143"/>
          <table:table-cell table:style-name="ce198" office:value-type="currency" office:currency="USD" office:value="31.44" calcext:value-type="currency">
            <text:p>$31.4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5.1.2025</text:p>
          </table:table-cell>
          <table:table-cell table:style-name="ce135" office:value-type="string" calcext:value-type="string" table:number-columns-spanned="2" table:number-rows-spanned="1">
            <text:p>6pm/2.5am</text:p>
          </table:table-cell>
          <table:covered-table-cell table:style-name="ce15"/>
          <table:table-cell table:style-name="ce135" office:value-type="float" office:value="8.5" calcext:value-type="float">
            <text:p>8.5</text:p>
          </table:table-cell>
          <table:table-cell table:style-name="ce143" office:value-type="currency" office:currency="USD" office:value="702.8" calcext:value-type="currency">
            <text:p>$702.80</text:p>
          </table:table-cell>
          <table:table-cell table:style-name="ce102" table:formula="of:=[.J14]*0.03+[.I14]*3" office:value-type="currency" office:currency="USD" office:value="46.584" calcext:value-type="currency">
            <text:p>$46.5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9.72" calcext:value-type="currency">
            <text:p>$39.72</text:p>
          </table:table-cell>
          <table:table-cell table:style-name="ce143"/>
          <table:table-cell table:style-name="ce198" office:value-type="currency" office:currency="USD" office:value="28.41" calcext:value-type="currency">
            <text:p>$28.41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2">
          <table:table-cell table:style-name="ce116"/>
          <table:table-cell table:style-name="ce19"/>
          <table:table-cell table:style-name="ce116"/>
          <table: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6.1.2025</text:p>
          </table:table-cell>
          <table:table-cell table:style-name="ce135" office:value-type="string" calcext:value-type="string" table:number-columns-spanned="2" table:number-rows-spanned="1">
            <text:p>2.5am/10am</text:p>
          </table:table-cell>
          <table:covered-table-cell table:style-name="ce15"/>
          <table:table-cell table:style-name="ce135" office:value-type="float" office:value="7.5" calcext:value-type="float">
            <text:p>7.5</text:p>
          </table:table-cell>
          <table:table-cell table:style-name="ce143" office:value-type="currency" office:currency="USD" office:value="132" calcext:value-type="currency">
            <text:p>$132.00</text:p>
          </table:table-cell>
          <table:table-cell table:style-name="ce102" table:formula="of:=[.J15]*0.03+[.I15]*3" office:value-type="currency" office:currency="USD" office:value="26.46" calcext:value-type="currency">
            <text:p>$26.4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1.66" calcext:value-type="currency">
            <text:p>$31.66</text:p>
          </table:table-cell>
          <table:table-cell table:style-name="ce143"/>
          <table:table-cell table:style-name="ce198" office:value-type="currency" office:currency="USD" office:value="30.24" calcext:value-type="currency">
            <text:p>$30.2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6.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72.16" calcext:value-type="currency">
            <text:p>$972.16</text:p>
          </table:table-cell>
          <table:table-cell table:style-name="ce102" table:formula="of:=[.J16]*0.03+[.I16]*3" office:value-type="currency" office:currency="USD" office:value="53.1648" calcext:value-type="currency">
            <text:p>$53.1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3.16" calcext:value-type="currency">
            <text:p>$53.16</text:p>
          </table:table-cell>
          <table:table-cell table:style-name="ce143"/>
          <table:table-cell table:style-name="ce198" office:value-type="currency" office:currency="USD" office:value="32.77" calcext:value-type="currency">
            <text:p>$32.77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9"/>
          <table:table-cell table:style-name="ce171"/>
          <table:table-cell table:style-name="ce206"/>
          <table:table-cell table:style-name="ce207"/>
          <table:table-cell table:style-name="ce130" office:value-type="string" calcext:value-type="string">
            <text:p>Vesa</text:p>
          </table:table-cell>
          <table:table-cell table:style-name="ce135" office:value-type="string" calcext:value-type="string">
            <text:p>6.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48" calcext:value-type="currency">
            <text:p>$248.00</text:p>
          </table:table-cell>
          <table:table-cell table:style-name="ce102" table:formula="of:=[.J17]*0.03+[.I17]*3" office:value-type="currency" office:currency="USD" office:value="31.44" calcext:value-type="currency">
            <text:p>$31.44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0.84" calcext:value-type="currency">
            <text:p>$30.84</text:p>
          </table:table-cell>
          <table:table-cell table:style-name="ce143"/>
          <table:table-cell table:style-name="ce198" office:value-type="currency" office:currency="USD" office:value="42.62" calcext:value-type="currency">
            <text:p>$42.6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</text:p>
            <text:p>Paid out from penalties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Penalties</text:p>
          </table:table-cell>
          <table:covered-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7.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4.8" calcext:value-type="currency">
            <text:p>$84.80</text:p>
          </table:table-cell>
          <table:table-cell table:style-name="ce102" table:formula="of:=[.J18]*0.03+[.I18]*3" office:value-type="currency" office:currency="USD" office:value="26.544" calcext:value-type="currency">
            <text:p>$26.54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18" calcext:value-type="currency">
            <text:p>$18.0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Vesa</text:p>
          </table:table-cell>
          <table:table-cell table:style-name="ce135" office:value-type="string" calcext:value-type="string">
            <text:p>7.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47" calcext:value-type="currency">
            <text:p>$147.00</text:p>
          </table:table-cell>
          <table:table-cell table:style-name="ce102" table:formula="of:=[.J19]*0.03+[.I19]*3" office:value-type="currency" office:currency="USD" office:value="28.41" calcext:value-type="currency">
            <text:p>$28.41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29.04" calcext:value-type="currency">
            <text:p>$29.0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office:value-type="currency" office:currency="USD" office:value="45" calcext:value-type="currency" table:number-columns-spanned="2" table:number-rows-spanned="2">
            <text:p>$45.00</text:p>
          </table:table-cell>
          <table:covered-table-cell table:style-name="ce146"/>
          <table:table-cell table:style-name="ce102" office:value-type="currency" office:currency="USD" office:value="96" calcext:value-type="currency" table:number-columns-spanned="2" table:number-rows-spanned="2">
            <text:p>$96.00</text:p>
          </table:table-cell>
          <table:covered-table-cell table:style-name="ce146"/>
          <table:table-cell table:style-name="ce130" office:value-type="string" calcext:value-type="string">
            <text:p>Klaudija</text:p>
          </table:table-cell>
          <table:table-cell table:style-name="ce135" office:value-type="string" calcext:value-type="string">
            <text:p>7.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06.25" calcext:value-type="currency">
            <text:p>$306.25</text:p>
          </table:table-cell>
          <table:table-cell table:style-name="ce102" table:formula="of:=[.J20]*0.03+[.I20]*3" office:value-type="currency" office:currency="USD" office:value="33.1875" calcext:value-type="currency">
            <text:p>$33.19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3.3" calcext:value-type="currency">
            <text:p>$53.3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8.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05.6" calcext:value-type="currency">
            <text:p>$205.60</text:p>
          </table:table-cell>
          <table:table-cell table:style-name="ce102" table:formula="of:=[.J21]*0.03+[.I21]*3" office:value-type="currency" office:currency="USD" office:value="30.168" calcext:value-type="currency">
            <text:p>$30.17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8.41" calcext:value-type="currency">
            <text:p>$48.41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 paid for by </text:p>
            <text:p>Vence</text:p>
          </table:table-cell>
          <table:covered-table-cell table:style-name="ce19"/>
          <table:table-cell table:style-name="ce171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8.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28" calcext:value-type="currency">
            <text:p>$228.00</text:p>
          </table:table-cell>
          <table:table-cell table:style-name="ce102" table:formula="of:=[.J22]*0.03+[.I22]*3" office:value-type="currency" office:currency="USD" office:value="30.84" calcext:value-type="currency">
            <text:p>$30.84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20" calcext:value-type="currency">
            <text:p>$20.0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2" table:style-name="ce19"/>
          <table:table-cell table:style-name="ce19" table:number-columns-repeated="2"/>
          <table:table-cell table:style-name="ce130" office:value-type="string" calcext:value-type="string">
            <text:p>Vesa</text:p>
          </table:table-cell>
          <table:table-cell table:style-name="ce135" office:value-type="string" calcext:value-type="string">
            <text:p>8.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08" calcext:value-type="currency">
            <text:p>$208.00</text:p>
          </table:table-cell>
          <table:table-cell table:style-name="ce102" table:formula="of:=[.J23]*0.03+[.I23]*3" office:value-type="currency" office:currency="USD" office:value="30.24" calcext:value-type="currency">
            <text:p>$30.24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table:number-columns-spanned="2" table:number-rows-spanned="2"/>
          <table:covered-table-cell table:style-name="ce171"/>
          <table:table-cell table:style-name="ce19" table:number-columns-repeated="2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9.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87.2" calcext:value-type="currency">
            <text:p>$287.20</text:p>
          </table:table-cell>
          <table:table-cell table:style-name="ce102" table:formula="of:=[.J24]*0.03+[.I24]*3" office:value-type="currency" office:currency="USD" office:value="32.616" calcext:value-type="currency">
            <text:p>$32.62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2" table:style-name="ce171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9.1.2025</text:p>
          </table:table-cell>
          <table:table-cell table:style-name="ce135" office:value-type="string" calcext:value-type="string" table:number-columns-spanned="2" table:number-rows-spanned="1">
            <text:p>10am/2pm</text:p>
          </table:table-cell>
          <table:covered-table-cell table:style-name="ce15"/>
          <table:table-cell table:style-name="ce135" office:value-type="float" office:value="4" calcext:value-type="float">
            <text:p>4</text:p>
          </table:table-cell>
          <table:table-cell table:style-name="ce143" office:value-type="currency" office:currency="USD" office:value="200" calcext:value-type="currency">
            <text:p>$200.00</text:p>
          </table:table-cell>
          <table:table-cell table:style-name="ce102" table:formula="of:=[.J25]*0.03+[.I25]*3" office:value-type="currency" office:currency="USD" office:value="18" calcext:value-type="currency">
            <text:p>$18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Kokica</text:p>
          </table:table-cell>
          <table:table-cell table:style-name="ce135" office:value-type="string" calcext:value-type="string">
            <text:p>9.1.2025</text:p>
          </table:table-cell>
          <table:table-cell table:style-name="ce135" office:value-type="string" calcext:value-type="string" table:number-columns-spanned="2" table:number-rows-spanned="1">
            <text:p>2pm/2am</text:p>
          </table:table-cell>
          <table:covered-table-cell table:style-name="ce15"/>
          <table:table-cell table:style-name="ce135" office:value-type="float" office:value="12" calcext:value-type="float">
            <text:p>12</text:p>
          </table:table-cell>
          <table:table-cell table:style-name="ce143" office:value-type="currency" office:currency="USD" office:value="895.88" calcext:value-type="currency">
            <text:p>$895.88</text:p>
          </table:table-cell>
          <table:table-cell table:style-name="ce102" table:formula="of:=[.J26]*0.03+[.I26]*3" office:value-type="currency" office:currency="USD" office:value="62.8764" calcext:value-type="currency">
            <text:p>$62.88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10.1.2025</text:p>
          </table:table-cell>
          <table:table-cell table:style-name="ce135" office:value-type="string" calcext:value-type="string" table:number-columns-spanned="2" table:number-rows-spanned="1">
            <text:p>2am/1.5pm</text:p>
          </table:table-cell>
          <table:covered-table-cell table:style-name="ce15"/>
          <table:table-cell table:style-name="ce135" office:value-type="float" office:value="11.5" calcext:value-type="float">
            <text:p>11.5</text:p>
          </table:table-cell>
          <table:table-cell table:style-name="ce143" office:value-type="currency" office:currency="USD" office:value="480" calcext:value-type="currency">
            <text:p>$480.00</text:p>
          </table:table-cell>
          <table:table-cell table:style-name="ce102" table:formula="of:=[.J27]*0.03+[.I27]*3" office:value-type="currency" office:currency="USD" office:value="48.9" calcext:value-type="currency">
            <text:p>$48.9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15" calcext:value-type="currency">
            <text:p>$15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Total Hours Worked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Total from hourly pay</text:p>
          </table:table-cell>
          <table:covered-table-cell table:style-name="ce19"/>
          <table:table-cell table:style-name="ce130" office:value-type="string" calcext:value-type="string">
            <text:p>kokica</text:p>
          </table:table-cell>
          <table:table-cell table:style-name="ce135" office:value-type="string" calcext:value-type="string">
            <text:p>11.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54.4" calcext:value-type="currency">
            <text:p>$154.40</text:p>
          </table:table-cell>
          <table:table-cell table:style-name="ce102" table:formula="of:=[.J28]*0.03+[.I28]*3" office:value-type="currency" office:currency="USD" office:value="28.632" calcext:value-type="currency">
            <text:p>$28.63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-68" calcext:value-type="currency">
            <text:p>-$68.00</text:p>
          </table:table-cell>
          <table:table-cell table:style-name="ce143" office:value-type="string" calcext:value-type="string">
            <text:p>penalty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12.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20" calcext:value-type="currency">
            <text:p>$120.00</text:p>
          </table:table-cell>
          <table:table-cell table:style-name="ce102" table:formula="of:=[.J29]*0.03+[.I29]*3" office:value-type="currency" office:currency="USD" office:value="27.6" calcext:value-type="currency">
            <text:p>$27.60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5" table:formula="of:=SUM([.I:.I])" office:value-type="float" office:value="296" calcext:value-type="float" table:number-columns-spanned="2" table:number-rows-spanned="2">
            <text:p>296</text:p>
          </table:table-cell>
          <table:covered-table-cell table:style-name="ce171"/>
          <table:table-cell table:style-name="ce102" table:formula="of:=[.A30]*3" office:value-type="currency" office:currency="USD" office:value="888" calcext:value-type="currency" table:number-columns-spanned="2" table:number-rows-spanned="2">
            <text:p>$888.00</text:p>
          </table:table-cell>
          <table:covered-table-cell table:style-name="ce171"/>
          <table:table-cell table:style-name="ce130" office:value-type="string" calcext:value-type="string">
            <text:p>Vesa</text:p>
          </table:table-cell>
          <table:table-cell table:style-name="ce135" office:value-type="string" calcext:value-type="string">
            <text:p>12.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292.33" calcext:value-type="currency">
            <text:p>$292.33</text:p>
          </table:table-cell>
          <table:table-cell table:style-name="ce102" table:formula="of:=[.J30]*0.03+[.I30]*3" office:value-type="currency" office:currency="USD" office:value="32.7699" calcext:value-type="currency">
            <text:p>$32.77</text:p>
          </table:table-cell>
          <table:table-cell/>
          <table:covered-table-cell table:number-columns-repeated="16"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13.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55.2" calcext:value-type="currency">
            <text:p>$455.20</text:p>
          </table:table-cell>
          <table:table-cell table:style-name="ce102" table:formula="of:=[.J31]*0.03+[.I31]*3" office:value-type="currency" office:currency="USD" office:value="37.656" calcext:value-type="currency">
            <text:p>$37.66</text:p>
          </table:table-cell>
          <table:table-cell/>
          <table:table-cell table:style-name="ce155" table:formula="of:=SUM([.M13:.M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O13:.O28])" office:value-type="currency" office:currency="USD" office:value="323.43" calcext:value-type="currency" table:number-columns-spanned="2" table:number-rows-spanned="2">
            <text:p>$323.43</text:p>
          </table:table-cell>
          <table:covered-table-cell table:style-name="ce50"/>
          <table:table-cell table:style-name="ce155" table:formula="of:=SUM([.Q13:.Q28])" office:value-type="currency" office:currency="USD" office:value="165.48" calcext:value-type="currency" table:number-columns-spanned="2" table:number-rows-spanned="2">
            <text:p>$165.48</text:p>
          </table:table-cell>
          <table:covered-table-cell table:style-name="ce50"/>
          <table:table-cell table:style-name="ce155" table:formula="of:=SUM([.S13:.S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U13:.U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W13:.W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Y13:.Y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13:.AA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3.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68" calcext:value-type="currency">
            <text:p>$168.00</text:p>
          </table:table-cell>
          <table:table-cell table:style-name="ce102" table:formula="of:=[.J32]*0.03+[.I32]*3" office:value-type="currency" office:currency="USD" office:value="29.04" calcext:value-type="currency">
            <text:p>$29.04</text:p>
          </table:table-cell>
          <table:table-cell/>
          <table:covered-table-cell table:number-columns-repeated="16" table:style-name="ce50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5" table:number-columns-spanned="1" table:number-rows-spanned="2"/>
          <table:table-cell table:style-name="ce183" table:number-columns-repeated="327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kokica</text:p>
          </table:table-cell>
          <table:table-cell table:style-name="ce135" office:value-type="string" calcext:value-type="string">
            <text:p>13.1.2025</text:p>
          </table:table-cell>
          <table:table-cell table:style-name="ce135" office:value-type="string" calcext:value-type="string" table:number-columns-spanned="2" table:number-rows-spanned="1">
            <text:p>6.5pm/5am</text:p>
          </table:table-cell>
          <table:covered-table-cell table:style-name="ce15"/>
          <table:table-cell table:style-name="ce135" office:value-type="float" office:value="10.5" calcext:value-type="float">
            <text:p>10.5</text:p>
          </table:table-cell>
          <table:table-cell table:style-name="ce143" office:value-type="currency" office:currency="USD" office:value="553.6" calcext:value-type="currency">
            <text:p>$553.60</text:p>
          </table:table-cell>
          <table:table-cell table:style-name="ce102" table:formula="of:=[.J33]*0.03+[.I33]*3" office:value-type="currency" office:currency="USD" office:value="48.108" calcext:value-type="currency">
            <text:p>$48.11</text:p>
          </table:table-cell>
          <table:table-cell/>
          <table:table-cell table:style-name="ce50"/>
          <table:table-cell table:style-name="ce200"/>
          <table:table-cell table:style-name="ce50"/>
          <table:table-cell table:style-name="ce210"/>
          <table:table-cell table:style-name="ce50" office:value-type="string" calcext:value-type="string">
            <text:p>Paid</text:p>
          </table:table-cell>
          <table:table-cell table:style-name="ce210"/>
          <table:table-cell table:style-name="ce50" office:value-type="string" calcext:value-type="string">
            <text:p>Paid</text:p>
          </table:table-cell>
          <table:table-cell table:style-name="ce200"/>
          <table:table-cell table:style-name="ce50" table:number-columns-repeated="2"/>
          <table:table-cell table:style-name="ce50" office:value-type="string" calcext:value-type="string">
            <text:p>Paid</text:p>
          </table:table-cell>
          <table:table-cell table:style-name="ce50" table:number-columns-repeated="4"/>
          <table:table-cell table:style-name="ce200"/>
          <table:covered-table-cell table:number-columns-repeated="5"/>
          <table:covered-table-cell table:style-name="ce35"/>
          <table:table-cell table:style-name="ce183" table:number-columns-repeated="327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4.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977.6" calcext:value-type="currency">
            <text:p>$977.60</text:p>
          </table:table-cell>
          <table:table-cell table:style-name="ce102" table:formula="of:=[.J34]*0.03+[.I34]*3" office:value-type="currency" office:currency="USD" office:value="53.328" calcext:value-type="currency">
            <text:p>$53.33</text:p>
          </table:table-cell>
          <table:table-cell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office:value-type="string" calcext:value-type="string" table:number-columns-spanned="2" table:number-rows-spanned="1">
            <text:p>Klaudij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Camino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office:value-type="string" calcext:value-type="string" table:number-columns-spanned="2" table:number-rows-spanned="1">
            <text:p>Kokica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kokica</text:p>
          </table:table-cell>
          <table:table-cell table:style-name="ce135" office:value-type="string" calcext:value-type="string">
            <text:p>14.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699.2" calcext:value-type="currency">
            <text:p>$1,699.20</text:p>
          </table:table-cell>
          <table:table-cell table:style-name="ce102" table:formula="of:=[.J35]*0.03+[.I35]*3" office:value-type="currency" office:currency="USD" office:value="74.976" calcext:value-type="currency">
            <text:p>$74.98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covered-table-cell table:number-columns-repeated="5" table:style-name="ce50"/>
          <table:table-cell table:style-name="ce183" table:number-columns-repeated="328"/>
        </table:table-row>
        <table:table-row table:style-name="ro1">
          <table:table-cell table:style-name="ce119" table:number-columns-spanned="2" table:number-rows-spanned="2"/>
          <table:covered-table-cell table:style-name="ce171"/>
          <table:table-cell table:style-name="ce119" table:number-columns-spanned="2" table:number-rows-spanned="2"/>
          <table:covered-table-cell table:style-name="ce171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15.1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155.2" calcext:value-type="currency">
            <text:p>$1,155.20</text:p>
          </table:table-cell>
          <table:table-cell table:style-name="ce102" table:formula="of:=[.J36]*0.03+[.I36]*3" office:value-type="currency" office:currency="USD" office:value="58.656" calcext:value-type="currency">
            <text:p>$58.66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8.4" calcext:value-type="currency">
            <text:p>$28.40</text:p>
          </table:table-cell>
          <table:table-cell table:style-name="ce143"/>
          <table:table-cell table:style-name="ce198" office:value-type="currency" office:currency="USD" office:value="25.76" calcext:value-type="currency">
            <text:p>$25.76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46.36" calcext:value-type="currency">
            <text:p>$46.3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5.1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813.6" calcext:value-type="currency">
            <text:p>$813.60</text:p>
          </table:table-cell>
          <table:table-cell table:style-name="ce102" table:formula="of:=[.J37]*0.03+[.I37]*3" office:value-type="currency" office:currency="USD" office:value="48.408" calcext:value-type="currency">
            <text:p>$48.41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60.62" calcext:value-type="currency">
            <text:p>$60.62</text:p>
          </table:table-cell>
          <table:table-cell table:style-name="ce143"/>
          <table:table-cell table:style-name="ce198" office:value-type="currency" office:currency="USD" office:value="29.52" calcext:value-type="currency">
            <text:p>$29.52</text:p>
          </table:table-cell>
          <table:table-cell table:style-name="ce143"/>
          <table:table-cell table:style-name="ce198"/>
          <table:table-cell table:style-name="ce143"/>
          <table:table-cell table:style-name="ce102" office:value-type="currency" office:currency="USD" office:value="33.74" calcext:value-type="currency">
            <text:p>$33.7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Vesa</text:p>
          </table:table-cell>
          <table:table-cell table:style-name="ce135" office:value-type="string" calcext:value-type="string">
            <text:p>15.1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20.77" calcext:value-type="currency">
            <text:p>$620.77</text:p>
          </table:table-cell>
          <table:table-cell table:style-name="ce102" table:formula="of:=[.J38]*0.03+[.I38]*3" office:value-type="currency" office:currency="USD" office:value="42.6231" calcext:value-type="currency">
            <text:p>$42.62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46.58" calcext:value-type="currency">
            <text:p>$46.58</text:p>
          </table:table-cell>
          <table:table-cell table:style-name="ce143"/>
          <table:table-cell table:style-name="ce198" office:value-type="currency" office:currency="USD" office:value="34.92" calcext:value-type="currency">
            <text:p>$34.92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4.68" calcext:value-type="currency">
            <text:p>$34.6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39]*0.03+[.I39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3.19" calcext:value-type="currency">
            <text:p>$33.19</text:p>
          </table:table-cell>
          <table:table-cell table:style-name="ce143"/>
          <table:table-cell table:style-name="ce198" office:value-type="currency" office:currency="USD" office:value="26.46" calcext:value-type="currency">
            <text:p>$26.46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62.88" calcext:value-type="currency">
            <text:p>$62.8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0]*0.03+[.I40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6.54" calcext:value-type="currency">
            <text:p>$26.54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8.63" calcext:value-type="currency">
            <text:p>$28.63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1]*0.03+[.I41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0.17" calcext:value-type="currency">
            <text:p>$30.17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48.11" calcext:value-type="currency">
            <text:p>$48.11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/>
          <table:table-cell table:style-name="ce194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2]*0.03+[.I42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2.62" calcext:value-type="currency">
            <text:p>$32.62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74.98" calcext:value-type="currency">
            <text:p>$74.9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3]*0.03+[.I43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48.9" calcext:value-type="currency">
            <text:p>$48.90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58.66" calcext:value-type="currency">
            <text:p>$58.6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4]*0.03+[.I44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7.6" calcext:value-type="currency">
            <text:p>$27.6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5]*0.03+[.I45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7.6" calcext:value-type="currency">
            <text:p>$37.6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6]*0.03+[.I46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58" calcext:value-type="currency">
            <text:p>$58.0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7]*0.03+[.I47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8]*0.03+[.I48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9]*0.03+[.I49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0]*0.03+[.I50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0" calcext:value-type="currency">
            <text:p>$10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 office:value-type="currency" office:currency="USD" office:value="20" calcext:value-type="currency">
            <text:p>$20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1]*0.03+[.I51]*3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-48" calcext:value-type="currency">
            <text:p>-$48.00</text:p>
          </table:table-cell>
          <table:table-cell table:style-name="ce143" office:value-type="string" calcext:value-type="string">
            <text:p>penalty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2]*0.03+[.I52]*3" office:value-type="currency" office:currency="USD" office:value="0" calcext:value-type="currency">
            <text:p>$0.00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3]*0.03+[.I53]*3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4]*0.03+[.I54]*3" office:value-type="currency" office:currency="USD" office:value="0" calcext:value-type="currency">
            <text:p>$0.00</text:p>
          </table:table-cell>
          <table:table-cell/>
          <table:table-cell table:style-name="ce155" table:formula="of:=SUM([.M36:.M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O36:.O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Q36:.Q51])" office:value-type="currency" office:currency="USD" office:value="168.79" calcext:value-type="currency" table:number-columns-spanned="2" table:number-rows-spanned="2">
            <text:p>$168.79</text:p>
          </table:table-cell>
          <table:covered-table-cell table:style-name="ce50"/>
          <table:table-cell table:style-name="ce155" table:formula="of:=SUM([.S36:.S51])" office:value-type="currency" office:currency="USD" office:value="340.09" calcext:value-type="currency" table:number-columns-spanned="2" table:number-rows-spanned="2">
            <text:p>$340.09</text:p>
          </table:table-cell>
          <table:covered-table-cell table:style-name="ce50"/>
          <table:table-cell table:style-name="ce155" table:formula="of:=SUM([.U36:.U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W36:.W51])" office:value-type="currency" office:currency="USD" office:value="408.04" calcext:value-type="currency" table:number-columns-spanned="2" table:number-rows-spanned="2">
            <text:p>$408.04</text:p>
          </table:table-cell>
          <table:covered-table-cell table:style-name="ce50"/>
          <table:table-cell table:style-name="ce155" table:formula="of:=SUM([.Y36:.Y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36:.AA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5]*0.03+[.I55]*3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6]*0.03+[.I56]*3" office:value-type="currency" office:currency="USD" office:value="0" calcext:value-type="currency">
            <text:p>$0.00</text:p>
          </table:table-cell>
          <table:table-cell/>
          <table:table-cell table:style-name="ce37"/>
          <table:table-cell table:style-name="ce201"/>
          <table:table-cell/>
          <table:table-cell table:style-name="ce202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7]*0.03+[.I57]*3" office:value-type="currency" office:currency="USD" office:value="0" calcext:value-type="currency">
            <text:p>$0.00</text:p>
          </table:table-cell>
          <table:table-cell/>
          <table:table-cell table:style-name="ce177"/>
          <table:table-cell table:style-name="ce200"/>
          <table:table-cell/>
          <table:table-cell table:style-name="ce202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8]*0.03+[.I5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9]*0.03+[.I59]*3" office:value-type="currency" office:currency="USD" office:value="0" calcext:value-type="currency">
            <text:p>$0.00</text:p>
          </table:table-cell>
          <table:table-cell table:number-columns-repeated="4"/>
          <table:table-cell table:style-name="ce210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0]*0.03+[.I60]*3" office:value-type="currency" office:currency="USD" office:value="0" calcext:value-type="currency">
            <text:p>$0.00</text:p>
          </table:table-cell>
          <table:table-cell/>
          <table:table-cell table:style-name="ce9" office:value-type="string" calcext:value-type="string" table:number-columns-spanned="2" table:number-rows-spanned="2">
            <text:p>Pera</text:p>
            <text:p>%2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Welja</text:p>
            <text:p>%1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ale</text:p>
            <text:p>%1 CM</text:p>
          </table:table-cell>
          <table:covered-table-cell table:style-name="ce19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1]*0.03+[.I61]*3" office:value-type="currency" office:currency="USD" office:value="0" calcext:value-type="currency">
            <text:p>$0.00</text:p>
          </table:table-cell>
          <table:table-cell/>
          <table:covered-table-cell table:number-columns-repeated="6" table:style-name="ce19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2]*0.03+[.I62]*3" office:value-type="currency" office:currency="USD" office:value="0" calcext:value-type="currency">
            <text:p>$0.00</text:p>
          </table:table-cell>
          <table:table-cell/>
          <table:table-cell table:style-name="ce102" table:formula="of:=[.A4]*0.02" office:value-type="currency" office:currency="USD" office:value="340.5964" calcext:value-type="currency" table:number-columns-spanned="2" table:number-rows-spanned="2">
            <text:p>$340.60</text:p>
          </table:table-cell>
          <table:covered-table-cell table:style-name="ce171"/>
          <table:table-cell table:style-name="ce102" table:formula="of:=[.A4]*0.01" office:value-type="currency" office:currency="USD" office:value="170.2982" calcext:value-type="currency" table:number-columns-spanned="2" table:number-rows-spanned="2">
            <text:p>$170.30</text:p>
          </table:table-cell>
          <table:covered-table-cell table:style-name="ce171"/>
          <table:table-cell table:style-name="ce102" table:formula="of:=[.A4]*0.01" office:value-type="currency" office:currency="USD" office:value="170.2982" calcext:value-type="currency" table:number-columns-spanned="2" table:number-rows-spanned="2">
            <text:p>$170.30</text:p>
          </table:table-cell>
          <table:covered-table-cell table:style-name="ce171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3]*0.03+[.I63]*3" office:value-type="currency" office:currency="USD" office:value="0" calcext:value-type="currency">
            <text:p>$0.00</text:p>
          </table:table-cell>
          <table:table-cell/>
          <table:covered-table-cell table:number-columns-repeated="6" table:style-name="ce171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4]*0.03+[.I64]*3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20 patu unapred</text:p>
          </table:table-cell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5]*0.03+[.I65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6]*0.03+[.I66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7]*0.03+[.I67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8]*0.03+[.I6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9]*0.03+[.I69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0]*0.03+[.I70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1]*0.03+[.I71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2]*0.03+[.I72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3]*0.03+[.I73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4]*0.03+[.I74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5]*0.03+[.I75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6]*0.03+[.I76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7]*0.03+[.I77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8]*0.03+[.I7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9]*0.03+[.I79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0]*0.03+[.I80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1]*0.03+[.I81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2]*0.03+[.I82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3]*0.03+[.I83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4]*0.03+[.I84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5]*0.03+[.I85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6]*0.03+[.I86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7]*0.03+[.I87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8]*0.03+[.I8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9]*0.03+[.I89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3" table:number-rows-repeated="1339">
          <table:table-cell table:number-columns-repeated="33"/>
          <table:table-cell table:style-name="ce183" table:number-columns-repeated="328"/>
        </table:table-row>
        <table:table-row table:style-name="ro3" table:number-rows-repeated="1047147">
          <table:table-cell table:number-columns-repeated="361"/>
        </table:table-row>
        <table:table-row table:style-name="ro3">
          <table:table-cell table:number-columns-repeated="361"/>
        </table:table-row>
      </table:table>
      <table:table table:name="Vence13" table:style-name="ta1">
        <table:table-column table:style-name="co1" table:number-columns-repeated="10" table:default-cell-style-name="ce35"/>
        <table:table-column table:style-name="co1" table:default-cell-style-name="ce173"/>
        <table:table-column table:style-name="co1" table:number-columns-repeated="22" table:default-cell-style-name="ce35"/>
        <table:table-column table:style-name="co1" table:number-columns-repeated="328" table:default-cell-style-name="ce185"/>
        <table:table-row table:style-name="ro1"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9" office:value-type="string" calcext:value-type="string" table:number-columns-spanned="1" table:number-rows-spanned="2">
            <text:p>Hours</text:p>
            <text:p>Worked</text:p>
          </table:table-cell>
          <table:table-cell table:style-name="ce140"/>
          <table:table-cell table:style-name="ce208" office:value-type="string" calcext:value-type="string" table:number-columns-spanned="1" table:number-rows-spanned="2">
            <text:p>Daily earnings</text:p>
            <text:p/>
          </table:table-cell>
          <table:table-cell table:style-name="ce174" table:number-columns-repeated="2"/>
          <table:table-cell table:number-columns-repeated="4"/>
          <table:table-cell table:style-name="ce177" table:number-columns-repeated="16"/>
          <table:table-cell table:style-name="ce183" table:number-columns-repeated="328"/>
        </table:table-row>
        <table:table-row table:style-name="ro1">
          <table:table-cell table:style-name="ce100" office:value-type="string" calcext:value-type="string" table:number-columns-spanned="4" table:number-rows-spanned="2">
            <text:p>NET Sales</text:p>
          </table:table-cell>
          <table:covered-table-cell table:style-name="ce19"/>
          <table:covered-table-cell table:style-name="ce9"/>
          <table:covered-table-cell table:style-name="ce19"/>
          <table:table-cell table:style-name="ce126" office:value-type="string" calcext:value-type="string">
            <text:p><text:s/>chatter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Shift</text:p>
          </table:table-cell>
          <table:covered-table-cell table:style-name="ce19"/>
          <table:covered-table-cell table:style-name="ce137"/>
          <table:table-cell table:style-name="ce141" office:value-type="string" calcext:value-type="string">
            <text:p>NETSales</text:p>
          </table:table-cell>
          <table:covered-table-cell table:style-name="ce146"/>
          <table:table-cell/>
          <table:table-cell table:style-name="ce100" office:value-type="string" calcext:value-type="string" table:number-columns-spanned="3" table:number-rows-spanned="3">
            <text:p>Total due:</text:p>
          </table:table-cell>
          <table:covered-table-cell table:number-columns-repeated="2" table:style-name="ce19"/>
          <table:table-cell table:number-columns-repeated="2"/>
          <table:table-cell table:style-name="ce100" office:value-type="string" calcext:value-type="string" table:number-columns-spanned="4" table:number-rows-spanned="2">
            <text:p>NET Sales</text:p>
          </table:table-cell>
          <table:covered-table-cell table:style-name="ce19"/>
          <table:covered-table-cell table:style-name="ce9"/>
          <table:covered-table-cell table:style-name="ce19"/>
          <table:table-cell table:style-name="ce50" table:number-columns-repeated="12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Cugeel</text:p>
          </table:table-cell>
          <table:table-cell table:style-name="ce135" office:value-type="float" office:value="16.1" calcext:value-type="float">
            <text:p>16.1</text:p>
          </table:table-cell>
          <table:table-cell table:style-name="ce221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56" calcext:value-type="currency">
            <text:p>$556.00</text:p>
          </table:table-cell>
          <table:table-cell table:style-name="ce102" table:formula="of:=[.J3]*0.03+[.I3]*3" office:value-type="currency" office:currency="USD" office:value="40.68" calcext:value-type="currency">
            <text:p>$40.68</text:p>
          </table:table-cell>
          <table:table-cell/>
          <table:covered-table-cell table:number-columns-repeated="3" table:style-name="ce19"/>
          <table:table-cell table:number-columns-repeated="2"/>
          <table:covered-table-cell table:number-columns-repeated="4" table:style-name="ce19"/>
          <table:table-cell table:style-name="ce50" table:number-columns-repeated="12"/>
          <table:table-cell table:style-name="ce183" table:number-columns-repeated="328"/>
        </table:table-row>
        <table:table-row table:style-name="ro1">
          <table:table-cell table:style-name="ce102" table:formula="of:=SUM([.J:.J])" office:value-type="currency" office:currency="USD" office:value="24003.17" calcext:value-type="currency" table:number-columns-spanned="4" table:number-rows-spanned="2">
            <text:p>$24,003.17</text:p>
          </table:table-cell>
          <table:covered-table-cell table:style-name="ce146"/>
          <table:covered-table-cell table:style-name="ce102"/>
          <table:covered-table-cell table:style-name="ce146"/>
          <table:table-cell table:style-name="ce130" office:value-type="string" calcext:value-type="string">
            <text:p>Pat</text:p>
          </table:table-cell>
          <table:table-cell table:style-name="ce135" office:value-type="float" office:value="16.1" calcext:value-type="float">
            <text:p>16.1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025" calcext:value-type="currency">
            <text:p>$1,025.00</text:p>
          </table:table-cell>
          <table:table-cell table:style-name="ce102" table:formula="of:=[.J4]*0.03+[.I4]*3" office:value-type="currency" office:currency="USD" office:value="54.75" calcext:value-type="currency">
            <text:p>$54.75</text:p>
          </table:table-cell>
          <table:table-cell/>
          <table:covered-table-cell table:number-columns-repeated="3" table:style-name="ce19"/>
          <table:table-cell table:number-columns-repeated="2"/>
          <table:table-cell table:style-name="ce102" table:formula="of:=[.A4]" office:value-type="currency" office:currency="USD" office:value="24003.17" calcext:value-type="currency" table:number-columns-spanned="4" table:number-rows-spanned="2">
            <text:p>$24,003.17</text:p>
          </table:table-cell>
          <table:covered-table-cell table:style-name="ce146"/>
          <table:covered-table-cell table:style-name="ce102"/>
          <table:covered-table-cell table:style-name="ce146"/>
          <table:table-cell table:style-name="ce50" table:number-columns-repeated="12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Kokica</text:p>
          </table:table-cell>
          <table:table-cell table:style-name="ce135" office:value-type="float" office:value="16.1" calcext:value-type="float">
            <text:p>16.1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13.6" calcext:value-type="currency">
            <text:p>$313.60</text:p>
          </table:table-cell>
          <table:table-cell table:style-name="ce102" table:formula="of:=[.J5]*0.03+[.I5]*3" office:value-type="currency" office:currency="USD" office:value="33.408" calcext:value-type="currency">
            <text:p>$33.41</text:p>
          </table:table-cell>
          <table:table-cell/>
          <table:table-cell table:style-name="ce153" table:formula="of:=0.11*[.R4]" office:value-type="currency" office:currency="USD" office:value="2640.3487" calcext:value-type="currency" table:number-columns-spanned="3" table:number-rows-spanned="3">
            <text:p>$2,640.35</text:p>
          </table:table-cell>
          <table:covered-table-cell table:number-columns-repeated="2" table:style-name="ce19"/>
          <table:table-cell table:number-columns-repeated="2"/>
          <table:covered-table-cell table:number-columns-repeated="4" table:style-name="ce146"/>
          <table:table-cell table:style-name="ce50" table:number-columns-repeated="12"/>
          <table:table-cell table:style-name="ce183" table:number-columns-repeated="328"/>
        </table:table-row>
        <table:table-row table:style-name="ro1">
          <table:table-cell table:style-name="ce106"/>
          <table:table-cell table:style-name="ce19"/>
          <table:table-cell table:style-name="ce106"/>
          <table:table-cell table:style-name="ce19"/>
          <table:table-cell table:style-name="ce130" office:value-type="string" calcext:value-type="string">
            <text:p>Cugeel</text:p>
          </table:table-cell>
          <table:table-cell table:style-name="ce135" office:value-type="string" calcext:value-type="string">
            <text:p>17.1.</text:p>
          </table:table-cell>
          <table:table-cell table:style-name="ce221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40" calcext:value-type="currency">
            <text:p>$340.00</text:p>
          </table:table-cell>
          <table:table-cell table:style-name="ce102" table:formula="of:=[.J6]*0.03+[.I6]*3" office:value-type="currency" office:currency="USD" office:value="34.2" calcext:value-type="currency">
            <text:p>$34.20</text:p>
          </table:table-cell>
          <table:table-cell/>
          <table:covered-table-cell table:number-columns-repeated="3" table:style-name="ce19"/>
          <table:table-cell table:number-columns-repeated="2"/>
          <table:table-cell table:style-name="ce229"/>
          <table:table-cell table:style-name="ce50" table:number-columns-repeated="1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string" calcext:value-type="string">
            <text:p>17.1.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508" calcext:value-type="currency">
            <text:p>$508.00</text:p>
          </table:table-cell>
          <table:table-cell table:style-name="ce102" table:formula="of:=[.J7]*0.03+[.I7]*3" office:value-type="currency" office:currency="USD" office:value="39.24" calcext:value-type="currency">
            <text:p>$39.24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"/>
          <table:table-cell table:style-name="ce183" office:value-type="string" calcext:value-type="string">
            <text:p>Chatter pay</text:p>
          </table:table-cell>
          <table:table-cell table:style-name="ce183" table:number-columns-repeated="324"/>
        </table:table-row>
        <table:table-row table:style-name="ro1">
          <table:table-cell table:style-name="ce108"/>
          <table:table-cell table:style-name="ce171"/>
          <table:table-cell table:style-name="ce119"/>
          <table:table-cell table:style-name="ce171"/>
          <table:table-cell table:style-name="ce130" office:value-type="string" calcext:value-type="string">
            <text:p>Kokica</text:p>
          </table:table-cell>
          <table:table-cell table:style-name="ce135" office:value-type="string" calcext:value-type="string">
            <text:p>17.1.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39.2" calcext:value-type="currency">
            <text:p>$439.20</text:p>
          </table:table-cell>
          <table:table-cell table:style-name="ce102" table:formula="of:=[.J8]*0.03+[.I8]*3" office:value-type="currency" office:currency="USD" office:value="37.176" calcext:value-type="currency">
            <text:p>$37.18</text:p>
          </table:table-cell>
          <table:table-cell table:number-columns-repeated="6"/>
          <table:table-cell table:style-name="ce50" table:number-columns-repeated="16"/>
          <table:table-cell table:style-name="ce183" table:number-columns-repeated="3"/>
          <table:table-cell table:style-name="ce231" table:formula="of:=([.M31]+[.O31]+[.Q31]+[.S31]+[.U31]+[.W31]+[.Y31]+[.AA31]+[.AA54]+[.Y54]+[.W54]+[.U54]+[.S54]+[.Q54]+[.O54]+[.M54])+([.M62]+[.O62]+[.Q62])" office:value-type="currency" office:currency="USD" office:value="2568.3668" calcext:value-type="currency">
            <text:p>$2,568.37</text:p>
          </table:table-cell>
          <table:table-cell table:style-name="ce183" table:number-columns-repeated="324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Cugeel</text:p>
          </table:table-cell>
          <table:table-cell table:style-name="ce135" office:value-type="float" office:value="18.1" calcext:value-type="float">
            <text:p>18.1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332" calcext:value-type="currency">
            <text:p>$332.00</text:p>
          </table:table-cell>
          <table:table-cell table:style-name="ce102" table:formula="of:=[.J9]*0.03+[.I9]*3" office:value-type="currency" office:currency="USD" office:value="33.96" calcext:value-type="currency">
            <text:p>$33.96</text:p>
          </table:table-cell>
          <table:table-cell table:number-columns-repeated="6"/>
          <table:table-cell table:style-name="ce200"/>
          <table:table-cell table:style-name="ce50" table:number-columns-repeated="15"/>
          <table:table-cell table:style-name="ce183" table:number-columns-repeated="328"/>
        </table:table-row>
        <table:table-row table:style-name="ro5">
          <table:table-cell table:style-name="ce190" office:value-type="string" calcext:value-type="string" table:number-columns-spanned="2" table:number-rows-spanned="2">
            <text:p>CM % from </text:p>
            <text:p>Net Sales 4%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omission from</text:p>
            <text:p>Sales 3%</text:p>
          </table:table-cell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18.1" calcext:value-type="float">
            <text:p>18.1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192" calcext:value-type="currency">
            <text:p>$192.00</text:p>
          </table:table-cell>
          <table:table-cell table:style-name="ce102" table:formula="of:=[.J10]*0.03+[.I10]*3" office:value-type="currency" office:currency="USD" office:value="29.76" calcext:value-type="currency">
            <text:p>$29.76</text:p>
          </table:table-cell>
          <table:table-cell/>
          <table:table-cell office:value-type="string" calcext:value-type="string">
            <text:p>Paid</text:p>
          </table:table-cell>
          <table:table-cell/>
          <table:table-cell table:style-name="ce225" office:value-type="string" calcext:value-type="string">
            <text:p>Paid</text:p>
          </table:table-cell>
          <table:table-cell table:style-name="ce210"/>
          <table:table-cell table:style-name="ce227" office:value-type="string" calcext:value-type="string">
            <text:p>Paid</text:p>
          </table:table-cell>
          <table:table-cell table:style-name="ce200"/>
          <table:table-cell table:style-name="ce210" office:value-type="string" calcext:value-type="string">
            <text:p>Paid </text:p>
          </table:table-cell>
          <table:table-cell table:style-name="ce200"/>
          <table:table-cell table:style-name="ce230" office:value-type="string" calcext:value-type="string">
            <text:p>Paid</text:p>
          </table:table-cell>
          <table:table-cell table:style-name="ce211"/>
          <table:table-cell table:style-name="ce210"/>
          <table:table-cell table:style-name="ce50" table:number-columns-repeated="3"/>
          <table:table-cell table:style-name="ce212"/>
          <table:table-cell table:style-name="ce21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style-name="ce191" office:value-type="string" calcext:value-type="string">
            <text:p>Net Sales 4%</text:p>
          </table:covered-table-cell>
          <table:covered-table-cell table:number-columns-repeated="3" table:style-name="ce19"/>
          <table:table-cell table:style-name="ce130" office:value-type="string" calcext:value-type="string">
            <text:p>Vesa</text:p>
          </table:table-cell>
          <table:table-cell table:style-name="ce135" office:value-type="float" office:value="18.1" calcext:value-type="float">
            <text:p>18.1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458.4" calcext:value-type="currency">
            <text:p>$458.40</text:p>
          </table:table-cell>
          <table:table-cell table:style-name="ce102" table:formula="of:=[.J11]*0.03+[.I11]*3" office:value-type="currency" office:currency="USD" office:value="37.752" calcext:value-type="currency">
            <text:p>$37.75</text:p>
          </table:table-cell>
          <table:table-cell/>
          <table:table-cell table:style-name="ce195" office:value-type="string" calcext:value-type="string" table:number-columns-spanned="2" table:number-rows-spanned="1">
            <text:p>Janko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Pat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Vezilije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Cugeel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Roda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table:formula="of:=[.A4]*0.04" office:value-type="currency" office:currency="USD" office:value="960.1268" calcext:value-type="currency" table:number-columns-spanned="2" table:number-rows-spanned="2">
            <text:p>$960.13</text:p>
          </table:table-cell>
          <table:covered-table-cell table:style-name="ce171"/>
          <table:table-cell table:style-name="ce102" table:formula="of:=[.A4]*0.03" office:value-type="currency" office:currency="USD" office:value="720.0951" calcext:value-type="currency" table:number-columns-spanned="2" table:number-rows-spanned="2">
            <text:p>$720.10</text:p>
          </table:table-cell>
          <table:covered-table-cell table:style-name="ce171"/>
          <table:table-cell table:style-name="ce130" office:value-type="string" calcext:value-type="string">
            <text:p>Cugeel</text:p>
          </table:table-cell>
          <table:table-cell table:style-name="ce135" office:value-type="float" office:value="18.1" calcext:value-type="float">
            <text:p>18.1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 office:value-type="float" office:value="8" calcext:value-type="float">
            <text:p>8</text:p>
          </table:table-cell>
          <table:table-cell table:style-name="ce143" office:value-type="currency" office:currency="USD" office:value="636" calcext:value-type="currency">
            <text:p>$636.00</text:p>
          </table:table-cell>
          <table:table-cell table:style-name="ce102" table:formula="of:=[.J12]*0.03+[.I12]*3" office:value-type="currency" office:currency="USD" office:value="43.08" calcext:value-type="currency">
            <text:p>$43.08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Pat</text:p>
          </table:table-cell>
          <table:table-cell table:style-name="ce135" office:value-type="float" office:value="19.1" calcext:value-type="float">
            <text:p>19.1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1196.8" calcext:value-type="currency">
            <text:p>$1,196.80</text:p>
          </table:table-cell>
          <table:table-cell table:style-name="ce102" table:formula="of:=[.J13]*0.07" office:value-type="currency" office:currency="USD" office:value="83.776" calcext:value-type="currency">
            <text:p>$83.78</text:p>
          </table:table-cell>
          <table:table-cell/>
          <table:table-cell table:style-name="ce198" office:value-type="currency" office:currency="USD" office:value="24.64" calcext:value-type="currency">
            <text:p>$24.64</text:p>
          </table:table-cell>
          <table:table-cell table:style-name="ce143"/>
          <table:table-cell table:style-name="ce198" office:value-type="currency" office:currency="USD" office:value="54.75" calcext:value-type="currency">
            <text:p>$54.75</text:p>
          </table:table-cell>
          <table:table-cell table:style-name="ce143"/>
          <table:table-cell table:style-name="ce198" office:value-type="currency" office:currency="USD" office:value="37.75" calcext:value-type="currency">
            <text:p>$37.75</text:p>
          </table:table-cell>
          <table:table-cell table:style-name="ce143"/>
          <table:table-cell table:style-name="ce198" office:value-type="currency" office:currency="USD" office:value="40.68" calcext:value-type="currency">
            <text:p>$40.68</text:p>
          </table:table-cell>
          <table:table-cell table:style-name="ce143"/>
          <table:table-cell table:style-name="ce198" office:value-type="currency" office:currency="USD" office:value="40.6" calcext:value-type="currency">
            <text:p>$40.6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Vesa</text:p>
          </table:table-cell>
          <table:table-cell table:style-name="ce135" office:value-type="float" office:value="19.1" calcext:value-type="float">
            <text:p>19.1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660" calcext:value-type="currency">
            <text:p>$660.00</text:p>
          </table:table-cell>
          <table:table-cell table:style-name="ce102" table:formula="of:=[.J14]*0.07" office:value-type="currency" office:currency="USD" office:value="46.2" calcext:value-type="currency">
            <text:p>$46.20</text:p>
          </table:table-cell>
          <table:table-cell/>
          <table:table-cell table:style-name="ce198" office:value-type="currency" office:currency="USD" office:value="70.56" calcext:value-type="currency">
            <text:p>$70.56</text:p>
          </table:table-cell>
          <table:table-cell table:style-name="ce143"/>
          <table:table-cell table:style-name="ce198" office:value-type="currency" office:currency="USD" office:value="39.24" calcext:value-type="currency">
            <text:p>$39.24</text:p>
          </table:table-cell>
          <table:table-cell table:style-name="ce143"/>
          <table:table-cell table:style-name="ce198" office:value-type="currency" office:currency="USD" office:value="34.45" calcext:value-type="currency">
            <text:p>$34.45</text:p>
          </table:table-cell>
          <table:table-cell table:style-name="ce143"/>
          <table:table-cell table:style-name="ce198" office:value-type="currency" office:currency="USD" office:value="34.2" calcext:value-type="currency">
            <text:p>$34.20</text:p>
          </table:table-cell>
          <table:table-cell table:style-name="ce143"/>
          <table:table-cell table:style-name="ce198" office:value-type="currency" office:currency="USD" office:value="6.44" calcext:value-type="currency">
            <text:p>$6.4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2">
          <table:table-cell table:style-name="ce116"/>
          <table:table-cell table:style-name="ce19"/>
          <table:table-cell table:style-name="ce116"/>
          <table: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float" office:value="20.1" calcext:value-type="float">
            <text:p>20.1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158.83" calcext:value-type="currency">
            <text:p>$158.83</text:p>
          </table:table-cell>
          <table:table-cell table:style-name="ce102" table:formula="of:=[.J15]*0.07" office:value-type="currency" office:currency="USD" office:value="11.1181" calcext:value-type="currency">
            <text:p>$11.12</text:p>
          </table:table-cell>
          <table:table-cell/>
          <table:table-cell table:style-name="ce198" office:value-type="currency" office:currency="USD" office:value="21.78" calcext:value-type="currency">
            <text:p>$21.78</text:p>
          </table:table-cell>
          <table:table-cell table:style-name="ce143"/>
          <table:table-cell table:style-name="ce198" office:value-type="currency" office:currency="USD" office:value="29.76" calcext:value-type="currency">
            <text:p>$29.76</text:p>
          </table:table-cell>
          <table:table-cell table:style-name="ce143"/>
          <table:table-cell table:style-name="ce198" office:value-type="currency" office:currency="USD" office:value="21.56" calcext:value-type="currency">
            <text:p>$21.56</text:p>
          </table:table-cell>
          <table:table-cell table:style-name="ce143"/>
          <table:table-cell table:style-name="ce198" office:value-type="currency" office:currency="USD" office:value="33.96" calcext:value-type="currency">
            <text:p>$33.96</text:p>
          </table:table-cell>
          <table:table-cell table:style-name="ce143"/>
          <table:table-cell table:style-name="ce198" office:value-type="currency" office:currency="USD" office:value="12.04" calcext:value-type="currency">
            <text:p>$12.0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20.1" calcext:value-type="float">
            <text:p>20.1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539.63" calcext:value-type="currency">
            <text:p>$539.63</text:p>
          </table:table-cell>
          <table:table-cell table:style-name="ce102" table:formula="of:=[.J16]*0.07" office:value-type="currency" office:currency="USD" office:value="37.7741" calcext:value-type="currency">
            <text:p>$37.77</text:p>
          </table:table-cell>
          <table:table-cell/>
          <table:table-cell table:style-name="ce198" office:value-type="currency" office:currency="USD" office:value="63.67" calcext:value-type="currency">
            <text:p>$63.67</text:p>
          </table:table-cell>
          <table:table-cell table:style-name="ce143"/>
          <table:table-cell table:style-name="ce198" office:value-type="currency" office:currency="USD" office:value="83.78" calcext:value-type="currency">
            <text:p>$83.78</text:p>
          </table:table-cell>
          <table:table-cell table:style-name="ce143"/>
          <table:table-cell table:style-name="ce198" office:value-type="currency" office:currency="USD" office:value="37.66" calcext:value-type="currency">
            <text:p>$37.66</text:p>
          </table:table-cell>
          <table:table-cell table:style-name="ce143"/>
          <table:table-cell table:style-name="ce198" office:value-type="currency" office:currency="USD" office:value="43.08" calcext:value-type="currency">
            <text:p>$43.0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9"/>
          <table:table-cell table:style-name="ce171"/>
          <table:table-cell table:style-name="ce206"/>
          <table:table-cell table:style-name="ce207"/>
          <table:table-cell table:style-name="ce130" office:value-type="string" calcext:value-type="string">
            <text:p>Vesa</text:p>
          </table:table-cell>
          <table:table-cell table:style-name="ce135" office:value-type="float" office:value="20.1" calcext:value-type="float">
            <text:p>20.1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492.08" calcext:value-type="currency">
            <text:p>$492.08</text:p>
          </table:table-cell>
          <table:table-cell table:style-name="ce102" table:formula="of:=[.J17]*0.07" office:value-type="currency" office:currency="USD" office:value="34.4456" calcext:value-type="currency">
            <text:p>$34.45</text:p>
          </table:table-cell>
          <table:table-cell/>
          <table:table-cell table:style-name="ce198" office:value-type="currency" office:currency="USD" office:value="30.46" calcext:value-type="currency">
            <text:p>$30.46</text:p>
          </table:table-cell>
          <table:table-cell table:style-name="ce143"/>
          <table:table-cell table:style-name="ce198" office:value-type="currency" office:currency="USD" office:value="37.77" calcext:value-type="currency">
            <text:p>$37.77</text:p>
          </table:table-cell>
          <table:table-cell table:style-name="ce143"/>
          <table:table-cell table:style-name="ce198" office:value-type="currency" office:currency="USD" office:value="22.89" calcext:value-type="currency">
            <text:p>$22.89</text:p>
          </table:table-cell>
          <table:table-cell table:style-name="ce143"/>
          <table:table-cell table:style-name="ce198" office:value-type="currency" office:currency="USD" office:value="89.6" calcext:value-type="currency">
            <text:p>$89.6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</text:p>
            <text:p>Paid out from penalties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Penalties</text:p>
          </table:table-cell>
          <table:covered-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float" office:value="21.1" calcext:value-type="float">
            <text:p>21.1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668.22" calcext:value-type="currency">
            <text:p>$668.22</text:p>
          </table:table-cell>
          <table:table-cell table:style-name="ce102" table:formula="of:=[.J18]*0.07" office:value-type="currency" office:currency="USD" office:value="46.7754" calcext:value-type="currency">
            <text:p>$46.7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5.46" calcext:value-type="currency">
            <text:p>$55.46</text:p>
          </table:table-cell>
          <table:table-cell table:style-name="ce143"/>
          <table:table-cell table:style-name="ce198" office:value-type="currency" office:currency="USD" office:value="46.2" calcext:value-type="currency">
            <text:p>$46.20</text:p>
          </table:table-cell>
          <table:table-cell table:style-name="ce143"/>
          <table:table-cell table:style-name="ce198" office:value-type="currency" office:currency="USD" office:value="28.21" calcext:value-type="currency">
            <text:p>$28.21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Janko</text:p>
          </table:table-cell>
          <table:table-cell table:style-name="ce135" office:value-type="float" office:value="21.1" calcext:value-type="float">
            <text:p>21.1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352" calcext:value-type="currency">
            <text:p>$352.00</text:p>
          </table:table-cell>
          <table:table-cell table:style-name="ce102" table:formula="of:=[.J19]*0.07" office:value-type="currency" office:currency="USD" office:value="24.64" calcext:value-type="currency">
            <text:p>$24.64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83.09" calcext:value-type="currency">
            <text:p>$83.09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office:value-type="currency" office:currency="USD" office:value="25" calcext:value-type="currency" table:number-columns-spanned="2" table:number-rows-spanned="2">
            <text:p>$25.00</text:p>
          </table:table-cell>
          <table:covered-table-cell table:style-name="ce146"/>
          <table:table-cell table:style-name="ce102" office:value-type="currency" office:currency="USD" office:value="74" calcext:value-type="currency" table:number-columns-spanned="2" table:number-rows-spanned="2">
            <text:p>$74.00</text:p>
          </table:table-cell>
          <table:covered-table-cell table:style-name="ce146"/>
          <table:table-cell table:style-name="ce130" office:value-type="string" calcext:value-type="string">
            <text:p>Igor</text:p>
          </table:table-cell>
          <table:table-cell table:style-name="ce135" office:value-type="float" office:value="21.1" calcext:value-type="float">
            <text:p>21.1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410.36" calcext:value-type="currency">
            <text:p>$410.36</text:p>
          </table:table-cell>
          <table:table-cell table:style-name="ce102" table:formula="of:=[.J20]*0.07" office:value-type="currency" office:currency="USD" office:value="28.7252" calcext:value-type="currency">
            <text:p>$28.73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65.15" calcext:value-type="currency">
            <text:p>$65.15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Camino</text:p>
          </table:table-cell>
          <table:table-cell table:style-name="ce135" office:value-type="float" office:value="22.1" calcext:value-type="float">
            <text:p>22.1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440.22" calcext:value-type="currency">
            <text:p>$440.22</text:p>
          </table:table-cell>
          <table:table-cell table:style-name="ce102" table:formula="of:=[.J21]*0.07" office:value-type="currency" office:currency="USD" office:value="30.8154" calcext:value-type="currency">
            <text:p>$30.82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14.35" calcext:value-type="currency">
            <text:p>$14.35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 paid for by </text:p>
            <text:p>Vence</text:p>
          </table:table-cell>
          <table:covered-table-cell table:style-name="ce19"/>
          <table:table-cell table:style-name="ce171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22.1" calcext:value-type="float">
            <text:p>22.1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792.22" calcext:value-type="currency">
            <text:p>$792.22</text:p>
          </table:table-cell>
          <table:table-cell table:style-name="ce102" table:formula="of:=[.J22]*0.07" office:value-type="currency" office:currency="USD" office:value="55.4554" calcext:value-type="currency">
            <text:p>$55.4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15.35" calcext:value-type="currency">
            <text:p>$15.35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2" table:style-name="ce19"/>
          <table:table-cell table:style-name="ce19" table:number-columns-repeated="2"/>
          <table:table-cell table:style-name="ce130" office:value-type="string" calcext:value-type="string">
            <text:p>Vesa</text:p>
          </table:table-cell>
          <table:table-cell table:style-name="ce135" office:value-type="float" office:value="22.1" calcext:value-type="float">
            <text:p>22.1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308" calcext:value-type="currency">
            <text:p>$308.00</text:p>
          </table:table-cell>
          <table:table-cell table:style-name="ce102" table:formula="of:=[.J23]*0.07" office:value-type="currency" office:currency="USD" office:value="21.56" calcext:value-type="currency">
            <text:p>$21.5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8.89" calcext:value-type="currency">
            <text:p>$48.89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table:number-columns-spanned="2" table:number-rows-spanned="2"/>
          <table:covered-table-cell table:style-name="ce171"/>
          <table:table-cell table:style-name="ce19" table:number-columns-repeated="2"/>
          <table:table-cell table:style-name="ce130" office:value-type="string" calcext:value-type="string">
            <text:p>Camino</text:p>
          </table:table-cell>
          <table:table-cell table:style-name="ce135" office:value-type="float" office:value="23.1" calcext:value-type="float">
            <text:p>23.1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195.42" calcext:value-type="currency">
            <text:p>$195.42</text:p>
          </table:table-cell>
          <table:table-cell table:style-name="ce102" table:formula="of:=[.J24]*0.07" office:value-type="currency" office:currency="USD" office:value="13.6794" calcext:value-type="currency">
            <text:p>$13.6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1.12" calcext:value-type="currency">
            <text:p>$41.1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2" table:style-name="ce171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23.1" calcext:value-type="float">
            <text:p>23.1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1187" calcext:value-type="currency">
            <text:p>$1,187.00</text:p>
          </table:table-cell>
          <table:table-cell table:style-name="ce102" table:formula="of:=[.J25]*0.07" office:value-type="currency" office:currency="USD" office:value="83.09" calcext:value-type="currency">
            <text:p>$83.09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60.37" calcext:value-type="currency">
            <text:p>$60.37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Vesa</text:p>
          </table:table-cell>
          <table:table-cell table:style-name="ce135" office:value-type="float" office:value="23.1" calcext:value-type="float">
            <text:p>23.1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537.96" calcext:value-type="currency">
            <text:p>$537.96</text:p>
          </table:table-cell>
          <table:table-cell table:style-name="ce102" table:formula="of:=[.J26]*0.07" office:value-type="currency" office:currency="USD" office:value="37.6572" calcext:value-type="currency">
            <text:p>$37.6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2.28" calcext:value-type="currency">
            <text:p>$42.2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Cugeel</text:p>
          </table:table-cell>
          <table:table-cell table:style-name="ce135" office:value-type="float" office:value="23.1" calcext:value-type="float">
            <text:p>23.1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1280" calcext:value-type="currency">
            <text:p>$1,280.00</text:p>
          </table:table-cell>
          <table:table-cell table:style-name="ce102" table:formula="of:=[.J27]*0.07" office:value-type="currency" office:currency="USD" office:value="89.6" calcext:value-type="currency">
            <text:p>$89.6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" calcext:value-type="currency">
            <text:p>$5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Total Hours Worked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Total from hourly pay</text:p>
          </table:table-cell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24.1" calcext:value-type="float">
            <text:p>24.1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930.72" calcext:value-type="currency">
            <text:p>$930.72</text:p>
          </table:table-cell>
          <table:table-cell table:style-name="ce102" table:formula="of:=[.J28]*0.07" office:value-type="currency" office:currency="USD" office:value="65.1504" calcext:value-type="currency">
            <text:p>$65.15</text:p>
          </table:table-cell>
          <table:table-cell/>
          <table:table-cell table:style-name="ce198" office:value-type="currency" office:currency="USD" office:value="10" calcext:value-type="currency">
            <text:p>$10.00</text:p>
          </table:table-cell>
          <table:table-cell table:style-name="ce143" office:value-type="string" calcext:value-type="string">
            <text:p>Bonus</text:p>
          </table:table-cell>
          <table:table-cell table:style-name="ce198" office:value-type="currency" office:currency="USD" office:value="-90" calcext:value-type="currency">
            <text:p>-$90.00</text:p>
          </table:table-cell>
          <table:table-cell table:style-name="ce143" office:value-type="string" calcext:value-type="string">
            <text:p>Advance</text:p>
          </table:table-cell>
          <table:table-cell table:style-name="ce198"/>
          <table:table-cell table:style-name="ce143"/>
          <table:table-cell table:style-name="ce198" office:value-type="currency" office:currency="USD" office:value="10" calcext:value-type="currency">
            <text:p>$10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Camino</text:p>
          </table:table-cell>
          <table:table-cell table:style-name="ce135" office:value-type="float" office:value="24.1" calcext:value-type="float">
            <text:p>24.1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575.6" calcext:value-type="currency">
            <text:p>$575.60</text:p>
          </table:table-cell>
          <table:table-cell table:style-name="ce102" table:formula="of:=[.J29]*0.07" office:value-type="currency" office:currency="USD" office:value="40.292" calcext:value-type="currency">
            <text:p>$40.29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5" table:formula="of:=SUM([.I:.I])" office:value-type="float" office:value="80" calcext:value-type="float" table:number-columns-spanned="2" table:number-rows-spanned="2">
            <text:p>80</text:p>
          </table:table-cell>
          <table:covered-table-cell table:style-name="ce171"/>
          <table:table-cell table:style-name="ce102" table:formula="of:=[.A30]*3" office:value-type="currency" office:currency="USD" office:value="240" calcext:value-type="currency" table:number-columns-spanned="2" table:number-rows-spanned="2">
            <text:p>$240.00</text:p>
          </table:table-cell>
          <table:covered-table-cell table:style-name="ce171"/>
          <table:table-cell table:style-name="ce130" office:value-type="string" calcext:value-type="string">
            <text:p>Pat</text:p>
          </table:table-cell>
          <table:table-cell table:style-name="ce135" office:value-type="float" office:value="25.1" calcext:value-type="float">
            <text:p>25.1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204.93" calcext:value-type="currency">
            <text:p>$204.93</text:p>
          </table:table-cell>
          <table:table-cell table:style-name="ce102" table:formula="of:=[.J30]*0.07" office:value-type="currency" office:currency="USD" office:value="14.3451" calcext:value-type="currency">
            <text:p>$14.35</text:p>
          </table:table-cell>
          <table:table-cell/>
          <table:covered-table-cell table:number-columns-repeated="16"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Janko</text:p>
          </table:table-cell>
          <table:table-cell table:style-name="ce135" office:value-type="float" office:value="25.1" calcext:value-type="float">
            <text:p>25.1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1008" calcext:value-type="currency">
            <text:p>$1,008.00</text:p>
          </table:table-cell>
          <table:table-cell table:style-name="ce102" table:formula="of:=[.J31]*0.07" office:value-type="currency" office:currency="USD" office:value="70.56" calcext:value-type="currency">
            <text:p>$70.56</text:p>
          </table:table-cell>
          <table:table-cell/>
          <table:table-cell table:style-name="ce155" table:formula="of:=SUM([.M13:.M28])" office:value-type="currency" office:currency="USD" office:value="221.11" calcext:value-type="currency" table:number-columns-spanned="2" table:number-rows-spanned="2">
            <text:p>$221.11</text:p>
          </table:table-cell>
          <table:covered-table-cell table:style-name="ce50"/>
          <table:table-cell table:style-name="ce155" table:formula="of:=SUM([.O13:.O28])" office:value-type="currency" office:currency="USD" office:value="586.36" calcext:value-type="currency" table:number-columns-spanned="2" table:number-rows-spanned="2">
            <text:p>$586.36</text:p>
          </table:table-cell>
          <table:covered-table-cell table:style-name="ce50"/>
          <table:table-cell table:style-name="ce155" table:formula="of:=SUM([.Q13:.Q28])" office:value-type="currency" office:currency="USD" office:value="200.51" calcext:value-type="currency" table:number-columns-spanned="2" table:number-rows-spanned="2">
            <text:p>$200.51</text:p>
          </table:table-cell>
          <table:covered-table-cell table:style-name="ce50"/>
          <table:table-cell table:style-name="ce155" table:formula="of:=SUM([.S13:.S28])" office:value-type="currency" office:currency="USD" office:value="279.73" calcext:value-type="currency" table:number-columns-spanned="2" table:number-rows-spanned="2">
            <text:p>$279.73</text:p>
          </table:table-cell>
          <table:covered-table-cell table:style-name="ce50"/>
          <table:table-cell table:style-name="ce155" table:formula="of:=SUM([.U13:.U28])" office:value-type="currency" office:currency="USD" office:value="59.08" calcext:value-type="currency" table:number-columns-spanned="2" table:number-rows-spanned="2">
            <text:p>$59.08</text:p>
          </table:table-cell>
          <table:covered-table-cell table:style-name="ce50"/>
          <table:table-cell table:style-name="ce155" table:formula="of:=SUM([.W13:.W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Y13:.Y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13:.AA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26.1" calcext:value-type="float">
            <text:p>26.1</text:p>
          </table:table-cell>
          <table:table-cell table:style-name="ce135" office:value-type="string" calcext:value-type="string" table:number-columns-spanned="2" table:number-rows-spanned="1">
            <text:p>10-15</text:p>
          </table:table-cell>
          <table:covered-table-cell table:style-name="ce15"/>
          <table:table-cell table:style-name="ce135"/>
          <table:table-cell table:style-name="ce143" office:value-type="currency" office:currency="USD" office:value="219.27" calcext:value-type="currency">
            <text:p>$219.27</text:p>
          </table:table-cell>
          <table:table-cell table:style-name="ce102" table:formula="of:=[.J32]*0.07" office:value-type="currency" office:currency="USD" office:value="15.3489" calcext:value-type="currency">
            <text:p>$15.35</text:p>
          </table:table-cell>
          <table:table-cell/>
          <table:covered-table-cell table:number-columns-repeated="16" table:style-name="ce50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5" table:number-columns-spanned="1" table:number-rows-spanned="2"/>
          <table:table-cell table:style-name="ce183" table:number-columns-repeated="327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Roda</text:p>
          </table:table-cell>
          <table:table-cell table:style-name="ce135" office:value-type="float" office:value="26.1" calcext:value-type="float">
            <text:p>26.1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580" calcext:value-type="currency">
            <text:p>$580.00</text:p>
          </table:table-cell>
          <table:table-cell table:style-name="ce102" table:formula="of:=[.J33]*0.07" office:value-type="currency" office:currency="USD" office:value="40.6" calcext:value-type="currency">
            <text:p>$40.60</text:p>
          </table:table-cell>
          <table:table-cell/>
          <table:table-cell table:style-name="ce50"/>
          <table:table-cell table:style-name="ce200"/>
          <table:table-cell table:style-name="ce50"/>
          <table:table-cell table:style-name="ce210"/>
          <table:table-cell table:style-name="ce50"/>
          <table:table-cell table:style-name="ce210"/>
          <table:table-cell table:style-name="ce50" office:value-type="string" calcext:value-type="string">
            <text:p>Paid</text:p>
          </table:table-cell>
          <table:table-cell table:style-name="ce200"/>
          <table:table-cell table:style-name="ce50" table:number-columns-repeated="2"/>
          <table:table-cell table:style-name="ce50" office:value-type="string" calcext:value-type="string">
            <text:p>Paid</text:p>
          </table:table-cell>
          <table:table-cell table:style-name="ce50" table:number-columns-repeated="4"/>
          <table:table-cell table:style-name="ce200"/>
          <table:covered-table-cell table:number-columns-repeated="5"/>
          <table:covered-table-cell table:style-name="ce35"/>
          <table:table-cell table:style-name="ce183" table:number-columns-repeated="327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float" office:value="27.1" calcext:value-type="float">
            <text:p>27.1</text:p>
          </table:table-cell>
          <table:table-cell table:style-name="ce135" office:value-type="string" calcext:value-type="string" table:number-columns-spanned="2" table:number-rows-spanned="1">
            <text:p>2-7</text:p>
          </table:table-cell>
          <table:covered-table-cell table:style-name="ce15"/>
          <table:table-cell table:style-name="ce135"/>
          <table:table-cell table:style-name="ce143" office:value-type="currency" office:currency="USD" office:value="374.4" calcext:value-type="currency">
            <text:p>$374.40</text:p>
          </table:table-cell>
          <table:table-cell table:style-name="ce102" table:formula="of:=[.J34]*0.07" office:value-type="currency" office:currency="USD" office:value="26.208" calcext:value-type="currency">
            <text:p>$26.21</text:p>
          </table:table-cell>
          <table:table-cell/>
          <table:table-cell table:style-name="ce195" office:value-type="string" calcext:value-type="string" table:number-columns-spanned="2" table:number-rows-spanned="1">
            <text:p>Igor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office:value-type="string" calcext:value-type="string" table:number-columns-spanned="2" table:number-rows-spanned="1">
            <text:p>Klaudij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Camino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office:value-type="string" calcext:value-type="string" table:number-columns-spanned="2" table:number-rows-spanned="1">
            <text:p>Kokica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27.1" calcext:value-type="float">
            <text:p>27.1</text:p>
          </table:table-cell>
          <table:table-cell table:style-name="ce135" office:value-type="string" calcext:value-type="string" table:number-columns-spanned="2" table:number-rows-spanned="1">
            <text:p>7-18</text:p>
          </table:table-cell>
          <table:covered-table-cell table:style-name="ce15"/>
          <table:table-cell table:style-name="ce135"/>
          <table:table-cell table:style-name="ce143" office:value-type="currency" office:currency="USD" office:value="698.4" calcext:value-type="currency">
            <text:p>$698.40</text:p>
          </table:table-cell>
          <table:table-cell table:style-name="ce102" table:formula="of:=[.J35]*0.07" office:value-type="currency" office:currency="USD" office:value="48.888" calcext:value-type="currency">
            <text:p>$48.89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covered-table-cell table:number-columns-repeated="5" table:style-name="ce50"/>
          <table:table-cell table:style-name="ce183" table:number-columns-repeated="328"/>
        </table:table-row>
        <table:table-row table:style-name="ro1">
          <table:table-cell table:style-name="ce119" table:number-columns-spanned="2" table:number-rows-spanned="2"/>
          <table:covered-table-cell table:style-name="ce171"/>
          <table:table-cell table:style-name="ce119" table:number-columns-spanned="2" table:number-rows-spanned="2"/>
          <table:covered-table-cell table:style-name="ce171"/>
          <table:table-cell table:style-name="ce130" office:value-type="string" calcext:value-type="string">
            <text:p>Roda</text:p>
          </table:table-cell>
          <table:table-cell table:style-name="ce135" office:value-type="float" office:value="27.1" calcext:value-type="float">
            <text:p>27.1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92" calcext:value-type="currency">
            <text:p>$92.00</text:p>
          </table:table-cell>
          <table:table-cell table:style-name="ce102" table:formula="of:=[.J36]*0.07" office:value-type="currency" office:currency="USD" office:value="6.44" calcext:value-type="currency">
            <text:p>$6.44</text:p>
          </table:table-cell>
          <table:table-cell/>
          <table:table-cell table:style-name="ce198" office:value-type="currency" office:currency="USD" office:value="28.73" calcext:value-type="currency">
            <text:p>$28.73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1.12" calcext:value-type="currency">
            <text:p>$11.12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3.41" calcext:value-type="currency">
            <text:p>$33.41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Cugeel</text:p>
          </table:table-cell>
          <table:table-cell table:style-name="ce135" office:value-type="float" office:value="28.1" calcext:value-type="float">
            <text:p>28.1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403" calcext:value-type="currency">
            <text:p>$403.00</text:p>
          </table:table-cell>
          <table:table-cell table:style-name="ce102" table:formula="of:=[.J37]*0.07" office:value-type="currency" office:currency="USD" office:value="28.21" calcext:value-type="currency">
            <text:p>$28.21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46.78" calcext:value-type="currency">
            <text:p>$46.78</text:p>
          </table:table-cell>
          <table:table-cell table:style-name="ce143"/>
          <table:table-cell table:style-name="ce198"/>
          <table:table-cell table:style-name="ce143"/>
          <table:table-cell table:style-name="ce102" office:value-type="currency" office:currency="USD" office:value="37.18" calcext:value-type="currency">
            <text:p>$37.1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Janko</text:p>
          </table:table-cell>
          <table:table-cell table:style-name="ce135" office:value-type="float" office:value="28.1" calcext:value-type="float">
            <text:p>28.1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311.2" calcext:value-type="currency">
            <text:p>$311.20</text:p>
          </table:table-cell>
          <table:table-cell table:style-name="ce102" table:formula="of:=[.J38]*0.07" office:value-type="currency" office:currency="USD" office:value="21.784" calcext:value-type="currency">
            <text:p>$21.78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0.82" calcext:value-type="currency">
            <text:p>$30.8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Roda</text:p>
          </table:table-cell>
          <table:table-cell table:style-name="ce135" office:value-type="float" office:value="28.1" calcext:value-type="float">
            <text:p>28.1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172" calcext:value-type="currency">
            <text:p>$172.00</text:p>
          </table:table-cell>
          <table:table-cell table:style-name="ce102" table:formula="of:=[.J39]*0.07" office:value-type="currency" office:currency="USD" office:value="12.04" calcext:value-type="currency">
            <text:p>$12.04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3.68" calcext:value-type="currency">
            <text:p>$13.6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Camino</text:p>
          </table:table-cell>
          <table:table-cell table:style-name="ce135" office:value-type="float" office:value="29.1" calcext:value-type="float">
            <text:p>29.1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357.6" calcext:value-type="currency">
            <text:p>$357.60</text:p>
          </table:table-cell>
          <table:table-cell table:style-name="ce102" table:formula="of:=[.J40]*0.07" office:value-type="currency" office:currency="USD" office:value="25.032" calcext:value-type="currency">
            <text:p>$25.03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40.29" calcext:value-type="currency">
            <text:p>$40.29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29.1" calcext:value-type="float">
            <text:p>29.1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587.42" calcext:value-type="currency">
            <text:p>$587.42</text:p>
          </table:table-cell>
          <table:table-cell table:style-name="ce102" table:formula="of:=[.J41]*0.07" office:value-type="currency" office:currency="USD" office:value="41.1194" calcext:value-type="currency">
            <text:p>$41.12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6.21" calcext:value-type="currency">
            <text:p>$26.21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/>
          <table:table-cell table:style-name="ce194"/>
          <table:table-cell table:style-name="ce19" table:number-columns-repeated="2"/>
          <table:table-cell table:style-name="ce130" office:value-type="string" calcext:value-type="string">
            <text:p>Vesa</text:p>
          </table:table-cell>
          <table:table-cell table:style-name="ce135" office:value-type="float" office:value="29.1" calcext:value-type="float">
            <text:p>29.1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326.95" calcext:value-type="currency">
            <text:p>$326.95</text:p>
          </table:table-cell>
          <table:table-cell table:style-name="ce102" table:formula="of:=[.J42]*0.07" office:value-type="currency" office:currency="USD" office:value="22.8865" calcext:value-type="currency">
            <text:p>$22.89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5.03" calcext:value-type="currency">
            <text:p>$25.03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Camino</text:p>
          </table:table-cell>
          <table:table-cell table:style-name="ce135" office:value-type="float" office:value="30.1" calcext:value-type="float">
            <text:p>30.1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207.2" calcext:value-type="currency">
            <text:p>$207.20</text:p>
          </table:table-cell>
          <table:table-cell table:style-name="ce102" table:formula="of:=[.J43]*0.07" office:value-type="currency" office:currency="USD" office:value="14.504" calcext:value-type="currency">
            <text:p>$14.5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4.5" calcext:value-type="currency">
            <text:p>$14.5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30.1" calcext:value-type="float">
            <text:p>30.1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862.4" calcext:value-type="currency">
            <text:p>$862.40</text:p>
          </table:table-cell>
          <table:table-cell table:style-name="ce102" table:formula="of:=[.J44]*0.07" office:value-type="currency" office:currency="USD" office:value="60.368" calcext:value-type="currency">
            <text:p>$60.37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8.7" calcext:value-type="currency">
            <text:p>$8.7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Janko</text:p>
          </table:table-cell>
          <table:table-cell table:style-name="ce135" office:value-type="float" office:value="30.1" calcext:value-type="float">
            <text:p>30.1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909.6" calcext:value-type="currency">
            <text:p>$909.60</text:p>
          </table:table-cell>
          <table:table-cell table:style-name="ce102" table:formula="of:=[.J45]*0.07" office:value-type="currency" office:currency="USD" office:value="63.672" calcext:value-type="currency">
            <text:p>$63.67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 office:value-type="string" calcext:value-type="string">
            <text:p>Camino</text:p>
          </table:table-cell>
          <table:table-cell table:style-name="ce135" office:value-type="float" office:value="31.1" calcext:value-type="float">
            <text:p>31.1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124.34" calcext:value-type="currency">
            <text:p>$124.34</text:p>
          </table:table-cell>
          <table:table-cell table:style-name="ce102" table:formula="of:=[.J46]*0.07" office:value-type="currency" office:currency="USD" office:value="8.7038" calcext:value-type="currency">
            <text:p>$8.7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 office:value-type="string" calcext:value-type="string">
            <text:p>Pat</text:p>
          </table:table-cell>
          <table:table-cell table:style-name="ce135" office:value-type="float" office:value="31.1" calcext:value-type="float">
            <text:p>31.1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604" calcext:value-type="currency">
            <text:p>$604.00</text:p>
          </table:table-cell>
          <table:table-cell table:style-name="ce102" table:formula="of:=[.J47]*0.07" office:value-type="currency" office:currency="USD" office:value="42.28" calcext:value-type="currency">
            <text:p>$42.28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 office:value-type="string" calcext:value-type="string">
            <text:p>Janko</text:p>
          </table:table-cell>
          <table:table-cell table:style-name="ce135" office:value-type="float" office:value="31.1" calcext:value-type="float">
            <text:p>31.1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435.2" calcext:value-type="currency">
            <text:p>$435.20</text:p>
          </table:table-cell>
          <table:table-cell table:style-name="ce102" table:formula="of:=[.J48]*0.07" office:value-type="currency" office:currency="USD" office:value="30.464" calcext:value-type="currency">
            <text:p>$30.46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9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0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1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-55" calcext:value-type="currency">
            <text:p>-$55.00</text:p>
          </table:table-cell>
          <table:table-cell table:style-name="ce143" office:value-type="string" calcext:value-type="string">
            <text:p>Advance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2]*0.07" office:value-type="currency" office:currency="USD" office:value="0" calcext:value-type="currency">
            <text:p>$0.00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3]*0.07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4]*0.07" office:value-type="currency" office:currency="USD" office:value="0" calcext:value-type="currency">
            <text:p>$0.00</text:p>
          </table:table-cell>
          <table:table-cell/>
          <table:table-cell table:style-name="ce155" table:formula="of:=SUM([.M36:.M51])" office:value-type="currency" office:currency="USD" office:value="28.73" calcext:value-type="currency" table:number-columns-spanned="2" table:number-rows-spanned="2">
            <text:p>$28.73</text:p>
          </table:table-cell>
          <table:covered-table-cell table:style-name="ce50"/>
          <table:table-cell table:style-name="ce155" table:formula="of:=SUM([.O36:.O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Q36:.Q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S36:.S51])" office:value-type="currency" office:currency="USD" office:value="162.13" calcext:value-type="currency" table:number-columns-spanned="2" table:number-rows-spanned="2">
            <text:p>$162.13</text:p>
          </table:table-cell>
          <table:covered-table-cell table:style-name="ce50"/>
          <table:table-cell table:style-name="ce155" table:formula="of:=SUM([.U36:.U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W36:.W51])" office:value-type="currency" office:currency="USD" office:value="70.59" calcext:value-type="currency" table:number-columns-spanned="2" table:number-rows-spanned="2">
            <text:p>$70.59</text:p>
          </table:table-cell>
          <table:covered-table-cell table:style-name="ce50"/>
          <table:table-cell table:style-name="ce155" table:formula="of:=SUM([.Y36:.Y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36:.AA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5]*0.07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6]*0.07" office:value-type="currency" office:currency="USD" office:value="0" calcext:value-type="currency">
            <text:p>$0.00</text:p>
          </table:table-cell>
          <table:table-cell/>
          <table:table-cell table:style-name="ce37"/>
          <table:table-cell table:style-name="ce201"/>
          <table:table-cell/>
          <table:table-cell table:style-name="ce202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7]*0.07" office:value-type="currency" office:currency="USD" office:value="0" calcext:value-type="currency">
            <text:p>$0.00</text:p>
          </table:table-cell>
          <table:table-cell/>
          <table:table-cell table:style-name="ce177"/>
          <table:table-cell table:style-name="ce200"/>
          <table:table-cell/>
          <table:table-cell table:style-name="ce202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8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9]*0.07" office:value-type="currency" office:currency="USD" office:value="0" calcext:value-type="currency">
            <text:p>$0.00</text:p>
          </table:table-cell>
          <table:table-cell table:number-columns-repeated="4"/>
          <table:table-cell table:style-name="ce210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0]*0.07" office:value-type="currency" office:currency="USD" office:value="0" calcext:value-type="currency">
            <text:p>$0.00</text:p>
          </table:table-cell>
          <table:table-cell/>
          <table:table-cell table:style-name="ce9" office:value-type="string" calcext:value-type="string" table:number-columns-spanned="2" table:number-rows-spanned="2">
            <text:p>Pera</text:p>
            <text:p>%2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Welja</text:p>
            <text:p>%1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ale</text:p>
            <text:p>%1 CM</text:p>
          </table:table-cell>
          <table:covered-table-cell table:style-name="ce19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1]*0.07" office:value-type="currency" office:currency="USD" office:value="0" calcext:value-type="currency">
            <text:p>$0.00</text:p>
          </table:table-cell>
          <table:table-cell/>
          <table:covered-table-cell table:number-columns-repeated="6" table:style-name="ce19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2]*0.07" office:value-type="currency" office:currency="USD" office:value="0" calcext:value-type="currency">
            <text:p>$0.00</text:p>
          </table:table-cell>
          <table:table-cell/>
          <table:table-cell table:style-name="ce102" table:formula="of:=[.A4]*0.02" office:value-type="currency" office:currency="USD" office:value="480.0634" calcext:value-type="currency" table:number-columns-spanned="2" table:number-rows-spanned="2">
            <text:p>$480.06</text:p>
          </table:table-cell>
          <table:covered-table-cell table:style-name="ce171"/>
          <table:table-cell table:style-name="ce102" table:formula="of:=[.A4]*0.01" office:value-type="currency" office:currency="USD" office:value="240.0317" calcext:value-type="currency" table:number-columns-spanned="2" table:number-rows-spanned="2">
            <text:p>$240.03</text:p>
          </table:table-cell>
          <table:covered-table-cell table:style-name="ce171"/>
          <table:table-cell table:style-name="ce102" table:formula="of:=[.A4]*0.01" office:value-type="currency" office:currency="USD" office:value="240.0317" calcext:value-type="currency" table:number-columns-spanned="2" table:number-rows-spanned="2">
            <text:p>$240.03</text:p>
          </table:table-cell>
          <table:covered-table-cell table:style-name="ce171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3]*0.07" office:value-type="currency" office:currency="USD" office:value="0" calcext:value-type="currency">
            <text:p>$0.00</text:p>
          </table:table-cell>
          <table:table-cell/>
          <table:covered-table-cell table:number-columns-repeated="6" table:style-name="ce171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4]*0.07" office:value-type="currency" office:currency="USD" office:value="0" calcext:value-type="currency">
            <text:p>$0.00</text:p>
          </table:table-cell>
          <table:table-cell table:number-columns-repeated="4"/>
          <table:table-cell office:value-type="string" calcext:value-type="string">
            <text:p>+90 od Pata</text:p>
          </table:table-cell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5]*0.07" office:value-type="currency" office:currency="USD" office:value="0" calcext:value-type="currency">
            <text:p>$0.00</text:p>
          </table:table-cell>
          <table:table-cell table:number-columns-repeated="4"/>
          <table:table-cell office:value-type="string" calcext:value-type="string">
            <text:p>+30 od Camina</text:p>
          </table:table-cell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6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7]*0.03+[.I67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8]*0.03+[.I6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9]*0.03+[.I69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0]*0.03+[.I70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1]*0.03+[.I71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2]*0.03+[.I72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3]*0.03+[.I73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4]*0.03+[.I74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5]*0.03+[.I75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6]*0.03+[.I76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7]*0.03+[.I77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8]*0.03+[.I7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9]*0.03+[.I79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0]*0.03+[.I80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1]*0.03+[.I81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2]*0.03+[.I82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3]*0.03+[.I83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4]*0.03+[.I84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5]*0.03+[.I85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6]*0.03+[.I86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7]*0.03+[.I87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8]*0.03+[.I88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9]*0.03+[.I89]*3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3" table:number-rows-repeated="1339">
          <table:table-cell table:number-columns-repeated="33"/>
          <table:table-cell table:style-name="ce183" table:number-columns-repeated="328"/>
        </table:table-row>
        <table:table-row table:style-name="ro3" table:number-rows-repeated="1047147">
          <table:table-cell table:number-columns-repeated="361"/>
        </table:table-row>
        <table:table-row table:style-name="ro3">
          <table:table-cell table:number-columns-repeated="361"/>
        </table:table-row>
      </table:table>
      <table:table table:name="Vence14" table:style-name="ta1">
        <table:table-column table:style-name="co1" table:number-columns-repeated="10" table:default-cell-style-name="ce35"/>
        <table:table-column table:style-name="co1" table:default-cell-style-name="ce173"/>
        <table:table-column table:style-name="co1" table:number-columns-repeated="22" table:default-cell-style-name="ce35"/>
        <table:table-column table:style-name="co1" table:number-columns-repeated="328" table:default-cell-style-name="ce185"/>
        <table:table-row table:style-name="ro1"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9" office:value-type="string" calcext:value-type="string" table:number-columns-spanned="1" table:number-rows-spanned="2">
            <text:p>Hours</text:p>
            <text:p>Worked</text:p>
          </table:table-cell>
          <table:table-cell table:style-name="ce140"/>
          <table:table-cell table:style-name="ce208" office:value-type="string" calcext:value-type="string" table:number-columns-spanned="1" table:number-rows-spanned="2">
            <text:p>Daily earnings</text:p>
            <text:p/>
          </table:table-cell>
          <table:table-cell table:style-name="ce174" table:number-columns-repeated="2"/>
          <table:table-cell table:number-columns-repeated="4"/>
          <table:table-cell table:style-name="ce177" table:number-columns-repeated="16"/>
          <table:table-cell table:style-name="ce183" table:number-columns-repeated="328"/>
        </table:table-row>
        <table:table-row table:style-name="ro1">
          <table:table-cell table:style-name="ce100" office:value-type="string" calcext:value-type="string" table:number-columns-spanned="4" table:number-rows-spanned="2">
            <text:p>NET Sales</text:p>
          </table:table-cell>
          <table:covered-table-cell table:style-name="ce19"/>
          <table:covered-table-cell table:style-name="ce9"/>
          <table:covered-table-cell table:style-name="ce19"/>
          <table:table-cell table:style-name="ce126" office:value-type="string" calcext:value-type="string">
            <text:p><text:s/>chatter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Shift</text:p>
          </table:table-cell>
          <table:covered-table-cell table:style-name="ce19"/>
          <table:covered-table-cell table:style-name="ce137"/>
          <table:table-cell table:style-name="ce141" office:value-type="string" calcext:value-type="string">
            <text:p>NETSales</text:p>
          </table:table-cell>
          <table:covered-table-cell table:style-name="ce146"/>
          <table:table-cell/>
          <table:table-cell table:style-name="ce100" office:value-type="string" calcext:value-type="string" table:number-columns-spanned="3" table:number-rows-spanned="3">
            <text:p>Total due:</text:p>
          </table:table-cell>
          <table:covered-table-cell table:number-columns-repeated="2" table:style-name="ce19"/>
          <table:table-cell table:number-columns-repeated="2"/>
          <table:table-cell table:style-name="ce100" office:value-type="string" calcext:value-type="string" table:number-columns-spanned="4" table:number-rows-spanned="2">
            <text:p>NET Sales</text:p>
          </table:table-cell>
          <table:covered-table-cell table:style-name="ce19"/>
          <table:covered-table-cell table:style-name="ce9"/>
          <table:covered-table-cell table:style-name="ce19"/>
          <table:table-cell table:style-name="ce50" table:number-columns-repeated="12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Camino</text:p>
          </table:table-cell>
          <table:table-cell table:style-name="ce135" office:value-type="float" office:value="1.2" calcext:value-type="float">
            <text:p>1.2</text:p>
          </table:table-cell>
          <table:table-cell table:style-name="ce221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264" calcext:value-type="currency">
            <text:p>$264.00</text:p>
          </table:table-cell>
          <table:table-cell table:style-name="ce102" table:formula="of:=[.J3]*0.07" office:value-type="currency" office:currency="USD" office:value="18.48" calcext:value-type="currency">
            <text:p>$18.48</text:p>
          </table:table-cell>
          <table:table-cell/>
          <table:covered-table-cell table:number-columns-repeated="3" table:style-name="ce19"/>
          <table:table-cell table:number-columns-repeated="2"/>
          <table:covered-table-cell table:number-columns-repeated="4" table:style-name="ce19"/>
          <table:table-cell table:style-name="ce50" table:number-columns-repeated="12"/>
          <table:table-cell table:style-name="ce183" table:number-columns-repeated="328"/>
        </table:table-row>
        <table:table-row table:style-name="ro1">
          <table:table-cell table:style-name="ce102" table:formula="of:=SUM([.J:.J])" office:value-type="currency" office:currency="USD" office:value="19892.4" calcext:value-type="currency" table:number-columns-spanned="4" table:number-rows-spanned="2">
            <text:p>$19,892.40</text:p>
          </table:table-cell>
          <table:covered-table-cell table:style-name="ce146"/>
          <table:covered-table-cell table:style-name="ce102"/>
          <table:covered-table-cell table:style-name="ce146"/>
          <table:table-cell table:style-name="ce130" office:value-type="string" calcext:value-type="string">
            <text:p>Pat</text:p>
          </table:table-cell>
          <table:table-cell table:style-name="ce135" office:value-type="float" office:value="1.2" calcext:value-type="float">
            <text:p>1.2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599" calcext:value-type="currency">
            <text:p>$599.00</text:p>
          </table:table-cell>
          <table:table-cell table:style-name="ce102" table:formula="of:=[.J4]*0.07" office:value-type="currency" office:currency="USD" office:value="41.93" calcext:value-type="currency">
            <text:p>$41.93</text:p>
          </table:table-cell>
          <table:table-cell/>
          <table:covered-table-cell table:number-columns-repeated="3" table:style-name="ce19"/>
          <table:table-cell table:number-columns-repeated="2"/>
          <table:table-cell table:style-name="ce102" table:formula="of:=[.A4]" office:value-type="currency" office:currency="USD" office:value="19892.4" calcext:value-type="currency" table:number-columns-spanned="4" table:number-rows-spanned="2">
            <text:p>$19,892.40</text:p>
          </table:table-cell>
          <table:covered-table-cell table:style-name="ce146"/>
          <table:covered-table-cell table:style-name="ce102"/>
          <table:covered-table-cell table:style-name="ce146"/>
          <table:table-cell table:style-name="ce50" table:number-columns-repeated="12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Vesa</text:p>
          </table:table-cell>
          <table:table-cell table:style-name="ce135" office:value-type="float" office:value="1.2" calcext:value-type="float">
            <text:p>1.2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387.18" calcext:value-type="currency">
            <text:p>$387.18</text:p>
          </table:table-cell>
          <table:table-cell table:style-name="ce102" table:formula="of:=[.J5]*0.07" office:value-type="currency" office:currency="USD" office:value="27.1026" calcext:value-type="currency">
            <text:p>$27.10</text:p>
          </table:table-cell>
          <table:table-cell/>
          <table:table-cell table:style-name="ce153" table:formula="of:=(0.11*[.R4])+[.A24]" office:value-type="currency" office:currency="USD" office:value="2228.164" calcext:value-type="currency" table:number-columns-spanned="3" table:number-rows-spanned="3">
            <text:p>$2,228.16</text:p>
          </table:table-cell>
          <table:covered-table-cell table:number-columns-repeated="2" table:style-name="ce19"/>
          <table:table-cell table:number-columns-repeated="2"/>
          <table:covered-table-cell table:number-columns-repeated="4" table:style-name="ce146"/>
          <table:table-cell table:style-name="ce50" table:number-columns-repeated="12"/>
          <table:table-cell table:style-name="ce183" table:number-columns-repeated="328"/>
        </table:table-row>
        <table:table-row table:style-name="ro1">
          <table:table-cell table:style-name="ce106"/>
          <table:table-cell table:style-name="ce19"/>
          <table:table-cell table:style-name="ce106"/>
          <table: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float" office:value="2.2" calcext:value-type="float">
            <text:p>2.2</text:p>
          </table:table-cell>
          <table:table-cell table:style-name="ce221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249.6" calcext:value-type="currency">
            <text:p>$249.60</text:p>
          </table:table-cell>
          <table:table-cell table:style-name="ce102" table:formula="of:=[.J6]*0.07" office:value-type="currency" office:currency="USD" office:value="17.472" calcext:value-type="currency">
            <text:p>$17.47</text:p>
          </table:table-cell>
          <table:table-cell/>
          <table:covered-table-cell table:number-columns-repeated="3" table:style-name="ce19"/>
          <table:table-cell table:number-columns-repeated="2"/>
          <table:table-cell table:style-name="ce229"/>
          <table:table-cell table:style-name="ce50" table:number-columns-repeated="1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2.2" calcext:value-type="float">
            <text:p>2.2</text:p>
          </table:table-cell>
          <table:table-cell table:style-name="ce135" office:value-type="string" calcext:value-type="string" table:number-columns-spanned="2" table:number-rows-spanned="1">
            <text:p>10-22</text:p>
          </table:table-cell>
          <table:covered-table-cell table:style-name="ce15"/>
          <table:table-cell table:style-name="ce135"/>
          <table:table-cell table:style-name="ce143" office:value-type="currency" office:currency="USD" office:value="720.34" calcext:value-type="currency">
            <text:p>$720.34</text:p>
          </table:table-cell>
          <table:table-cell table:style-name="ce102" table:formula="of:=[.J7]*0.07" office:value-type="currency" office:currency="USD" office:value="50.4238" calcext:value-type="currency">
            <text:p>$50.42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"/>
          <table:table-cell table:style-name="ce183" office:value-type="string" calcext:value-type="string">
            <text:p>Chatter pay</text:p>
          </table:table-cell>
          <table:table-cell table:style-name="ce183" table:number-columns-repeated="324"/>
        </table:table-row>
        <table:table-row table:style-name="ro1">
          <table:table-cell table:style-name="ce108"/>
          <table:table-cell table:style-name="ce171"/>
          <table:table-cell table:style-name="ce119"/>
          <table:table-cell table:style-name="ce171"/>
          <table:table-cell table:style-name="ce130" office:value-type="string" calcext:value-type="string">
            <text:p>Camino</text:p>
          </table:table-cell>
          <table:table-cell table:style-name="ce135" office:value-type="float" office:value="2.2" calcext:value-type="float">
            <text:p>2.2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1460.78" calcext:value-type="currency">
            <text:p>$1,460.78</text:p>
          </table:table-cell>
          <table:table-cell table:style-name="ce102" table:formula="of:=[.J8]*0.07" office:value-type="currency" office:currency="USD" office:value="102.2546" calcext:value-type="currency">
            <text:p>$102.25</text:p>
          </table:table-cell>
          <table:table-cell table:number-columns-repeated="6"/>
          <table:table-cell table:style-name="ce50" table:number-columns-repeated="16"/>
          <table:table-cell table:style-name="ce183" table:number-columns-repeated="3"/>
          <table:table-cell table:style-name="ce231" table:formula="of:=([.M31]+[.O31]+[.Q31]+[.S31]+[.U31]+[.W31]+[.Y31]+[.AA31]+[.AA54]+[.Y54]+[.W54]+[.U54]+[.S54]+[.Q54]+[.O54]+[.M54])+([.M62]+[.O62]+[.Q62])" office:value-type="currency" office:currency="USD" office:value="2028.146" calcext:value-type="currency">
            <text:p>$2,028.15</text:p>
          </table:table-cell>
          <table:table-cell table:style-name="ce183" table:number-columns-repeated="324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3.2" calcext:value-type="float">
            <text:p>3.2</text:p>
          </table:table-cell>
          <table:table-cell table:style-name="ce135" office:value-type="string" calcext:value-type="string" table:number-columns-spanned="2" table:number-rows-spanned="1">
            <text:p>10-20</text:p>
          </table:table-cell>
          <table:covered-table-cell table:style-name="ce15"/>
          <table:table-cell table:style-name="ce135"/>
          <table:table-cell table:style-name="ce143" office:value-type="currency" office:currency="USD" office:value="519.06" calcext:value-type="currency">
            <text:p>$519.06</text:p>
          </table:table-cell>
          <table:table-cell table:style-name="ce102" table:formula="of:=[.J9]*0.07" office:value-type="currency" office:currency="USD" office:value="36.3342" calcext:value-type="currency">
            <text:p>$36.33</text:p>
          </table:table-cell>
          <table:table-cell table:number-columns-repeated="6"/>
          <table:table-cell table:style-name="ce200"/>
          <table:table-cell table:style-name="ce50" table:number-columns-repeated="15"/>
          <table:table-cell table:style-name="ce183" table:number-columns-repeated="328"/>
        </table:table-row>
        <table:table-row table:style-name="ro5">
          <table:table-cell table:style-name="ce190" office:value-type="string" calcext:value-type="string" table:number-columns-spanned="2" table:number-rows-spanned="2">
            <text:p>CM % from </text:p>
            <text:p>Net Sales 4%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omission from</text:p>
            <text:p>Sales 3%</text:p>
          </table:table-cell>
          <table:covered-table-cell table:style-name="ce19"/>
          <table:table-cell table:style-name="ce130" office:value-type="string" calcext:value-type="string">
            <text:p>Klaudija</text:p>
          </table:table-cell>
          <table:table-cell table:style-name="ce135" office:value-type="float" office:value="3.2" calcext:value-type="float">
            <text:p>3.2</text:p>
          </table:table-cell>
          <table:table-cell table:style-name="ce135" office:value-type="string" calcext:value-type="string" table:number-columns-spanned="2" table:number-rows-spanned="1">
            <text:p>22-2</text:p>
          </table:table-cell>
          <table:covered-table-cell table:style-name="ce15"/>
          <table:table-cell table:style-name="ce135"/>
          <table:table-cell table:style-name="ce143" office:value-type="currency" office:currency="USD" office:value="444.55" calcext:value-type="currency">
            <text:p>$444.55</text:p>
          </table:table-cell>
          <table:table-cell table:style-name="ce102" table:formula="of:=[.J10]*0.07" office:value-type="currency" office:currency="USD" office:value="31.1185" calcext:value-type="currency">
            <text:p>$31.12</text:p>
          </table:table-cell>
          <table:table-cell/>
          <table:table-cell office:value-type="string" calcext:value-type="string">
            <text:p>Paid</text:p>
          </table:table-cell>
          <table:table-cell/>
          <table:table-cell table:style-name="ce225" office:value-type="string" calcext:value-type="string">
            <text:p>Paid</text:p>
          </table:table-cell>
          <table:table-cell table:style-name="ce210"/>
          <table:table-cell table:style-name="ce227" office:value-type="string" calcext:value-type="string">
            <text:p>Paid</text:p>
          </table:table-cell>
          <table:table-cell table:style-name="ce200"/>
          <table:table-cell table:style-name="ce210"/>
          <table:table-cell table:style-name="ce200"/>
          <table:table-cell table:style-name="ce210" office:value-type="string" calcext:value-type="string">
            <text:p>Paid</text:p>
          </table:table-cell>
          <table:table-cell table:style-name="ce211"/>
          <table:table-cell table:style-name="ce210"/>
          <table:table-cell table:style-name="ce50" table:number-columns-repeated="3"/>
          <table:table-cell table:style-name="ce212"/>
          <table:table-cell table:style-name="ce21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style-name="ce191" office:value-type="string" calcext:value-type="string">
            <text:p>Net Sales 4%</text:p>
          </table:covered-table-cell>
          <table:covered-table-cell table:number-columns-repeated="3" table:style-name="ce19"/>
          <table:table-cell table:style-name="ce130" office:value-type="string" calcext:value-type="string">
            <text:p>Camino</text:p>
          </table:table-cell>
          <table:table-cell table:style-name="ce135" office:value-type="float" office:value="3.2" calcext:value-type="float">
            <text:p>3.2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427.2" calcext:value-type="currency">
            <text:p>$427.20</text:p>
          </table:table-cell>
          <table:table-cell table:style-name="ce102" table:formula="of:=[.J11]*0.07" office:value-type="currency" office:currency="USD" office:value="29.904" calcext:value-type="currency">
            <text:p>$29.90</text:p>
          </table:table-cell>
          <table:table-cell/>
          <table:table-cell table:style-name="ce195" office:value-type="string" calcext:value-type="string" table:number-columns-spanned="2" table:number-rows-spanned="1">
            <text:p>Janko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Pat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Vezilije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Cugeel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Roda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table:formula="of:=[.A4]*0.04" office:value-type="currency" office:currency="USD" office:value="795.696" calcext:value-type="currency" table:number-columns-spanned="2" table:number-rows-spanned="2">
            <text:p>$795.70</text:p>
          </table:table-cell>
          <table:covered-table-cell table:style-name="ce171"/>
          <table:table-cell table:style-name="ce102" table:formula="of:=[.A4]*0.03" office:value-type="currency" office:currency="USD" office:value="596.772" calcext:value-type="currency" table:number-columns-spanned="2" table:number-rows-spanned="2">
            <text:p>$596.77</text:p>
          </table:table-cell>
          <table:covered-table-cell table:style-name="ce171"/>
          <table:table-cell table:style-name="ce130" office:value-type="string" calcext:value-type="string">
            <text:p>Pat</text:p>
          </table:table-cell>
          <table:table-cell table:style-name="ce135" office:value-type="float" office:value="4.2" calcext:value-type="float">
            <text:p>4.2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1008.7" calcext:value-type="currency">
            <text:p>$1,008.70</text:p>
          </table:table-cell>
          <table:table-cell table:style-name="ce102" table:formula="of:=[.J12]*0.07" office:value-type="currency" office:currency="USD" office:value="70.609" calcext:value-type="currency">
            <text:p>$70.61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Vesa</text:p>
          </table:table-cell>
          <table:table-cell table:style-name="ce135" office:value-type="float" office:value="4.2" calcext:value-type="float">
            <text:p>4.2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270.38" calcext:value-type="currency">
            <text:p>$270.38</text:p>
          </table:table-cell>
          <table:table-cell table:style-name="ce102" table:formula="of:=[.J13]*0.07" office:value-type="currency" office:currency="USD" office:value="18.9266" calcext:value-type="currency">
            <text:p>$18.93</text:p>
          </table:table-cell>
          <table:table-cell/>
          <table:table-cell table:style-name="ce198" office:value-type="currency" office:currency="USD" office:value="36.68" calcext:value-type="currency">
            <text:p>$36.68</text:p>
          </table:table-cell>
          <table:table-cell table:style-name="ce143"/>
          <table:table-cell table:style-name="ce198" office:value-type="currency" office:currency="USD" office:value="41.93" calcext:value-type="currency">
            <text:p>$41.93</text:p>
          </table:table-cell>
          <table:table-cell table:style-name="ce143"/>
          <table:table-cell table:style-name="ce198" office:value-type="currency" office:currency="USD" office:value="27.1" calcext:value-type="currency">
            <text:p>$27.10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4.08" calcext:value-type="currency">
            <text:p>$24.0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Camino</text:p>
          </table:table-cell>
          <table:table-cell table:style-name="ce135" office:value-type="float" office:value="5.2" calcext:value-type="float">
            <text:p>5.2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716.8" calcext:value-type="currency">
            <text:p>$716.80</text:p>
          </table:table-cell>
          <table:table-cell table:style-name="ce102" table:formula="of:=[.J14]*0.07" office:value-type="currency" office:currency="USD" office:value="50.176" calcext:value-type="currency">
            <text:p>$50.18</text:p>
          </table:table-cell>
          <table:table-cell/>
          <table:table-cell table:style-name="ce198" office:value-type="currency" office:currency="USD" office:value="11.76" calcext:value-type="currency">
            <text:p>$11.76</text:p>
          </table:table-cell>
          <table:table-cell table:style-name="ce143"/>
          <table:table-cell table:style-name="ce198" office:value-type="currency" office:currency="USD" office:value="50.42" calcext:value-type="currency">
            <text:p>$50.42</text:p>
          </table:table-cell>
          <table:table-cell table:style-name="ce143"/>
          <table:table-cell table:style-name="ce198" office:value-type="currency" office:currency="USD" office:value="18.93" calcext:value-type="currency">
            <text:p>$18.93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7.92" calcext:value-type="currency">
            <text:p>$17.9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2">
          <table:table-cell table:style-name="ce116"/>
          <table:table-cell table:style-name="ce19"/>
          <table:table-cell table:style-name="ce116"/>
          <table: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5.2" calcext:value-type="float">
            <text:p>5.2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746.34" calcext:value-type="currency">
            <text:p>$746.34</text:p>
          </table:table-cell>
          <table:table-cell table:style-name="ce102" table:formula="of:=[.J15]*0.07" office:value-type="currency" office:currency="USD" office:value="52.2438" calcext:value-type="currency">
            <text:p>$52.24</text:p>
          </table:table-cell>
          <table:table-cell/>
          <table:table-cell table:style-name="ce198" office:value-type="currency" office:currency="USD" office:value="22.68" calcext:value-type="currency">
            <text:p>$22.68</text:p>
          </table:table-cell>
          <table:table-cell table:style-name="ce143"/>
          <table:table-cell table:style-name="ce198" office:value-type="currency" office:currency="USD" office:value="36.33" calcext:value-type="currency">
            <text:p>$36.33</text:p>
          </table:table-cell>
          <table:table-cell table:style-name="ce143"/>
          <table:table-cell table:style-name="ce198" office:value-type="currency" office:currency="USD" office:value="24.86" calcext:value-type="currency">
            <text:p>$24.8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Vesa</text:p>
          </table:table-cell>
          <table:table-cell table:style-name="ce135" office:value-type="float" office:value="5.2" calcext:value-type="float">
            <text:p>5.2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355.2" calcext:value-type="currency">
            <text:p>$355.20</text:p>
          </table:table-cell>
          <table:table-cell table:style-name="ce102" table:formula="of:=[.J16]*0.07" office:value-type="currency" office:currency="USD" office:value="24.864" calcext:value-type="currency">
            <text:p>$24.86</text:p>
          </table:table-cell>
          <table:table-cell/>
          <table:table-cell table:style-name="ce198" office:value-type="currency" office:currency="USD" office:value="74.97" calcext:value-type="currency">
            <text:p>$74.97</text:p>
          </table:table-cell>
          <table:table-cell table:style-name="ce143"/>
          <table:table-cell table:style-name="ce198" office:value-type="currency" office:currency="USD" office:value="70.61" calcext:value-type="currency">
            <text:p>$70.61</text:p>
          </table:table-cell>
          <table:table-cell table:style-name="ce143"/>
          <table:table-cell table:style-name="ce198" office:value-type="currency" office:currency="USD" office:value="26.17" calcext:value-type="currency">
            <text:p>$26.17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9"/>
          <table:table-cell table:style-name="ce171"/>
          <table:table-cell table:style-name="ce206"/>
          <table:table-cell table:style-name="ce207"/>
          <table:table-cell table:style-name="ce130" office:value-type="string" calcext:value-type="string">
            <text:p>Camino</text:p>
          </table:table-cell>
          <table:table-cell table:style-name="ce135" office:value-type="float" office:value="6.2" calcext:value-type="float">
            <text:p>6.2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244.8" calcext:value-type="currency">
            <text:p>$244.80</text:p>
          </table:table-cell>
          <table:table-cell table:style-name="ce102" table:formula="of:=[.J17]*0.07" office:value-type="currency" office:currency="USD" office:value="17.136" calcext:value-type="currency">
            <text:p>$17.14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2.24" calcext:value-type="currency">
            <text:p>$52.2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</text:p>
            <text:p>Paid out from penalties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Penalties</text:p>
          </table:table-cell>
          <table:covered-table-cell table:style-name="ce19"/>
          <table:table-cell table:style-name="ce130" office:value-type="string" calcext:value-type="string">
            <text:p>Janko</text:p>
          </table:table-cell>
          <table:table-cell table:style-name="ce135" office:value-type="float" office:value="6.2" calcext:value-type="float">
            <text:p>6.2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524" calcext:value-type="currency">
            <text:p>$524.00</text:p>
          </table:table-cell>
          <table:table-cell table:style-name="ce102" table:formula="of:=[.J18]*0.07" office:value-type="currency" office:currency="USD" office:value="36.68" calcext:value-type="currency">
            <text:p>$36.6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20.22" calcext:value-type="currency">
            <text:p>$20.2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Roda</text:p>
          </table:table-cell>
          <table:table-cell table:style-name="ce135" office:value-type="float" office:value="6.2" calcext:value-type="float">
            <text:p>6.2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344" calcext:value-type="currency">
            <text:p>$344.00</text:p>
          </table:table-cell>
          <table:table-cell table:style-name="ce102" table:formula="of:=[.J19]*0.07" office:value-type="currency" office:currency="USD" office:value="24.08" calcext:value-type="currency">
            <text:p>$24.0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29.41" calcext:value-type="currency">
            <text:p>$29.41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table:number-columns-spanned="2" table:number-rows-spanned="2"/>
          <table:covered-table-cell table:style-name="ce146"/>
          <table:table-cell table:style-name="ce102" table:number-columns-spanned="2" table:number-rows-spanned="2"/>
          <table:covered-table-cell table:style-name="ce146"/>
          <table:table-cell table:style-name="ce130" office:value-type="string" calcext:value-type="string">
            <text:p>Pat</text:p>
          </table:table-cell>
          <table:table-cell table:style-name="ce135" office:value-type="float" office:value="7.2" calcext:value-type="float">
            <text:p>7.2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288.79" calcext:value-type="currency">
            <text:p>$288.79</text:p>
          </table:table-cell>
          <table:table-cell table:style-name="ce102" table:formula="of:=[.J20]*0.07" office:value-type="currency" office:currency="USD" office:value="20.2153" calcext:value-type="currency">
            <text:p>$20.22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4.71" calcext:value-type="currency">
            <text:p>$54.71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Roda</text:p>
          </table:table-cell>
          <table:table-cell table:style-name="ce135" office:value-type="float" office:value="7.2" calcext:value-type="float">
            <text:p>7.2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256" calcext:value-type="currency">
            <text:p>$256.00</text:p>
          </table:table-cell>
          <table:table-cell table:style-name="ce102" table:formula="of:=[.J21]*0.07" office:value-type="currency" office:currency="USD" office:value="17.92" calcext:value-type="currency">
            <text:p>$17.92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26.72" calcext:value-type="currency">
            <text:p>$26.7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 paid for by </text:p>
            <text:p>Vence</text:p>
          </table:table-cell>
          <table:covered-table-cell table:style-name="ce19"/>
          <table:table-cell table:style-name="ce171" table:number-columns-repeated="2"/>
          <table:table-cell table:style-name="ce130" office:value-type="string" calcext:value-type="string">
            <text:p>Camino</text:p>
          </table:table-cell>
          <table:table-cell table:style-name="ce135" office:value-type="float" office:value="8.2" calcext:value-type="float">
            <text:p>8.2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[.J22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23.65" calcext:value-type="currency">
            <text:p>$23.65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2" table:style-name="ce19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8.2" calcext:value-type="float">
            <text:p>8.2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420.2" calcext:value-type="currency">
            <text:p>$420.20</text:p>
          </table:table-cell>
          <table:table-cell table:style-name="ce102" table:formula="of:=[.J23]*0.07" office:value-type="currency" office:currency="USD" office:value="29.414" calcext:value-type="currency">
            <text:p>$29.41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8.44" calcext:value-type="currency">
            <text:p>$48.4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office:value-type="currency" office:currency="USD" office:value="40" calcext:value-type="currency" table:number-columns-spanned="2" table:number-rows-spanned="2">
            <text:p>$40.00</text:p>
          </table:table-cell>
          <table:covered-table-cell table:style-name="ce171"/>
          <table:table-cell table:style-name="ce19" table:number-columns-repeated="2"/>
          <table:table-cell table:style-name="ce130" office:value-type="string" calcext:value-type="string">
            <text:p>Vesa</text:p>
          </table:table-cell>
          <table:table-cell table:style-name="ce135" office:value-type="float" office:value="8.2" calcext:value-type="float">
            <text:p>8.2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373.8" calcext:value-type="currency">
            <text:p>$373.80</text:p>
          </table:table-cell>
          <table:table-cell table:style-name="ce102" table:formula="of:=[.J24]*0.07" office:value-type="currency" office:currency="USD" office:value="26.166" calcext:value-type="currency">
            <text:p>$26.17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2.26" calcext:value-type="currency">
            <text:p>$32.2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2" table:style-name="ce171"/>
          <table:table-cell table:style-name="ce19" table:number-columns-repeated="2"/>
          <table:table-cell table:style-name="ce130" office:value-type="string" calcext:value-type="string">
            <text:p>Camino</text:p>
          </table:table-cell>
          <table:table-cell table:style-name="ce135" office:value-type="float" office:value="9.2" calcext:value-type="float">
            <text:p>9.2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75.99" calcext:value-type="currency">
            <text:p>$75.99</text:p>
          </table:table-cell>
          <table:table-cell table:style-name="ce102" table:formula="of:=[.J25]*0.07" office:value-type="currency" office:currency="USD" office:value="5.3193" calcext:value-type="currency">
            <text:p>$5.32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9.2" calcext:value-type="float">
            <text:p>9.2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781.57" calcext:value-type="currency">
            <text:p>$781.57</text:p>
          </table:table-cell>
          <table:table-cell table:style-name="ce102" table:formula="of:=[.J26]*0.07" office:value-type="currency" office:currency="USD" office:value="54.7099" calcext:value-type="currency">
            <text:p>$54.71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Steva</text:p>
          </table:table-cell>
          <table:table-cell table:style-name="ce135" office:value-type="float" office:value="9.2" calcext:value-type="float">
            <text:p>9.2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547.2" calcext:value-type="currency">
            <text:p>$547.20</text:p>
          </table:table-cell>
          <table:table-cell table:style-name="ce102" table:formula="of:=[.J27]*0.07" office:value-type="currency" office:currency="USD" office:value="38.304" calcext:value-type="currency">
            <text:p>$38.3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-150" calcext:value-type="currency">
            <text:p>-$150.00</text:p>
          </table:table-cell>
          <table:table-cell table:style-name="ce143" office:value-type="string" calcext:value-type="string">
            <text:p>advance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Total Hours Worked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Total from hourly pay</text:p>
          </table:table-cell>
          <table:covered-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float" office:value="10.2" calcext:value-type="float">
            <text:p>10.2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392.46" calcext:value-type="currency">
            <text:p>$392.46</text:p>
          </table:table-cell>
          <table:table-cell table:style-name="ce102" table:formula="of:=[.J28]*0.07" office:value-type="currency" office:currency="USD" office:value="27.4722" calcext:value-type="currency">
            <text:p>$27.47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20" calcext:value-type="currency">
            <text:p>$20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Janko</text:p>
          </table:table-cell>
          <table:table-cell table:style-name="ce135" office:value-type="float" office:value="10.2" calcext:value-type="float">
            <text:p>10.2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168" calcext:value-type="currency">
            <text:p>$168.00</text:p>
          </table:table-cell>
          <table:table-cell table:style-name="ce102" table:formula="of:=[.J29]*0.07" office:value-type="currency" office:currency="USD" office:value="11.76" calcext:value-type="currency">
            <text:p>$11.76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5" table:formula="of:=SUM([.I:.I])" office:value-type="float" office:value="0" calcext:value-type="float" table:number-columns-spanned="2" table:number-rows-spanned="2">
            <text:p>0</text:p>
          </table:table-cell>
          <table:covered-table-cell table:style-name="ce171"/>
          <table:table-cell table:style-name="ce102" table:formula="of:=[.A30]*3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171"/>
          <table:table-cell table:style-name="ce130" office:value-type="string" calcext:value-type="string">
            <text:p>Steva</text:p>
          </table:table-cell>
          <table:table-cell table:style-name="ce135" office:value-type="float" office:value="10.2" calcext:value-type="float">
            <text:p>10.2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572" calcext:value-type="currency">
            <text:p>$572.00</text:p>
          </table:table-cell>
          <table:table-cell table:style-name="ce102" table:formula="of:=[.J30]*0.07" office:value-type="currency" office:currency="USD" office:value="40.04" calcext:value-type="currency">
            <text:p>$40.04</text:p>
          </table:table-cell>
          <table:table-cell/>
          <table:covered-table-cell table:number-columns-repeated="16"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Camino</text:p>
          </table:table-cell>
          <table:table-cell table:style-name="ce135" office:value-type="float" office:value="11.2" calcext:value-type="float">
            <text:p>11.2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129.32" calcext:value-type="currency">
            <text:p>$129.32</text:p>
          </table:table-cell>
          <table:table-cell table:style-name="ce102" table:formula="of:=[.J31]*0.07" office:value-type="currency" office:currency="USD" office:value="9.0524" calcext:value-type="currency">
            <text:p>$9.05</text:p>
          </table:table-cell>
          <table:table-cell/>
          <table:table-cell table:style-name="ce155" table:formula="of:=SUM([.M13:.M28])" office:value-type="currency" office:currency="USD" office:value="146.09" calcext:value-type="currency" table:number-columns-spanned="2" table:number-rows-spanned="2">
            <text:p>$146.09</text:p>
          </table:table-cell>
          <table:covered-table-cell table:style-name="ce50"/>
          <table:table-cell table:style-name="ce155" table:formula="of:=SUM([.O13:.O28])" office:value-type="currency" office:currency="USD" office:value="356.94" calcext:value-type="currency" table:number-columns-spanned="2" table:number-rows-spanned="2">
            <text:p>$356.94</text:p>
          </table:table-cell>
          <table:covered-table-cell table:style-name="ce50"/>
          <table:table-cell table:style-name="ce155" table:formula="of:=SUM([.Q13:.Q28])" office:value-type="currency" office:currency="USD" office:value="97.06" calcext:value-type="currency" table:number-columns-spanned="2" table:number-rows-spanned="2">
            <text:p>$97.06</text:p>
          </table:table-cell>
          <table:covered-table-cell table:style-name="ce50"/>
          <table:table-cell table:style-name="ce155" table:formula="of:=SUM([.S13:.S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U13:.U28])" office:value-type="currency" office:currency="USD" office:value="42" calcext:value-type="currency" table:number-columns-spanned="2" table:number-rows-spanned="2">
            <text:p>$42.00</text:p>
          </table:table-cell>
          <table:covered-table-cell table:style-name="ce50"/>
          <table:table-cell table:style-name="ce155" table:formula="of:=SUM([.W13:.W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Y13:.Y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13:.AA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11.2" calcext:value-type="float">
            <text:p>11.2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381.68" calcext:value-type="currency">
            <text:p>$381.68</text:p>
          </table:table-cell>
          <table:table-cell table:style-name="ce102" table:formula="of:=[.J32]*0.07" office:value-type="currency" office:currency="USD" office:value="26.7176" calcext:value-type="currency">
            <text:p>$26.72</text:p>
          </table:table-cell>
          <table:table-cell/>
          <table:covered-table-cell table:number-columns-repeated="16" table:style-name="ce50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5" table:number-columns-spanned="1" table:number-rows-spanned="2"/>
          <table:table-cell table:style-name="ce183" table:number-columns-repeated="327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Steva</text:p>
          </table:table-cell>
          <table:table-cell table:style-name="ce135" office:value-type="float" office:value="11.2" calcext:value-type="float">
            <text:p>11.2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822.4" calcext:value-type="currency">
            <text:p>$822.40</text:p>
          </table:table-cell>
          <table:table-cell table:style-name="ce102" table:formula="of:=[.J33]*0.07" office:value-type="currency" office:currency="USD" office:value="57.568" calcext:value-type="currency">
            <text:p>$57.57</text:p>
          </table:table-cell>
          <table:table-cell/>
          <table:table-cell table:style-name="ce50"/>
          <table:table-cell table:style-name="ce200"/>
          <table:table-cell table:style-name="ce50"/>
          <table:table-cell table:style-name="ce210"/>
          <table:table-cell table:style-name="ce50" office:value-type="string" calcext:value-type="string">
            <text:p>Paid</text:p>
          </table:table-cell>
          <table:table-cell table:style-name="ce210"/>
          <table:table-cell table:style-name="ce50" office:value-type="string" calcext:value-type="string">
            <text:p>Paid</text:p>
          </table:table-cell>
          <table:table-cell table:style-name="ce200"/>
          <table:table-cell table:style-name="ce50" office:value-type="string" calcext:value-type="string">
            <text:p>Paid</text:p>
          </table:table-cell>
          <table:table-cell table:style-name="ce50" table:number-columns-repeated="6"/>
          <table:table-cell table:style-name="ce200"/>
          <table:covered-table-cell table:number-columns-repeated="5"/>
          <table:covered-table-cell table:style-name="ce35"/>
          <table:table-cell table:style-name="ce183" table:number-columns-repeated="327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float" office:value="12.2" calcext:value-type="float">
            <text:p>12.2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210.38" calcext:value-type="currency">
            <text:p>$210.38</text:p>
          </table:table-cell>
          <table:table-cell table:style-name="ce102" table:formula="of:=[.J34]*0.07" office:value-type="currency" office:currency="USD" office:value="14.7266" calcext:value-type="currency">
            <text:p>$14.73</text:p>
          </table:table-cell>
          <table:table-cell/>
          <table:table-cell table:style-name="ce195" office:value-type="string" calcext:value-type="string" table:number-columns-spanned="2" table:number-rows-spanned="1">
            <text:p>Igor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office:value-type="string" calcext:value-type="string" table:number-columns-spanned="2" table:number-rows-spanned="1">
            <text:p>Klaudij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Camino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Stev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Kokica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12.2" calcext:value-type="float">
            <text:p>12.2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337.9" calcext:value-type="currency">
            <text:p>$337.90</text:p>
          </table:table-cell>
          <table:table-cell table:style-name="ce102" table:formula="of:=[.J35]*0.07" office:value-type="currency" office:currency="USD" office:value="23.653" calcext:value-type="currency">
            <text:p>$23.65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covered-table-cell table:number-columns-repeated="5" table:style-name="ce50"/>
          <table:table-cell table:style-name="ce183" table:number-columns-repeated="328"/>
        </table:table-row>
        <table:table-row table:style-name="ro1">
          <table:table-cell table:style-name="ce119" table:number-columns-spanned="2" table:number-rows-spanned="2"/>
          <table:covered-table-cell table:style-name="ce171"/>
          <table:table-cell table:style-name="ce119" table:number-columns-spanned="2" table:number-rows-spanned="2"/>
          <table:covered-table-cell table:style-name="ce171"/>
          <table:table-cell table:style-name="ce130" office:value-type="string" calcext:value-type="string">
            <text:p>Janko</text:p>
          </table:table-cell>
          <table:table-cell table:style-name="ce135" office:value-type="float" office:value="12.2" calcext:value-type="float">
            <text:p>12.2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324" calcext:value-type="currency">
            <text:p>$324.00</text:p>
          </table:table-cell>
          <table:table-cell table:style-name="ce102" table:formula="of:=[.J36]*0.07" office:value-type="currency" office:currency="USD" office:value="22.68" calcext:value-type="currency">
            <text:p>$22.68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1.12" calcext:value-type="currency">
            <text:p>$31.12</text:p>
          </table:table-cell>
          <table:table-cell table:style-name="ce143"/>
          <table:table-cell table:style-name="ce198" office:value-type="currency" office:currency="USD" office:value="18.48" calcext:value-type="currency">
            <text:p>$18.48</text:p>
          </table:table-cell>
          <table:table-cell table:style-name="ce143"/>
          <table:table-cell table:style-name="ce198" office:value-type="currency" office:currency="USD" office:value="38.3" calcext:value-type="currency">
            <text:p>$38.3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Camino</text:p>
          </table:table-cell>
          <table:table-cell table:style-name="ce135" office:value-type="float" office:value="13.2" calcext:value-type="float">
            <text:p>13.2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398.33" calcext:value-type="currency">
            <text:p>$398.33</text:p>
          </table:table-cell>
          <table:table-cell table:style-name="ce102" table:formula="of:=[.J37]*0.07" office:value-type="currency" office:currency="USD" office:value="27.8831" calcext:value-type="currency">
            <text:p>$27.88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7.47" calcext:value-type="currency">
            <text:p>$17.47</text:p>
          </table:table-cell>
          <table:table-cell table:style-name="ce143"/>
          <table:table-cell table:style-name="ce198" office:value-type="currency" office:currency="USD" office:value="40.04" calcext:value-type="currency">
            <text:p>$40.04</text:p>
          </table:table-cell>
          <table:table-cell table:style-name="ce143"/>
          <table:table-cell table:style-name="ce102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13.2" calcext:value-type="float">
            <text:p>13.2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692" calcext:value-type="currency">
            <text:p>$692.00</text:p>
          </table:table-cell>
          <table:table-cell table:style-name="ce102" table:formula="of:=[.J38]*0.07" office:value-type="currency" office:currency="USD" office:value="48.44" calcext:value-type="currency">
            <text:p>$48.44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02.25" calcext:value-type="currency">
            <text:p>$102.25</text:p>
          </table:table-cell>
          <table:table-cell table:style-name="ce143"/>
          <table:table-cell table:style-name="ce198" office:value-type="currency" office:currency="USD" office:value="57.57" calcext:value-type="currency">
            <text:p>$57.57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Steva</text:p>
          </table:table-cell>
          <table:table-cell table:style-name="ce135" office:value-type="float" office:value="14.2" calcext:value-type="float">
            <text:p>14.2</text:p>
          </table:table-cell>
          <table:table-cell table:style-name="ce135" office:value-type="string" calcext:value-type="string" table:number-columns-spanned="2" table:number-rows-spanned="1">
            <text:p>18-4</text:p>
          </table:table-cell>
          <table:covered-table-cell table:style-name="ce15"/>
          <table:table-cell table:style-name="ce135"/>
          <table:table-cell table:style-name="ce143" office:value-type="currency" office:currency="USD" office:value="1248" calcext:value-type="currency">
            <text:p>$1,248.00</text:p>
          </table:table-cell>
          <table:table-cell table:style-name="ce102" table:formula="of:=[.J39]*0.07" office:value-type="currency" office:currency="USD" office:value="87.36" calcext:value-type="currency">
            <text:p>$87.36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9.9" calcext:value-type="currency">
            <text:p>$29.90</text:p>
          </table:table-cell>
          <table:table-cell table:style-name="ce143"/>
          <table:table-cell table:style-name="ce198" office:value-type="currency" office:currency="USD" office:value="87.36" calcext:value-type="currency">
            <text:p>$87.3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Janko</text:p>
          </table:table-cell>
          <table:table-cell table:style-name="ce135" office:value-type="float" office:value="14.2" calcext:value-type="float">
            <text:p>14.2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1070.94" calcext:value-type="currency">
            <text:p>$1,070.94</text:p>
          </table:table-cell>
          <table:table-cell table:style-name="ce102" table:formula="of:=[.J40]*0.07" office:value-type="currency" office:currency="USD" office:value="74.9658" calcext:value-type="currency">
            <text:p>$74.97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50.18" calcext:value-type="currency">
            <text:p>$50.18</text:p>
          </table:table-cell>
          <table:table-cell table:style-name="ce143"/>
          <table:table-cell table:style-name="ce198" office:value-type="currency" office:currency="USD" office:value="16.52" calcext:value-type="currency">
            <text:p>$16.5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Camino</text:p>
          </table:table-cell>
          <table:table-cell table:style-name="ce135" office:value-type="float" office:value="15.2" calcext:value-type="float">
            <text:p>15.2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422.64" calcext:value-type="currency">
            <text:p>$422.64</text:p>
          </table:table-cell>
          <table:table-cell table:style-name="ce102" table:formula="of:=[.J41]*0.07" office:value-type="currency" office:currency="USD" office:value="29.5848" calcext:value-type="currency">
            <text:p>$29.58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7.14" calcext:value-type="currency">
            <text:p>$17.1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/>
          <table:table-cell table:style-name="ce194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15.2" calcext:value-type="float">
            <text:p>15.2</text:p>
          </table:table-cell>
          <table:table-cell table:style-name="ce135" office:value-type="string" calcext:value-type="string" table:number-columns-spanned="2" table:number-rows-spanned="1">
            <text:p>10-17</text:p>
          </table:table-cell>
          <table:covered-table-cell table:style-name="ce15"/>
          <table:table-cell table:style-name="ce135"/>
          <table:table-cell table:style-name="ce143" office:value-type="currency" office:currency="USD" office:value="460.87" calcext:value-type="currency">
            <text:p>$460.87</text:p>
          </table:table-cell>
          <table:table-cell table:style-name="ce102" table:formula="of:=[.J42]*0.07" office:value-type="currency" office:currency="USD" office:value="32.2609" calcext:value-type="currency">
            <text:p>$32.26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0" calcext:value-type="currency">
            <text:p>$0.0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Steva</text:p>
          </table:table-cell>
          <table:table-cell table:style-name="ce135" office:value-type="float" office:value="15.2" calcext:value-type="float">
            <text:p>15.2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236" calcext:value-type="currency">
            <text:p>$236.00</text:p>
          </table:table-cell>
          <table:table-cell table:style-name="ce102" table:formula="of:=[.J43]*0.07" office:value-type="currency" office:currency="USD" office:value="16.52" calcext:value-type="currency">
            <text:p>$16.52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5.32" calcext:value-type="currency">
            <text:p>$5.3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4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7.47" calcext:value-type="currency">
            <text:p>$27.47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5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9.05" calcext:value-type="currency">
            <text:p>$9.05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6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4.73" calcext:value-type="currency">
            <text:p>$14.73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7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7.88" calcext:value-type="currency">
            <text:p>$27.8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8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9.58" calcext:value-type="currency">
            <text:p>$29.5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9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0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1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-50" calcext:value-type="currency">
            <text:p>-$50.00</text:p>
          </table:table-cell>
          <table:table-cell table:style-name="ce143" office:value-type="string" calcext:value-type="string">
            <text:p>Advance</text:p>
          </table:table-cell>
          <table:table-cell table:style-name="ce198" office:value-type="currency" office:currency="USD" office:value="20" calcext:value-type="currency">
            <text:p>$20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2]*0.07" office:value-type="currency" office:currency="USD" office:value="0" calcext:value-type="currency">
            <text:p>$0.00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3]*0.07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4]*0.07" office:value-type="currency" office:currency="USD" office:value="0" calcext:value-type="currency">
            <text:p>$0.00</text:p>
          </table:table-cell>
          <table:table-cell/>
          <table:table-cell table:style-name="ce155" table:formula="of:=SUM([.M36:.M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O36:.O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Q36:.Q51])" office:value-type="currency" office:currency="USD" office:value="31.12" calcext:value-type="currency" table:number-columns-spanned="2" table:number-rows-spanned="2">
            <text:p>$31.12</text:p>
          </table:table-cell>
          <table:covered-table-cell table:style-name="ce50"/>
          <table:table-cell table:style-name="ce155" table:formula="of:=SUM([.S36:.S51])" office:value-type="currency" office:currency="USD" office:value="299.45" calcext:value-type="currency" table:number-columns-spanned="2" table:number-rows-spanned="2">
            <text:p>$299.45</text:p>
          </table:table-cell>
          <table:covered-table-cell table:style-name="ce50"/>
          <table:table-cell table:style-name="ce155" table:formula="of:=SUM([.U36:.U51])" office:value-type="currency" office:currency="USD" office:value="259.79" calcext:value-type="currency" table:number-columns-spanned="2" table:number-rows-spanned="2">
            <text:p>$259.79</text:p>
          </table:table-cell>
          <table:covered-table-cell table:style-name="ce50"/>
          <table:table-cell table:style-name="ce155" table:formula="of:=SUM([.W36:.W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Y36:.Y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36:.AA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5]*0.07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6]*0.07" office:value-type="currency" office:currency="USD" office:value="0" calcext:value-type="currency">
            <text:p>$0.00</text:p>
          </table:table-cell>
          <table:table-cell/>
          <table:table-cell table:style-name="ce37"/>
          <table:table-cell table:style-name="ce201"/>
          <table:table-cell/>
          <table:table-cell table:style-name="ce202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7]*0.07" office:value-type="currency" office:currency="USD" office:value="0" calcext:value-type="currency">
            <text:p>$0.00</text:p>
          </table:table-cell>
          <table:table-cell/>
          <table:table-cell table:style-name="ce177"/>
          <table:table-cell table:style-name="ce200"/>
          <table:table-cell/>
          <table:table-cell table:style-name="ce202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8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9]*0.07" office:value-type="currency" office:currency="USD" office:value="0" calcext:value-type="currency">
            <text:p>$0.00</text:p>
          </table:table-cell>
          <table:table-cell table:number-columns-repeated="4"/>
          <table:table-cell table:style-name="ce210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0]*0.07" office:value-type="currency" office:currency="USD" office:value="0" calcext:value-type="currency">
            <text:p>$0.00</text:p>
          </table:table-cell>
          <table:table-cell/>
          <table:table-cell table:style-name="ce9" office:value-type="string" calcext:value-type="string" table:number-columns-spanned="2" table:number-rows-spanned="2">
            <text:p>Pera</text:p>
            <text:p>%2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Welja</text:p>
            <text:p>%1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ale</text:p>
            <text:p>%1 CM</text:p>
          </table:table-cell>
          <table:covered-table-cell table:style-name="ce19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1]*0.07" office:value-type="currency" office:currency="USD" office:value="0" calcext:value-type="currency">
            <text:p>$0.00</text:p>
          </table:table-cell>
          <table:table-cell/>
          <table:covered-table-cell table:number-columns-repeated="6" table:style-name="ce19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2]*0.07" office:value-type="currency" office:currency="USD" office:value="0" calcext:value-type="currency">
            <text:p>$0.00</text:p>
          </table:table-cell>
          <table:table-cell/>
          <table:table-cell table:style-name="ce102" table:formula="of:=[.A4]*0.02" office:value-type="currency" office:currency="USD" office:value="397.848" calcext:value-type="currency" table:number-columns-spanned="2" table:number-rows-spanned="2">
            <text:p>$397.85</text:p>
          </table:table-cell>
          <table:covered-table-cell table:style-name="ce171"/>
          <table:table-cell table:style-name="ce102" table:formula="of:=[.A4]*0.01" office:value-type="currency" office:currency="USD" office:value="198.924" calcext:value-type="currency" table:number-columns-spanned="2" table:number-rows-spanned="2">
            <text:p>$198.92</text:p>
          </table:table-cell>
          <table:covered-table-cell table:style-name="ce171"/>
          <table:table-cell table:style-name="ce102" table:formula="of:=[.A4]*0.01" office:value-type="currency" office:currency="USD" office:value="198.924" calcext:value-type="currency" table:number-columns-spanned="2" table:number-rows-spanned="2">
            <text:p>$198.92</text:p>
          </table:table-cell>
          <table:covered-table-cell table:style-name="ce171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3]*0.07" office:value-type="currency" office:currency="USD" office:value="0" calcext:value-type="currency">
            <text:p>$0.00</text:p>
          </table:table-cell>
          <table:table-cell/>
          <table:covered-table-cell table:number-columns-repeated="6" table:style-name="ce171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4]*0.07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50 od camina</text:p>
          </table:table-cell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5]*0.07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150 od pata</text:p>
          </table:table-cell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6]*0.07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200 od velje </text:p>
          </table:table-cell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7]*0.07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97 od Vese</text:p>
          </table:table-cell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8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9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0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1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2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3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4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5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6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7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8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9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0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1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2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3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4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5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6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7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8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9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3" table:number-rows-repeated="1339">
          <table:table-cell table:number-columns-repeated="33"/>
          <table:table-cell table:style-name="ce183" table:number-columns-repeated="328"/>
        </table:table-row>
        <table:table-row table:style-name="ro3" table:number-rows-repeated="1047147">
          <table:table-cell table:number-columns-repeated="361"/>
        </table:table-row>
        <table:table-row table:style-name="ro3">
          <table:table-cell table:number-columns-repeated="361"/>
        </table:table-row>
      </table:table>
      <table:table table:name="Vence 15" table:style-name="ta1">
        <table:table-column table:style-name="co1" table:number-columns-repeated="10" table:default-cell-style-name="ce35"/>
        <table:table-column table:style-name="co1" table:default-cell-style-name="ce173"/>
        <table:table-column table:style-name="co1" table:number-columns-repeated="22" table:default-cell-style-name="ce35"/>
        <table:table-column table:style-name="co1" table:number-columns-repeated="328" table:default-cell-style-name="ce185"/>
        <table:table-row table:style-name="ro1"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9" office:value-type="string" calcext:value-type="string" table:number-columns-spanned="1" table:number-rows-spanned="2">
            <text:p>Hours</text:p>
            <text:p>Worked</text:p>
          </table:table-cell>
          <table:table-cell table:style-name="ce140"/>
          <table:table-cell table:style-name="ce208" office:value-type="string" calcext:value-type="string" table:number-columns-spanned="1" table:number-rows-spanned="2">
            <text:p>Daily earnings</text:p>
            <text:p/>
          </table:table-cell>
          <table:table-cell table:style-name="ce174" table:number-columns-repeated="2"/>
          <table:table-cell table:number-columns-repeated="4"/>
          <table:table-cell table:style-name="ce177" table:number-columns-repeated="16"/>
          <table:table-cell table:style-name="ce183" table:number-columns-repeated="328"/>
        </table:table-row>
        <table:table-row table:style-name="ro1">
          <table:table-cell table:style-name="ce100" office:value-type="string" calcext:value-type="string" table:number-columns-spanned="4" table:number-rows-spanned="2">
            <text:p>NET Sales</text:p>
          </table:table-cell>
          <table:covered-table-cell table:style-name="ce19"/>
          <table:covered-table-cell table:style-name="ce9"/>
          <table:covered-table-cell table:style-name="ce19"/>
          <table:table-cell table:style-name="ce126" office:value-type="string" calcext:value-type="string">
            <text:p><text:s/>chatter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Shift</text:p>
          </table:table-cell>
          <table:covered-table-cell table:style-name="ce19"/>
          <table:covered-table-cell table:style-name="ce137"/>
          <table:table-cell table:style-name="ce141" office:value-type="string" calcext:value-type="string">
            <text:p>NETSales</text:p>
          </table:table-cell>
          <table:covered-table-cell table:style-name="ce146"/>
          <table:table-cell/>
          <table:table-cell table:style-name="ce100" office:value-type="string" calcext:value-type="string" table:number-columns-spanned="3" table:number-rows-spanned="3">
            <text:p>Total due:</text:p>
          </table:table-cell>
          <table:covered-table-cell table:number-columns-repeated="2" table:style-name="ce19"/>
          <table:table-cell table:number-columns-repeated="2"/>
          <table:table-cell table:style-name="ce100" office:value-type="string" calcext:value-type="string" table:number-columns-spanned="4" table:number-rows-spanned="2">
            <text:p>NET Sales</text:p>
          </table:table-cell>
          <table:covered-table-cell table:style-name="ce19"/>
          <table:covered-table-cell table:style-name="ce9"/>
          <table:covered-table-cell table:style-name="ce19"/>
          <table:table-cell table:style-name="ce50" table:number-columns-repeated="12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16.2" calcext:value-type="float">
            <text:p>16.2</text:p>
          </table:table-cell>
          <table:table-cell table:style-name="ce221" office:value-type="string" calcext:value-type="string" table:number-columns-spanned="2" table:number-rows-spanned="1">
            <text:p>7.5-10</text:p>
          </table:table-cell>
          <table:covered-table-cell table:style-name="ce15"/>
          <table:table-cell table:style-name="ce135"/>
          <table:table-cell table:style-name="ce143" office:value-type="currency" office:currency="USD" office:value="234.39" calcext:value-type="currency">
            <text:p>$234.39</text:p>
          </table:table-cell>
          <table:table-cell table:style-name="ce102" table:formula="of:=[.J3]*0.07" office:value-type="currency" office:currency="USD" office:value="16.4073" calcext:value-type="currency">
            <text:p>$16.41</text:p>
          </table:table-cell>
          <table:table-cell/>
          <table:covered-table-cell table:number-columns-repeated="3" table:style-name="ce19"/>
          <table:table-cell table:number-columns-repeated="2"/>
          <table:covered-table-cell table:number-columns-repeated="4" table:style-name="ce19"/>
          <table:table-cell table:style-name="ce50" table:number-columns-repeated="12"/>
          <table:table-cell table:style-name="ce183" table:number-columns-repeated="328"/>
        </table:table-row>
        <table:table-row table:style-name="ro1">
          <table:table-cell table:style-name="ce102" table:formula="of:=SUM([.J:.J])" office:value-type="currency" office:currency="USD" office:value="13021.22" calcext:value-type="currency" table:number-columns-spanned="4" table:number-rows-spanned="2">
            <text:p>$13,021.22</text:p>
          </table:table-cell>
          <table:covered-table-cell table:style-name="ce146"/>
          <table:covered-table-cell table:style-name="ce102"/>
          <table:covered-table-cell table:style-name="ce146"/>
          <table:table-cell table:style-name="ce130" office:value-type="string" calcext:value-type="string">
            <text:p>Janko</text:p>
          </table:table-cell>
          <table:table-cell table:style-name="ce135" office:value-type="float" office:value="16.2" calcext:value-type="float">
            <text:p>16.2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240" calcext:value-type="currency">
            <text:p>$240.00</text:p>
          </table:table-cell>
          <table:table-cell table:style-name="ce102" table:formula="of:=[.J4]*0.07" office:value-type="currency" office:currency="USD" office:value="16.8" calcext:value-type="currency">
            <text:p>$16.80</text:p>
          </table:table-cell>
          <table:table-cell/>
          <table:covered-table-cell table:number-columns-repeated="3" table:style-name="ce19"/>
          <table:table-cell table:number-columns-repeated="2"/>
          <table:table-cell table:style-name="ce102" table:formula="of:=[.A4]" office:value-type="currency" office:currency="USD" office:value="13021.22" calcext:value-type="currency" table:number-columns-spanned="4" table:number-rows-spanned="2">
            <text:p>$13,021.22</text:p>
          </table:table-cell>
          <table:covered-table-cell table:style-name="ce146"/>
          <table:covered-table-cell table:style-name="ce102"/>
          <table:covered-table-cell table:style-name="ce146"/>
          <table:table-cell table:style-name="ce50" table:number-columns-repeated="12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Roda</text:p>
          </table:table-cell>
          <table:table-cell table:style-name="ce135" office:value-type="float" office:value="16.2" calcext:value-type="float">
            <text:p>16.2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55.99" calcext:value-type="currency">
            <text:p>$55.99</text:p>
          </table:table-cell>
          <table:table-cell table:style-name="ce102" table:formula="of:=[.J5]*0.07" office:value-type="currency" office:currency="USD" office:value="3.9193" calcext:value-type="currency">
            <text:p>$3.92</text:p>
          </table:table-cell>
          <table:table-cell/>
          <table:table-cell table:style-name="ce153" table:formula="of:=(0.11*[.R4])+[.A24]" office:value-type="currency" office:currency="USD" office:value="1442.3342" calcext:value-type="currency" table:number-columns-spanned="3" table:number-rows-spanned="3">
            <text:p>$1,442.33</text:p>
          </table:table-cell>
          <table:covered-table-cell table:number-columns-repeated="2" table:style-name="ce19"/>
          <table:table-cell table:number-columns-repeated="2"/>
          <table:covered-table-cell table:number-columns-repeated="4" table:style-name="ce146"/>
          <table:table-cell table:style-name="ce50" table:number-columns-repeated="12"/>
          <table:table-cell table:style-name="ce183" table:number-columns-repeated="328"/>
        </table:table-row>
        <table:table-row table:style-name="ro1">
          <table:table-cell table:style-name="ce106"/>
          <table:table-cell table:style-name="ce19"/>
          <table:table-cell table:style-name="ce106"/>
          <table: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17.2" calcext:value-type="float">
            <text:p>17.2</text:p>
          </table:table-cell>
          <table:table-cell table:style-name="ce221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921.09" calcext:value-type="currency">
            <text:p>$921.09</text:p>
          </table:table-cell>
          <table:table-cell table:style-name="ce102" table:formula="of:=[.J6]*0.07" office:value-type="currency" office:currency="USD" office:value="64.4763" calcext:value-type="currency">
            <text:p>$64.48</text:p>
          </table:table-cell>
          <table:table-cell/>
          <table:covered-table-cell table:number-columns-repeated="3" table:style-name="ce19"/>
          <table:table-cell table:number-columns-repeated="2"/>
          <table:table-cell table:style-name="ce229"/>
          <table:table-cell table:style-name="ce50" table:number-columns-repeated="1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Camino</text:p>
          </table:table-cell>
          <table:table-cell table:style-name="ce135" office:value-type="float" office:value="17.2" calcext:value-type="float">
            <text:p>17.2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485.52" calcext:value-type="currency">
            <text:p>$485.52</text:p>
          </table:table-cell>
          <table:table-cell table:style-name="ce102" table:formula="of:=[.J7]*0.07" office:value-type="currency" office:currency="USD" office:value="33.9864" calcext:value-type="currency">
            <text:p>$33.99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"/>
          <table:table-cell table:style-name="ce183" office:value-type="string" calcext:value-type="string">
            <text:p>Chatter pay</text:p>
          </table:table-cell>
          <table:table-cell table:style-name="ce183" table:number-columns-repeated="324"/>
        </table:table-row>
        <table:table-row table:style-name="ro1">
          <table:table-cell table:style-name="ce108"/>
          <table:table-cell table:style-name="ce171"/>
          <table:table-cell table:style-name="ce119"/>
          <table:table-cell table:style-name="ce171"/>
          <table:table-cell table:style-name="ce130" office:value-type="string" calcext:value-type="string">
            <text:p>Pat</text:p>
          </table:table-cell>
          <table:table-cell table:style-name="ce135" office:value-type="float" office:value="18.2" calcext:value-type="float">
            <text:p>18.2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1051.99" calcext:value-type="currency">
            <text:p>$1,051.99</text:p>
          </table:table-cell>
          <table:table-cell table:style-name="ce102" table:formula="of:=[.J8]*0.07" office:value-type="currency" office:currency="USD" office:value="73.6393" calcext:value-type="currency">
            <text:p>$73.64</text:p>
          </table:table-cell>
          <table:table-cell table:number-columns-repeated="6"/>
          <table:table-cell table:style-name="ce50" table:number-columns-repeated="16"/>
          <table:table-cell table:style-name="ce183" table:number-columns-repeated="3"/>
          <table:table-cell table:style-name="ce231" table:formula="of:=([.M31]+[.O31]+[.Q31]+[.S31]+[.U31]+[.W31]+[.Y31]+[.AA31]+[.AA54]+[.Y54]+[.W54]+[.U54]+[.S54]+[.Q54]+[.O54]+[.M54])+([.M62]+[.O62]+[.Q62])" office:value-type="currency" office:currency="USD" office:value="1277.3488" calcext:value-type="currency">
            <text:p>$1,277.35</text:p>
          </table:table-cell>
          <table:table-cell table:style-name="ce183" table:number-columns-repeated="324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Vesa</text:p>
          </table:table-cell>
          <table:table-cell table:style-name="ce135" office:value-type="float" office:value="18.2" calcext:value-type="float">
            <text:p>18.2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448" calcext:value-type="currency">
            <text:p>$448.00</text:p>
          </table:table-cell>
          <table:table-cell table:style-name="ce102" table:formula="of:=[.J9]*0.07" office:value-type="currency" office:currency="USD" office:value="31.36" calcext:value-type="currency">
            <text:p>$31.36</text:p>
          </table:table-cell>
          <table:table-cell table:number-columns-repeated="6"/>
          <table:table-cell table:style-name="ce200"/>
          <table:table-cell table:style-name="ce50" table:number-columns-repeated="15"/>
          <table:table-cell table:style-name="ce183" table:number-columns-repeated="328"/>
        </table:table-row>
        <table:table-row table:style-name="ro5">
          <table:table-cell table:style-name="ce190" office:value-type="string" calcext:value-type="string" table:number-columns-spanned="2" table:number-rows-spanned="2">
            <text:p>CM % from </text:p>
            <text:p>Net Sales 4%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omission from</text:p>
            <text:p>Sales 3%</text:p>
          </table:table-cell>
          <table:covered-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float" office:value="18.2" calcext:value-type="float">
            <text:p>18.2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177.67" calcext:value-type="currency">
            <text:p>$177.67</text:p>
          </table:table-cell>
          <table:table-cell table:style-name="ce102" table:formula="of:=[.J10]*0.07" office:value-type="currency" office:currency="USD" office:value="12.4369" calcext:value-type="currency">
            <text:p>$12.44</text:p>
          </table:table-cell>
          <table:table-cell/>
          <table:table-cell office:value-type="string" calcext:value-type="string">
            <text:p>Paid</text:p>
          </table:table-cell>
          <table:table-cell/>
          <table:table-cell table:style-name="ce225" office:value-type="string" calcext:value-type="string">
            <text:p>Paid</text:p>
          </table:table-cell>
          <table:table-cell table:style-name="ce210"/>
          <table:table-cell table:style-name="ce227" office:value-type="string" calcext:value-type="string">
            <text:p>Paid</text:p>
          </table:table-cell>
          <table:table-cell table:style-name="ce200"/>
          <table:table-cell table:style-name="ce210"/>
          <table:table-cell table:style-name="ce200"/>
          <table:table-cell table:style-name="ce210" office:value-type="string" calcext:value-type="string">
            <text:p>Paid</text:p>
          </table:table-cell>
          <table:table-cell table:style-name="ce211"/>
          <table:table-cell table:style-name="ce210"/>
          <table:table-cell table:style-name="ce50" table:number-columns-repeated="3"/>
          <table:table-cell table:style-name="ce212"/>
          <table:table-cell table:style-name="ce21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style-name="ce191" office:value-type="string" calcext:value-type="string">
            <text:p>Net Sales 4%</text:p>
          </table:covered-table-cell>
          <table:covered-table-cell table:number-columns-repeated="3"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19.2" calcext:value-type="float">
            <text:p>19.2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694.15" calcext:value-type="currency">
            <text:p>$694.15</text:p>
          </table:table-cell>
          <table:table-cell table:style-name="ce102" table:formula="of:=[.J11]*0.07" office:value-type="currency" office:currency="USD" office:value="48.5905" calcext:value-type="currency">
            <text:p>$48.59</text:p>
          </table:table-cell>
          <table:table-cell/>
          <table:table-cell table:style-name="ce195" office:value-type="string" calcext:value-type="string" table:number-columns-spanned="2" table:number-rows-spanned="1">
            <text:p>Janko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Pat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Vezilije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Cugeel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Rod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Masa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table:formula="of:=[.A4]*0.04" office:value-type="currency" office:currency="USD" office:value="520.8488" calcext:value-type="currency" table:number-columns-spanned="2" table:number-rows-spanned="2">
            <text:p>$520.85</text:p>
          </table:table-cell>
          <table:covered-table-cell table:style-name="ce171"/>
          <table:table-cell table:style-name="ce102" table:formula="of:=[.A4]*0.03" office:value-type="currency" office:currency="USD" office:value="390.6366" calcext:value-type="currency" table:number-columns-spanned="2" table:number-rows-spanned="2">
            <text:p>$390.64</text:p>
          </table:table-cell>
          <table:covered-table-cell table:style-name="ce171"/>
          <table:table-cell table:style-name="ce130" office:value-type="string" calcext:value-type="string">
            <text:p>Roda</text:p>
          </table:table-cell>
          <table:table-cell table:style-name="ce135" office:value-type="float" office:value="19.2" calcext:value-type="float">
            <text:p>19.2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231.99" calcext:value-type="currency">
            <text:p>$231.99</text:p>
          </table:table-cell>
          <table:table-cell table:style-name="ce102" table:formula="of:=[.J12]*0.07" office:value-type="currency" office:currency="USD" office:value="16.2393" calcext:value-type="currency">
            <text:p>$16.24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Camino</text:p>
          </table:table-cell>
          <table:table-cell table:style-name="ce135" office:value-type="string" calcext:value-type="string">
            <text:p>20..2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[.J13]*0.07" office:value-type="currency" office:currency="USD" office:value="0" calcext:value-type="currency">
            <text:p>$0.00</text:p>
          </table:table-cell>
          <table:table-cell/>
          <table:table-cell table:style-name="ce198" office:value-type="currency" office:currency="USD" office:value="16.8" calcext:value-type="currency">
            <text:p>$16.80</text:p>
          </table:table-cell>
          <table:table-cell table:style-name="ce143"/>
          <table:table-cell table:style-name="ce198" office:value-type="currency" office:currency="USD" office:value="16.41" calcext:value-type="currency">
            <text:p>$16.41</text:p>
          </table:table-cell>
          <table:table-cell table:style-name="ce143"/>
          <table:table-cell table:style-name="ce198" office:value-type="currency" office:currency="USD" office:value="31.36" calcext:value-type="currency">
            <text:p>$31.36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.92" calcext:value-type="currency">
            <text:p>$3.92</text:p>
          </table:table-cell>
          <table:table-cell table:style-name="ce143"/>
          <table:table-cell table:style-name="ce198" office:value-type="currency" office:currency="USD" office:value="19.6" calcext:value-type="currency">
            <text:p>$19.6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20.2" calcext:value-type="float">
            <text:p>20.2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973.58" calcext:value-type="currency">
            <text:p>$973.58</text:p>
          </table:table-cell>
          <table:table-cell table:style-name="ce102" table:formula="of:=[.J14]*0.07" office:value-type="currency" office:currency="USD" office:value="68.1506" calcext:value-type="currency">
            <text:p>$68.15</text:p>
          </table:table-cell>
          <table:table-cell/>
          <table:table-cell table:style-name="ce198" office:value-type="currency" office:currency="USD" office:value="38.08" calcext:value-type="currency">
            <text:p>$38.08</text:p>
          </table:table-cell>
          <table:table-cell table:style-name="ce143"/>
          <table:table-cell table:style-name="ce198" office:value-type="currency" office:currency="USD" office:value="64.48" calcext:value-type="currency">
            <text:p>$64.48</text:p>
          </table:table-cell>
          <table:table-cell table:style-name="ce143"/>
          <table:table-cell table:style-name="ce198" office:value-type="currency" office:currency="USD" office:value="17.08" calcext:value-type="currency">
            <text:p>$17.08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6.24" calcext:value-type="currency">
            <text:p>$16.2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2">
          <table:table-cell table:style-name="ce116"/>
          <table:table-cell table:style-name="ce19"/>
          <table:table-cell table:style-name="ce116"/>
          <table:table-cell table:style-name="ce19"/>
          <table:table-cell table:style-name="ce130" office:value-type="string" calcext:value-type="string">
            <text:p>Vesa</text:p>
          </table:table-cell>
          <table:table-cell table:style-name="ce135" office:value-type="float" office:value="20.2" calcext:value-type="float">
            <text:p>20.2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244" calcext:value-type="currency">
            <text:p>$244.00</text:p>
          </table:table-cell>
          <table:table-cell table:style-name="ce102" table:formula="of:=[.J15]*0.07" office:value-type="currency" office:currency="USD" office:value="17.08" calcext:value-type="currency">
            <text:p>$17.0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73.64" calcext:value-type="currency">
            <text:p>$73.64</text:p>
          </table:table-cell>
          <table:table-cell table:style-name="ce143"/>
          <table:table-cell table:style-name="ce198" office:value-type="currency" office:currency="USD" office:value="14.54" calcext:value-type="currency">
            <text:p>$14.54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9.52" calcext:value-type="currency">
            <text:p>$9.5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Camino</text:p>
          </table:table-cell>
          <table:table-cell table:style-name="ce135" office:value-type="float" office:value="21.2" calcext:value-type="float">
            <text:p>21.2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237.21" calcext:value-type="currency">
            <text:p>$237.21</text:p>
          </table:table-cell>
          <table:table-cell table:style-name="ce102" table:formula="of:=[.J16]*0.07" office:value-type="currency" office:currency="USD" office:value="16.6047" calcext:value-type="currency">
            <text:p>$16.6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8.59" calcext:value-type="currency">
            <text:p>$48.59</text:p>
          </table:table-cell>
          <table:table-cell table:style-name="ce143"/>
          <table:table-cell table:style-name="ce198" office:value-type="currency" office:currency="USD" office:value="32.48" calcext:value-type="currency">
            <text:p>$32.48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7.14" calcext:value-type="currency">
            <text:p>$7.1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9"/>
          <table:table-cell table:style-name="ce171"/>
          <table:table-cell table:style-name="ce206"/>
          <table:table-cell table:style-name="ce207"/>
          <table:table-cell table:style-name="ce130" office:value-type="string" calcext:value-type="string">
            <text:p>Pat</text:p>
          </table:table-cell>
          <table:table-cell table:style-name="ce135" office:value-type="float" office:value="21.2" calcext:value-type="float">
            <text:p>21.2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610.94" calcext:value-type="currency">
            <text:p>$610.94</text:p>
          </table:table-cell>
          <table:table-cell table:style-name="ce102" table:formula="of:=[.J17]*0.07" office:value-type="currency" office:currency="USD" office:value="42.7658" calcext:value-type="currency">
            <text:p>$42.77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68.15" calcext:value-type="currency">
            <text:p>$68.15</text:p>
          </table:table-cell>
          <table:table-cell table:style-name="ce143"/>
          <table:table-cell table:style-name="ce198" office:value-type="currency" office:currency="USD" office:value="32.14" calcext:value-type="currency">
            <text:p>$32.14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6.66" calcext:value-type="currency">
            <text:p>$6.6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</text:p>
            <text:p>Paid out from penalties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Penalties</text:p>
          </table:table-cell>
          <table:covered-table-cell table:style-name="ce19"/>
          <table:table-cell table:style-name="ce130" office:value-type="string" calcext:value-type="string">
            <text:p>Masa</text:p>
          </table:table-cell>
          <table:table-cell table:style-name="ce135" office:value-type="float" office:value="21.2" calcext:value-type="float">
            <text:p>21.2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280" calcext:value-type="currency">
            <text:p>$280.00</text:p>
          </table:table-cell>
          <table:table-cell table:style-name="ce102" table:formula="of:=[.J18]*0.07" office:value-type="currency" office:currency="USD" office:value="19.6" calcext:value-type="currency">
            <text:p>$19.6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2.77" calcext:value-type="currency">
            <text:p>$42.77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22.2" calcext:value-type="float">
            <text:p>22.2</text:p>
          </table:table-cell>
          <table:table-cell table:style-name="ce135" office:value-type="string" calcext:value-type="string" table:number-columns-spanned="2" table:number-rows-spanned="1">
            <text:p>10-17</text:p>
          </table:table-cell>
          <table:covered-table-cell table:style-name="ce15"/>
          <table:table-cell table:style-name="ce135"/>
          <table:table-cell table:style-name="ce143" office:value-type="currency" office:currency="USD" office:value="423.46" calcext:value-type="currency">
            <text:p>$423.46</text:p>
          </table:table-cell>
          <table:table-cell table:style-name="ce102" table:formula="of:=[.J19]*0.07" office:value-type="currency" office:currency="USD" office:value="29.6422" calcext:value-type="currency">
            <text:p>$29.64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29.64" calcext:value-type="currency">
            <text:p>$29.6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table:number-columns-spanned="2" table:number-rows-spanned="2"/>
          <table:covered-table-cell table:style-name="ce146"/>
          <table:table-cell table:style-name="ce102" table:number-columns-spanned="2" table:number-rows-spanned="2"/>
          <table:covered-table-cell table:style-name="ce146"/>
          <table:table-cell table:style-name="ce130" office:value-type="string" calcext:value-type="string">
            <text:p>Roda</text:p>
          </table:table-cell>
          <table:table-cell table:style-name="ce135" office:value-type="float" office:value="22.2" calcext:value-type="float">
            <text:p>22.2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136" calcext:value-type="currency">
            <text:p>$136.00</text:p>
          </table:table-cell>
          <table:table-cell table:style-name="ce102" table:formula="of:=[.J20]*0.07" office:value-type="currency" office:currency="USD" office:value="9.52" calcext:value-type="currency">
            <text:p>$9.52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67.51" calcext:value-type="currency">
            <text:p>$67.51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Camino</text:p>
          </table:table-cell>
          <table:table-cell table:style-name="ce135" office:value-type="float" office:value="23.2" calcext:value-type="float">
            <text:p>23.2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77.95" calcext:value-type="currency">
            <text:p>$77.95</text:p>
          </table:table-cell>
          <table:table-cell table:style-name="ce102" table:formula="of:=[.J21]*0.07" office:value-type="currency" office:currency="USD" office:value="5.4565" calcext:value-type="currency">
            <text:p>$5.4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29.29" calcext:value-type="currency">
            <text:p>$29.29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 paid for by </text:p>
            <text:p>Vence</text:p>
          </table:table-cell>
          <table:covered-table-cell table:style-name="ce19"/>
          <table:table-cell table:style-name="ce171" table:number-columns-repeated="2"/>
          <table:table-cell table:style-name="ce130" office:value-type="string" calcext:value-type="string">
            <text:p>Roda</text:p>
          </table:table-cell>
          <table:table-cell table:style-name="ce135" office:value-type="float" office:value="23.2" calcext:value-type="float">
            <text:p>23.2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101.95" calcext:value-type="currency">
            <text:p>$101.95</text:p>
          </table:table-cell>
          <table:table-cell table:style-name="ce102" table:formula="of:=[.J22]*0.07" office:value-type="currency" office:currency="USD" office:value="7.1365" calcext:value-type="currency">
            <text:p>$7.14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80.49" calcext:value-type="currency">
            <text:p>$80.49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2" table:style-name="ce19"/>
          <table:table-cell table:style-name="ce19" table:number-columns-repeated="2"/>
          <table:table-cell table:style-name="ce130" office:value-type="string" calcext:value-type="string">
            <text:p>Vesa</text:p>
          </table:table-cell>
          <table:table-cell table:style-name="ce135" office:value-type="float" office:value="23.2" calcext:value-type="float">
            <text:p>23.2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207.75" calcext:value-type="currency">
            <text:p>$207.75</text:p>
          </table:table-cell>
          <table:table-cell table:style-name="ce102" table:formula="of:=[.J23]*0.07" office:value-type="currency" office:currency="USD" office:value="14.5425" calcext:value-type="currency">
            <text:p>$14.54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office:value-type="currency" office:currency="USD" office:value="10" calcext:value-type="currency" table:number-columns-spanned="2" table:number-rows-spanned="2">
            <text:p>$10.00</text:p>
          </table:table-cell>
          <table:covered-table-cell table:style-name="ce171"/>
          <table:table-cell table:style-name="ce19" table:number-columns-repeated="2"/>
          <table:table-cell table:style-name="ce130" office:value-type="string" calcext:value-type="string">
            <text:p>Camino</text:p>
          </table:table-cell>
          <table:table-cell table:style-name="ce135" office:value-type="float" office:value="24.2" calcext:value-type="float">
            <text:p>24.2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431.84" calcext:value-type="currency">
            <text:p>$431.84</text:p>
          </table:table-cell>
          <table:table-cell table:style-name="ce102" table:formula="of:=[.J24]*0.07" office:value-type="currency" office:currency="USD" office:value="30.2288" calcext:value-type="currency">
            <text:p>$30.23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2" table:style-name="ce171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24.2" calcext:value-type="float">
            <text:p>24.2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964.38" calcext:value-type="currency">
            <text:p>$964.38</text:p>
          </table:table-cell>
          <table:table-cell table:style-name="ce102" table:formula="of:=[.J25]*0.07" office:value-type="currency" office:currency="USD" office:value="67.5066" calcext:value-type="currency">
            <text:p>$67.51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Vesa</text:p>
          </table:table-cell>
          <table:table-cell table:style-name="ce135" office:value-type="float" office:value="24.2" calcext:value-type="float">
            <text:p>24.2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464" calcext:value-type="currency">
            <text:p>$464.00</text:p>
          </table:table-cell>
          <table:table-cell table:style-name="ce102" table:formula="of:=[.J26]*0.07" office:value-type="currency" office:currency="USD" office:value="32.48" calcext:value-type="currency">
            <text:p>$32.48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Camino</text:p>
          </table:table-cell>
          <table:table-cell table:style-name="ce135" office:value-type="float" office:value="25.2" calcext:value-type="float">
            <text:p>25.2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359.96" calcext:value-type="currency">
            <text:p>$359.96</text:p>
          </table:table-cell>
          <table:table-cell table:style-name="ce102" table:formula="of:=[.J27]*0.07" office:value-type="currency" office:currency="USD" office:value="25.1972" calcext:value-type="currency">
            <text:p>$25.2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-130" calcext:value-type="currency">
            <text:p>-$130.00</text:p>
          </table:table-cell>
          <table:table-cell table:style-name="ce143" office:value-type="string" calcext:value-type="string">
            <text:p>advance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Total Hours Worked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Total from hourly pay</text:p>
          </table:table-cell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25.2" calcext:value-type="float">
            <text:p>25.2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418.4" calcext:value-type="currency">
            <text:p>$418.40</text:p>
          </table:table-cell>
          <table:table-cell table:style-name="ce102" table:formula="of:=[.J28]*0.07" office:value-type="currency" office:currency="USD" office:value="29.288" calcext:value-type="currency">
            <text:p>$29.29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10" calcext:value-type="currency">
            <text:p>$10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Janko</text:p>
          </table:table-cell>
          <table:table-cell table:style-name="ce135" office:value-type="float" office:value="25.2" calcext:value-type="float">
            <text:p>25.2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544" calcext:value-type="currency">
            <text:p>$544.00</text:p>
          </table:table-cell>
          <table:table-cell table:style-name="ce102" table:formula="of:=[.J29]*0.07" office:value-type="currency" office:currency="USD" office:value="38.08" calcext:value-type="currency">
            <text:p>$38.08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5" table:formula="of:=SUM([.I:.I])" office:value-type="float" office:value="0" calcext:value-type="float" table:number-columns-spanned="2" table:number-rows-spanned="2">
            <text:p>0</text:p>
          </table:table-cell>
          <table:covered-table-cell table:style-name="ce171"/>
          <table:table-cell table:style-name="ce102" table:formula="of:=[.A30]*3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171"/>
          <table:table-cell table:style-name="ce130" office:value-type="string" calcext:value-type="string">
            <text:p>Camino</text:p>
          </table:table-cell>
          <table:table-cell table:style-name="ce135" office:value-type="float" office:value="26.2" calcext:value-type="float">
            <text:p>26.2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[.J30]*0.07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Roda</text:p>
          </table:table-cell>
          <table:table-cell table:style-name="ce135" office:value-type="float" office:value="26.2" calcext:value-type="float">
            <text:p>26.2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95.2" calcext:value-type="currency">
            <text:p>$95.20</text:p>
          </table:table-cell>
          <table:table-cell table:style-name="ce102" table:formula="of:=[.J31]*0.07" office:value-type="currency" office:currency="USD" office:value="6.664" calcext:value-type="currency">
            <text:p>$6.66</text:p>
          </table:table-cell>
          <table:table-cell/>
          <table:table-cell table:style-name="ce155" table:formula="of:=SUM([.M13:.M28])" office:value-type="currency" office:currency="USD" office:value="54.88" calcext:value-type="currency" table:number-columns-spanned="2" table:number-rows-spanned="2">
            <text:p>$54.88</text:p>
          </table:table-cell>
          <table:covered-table-cell table:style-name="ce50"/>
          <table:table-cell table:style-name="ce155" table:formula="of:=SUM([.O13:.O28])" office:value-type="currency" office:currency="USD" office:value="400.97" calcext:value-type="currency" table:number-columns-spanned="2" table:number-rows-spanned="2">
            <text:p>$400.97</text:p>
          </table:table-cell>
          <table:covered-table-cell table:style-name="ce50"/>
          <table:table-cell table:style-name="ce155" table:formula="of:=SUM([.Q13:.Q28])" office:value-type="currency" office:currency="USD" office:value="127.6" calcext:value-type="currency" table:number-columns-spanned="2" table:number-rows-spanned="2">
            <text:p>$127.60</text:p>
          </table:table-cell>
          <table:covered-table-cell table:style-name="ce50"/>
          <table:table-cell table:style-name="ce155" table:formula="of:=SUM([.S13:.S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U13:.U28])" office:value-type="currency" office:currency="USD" office:value="43.48" calcext:value-type="currency" table:number-columns-spanned="2" table:number-rows-spanned="2">
            <text:p>$43.48</text:p>
          </table:table-cell>
          <table:covered-table-cell table:style-name="ce50"/>
          <table:table-cell table:style-name="ce155" table:formula="of:=SUM([.W13:.W28])" office:value-type="currency" office:currency="USD" office:value="19.6" calcext:value-type="currency" table:number-columns-spanned="2" table:number-rows-spanned="2">
            <text:p>$19.60</text:p>
          </table:table-cell>
          <table:covered-table-cell table:style-name="ce50"/>
          <table:table-cell table:style-name="ce155" table:formula="of:=SUM([.Y13:.Y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13:.AA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Camino</text:p>
          </table:table-cell>
          <table:table-cell table:style-name="ce135" office:value-type="float" office:value="27.2" calcext:value-type="float">
            <text:p>27.2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83.19" calcext:value-type="currency">
            <text:p>$83.19</text:p>
          </table:table-cell>
          <table:table-cell table:style-name="ce102" table:formula="of:=[.J32]*0.07" office:value-type="currency" office:currency="USD" office:value="5.8233" calcext:value-type="currency">
            <text:p>$5.82</text:p>
          </table:table-cell>
          <table:table-cell/>
          <table:covered-table-cell table:number-columns-repeated="16" table:style-name="ce50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5" table:number-columns-spanned="1" table:number-rows-spanned="2"/>
          <table:table-cell table:style-name="ce183" table:number-columns-repeated="327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27.2" calcext:value-type="float">
            <text:p>27.2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1149.87" calcext:value-type="currency">
            <text:p>$1,149.87</text:p>
          </table:table-cell>
          <table:table-cell table:style-name="ce102" table:formula="of:=[.J33]*0.07" office:value-type="currency" office:currency="USD" office:value="80.4909" calcext:value-type="currency">
            <text:p>$80.49</text:p>
          </table:table-cell>
          <table:table-cell/>
          <table:table-cell table:style-name="ce50"/>
          <table:table-cell table:style-name="ce200"/>
          <table:table-cell table:style-name="ce50"/>
          <table:table-cell table:style-name="ce210"/>
          <table:table-cell table:style-name="ce50"/>
          <table:table-cell table:style-name="ce210"/>
          <table:table-cell table:style-name="ce50" office:value-type="string" calcext:value-type="string">
            <text:p>Paid</text:p>
          </table:table-cell>
          <table:table-cell table:style-name="ce200"/>
          <table:table-cell table:style-name="ce50" table:number-columns-repeated="7"/>
          <table:table-cell table:style-name="ce200"/>
          <table:covered-table-cell table:number-columns-repeated="5"/>
          <table:covered-table-cell table:style-name="ce35"/>
          <table:table-cell table:style-name="ce183" table:number-columns-repeated="327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Vesa</text:p>
          </table:table-cell>
          <table:table-cell table:style-name="ce135" office:value-type="float" office:value="27.2" calcext:value-type="float">
            <text:p>27.2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459.2" calcext:value-type="currency">
            <text:p>$459.20</text:p>
          </table:table-cell>
          <table:table-cell table:style-name="ce102" table:formula="of:=[.J34]*0.07" office:value-type="currency" office:currency="USD" office:value="32.144" calcext:value-type="currency">
            <text:p>$32.14</text:p>
          </table:table-cell>
          <table:table-cell/>
          <table:table-cell table:style-name="ce195" office:value-type="string" calcext:value-type="string" table:number-columns-spanned="2" table:number-rows-spanned="1">
            <text:p>Igor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office:value-type="string" calcext:value-type="string" table:number-columns-spanned="2" table:number-rows-spanned="1">
            <text:p>Klaudij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Camino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Stev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Kokica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Camino</text:p>
          </table:table-cell>
          <table:table-cell table:style-name="ce135" office:value-type="float" office:value="28.2" calcext:value-type="float">
            <text:p>28.2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217.55" calcext:value-type="currency">
            <text:p>$217.55</text:p>
          </table:table-cell>
          <table:table-cell table:style-name="ce102" table:formula="of:=[.J35]*0.07" office:value-type="currency" office:currency="USD" office:value="15.2285" calcext:value-type="currency">
            <text:p>$15.23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covered-table-cell table:number-columns-repeated="5" table:style-name="ce50"/>
          <table:table-cell table:style-name="ce183" table:number-columns-repeated="328"/>
        </table:table-row>
        <table:table-row table:style-name="ro1">
          <table:table-cell table:style-name="ce119" table:number-columns-spanned="2" table:number-rows-spanned="2"/>
          <table:covered-table-cell table:style-name="ce171"/>
          <table:table-cell table:style-name="ce119" table:number-columns-spanned="2" table:number-rows-spanned="2"/>
          <table:covered-table-cell table:style-name="ce171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36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3.99" calcext:value-type="currency">
            <text:p>$33.99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37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2.44" calcext:value-type="currency">
            <text:p>$12.44</text:p>
          </table:table-cell>
          <table:table-cell table:style-name="ce143"/>
          <table:table-cell table:style-name="ce198"/>
          <table:table-cell table:style-name="ce143"/>
          <table:table-cell table:style-name="ce102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38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6.6" calcext:value-type="currency">
            <text:p>$16.6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39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5.46" calcext:value-type="currency">
            <text:p>$5.4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0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0.23" calcext:value-type="currency">
            <text:p>$30.23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1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5.2" calcext:value-type="currency">
            <text:p>$25.2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/>
          <table:table-cell table:style-name="ce194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2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5.82" calcext:value-type="currency">
            <text:p>$5.8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3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5.23" calcext:value-type="currency">
            <text:p>$15.23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4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5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6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7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8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9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0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1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-35" calcext:value-type="currency">
            <text:p>-$35.00</text:p>
          </table:table-cell>
          <table:table-cell table:style-name="ce143" office:value-type="string" calcext:value-type="string">
            <text:p>Advance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2]*0.07" office:value-type="currency" office:currency="USD" office:value="0" calcext:value-type="currency">
            <text:p>$0.00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3]*0.07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4]*0.07" office:value-type="currency" office:currency="USD" office:value="0" calcext:value-type="currency">
            <text:p>$0.00</text:p>
          </table:table-cell>
          <table:table-cell/>
          <table:table-cell table:style-name="ce155" table:formula="of:=SUM([.M36:.M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O36:.O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Q36:.Q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S36:.S51])" office:value-type="currency" office:currency="USD" office:value="109.97" calcext:value-type="currency" table:number-columns-spanned="2" table:number-rows-spanned="2">
            <text:p>$109.97</text:p>
          </table:table-cell>
          <table:covered-table-cell table:style-name="ce50"/>
          <table:table-cell table:style-name="ce155" table:formula="of:=SUM([.U36:.U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W36:.W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Y36:.Y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36:.AA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5]*0.07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6]*0.07" office:value-type="currency" office:currency="USD" office:value="0" calcext:value-type="currency">
            <text:p>$0.00</text:p>
          </table:table-cell>
          <table:table-cell/>
          <table:table-cell table:style-name="ce37"/>
          <table:table-cell table:style-name="ce201"/>
          <table:table-cell/>
          <table:table-cell table:style-name="ce202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7]*0.07" office:value-type="currency" office:currency="USD" office:value="0" calcext:value-type="currency">
            <text:p>$0.00</text:p>
          </table:table-cell>
          <table:table-cell/>
          <table:table-cell table:style-name="ce177"/>
          <table:table-cell table:style-name="ce200"/>
          <table:table-cell/>
          <table:table-cell table:style-name="ce202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8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9]*0.07" office:value-type="currency" office:currency="USD" office:value="0" calcext:value-type="currency">
            <text:p>$0.00</text:p>
          </table:table-cell>
          <table:table-cell table:number-columns-repeated="4"/>
          <table:table-cell table:style-name="ce210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0]*0.07" office:value-type="currency" office:currency="USD" office:value="0" calcext:value-type="currency">
            <text:p>$0.00</text:p>
          </table:table-cell>
          <table:table-cell/>
          <table:table-cell table:style-name="ce9" office:value-type="string" calcext:value-type="string" table:number-columns-spanned="2" table:number-rows-spanned="2">
            <text:p>Pera</text:p>
            <text:p>%2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Welja</text:p>
            <text:p>%1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ale</text:p>
            <text:p>%1 CM</text:p>
          </table:table-cell>
          <table:covered-table-cell table:style-name="ce19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1]*0.07" office:value-type="currency" office:currency="USD" office:value="0" calcext:value-type="currency">
            <text:p>$0.00</text:p>
          </table:table-cell>
          <table:table-cell/>
          <table:covered-table-cell table:number-columns-repeated="6" table:style-name="ce19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2]*0.07" office:value-type="currency" office:currency="USD" office:value="0" calcext:value-type="currency">
            <text:p>$0.00</text:p>
          </table:table-cell>
          <table:table-cell/>
          <table:table-cell table:style-name="ce102" table:formula="of:=[.A4]*0.02" office:value-type="currency" office:currency="USD" office:value="260.4244" calcext:value-type="currency" table:number-columns-spanned="2" table:number-rows-spanned="2">
            <text:p>$260.42</text:p>
          </table:table-cell>
          <table:covered-table-cell table:style-name="ce171"/>
          <table:table-cell table:style-name="ce102" table:formula="of:=[.A4]*0.01" office:value-type="currency" office:currency="USD" office:value="130.2122" calcext:value-type="currency" table:number-columns-spanned="2" table:number-rows-spanned="2">
            <text:p>$130.21</text:p>
          </table:table-cell>
          <table:covered-table-cell table:style-name="ce171"/>
          <table:table-cell table:style-name="ce102" table:formula="of:=[.A4]*0.01" office:value-type="currency" office:currency="USD" office:value="130.2122" calcext:value-type="currency" table:number-columns-spanned="2" table:number-rows-spanned="2">
            <text:p>$130.21</text:p>
          </table:table-cell>
          <table:covered-table-cell table:style-name="ce171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3]*0.07" office:value-type="currency" office:currency="USD" office:value="0" calcext:value-type="currency">
            <text:p>$0.00</text:p>
          </table:table-cell>
          <table:table-cell/>
          <table:covered-table-cell table:number-columns-repeated="6" table:style-name="ce171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4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5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6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7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8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9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0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1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2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3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4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5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6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7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8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9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0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1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2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3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4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5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6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7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8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9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3" table:number-rows-repeated="1339">
          <table:table-cell table:number-columns-repeated="33"/>
          <table:table-cell table:style-name="ce183" table:number-columns-repeated="328"/>
        </table:table-row>
        <table:table-row table:style-name="ro3" table:number-rows-repeated="1047147">
          <table:table-cell table:number-columns-repeated="361"/>
        </table:table-row>
        <table:table-row table:style-name="ro3">
          <table:table-cell table:number-columns-repeated="361"/>
        </table:table-row>
      </table:table>
      <table:table table:name="Vence16" table:style-name="ta1">
        <table:table-column table:style-name="co1" table:number-columns-repeated="10" table:default-cell-style-name="ce35"/>
        <table:table-column table:style-name="co1" table:default-cell-style-name="ce173"/>
        <table:table-column table:style-name="co1" table:number-columns-repeated="22" table:default-cell-style-name="ce35"/>
        <table:table-column table:style-name="co1" table:number-columns-repeated="328" table:default-cell-style-name="ce185"/>
        <table:table-row table:style-name="ro1"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9" office:value-type="string" calcext:value-type="string" table:number-columns-spanned="1" table:number-rows-spanned="2">
            <text:p>Hours</text:p>
            <text:p>Worked</text:p>
          </table:table-cell>
          <table:table-cell table:style-name="ce140"/>
          <table:table-cell table:style-name="ce208" office:value-type="string" calcext:value-type="string" table:number-columns-spanned="1" table:number-rows-spanned="2">
            <text:p>Daily earnings</text:p>
            <text:p/>
          </table:table-cell>
          <table:table-cell table:style-name="ce174" table:number-columns-repeated="2"/>
          <table:table-cell table:number-columns-repeated="4"/>
          <table:table-cell table:style-name="ce177" table:number-columns-repeated="16"/>
          <table:table-cell table:style-name="ce183" table:number-columns-repeated="328"/>
        </table:table-row>
        <table:table-row table:style-name="ro1">
          <table:table-cell table:style-name="ce100" office:value-type="string" calcext:value-type="string" table:number-columns-spanned="4" table:number-rows-spanned="2">
            <text:p>NET Sales</text:p>
          </table:table-cell>
          <table:covered-table-cell table:style-name="ce19"/>
          <table:covered-table-cell table:style-name="ce9"/>
          <table:covered-table-cell table:style-name="ce19"/>
          <table:table-cell table:style-name="ce126" office:value-type="string" calcext:value-type="string">
            <text:p><text:s/>chatter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Shift</text:p>
          </table:table-cell>
          <table:covered-table-cell table:style-name="ce19"/>
          <table:covered-table-cell table:style-name="ce137"/>
          <table:table-cell table:style-name="ce141" office:value-type="string" calcext:value-type="string">
            <text:p>NETSales</text:p>
          </table:table-cell>
          <table:covered-table-cell table:style-name="ce146"/>
          <table:table-cell/>
          <table:table-cell table:style-name="ce100" office:value-type="string" calcext:value-type="string" table:number-columns-spanned="3" table:number-rows-spanned="3">
            <text:p>Total due:</text:p>
          </table:table-cell>
          <table:covered-table-cell table:number-columns-repeated="2" table:style-name="ce19"/>
          <table:table-cell table:number-columns-repeated="2"/>
          <table:table-cell table:style-name="ce100" office:value-type="string" calcext:value-type="string" table:number-columns-spanned="4" table:number-rows-spanned="2">
            <text:p>NET Sales</text:p>
          </table:table-cell>
          <table:covered-table-cell table:style-name="ce19"/>
          <table:covered-table-cell table:style-name="ce9"/>
          <table:covered-table-cell table:style-name="ce19"/>
          <table:table-cell table:style-name="ce50" table:number-columns-repeated="12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marija</text:p>
          </table:table-cell>
          <table:table-cell table:style-name="ce135" office:value-type="float" office:value="1.3" calcext:value-type="float">
            <text:p>1.3</text:p>
          </table:table-cell>
          <table:table-cell table:style-name="ce221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106.15" calcext:value-type="currency">
            <text:p>$106.15</text:p>
          </table:table-cell>
          <table:table-cell table:style-name="ce102" table:formula="of:=[.J3]*0.07" office:value-type="currency" office:currency="USD" office:value="7.4305" calcext:value-type="currency">
            <text:p>$7.43</text:p>
          </table:table-cell>
          <table:table-cell/>
          <table:covered-table-cell table:number-columns-repeated="3" table:style-name="ce19"/>
          <table:table-cell table:number-columns-repeated="2"/>
          <table:covered-table-cell table:number-columns-repeated="4" table:style-name="ce19"/>
          <table:table-cell table:style-name="ce50" table:number-columns-repeated="12"/>
          <table:table-cell table:style-name="ce183" table:number-columns-repeated="328"/>
        </table:table-row>
        <table:table-row table:style-name="ro1">
          <table:table-cell table:style-name="ce102" table:formula="of:=SUM([.J:.J])" office:value-type="currency" office:currency="USD" office:value="17119" calcext:value-type="currency" table:number-columns-spanned="4" table:number-rows-spanned="2">
            <text:p>$17,119.00</text:p>
          </table:table-cell>
          <table:covered-table-cell table:style-name="ce146"/>
          <table:covered-table-cell table:style-name="ce102"/>
          <table:covered-table-cell table:style-name="ce146"/>
          <table:table-cell table:style-name="ce130" office:value-type="string" calcext:value-type="string">
            <text:p>pat</text:p>
          </table:table-cell>
          <table:table-cell table:style-name="ce135" office:value-type="float" office:value="1.3" calcext:value-type="float">
            <text:p>1.3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1026.4" calcext:value-type="currency">
            <text:p>$1,026.40</text:p>
          </table:table-cell>
          <table:table-cell table:style-name="ce102" table:formula="of:=[.J4]*0.07" office:value-type="currency" office:currency="USD" office:value="71.848" calcext:value-type="currency">
            <text:p>$71.85</text:p>
          </table:table-cell>
          <table:table-cell/>
          <table:covered-table-cell table:number-columns-repeated="3" table:style-name="ce19"/>
          <table:table-cell table:number-columns-repeated="2"/>
          <table:table-cell table:style-name="ce102" table:formula="of:=[.A4]" office:value-type="currency" office:currency="USD" office:value="17119" calcext:value-type="currency" table:number-columns-spanned="4" table:number-rows-spanned="2">
            <text:p>$17,119.00</text:p>
          </table:table-cell>
          <table:covered-table-cell table:style-name="ce146"/>
          <table:covered-table-cell table:style-name="ce102"/>
          <table:covered-table-cell table:style-name="ce146"/>
          <table:table-cell table:style-name="ce50" table:number-columns-repeated="12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vesa</text:p>
          </table:table-cell>
          <table:table-cell table:style-name="ce135" office:value-type="float" office:value="1.3" calcext:value-type="float">
            <text:p>1.3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616" calcext:value-type="currency">
            <text:p>$616.00</text:p>
          </table:table-cell>
          <table:table-cell table:style-name="ce102" table:formula="of:=[.J5]*0.07" office:value-type="currency" office:currency="USD" office:value="43.12" calcext:value-type="currency">
            <text:p>$43.12</text:p>
          </table:table-cell>
          <table:table-cell/>
          <table:table-cell table:style-name="ce153" table:formula="of:=(0.11*[.R4])+[.A24]" office:value-type="currency" office:currency="USD" office:value="1923.09" calcext:value-type="currency" table:number-columns-spanned="3" table:number-rows-spanned="3">
            <text:p>$1,923.09</text:p>
          </table:table-cell>
          <table:covered-table-cell table:number-columns-repeated="2" table:style-name="ce19"/>
          <table:table-cell table:number-columns-repeated="2"/>
          <table:covered-table-cell table:number-columns-repeated="4" table:style-name="ce146"/>
          <table:table-cell table:style-name="ce50" table:number-columns-repeated="12"/>
          <table:table-cell table:style-name="ce183" table:number-columns-repeated="328"/>
        </table:table-row>
        <table:table-row table:style-name="ro1">
          <table:table-cell table:style-name="ce106"/>
          <table:table-cell table:style-name="ce19"/>
          <table:table-cell table:style-name="ce106"/>
          <table: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float" office:value="2.3" calcext:value-type="float">
            <text:p>2.3</text:p>
          </table:table-cell>
          <table:table-cell table:style-name="ce221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355.93" calcext:value-type="currency">
            <text:p>$355.93</text:p>
          </table:table-cell>
          <table:table-cell table:style-name="ce102" table:formula="of:=[.J6]*0.07" office:value-type="currency" office:currency="USD" office:value="24.9151" calcext:value-type="currency">
            <text:p>$24.92</text:p>
          </table:table-cell>
          <table:table-cell/>
          <table:covered-table-cell table:number-columns-repeated="3" table:style-name="ce19"/>
          <table:table-cell table:number-columns-repeated="2"/>
          <table:table-cell table:style-name="ce229"/>
          <table:table-cell table:style-name="ce50" table:number-columns-repeated="1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2.3" calcext:value-type="float">
            <text:p>2.3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553.59" calcext:value-type="currency">
            <text:p>$553.59</text:p>
          </table:table-cell>
          <table:table-cell table:style-name="ce102" table:formula="of:=[.J7]*0.07" office:value-type="currency" office:currency="USD" office:value="38.7513" calcext:value-type="currency">
            <text:p>$38.75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"/>
          <table:table-cell table:style-name="ce183" office:value-type="string" calcext:value-type="string">
            <text:p>Chatter pay</text:p>
          </table:table-cell>
          <table:table-cell table:style-name="ce183" table:number-columns-repeated="324"/>
        </table:table-row>
        <table:table-row table:style-name="ro1">
          <table:table-cell table:style-name="ce108"/>
          <table:table-cell table:style-name="ce171"/>
          <table:table-cell table:style-name="ce119"/>
          <table:table-cell table:style-name="ce171"/>
          <table:table-cell table:style-name="ce130" office:value-type="string" calcext:value-type="string">
            <text:p>vesa</text:p>
          </table:table-cell>
          <table:table-cell table:style-name="ce135" office:value-type="float" office:value="2.3" calcext:value-type="float">
            <text:p>2.3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391.94" calcext:value-type="currency">
            <text:p>$391.94</text:p>
          </table:table-cell>
          <table:table-cell table:style-name="ce102" table:formula="of:=[.J8]*0.07" office:value-type="currency" office:currency="USD" office:value="27.4358" calcext:value-type="currency">
            <text:p>$27.44</text:p>
          </table:table-cell>
          <table:table-cell table:number-columns-repeated="6"/>
          <table:table-cell table:style-name="ce50" table:number-columns-repeated="16"/>
          <table:table-cell table:style-name="ce183" table:number-columns-repeated="3"/>
          <table:table-cell table:style-name="ce231" table:formula="of:=([.M31]+[.O31]+[.Q31]+[.S31]+[.U31]+[.W31]+[.Y31]+[.AA31]+[.AA54]+[.Y54]+[.W54]+[.U54]+[.S54]+[.Q54]+[.O54]+[.M54])+([.M62]+[.O62]+[.Q62])" office:value-type="currency" office:currency="USD" office:value="1603.28" calcext:value-type="currency">
            <text:p>$1,603.28</text:p>
          </table:table-cell>
          <table:table-cell table:style-name="ce183" table:number-columns-repeated="324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marija</text:p>
          </table:table-cell>
          <table:table-cell table:style-name="ce135" office:value-type="float" office:value="3.3" calcext:value-type="float">
            <text:p>3.3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236" calcext:value-type="currency">
            <text:p>$236.00</text:p>
          </table:table-cell>
          <table:table-cell table:style-name="ce102" table:formula="of:=[.J9]*0.07" office:value-type="currency" office:currency="USD" office:value="16.52" calcext:value-type="currency">
            <text:p>$16.52</text:p>
          </table:table-cell>
          <table:table-cell table:number-columns-repeated="6"/>
          <table:table-cell table:style-name="ce200"/>
          <table:table-cell table:style-name="ce50" table:number-columns-repeated="15"/>
          <table:table-cell table:style-name="ce183" table:number-columns-repeated="328"/>
        </table:table-row>
        <table:table-row table:style-name="ro5">
          <table:table-cell table:style-name="ce190" office:value-type="string" calcext:value-type="string" table:number-columns-spanned="2" table:number-rows-spanned="2">
            <text:p>CM % from </text:p>
            <text:p>Net Sales 4%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omission from</text:p>
            <text:p>Sales 3%</text:p>
          </table:table-cell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3.3" calcext:value-type="float">
            <text:p>3.3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347.2" calcext:value-type="currency">
            <text:p>$347.20</text:p>
          </table:table-cell>
          <table:table-cell table:style-name="ce102" table:formula="of:=[.J10]*0.07" office:value-type="currency" office:currency="USD" office:value="24.304" calcext:value-type="currency">
            <text:p>$24.30</text:p>
          </table:table-cell>
          <table:table-cell table:number-columns-repeated="3"/>
          <table:table-cell table:style-name="ce225" office:value-type="string" calcext:value-type="string">
            <text:p>PAID</text:p>
          </table:table-cell>
          <table:table-cell table:style-name="ce210"/>
          <table:table-cell table:style-name="ce227" office:value-type="string" calcext:value-type="string">
            <text:p>Paid</text:p>
          </table:table-cell>
          <table:table-cell table:style-name="ce200"/>
          <table:table-cell table:style-name="ce210"/>
          <table:table-cell table:style-name="ce200"/>
          <table:table-cell table:style-name="ce210"/>
          <table:table-cell table:style-name="ce211"/>
          <table:table-cell table:style-name="ce210"/>
          <table:table-cell table:style-name="ce50" table:number-columns-repeated="3"/>
          <table:table-cell table:style-name="ce212"/>
          <table:table-cell table:style-name="ce21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style-name="ce191" office:value-type="string" calcext:value-type="string">
            <text:p>Net Sales 4%</text:p>
          </table:covered-table-cell>
          <table:covered-table-cell table:number-columns-repeated="3" table:style-name="ce19"/>
          <table:table-cell table:style-name="ce130" office:value-type="string" calcext:value-type="string">
            <text:p>vesa</text:p>
          </table:table-cell>
          <table:table-cell table:style-name="ce135" office:value-type="float" office:value="3.3" calcext:value-type="float">
            <text:p>3.3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509.95" calcext:value-type="currency">
            <text:p>$509.95</text:p>
          </table:table-cell>
          <table:table-cell table:style-name="ce102" table:formula="of:=[.J11]*0.07" office:value-type="currency" office:currency="USD" office:value="35.6965" calcext:value-type="currency">
            <text:p>$35.70</text:p>
          </table:table-cell>
          <table:table-cell/>
          <table:table-cell table:style-name="ce195" office:value-type="string" calcext:value-type="string" table:number-columns-spanned="2" table:number-rows-spanned="1">
            <text:p>Janko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Pat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Vezilije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Mane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Rod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Masa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table:formula="of:=[.A4]*0.04" office:value-type="currency" office:currency="USD" office:value="684.76" calcext:value-type="currency" table:number-columns-spanned="2" table:number-rows-spanned="2">
            <text:p>$684.76</text:p>
          </table:table-cell>
          <table:covered-table-cell table:style-name="ce171"/>
          <table:table-cell table:style-name="ce102" table:formula="of:=[.A4]*0.03" office:value-type="currency" office:currency="USD" office:value="513.57" calcext:value-type="currency" table:number-columns-spanned="2" table:number-rows-spanned="2">
            <text:p>$513.57</text:p>
          </table:table-cell>
          <table:covered-table-cell table:style-name="ce171"/>
          <table:table-cell table:style-name="ce130" office:value-type="string" calcext:value-type="string">
            <text:p>camino</text:p>
          </table:table-cell>
          <table:table-cell table:style-name="ce135" office:value-type="float" office:value="4.3" calcext:value-type="float">
            <text:p>4.3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248.76" calcext:value-type="currency">
            <text:p>$248.76</text:p>
          </table:table-cell>
          <table:table-cell table:style-name="ce102" table:formula="of:=[.J12]*0.07" office:value-type="currency" office:currency="USD" office:value="17.4132" calcext:value-type="currency">
            <text:p>$17.41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pat</text:p>
          </table:table-cell>
          <table:table-cell table:style-name="ce135" office:value-type="float" office:value="4.3" calcext:value-type="float">
            <text:p>4.3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751.98" calcext:value-type="currency">
            <text:p>$751.98</text:p>
          </table:table-cell>
          <table:table-cell table:style-name="ce102" table:formula="of:=[.J13]*0.07" office:value-type="currency" office:currency="USD" office:value="52.6386" calcext:value-type="currency">
            <text:p>$52.64</text:p>
          </table:table-cell>
          <table:table-cell/>
          <table:table-cell table:style-name="ce198" office:value-type="currency" office:currency="USD" office:value="32.2" calcext:value-type="currency">
            <text:p>$32.20</text:p>
          </table:table-cell>
          <table:table-cell table:style-name="ce143"/>
          <table:table-cell table:style-name="ce198" office:value-type="currency" office:currency="USD" office:value="71.85" calcext:value-type="currency">
            <text:p>$71.85</text:p>
          </table:table-cell>
          <table:table-cell table:style-name="ce143"/>
          <table:table-cell table:style-name="ce198" office:value-type="currency" office:currency="USD" office:value="43.12" calcext:value-type="currency">
            <text:p>$43.12</text:p>
          </table:table-cell>
          <table:table-cell table:style-name="ce143"/>
          <table:table-cell table:style-name="ce198" office:value-type="currency" office:currency="USD" office:value="29.4" calcext:value-type="currency">
            <text:p>$29.4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vesa</text:p>
          </table:table-cell>
          <table:table-cell table:style-name="ce135" office:value-type="float" office:value="4.3" calcext:value-type="float">
            <text:p>4.3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72" calcext:value-type="currency">
            <text:p>$72.00</text:p>
          </table:table-cell>
          <table:table-cell table:style-name="ce102" table:formula="of:=[.J14]*0.07" office:value-type="currency" office:currency="USD" office:value="5.04" calcext:value-type="currency">
            <text:p>$5.04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8.75" calcext:value-type="currency">
            <text:p>$38.75</text:p>
          </table:table-cell>
          <table:table-cell table:style-name="ce143"/>
          <table:table-cell table:style-name="ce198" office:value-type="currency" office:currency="USD" office:value="27.44" calcext:value-type="currency">
            <text:p>$27.44</text:p>
          </table:table-cell>
          <table:table-cell table:style-name="ce143"/>
          <table:table-cell table:style-name="ce198" office:value-type="currency" office:currency="USD" office:value="10.08" calcext:value-type="currency">
            <text:p>$10.0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2">
          <table:table-cell table:style-name="ce116"/>
          <table:table-cell table:style-name="ce19"/>
          <table:table-cell table:style-name="ce116"/>
          <table: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float" office:value="5.3" calcext:value-type="float">
            <text:p>5.3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201.58" calcext:value-type="currency">
            <text:p>$201.58</text:p>
          </table:table-cell>
          <table:table-cell table:style-name="ce102" table:formula="of:=[.J15]*0.07" office:value-type="currency" office:currency="USD" office:value="14.1106" calcext:value-type="currency">
            <text:p>$14.11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24.3" calcext:value-type="currency">
            <text:p>$24.30</text:p>
          </table:table-cell>
          <table:table-cell table:style-name="ce143"/>
          <table:table-cell table:style-name="ce198" office:value-type="currency" office:currency="USD" office:value="35.7" calcext:value-type="currency">
            <text:p>$35.70</text:p>
          </table:table-cell>
          <table:table-cell table:style-name="ce143"/>
          <table:table-cell table:style-name="ce198" office:value-type="currency" office:currency="USD" office:value="44.24" calcext:value-type="currency">
            <text:p>$44.2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5.3" calcext:value-type="float">
            <text:p>5.3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344" calcext:value-type="currency">
            <text:p>$344.00</text:p>
          </table:table-cell>
          <table:table-cell table:style-name="ce102" table:formula="of:=[.J16]*0.07" office:value-type="currency" office:currency="USD" office:value="24.08" calcext:value-type="currency">
            <text:p>$24.0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2.64" calcext:value-type="currency">
            <text:p>$52.64</text:p>
          </table:table-cell>
          <table:table-cell table:style-name="ce143"/>
          <table:table-cell table:style-name="ce198" office:value-type="currency" office:currency="USD" office:value="5.04" calcext:value-type="currency">
            <text:p>$5.04</text:p>
          </table:table-cell>
          <table:table-cell table:style-name="ce143"/>
          <table:table-cell table:style-name="ce198" office:value-type="currency" office:currency="USD" office:value="19.49" calcext:value-type="currency">
            <text:p>$19.49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9"/>
          <table:table-cell table:style-name="ce171"/>
          <table:table-cell table:style-name="ce206"/>
          <table:table-cell table:style-name="ce207"/>
          <table:table-cell table:style-name="ce130" office:value-type="string" calcext:value-type="string">
            <text:p>vesa</text:p>
          </table:table-cell>
          <table:table-cell table:style-name="ce135" office:value-type="float" office:value="5.3" calcext:value-type="float">
            <text:p>5.3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1112.2" calcext:value-type="currency">
            <text:p>$1,112.20</text:p>
          </table:table-cell>
          <table:table-cell table:style-name="ce102" table:formula="of:=[.J17]*0.07" office:value-type="currency" office:currency="USD" office:value="77.854" calcext:value-type="currency">
            <text:p>$77.85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24.08" calcext:value-type="currency">
            <text:p>$24.08</text:p>
          </table:table-cell>
          <table:table-cell table:style-name="ce143"/>
          <table:table-cell table:style-name="ce198" office:value-type="currency" office:currency="USD" office:value="77.85" calcext:value-type="currency">
            <text:p>$77.85</text:p>
          </table:table-cell>
          <table:table-cell table:style-name="ce143"/>
          <table:table-cell table:style-name="ce198" office:value-type="currency" office:currency="USD" office:value="31.71" calcext:value-type="currency">
            <text:p>$31.71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</text:p>
            <text:p>Paid out from penalties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Penalties</text:p>
          </table:table-cell>
          <table:covered-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float" office:value="6.3" calcext:value-type="float">
            <text:p>6.3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238.33" calcext:value-type="currency">
            <text:p>$238.33</text:p>
          </table:table-cell>
          <table:table-cell table:style-name="ce102" table:formula="of:=[.J18]*0.07" office:value-type="currency" office:currency="USD" office:value="16.6831" calcext:value-type="currency">
            <text:p>$16.6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9.45" calcext:value-type="currency">
            <text:p>$59.45</text:p>
          </table:table-cell>
          <table:table-cell table:style-name="ce143"/>
          <table:table-cell table:style-name="ce198" office:value-type="currency" office:currency="USD" office:value="31.33" calcext:value-type="currency">
            <text:p>$31.33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6.3" calcext:value-type="float">
            <text:p>6.3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447.56" calcext:value-type="currency">
            <text:p>$447.56</text:p>
          </table:table-cell>
          <table:table-cell table:style-name="ce102" table:formula="of:=[.J19]*0.07" office:value-type="currency" office:currency="USD" office:value="31.3292" calcext:value-type="currency">
            <text:p>$31.33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5.42" calcext:value-type="currency">
            <text:p>$35.42</text:p>
          </table:table-cell>
          <table:table-cell table:style-name="ce143"/>
          <table:table-cell table:style-name="ce198" office:value-type="currency" office:currency="USD" office:value="4.76" calcext:value-type="currency">
            <text:p>$4.7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table:number-columns-spanned="2" table:number-rows-spanned="2"/>
          <table:covered-table-cell table:style-name="ce146"/>
          <table:table-cell table:style-name="ce102" table:number-columns-spanned="2" table:number-rows-spanned="2"/>
          <table:covered-table-cell table:style-name="ce146"/>
          <table:table-cell table:style-name="ce130" office:value-type="string" calcext:value-type="string">
            <text:p>camino</text:p>
          </table:table-cell>
          <table:table-cell table:style-name="ce135" office:value-type="float" office:value="6.3" calcext:value-type="float">
            <text:p>6.3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355.95" calcext:value-type="currency">
            <text:p>$355.95</text:p>
          </table:table-cell>
          <table:table-cell table:style-name="ce102" table:formula="of:=[.J20]*0.07" office:value-type="currency" office:currency="USD" office:value="24.9165" calcext:value-type="currency">
            <text:p>$24.92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84.14" calcext:value-type="currency">
            <text:p>$84.1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marija</text:p>
          </table:table-cell>
          <table:table-cell table:style-name="ce135" office:value-type="float" office:value="7.3" calcext:value-type="float">
            <text:p>7.3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428" calcext:value-type="currency">
            <text:p>$428.00</text:p>
          </table:table-cell>
          <table:table-cell table:style-name="ce102" table:formula="of:=[.J21]*0.07" office:value-type="currency" office:currency="USD" office:value="29.96" calcext:value-type="currency">
            <text:p>$29.9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6.76" calcext:value-type="currency">
            <text:p>$46.7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 paid for by </text:p>
            <text:p>Vence</text:p>
          </table:table-cell>
          <table:covered-table-cell table:style-name="ce19"/>
          <table:table-cell table:style-name="ce171" table:number-columns-repeated="2"/>
          <table:table-cell table:style-name="ce130" office:value-type="string" calcext:value-type="string">
            <text:p>vesa</text:p>
          </table:table-cell>
          <table:table-cell table:style-name="ce135" office:value-type="float" office:value="7.3" calcext:value-type="float">
            <text:p>7.3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68" calcext:value-type="currency">
            <text:p>$68.00</text:p>
          </table:table-cell>
          <table:table-cell table:style-name="ce102" table:formula="of:=[.J22]*0.07" office:value-type="currency" office:currency="USD" office:value="4.76" calcext:value-type="currency">
            <text:p>$4.7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23.07" calcext:value-type="currency">
            <text:p>$23.07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2" table:style-name="ce19"/>
          <table:table-cell table:style-name="ce19" table:number-columns-repeated="2"/>
          <table:table-cell table:style-name="ce130" office:value-type="string" calcext:value-type="string">
            <text:p>camino</text:p>
          </table:table-cell>
          <table:table-cell table:style-name="ce135" office:value-type="float" office:value="7.3" calcext:value-type="float">
            <text:p>7.3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739.66" calcext:value-type="currency">
            <text:p>$739.66</text:p>
          </table:table-cell>
          <table:table-cell table:style-name="ce102" table:formula="of:=[.J23]*0.07" office:value-type="currency" office:currency="USD" office:value="51.7762" calcext:value-type="currency">
            <text:p>$51.7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5.06" calcext:value-type="currency">
            <text:p>$35.06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office:value-type="currency" office:currency="USD" office:value="40" calcext:value-type="currency" table:number-columns-spanned="2" table:number-rows-spanned="2">
            <text:p>$40.00</text:p>
          </table:table-cell>
          <table:covered-table-cell table:style-name="ce171"/>
          <table:table-cell table:style-name="ce19" table:number-columns-repeated="2"/>
          <table:table-cell table:style-name="ce130" office:value-type="string" calcext:value-type="string">
            <text:p>marija</text:p>
          </table:table-cell>
          <table:table-cell table:style-name="ce135" office:value-type="float" office:value="9.3" calcext:value-type="float">
            <text:p>9.3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143" calcext:value-type="currency">
            <text:p>$143.00</text:p>
          </table:table-cell>
          <table:table-cell table:style-name="ce102" table:formula="of:=[.J24]*0.07" office:value-type="currency" office:currency="USD" office:value="10.01" calcext:value-type="currency">
            <text:p>$10.01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2" table:style-name="ce171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9.3" calcext:value-type="float">
            <text:p>9.3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849.34" calcext:value-type="currency">
            <text:p>$849.34</text:p>
          </table:table-cell>
          <table:table-cell table:style-name="ce102" table:formula="of:=[.J25]*0.07" office:value-type="currency" office:currency="USD" office:value="59.4538" calcext:value-type="currency">
            <text:p>$59.45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float" office:value="9.3" calcext:value-type="float">
            <text:p>9.3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392.1" calcext:value-type="currency">
            <text:p>$392.10</text:p>
          </table:table-cell>
          <table:table-cell table:style-name="ce102" table:formula="of:=[.J26]*0.07" office:value-type="currency" office:currency="USD" office:value="27.447" calcext:value-type="currency">
            <text:p>$27.45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marija</text:p>
          </table:table-cell>
          <table:table-cell table:style-name="ce135" office:value-type="float" office:value="10.3" calcext:value-type="float">
            <text:p>10.3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160" calcext:value-type="currency">
            <text:p>$160.00</text:p>
          </table:table-cell>
          <table:table-cell table:style-name="ce102" table:formula="of:=[.J27]*0.07" office:value-type="currency" office:currency="USD" office:value="11.2" calcext:value-type="currency">
            <text:p>$11.2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20" calcext:value-type="currency">
            <text:p>$20.00</text:p>
          </table:table-cell>
          <table:table-cell table:style-name="ce143" office:value-type="string" calcext:value-type="string">
            <text:p>bonus</text:p>
          </table:table-cell>
          <table:table-cell table:style-name="ce198" office:value-type="currency" office:currency="USD" office:value="30" calcext:value-type="currency">
            <text:p>$30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Total Hours Worked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Total from hourly pay</text:p>
          </table:table-cell>
          <table:covered-table-cell table:style-name="ce19"/>
          <table:table-cell table:style-name="ce130" office:value-type="string" calcext:value-type="string">
            <text:p>oat</text:p>
          </table:table-cell>
          <table:table-cell table:style-name="ce135" office:value-type="float" office:value="10.3" calcext:value-type="float">
            <text:p>10.3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506" calcext:value-type="currency">
            <text:p>$506.00</text:p>
          </table:table-cell>
          <table:table-cell table:style-name="ce102" table:formula="of:=[.J28]*0.07" office:value-type="currency" office:currency="USD" office:value="35.42" calcext:value-type="currency">
            <text:p>$35.42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-125" calcext:value-type="currency">
            <text:p>-$125.00</text:p>
          </table:table-cell>
          <table:table-cell table:style-name="ce143" office:value-type="string" calcext:value-type="string">
            <text:p>advance</text:p>
          </table:table-cell>
          <table:table-cell table:style-name="ce198" office:value-type="currency" office:currency="USD" office:value="-110" calcext:value-type="currency">
            <text:p>-$110.00</text:p>
          </table:table-cell>
          <table:table-cell table:style-name="ce143" office:value-type="string" calcext:value-type="string">
            <text:p>pat/cale</text:p>
          </table:table-cell>
          <table:table-cell table:style-name="ce198" office:value-type="currency" office:currency="USD" office:value="10" calcext:value-type="currency">
            <text:p>$10.0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mane</text:p>
          </table:table-cell>
          <table:table-cell table:style-name="ce135" office:value-type="float" office:value="10.3" calcext:value-type="float">
            <text:p>10.3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420" calcext:value-type="currency">
            <text:p>$420.00</text:p>
          </table:table-cell>
          <table:table-cell table:style-name="ce102" table:formula="of:=[.J29]*0.07" office:value-type="currency" office:currency="USD" office:value="29.4" calcext:value-type="currency">
            <text:p>$29.40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5" table:formula="of:=SUM([.I:.I])" office:value-type="float" office:value="0" calcext:value-type="float" table:number-columns-spanned="2" table:number-rows-spanned="2">
            <text:p>0</text:p>
          </table:table-cell>
          <table:covered-table-cell table:style-name="ce171"/>
          <table:table-cell table:style-name="ce102" table:formula="of:=[.A30]*3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171"/>
          <table:table-cell table:style-name="ce130" office:value-type="string" calcext:value-type="string">
            <text:p>pat</text:p>
          </table:table-cell>
          <table:table-cell table:style-name="ce135" office:value-type="float" office:value="11.3" calcext:value-type="float">
            <text:p>11.3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1201.96" calcext:value-type="currency">
            <text:p>$1,201.96</text:p>
          </table:table-cell>
          <table:table-cell table:style-name="ce102" table:formula="of:=[.J30]*0.07" office:value-type="currency" office:currency="USD" office:value="84.1372" calcext:value-type="currency">
            <text:p>$84.14</text:p>
          </table:table-cell>
          <table:table-cell/>
          <table:covered-table-cell table:number-columns-repeated="16"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mane</text:p>
          </table:table-cell>
          <table:table-cell table:style-name="ce135" office:value-type="float" office:value="11.3" calcext:value-type="float">
            <text:p>11.3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144" calcext:value-type="currency">
            <text:p>$144.00</text:p>
          </table:table-cell>
          <table:table-cell table:style-name="ce102" table:formula="of:=[.J31]*0.07" office:value-type="currency" office:currency="USD" office:value="10.08" calcext:value-type="currency">
            <text:p>$10.08</text:p>
          </table:table-cell>
          <table:table-cell/>
          <table:table-cell table:style-name="ce155" table:formula="of:=SUM([.M13:.M28])" office:value-type="currency" office:currency="USD" office:value="32.2" calcext:value-type="currency" table:number-columns-spanned="2" table:number-rows-spanned="2">
            <text:p>$32.20</text:p>
          </table:table-cell>
          <table:covered-table-cell table:style-name="ce50"/>
          <table:table-cell table:style-name="ce155" table:formula="of:=SUM([.O13:.O28])" office:value-type="currency" office:currency="USD" office:value="390.52" calcext:value-type="currency" table:number-columns-spanned="2" table:number-rows-spanned="2">
            <text:p>$390.52</text:p>
          </table:table-cell>
          <table:covered-table-cell table:style-name="ce50"/>
          <table:table-cell table:style-name="ce155" table:formula="of:=SUM([.Q13:.Q28])" office:value-type="currency" office:currency="USD" office:value="145.24" calcext:value-type="currency" table:number-columns-spanned="2" table:number-rows-spanned="2">
            <text:p>$145.24</text:p>
          </table:table-cell>
          <table:covered-table-cell table:style-name="ce50"/>
          <table:table-cell table:style-name="ce155" table:formula="of:=SUM([.S13:.S28])" office:value-type="currency" office:currency="USD" office:value="144.92" calcext:value-type="currency" table:number-columns-spanned="2" table:number-rows-spanned="2">
            <text:p>$144.92</text:p>
          </table:table-cell>
          <table:covered-table-cell table:style-name="ce50"/>
          <table:table-cell table:style-name="ce155" table:formula="of:=SUM([.U13:.U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W13:.W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Y13:.Y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13:.AA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marija</text:p>
          </table:table-cell>
          <table:table-cell table:style-name="ce135" office:value-type="float" office:value="12.3" calcext:value-type="float">
            <text:p>12.3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220" calcext:value-type="currency">
            <text:p>$220.00</text:p>
          </table:table-cell>
          <table:table-cell table:style-name="ce102" table:formula="of:=[.J32]*0.07" office:value-type="currency" office:currency="USD" office:value="15.4" calcext:value-type="currency">
            <text:p>$15.40</text:p>
          </table:table-cell>
          <table:table-cell/>
          <table:covered-table-cell table:number-columns-repeated="16" table:style-name="ce50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5" table:number-columns-spanned="1" table:number-rows-spanned="2"/>
          <table:table-cell table:style-name="ce183" table:number-columns-repeated="327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12.3" calcext:value-type="float">
            <text:p>12.3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668" calcext:value-type="currency">
            <text:p>$668.00</text:p>
          </table:table-cell>
          <table:table-cell table:style-name="ce102" table:formula="of:=[.J33]*0.07" office:value-type="currency" office:currency="USD" office:value="46.76" calcext:value-type="currency">
            <text:p>$46.76</text:p>
          </table:table-cell>
          <table:table-cell/>
          <table:table-cell table:style-name="ce50"/>
          <table:table-cell table:style-name="ce200"/>
          <table:table-cell table:style-name="ce50" office:value-type="string" calcext:value-type="string">
            <text:p>paid</text:p>
          </table:table-cell>
          <table:table-cell table:style-name="ce210"/>
          <table:table-cell table:style-name="ce50"/>
          <table:table-cell table:style-name="ce210"/>
          <table:table-cell table:style-name="ce50" office:value-type="string" calcext:value-type="string">
            <text:p>paid</text:p>
          </table:table-cell>
          <table:table-cell table:style-name="ce200"/>
          <table:table-cell table:style-name="ce50" table:number-columns-repeated="7"/>
          <table:table-cell table:style-name="ce200"/>
          <table:covered-table-cell table:number-columns-repeated="5"/>
          <table:covered-table-cell table:style-name="ce35"/>
          <table:table-cell table:style-name="ce183" table:number-columns-repeated="327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mane</text:p>
          </table:table-cell>
          <table:table-cell table:style-name="ce135" office:value-type="float" office:value="12.3" calcext:value-type="float">
            <text:p>12.3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632" calcext:value-type="currency">
            <text:p>$632.00</text:p>
          </table:table-cell>
          <table:table-cell table:style-name="ce102" table:formula="of:=[.J34]*0.07" office:value-type="currency" office:currency="USD" office:value="44.24" calcext:value-type="currency">
            <text:p>$44.24</text:p>
          </table:table-cell>
          <table:table-cell/>
          <table:table-cell table:style-name="ce195" office:value-type="string" calcext:value-type="string" table:number-columns-spanned="2" table:number-rows-spanned="1">
            <text:p>Igor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Marij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Klaudij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Camino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Stev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Kokica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camino</text:p>
          </table:table-cell>
          <table:table-cell table:style-name="ce135" office:value-type="float" office:value="13.3" calcext:value-type="float">
            <text:p>13.3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333.53" calcext:value-type="currency">
            <text:p>$333.53</text:p>
          </table:table-cell>
          <table:table-cell table:style-name="ce102" table:formula="of:=[.J35]*0.07" office:value-type="currency" office:currency="USD" office:value="23.3471" calcext:value-type="currency">
            <text:p>$23.35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covered-table-cell table:number-columns-repeated="5" table:style-name="ce50"/>
          <table:table-cell table:style-name="ce183" table:number-columns-repeated="328"/>
        </table:table-row>
        <table:table-row table:style-name="ro1">
          <table:table-cell table:style-name="ce119" table:number-columns-spanned="2" table:number-rows-spanned="2"/>
          <table:covered-table-cell table:style-name="ce171"/>
          <table:table-cell table:style-name="ce119" table:number-columns-spanned="2" table:number-rows-spanned="2"/>
          <table:covered-table-cell table:style-name="ce171"/>
          <table:table-cell table:style-name="ce130" office:value-type="string" calcext:value-type="string">
            <text:p>pat</text:p>
          </table:table-cell>
          <table:table-cell table:style-name="ce135" office:value-type="float" office:value="13.3" calcext:value-type="float">
            <text:p>13.3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329.6" calcext:value-type="currency">
            <text:p>$329.60</text:p>
          </table:table-cell>
          <table:table-cell table:style-name="ce102" table:formula="of:=[.J36]*0.07" office:value-type="currency" office:currency="USD" office:value="23.072" calcext:value-type="currency">
            <text:p>$23.07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7.43" calcext:value-type="currency">
            <text:p>$7.43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4.92" calcext:value-type="currency">
            <text:p>$24.9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mane</text:p>
          </table:table-cell>
          <table:table-cell table:style-name="ce135" office:value-type="float" office:value="13.3" calcext:value-type="float">
            <text:p>13.3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278.49" calcext:value-type="currency">
            <text:p>$278.49</text:p>
          </table:table-cell>
          <table:table-cell table:style-name="ce102" table:formula="of:=[.J37]*0.07" office:value-type="currency" office:currency="USD" office:value="19.4943" calcext:value-type="currency">
            <text:p>$19.49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16.52" calcext:value-type="currency">
            <text:p>$16.52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7.41" calcext:value-type="currency">
            <text:p>$17.41</text:p>
          </table:table-cell>
          <table:table-cell table:style-name="ce143"/>
          <table:table-cell table:style-name="ce198"/>
          <table:table-cell table:style-name="ce143"/>
          <table:table-cell table:style-name="ce102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marija</text:p>
          </table:table-cell>
          <table:table-cell table:style-name="ce135" office:value-type="float" office:value="14.3" calcext:value-type="float">
            <text:p>14.3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0" calcext:value-type="currency">
            <text:p>$0.00</text:p>
          </table:table-cell>
          <table:table-cell table:style-name="ce102" table:formula="of:=[.J38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29.96" calcext:value-type="currency">
            <text:p>$29.96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4.11" calcext:value-type="currency">
            <text:p>$14.11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14.3" calcext:value-type="float">
            <text:p>14.3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500.8" calcext:value-type="currency">
            <text:p>$500.80</text:p>
          </table:table-cell>
          <table:table-cell table:style-name="ce102" table:formula="of:=[.J39]*0.07" office:value-type="currency" office:currency="USD" office:value="35.056" calcext:value-type="currency">
            <text:p>$35.0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10.01" calcext:value-type="currency">
            <text:p>$10.01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6.68" calcext:value-type="currency">
            <text:p>$16.6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marija</text:p>
          </table:table-cell>
          <table:table-cell table:style-name="ce135" office:value-type="float" office:value="14.3" calcext:value-type="float">
            <text:p>14.3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276" calcext:value-type="currency">
            <text:p>$276.00</text:p>
          </table:table-cell>
          <table:table-cell table:style-name="ce102" table:formula="of:=[.J40]*0.07" office:value-type="currency" office:currency="USD" office:value="19.32" calcext:value-type="currency">
            <text:p>$19.32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11.2" calcext:value-type="currency">
            <text:p>$11.20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4.92" calcext:value-type="currency">
            <text:p>$24.9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janko</text:p>
          </table:table-cell>
          <table:table-cell table:style-name="ce135" office:value-type="float" office:value="15.3" calcext:value-type="float">
            <text:p>15.3</text:p>
          </table:table-cell>
          <table:table-cell table:style-name="ce135" office:value-type="string" calcext:value-type="string" table:number-columns-spanned="2" table:number-rows-spanned="1">
            <text:p>10-14</text:p>
          </table:table-cell>
          <table:covered-table-cell table:style-name="ce15"/>
          <table:table-cell table:style-name="ce135"/>
          <table:table-cell table:style-name="ce143" office:value-type="currency" office:currency="USD" office:value="460" calcext:value-type="currency">
            <text:p>$460.00</text:p>
          </table:table-cell>
          <table:table-cell table:style-name="ce102" table:formula="of:=[.J41]*0.07" office:value-type="currency" office:currency="USD" office:value="32.2" calcext:value-type="currency">
            <text:p>$32.2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15.4" calcext:value-type="currency">
            <text:p>$15.40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51.78" calcext:value-type="currency">
            <text:p>$51.7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/>
          <table:table-cell table:style-name="ce194"/>
          <table:table-cell table:style-name="ce19" table:number-columns-repeated="2"/>
          <table:table-cell table:style-name="ce130" office:value-type="string" calcext:value-type="string">
            <text:p>mane</text:p>
          </table:table-cell>
          <table:table-cell table:style-name="ce135" office:value-type="float" office:value="15.3" calcext:value-type="float">
            <text:p>15.3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453" calcext:value-type="currency">
            <text:p>$453.00</text:p>
          </table:table-cell>
          <table:table-cell table:style-name="ce102" table:formula="of:=[.J42]*0.07" office:value-type="currency" office:currency="USD" office:value="31.71" calcext:value-type="currency">
            <text:p>$31.71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19.32" calcext:value-type="currency">
            <text:p>$19.32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7.45" calcext:value-type="currency">
            <text:p>$27.45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3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3.53" calcext:value-type="currency">
            <text:p>$23.53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4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5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6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7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8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9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0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0" calcext:value-type="currency">
            <text:p>$10.0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1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15" calcext:value-type="currency">
            <text:p>$15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 office:value-type="currency" office:currency="USD" office:value="-130" calcext:value-type="currency">
            <text:p>-$130.00</text:p>
          </table:table-cell>
          <table:table-cell table:style-name="ce143" office:value-type="string" calcext:value-type="string">
            <text:p>Advance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2]*0.07" office:value-type="currency" office:currency="USD" office:value="0" calcext:value-type="currency">
            <text:p>$0.00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3]*0.07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4]*0.07" office:value-type="currency" office:currency="USD" office:value="0" calcext:value-type="currency">
            <text:p>$0.00</text:p>
          </table:table-cell>
          <table:table-cell/>
          <table:table-cell table:style-name="ce155" table:formula="of:=SUM([.M36:.M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O36:.O51])" office:value-type="currency" office:currency="USD" office:value="124.84" calcext:value-type="currency" table:number-columns-spanned="2" table:number-rows-spanned="2">
            <text:p>$124.84</text:p>
          </table:table-cell>
          <table:covered-table-cell table:style-name="ce50"/>
          <table:table-cell table:style-name="ce155" table:formula="of:=SUM([.Q36:.Q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S36:.S51])" office:value-type="currency" office:currency="USD" office:value="80.8" calcext:value-type="currency" table:number-columns-spanned="2" table:number-rows-spanned="2">
            <text:p>$80.80</text:p>
          </table:table-cell>
          <table:covered-table-cell table:style-name="ce50"/>
          <table:table-cell table:style-name="ce155" table:formula="of:=SUM([.U36:.U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W36:.W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Y36:.Y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36:.AA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5]*0.07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6]*0.07" office:value-type="currency" office:currency="USD" office:value="0" calcext:value-type="currency">
            <text:p>$0.00</text:p>
          </table:table-cell>
          <table:table-cell/>
          <table:table-cell table:style-name="ce37"/>
          <table:table-cell table:style-name="ce201"/>
          <table:table-cell/>
          <table:table-cell table:style-name="ce202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7]*0.07" office:value-type="currency" office:currency="USD" office:value="0" calcext:value-type="currency">
            <text:p>$0.00</text:p>
          </table:table-cell>
          <table:table-cell/>
          <table:table-cell table:style-name="ce177"/>
          <table:table-cell table:style-name="ce200"/>
          <table:table-cell/>
          <table:table-cell table:style-name="ce202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8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9]*0.07" office:value-type="currency" office:currency="USD" office:value="0" calcext:value-type="currency">
            <text:p>$0.00</text:p>
          </table:table-cell>
          <table:table-cell table:number-columns-repeated="4"/>
          <table:table-cell table:style-name="ce210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0]*0.07" office:value-type="currency" office:currency="USD" office:value="0" calcext:value-type="currency">
            <text:p>$0.00</text:p>
          </table:table-cell>
          <table:table-cell/>
          <table:table-cell table:style-name="ce9" office:value-type="string" calcext:value-type="string" table:number-columns-spanned="2" table:number-rows-spanned="2">
            <text:p>Pera</text:p>
            <text:p>%2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Welja</text:p>
            <text:p>%1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ale</text:p>
            <text:p>%1 CM</text:p>
          </table:table-cell>
          <table:covered-table-cell table:style-name="ce19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1]*0.07" office:value-type="currency" office:currency="USD" office:value="0" calcext:value-type="currency">
            <text:p>$0.00</text:p>
          </table:table-cell>
          <table:table-cell/>
          <table:covered-table-cell table:number-columns-repeated="6" table:style-name="ce19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2]*0.07" office:value-type="currency" office:currency="USD" office:value="0" calcext:value-type="currency">
            <text:p>$0.00</text:p>
          </table:table-cell>
          <table:table-cell/>
          <table:table-cell table:style-name="ce102" table:formula="of:=[.A4]*0.02" office:value-type="currency" office:currency="USD" office:value="342.38" calcext:value-type="currency" table:number-columns-spanned="2" table:number-rows-spanned="2">
            <text:p>$342.38</text:p>
          </table:table-cell>
          <table:covered-table-cell table:style-name="ce171"/>
          <table:table-cell table:style-name="ce102" table:formula="of:=[.A4]*0.01" office:value-type="currency" office:currency="USD" office:value="171.19" calcext:value-type="currency" table:number-columns-spanned="2" table:number-rows-spanned="2">
            <text:p>$171.19</text:p>
          </table:table-cell>
          <table:covered-table-cell table:style-name="ce171"/>
          <table:table-cell table:style-name="ce102" table:formula="of:=[.A4]*0.01" office:value-type="currency" office:currency="USD" office:value="171.19" calcext:value-type="currency" table:number-columns-spanned="2" table:number-rows-spanned="2">
            <text:p>$171.19</text:p>
          </table:table-cell>
          <table:covered-table-cell table:style-name="ce171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3]*0.07" office:value-type="currency" office:currency="USD" office:value="0" calcext:value-type="currency">
            <text:p>$0.00</text:p>
          </table:table-cell>
          <table:table-cell/>
          <table:covered-table-cell table:number-columns-repeated="6" table:style-name="ce171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4]*0.07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90 camino</text:p>
          </table:table-cell>
          <table:table-cell/>
          <table:table-cell office:value-type="string" calcext:value-type="string">
            <text:p>Placeno</text:p>
          </table:table-cell>
          <table:table-cell/>
          <table:table-cell office:value-type="string" calcext:value-type="string">
            <text:p>100 od vese</text:p>
          </table:table-cell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5]*0.07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125 pat</text:p>
          </table:table-cell>
          <table:table-cell table:number-columns-repeated="3"/>
          <table:table-cell office:value-type="string" calcext:value-type="string">
            <text:p>PAID</text:p>
          </table:table-cell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6]*0.07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180 velja</text:p>
          </table:table-cell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7]*0.07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150 vesa</text:p>
          </table:table-cell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8]*0.07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170 cale</text:p>
          </table:table-cell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9]*0.07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390 pat</text:p>
          </table:table-cell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0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1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2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3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4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5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6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7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8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9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0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1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2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3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4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5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6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7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8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9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3" table:number-rows-repeated="1339">
          <table:table-cell table:number-columns-repeated="33"/>
          <table:table-cell table:style-name="ce183" table:number-columns-repeated="328"/>
        </table:table-row>
        <table:table-row table:style-name="ro3" table:number-rows-repeated="1047147">
          <table:table-cell table:number-columns-repeated="361"/>
        </table:table-row>
        <table:table-row table:style-name="ro3">
          <table:table-cell table:number-columns-repeated="361"/>
        </table:table-row>
      </table:table>
      <table:table table:name="Vence17" table:style-name="ta1">
        <table:table-column table:style-name="co1" table:number-columns-repeated="10" table:default-cell-style-name="ce35"/>
        <table:table-column table:style-name="co1" table:default-cell-style-name="ce173"/>
        <table:table-column table:style-name="co1" table:number-columns-repeated="22" table:default-cell-style-name="ce35"/>
        <table:table-column table:style-name="co1" table:number-columns-repeated="328" table:default-cell-style-name="ce185"/>
        <table:table-row table:style-name="ro1"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9" office:value-type="string" calcext:value-type="string" table:number-columns-spanned="1" table:number-rows-spanned="2">
            <text:p>Hours</text:p>
            <text:p>Worked</text:p>
          </table:table-cell>
          <table:table-cell table:style-name="ce140"/>
          <table:table-cell table:style-name="ce208" office:value-type="string" calcext:value-type="string" table:number-columns-spanned="1" table:number-rows-spanned="2">
            <text:p>Daily earnings</text:p>
            <text:p/>
          </table:table-cell>
          <table:table-cell table:style-name="ce174" table:number-columns-repeated="2"/>
          <table:table-cell table:number-columns-repeated="4"/>
          <table:table-cell table:style-name="ce177" table:number-columns-repeated="16"/>
          <table:table-cell table:style-name="ce183" table:number-columns-repeated="328"/>
        </table:table-row>
        <table:table-row table:style-name="ro1">
          <table:table-cell table:style-name="ce100" office:value-type="string" calcext:value-type="string" table:number-columns-spanned="4" table:number-rows-spanned="2">
            <text:p>NET Sales</text:p>
          </table:table-cell>
          <table:covered-table-cell table:style-name="ce19"/>
          <table:covered-table-cell table:style-name="ce9"/>
          <table:covered-table-cell table:style-name="ce19"/>
          <table:table-cell table:style-name="ce126" office:value-type="string" calcext:value-type="string">
            <text:p><text:s/>chatter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Shift</text:p>
          </table:table-cell>
          <table:covered-table-cell table:style-name="ce19"/>
          <table:covered-table-cell table:style-name="ce137"/>
          <table:table-cell table:style-name="ce141" office:value-type="string" calcext:value-type="string">
            <text:p>NETSales</text:p>
          </table:table-cell>
          <table:covered-table-cell table:style-name="ce146"/>
          <table:table-cell/>
          <table:table-cell table:style-name="ce100" office:value-type="string" calcext:value-type="string" table:number-columns-spanned="3" table:number-rows-spanned="3">
            <text:p>Total due:</text:p>
          </table:table-cell>
          <table:covered-table-cell table:number-columns-repeated="2" table:style-name="ce19"/>
          <table:table-cell table:number-columns-repeated="2"/>
          <table:table-cell table:style-name="ce100" office:value-type="string" calcext:value-type="string" table:number-columns-spanned="4" table:number-rows-spanned="2">
            <text:p>NET Sales</text:p>
          </table:table-cell>
          <table:covered-table-cell table:style-name="ce19"/>
          <table:covered-table-cell table:style-name="ce9"/>
          <table:covered-table-cell table:style-name="ce19"/>
          <table:table-cell table:style-name="ce50" table:number-columns-repeated="12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marija </text:p>
          </table:table-cell>
          <table:table-cell table:style-name="ce135" office:value-type="float" office:value="16.3" calcext:value-type="float">
            <text:p>16.3</text:p>
          </table:table-cell>
          <table:table-cell table:style-name="ce221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105" calcext:value-type="currency">
            <text:p>$105.00</text:p>
          </table:table-cell>
          <table:table-cell table:style-name="ce102" table:formula="of:=[.J3]*0.07" office:value-type="currency" office:currency="USD" office:value="7.35" calcext:value-type="currency">
            <text:p>$7.35</text:p>
          </table:table-cell>
          <table:table-cell/>
          <table:covered-table-cell table:number-columns-repeated="3" table:style-name="ce19"/>
          <table:table-cell table:number-columns-repeated="2"/>
          <table:covered-table-cell table:number-columns-repeated="4" table:style-name="ce19"/>
          <table:table-cell table:style-name="ce50" table:number-columns-repeated="12"/>
          <table:table-cell table:style-name="ce183" table:number-columns-repeated="328"/>
        </table:table-row>
        <table:table-row table:style-name="ro1">
          <table:table-cell table:style-name="ce102" table:formula="of:=SUM([.J:.J])" office:value-type="currency" office:currency="USD" office:value="19448.91" calcext:value-type="currency" table:number-columns-spanned="4" table:number-rows-spanned="2">
            <text:p>$19,448.91</text:p>
          </table:table-cell>
          <table:covered-table-cell table:style-name="ce146"/>
          <table:covered-table-cell table:style-name="ce102"/>
          <table:covered-table-cell table:style-name="ce146"/>
          <table:table-cell table:style-name="ce130" office:value-type="string" calcext:value-type="string">
            <text:p>bogdan</text:p>
          </table:table-cell>
          <table:table-cell table:style-name="ce135" office:value-type="float" office:value="16.3" calcext:value-type="float">
            <text:p>16.3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800" calcext:value-type="currency">
            <text:p>$800.00</text:p>
          </table:table-cell>
          <table:table-cell table:style-name="ce102" table:formula="of:=[.J4]*0.07" office:value-type="currency" office:currency="USD" office:value="56" calcext:value-type="currency">
            <text:p>$56.00</text:p>
          </table:table-cell>
          <table:table-cell/>
          <table:covered-table-cell table:number-columns-repeated="3" table:style-name="ce19"/>
          <table:table-cell table:number-columns-repeated="2"/>
          <table:table-cell table:style-name="ce102" table:formula="of:=[.A4]" office:value-type="currency" office:currency="USD" office:value="19448.91" calcext:value-type="currency" table:number-columns-spanned="4" table:number-rows-spanned="2">
            <text:p>$19,448.91</text:p>
          </table:table-cell>
          <table:covered-table-cell table:style-name="ce146"/>
          <table:covered-table-cell table:style-name="ce102"/>
          <table:covered-table-cell table:style-name="ce146"/>
          <table:table-cell table:style-name="ce50" table:number-columns-repeated="12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vesa</text:p>
          </table:table-cell>
          <table:table-cell table:style-name="ce135" office:value-type="float" office:value="16.3" calcext:value-type="float">
            <text:p>16.3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316" calcext:value-type="currency">
            <text:p>$316.00</text:p>
          </table:table-cell>
          <table:table-cell table:style-name="ce102" table:formula="of:=[.J5]*0.07" office:value-type="currency" office:currency="USD" office:value="22.12" calcext:value-type="currency">
            <text:p>$22.12</text:p>
          </table:table-cell>
          <table:table-cell/>
          <table:table-cell table:style-name="ce153" table:formula="of:=(0.11*[.R4])+[.A24]" office:value-type="currency" office:currency="USD" office:value="2189.3801" calcext:value-type="currency" table:number-columns-spanned="3" table:number-rows-spanned="3">
            <text:p>$2,189.38</text:p>
          </table:table-cell>
          <table:covered-table-cell table:number-columns-repeated="2" table:style-name="ce19"/>
          <table:table-cell table:number-columns-repeated="2"/>
          <table:covered-table-cell table:number-columns-repeated="4" table:style-name="ce146"/>
          <table:table-cell table:style-name="ce50" table:number-columns-repeated="12"/>
          <table:table-cell table:style-name="ce183" table:number-columns-repeated="328"/>
        </table:table-row>
        <table:table-row table:style-name="ro1">
          <table:table-cell table:style-name="ce106"/>
          <table:table-cell table:style-name="ce19"/>
          <table:table-cell table:style-name="ce106"/>
          <table: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float" office:value="17.3" calcext:value-type="float">
            <text:p>17.3</text:p>
          </table:table-cell>
          <table:table-cell table:style-name="ce221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211.99" calcext:value-type="currency">
            <text:p>$211.99</text:p>
          </table:table-cell>
          <table:table-cell table:style-name="ce102" table:formula="of:=[.J6]*0.07" office:value-type="currency" office:currency="USD" office:value="14.8393" calcext:value-type="currency">
            <text:p>$14.84</text:p>
          </table:table-cell>
          <table:table-cell/>
          <table:covered-table-cell table:number-columns-repeated="3" table:style-name="ce19"/>
          <table:table-cell table:number-columns-repeated="2"/>
          <table:table-cell table:style-name="ce229"/>
          <table:table-cell table:style-name="ce50" table:number-columns-repeated="1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mane</text:p>
          </table:table-cell>
          <table:table-cell table:style-name="ce135" office:value-type="float" office:value="17.3" calcext:value-type="float">
            <text:p>17.3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241.94" calcext:value-type="currency">
            <text:p>$241.94</text:p>
          </table:table-cell>
          <table:table-cell table:style-name="ce102" table:formula="of:=[.J7]*0.07" office:value-type="currency" office:currency="USD" office:value="16.9358" calcext:value-type="currency">
            <text:p>$16.94</text:p>
          </table:table-cell>
          <table:table-cell/>
          <table:covered-table-cell table:number-columns-repeated="3" table:style-name="ce19"/>
          <table:table-cell table:number-columns-repeated="2"/>
          <table:table-cell table:style-name="ce50" table:number-columns-repeated="16"/>
          <table:table-cell table:style-name="ce183" table:number-columns-repeated="3"/>
          <table:table-cell table:style-name="ce183" office:value-type="string" calcext:value-type="string">
            <text:p>Chatter pay</text:p>
          </table:table-cell>
          <table:table-cell table:style-name="ce183" table:number-columns-repeated="324"/>
        </table:table-row>
        <table:table-row table:style-name="ro1">
          <table:table-cell table:style-name="ce108"/>
          <table:table-cell table:style-name="ce171"/>
          <table:table-cell table:style-name="ce119"/>
          <table:table-cell table:style-name="ce171"/>
          <table:table-cell table:style-name="ce130" office:value-type="string" calcext:value-type="string">
            <text:p>pat</text:p>
          </table:table-cell>
          <table:table-cell table:style-name="ce135" office:value-type="float" office:value="17.3" calcext:value-type="float">
            <text:p>17.3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209" calcext:value-type="currency">
            <text:p>$209.00</text:p>
          </table:table-cell>
          <table:table-cell table:style-name="ce102" table:formula="of:=[.J8]*0.07" office:value-type="currency" office:currency="USD" office:value="14.63" calcext:value-type="currency">
            <text:p>$14.63</text:p>
          </table:table-cell>
          <table:table-cell table:number-columns-repeated="6"/>
          <table:table-cell table:style-name="ce50" table:number-columns-repeated="16"/>
          <table:table-cell table:style-name="ce183" table:number-columns-repeated="3"/>
          <table:table-cell table:style-name="ce231" table:formula="of:=([.M31]+[.O31]+[.Q31]+[.S31]+[.U31]+[.W31]+[.Y31]+[.AA31]+[.AA54]+[.Y54]+[.W54]+[.U54]+[.S54]+[.Q54]+[.O54]+[.M54])+([.M62]+[.O62]+[.Q62])" office:value-type="currency" office:currency="USD" office:value="2054.4064" calcext:value-type="currency">
            <text:p>$2,054.41</text:p>
          </table:table-cell>
          <table:table-cell table:style-name="ce183" table:number-columns-repeated="324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marija </text:p>
          </table:table-cell>
          <table:table-cell table:style-name="ce135" office:value-type="float" office:value="18.3" calcext:value-type="float">
            <text:p>18.3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287" calcext:value-type="currency">
            <text:p>$287.00</text:p>
          </table:table-cell>
          <table:table-cell table:style-name="ce102" table:formula="of:=[.J9]*0.07" office:value-type="currency" office:currency="USD" office:value="20.09" calcext:value-type="currency">
            <text:p>$20.09</text:p>
          </table:table-cell>
          <table:table-cell table:number-columns-repeated="6"/>
          <table:table-cell table:style-name="ce200"/>
          <table:table-cell table:style-name="ce50" table:number-columns-repeated="15"/>
          <table:table-cell table:style-name="ce183" table:number-columns-repeated="328"/>
        </table:table-row>
        <table:table-row table:style-name="ro5">
          <table:table-cell table:style-name="ce190" office:value-type="string" calcext:value-type="string" table:number-columns-spanned="2" table:number-rows-spanned="2">
            <text:p>CM % from </text:p>
            <text:p>Net Sales 4%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omission from</text:p>
            <text:p>Sales 3%</text:p>
          </table:table-cell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18.3" calcext:value-type="float">
            <text:p>18.3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750.4" calcext:value-type="currency">
            <text:p>$750.40</text:p>
          </table:table-cell>
          <table:table-cell table:style-name="ce102" table:formula="of:=[.J10]*0.07" office:value-type="currency" office:currency="USD" office:value="52.528" calcext:value-type="currency">
            <text:p>$52.53</text:p>
          </table:table-cell>
          <table:table-cell table:number-columns-repeated="3"/>
          <table:table-cell table:style-name="ce225"/>
          <table:table-cell table:style-name="ce210"/>
          <table:table-cell table:style-name="ce227"/>
          <table:table-cell table:style-name="ce200"/>
          <table:table-cell table:style-name="ce210"/>
          <table:table-cell table:style-name="ce200"/>
          <table:table-cell table:style-name="ce210"/>
          <table:table-cell table:style-name="ce211"/>
          <table:table-cell table:style-name="ce210"/>
          <table:table-cell table:style-name="ce50" table:number-columns-repeated="3"/>
          <table:table-cell table:style-name="ce212"/>
          <table:table-cell table:style-name="ce21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style-name="ce191" office:value-type="string" calcext:value-type="string">
            <text:p>Net Sales 4%</text:p>
          </table:covered-table-cell>
          <table:covered-table-cell table:number-columns-repeated="3" table:style-name="ce19"/>
          <table:table-cell table:style-name="ce130" office:value-type="string" calcext:value-type="string">
            <text:p>mane</text:p>
          </table:table-cell>
          <table:table-cell table:style-name="ce135" office:value-type="float" office:value="18.3" calcext:value-type="float">
            <text:p>18.3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536" calcext:value-type="currency">
            <text:p>$536.00</text:p>
          </table:table-cell>
          <table:table-cell table:style-name="ce102" table:formula="of:=[.J11]*0.07" office:value-type="currency" office:currency="USD" office:value="37.52" calcext:value-type="currency">
            <text:p>$37.52</text:p>
          </table:table-cell>
          <table:table-cell/>
          <table:table-cell table:style-name="ce195" office:value-type="string" calcext:value-type="string" table:number-columns-spanned="2" table:number-rows-spanned="1">
            <text:p>Janko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Pat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Vezilije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Mane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Rod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Masa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table:formula="of:=[.A4]*0.04" office:value-type="currency" office:currency="USD" office:value="777.9564" calcext:value-type="currency" table:number-columns-spanned="2" table:number-rows-spanned="2">
            <text:p>$777.96</text:p>
          </table:table-cell>
          <table:covered-table-cell table:style-name="ce171"/>
          <table:table-cell table:style-name="ce102" table:formula="of:=[.A4]*0.03" office:value-type="currency" office:currency="USD" office:value="583.4673" calcext:value-type="currency" table:number-columns-spanned="2" table:number-rows-spanned="2">
            <text:p>$583.47</text:p>
          </table:table-cell>
          <table:covered-table-cell table:style-name="ce171"/>
          <table:table-cell table:style-name="ce130" office:value-type="string" calcext:value-type="string">
            <text:p>marija </text:p>
          </table:table-cell>
          <table:table-cell table:style-name="ce135" office:value-type="float" office:value="19.3" calcext:value-type="float">
            <text:p>19.3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404" calcext:value-type="currency">
            <text:p>$404.00</text:p>
          </table:table-cell>
          <table:table-cell table:style-name="ce102" table:formula="of:=[.J12]*0.07" office:value-type="currency" office:currency="USD" office:value="28.28" calcext:value-type="currency">
            <text:p>$28.28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pat</text:p>
          </table:table-cell>
          <table:table-cell table:style-name="ce135" office:value-type="float" office:value="19.3" calcext:value-type="float">
            <text:p>19.3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344" calcext:value-type="currency">
            <text:p>$344.00</text:p>
          </table:table-cell>
          <table:table-cell table:style-name="ce102" table:formula="of:=[.J13]*0.07" office:value-type="currency" office:currency="USD" office:value="24.08" calcext:value-type="currency">
            <text:p>$24.0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14.63" calcext:value-type="currency">
            <text:p>$14.63</text:p>
          </table:table-cell>
          <table:table-cell table:style-name="ce143"/>
          <table:table-cell table:style-name="ce198" office:value-type="currency" office:currency="USD" office:value="22.12" calcext:value-type="currency">
            <text:p>$22.12</text:p>
          </table:table-cell>
          <table:table-cell table:style-name="ce143"/>
          <table:table-cell table:style-name="ce198" office:value-type="currency" office:currency="USD" office:value="16.94" calcext:value-type="currency">
            <text:p>$16.9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 office:value-type="string" calcext:value-type="string">
            <text:p>vesa</text:p>
          </table:table-cell>
          <table:table-cell table:style-name="ce135" office:value-type="float" office:value="19.3" calcext:value-type="float">
            <text:p>19.3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400.8" calcext:value-type="currency">
            <text:p>$400.80</text:p>
          </table:table-cell>
          <table:table-cell table:style-name="ce102" table:formula="of:=[.J14]*0.07" office:value-type="currency" office:currency="USD" office:value="28.056" calcext:value-type="currency">
            <text:p>$28.0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2.53" calcext:value-type="currency">
            <text:p>$52.53</text:p>
          </table:table-cell>
          <table:table-cell table:style-name="ce143"/>
          <table:table-cell table:style-name="ce198" office:value-type="currency" office:currency="USD" office:value="28.06" calcext:value-type="currency">
            <text:p>$28.06</text:p>
          </table:table-cell>
          <table:table-cell table:style-name="ce143"/>
          <table:table-cell table:style-name="ce198" office:value-type="currency" office:currency="USD" office:value="37.52" calcext:value-type="currency">
            <text:p>$37.5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2">
          <table:table-cell table:style-name="ce116"/>
          <table:table-cell table:style-name="ce19"/>
          <table:table-cell table:style-name="ce116"/>
          <table: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float" office:value="20.3" calcext:value-type="float">
            <text:p>20.3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341.55" calcext:value-type="currency">
            <text:p>$341.55</text:p>
          </table:table-cell>
          <table:table-cell table:style-name="ce102" table:formula="of:=[.J15]*0.07" office:value-type="currency" office:currency="USD" office:value="23.9085" calcext:value-type="currency">
            <text:p>$23.91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24.08" calcext:value-type="currency">
            <text:p>$24.08</text:p>
          </table:table-cell>
          <table:table-cell table:style-name="ce143"/>
          <table:table-cell table:style-name="ce198" office:value-type="currency" office:currency="USD" office:value="15.96" calcext:value-type="currency">
            <text:p>$15.96</text:p>
          </table:table-cell>
          <table:table-cell table:style-name="ce143"/>
          <table:table-cell table:style-name="ce198" office:value-type="currency" office:currency="USD" office:value="71.61" calcext:value-type="currency">
            <text:p>$71.61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 office:value-type="string" calcext:value-type="string">
            <text:p>pat</text:p>
          </table:table-cell>
          <table:table-cell table:style-name="ce135" office:value-type="float" office:value="20.3" calcext:value-type="float">
            <text:p>20.3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1006.4" calcext:value-type="currency">
            <text:p>$1,006.40</text:p>
          </table:table-cell>
          <table:table-cell table:style-name="ce102" table:formula="of:=[.J16]*0.07" office:value-type="currency" office:currency="USD" office:value="70.448" calcext:value-type="currency">
            <text:p>$70.45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70.45" calcext:value-type="currency">
            <text:p>$70.45</text:p>
          </table:table-cell>
          <table:table-cell table:style-name="ce143"/>
          <table:table-cell table:style-name="ce198" office:value-type="currency" office:currency="USD" office:value="16.24" calcext:value-type="currency">
            <text:p>$16.24</text:p>
          </table:table-cell>
          <table:table-cell table:style-name="ce143"/>
          <table:table-cell table:style-name="ce198" office:value-type="currency" office:currency="USD" office:value="121.69" calcext:value-type="currency">
            <text:p>$121.69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9"/>
          <table:table-cell table:style-name="ce171"/>
          <table:table-cell table:style-name="ce206"/>
          <table:table-cell table:style-name="ce207"/>
          <table:table-cell table:style-name="ce130" office:value-type="string" calcext:value-type="string">
            <text:p>vesa</text:p>
          </table:table-cell>
          <table:table-cell table:style-name="ce135" office:value-type="float" office:value="20.3" calcext:value-type="float">
            <text:p>20.3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228" calcext:value-type="currency">
            <text:p>$228.00</text:p>
          </table:table-cell>
          <table:table-cell table:style-name="ce102" table:formula="of:=[.J17]*0.07" office:value-type="currency" office:currency="USD" office:value="15.96" calcext:value-type="currency">
            <text:p>$15.96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96.12" calcext:value-type="currency">
            <text:p>$96.12</text:p>
          </table:table-cell>
          <table:table-cell table:style-name="ce143"/>
          <table:table-cell table:style-name="ce198" office:value-type="currency" office:currency="USD" office:value="32.48" calcext:value-type="currency">
            <text:p>$32.48</text:p>
          </table:table-cell>
          <table:table-cell table:style-name="ce143"/>
          <table:table-cell table:style-name="ce198" office:value-type="currency" office:currency="USD" office:value="30.8" calcext:value-type="currency">
            <text:p>$30.8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</text:p>
            <text:p>Paid out from penalties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Penalties</text:p>
          </table:table-cell>
          <table:covered-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float" office:value="21.3" calcext:value-type="float">
            <text:p>21.3</text:p>
          </table:table-cell>
          <table:table-cell table:style-name="ce135" office:value-type="string" calcext:value-type="string" table:number-columns-spanned="2" table:number-rows-spanned="1">
            <text:p>22-2</text:p>
          </table:table-cell>
          <table:covered-table-cell table:style-name="ce15"/>
          <table:table-cell table:style-name="ce135"/>
          <table:table-cell table:style-name="ce143" office:value-type="currency" office:currency="USD" office:value="303.98" calcext:value-type="currency">
            <text:p>$303.98</text:p>
          </table:table-cell>
          <table:table-cell table:style-name="ce102" table:formula="of:=[.J18]*0.07" office:value-type="currency" office:currency="USD" office:value="21.2786" calcext:value-type="currency">
            <text:p>$21.2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4.24" calcext:value-type="currency">
            <text:p>$44.2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marija </text:p>
          </table:table-cell>
          <table:table-cell table:style-name="ce135" office:value-type="float" office:value="22.3" calcext:value-type="float">
            <text:p>22.3</text:p>
          </table:table-cell>
          <table:table-cell table:style-name="ce135" office:value-type="string" calcext:value-type="string" table:number-columns-spanned="2" table:number-rows-spanned="1">
            <text:p>2-14</text:p>
          </table:table-cell>
          <table:covered-table-cell table:style-name="ce15"/>
          <table:table-cell table:style-name="ce135"/>
          <table:table-cell table:style-name="ce143" office:value-type="currency" office:currency="USD" office:value="352" calcext:value-type="currency">
            <text:p>$352.00</text:p>
          </table:table-cell>
          <table:table-cell table:style-name="ce102" table:formula="of:=[.J19]*0.07" office:value-type="currency" office:currency="USD" office:value="24.64" calcext:value-type="currency">
            <text:p>$24.64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42.67" calcext:value-type="currency">
            <text:p>$42.67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table:number-columns-spanned="2" table:number-rows-spanned="2"/>
          <table:covered-table-cell table:style-name="ce146"/>
          <table:table-cell table:style-name="ce102" table:number-columns-spanned="2" table:number-rows-spanned="2"/>
          <table:covered-table-cell table:style-name="ce146"/>
          <table:table-cell table:style-name="ce130" office:value-type="string" calcext:value-type="string">
            <text:p>camino</text:p>
          </table:table-cell>
          <table:table-cell table:style-name="ce135" office:value-type="float" office:value="22.3" calcext:value-type="float">
            <text:p>22.3</text:p>
          </table:table-cell>
          <table:table-cell table:style-name="ce135" office:value-type="string" calcext:value-type="string" table:number-columns-spanned="2" table:number-rows-spanned="1">
            <text:p>14-2</text:p>
          </table:table-cell>
          <table:covered-table-cell table:style-name="ce15"/>
          <table:table-cell table:style-name="ce135"/>
          <table:table-cell table:style-name="ce143" office:value-type="currency" office:currency="USD" office:value="414.68" calcext:value-type="currency">
            <text:p>$414.68</text:p>
          </table:table-cell>
          <table:table-cell table:style-name="ce102" table:formula="of:=[.J20]*0.07" office:value-type="currency" office:currency="USD" office:value="29.0276" calcext:value-type="currency">
            <text:p>$29.03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100.84" calcext:value-type="currency">
            <text:p>$100.8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46"/>
          <table:table-cell table:style-name="ce130" office:value-type="string" calcext:value-type="string">
            <text:p>pat</text:p>
          </table:table-cell>
          <table:table-cell table:style-name="ce135" office:value-type="float" office:value="22.3" calcext:value-type="float">
            <text:p>22.3</text:p>
          </table:table-cell>
          <table:table-cell table:style-name="ce135" office:value-type="string" calcext:value-type="string" table:number-columns-spanned="2" table:number-rows-spanned="1">
            <text:p>2-17</text:p>
          </table:table-cell>
          <table:covered-table-cell table:style-name="ce15"/>
          <table:table-cell table:style-name="ce135"/>
          <table:table-cell table:style-name="ce143" office:value-type="currency" office:currency="USD" office:value="1373.15" calcext:value-type="currency">
            <text:p>$1,373.15</text:p>
          </table:table-cell>
          <table:table-cell table:style-name="ce102" table:formula="of:=[.J21]*0.07" office:value-type="currency" office:currency="USD" office:value="96.1205" calcext:value-type="currency">
            <text:p>$96.12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88.48" calcext:value-type="currency">
            <text:p>$88.4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Bonuses paid for by </text:p>
            <text:p>Vence</text:p>
          </table:table-cell>
          <table:covered-table-cell table:style-name="ce19"/>
          <table:table-cell table:style-name="ce171" table:number-columns-repeated="2"/>
          <table:table-cell table:style-name="ce130" office:value-type="string" calcext:value-type="string">
            <text:p>mane</text:p>
          </table:table-cell>
          <table:table-cell table:style-name="ce135" office:value-type="float" office:value="22.3" calcext:value-type="float">
            <text:p>22.3</text:p>
          </table:table-cell>
          <table:table-cell table:style-name="ce135" office:value-type="string" calcext:value-type="string" table:number-columns-spanned="2" table:number-rows-spanned="1">
            <text:p>17-2</text:p>
          </table:table-cell>
          <table:covered-table-cell table:style-name="ce15"/>
          <table:table-cell table:style-name="ce135"/>
          <table:table-cell table:style-name="ce143" office:value-type="currency" office:currency="USD" office:value="1023" calcext:value-type="currency">
            <text:p>$1,023.00</text:p>
          </table:table-cell>
          <table:table-cell table:style-name="ce102" table:formula="of:=[.J22]*0.07" office:value-type="currency" office:currency="USD" office:value="71.61" calcext:value-type="currency">
            <text:p>$71.61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2" table:style-name="ce19"/>
          <table:table-cell table:style-name="ce19" table:number-columns-repeated="2"/>
          <table:table-cell table:style-name="ce130" office:value-type="string" calcext:value-type="string">
            <text:p>camino</text:p>
          </table:table-cell>
          <table:table-cell table:style-name="ce135" office:value-type="float" office:value="23.3" calcext:value-type="float">
            <text:p>23.3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403.97" calcext:value-type="currency">
            <text:p>$403.97</text:p>
          </table:table-cell>
          <table:table-cell table:style-name="ce102" table:formula="of:=[.J23]*0.07" office:value-type="currency" office:currency="USD" office:value="28.2779" calcext:value-type="currency">
            <text:p>$28.28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2" office:value-type="currency" office:currency="USD" office:value="50" calcext:value-type="currency" table:number-columns-spanned="2" table:number-rows-spanned="2">
            <text:p>$50.00</text:p>
          </table:table-cell>
          <table:covered-table-cell table:style-name="ce171"/>
          <table:table-cell table:style-name="ce19" table:number-columns-repeated="2"/>
          <table:table-cell table:style-name="ce130" office:value-type="string" calcext:value-type="string">
            <text:p>vesa</text:p>
          </table:table-cell>
          <table:table-cell table:style-name="ce135" office:value-type="float" office:value="23.3" calcext:value-type="float">
            <text:p>23.3</text:p>
          </table:table-cell>
          <table:table-cell table:style-name="ce135" office:value-type="string" calcext:value-type="string" table:number-columns-spanned="2" table:number-rows-spanned="1">
            <text:p>16-2</text:p>
          </table:table-cell>
          <table:covered-table-cell table:style-name="ce15"/>
          <table:table-cell table:style-name="ce135"/>
          <table:table-cell table:style-name="ce143" office:value-type="currency" office:currency="USD" office:value="232" calcext:value-type="currency">
            <text:p>$232.00</text:p>
          </table:table-cell>
          <table:table-cell table:style-name="ce102" table:formula="of:=[.J24]*0.07" office:value-type="currency" office:currency="USD" office:value="16.24" calcext:value-type="currency">
            <text:p>$16.24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2" table:style-name="ce171"/>
          <table:table-cell table:style-name="ce19" table:number-columns-repeated="2"/>
          <table:table-cell table:style-name="ce130" office:value-type="string" calcext:value-type="string">
            <text:p>marija </text:p>
          </table:table-cell>
          <table:table-cell table:style-name="ce135" office:value-type="float" office:value="24.3" calcext:value-type="float">
            <text:p>24.3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88" calcext:value-type="currency">
            <text:p>$88.00</text:p>
          </table:table-cell>
          <table:table-cell table:style-name="ce102" table:formula="of:=[.J25]*0.07" office:value-type="currency" office:currency="USD" office:value="6.16" calcext:value-type="currency">
            <text:p>$6.16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24.3" calcext:value-type="float">
            <text:p>24.3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632" calcext:value-type="currency">
            <text:p>$632.00</text:p>
          </table:table-cell>
          <table:table-cell table:style-name="ce102" table:formula="of:=[.J26]*0.07" office:value-type="currency" office:currency="USD" office:value="44.24" calcext:value-type="currency">
            <text:p>$44.24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mane</text:p>
          </table:table-cell>
          <table:table-cell table:style-name="ce135" office:value-type="float" office:value="24.3" calcext:value-type="float">
            <text:p>24.3</text:p>
          </table:table-cell>
          <table:table-cell table:style-name="ce135" office:value-type="string" calcext:value-type="string" table:number-columns-spanned="2" table:number-rows-spanned="1">
            <text:p>18-4</text:p>
          </table:table-cell>
          <table:covered-table-cell table:style-name="ce15"/>
          <table:table-cell table:style-name="ce135"/>
          <table:table-cell table:style-name="ce143" office:value-type="currency" office:currency="USD" office:value="1738.4" calcext:value-type="currency">
            <text:p>$1,738.40</text:p>
          </table:table-cell>
          <table:table-cell table:style-name="ce102" table:formula="of:=[.J27]*0.07" office:value-type="currency" office:currency="USD" office:value="121.688" calcext:value-type="currency">
            <text:p>$121.69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-100" calcext:value-type="currency">
            <text:p>-$100.00</text:p>
          </table:table-cell>
          <table:table-cell table:style-name="ce143" office:value-type="string" calcext:value-type="string">
            <text:p>advance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9" office:value-type="string" calcext:value-type="string" table:number-columns-spanned="2" table:number-rows-spanned="2">
            <text:p>Total Hours Worked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Total from hourly pay</text:p>
          </table:table-cell>
          <table:covered-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float" office:value="25.3" calcext:value-type="float">
            <text:p>25.3</text:p>
          </table:table-cell>
          <table:table-cell table:style-name="ce135" office:value-type="string" calcext:value-type="string" table:number-columns-spanned="2" table:number-rows-spanned="1">
            <text:p>4-10</text:p>
          </table:table-cell>
          <table:covered-table-cell table:style-name="ce15"/>
          <table:table-cell table:style-name="ce135"/>
          <table:table-cell table:style-name="ce143" office:value-type="currency" office:currency="USD" office:value="335.95" calcext:value-type="currency">
            <text:p>$335.95</text:p>
          </table:table-cell>
          <table:table-cell table:style-name="ce102" table:formula="of:=[.J28]*0.07" office:value-type="currency" office:currency="USD" office:value="23.5165" calcext:value-type="currency">
            <text:p>$23.52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35" calcext:value-type="currency">
            <text:p>$35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 office:value-type="currency" office:currency="USD" office:value="20" calcext:value-type="currency">
            <text:p>$20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25.3" calcext:value-type="float">
            <text:p>25.3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609.6" calcext:value-type="currency">
            <text:p>$609.60</text:p>
          </table:table-cell>
          <table:table-cell table:style-name="ce102" table:formula="of:=[.J29]*0.07" office:value-type="currency" office:currency="USD" office:value="42.672" calcext:value-type="currency">
            <text:p>$42.67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5" table:formula="of:=SUM([.I:.I])" office:value-type="float" office:value="0" calcext:value-type="float" table:number-columns-spanned="2" table:number-rows-spanned="2">
            <text:p>0</text:p>
          </table:table-cell>
          <table:covered-table-cell table:style-name="ce171"/>
          <table:table-cell table:style-name="ce102" table:formula="of:=[.A30]*3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171"/>
          <table:table-cell table:style-name="ce130" office:value-type="string" calcext:value-type="string">
            <text:p>mane</text:p>
          </table:table-cell>
          <table:table-cell table:style-name="ce135" office:value-type="float" office:value="25.3" calcext:value-type="float">
            <text:p>25.3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440" calcext:value-type="currency">
            <text:p>$440.00</text:p>
          </table:table-cell>
          <table:table-cell table:style-name="ce102" table:formula="of:=[.J30]*0.07" office:value-type="currency" office:currency="USD" office:value="30.8" calcext:value-type="currency">
            <text:p>$30.80</text:p>
          </table:table-cell>
          <table:table-cell/>
          <table:covered-table-cell table:number-columns-repeated="16"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camino</text:p>
          </table:table-cell>
          <table:table-cell table:style-name="ce135" office:value-type="float" office:value="26.3" calcext:value-type="float">
            <text:p>26.3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367.18" calcext:value-type="currency">
            <text:p>$367.18</text:p>
          </table:table-cell>
          <table:table-cell table:style-name="ce102" table:formula="of:=[.J31]*0.07" office:value-type="currency" office:currency="USD" office:value="25.7026" calcext:value-type="currency">
            <text:p>$25.70</text:p>
          </table:table-cell>
          <table:table-cell/>
          <table:table-cell table:style-name="ce155" table:formula="of:=SUM([.M13:.M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O13:.O28])" office:value-type="currency" office:currency="USD" office:value="469.04" calcext:value-type="currency" table:number-columns-spanned="2" table:number-rows-spanned="2">
            <text:p>$469.04</text:p>
          </table:table-cell>
          <table:covered-table-cell table:style-name="ce50"/>
          <table:table-cell table:style-name="ce155" table:formula="of:=SUM([.Q13:.Q28])" office:value-type="currency" office:currency="USD" office:value="114.86" calcext:value-type="currency" table:number-columns-spanned="2" table:number-rows-spanned="2">
            <text:p>$114.86</text:p>
          </table:table-cell>
          <table:covered-table-cell table:style-name="ce50"/>
          <table:table-cell table:style-name="ce155" table:formula="of:=SUM([.S13:.S28])" office:value-type="currency" office:currency="USD" office:value="298.56" calcext:value-type="currency" table:number-columns-spanned="2" table:number-rows-spanned="2">
            <text:p>$298.56</text:p>
          </table:table-cell>
          <table:covered-table-cell table:style-name="ce50"/>
          <table:table-cell table:style-name="ce155" table:formula="of:=SUM([.U13:.U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W13:.W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Y13:.Y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13:.AA28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pat</text:p>
          </table:table-cell>
          <table:table-cell table:style-name="ce135" office:value-type="float" office:value="26.3" calcext:value-type="float">
            <text:p>26.3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1440.56" calcext:value-type="currency">
            <text:p>$1,440.56</text:p>
          </table:table-cell>
          <table:table-cell table:style-name="ce102" table:formula="of:=[.J32]*0.07" office:value-type="currency" office:currency="USD" office:value="100.8392" calcext:value-type="currency">
            <text:p>$100.84</text:p>
          </table:table-cell>
          <table:table-cell/>
          <table:covered-table-cell table:number-columns-repeated="16" table:style-name="ce50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5" table:number-columns-spanned="1" table:number-rows-spanned="2"/>
          <table:table-cell table:style-name="ce183" table:number-columns-repeated="327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 office:value-type="string" calcext:value-type="string">
            <text:p>vesa</text:p>
          </table:table-cell>
          <table:table-cell table:style-name="ce135" office:value-type="float" office:value="26.3" calcext:value-type="float">
            <text:p>26.3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464" calcext:value-type="currency">
            <text:p>$464.00</text:p>
          </table:table-cell>
          <table:table-cell table:style-name="ce102" table:formula="of:=[.J33]*0.07" office:value-type="currency" office:currency="USD" office:value="32.48" calcext:value-type="currency">
            <text:p>$32.48</text:p>
          </table:table-cell>
          <table:table-cell/>
          <table:table-cell table:style-name="ce50"/>
          <table:table-cell table:style-name="ce200"/>
          <table:table-cell table:style-name="ce50"/>
          <table:table-cell table:style-name="ce210"/>
          <table:table-cell table:style-name="ce50"/>
          <table:table-cell table:style-name="ce210"/>
          <table:table-cell table:style-name="ce50"/>
          <table:table-cell table:style-name="ce200"/>
          <table:table-cell table:style-name="ce50" table:number-columns-repeated="7"/>
          <table:table-cell table:style-name="ce200"/>
          <table:covered-table-cell table:number-columns-repeated="5"/>
          <table:covered-table-cell table:style-name="ce35"/>
          <table:table-cell table:style-name="ce183" table:number-columns-repeated="327"/>
        </table:table-row>
        <table:table-row table:style-name="ro1">
          <table:table-cell table:style-name="ce106" table:number-columns-spanned="2" table:number-rows-spanned="2"/>
          <table:covered-table-cell table:style-name="ce19"/>
          <table:table-cell table:style-name="ce106" table:number-columns-spanned="2" table:number-rows-spanned="2"/>
          <table:covered-table-cell table:style-name="ce19"/>
          <table:table-cell table:style-name="ce130" office:value-type="string" calcext:value-type="string">
            <text:p>camino</text:p>
          </table:table-cell>
          <table:table-cell table:style-name="ce135" office:value-type="float" office:value="27.3" calcext:value-type="float">
            <text:p>27.3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551.94" calcext:value-type="currency">
            <text:p>$551.94</text:p>
          </table:table-cell>
          <table:table-cell table:style-name="ce102" table:formula="of:=[.J34]*0.07" office:value-type="currency" office:currency="USD" office:value="38.6358" calcext:value-type="currency">
            <text:p>$38.64</text:p>
          </table:table-cell>
          <table:table-cell/>
          <table:table-cell table:style-name="ce195" office:value-type="string" calcext:value-type="string" table:number-columns-spanned="2" table:number-rows-spanned="1">
            <text:p>Igor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Marij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Klaudija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Camino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Bogdan</text:p>
          </table:table-cell>
          <table:covered-table-cell table:style-name="ce50"/>
          <table:table-cell table:style-name="ce195" office:value-type="string" calcext:value-type="string" table:number-columns-spanned="2" table:number-rows-spanned="1">
            <text:p>Kokica</text:p>
          </table:table-cell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195" table:number-columns-spanned="2" table:number-rows-spanned="1"/>
          <table:covered-table-cell table:style-name="ce50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83" table:number-columns-repeated="328"/>
        </table:table-row>
        <table:table-row table:style-name="ro1">
          <table:covered-table-cell table:number-columns-repeated="4" table:style-name="ce19"/>
          <table:table-cell table:style-name="ce130" office:value-type="string" calcext:value-type="string">
            <text:p>pat</text:p>
          </table:table-cell>
          <table:table-cell table:style-name="ce135" office:value-type="float" office:value="27.3" calcext:value-type="float">
            <text:p>27.3</text:p>
          </table:table-cell>
          <table:table-cell table:style-name="ce135" office:value-type="string" calcext:value-type="string" table:number-columns-spanned="2" table:number-rows-spanned="1">
            <text:p>10-18</text:p>
          </table:table-cell>
          <table:covered-table-cell table:style-name="ce15"/>
          <table:table-cell table:style-name="ce135"/>
          <table:table-cell table:style-name="ce143" office:value-type="currency" office:currency="USD" office:value="1264" calcext:value-type="currency">
            <text:p>$1,264.00</text:p>
          </table:table-cell>
          <table:table-cell table:style-name="ce102" table:formula="of:=[.J35]*0.07" office:value-type="currency" office:currency="USD" office:value="88.48" calcext:value-type="currency">
            <text:p>$88.48</text:p>
          </table:table-cell>
          <table:table-cell/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table-cell table:style-name="ce196" office:value-type="string" calcext:value-type="string">
            <text:p>Earnings</text:p>
          </table:table-cell>
          <table:table-cell table:style-name="ce196" office:value-type="string" calcext:value-type="string">
            <text:p>NET sales</text:p>
          </table:table-cell>
          <table:covered-table-cell table:number-columns-repeated="5" table:style-name="ce50"/>
          <table:table-cell table:style-name="ce183" table:number-columns-repeated="328"/>
        </table:table-row>
        <table:table-row table:style-name="ro1">
          <table:table-cell table:style-name="ce119" table:number-columns-spanned="2" table:number-rows-spanned="2"/>
          <table:covered-table-cell table:style-name="ce171"/>
          <table:table-cell table:style-name="ce119" table:number-columns-spanned="2" table:number-rows-spanned="2"/>
          <table:covered-table-cell table:style-name="ce171"/>
          <table:table-cell table:style-name="ce130" office:value-type="string" calcext:value-type="string">
            <text:p>camino</text:p>
          </table:table-cell>
          <table:table-cell table:style-name="ce135" office:value-type="float" office:value="27.3" calcext:value-type="float">
            <text:p>27.3</text:p>
          </table:table-cell>
          <table:table-cell table:style-name="ce135" office:value-type="string" calcext:value-type="string" table:number-columns-spanned="2" table:number-rows-spanned="1">
            <text:p>18-2</text:p>
          </table:table-cell>
          <table:covered-table-cell table:style-name="ce15"/>
          <table:table-cell table:style-name="ce135"/>
          <table:table-cell table:style-name="ce143" office:value-type="currency" office:currency="USD" office:value="288.42" calcext:value-type="currency">
            <text:p>$288.42</text:p>
          </table:table-cell>
          <table:table-cell table:style-name="ce102" table:formula="of:=[.J36]*0.07" office:value-type="currency" office:currency="USD" office:value="20.1894" calcext:value-type="currency">
            <text:p>$20.19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7.35" calcext:value-type="currency">
            <text:p>$7.35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14.84" calcext:value-type="currency">
            <text:p>$14.84</text:p>
          </table:table-cell>
          <table:table-cell table:style-name="ce143"/>
          <table:table-cell table:style-name="ce198" office:value-type="currency" office:currency="USD" office:value="56" calcext:value-type="currency">
            <text:p>$56.0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covered-table-cell table:number-columns-repeated="4" table:style-name="ce171"/>
          <table:table-cell table:style-name="ce130" office:value-type="string" calcext:value-type="string">
            <text:p>marija </text:p>
          </table:table-cell>
          <table:table-cell table:style-name="ce135" office:value-type="float" office:value="28.3" calcext:value-type="float">
            <text:p>28.3</text:p>
          </table:table-cell>
          <table:table-cell table:style-name="ce135" office:value-type="string" calcext:value-type="string" table:number-columns-spanned="2" table:number-rows-spanned="1">
            <text:p>2-10</text:p>
          </table:table-cell>
          <table:covered-table-cell table:style-name="ce15"/>
          <table:table-cell table:style-name="ce135"/>
          <table:table-cell table:style-name="ce143" office:value-type="currency" office:currency="USD" office:value="944" calcext:value-type="currency">
            <text:p>$944.00</text:p>
          </table:table-cell>
          <table:table-cell table:style-name="ce102" table:formula="of:=[.J37]*0.07" office:value-type="currency" office:currency="USD" office:value="66.08" calcext:value-type="currency">
            <text:p>$66.08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20.09" calcext:value-type="currency">
            <text:p>$20.09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3.91" calcext:value-type="currency">
            <text:p>$23.91</text:p>
          </table:table-cell>
          <table:table-cell table:style-name="ce143"/>
          <table:table-cell table:style-name="ce198"/>
          <table:table-cell table:style-name="ce143"/>
          <table:table-cell table:style-name="ce102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38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28.28" calcext:value-type="currency">
            <text:p>$28.28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1.28" calcext:value-type="currency">
            <text:p>$21.2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39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24.64" calcext:value-type="currency">
            <text:p>$24.64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9.03" calcext:value-type="currency">
            <text:p>$29.03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0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6.16" calcext:value-type="currency">
            <text:p>$6.16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8.28" calcext:value-type="currency">
            <text:p>$28.28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1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66.08" calcext:value-type="currency">
            <text:p>$66.08</text:p>
          </table:table-cell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3.52" calcext:value-type="currency">
            <text:p>$23.52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/>
          <table:table-cell table:style-name="ce194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2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5.7" calcext:value-type="currency">
            <text:p>$25.70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3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38.64" calcext:value-type="currency">
            <text:p>$38.64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4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 office:value-type="currency" office:currency="USD" office:value="20.19" calcext:value-type="currency">
            <text:p>$20.19</text:p>
          </table:table-cell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5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6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7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8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49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0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1]*0.07" office:value-type="currency" office:currency="USD" office:value="0" calcext:value-type="currency">
            <text:p>$0.00</text:p>
          </table:table-cell>
          <table:table-cell/>
          <table:table-cell table:style-name="ce198"/>
          <table:table-cell table:style-name="ce143"/>
          <table:table-cell table:style-name="ce198" office:value-type="currency" office:currency="USD" office:value="5" calcext:value-type="currency">
            <text:p>$5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 office:value-type="currency" office:currency="USD" office:value="-50" calcext:value-type="currency">
            <text:p>-$50.00</text:p>
          </table:table-cell>
          <table:table-cell table:style-name="ce143" office:value-type="string" calcext:value-type="string">
            <text:p>advance</text:p>
          </table:table-cell>
          <table:table-cell table:style-name="ce198" office:value-type="currency" office:currency="USD" office:value="5" calcext:value-type="currency">
            <text:p>$5.00</text:p>
          </table:table-cell>
          <table:table-cell table:style-name="ce143" office:value-type="string" calcext:value-type="string">
            <text:p>bonus</text:p>
          </table:table-cell>
          <table:table-cell table:style-name="ce198"/>
          <table:table-cell table:style-name="ce143"/>
          <table:table-cell table:style-name="ce198"/>
          <table:table-cell table:style-name="ce143"/>
          <table:table-cell table:style-name="ce198"/>
          <table:table-cell table:style-name="ce143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2]*0.07" office:value-type="currency" office:currency="USD" office:value="0" calcext:value-type="currency">
            <text:p>$0.00</text:p>
          </table:table-cell>
          <table:table-cell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style-name="ce199" office:value-type="string" calcext:value-type="string" table:number-columns-spanned="2" table:number-rows-spanned="2">
            <text:p>Total due: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3]*0.07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4]*0.07" office:value-type="currency" office:currency="USD" office:value="0" calcext:value-type="currency">
            <text:p>$0.00</text:p>
          </table:table-cell>
          <table:table-cell/>
          <table:table-cell table:style-name="ce155" table:formula="of:=SUM([.M36:.M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O36:.O51])" office:value-type="currency" office:currency="USD" office:value="157.6" calcext:value-type="currency" table:number-columns-spanned="2" table:number-rows-spanned="2">
            <text:p>$157.60</text:p>
          </table:table-cell>
          <table:covered-table-cell table:style-name="ce50"/>
          <table:table-cell table:style-name="ce155" table:formula="of:=SUM([.Q36:.Q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S36:.S51])" office:value-type="currency" office:currency="USD" office:value="175.39" calcext:value-type="currency" table:number-columns-spanned="2" table:number-rows-spanned="2">
            <text:p>$175.39</text:p>
          </table:table-cell>
          <table:covered-table-cell table:style-name="ce50"/>
          <table:table-cell table:style-name="ce155" table:formula="of:=SUM([.U36:.U51])" office:value-type="currency" office:currency="USD" office:value="61" calcext:value-type="currency" table:number-columns-spanned="2" table:number-rows-spanned="2">
            <text:p>$61.00</text:p>
          </table:table-cell>
          <table:covered-table-cell table:style-name="ce50"/>
          <table:table-cell table:style-name="ce155" table:formula="of:=SUM([.W36:.W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Y36:.Y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style-name="ce155" table:formula="of:=SUM([.AA36:.AA51])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5]*0.07" office:value-type="currency" office:currency="USD" office:value="0" calcext:value-type="currency">
            <text:p>$0.00</text:p>
          </table:table-cell>
          <table:table-cell/>
          <table:covered-table-cell table:number-columns-repeated="16" table:style-name="ce50"/>
          <table:table-cell table:number-columns-repeated="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6]*0.07" office:value-type="currency" office:currency="USD" office:value="0" calcext:value-type="currency">
            <text:p>$0.00</text:p>
          </table:table-cell>
          <table:table-cell/>
          <table:table-cell table:style-name="ce37"/>
          <table:table-cell table:style-name="ce201"/>
          <table:table-cell/>
          <table:table-cell table:style-name="ce202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7]*0.07" office:value-type="currency" office:currency="USD" office:value="0" calcext:value-type="currency">
            <text:p>$0.00</text:p>
          </table:table-cell>
          <table:table-cell/>
          <table:table-cell table:style-name="ce177"/>
          <table:table-cell table:style-name="ce200"/>
          <table:table-cell/>
          <table:table-cell table:style-name="ce202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8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59]*0.07" office:value-type="currency" office:currency="USD" office:value="0" calcext:value-type="currency">
            <text:p>$0.00</text:p>
          </table:table-cell>
          <table:table-cell table:number-columns-repeated="4"/>
          <table:table-cell table:style-name="ce210"/>
          <table:table-cell table:number-columns-repeated="17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0]*0.07" office:value-type="currency" office:currency="USD" office:value="0" calcext:value-type="currency">
            <text:p>$0.00</text:p>
          </table:table-cell>
          <table:table-cell/>
          <table:table-cell table:style-name="ce9" office:value-type="string" calcext:value-type="string" table:number-columns-spanned="2" table:number-rows-spanned="2">
            <text:p>Pera</text:p>
            <text:p>%2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Welja</text:p>
            <text:p>%1 CM</text:p>
          </table:table-cell>
          <table:covered-table-cell table:style-name="ce19"/>
          <table:table-cell table:style-name="ce9" office:value-type="string" calcext:value-type="string" table:number-columns-spanned="2" table:number-rows-spanned="2">
            <text:p>Cale</text:p>
            <text:p>%1 CM</text:p>
          </table:table-cell>
          <table:covered-table-cell table:style-name="ce19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1]*0.07" office:value-type="currency" office:currency="USD" office:value="0" calcext:value-type="currency">
            <text:p>$0.00</text:p>
          </table:table-cell>
          <table:table-cell/>
          <table:covered-table-cell table:number-columns-repeated="6" table:style-name="ce19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2]*0.07" office:value-type="currency" office:currency="USD" office:value="0" calcext:value-type="currency">
            <text:p>$0.00</text:p>
          </table:table-cell>
          <table:table-cell/>
          <table:table-cell table:style-name="ce102" table:formula="of:=[.A4]*0.02" office:value-type="currency" office:currency="USD" office:value="388.9782" calcext:value-type="currency" table:number-columns-spanned="2" table:number-rows-spanned="2">
            <text:p>$388.98</text:p>
          </table:table-cell>
          <table:covered-table-cell table:style-name="ce171"/>
          <table:table-cell table:style-name="ce102" table:formula="of:=[.A4]*0.01" office:value-type="currency" office:currency="USD" office:value="194.4891" calcext:value-type="currency" table:number-columns-spanned="2" table:number-rows-spanned="2">
            <text:p>$194.49</text:p>
          </table:table-cell>
          <table:covered-table-cell table:style-name="ce171"/>
          <table:table-cell table:style-name="ce102" table:formula="of:=[.A4]*0.01" office:value-type="currency" office:currency="USD" office:value="194.4891" calcext:value-type="currency" table:number-columns-spanned="2" table:number-rows-spanned="2">
            <text:p>$194.49</text:p>
          </table:table-cell>
          <table:covered-table-cell table:style-name="ce171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3]*0.07" office:value-type="currency" office:currency="USD" office:value="0" calcext:value-type="currency">
            <text:p>$0.00</text:p>
          </table:table-cell>
          <table:table-cell/>
          <table:covered-table-cell table:number-columns-repeated="6" table:style-name="ce171"/>
          <table:table-cell table:number-columns-repeated="15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4]*0.07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50 cam</text:p>
          </table:table-cell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5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6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7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8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69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0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1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2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3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4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5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6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7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8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79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0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1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2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3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4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5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6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7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8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/>
          <table:table-cell table:style-name="ce143"/>
          <table:table-cell table:style-name="ce102" table:formula="of:=[.J89]*0.07" office:value-type="currency" office:currency="USD" office:value="0" calcext:value-type="currency">
            <text:p>$0.00</text:p>
          </table:table-cell>
          <table:table-cell table:number-columns-repeated="22"/>
          <table:table-cell table:style-name="ce183" table:number-columns-repeated="328"/>
        </table:table-row>
        <table:table-row table:style-name="ro3" table:number-rows-repeated="1339">
          <table:table-cell table:number-columns-repeated="33"/>
          <table:table-cell table:style-name="ce183" table:number-columns-repeated="328"/>
        </table:table-row>
        <table:table-row table:style-name="ro3" table:number-rows-repeated="1047147">
          <table:table-cell table:number-columns-repeated="361"/>
        </table:table-row>
        <table:table-row table:style-name="ro3">
          <table:table-cell table:number-columns-repeated="361"/>
        </table:table-row>
      </table:table>
      <table:table table:name="Team 2" table:style-name="ta1">
        <table:table-column table:style-name="co1" table:number-columns-repeated="8" table:default-cell-style-name="ce124"/>
        <table:table-column table:style-name="co1" table:default-cell-style-name="ce151"/>
        <table:table-column table:style-name="co1" table:default-cell-style-name="ce124"/>
        <table:table-column table:style-name="co1" table:default-cell-style-name="ce149"/>
        <table:table-column table:style-name="co1" table:number-columns-repeated="6" table:default-cell-style-name="ce124"/>
        <table:table-column table:style-name="co1" table:number-columns-repeated="8" table:default-cell-style-name="ce35"/>
        <table:table-row table:style-name="ro1">
          <table:table-cell table:style-name="ce1" table:number-columns-repeated="4"/>
          <table:table-cell table:style-name="ce15"/>
          <table:table-cell table:style-name="ce19" table:number-columns-repeated="3"/>
          <table:table-cell table:style-name="ce141" office:value-type="string" calcext:value-type="string" table:number-columns-spanned="1" table:number-rows-spanned="2">
            <text:p>Net</text:p>
            <text:p>Sales</text:p>
          </table:table-cell>
          <table:table-cell table:style-name="ce270" office:value-type="string" calcext:value-type="string" table:number-columns-spanned="1" table:number-rows-spanned="2">
            <text:p>Comission</text:p>
            <text:p>8%</text:p>
          </table:table-cell>
          <table:table-cell table:style-name="ce272"/>
          <table:table-cell table:style-name="ce151" table:number-columns-repeated="2"/>
          <table:table-cell table:number-columns-repeated="4"/>
          <table:table-cell table:style-name="ce154" office:value-type="string" calcext:value-type="string">
            <text:p>P</text:p>
          </table:table-cell>
          <table:table-cell table:style-name="ce154" office:value-type="string" calcext:value-type="string">
            <text:p>Vezilije</text:p>
          </table:table-cell>
          <table:table-cell table:style-name="ce154" office:value-type="string" calcext:value-type="string">
            <text:p>Petar</text:p>
          </table:table-cell>
          <table:table-cell table:style-name="ce154" office:value-type="string" calcext:value-type="string">
            <text:p>Kokica</text:p>
          </table:table-cell>
          <table:table-cell table:style-name="ce154" office:value-type="string" calcext:value-type="string">
            <text:p>CopeN</text:p>
          </table:table-cell>
          <table:table-cell table:style-name="ce154" office:value-type="string" calcext:value-type="string">
            <text:p>Kavaaaaz</text:p>
          </table:table-cell>
          <table:table-cell table:style-name="ce154" table:number-columns-repeated="2"/>
        </table:table-row>
        <table:table-row table:style-name="ro1">
          <table:table-cell table:style-name="ce100" office:value-type="string" calcext:value-type="string" table:number-columns-spanned="2" table:number-rows-spanned="2">
            <text:p>Net Sales</text:p>
          </table:table-cell>
          <table:covered-table-cell table:style-name="ce1"/>
          <table:table-cell table:style-name="ce9" office:value-type="string" calcext:value-type="string" table:number-columns-spanned="2" table:number-rows-spanned="2">
            <text:p>Chatter pay</text:p>
          </table:table-cell>
          <table:covered-table-cell table:style-name="ce1"/>
          <table:table-cell table:style-name="ce126" office:value-type="string" calcext:value-type="string">
            <text:p><text:s/>chatter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Shift</text:p>
          </table:table-cell>
          <table:covered-table-cell table:style-name="ce19"/>
          <table:covered-table-cell table:style-name="ce269"/>
          <table:covered-table-cell table:style-name="ce271"/>
          <table:table-cell table:style-name="ce146"/>
          <table:table-cell/>
          <table:table-cell table:style-name="ce116" table:number-columns-spanned="3" table:number-rows-spanned="3"/>
          <table:covered-table-cell table:number-columns-repeated="2" table:style-name="ce1"/>
          <table:table-cell table:number-columns-repeated="2"/>
          <table:table-cell table:style-name="ce155" office:value-type="currency" office:currency="USD" office:value="3.82" calcext:value-type="currency">
            <text:p>$3.82</text:p>
          </table:table-cell>
          <table:table-cell table:style-name="ce155"/>
          <table:table-cell table:style-name="ce155" office:value-type="currency" office:currency="USD" office:value="6.08" calcext:value-type="currency">
            <text:p>$6.08</text:p>
          </table:table-cell>
          <table:table-cell table:style-name="ce155" office:value-type="currency" office:currency="USD" office:value="0.64" calcext:value-type="currency">
            <text:p>$0.64</text:p>
          </table:table-cell>
          <table:table-cell table:style-name="ce155"/>
          <table:table-cell table:style-name="ce155" office:value-type="currency" office:currency="USD" office:value="0.81" calcext:value-type="currency">
            <text:p>$0.81</text:p>
          </table:table-cell>
          <table:table-cell table:style-name="ce155" table:number-columns-repeated="2"/>
        </table:table-row>
        <table:table-row table:style-name="ro1">
          <table:covered-table-cell table:number-columns-repeated="4" table:style-name="ce1"/>
          <table:table-cell table:style-name="ce130" office:value-type="string" calcext:value-type="string">
            <text:p>Petar</text:p>
          </table:table-cell>
          <table:table-cell table:style-name="ce135" office:value-type="string" calcext:value-type="string">
            <text:p>12.5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43" office:value-type="currency" office:currency="USD" office:value="76" calcext:value-type="currency">
            <text:p>$76.00</text:p>
          </table:table-cell>
          <table:table-cell table:style-name="ce143" table:formula="of:=[.I3]*0.08" office:value-type="currency" office:currency="USD" office:value="6.08" calcext:value-type="currency">
            <text:p>$6.08</text:p>
          </table:table-cell>
          <table:table-cell table:style-name="ce119"/>
          <table:table-cell/>
          <table:covered-table-cell table:number-columns-repeated="3" table:style-name="ce1"/>
          <table:table-cell table:number-columns-repeated="2"/>
          <table:table-cell table:style-name="ce155" office:value-type="currency" office:currency="USD" office:value="19.52" calcext:value-type="currency">
            <text:p>$19.52</text:p>
          </table:table-cell>
          <table:table-cell table:style-name="ce155"/>
          <table:table-cell table:style-name="ce155" office:value-type="currency" office:currency="USD" office:value="0.96" calcext:value-type="currency">
            <text:p>$0.96</text:p>
          </table:table-cell>
          <table:table-cell table:style-name="ce155" office:value-type="currency" office:currency="USD" office:value="3.2" calcext:value-type="currency">
            <text:p>$3.20</text:p>
          </table:table-cell>
          <table:table-cell table:style-name="ce155" table:number-columns-repeated="4"/>
        </table:table-row>
        <table:table-row table:style-name="ro1">
          <table:table-cell table:style-name="ce102" table:formula="of:=SUM([.I:.I])" office:value-type="currency" office:currency="USD" office:value="574.45" calcext:value-type="currency" table:number-columns-spanned="2" table:number-rows-spanned="2">
            <text:p>$574.45</text:p>
          </table:table-cell>
          <table:covered-table-cell table:style-name="ce5"/>
          <table:table-cell table:style-name="ce102" table:formula="of:=SUM([.J:.J])" office:value-type="currency" office:currency="USD" office:value="45.956" calcext:value-type="currency" table:number-columns-spanned="2" table:number-rows-spanned="2">
            <text:p>$45.96</text:p>
          </table:table-cell>
          <table:covered-table-cell table:style-name="ce5"/>
          <table:table-cell table:style-name="ce130" office:value-type="string" calcext:value-type="string">
            <text:p>P</text:p>
          </table:table-cell>
          <table:table-cell table:style-name="ce135" office:value-type="string" calcext:value-type="string">
            <text:p>12.5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43" office:value-type="currency" office:currency="USD" office:value="47.75" calcext:value-type="currency">
            <text:p>$47.75</text:p>
          </table:table-cell>
          <table:table-cell table:style-name="ce143" table:formula="of:=[.I4]*0.08" office:value-type="currency" office:currency="USD" office:value="3.82" calcext:value-type="currency">
            <text:p>$3.82</text:p>
          </table:table-cell>
          <table:table-cell table:style-name="ce119"/>
          <table:table-cell/>
          <table:covered-table-cell table:number-columns-repeated="3" table:style-name="ce1"/>
          <table:table-cell table:number-columns-repeated="2"/>
          <table:table-cell table:style-name="ce155" office:value-type="currency" office:currency="USD" office:value="8.7" calcext:value-type="currency">
            <text:p>$8.70</text:p>
          </table:table-cell>
          <table:table-cell table:style-name="ce155" table:number-columns-repeated="7"/>
        </table:table-row>
        <table:table-row table:style-name="ro1">
          <table:covered-table-cell table:number-columns-repeated="4" table:style-name="ce5"/>
          <table:table-cell table:style-name="ce130" office:value-type="string" calcext:value-type="string">
            <text:p>Kokica</text:p>
          </table:table-cell>
          <table:table-cell table:style-name="ce135" office:value-type="string" calcext:value-type="string">
            <text:p>12.5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43" office:value-type="currency" office:currency="USD" office:value="8" calcext:value-type="currency">
            <text:p>$8.00</text:p>
          </table:table-cell>
          <table:table-cell table:style-name="ce143" table:formula="of:=[.I5]*0.08" office:value-type="currency" office:currency="USD" office:value="0.64" calcext:value-type="currency">
            <text:p>$0.64</text:p>
          </table:table-cell>
          <table:table-cell table:style-name="ce119"/>
          <table:table-cell/>
          <table:table-cell table:style-name="ce100" office:value-type="string" calcext:value-type="string" table:number-columns-spanned="3" table:number-rows-spanned="3">
            <text:p>Total due</text:p>
          </table:table-cell>
          <table:covered-table-cell table:number-columns-repeated="2" table:style-name="ce19"/>
          <table:table-cell table:number-columns-repeated="2"/>
          <table:table-cell table:style-name="ce155" office:value-type="currency" office:currency="USD" office:value="2.22" calcext:value-type="currency">
            <text:p>$2.22</text:p>
          </table:table-cell>
          <table:table-cell table:style-name="ce155" table:number-columns-repeated="7"/>
        </table:table-row>
        <table:table-row table:style-name="ro2">
          <table:table-cell table:style-name="ce116"/>
          <table:table-cell table:style-name="ce1"/>
          <table:table-cell table:style-name="ce106"/>
          <table:table-cell table:style-name="ce1"/>
          <table:table-cell table:style-name="ce130" office:value-type="string" calcext:value-type="string">
            <text:p>Petar</text:p>
          </table:table-cell>
          <table:table-cell table:style-name="ce135" office:value-type="string" calcext:value-type="string">
            <text:p>12.6.2025</text:p>
          </table:table-cell>
          <table:table-cell table:style-name="ce135" office:value-type="string" calcext:value-type="string" table:number-columns-spanned="2" table:number-rows-spanned="1">
            <text:p>2am/10am</text:p>
          </table:table-cell>
          <table:covered-table-cell table:style-name="ce15"/>
          <table:table-cell table:style-name="ce143" office:value-type="currency" office:currency="USD" office:value="12" calcext:value-type="currency">
            <text:p>$12.00</text:p>
          </table:table-cell>
          <table:table-cell table:style-name="ce143" table:formula="of:=[.I6]*0.08" office:value-type="currency" office:currency="USD" office:value="0.96" calcext:value-type="currency">
            <text:p>$0.96</text:p>
          </table:table-cell>
          <table:table-cell table:style-name="ce119"/>
          <table:table-cell/>
          <table:covered-table-cell table:number-columns-repeated="3" table:style-name="ce19"/>
          <table:table-cell table:number-columns-repeated="2"/>
          <table:table-cell table:style-name="ce155" table:number-columns-repeated="8"/>
        </table:table-row>
        <table:table-row table:style-name="ro1">
          <table:table-cell table:style-name="ce1" table:number-columns-repeated="4"/>
          <table:table-cell table:style-name="ce130" office:value-type="string" calcext:value-type="string">
            <text:p>P</text:p>
          </table:table-cell>
          <table:table-cell table:style-name="ce135" office:value-type="string" calcext:value-type="string">
            <text:p>12.6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43" office:value-type="currency" office:currency="USD" office:value="244" calcext:value-type="currency">
            <text:p>$244.00</text:p>
          </table:table-cell>
          <table:table-cell table:style-name="ce143" table:formula="of:=[.I7]*0.08" office:value-type="currency" office:currency="USD" office:value="19.52" calcext:value-type="currency">
            <text:p>$19.52</text:p>
          </table:table-cell>
          <table:table-cell table:style-name="ce119"/>
          <table:table-cell/>
          <table:covered-table-cell table:number-columns-repeated="3" table:style-name="ce19"/>
          <table:table-cell table:number-columns-repeated="2"/>
          <table:table-cell table:style-name="ce155" table:number-columns-repeated="8"/>
        </table:table-row>
        <table:table-row table:style-name="ro1">
          <table:table-cell table:style-name="ce100" office:value-type="string" calcext:value-type="string" table:number-columns-spanned="2" table:number-rows-spanned="2">
            <text:p>Petar</text:p>
          </table:table-cell>
          <table:covered-table-cell table:style-name="ce1"/>
          <table:table-cell table:style-name="ce100" office:value-type="string" calcext:value-type="string" table:number-columns-spanned="2" table:number-rows-spanned="2">
            <text:p>Cale</text:p>
          </table:table-cell>
          <table:covered-table-cell table:style-name="ce1"/>
          <table:table-cell table:style-name="ce130" office:value-type="string" calcext:value-type="string">
            <text:p>Kokica</text:p>
          </table:table-cell>
          <table:table-cell table:style-name="ce135" office:value-type="string" calcext:value-type="string">
            <text:p>12.6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43" office:value-type="currency" office:currency="USD" office:value="40" calcext:value-type="currency">
            <text:p>$40.00</text:p>
          </table:table-cell>
          <table:table-cell table:style-name="ce143" table:formula="of:=[.I8]*0.08" office:value-type="currency" office:currency="USD" office:value="3.2" calcext:value-type="currency">
            <text:p>$3.20</text:p>
          </table:table-cell>
          <table:table-cell table:style-name="ce119"/>
          <table:table-cell/>
          <table:table-cell table:style-name="ce153" table:formula="of:=SUM([.C4];[.C10];[.A10];[.A14])" office:value-type="currency" office:currency="USD" office:value="68.934" calcext:value-type="currency" table:number-columns-spanned="3" table:number-rows-spanned="3">
            <text:p>$68.93</text:p>
          </table:table-cell>
          <table:covered-table-cell table:number-columns-repeated="2" table:style-name="ce19"/>
          <table:table-cell table:number-columns-repeated="2"/>
          <table:table-cell table:style-name="ce155" table:number-columns-repeated="8"/>
        </table:table-row>
        <table:table-row table:style-name="ro1">
          <table:covered-table-cell table:number-columns-repeated="4" table:style-name="ce1"/>
          <table:table-cell table:style-name="ce130" office:value-type="string" calcext:value-type="string">
            <text:p>P</text:p>
          </table:table-cell>
          <table:table-cell table:style-name="ce135" office:value-type="string" calcext:value-type="string">
            <text:p>12.7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43" office:value-type="currency" office:currency="USD" office:value="108.8" calcext:value-type="currency">
            <text:p>$108.80</text:p>
          </table:table-cell>
          <table:table-cell table:style-name="ce143" table:formula="of:=[.I9]*0.08" office:value-type="currency" office:currency="USD" office:value="8.704" calcext:value-type="currency">
            <text:p>$8.70</text:p>
          </table:table-cell>
          <table:table-cell table:style-name="ce119"/>
          <table:table-cell/>
          <table:covered-table-cell table:number-columns-repeated="3" table:style-name="ce19"/>
          <table:table-cell table:number-columns-repeated="2"/>
          <table:table-cell table:style-name="ce155" table:number-columns-repeated="8"/>
        </table:table-row>
        <table:table-row table:style-name="ro1">
          <table:table-cell table:style-name="ce102" table:formula="of:=[.A4]*0.02" office:value-type="currency" office:currency="USD" office:value="11.489" calcext:value-type="currency" table:number-columns-spanned="2" table:number-rows-spanned="2">
            <text:p>$11.49</text:p>
          </table:table-cell>
          <table:covered-table-cell table:style-name="ce8"/>
          <table:table-cell table:style-name="ce102" table:formula="of:=[.A4]*0.01" office:value-type="currency" office:currency="USD" office:value="5.7445" calcext:value-type="currency" table:number-columns-spanned="2" table:number-rows-spanned="2">
            <text:p>$5.74</text:p>
          </table:table-cell>
          <table:covered-table-cell table:style-name="ce8"/>
          <table:table-cell table:style-name="ce130" office:value-type="string" calcext:value-type="string">
            <text:p>Kavaaaaaz</text:p>
          </table:table-cell>
          <table:table-cell table:style-name="ce135" office:value-type="string" calcext:value-type="string">
            <text:p>12.7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43" office:value-type="currency" office:currency="USD" office:value="10.15" calcext:value-type="currency">
            <text:p>$10.15</text:p>
          </table:table-cell>
          <table:table-cell table:style-name="ce143" table:formula="of:=[.I10]*0.08" office:value-type="currency" office:currency="USD" office:value="0.812" calcext:value-type="currency">
            <text:p>$0.81</text:p>
          </table:table-cell>
          <table:table-cell table:style-name="ce119"/>
          <table:table-cell/>
          <table:covered-table-cell table:number-columns-repeated="3" table:style-name="ce19"/>
          <table:table-cell table:number-columns-repeated="2"/>
          <table:table-cell table:style-name="ce155" table:number-columns-repeated="8"/>
        </table:table-row>
        <table:table-row table:style-name="ro1">
          <table:covered-table-cell table:number-columns-repeated="4" table:style-name="ce8"/>
          <table:table-cell table:style-name="ce130" office:value-type="string" calcext:value-type="string">
            <text:p>P</text:p>
          </table:table-cell>
          <table:table-cell table:style-name="ce135" office:value-type="string" calcext:value-type="string">
            <text:p>12.3.2025</text:p>
          </table:table-cell>
          <table:table-cell table:style-name="ce135" office:value-type="string" calcext:value-type="string" table:number-columns-spanned="2" table:number-rows-spanned="1">
            <text:p>10am/6pm</text:p>
          </table:table-cell>
          <table:covered-table-cell table:style-name="ce15"/>
          <table:table-cell table:style-name="ce143" office:value-type="currency" office:currency="USD" office:value="27.75" calcext:value-type="currency">
            <text:p>$27.75</text:p>
          </table:table-cell>
          <table:table-cell table:style-name="ce143" table:formula="of:=[.I11]*0.08" office:value-type="currency" office:currency="USD" office:value="2.22" calcext:value-type="currency">
            <text:p>$2.22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234" office:value-type="string" calcext:value-type="string" table:number-columns-spanned="2" table:number-rows-spanned="2">
            <text:p>Velja</text:p>
          </table:table-cell>
          <table:covered-table-cell table:style-name="ce266"/>
          <table:table-cell table:style-name="ce119"/>
          <table:table-cell table:style-name="ce8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12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covered-table-cell table:style-name="ce236"/>
          <table:covered-table-cell table:style-name="ce103"/>
          <table:table-cell table:style-name="ce8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13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237" table:formula="of:=[.A4]*0.01" office:value-type="currency" office:currency="USD" office:value="5.7445" calcext:value-type="currency" table:number-columns-spanned="2" table:number-rows-spanned="2">
            <text:p>$5.74</text:p>
          </table:table-cell>
          <table:covered-table-cell table:style-name="ce103"/>
          <table:table-cell table:style-name="ce8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14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2">
          <table:covered-table-cell table:style-name="ce256"/>
          <table:covered-table-cell table:style-name="ce268"/>
          <table:table-cell table:style-name="ce116"/>
          <table:table-cell table:style-name="ce1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15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16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119"/>
          <table:table-cell table:style-name="ce8"/>
          <table:table-cell table:style-name="ce119"/>
          <table:table-cell table:style-name="ce8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17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2">
          <table:table-cell table:style-name="ce262"/>
          <table:table-cell table:style-name="ce264"/>
          <table:table-cell table:style-name="ce116"/>
          <table:table-cell table:style-name="ce1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18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264" table:number-columns-repeated="2"/>
          <table:table-cell table:style-name="ce1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19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206"/>
          <table:table-cell table:style-name="ce265"/>
          <table:table-cell table:style-name="ce119"/>
          <table:table-cell table:style-name="ce8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20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265" table:number-columns-repeated="2"/>
          <table:table-cell table:style-name="ce8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21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8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22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23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123"/>
          <table:table-cell table:style-name="ce1" table:number-columns-repeated="3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24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25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2">
          <table:table-cell table:style-name="ce116"/>
          <table:table-cell table:style-name="ce1"/>
          <table:table-cell table:style-name="ce116"/>
          <table:table-cell table:style-name="ce1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26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27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119"/>
          <table:table-cell table:style-name="ce8"/>
          <table:table-cell table:style-name="ce119"/>
          <table:table-cell table:style-name="ce8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28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8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29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30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31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32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33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covered-table-cell table:number-columns-repeated="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34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formula="of:=SUM([.R2:.R31])" office:value-type="currency" office:currency="USD" office:value="34.26" calcext:value-type="currency" table:number-columns-spanned="1" table:number-rows-spanned="2">
            <text:p>$34.26</text:p>
          </table:table-cell>
          <table:table-cell table:style-name="ce155" table:formula="of:=SUM([.S2:.S31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T2:.T31])" office:value-type="currency" office:currency="USD" office:value="7.04" calcext:value-type="currency" table:number-columns-spanned="1" table:number-rows-spanned="2">
            <text:p>$7.04</text:p>
          </table:table-cell>
          <table:table-cell table:style-name="ce155" table:formula="of:=SUM([.U2:.U31])" office:value-type="currency" office:currency="USD" office:value="3.84" calcext:value-type="currency" table:number-columns-spanned="1" table:number-rows-spanned="2">
            <text:p>$3.84</text:p>
          </table:table-cell>
          <table:table-cell table:style-name="ce155" table:formula="of:=SUM([.V2:.V31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W2:.W31])" office:value-type="currency" office:currency="USD" office:value="0.81" calcext:value-type="currency" table:number-columns-spanned="1" table:number-rows-spanned="2">
            <text:p>$0.81</text:p>
          </table:table-cell>
          <table:table-cell table:style-name="ce155" table:formula="of:=SUM([.X2:.X31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Y2:.Y31])" office:value-type="currency" office:currency="USD" office:value="0" calcext:value-type="currency" table:number-columns-spanned="1" table:number-rows-spanned="2">
            <text:p>$0.00</text:p>
          </table:table-cell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35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covered-table-cell table:number-columns-repeated="8" table:style-name="ce158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36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37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38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39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40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41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42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43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44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45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46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47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48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49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50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51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52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53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54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55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56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57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58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59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60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61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62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63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64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65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66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67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68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69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70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71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72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73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74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75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76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77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78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79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80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81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82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83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84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85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86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87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88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89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90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91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92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93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94]*0.08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3" table:number-rows-repeated="1048481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rial" table:style-name="ta1">
        <table:table-column table:style-name="co1" table:number-columns-repeated="10" table:default-cell-style-name="ce35"/>
        <table:table-column table:style-name="co1" table:default-cell-style-name="ce173"/>
        <table:table-column table:style-name="co1" table:default-cell-style-name="ce68"/>
        <table:table-column table:style-name="co1" table:number-columns-repeated="21" table:default-cell-style-name="ce35"/>
        <table:table-column table:style-name="co1" table:number-columns-repeated="328" table:default-cell-style-name="ce185"/>
        <table:table-row table:style-name="ro1"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9" table:number-columns-spanned="1" table:number-rows-spanned="2"/>
          <table:table-cell table:style-name="ce140"/>
          <table:table-cell table:style-name="ce21" office:value-type="string" calcext:value-type="string" table:number-columns-spanned="1" table:number-rows-spanned="2">
            <text:p>Daily Earnings</text:p>
            <text:p>Hourly/</text:p>
            <text:p>Comission</text:p>
          </table:table-cell>
          <table:table-cell/>
          <table:table-cell table:style-name="ce174"/>
          <table:table-cell table:number-columns-repeated="4"/>
          <table:table-cell table:style-name="ce177" table:number-columns-repeated="16"/>
          <table:table-cell table:style-name="ce183" table:number-columns-repeated="328"/>
        </table:table-row>
        <table:table-row table:style-name="ro2">
          <table:table-cell table:style-name="ce116"/>
          <table:table-cell table:style-name="ce19"/>
          <table:table-cell table:style-name="ce106"/>
          <table:table-cell table:style-name="ce19"/>
          <table:table-cell table:style-name="ce126" office:value-type="string" calcext:value-type="string">
            <text:p><text:s/>chatter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Shift</text:p>
          </table:table-cell>
          <table:covered-table-cell table:style-name="ce19"/>
          <table:covered-table-cell table:style-name="ce137"/>
          <table:table-cell table:style-name="ce141" office:value-type="string" calcext:value-type="string">
            <text:p>NETSales</text:p>
          </table:table-cell>
          <table:covered-table-cell table:style-name="ce146"/>
          <table:table-cell/>
          <table:table-cell table:style-name="ce116"/>
          <table:table-cell table:style-name="ce19" table:number-columns-repeated="2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3]=&quot;&quot;; [.J3]=&quot;&quot;); &quot;&quot;; [.J3]*0.05)">
            <text:p/>
          </table:table-cell>
          <table:table-cell/>
          <table:table-cell table:style-name="ce19" table:number-columns-repeated="3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19"/>
          <table:table-cell table:style-name="ce146"/>
          <table:table-cell table:style-name="ce119"/>
          <table:table-cell table:style-name="ce146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4]=&quot;&quot;; [.J4]=&quot;&quot;); &quot;&quot;; [.J4]*0.05)">
            <text:p/>
          </table:table-cell>
          <table:table-cell/>
          <table:table-cell table:style-name="ce19" table:number-columns-repeated="3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6">
          <table:table-cell table:style-name="ce146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5]=&quot;&quot;; [.J5]=&quot;&quot;); &quot;&quot;; [.J5]*0.05)">
            <text:p/>
          </table:table-cell>
          <table:table-cell/>
          <table:table-cell table:style-name="ce282"/>
          <table:table-cell table:style-name="ce19" table:number-columns-repeated="2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6"/>
          <table:table-cell table:style-name="ce19"/>
          <table:table-cell table:style-name="ce106"/>
          <table:table-cell table:style-name="ce19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6]=&quot;&quot;; [.J6]=&quot;&quot;); &quot;&quot;; [.J6]*0.05)">
            <text:p/>
          </table:table-cell>
          <table:table-cell/>
          <table:table-cell table:style-name="ce19" table:number-columns-repeated="3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7]=&quot;&quot;; [.J7]=&quot;&quot;); &quot;&quot;; [.J7]*0.05)">
            <text:p/>
          </table:table-cell>
          <table:table-cell/>
          <table:table-cell table:style-name="ce19" table:number-columns-repeated="3"/>
          <table:table-cell table:number-columns-repeated="2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8"/>
          <table:table-cell table:style-name="ce171"/>
          <table:table-cell table:style-name="ce119"/>
          <table:table-cell table:style-name="ce171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8]=&quot;&quot;; [.J8]=&quot;&quot;); &quot;&quot;; [.J8]*0.05)">
            <text:p/>
          </table:table-cell>
          <table:table-cell table:number-columns-repeated="6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/>
          <table:table-cell table:number-columns-repeated="6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6"/>
          <table:table-cell table:style-name="ce19"/>
          <table:table-cell table:style-name="ce106"/>
          <table:table-cell table:style-name="ce19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/>
          <table:table-cell table:number-columns-repeated="6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/>
          <table:table-cell table:number-columns-repeated="6"/>
          <table:table-cell table:style-name="ce50" table:number-columns-repeated="16"/>
          <table:table-cell table:style-name="ce183" table:number-columns-repeated="328"/>
        </table:table-row>
        <table:table-row table:style-name="ro1">
          <table:table-cell table:style-name="ce108"/>
          <table:table-cell table:style-name="ce171"/>
          <table:table-cell table:style-name="ce119"/>
          <table:table-cell table:style-name="ce171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12]=&quot;&quot;; [.J12]=&quot;&quot;); &quot;&quot;; [.J12]*0.05)">
            <text:p/>
          </table:table-cell>
          <table:table-cell/>
          <table:table-cell table:style-name="ce154" office:value-type="string" calcext:value-type="string">
            <text:p>Camino</text:p>
          </table:table-cell>
          <table:table-cell table:style-name="ce154" table:number-columns-repeated="13"/>
          <table:table-cell table:style-name="ce154" office:value-type="string" calcext:value-type="string">
            <text:p>Cale</text:p>
          </table:table-cell>
          <table:table-cell table:style-name="ce154" office:value-type="string" calcext:value-type="string">
            <text:p>Welja</text:p>
          </table:table-cell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13]=&quot;&quot;; [.J13]=&quot;&quot;); &quot;&quot;; [.J13]*0.05)">
            <text:p/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14]=&quot;&quot;; [.J14]=&quot;&quot;); &quot;&quot;; [.J14]*0.05)">
            <text:p/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</table:table-row>
        <table:table-row table:style-name="ro2">
          <table:table-cell table:style-name="ce116"/>
          <table:table-cell table:style-name="ce19"/>
          <table:table-cell table:style-name="ce116"/>
          <table:table-cell table:style-name="ce19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15]=&quot;&quot;; [.J15]=&quot;&quot;); &quot;&quot;; [.J15]*0.05)">
            <text:p/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16]=&quot;&quot;; [.J16]=&quot;&quot;); &quot;&quot;; [.J16]*0.05)">
            <text:p/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9"/>
          <table:table-cell table:style-name="ce171"/>
          <table:table-cell table:style-name="ce119"/>
          <table:table-cell table:style-name="ce171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17]=&quot;&quot;; [.J17]=&quot;&quot;); &quot;&quot;; [.J17]*0.05)">
            <text:p/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</table:table-row>
        <table:table-row table:style-name="ro2">
          <table:table-cell table:style-name="ce106"/>
          <table:table-cell table:style-name="ce19"/>
          <table:table-cell table:style-name="ce116"/>
          <table:table-cell table:style-name="ce19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18]=&quot;&quot;; [.J18]=&quot;&quot;); &quot;&quot;; [.J18]*0.05)">
            <text:p/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19]=&quot;&quot;; [.J19]=&quot;&quot;); &quot;&quot;; [.J19]*0.05)">
            <text:p/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9"/>
          <table:table-cell table:style-name="ce171"/>
          <table:table-cell table:style-name="ce119"/>
          <table:table-cell table:style-name="ce171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20]=&quot;&quot;; [.J20]=&quot;&quot;); &quot;&quot;; [.J20]*0.05)">
            <text:p/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21]=&quot;&quot;; [.J21]=&quot;&quot;); &quot;&quot;; [.J21]*0.05)">
            <text:p/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22]=&quot;&quot;; [.J22]=&quot;&quot;); &quot;&quot;; [.J22]*0.05)">
            <text:p/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23]=&quot;&quot;; [.J23]=&quot;&quot;); &quot;&quot;; [.J23]*0.05)">
            <text:p/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23"/>
          <table:table-cell table:style-name="ce19" table:number-columns-repeated="3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24]=&quot;&quot;; [.J24]=&quot;&quot;); &quot;&quot;; [.J24]*0.05)">
            <text:p/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25]=&quot;&quot;; [.J25]=&quot;&quot;); &quot;&quot;; [.J25]*0.05)">
            <text:p/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06"/>
          <table:table-cell table:style-name="ce19"/>
          <table:table-cell table:style-name="ce106"/>
          <table:table-cell table:style-name="ce19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26]=&quot;&quot;; [.J26]=&quot;&quot;); &quot;&quot;; [.J26]*0.05)">
            <text:p/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27]=&quot;&quot;; [.J27]=&quot;&quot;); &quot;&quot;; [.J27]*0.05)">
            <text:p/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19"/>
          <table:table-cell table:style-name="ce171"/>
          <table:table-cell table:style-name="ce119"/>
          <table:table-cell table:style-name="ce171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28]=&quot;&quot;; [.J28]=&quot;&quot;); &quot;&quot;; [.J28]*0.05)">
            <text:p/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29]=&quot;&quot;; [.J29]=&quot;&quot;); &quot;&quot;; [.J29]*0.05)">
            <text:p/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30]=&quot;&quot;; [.J30]=&quot;&quot;); &quot;&quot;; [.J30]*0.05)">
            <text:p/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31]=&quot;&quot;; [.J31]=&quot;&quot;); &quot;&quot;; [.J31]*0.05)">
            <text:p/>
          </table:table-cell>
          <table:table-cell/>
          <table:table-cell table:style-name="ce155" table:number-columns-repeated="16"/>
          <table:table-cell table:style-name="ce50"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32]=&quot;&quot;; [.J32]=&quot;&quot;); &quot;&quot;; [.J32]*0.05)">
            <text:p/>
          </table:table-cell>
          <table:table-cell/>
          <table:table-cell table:style-name="ce155" table:number-columns-repeated="16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5" table:number-columns-spanned="1" table:number-rows-spanned="2"/>
          <table:table-cell table:style-name="ce183" table:number-columns-repeated="327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33]=&quot;&quot;; [.J33]=&quot;&quot;); &quot;&quot;; [.J33]*0.05)">
            <text:p/>
          </table:table-cell>
          <table:table-cell/>
          <table:table-cell table:style-name="ce155" table:number-columns-repeated="16"/>
          <table:covered-table-cell table:number-columns-repeated="5"/>
          <table:covered-table-cell table:style-name="ce35"/>
          <table:table-cell table:style-name="ce183" table:number-columns-repeated="327"/>
        </table:table-row>
        <table:table-row table:style-name="ro1">
          <table:table-cell table:style-name="ce171" table:number-columns-repeated="2"/>
          <table:table-cell table:style-name="ce19" office:value-type="string" calcext:value-type="string">
            <text:p><text:s/></text:p>
          </table:table-cell>
          <table:table-cell table:style-name="ce19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34]=&quot;&quot;; [.J34]=&quot;&quot;); &quot;&quot;; [.J34]*0.05)">
            <text:p/>
          </table:table-cell>
          <table:table-cell/>
          <table:table-cell table:style-name="ce155" table:number-columns-repeated="16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35]=&quot;&quot;; [.J35]=&quot;&quot;); &quot;&quot;; [.J35]*0.05)">
            <text:p/>
          </table:table-cell>
          <table:table-cell/>
          <table:table-cell table:style-name="ce155" table:number-columns-repeated="16"/>
          <table:covered-table-cell table:number-columns-repeated="5" table:style-name="ce50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36]=&quot;&quot;; [.J36]=&quot;&quot;); &quot;&quot;; [.J36]*0.05)">
            <text:p/>
          </table:table-cell>
          <table:table-cell/>
          <table:table-cell table:style-name="ce155" table:number-columns-repeated="16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37]=&quot;&quot;; [.J37]=&quot;&quot;); &quot;&quot;; [.J37]*0.05)">
            <text:p/>
          </table:table-cell>
          <table:table-cell/>
          <table:table-cell table:style-name="ce155" table:number-columns-repeated="16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38]=&quot;&quot;; [.J38]=&quot;&quot;); &quot;&quot;; [.J38]*0.05)">
            <text:p/>
          </table:table-cell>
          <table:table-cell/>
          <table:table-cell table:style-name="ce155" table:number-columns-repeated="16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39]=&quot;&quot;; [.J39]=&quot;&quot;); &quot;&quot;; [.J39]*0.05)">
            <text:p/>
          </table:table-cell>
          <table:table-cell/>
          <table:table-cell table:style-name="ce155" table:number-columns-repeated="16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40]=&quot;&quot;; [.J40]=&quot;&quot;); &quot;&quot;; [.J40]*0.05)">
            <text:p/>
          </table:table-cell>
          <table:table-cell/>
          <table:table-cell table:style-name="ce155" table:number-columns-repeated="16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71" table:number-columns-repeated="2"/>
          <table:table-cell table:style-name="ce19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41]=&quot;&quot;; [.J41]=&quot;&quot;); &quot;&quot;; [.J41]*0.05)">
            <text:p/>
          </table:table-cell>
          <table:table-cell/>
          <table:table-cell table:style-name="ce155" table:number-columns-repeated="16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42]=&quot;&quot;; [.J42]=&quot;&quot;); &quot;&quot;; [.J42]*0.05)">
            <text:p/>
          </table:table-cell>
          <table:table-cell/>
          <table:table-cell table:style-name="ce155" table:number-columns-repeated="16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43]=&quot;&quot;; [.J43]=&quot;&quot;); &quot;&quot;; [.J43]*0.05)">
            <text:p/>
          </table:table-cell>
          <table:table-cell/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44]=&quot;&quot;; [.J44]=&quot;&quot;); &quot;&quot;; [.J44]*0.05)">
            <text:p/>
          </table:table-cell>
          <table:table-cell/>
          <table:covered-table-cell table:number-columns-repeated="16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45]=&quot;&quot;; [.J45]=&quot;&quot;); &quot;&quot;; [.J45]*0.05)">
            <text:p/>
          </table:table-cell>
          <table:table-cell/>
          <table:table-cell table:style-name="ce155" table:formula="of:=SUM([.M13:.M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N13:.N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O13:.O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P13:.P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Q13:.Q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R13:.R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S13:.S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T13:.T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U13:.U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V13:.V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W13:.W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X13:.X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Y13:.Y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Z13:.Z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AA13:.AA42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AB13:.AB42])" office:value-type="currency" office:currency="USD" office:value="0" calcext:value-type="currency" table:number-columns-spanned="1" table:number-rows-spanned="2">
            <text:p>$0.00</text:p>
          </table:table-cell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46]=&quot;&quot;; [.J46]=&quot;&quot;); &quot;&quot;; [.J46]*0.05)">
            <text:p/>
          </table:table-cell>
          <table:table-cell/>
          <table:covered-table-cell table:number-columns-repeated="16" table:style-name="ce158"/>
          <table:table-cell table:number-columns-repeated="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47]=&quot;&quot;; [.J47]=&quot;&quot;); &quot;&quot;; [.J47]*0.05)">
            <text:p/>
          </table:table-cell>
          <table:table-cell/>
          <table:table-cell table:style-name="ce37"/>
          <table:table-cell table:style-name="ce43"/>
          <table:table-cell table:number-columns-repeated="3"/>
          <table:table-cell table:style-name="ce58"/>
          <table:table-cell table:number-columns-repeated="1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48]=&quot;&quot;; [.J48]=&quot;&quot;); &quot;&quot;; [.J48]*0.05)">
            <text:p/>
          </table:table-cell>
          <table:table-cell/>
          <table:table-cell table:style-name="ce37"/>
          <table:table-cell table:style-name="ce43"/>
          <table:table-cell table:number-columns-repeated="3"/>
          <table:table-cell table:style-name="ce58"/>
          <table:table-cell table:number-columns-repeated="15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49]=&quot;&quot;; [.J49]=&quot;&quot;); &quot;&quot;; [.J49]*0.05)">
            <text:p/>
          </table:table-cell>
          <table:table-cell/>
          <table:table-cell table:style-name="ce37"/>
          <table:table-cell table:style-name="ce43"/>
          <table:table-cell table:number-columns-repeated="19"/>
          <table:table-cell table:style-name="ce183" table:number-columns-repeated="328"/>
        </table:table-row>
        <table:table-row table:style-name="ro1">
          <table:table-cell table:style-name="ce19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50]=&quot;&quot;; [.J50]=&quot;&quot;); &quot;&quot;; [.J50]*0.05)">
            <text:p/>
          </table:table-cell>
          <table:table-cell/>
          <table:table-cell table:style-name="ce37"/>
          <table:table-cell table:style-name="ce43"/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51]=&quot;&quot;; [.J51]=&quot;&quot;); &quot;&quot;; [.J51]*0.05)">
            <text:p/>
          </table:table-cell>
          <table:table-cell/>
          <table:table-cell table:style-name="ce37"/>
          <table:table-cell table:style-name="ce43"/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52]=&quot;&quot;; [.J52]=&quot;&quot;); &quot;&quot;; [.J52]*0.05)">
            <text:p/>
          </table:table-cell>
          <table:table-cell/>
          <table:table-cell table:style-name="ce37"/>
          <table:table-cell table:style-name="ce43"/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53]=&quot;&quot;; [.J53]=&quot;&quot;); &quot;&quot;; [.J53]*0.05)">
            <text:p/>
          </table:table-cell>
          <table:table-cell/>
          <table:table-cell table:style-name="ce37"/>
          <table:table-cell table:style-name="ce43"/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54]=&quot;&quot;; [.J54]=&quot;&quot;); &quot;&quot;; [.J54]*0.05)">
            <text:p/>
          </table:table-cell>
          <table:table-cell/>
          <table:table-cell table:style-name="ce37"/>
          <table:table-cell table:style-name="ce43"/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55]=&quot;&quot;; [.J55]=&quot;&quot;); &quot;&quot;; [.J55]*0.05)">
            <text:p/>
          </table:table-cell>
          <table:table-cell/>
          <table:table-cell table:style-name="ce37"/>
          <table:table-cell table:style-name="ce43"/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56]=&quot;&quot;; [.J56]=&quot;&quot;); &quot;&quot;; [.J56]*0.05)">
            <text:p/>
          </table:table-cell>
          <table:table-cell/>
          <table:table-cell table:style-name="ce37"/>
          <table:table-cell table:style-name="ce43"/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57]=&quot;&quot;; [.J57]=&quot;&quot;); &quot;&quot;; [.J57]*0.05)">
            <text:p/>
          </table:table-cell>
          <table:table-cell/>
          <table:table-cell table:style-name="ce177"/>
          <table:table-cell table:style-name="ce50"/>
          <table:table-cell table:number-columns-repeated="19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58]=&quot;&quot;; [.J58]=&quot;&quot;); &quot;&quot;; [.J58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59]=&quot;&quot;; [.J59]=&quot;&quot;); &quot;&quot;; [.J59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60]=&quot;&quot;; [.J60]=&quot;&quot;); &quot;&quot;; [.J60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61]=&quot;&quot;; [.J61]=&quot;&quot;); &quot;&quot;; [.J61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62]=&quot;&quot;; [.J62]=&quot;&quot;); &quot;&quot;; [.J62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63]=&quot;&quot;; [.J63]=&quot;&quot;); &quot;&quot;; [.J63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64]=&quot;&quot;; [.J64]=&quot;&quot;); &quot;&quot;; [.J64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65]=&quot;&quot;; [.J65]=&quot;&quot;); &quot;&quot;; [.J65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66]=&quot;&quot;; [.J66]=&quot;&quot;); &quot;&quot;; [.J66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67]=&quot;&quot;; [.J67]=&quot;&quot;); &quot;&quot;; [.J67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68]=&quot;&quot;; [.J68]=&quot;&quot;); &quot;&quot;; [.J68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69]=&quot;&quot;; [.J69]=&quot;&quot;); &quot;&quot;; [.J69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70]=&quot;&quot;; [.J70]=&quot;&quot;); &quot;&quot;; [.J70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71]=&quot;&quot;; [.J71]=&quot;&quot;); &quot;&quot;; [.J71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72]=&quot;&quot;; [.J72]=&quot;&quot;); &quot;&quot;; [.J72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73]=&quot;&quot;; [.J73]=&quot;&quot;); &quot;&quot;; [.J73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74]=&quot;&quot;; [.J74]=&quot;&quot;); &quot;&quot;; [.J74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75]=&quot;&quot;; [.J75]=&quot;&quot;); &quot;&quot;; [.J75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76]=&quot;&quot;; [.J76]=&quot;&quot;); &quot;&quot;; [.J76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77]=&quot;&quot;; [.J77]=&quot;&quot;); &quot;&quot;; [.J77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78]=&quot;&quot;; [.J78]=&quot;&quot;); &quot;&quot;; [.J78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79]=&quot;&quot;; [.J79]=&quot;&quot;); &quot;&quot;; [.J79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80]=&quot;&quot;; [.J80]=&quot;&quot;); &quot;&quot;; [.J80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81]=&quot;&quot;; [.J81]=&quot;&quot;); &quot;&quot;; [.J81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82]=&quot;&quot;; [.J82]=&quot;&quot;); &quot;&quot;; [.J82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83]=&quot;&quot;; [.J83]=&quot;&quot;); &quot;&quot;; [.J83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84]=&quot;&quot;; [.J84]=&quot;&quot;); &quot;&quot;; [.J84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85]=&quot;&quot;; [.J85]=&quot;&quot;); &quot;&quot;; [.J85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86]=&quot;&quot;; [.J86]=&quot;&quot;); &quot;&quot;; [.J86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87]=&quot;&quot;; [.J87]=&quot;&quot;); &quot;&quot;; [.J87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88]=&quot;&quot;; [.J88]=&quot;&quot;); &quot;&quot;; [.J88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89]=&quot;&quot;; [.J89]=&quot;&quot;); &quot;&quot;; [.J89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90]=&quot;&quot;; [.J90]=&quot;&quot;); &quot;&quot;; [.J90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91]=&quot;&quot;; [.J91]=&quot;&quot;); &quot;&quot;; [.J91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92]=&quot;&quot;; [.J92]=&quot;&quot;); &quot;&quot;; [.J92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93]=&quot;&quot;; [.J93]=&quot;&quot;); &quot;&quot;; [.J93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>
          <table:table-cell table:number-columns-repeated="4"/>
          <table:table-cell table:style-name="ce17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35" office:value-type="string" calcext:value-type="string">
            <text:p>/</text:p>
          </table:table-cell>
          <table:table-cell table:style-name="ce143"/>
          <table:table-cell table:style-name="ce102" table:formula="of:=IF(OR([.I94]=&quot;&quot;; [.J94]=&quot;&quot;); &quot;&quot;; [.J94]*0.05)">
            <text:p/>
          </table:table-cell>
          <table:table-cell table:number-columns-repeated="22"/>
          <table:table-cell table:style-name="ce183" table:number-columns-repeated="328"/>
        </table:table-row>
        <table:table-row table:style-name="ro1" table:number-rows-repeated="1334">
          <table:table-cell table:number-columns-repeated="33"/>
          <table:table-cell table:style-name="ce183" table:number-columns-repeated="328"/>
        </table:table-row>
        <table:table-row table:style-name="ro1" table:number-rows-repeated="1047147">
          <table:table-cell table:number-columns-repeated="361"/>
        </table:table-row>
        <table:table-row table:style-name="ro1">
          <table:table-cell table:number-columns-repeated="361"/>
        </table:table-row>
      </table:table>
      <table:table table:name="Erin2" table:style-name="ta1">
        <table:table-column table:style-name="co1" table:number-columns-repeated="8" table:default-cell-style-name="ce124"/>
        <table:table-column table:style-name="co1" table:default-cell-style-name="ce151"/>
        <table:table-column table:style-name="co1" table:default-cell-style-name="ce124"/>
        <table:table-column table:style-name="co1" table:default-cell-style-name="ce149"/>
        <table:table-column table:style-name="co1" table:number-columns-repeated="6" table:default-cell-style-name="ce124"/>
        <table:table-column table:style-name="co1" table:number-columns-repeated="8" table:default-cell-style-name="ce35"/>
        <table:table-row table:style-name="ro1">
          <table:table-cell table:style-name="ce1" table:number-columns-repeated="4"/>
          <table:table-cell table:style-name="ce15"/>
          <table:table-cell table:style-name="ce19" table:number-columns-repeated="3"/>
          <table:table-cell table:style-name="ce141" office:value-type="string" calcext:value-type="string" table:number-columns-spanned="1" table:number-rows-spanned="2">
            <text:p>Net</text:p>
            <text:p>Sales</text:p>
          </table:table-cell>
          <table:table-cell table:style-name="ce270" office:value-type="string" calcext:value-type="string" table:number-columns-spanned="1" table:number-rows-spanned="2">
            <text:p>Comission</text:p>
            <text:p>6%</text:p>
          </table:table-cell>
          <table:table-cell table:style-name="ce272"/>
          <table:table-cell table:style-name="ce151" table:number-columns-repeated="2"/>
          <table:table-cell table:number-columns-repeated="4"/>
          <table:table-cell table:style-name="ce154" office:value-type="string" calcext:value-type="string">
            <text:p>Stefan</text:p>
          </table:table-cell>
          <table:table-cell table:style-name="ce154" office:value-type="string" calcext:value-type="string">
            <text:p>Pavle</text:p>
          </table:table-cell>
          <table:table-cell table:style-name="ce154" table:number-columns-repeated="6"/>
        </table:table-row>
        <table:table-row table:style-name="ro1">
          <table:table-cell table:style-name="ce100" office:value-type="string" calcext:value-type="string" table:number-columns-spanned="2" table:number-rows-spanned="2">
            <text:p>Net Sales</text:p>
          </table:table-cell>
          <table:covered-table-cell table:style-name="ce1"/>
          <table:table-cell table:style-name="ce9" office:value-type="string" calcext:value-type="string" table:number-columns-spanned="2" table:number-rows-spanned="2">
            <text:p>Commission from</text:p>
            <text:p>NET Sales 8%</text:p>
          </table:table-cell>
          <table:covered-table-cell table:style-name="ce1"/>
          <table:table-cell table:style-name="ce126" office:value-type="string" calcext:value-type="string">
            <text:p><text:s/>chatter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Shift</text:p>
          </table:table-cell>
          <table:covered-table-cell table:style-name="ce19"/>
          <table:covered-table-cell table:style-name="ce269"/>
          <table:covered-table-cell table:style-name="ce271"/>
          <table:table-cell table:style-name="ce146"/>
          <table:table-cell/>
          <table:table-cell table:style-name="ce116" table:number-columns-spanned="3" table:number-rows-spanned="3"/>
          <table:covered-table-cell table:number-columns-repeated="2" table:style-name="ce1"/>
          <table:table-cell table:number-columns-repeated="2"/>
          <table:table-cell table:style-name="ce155"/>
          <table:table-cell table:style-name="ce155" office:value-type="currency" office:currency="USD" office:value="4.8" calcext:value-type="currency">
            <text:p>$4.80</text:p>
          </table:table-cell>
          <table:table-cell table:style-name="ce155" table:number-columns-repeated="6"/>
        </table:table-row>
        <table:table-row table:style-name="ro1">
          <table:covered-table-cell table:number-columns-repeated="4" table:style-name="ce1"/>
          <table:table-cell table:style-name="ce130" office:value-type="string" calcext:value-type="string">
            <text:p>Pavle</text:p>
          </table:table-cell>
          <table:table-cell table:style-name="ce135" office:value-type="string" calcext:value-type="string">
            <text:p>3.8.2025</text:p>
          </table:table-cell>
          <table:table-cell table:style-name="ce135" office:value-type="string" calcext:value-type="string" table:number-columns-spanned="2" table:number-rows-spanned="1">
            <text:p>6PM/2AM</text:p>
          </table:table-cell>
          <table:covered-table-cell table:style-name="ce15"/>
          <table:table-cell table:style-name="ce143" office:value-type="currency" office:currency="USD" office:value="80" calcext:value-type="currency">
            <text:p>$80.00</text:p>
          </table:table-cell>
          <table:table-cell table:style-name="ce143" table:formula="of:=[.I3]*0.06" office:value-type="currency" office:currency="USD" office:value="4.8" calcext:value-type="currency">
            <text:p>$4.80</text:p>
          </table:table-cell>
          <table:table-cell table:style-name="ce119"/>
          <table:table-cell/>
          <table:covered-table-cell table:number-columns-repeated="3" table:style-name="ce1"/>
          <table:table-cell table:number-columns-repeated="2"/>
          <table:table-cell table:style-name="ce155" table:number-columns-repeated="8"/>
        </table:table-row>
        <table:table-row table:style-name="ro1">
          <table:table-cell table:style-name="ce102" table:formula="of:=SUM([.I:.I])" office:value-type="currency" office:currency="USD" office:value="80" calcext:value-type="currency" table:number-columns-spanned="2" table:number-rows-spanned="2">
            <text:p>$80.00</text:p>
          </table:table-cell>
          <table:covered-table-cell table:style-name="ce5"/>
          <table:table-cell table:style-name="ce102" table:formula="of:=[.A4]*0.08" office:value-type="currency" office:currency="USD" office:value="6.4" calcext:value-type="currency" table:number-columns-spanned="2" table:number-rows-spanned="2">
            <text:p>$6.40</text:p>
          </table:table-cell>
          <table:covered-table-cell table:style-name="ce5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4]*0.06" office:value-type="currency" office:currency="USD" office:value="0" calcext:value-type="currency">
            <text:p>$0.00</text:p>
          </table:table-cell>
          <table:table-cell table:style-name="ce119"/>
          <table:table-cell/>
          <table:covered-table-cell table:number-columns-repeated="3" table:style-name="ce1"/>
          <table:table-cell table:number-columns-repeated="2"/>
          <table:table-cell table:style-name="ce155" table:number-columns-repeated="8"/>
        </table:table-row>
        <table:table-row table:style-name="ro1">
          <table:covered-table-cell table:number-columns-repeated="4" table:style-name="ce5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5]*0.06" office:value-type="currency" office:currency="USD" office:value="0" calcext:value-type="currency">
            <text:p>$0.00</text:p>
          </table:table-cell>
          <table:table-cell table:style-name="ce119"/>
          <table:table-cell/>
          <table:table-cell table:style-name="ce282" table:number-columns-spanned="3" table:number-rows-spanned="3"/>
          <table:covered-table-cell table:number-columns-repeated="2" table:style-name="ce1"/>
          <table:table-cell table:number-columns-repeated="2"/>
          <table:table-cell table:style-name="ce155" table:number-columns-repeated="8"/>
        </table:table-row>
        <table:table-row table:style-name="ro2">
          <table:table-cell table:style-name="ce116"/>
          <table:table-cell table:style-name="ce1"/>
          <table:table-cell table:style-name="ce106"/>
          <table:table-cell table:style-name="ce1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6]*0.06" office:value-type="currency" office:currency="USD" office:value="0" calcext:value-type="currency">
            <text:p>$0.00</text:p>
          </table:table-cell>
          <table:table-cell table:style-name="ce119"/>
          <table:table-cell/>
          <table:covered-table-cell table:number-columns-repeated="3" table:style-name="ce1"/>
          <table:table-cell table:number-columns-repeated="2"/>
          <table:table-cell table:style-name="ce155" table:number-columns-repeated="8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7]*0.06" office:value-type="currency" office:currency="USD" office:value="0" calcext:value-type="currency">
            <text:p>$0.00</text:p>
          </table:table-cell>
          <table:table-cell table:style-name="ce119"/>
          <table:table-cell/>
          <table:covered-table-cell table:number-columns-repeated="3" table:style-name="ce1"/>
          <table:table-cell table:number-columns-repeated="2"/>
          <table:table-cell table:style-name="ce155" table:number-columns-repeated="8"/>
        </table:table-row>
        <table:table-row table:style-name="ro1">
          <table:table-cell table:style-name="ce100" office:value-type="string" calcext:value-type="string" table:number-columns-spanned="2" table:number-rows-spanned="2">
            <text:p>Veljko</text:p>
          </table:table-cell>
          <table:covered-table-cell table:style-name="ce1"/>
          <table:table-cell table:style-name="ce100" office:value-type="string" calcext:value-type="string" table:number-columns-spanned="2" table:number-rows-spanned="2">
            <text:p>Aleksandar</text:p>
          </table:table-cell>
          <table:covered-table-cell table:style-name="ce1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8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covered-table-cell table:number-columns-repeated="4" table:style-name="ce1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9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102" table:formula="of:=[.A4]*0.01" office:value-type="currency" office:currency="USD" office:value="0.8" calcext:value-type="currency" table:number-columns-spanned="2" table:number-rows-spanned="2">
            <text:p>$0.80</text:p>
          </table:table-cell>
          <table:covered-table-cell table:style-name="ce8"/>
          <table:table-cell table:style-name="ce102" table:formula="of:=[.A4]*0.01" office:value-type="currency" office:currency="USD" office:value="0.8" calcext:value-type="currency" table:number-columns-spanned="2" table:number-rows-spanned="2">
            <text:p>$0.80</text:p>
          </table:table-cell>
          <table:covered-table-cell table:style-name="ce8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10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covered-table-cell table:number-columns-repeated="4" table:style-name="ce8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11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108"/>
          <table:table-cell table:style-name="ce8"/>
          <table:table-cell table:style-name="ce119"/>
          <table:table-cell table:style-name="ce8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12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8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13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8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14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2">
          <table:table-cell table:style-name="ce116"/>
          <table:table-cell table:style-name="ce1"/>
          <table:table-cell table:style-name="ce116"/>
          <table:table-cell table:style-name="ce1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15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16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119"/>
          <table:table-cell table:style-name="ce8"/>
          <table:table-cell table:style-name="ce119"/>
          <table:table-cell table:style-name="ce8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17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2">
          <table:table-cell table:style-name="ce262"/>
          <table:table-cell table:style-name="ce264"/>
          <table:table-cell table:style-name="ce116"/>
          <table:table-cell table:style-name="ce1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18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264" table:number-columns-repeated="2"/>
          <table:table-cell table:style-name="ce1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19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206"/>
          <table:table-cell table:style-name="ce265"/>
          <table:table-cell table:style-name="ce119"/>
          <table:table-cell table:style-name="ce8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20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265" table:number-columns-repeated="2"/>
          <table:table-cell table:style-name="ce8" table:number-columns-repeated="2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21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8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22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23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123"/>
          <table:table-cell table:style-name="ce1" table:number-columns-repeated="3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24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25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2">
          <table:table-cell table:style-name="ce116"/>
          <table:table-cell table:style-name="ce1"/>
          <table:table-cell table:style-name="ce116"/>
          <table:table-cell table:style-name="ce1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26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27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119"/>
          <table:table-cell table:style-name="ce8"/>
          <table:table-cell table:style-name="ce119"/>
          <table:table-cell table:style-name="ce8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28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8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29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30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31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number-columns-repeated="8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32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  <table:table-cell table:style-name="ce156" office:value-type="string" calcext:value-type="string" table:number-columns-spanned="1" table:number-rows-spanned="2">
            <text:p>Total Due:</text:p>
          </table:table-cell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33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covered-table-cell table:number-columns-repeated="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34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table-cell table:style-name="ce155" table:formula="of:=SUM([.R2:.R31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S2:.S31])" office:value-type="currency" office:currency="USD" office:value="4.8" calcext:value-type="currency" table:number-columns-spanned="1" table:number-rows-spanned="2">
            <text:p>$4.80</text:p>
          </table:table-cell>
          <table:table-cell table:style-name="ce155" table:formula="of:=SUM([.T2:.T31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U2:.U31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V2:.V31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W2:.W31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X2:.X31])" office:value-type="currency" office:currency="USD" office:value="0" calcext:value-type="currency" table:number-columns-spanned="1" table:number-rows-spanned="2">
            <text:p>$0.00</text:p>
          </table:table-cell>
          <table:table-cell table:style-name="ce155" table:formula="of:=SUM([.Y2:.Y31])" office:value-type="currency" office:currency="USD" office:value="0" calcext:value-type="currency" table:number-columns-spanned="1" table:number-rows-spanned="2">
            <text:p>$0.00</text:p>
          </table:table-cell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35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6"/>
          <table:covered-table-cell table:number-columns-repeated="8" table:style-name="ce158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36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37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38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39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40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41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42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43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44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45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46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47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48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49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style-name="ce1" table:number-columns-repeated="4"/>
          <table:table-cell table:style-name="ce130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50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51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52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53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54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55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56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57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58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59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60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61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62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63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64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65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66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67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68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69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70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71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72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73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74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75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76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77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78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79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80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81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82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83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84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85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86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87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88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89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90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91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92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93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1">
          <table:table-cell table:number-columns-repeated="4"/>
          <table:table-cell table:style-name="ce132"/>
          <table:table-cell table:style-name="ce135"/>
          <table:table-cell table:style-name="ce135" table:number-columns-spanned="2" table:number-rows-spanned="1"/>
          <table:covered-table-cell table:style-name="ce15"/>
          <table:table-cell table:style-name="ce143"/>
          <table:table-cell table:style-name="ce143" table:formula="of:=[.I94]*0.06" office:value-type="currency" office:currency="USD" office:value="0" calcext:value-type="currency">
            <text:p>$0.00</text:p>
          </table:table-cell>
          <table:table-cell table:style-name="ce119"/>
          <table:table-cell table:number-columns-repeated="14"/>
        </table:table-row>
        <table:table-row table:style-name="ro3" table:number-rows-repeated="1048481">
          <table:table-cell table:number-columns-repeated="25"/>
        </table:table-row>
        <table:table-row table:style-name="ro3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 style:data-style-name="N2" text:time-value="13:09:10.553396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8T04:20:39.121416500</meta:creation-date>
    <dc:date>2026-03-28T12:30:32.496267600</dc:date>
    <meta:editing-duration>P12DT34M20S</meta:editing-duration>
    <meta:editing-cycles>479</meta:editing-cycles>
    <meta:generator>LibreOffice/25.8.5.2$Windows_X86_64 LibreOffice_project/9c8b85f387cc00a89945a79c9e6239f32e450ac2</meta:generator>
    <meta:document-statistic meta:table-count="20" meta:cell-count="8388" meta:object-count="0"/>
  </office:meta>
</office:document-meta>
</file>